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13">
      <style:table-cell-properties fo:background-color="transparent"/>
    </style:style>
    <style:style style:name="ce6" style:family="table-cell" style:parent-style-name="Default" style:data-style-name="N113">
      <style:table-cell-properties fo:background-color="#ffff99"/>
    </style:style>
    <style:style style:name="ce7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ff66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66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nnormalized Data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NTRY 1</text:p>
          </table:table-cell>
          <table:table-cell/>
          <table:table-cell office:value-type="string" calcext:value-type="string">
            <text:p>ENTRY 2</text:p>
          </table:table-cell>
          <table:table-cell/>
          <table:table-cell table:style-name="ce2" office:value-type="string" calcext:value-type="string">
            <text:p>ENTRY 3</text:p>
          </table:table-cell>
          <table:table-cell/>
          <table:table-cell table:style-name="ce2" office:value-type="string" calcext:value-type="string">
            <text:p>ENTRY 4</text:p>
          </table:table-cell>
          <table:table-cell/>
          <table:table-cell office:value-type="string" calcext:value-type="string">
            <text:p>ENTRY 5</text:p>
          </table:table-cell>
          <table:table-cell/>
          <table:table-cell office:value-type="string" calcext:value-type="string">
            <text:p>ENTRY 6</text:p>
          </table:table-cell>
          <table:table-cell/>
          <table:table-cell office:value-type="string" calcext:value-type="string">
            <text:p>ENTRY 7</text:p>
          </table:table-cell>
          <table:table-cell/>
          <table:table-cell office:value-type="string" calcext:value-type="string">
            <text:p>ENTRY 8</text:p>
          </table:table-cell>
          <table:table-cell/>
          <table:table-cell office:value-type="string" calcext:value-type="string">
            <text:p>ENTRY 9</text:p>
          </table:table-cell>
          <table:table-cell/>
          <table:table-cell office:value-type="string" calcext:value-type="string">
            <text:p>ENTRY 10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951024" calcext:value-type="float">
            <text:p>0.951024</text:p>
          </table:table-cell>
          <table:table-cell table:style-name="ce1" table:formula="of:=AVERAGE([.B3:.B12])" office:value-type="float" office:value="0.9338104" calcext:value-type="float">
            <text:p>0.9338104</text:p>
          </table:table-cell>
          <table:table-cell table:style-name="ce1" office:value-type="float" office:value="0.777545" calcext:value-type="float">
            <text:p>0.777545</text:p>
          </table:table-cell>
          <table:table-cell table:style-name="ce1" table:formula="of:=AVERAGE([.D3:.D12])" office:value-type="float" office:value="0.9147289" calcext:value-type="float">
            <text:p>0.9147289</text:p>
          </table:table-cell>
          <table:table-cell table:style-name="ce1" office:value-type="float" office:value="0.963043" calcext:value-type="float">
            <text:p>0.963043</text:p>
          </table:table-cell>
          <table:table-cell table:style-name="ce1" table:formula="of:=AVERAGE([.F3:.F12])" office:value-type="float" office:value="0.9218105" calcext:value-type="float">
            <text:p>0.9218105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table:formula="of:=AVERAGE([.H3:.H12])" office:value-type="float" office:value="0.8739499" calcext:value-type="float">
            <text:p>0.8739499</text:p>
          </table:table-cell>
          <table:table-cell table:style-name="ce1" office:value-type="float" office:value="0.934101" calcext:value-type="float">
            <text:p>0.934101</text:p>
          </table:table-cell>
          <table:table-cell table:style-name="ce1" table:formula="of:=AVERAGE([.J3:.J12])" office:value-type="float" office:value="0.921616666666666" calcext:value-type="float">
            <text:p>0.9216166667</text:p>
          </table:table-cell>
          <table:table-cell table:style-name="ce1" office:value-type="float" office:value="0.952675" calcext:value-type="float">
            <text:p>0.952675</text:p>
          </table:table-cell>
          <table:table-cell table:style-name="ce1" table:formula="of:=AVERAGE([.L3:.L12])" office:value-type="float" office:value="0.9475331" calcext:value-type="float">
            <text:p>0.9475331</text:p>
          </table:table-cell>
          <table:table-cell table:style-name="ce1" office:value-type="float" office:value="0.979785" calcext:value-type="float">
            <text:p>0.979785</text:p>
          </table:table-cell>
          <table:table-cell table:style-name="ce1" table:formula="of:=AVERAGE([.N3:.N12])" office:value-type="float" office:value="0.967196" calcext:value-type="float">
            <text:p>0.967196</text:p>
          </table:table-cell>
          <table:table-cell table:style-name="ce1" office:value-type="float" office:value="0.963816" calcext:value-type="float">
            <text:p>0.963816</text:p>
          </table:table-cell>
          <table:table-cell table:style-name="ce1" table:formula="of:=AVERAGE([.P3:.P12])" office:value-type="float" office:value="0.9685569" calcext:value-type="float">
            <text:p>0.9685569</text:p>
          </table:table-cell>
          <table:table-cell table:style-name="ce1" office:value-type="float" office:value="0.954148" calcext:value-type="float">
            <text:p>0.954148</text:p>
          </table:table-cell>
          <table:table-cell table:style-name="ce1" table:formula="of:=AVERAGE([.R3:.R12])" office:value-type="float" office:value="0.9550576" calcext:value-type="float">
            <text:p>0.9550576</text:p>
          </table:table-cell>
          <table:table-cell table:style-name="ce1" office:value-type="float" office:value="0.93749" calcext:value-type="float">
            <text:p>0.93749</text:p>
          </table:table-cell>
          <table:table-cell table:style-name="ce1" table:formula="of:=AVERAGE([.T3:.T12])" office:value-type="float" office:value="0.9240691" calcext:value-type="float">
            <text:p>0.9240691</text:p>
          </table:table-cell>
          <table:table-cell table:style-name="ce1" table:number-columns-repeated="982"/>
          <table:table-cell table:number-columns-repeated="21"/>
        </table:table-row>
        <table:table-row table:style-name="ro1">
          <table:table-cell/>
          <table:table-cell office:value-type="float" office:value="0.898033" calcext:value-type="float">
            <text:p>0.898033</text:p>
          </table:table-cell>
          <table:table-cell/>
          <table:table-cell office:value-type="float" office:value="0.943444" calcext:value-type="float">
            <text:p>0.943444</text:p>
          </table:table-cell>
          <table:table-cell/>
          <table:table-cell office:value-type="float" office:value="0.866957" calcext:value-type="float">
            <text:p>0.866957</text:p>
          </table:table-cell>
          <table:table-cell/>
          <table:table-cell office:value-type="float" office:value="0.866957" calcext:value-type="float">
            <text:p>0.866957</text:p>
          </table:table-cell>
          <table:table-cell/>
          <table:table-cell office:value-type="float" office:value="0.858065" calcext:value-type="float">
            <text:p>0.858065</text:p>
          </table:table-cell>
          <table:table-cell/>
          <table:table-cell office:value-type="float" office:value="0.952675" calcext:value-type="float">
            <text:p>0.952675</text:p>
          </table:table-cell>
          <table:table-cell/>
          <table:table-cell office:value-type="float" office:value="0.975492" calcext:value-type="float">
            <text:p>0.975492</text:p>
          </table:table-cell>
          <table:table-cell/>
          <table:table-cell office:value-type="float" office:value="0.969037" calcext:value-type="float">
            <text:p>0.969037</text:p>
          </table:table-cell>
          <table:table-cell/>
          <table:table-cell office:value-type="float" office:value="0.941327" calcext:value-type="float">
            <text:p>0.941327</text:p>
          </table:table-cell>
          <table:table-cell/>
          <table:table-cell office:value-type="float" office:value="0.93749" calcext:value-type="float">
            <text:p>0.9374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1024" calcext:value-type="float">
            <text:p>0.951024</text:p>
          </table:table-cell>
          <table:table-cell/>
          <table:table-cell office:value-type="float" office:value="0.891915" calcext:value-type="float">
            <text:p>0.891915</text:p>
          </table:table-cell>
          <table:table-cell/>
          <table:table-cell office:value-type="float" office:value="0.929565" calcext:value-type="float">
            <text:p>0.929565</text:p>
          </table:table-cell>
          <table:table-cell/>
          <table:table-cell office:value-type="float" office:value="0.866957" calcext:value-type="float">
            <text:p>0.866957</text:p>
          </table:table-cell>
          <table:table-cell/>
          <table:table-cell office:value-type="float" office:value="0.934562" calcext:value-type="float">
            <text:p>0.934562</text:p>
          </table:table-cell>
          <table:table-cell/>
          <table:table-cell office:value-type="float" office:value="0.942901" calcext:value-type="float">
            <text:p>0.942901</text:p>
          </table:table-cell>
          <table:table-cell/>
          <table:table-cell office:value-type="float" office:value="0.930054" calcext:value-type="float">
            <text:p>0.930054</text:p>
          </table:table-cell>
          <table:table-cell/>
          <table:table-cell office:value-type="float" office:value="0.969577" calcext:value-type="float">
            <text:p>0.969577</text:p>
          </table:table-cell>
          <table:table-cell/>
          <table:table-cell office:value-type="float" office:value="0.945551" calcext:value-type="float">
            <text:p>0.945551</text:p>
          </table:table-cell>
          <table:table-cell/>
          <table:table-cell office:value-type="float" office:value="0.93749" calcext:value-type="float">
            <text:p>0.9374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1024" calcext:value-type="float">
            <text:p>0.951024</text:p>
          </table:table-cell>
          <table:table-cell/>
          <table:table-cell office:value-type="float" office:value="0.9447" calcext:value-type="float">
            <text:p>0.9447</text:p>
          </table:table-cell>
          <table:table-cell/>
          <table:table-cell office:value-type="float" office:value="0.918696" calcext:value-type="float">
            <text:p>0.918696</text:p>
          </table:table-cell>
          <table:table-cell/>
          <table:table-cell office:value-type="float" office:value="0.866957" calcext:value-type="float">
            <text:p>0.866957</text:p>
          </table:table-cell>
          <table:table-cell/>
          <table:table-cell office:value-type="float" office:value="0.92212" calcext:value-type="float">
            <text:p>0.92212</text:p>
          </table:table-cell>
          <table:table-cell/>
          <table:table-cell office:value-type="float" office:value="0.949074" calcext:value-type="float">
            <text:p>0.949074</text:p>
          </table:table-cell>
          <table:table-cell/>
          <table:table-cell office:value-type="float" office:value="0.969767" calcext:value-type="float">
            <text:p>0.969767</text:p>
          </table:table-cell>
          <table:table-cell/>
          <table:table-cell office:value-type="float" office:value="0.975157" calcext:value-type="float">
            <text:p>0.975157</text:p>
          </table:table-cell>
          <table:table-cell/>
          <table:table-cell office:value-type="float" office:value="0.949623" calcext:value-type="float">
            <text:p>0.949623</text:p>
          </table:table-cell>
          <table:table-cell/>
          <table:table-cell office:value-type="float" office:value="0.93749" calcext:value-type="float">
            <text:p>0.9374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0622" calcext:value-type="float">
            <text:p>0.950622</text:p>
          </table:table-cell>
          <table:table-cell/>
          <table:table-cell office:value-type="float" office:value="0.9447" calcext:value-type="float">
            <text:p>0.9447</text:p>
          </table:table-cell>
          <table:table-cell/>
          <table:table-cell office:value-type="float" office:value="0.923913" calcext:value-type="float">
            <text:p>0.923913</text:p>
          </table:table-cell>
          <table:table-cell/>
          <table:table-cell office:value-type="float" office:value="0.866957" calcext:value-type="float">
            <text:p>0.866957</text:p>
          </table:table-cell>
          <table:table-cell/>
          <table:table-cell office:value-type="float" office:value="0.931797" calcext:value-type="float">
            <text:p>0.931797</text:p>
          </table:table-cell>
          <table:table-cell/>
          <table:table-cell office:value-type="float" office:value="0.946502" calcext:value-type="float">
            <text:p>0.946502</text:p>
          </table:table-cell>
          <table:table-cell/>
          <table:table-cell office:value-type="float" office:value="0.967084" calcext:value-type="float">
            <text:p>0.967084</text:p>
          </table:table-cell>
          <table:table-cell/>
          <table:table-cell office:value-type="float" office:value="0.960576" calcext:value-type="float">
            <text:p>0.960576</text:p>
          </table:table-cell>
          <table:table-cell/>
          <table:table-cell office:value-type="float" office:value="0.954449" calcext:value-type="float">
            <text:p>0.954449</text:p>
          </table:table-cell>
          <table:table-cell/>
          <table:table-cell office:value-type="float" office:value="0.93749" calcext:value-type="float">
            <text:p>0.9374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1024" calcext:value-type="float">
            <text:p>0.951024</text:p>
          </table:table-cell>
          <table:table-cell/>
          <table:table-cell office:value-type="float" office:value="0.9447" calcext:value-type="float">
            <text:p>0.9447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0.866957" calcext:value-type="float">
            <text:p>0.866957</text:p>
          </table:table-cell>
          <table:table-cell/>
          <table:table-cell office:value-type="float" office:value="0.931797" calcext:value-type="float">
            <text:p>0.931797</text:p>
          </table:table-cell>
          <table:table-cell/>
          <table:table-cell office:value-type="float" office:value="0.942901" calcext:value-type="float">
            <text:p>0.942901</text:p>
          </table:table-cell>
          <table:table-cell/>
          <table:table-cell office:value-type="float" office:value="0.961181" calcext:value-type="float">
            <text:p>0.961181</text:p>
          </table:table-cell>
          <table:table-cell/>
          <table:table-cell office:value-type="float" office:value="0.966157" calcext:value-type="float">
            <text:p>0.966157</text:p>
          </table:table-cell>
          <table:table-cell/>
          <table:table-cell office:value-type="float" office:value="0.960483" calcext:value-type="float">
            <text:p>0.960483</text:p>
          </table:table-cell>
          <table:table-cell/>
          <table:table-cell office:value-type="float" office:value="0.93749" calcext:value-type="float">
            <text:p>0.9374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0112" calcext:value-type="float">
            <text:p>0.920112</text:p>
          </table:table-cell>
          <table:table-cell/>
          <table:table-cell office:value-type="float" office:value="0.938835" calcext:value-type="float">
            <text:p>0.938835</text:p>
          </table:table-cell>
          <table:table-cell/>
          <table:table-cell office:value-type="float" office:value="0.96087" calcext:value-type="float">
            <text:p>0.96087</text:p>
          </table:table-cell>
          <table:table-cell/>
          <table:table-cell office:value-type="float" office:value="0.927826" calcext:value-type="float">
            <text:p>0.927826</text:p>
          </table:table-cell>
          <table:table-cell/>
          <table:table-cell office:value-type="float" office:value="0.923041" calcext:value-type="float">
            <text:p>0.923041</text:p>
          </table:table-cell>
          <table:table-cell/>
          <table:table-cell office:value-type="float" office:value="0.94393" calcext:value-type="float">
            <text:p>0.94393</text:p>
          </table:table-cell>
          <table:table-cell/>
          <table:table-cell office:value-type="float" office:value="0.969231" calcext:value-type="float">
            <text:p>0.969231</text:p>
          </table:table-cell>
          <table:table-cell/>
          <table:table-cell office:value-type="float" office:value="0.965617" calcext:value-type="float">
            <text:p>0.965617</text:p>
          </table:table-cell>
          <table:table-cell/>
          <table:table-cell office:value-type="float" office:value="0.960483" calcext:value-type="float">
            <text:p>0.960483</text:p>
          </table:table-cell>
          <table:table-cell/>
          <table:table-cell office:value-type="float" office:value="0.949777" calcext:value-type="float">
            <text:p>0.9497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6206" calcext:value-type="float">
            <text:p>0.946206</text:p>
          </table:table-cell>
          <table:table-cell/>
          <table:table-cell office:value-type="float" office:value="0.94093" calcext:value-type="float">
            <text:p>0.94093</text:p>
          </table:table-cell>
          <table:table-cell/>
          <table:table-cell office:value-type="float" office:value="0.866957" calcext:value-type="float">
            <text:p>0.866957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0.934101" calcext:value-type="float">
            <text:p>0.934101</text:p>
          </table:table-cell>
          <table:table-cell/>
          <table:table-cell office:value-type="float" office:value="0.95216" calcext:value-type="float">
            <text:p>0.95216</text:p>
          </table:table-cell>
          <table:table-cell/>
          <table:table-cell office:value-type="float" office:value="0.976029" calcext:value-type="float">
            <text:p>0.976029</text:p>
          </table:table-cell>
          <table:table-cell/>
          <table:table-cell office:value-type="float" office:value="0.970837" calcext:value-type="float">
            <text:p>0.970837</text:p>
          </table:table-cell>
          <table:table-cell/>
          <table:table-cell office:value-type="float" office:value="0.981297" calcext:value-type="float">
            <text:p>0.981297</text:p>
          </table:table-cell>
          <table:table-cell/>
          <table:table-cell office:value-type="float" office:value="0.919521" calcext:value-type="float">
            <text:p>0.9195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8579" calcext:value-type="float">
            <text:p>0.938579</text:p>
          </table:table-cell>
          <table:table-cell/>
          <table:table-cell office:value-type="float" office:value="0.937997" calcext:value-type="float">
            <text:p>0.937997</text:p>
          </table:table-cell>
          <table:table-cell/>
          <table:table-cell office:value-type="float" office:value="0.962609" calcext:value-type="float">
            <text:p>0.962609</text:p>
          </table:table-cell>
          <table:table-cell/>
          <table:table-cell office:value-type="float" office:value="0.866957" calcext:value-type="float">
            <text:p>0.866957</text:p>
          </table:table-cell>
          <table:table-cell/>
          <table:table-cell office:value-type="float" office:value="0.924966" calcext:value-type="float">
            <text:p>0.924966</text:p>
          </table:table-cell>
          <table:table-cell/>
          <table:table-cell office:value-type="float" office:value="0.952675" calcext:value-type="float">
            <text:p>0.952675</text:p>
          </table:table-cell>
          <table:table-cell/>
          <table:table-cell office:value-type="float" office:value="0.972451" calcext:value-type="float">
            <text:p>0.972451</text:p>
          </table:table-cell>
          <table:table-cell/>
          <table:table-cell office:value-type="float" office:value="0.975878" calcext:value-type="float">
            <text:p>0.975878</text:p>
          </table:table-cell>
          <table:table-cell/>
          <table:table-cell office:value-type="float" office:value="0.952489" calcext:value-type="float">
            <text:p>0.952489</text:p>
          </table:table-cell>
          <table:table-cell/>
          <table:table-cell office:value-type="float" office:value="0.912763" calcext:value-type="float">
            <text:p>0.9127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80456" calcext:value-type="float">
            <text:p>0.880456</text:p>
          </table:table-cell>
          <table:table-cell/>
          <table:table-cell office:value-type="float" office:value="0.882523" calcext:value-type="float">
            <text:p>0.882523</text:p>
          </table:table-cell>
          <table:table-cell/>
          <table:table-cell office:value-type="float" office:value="0.925495" calcext:value-type="float">
            <text:p>0.925495</text:p>
          </table:table-cell>
          <table:table-cell/>
          <table:table-cell office:value-type="float" office:value="0.779931" calcext:value-type="float">
            <text:p>0.779931</text:p>
          </table:table-cell>
          <table:table-cell table:number-columns-repeated="3"/>
          <table:table-cell office:value-type="float" office:value="0.939838" calcext:value-type="float">
            <text:p>0.939838</text:p>
          </table:table-cell>
          <table:table-cell/>
          <table:table-cell office:value-type="float" office:value="0.970886" calcext:value-type="float">
            <text:p>0.970886</text:p>
          </table:table-cell>
          <table:table-cell/>
          <table:table-cell office:value-type="float" office:value="0.968917" calcext:value-type="float">
            <text:p>0.968917</text:p>
          </table:table-cell>
          <table:table-cell/>
          <table:table-cell office:value-type="float" office:value="0.950726" calcext:value-type="float">
            <text:p>0.950726</text:p>
          </table:table-cell>
          <table:table-cell/>
          <table:table-cell office:value-type="float" office:value="0.83369" calcext:value-type="float">
            <text:p>0.83369</text:p>
          </table:table-cell>
          <table:table-cell table:number-columns-repeated="100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.957045" calcext:value-type="float">
            <text:p>0.957045</text:p>
          </table:table-cell>
          <table:table-cell table:style-name="ce1" table:formula="of:=AVERAGE([.B13:.B22])" office:value-type="float" office:value="0.8779791" calcext:value-type="float">
            <text:p>0.8779791</text:p>
          </table:table-cell>
          <table:table-cell table:style-name="ce1" office:value-type="float" office:value="0.935484" calcext:value-type="float">
            <text:p>0.935484</text:p>
          </table:table-cell>
          <table:table-cell table:style-name="ce1" table:formula="of:=AVERAGE([.D13:.D22])" office:value-type="float" office:value="0.9242135" calcext:value-type="float">
            <text:p>0.9242135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table:formula="of:=AVERAGE([.F13:.F22])" office:value-type="float" office:value="0.9091253" calcext:value-type="float">
            <text:p>0.9091253</text:p>
          </table:table-cell>
          <table:table-cell table:style-name="ce1" office:value-type="float" office:value="0.953478" calcext:value-type="float">
            <text:p>0.953478</text:p>
          </table:table-cell>
          <table:table-cell table:style-name="ce1" table:formula="of:=AVERAGE([.H13:.H22])" office:value-type="float" office:value="0.9224741" calcext:value-type="float">
            <text:p>0.9224741</text:p>
          </table:table-cell>
          <table:table-cell table:style-name="ce1" office:value-type="float" office:value="0.945161" calcext:value-type="float">
            <text:p>0.945161</text:p>
          </table:table-cell>
          <table:table-cell table:style-name="ce1" table:formula="of:=AVERAGE([.J13:.J22])" office:value-type="float" office:value="0.9462577" calcext:value-type="float">
            <text:p>0.9462577</text:p>
          </table:table-cell>
          <table:table-cell table:style-name="ce1" office:value-type="float" office:value="0.975309" calcext:value-type="float">
            <text:p>0.975309</text:p>
          </table:table-cell>
          <table:table-cell table:style-name="ce1" table:formula="of:=AVERAGE([.L13:.L22])" office:value-type="float" office:value="0.9553353" calcext:value-type="float">
            <text:p>0.9553353</text:p>
          </table:table-cell>
          <table:table-cell table:style-name="ce1" office:value-type="float" office:value="0.979606" calcext:value-type="float">
            <text:p>0.979606</text:p>
          </table:table-cell>
          <table:table-cell table:style-name="ce1" table:formula="of:=AVERAGE([.N13:.N22])" office:value-type="float" office:value="0.9704339" calcext:value-type="float">
            <text:p>0.9704339</text:p>
          </table:table-cell>
          <table:table-cell table:style-name="ce1" office:value-type="float" office:value="0.963816" calcext:value-type="float">
            <text:p>0.963816</text:p>
          </table:table-cell>
          <table:table-cell table:style-name="ce1" table:formula="of:=AVERAGE([.P13:.P22])" office:value-type="float" office:value="0.9673328" calcext:value-type="float">
            <text:p>0.9673328</text:p>
          </table:table-cell>
          <table:table-cell table:style-name="ce1" office:value-type="float" office:value="0.97632" calcext:value-type="float">
            <text:p>0.97632</text:p>
          </table:table-cell>
          <table:table-cell table:style-name="ce1" table:formula="of:=AVERAGE([.R13:.R22])" office:value-type="float" office:value="0.9558192" calcext:value-type="float">
            <text:p>0.9558192</text:p>
          </table:table-cell>
          <table:table-cell table:style-name="ce1" office:value-type="float" office:value="0.964522" calcext:value-type="float">
            <text:p>0.964522</text:p>
          </table:table-cell>
          <table:table-cell table:style-name="ce1" table:formula="of:=AVERAGE([.T13:.T22])" office:value-type="float" office:value="0.9413791" calcext:value-type="float">
            <text:p>0.9413791</text:p>
          </table:table-cell>
          <table:table-cell table:style-name="ce1" table:number-columns-repeated="982"/>
          <table:table-cell table:number-columns-repeated="21"/>
        </table:table-row>
        <table:table-row table:style-name="ro1">
          <table:table-cell/>
          <table:table-cell office:value-type="float" office:value="0.903653" calcext:value-type="float">
            <text:p>0.903653</text:p>
          </table:table-cell>
          <table:table-cell/>
          <table:table-cell office:value-type="float" office:value="0.9447" calcext:value-type="float">
            <text:p>0.9447</text:p>
          </table:table-cell>
          <table:table-cell/>
          <table:table-cell office:value-type="float" office:value="0.961739" calcext:value-type="float">
            <text:p>0.961739</text:p>
          </table:table-cell>
          <table:table-cell/>
          <table:table-cell office:value-type="float" office:value="0.936522" calcext:value-type="float">
            <text:p>0.936522</text:p>
          </table:table-cell>
          <table:table-cell/>
          <table:table-cell office:value-type="float" office:value="0.953917" calcext:value-type="float">
            <text:p>0.953917</text:p>
          </table:table-cell>
          <table:table-cell/>
          <table:table-cell office:value-type="float" office:value="0.971708" calcext:value-type="float">
            <text:p>0.971708</text:p>
          </table:table-cell>
          <table:table-cell/>
          <table:table-cell office:value-type="float" office:value="0.975492" calcext:value-type="float">
            <text:p>0.975492</text:p>
          </table:table-cell>
          <table:table-cell/>
          <table:table-cell office:value-type="float" office:value="0.969037" calcext:value-type="float">
            <text:p>0.969037</text:p>
          </table:table-cell>
          <table:table-cell/>
          <table:table-cell office:value-type="float" office:value="0.959879" calcext:value-type="float">
            <text:p>0.959879</text:p>
          </table:table-cell>
          <table:table-cell/>
          <table:table-cell office:value-type="float" office:value="0.961143" calcext:value-type="float">
            <text:p>0.9611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03252" calcext:value-type="float">
            <text:p>0.903252</text:p>
          </table:table-cell>
          <table:table-cell/>
          <table:table-cell office:value-type="float" office:value="0.9447" calcext:value-type="float">
            <text:p>0.9447</text:p>
          </table:table-cell>
          <table:table-cell/>
          <table:table-cell office:value-type="float" office:value="0.96" calcext:value-type="float">
            <text:p>0.96</text:p>
          </table:table-cell>
          <table:table-cell/>
          <table:table-cell office:value-type="float" office:value="0.963043" calcext:value-type="float">
            <text:p>0.963043</text:p>
          </table:table-cell>
          <table:table-cell/>
          <table:table-cell office:value-type="float" office:value="0.959447" calcext:value-type="float">
            <text:p>0.959447</text:p>
          </table:table-cell>
          <table:table-cell/>
          <table:table-cell office:value-type="float" office:value="0.95679" calcext:value-type="float">
            <text:p>0.95679</text:p>
          </table:table-cell>
          <table:table-cell/>
          <table:table-cell office:value-type="float" office:value="0.969589" calcext:value-type="float">
            <text:p>0.969589</text:p>
          </table:table-cell>
          <table:table-cell/>
          <table:table-cell office:value-type="float" office:value="0.965077" calcext:value-type="float">
            <text:p>0.965077</text:p>
          </table:table-cell>
          <table:table-cell/>
          <table:table-cell office:value-type="float" office:value="0.944344" calcext:value-type="float">
            <text:p>0.944344</text:p>
          </table:table-cell>
          <table:table-cell/>
          <table:table-cell office:value-type="float" office:value="0.935801" calcext:value-type="float">
            <text:p>0.93580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5038" calcext:value-type="float">
            <text:p>0.955038</text:p>
          </table:table-cell>
          <table:table-cell/>
          <table:table-cell office:value-type="float" office:value="0.943444" calcext:value-type="float">
            <text:p>0.943444</text:p>
          </table:table-cell>
          <table:table-cell/>
          <table:table-cell office:value-type="float" office:value="0.915652" calcext:value-type="float">
            <text:p>0.915652</text:p>
          </table:table-cell>
          <table:table-cell/>
          <table:table-cell office:value-type="float" office:value="0.96087" calcext:value-type="float">
            <text:p>0.96087</text:p>
          </table:table-cell>
          <table:table-cell/>
          <table:table-cell office:value-type="float" office:value="0.951152" calcext:value-type="float">
            <text:p>0.951152</text:p>
          </table:table-cell>
          <table:table-cell/>
          <table:table-cell office:value-type="float" office:value="0.958848" calcext:value-type="float">
            <text:p>0.958848</text:p>
          </table:table-cell>
          <table:table-cell/>
          <table:table-cell office:value-type="float" office:value="0.96941" calcext:value-type="float">
            <text:p>0.96941</text:p>
          </table:table-cell>
          <table:table-cell/>
          <table:table-cell office:value-type="float" office:value="0.973717" calcext:value-type="float">
            <text:p>0.973717</text:p>
          </table:table-cell>
          <table:table-cell/>
          <table:table-cell office:value-type="float" office:value="0.971946" calcext:value-type="float">
            <text:p>0.971946</text:p>
          </table:table-cell>
          <table:table-cell/>
          <table:table-cell office:value-type="float" office:value="0.933804" calcext:value-type="float">
            <text:p>0.9338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31433" calcext:value-type="float">
            <text:p>0.731433</text:p>
          </table:table-cell>
          <table:table-cell/>
          <table:table-cell office:value-type="float" office:value="0.904483" calcext:value-type="float">
            <text:p>0.904483</text:p>
          </table:table-cell>
          <table:table-cell/>
          <table:table-cell office:value-type="float" office:value="0.881304" calcext:value-type="float">
            <text:p>0.881304</text:p>
          </table:table-cell>
          <table:table-cell/>
          <table:table-cell office:value-type="float" office:value="0.903913" calcext:value-type="float">
            <text:p>0.903913</text:p>
          </table:table-cell>
          <table:table-cell/>
          <table:table-cell office:value-type="float" office:value="0.943318" calcext:value-type="float">
            <text:p>0.943318</text:p>
          </table:table-cell>
          <table:table-cell/>
          <table:table-cell office:value-type="float" office:value="0.951132" calcext:value-type="float">
            <text:p>0.951132</text:p>
          </table:table-cell>
          <table:table-cell/>
          <table:table-cell office:value-type="float" office:value="0.967084" calcext:value-type="float">
            <text:p>0.967084</text:p>
          </table:table-cell>
          <table:table-cell/>
          <table:table-cell office:value-type="float" office:value="0.960576" calcext:value-type="float">
            <text:p>0.960576</text:p>
          </table:table-cell>
          <table:table-cell/>
          <table:table-cell office:value-type="float" office:value="0.910256" calcext:value-type="float">
            <text:p>0.910256</text:p>
          </table:table-cell>
          <table:table-cell/>
          <table:table-cell office:value-type="float" office:value="0.941484" calcext:value-type="float">
            <text:p>0.94148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31433" calcext:value-type="float">
            <text:p>0.731433</text:p>
          </table:table-cell>
          <table:table-cell/>
          <table:table-cell office:value-type="float" office:value="0.889401" calcext:value-type="float">
            <text:p>0.889401</text:p>
          </table:table-cell>
          <table:table-cell/>
          <table:table-cell office:value-type="float" office:value="0.826087" calcext:value-type="float">
            <text:p>0.826087</text:p>
          </table:table-cell>
          <table:table-cell/>
          <table:table-cell office:value-type="float" office:value="0.881304" calcext:value-type="float">
            <text:p>0.881304</text:p>
          </table:table-cell>
          <table:table-cell/>
          <table:table-cell office:value-type="float" office:value="0.949309" calcext:value-type="float">
            <text:p>0.949309</text:p>
          </table:table-cell>
          <table:table-cell/>
          <table:table-cell office:value-type="float" office:value="0.923868" calcext:value-type="float">
            <text:p>0.923868</text:p>
          </table:table-cell>
          <table:table-cell/>
          <table:table-cell office:value-type="float" office:value="0.960823" calcext:value-type="float">
            <text:p>0.960823</text:p>
          </table:table-cell>
          <table:table-cell/>
          <table:table-cell office:value-type="float" office:value="0.965437" calcext:value-type="float">
            <text:p>0.965437</text:p>
          </table:table-cell>
          <table:table-cell/>
          <table:table-cell office:value-type="float" office:value="0.959879" calcext:value-type="float">
            <text:p>0.959879</text:p>
          </table:table-cell>
          <table:table-cell/>
          <table:table-cell office:value-type="float" office:value="0.943634" calcext:value-type="float">
            <text:p>0.9436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8599" calcext:value-type="float">
            <text:p>0.88599</text:p>
          </table:table-cell>
          <table:table-cell/>
          <table:table-cell office:value-type="float" office:value="0.935065" calcext:value-type="float">
            <text:p>0.935065</text:p>
          </table:table-cell>
          <table:table-cell/>
          <table:table-cell office:value-type="float" office:value="0.901304" calcext:value-type="float">
            <text:p>0.901304</text:p>
          </table:table-cell>
          <table:table-cell/>
          <table:table-cell office:value-type="float" office:value="0.860435" calcext:value-type="float">
            <text:p>0.860435</text:p>
          </table:table-cell>
          <table:table-cell/>
          <table:table-cell office:value-type="float" office:value="0.948848" calcext:value-type="float">
            <text:p>0.948848</text:p>
          </table:table-cell>
          <table:table-cell/>
          <table:table-cell office:value-type="float" office:value="0.976337" calcext:value-type="float">
            <text:p>0.976337</text:p>
          </table:table-cell>
          <table:table-cell/>
          <table:table-cell office:value-type="float" office:value="0.963327" calcext:value-type="float">
            <text:p>0.963327</text:p>
          </table:table-cell>
          <table:table-cell/>
          <table:table-cell office:value-type="float" office:value="0.962736" calcext:value-type="float">
            <text:p>0.962736</text:p>
          </table:table-cell>
          <table:table-cell/>
          <table:table-cell office:value-type="float" office:value="0.966817" calcext:value-type="float">
            <text:p>0.966817</text:p>
          </table:table-cell>
          <table:table-cell/>
          <table:table-cell office:value-type="float" office:value="0.934111" calcext:value-type="float">
            <text:p>0.9341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9418" calcext:value-type="float">
            <text:p>0.949418</text:p>
          </table:table-cell>
          <table:table-cell/>
          <table:table-cell office:value-type="float" office:value="0.91747" calcext:value-type="float">
            <text:p>0.91747</text:p>
          </table:table-cell>
          <table:table-cell/>
          <table:table-cell office:value-type="float" office:value="0.907826" calcext:value-type="float">
            <text:p>0.907826</text:p>
          </table:table-cell>
          <table:table-cell/>
          <table:table-cell office:value-type="float" office:value="0.948696" calcext:value-type="float">
            <text:p>0.948696</text:p>
          </table:table-cell>
          <table:table-cell/>
          <table:table-cell office:value-type="float" office:value="0.923041" calcext:value-type="float">
            <text:p>0.923041</text:p>
          </table:table-cell>
          <table:table-cell/>
          <table:table-cell office:value-type="float" office:value="0.950617" calcext:value-type="float">
            <text:p>0.950617</text:p>
          </table:table-cell>
          <table:table-cell/>
          <table:table-cell office:value-type="float" office:value="0.976029" calcext:value-type="float">
            <text:p>0.976029</text:p>
          </table:table-cell>
          <table:table-cell/>
          <table:table-cell office:value-type="float" office:value="0.968137" calcext:value-type="float">
            <text:p>0.968137</text:p>
          </table:table-cell>
          <table:table-cell/>
          <table:table-cell office:value-type="float" office:value="0.956259" calcext:value-type="float">
            <text:p>0.956259</text:p>
          </table:table-cell>
          <table:table-cell/>
          <table:table-cell office:value-type="float" office:value="0.939641" calcext:value-type="float">
            <text:p>0.93964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86792" calcext:value-type="float">
            <text:p>0.886792</text:p>
          </table:table-cell>
          <table:table-cell/>
          <table:table-cell office:value-type="float" office:value="0.903645" calcext:value-type="float">
            <text:p>0.903645</text:p>
          </table:table-cell>
          <table:table-cell/>
          <table:table-cell office:value-type="float" office:value="0.903043" calcext:value-type="float">
            <text:p>0.903043</text:p>
          </table:table-cell>
          <table:table-cell/>
          <table:table-cell office:value-type="float" office:value="0.903043" calcext:value-type="float">
            <text:p>0.903043</text:p>
          </table:table-cell>
          <table:table-cell/>
          <table:table-cell office:value-type="float" office:value="0.95023" calcext:value-type="float">
            <text:p>0.95023</text:p>
          </table:table-cell>
          <table:table-cell/>
          <table:table-cell office:value-type="float" office:value="0.9393" calcext:value-type="float">
            <text:p>0.9393</text:p>
          </table:table-cell>
          <table:table-cell/>
          <table:table-cell office:value-type="float" office:value="0.972093" calcext:value-type="float">
            <text:p>0.972093</text:p>
          </table:table-cell>
          <table:table-cell/>
          <table:table-cell office:value-type="float" office:value="0.975878" calcext:value-type="float">
            <text:p>0.975878</text:p>
          </table:table-cell>
          <table:table-cell/>
          <table:table-cell office:value-type="float" office:value="0.972549" calcext:value-type="float">
            <text:p>0.972549</text:p>
          </table:table-cell>
          <table:table-cell/>
          <table:table-cell office:value-type="float" office:value="0.907387" calcext:value-type="float">
            <text:p>0.9073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75737" calcext:value-type="float">
            <text:p>0.875737</text:p>
          </table:table-cell>
          <table:table-cell/>
          <table:table-cell office:value-type="float" office:value="0.923743" calcext:value-type="float">
            <text:p>0.923743</text:p>
          </table:table-cell>
          <table:table-cell/>
          <table:table-cell office:value-type="float" office:value="0.914298" calcext:value-type="float">
            <text:p>0.914298</text:p>
          </table:table-cell>
          <table:table-cell/>
          <table:table-cell office:value-type="float" office:value="0.913437" calcext:value-type="float">
            <text:p>0.913437</text:p>
          </table:table-cell>
          <table:table-cell/>
          <table:table-cell office:value-type="float" office:value="0.938154" calcext:value-type="float">
            <text:p>0.938154</text:p>
          </table:table-cell>
          <table:table-cell/>
          <table:table-cell office:value-type="float" office:value="0.949444" calcext:value-type="float">
            <text:p>0.949444</text:p>
          </table:table-cell>
          <table:table-cell/>
          <table:table-cell office:value-type="float" office:value="0.970886" calcext:value-type="float">
            <text:p>0.970886</text:p>
          </table:table-cell>
          <table:table-cell/>
          <table:table-cell office:value-type="float" office:value="0.968917" calcext:value-type="float">
            <text:p>0.968917</text:p>
          </table:table-cell>
          <table:table-cell/>
          <table:table-cell office:value-type="float" office:value="0.939943" calcext:value-type="float">
            <text:p>0.939943</text:p>
          </table:table-cell>
          <table:table-cell/>
          <table:table-cell office:value-type="float" office:value="0.952264" calcext:value-type="float">
            <text:p>0.952264</text:p>
          </table:table-cell>
          <table:table-cell table:number-columns-repeated="100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.950622" calcext:value-type="float">
            <text:p>0.950622</text:p>
          </table:table-cell>
          <table:table-cell table:style-name="ce1" table:formula="of:=AVERAGE([.B23:.B32])" office:value-type="float" office:value="0.9393107" calcext:value-type="float">
            <text:p>0.9393107</text:p>
          </table:table-cell>
          <table:table-cell table:style-name="ce1" office:value-type="float" office:value="0.959363" calcext:value-type="float">
            <text:p>0.959363</text:p>
          </table:table-cell>
          <table:table-cell table:style-name="ce1" table:formula="of:=AVERAGE([.D23:.D32])" office:value-type="float" office:value="0.9342678" calcext:value-type="float">
            <text:p>0.9342678</text:p>
          </table:table-cell>
          <table:table-cell table:style-name="ce1" office:value-type="float" office:value="0.954783" calcext:value-type="float">
            <text:p>0.954783</text:p>
          </table:table-cell>
          <table:table-cell table:style-name="ce1" table:formula="of:=AVERAGE([.F23:.F32])" office:value-type="float" office:value="0.9510986" calcext:value-type="float">
            <text:p>0.9510986</text:p>
          </table:table-cell>
          <table:table-cell table:style-name="ce1" office:value-type="float" office:value="0.938696" calcext:value-type="float">
            <text:p>0.938696</text:p>
          </table:table-cell>
          <table:table-cell table:style-name="ce1" table:formula="of:=AVERAGE([.H23:.H32])" office:value-type="float" office:value="0.9446399" calcext:value-type="float">
            <text:p>0.9446399</text:p>
          </table:table-cell>
          <table:table-cell table:style-name="ce1" office:value-type="float" office:value="0.949309" calcext:value-type="float">
            <text:p>0.949309</text:p>
          </table:table-cell>
          <table:table-cell table:style-name="ce1" table:formula="of:=AVERAGE([.J23:.J32])" office:value-type="float" office:value="0.9497649" calcext:value-type="float">
            <text:p>0.9497649</text:p>
          </table:table-cell>
          <table:table-cell table:style-name="ce1" office:value-type="float" office:value="0.966049" calcext:value-type="float">
            <text:p>0.966049</text:p>
          </table:table-cell>
          <table:table-cell table:style-name="ce1" table:formula="of:=AVERAGE([.L23:.L32])" office:value-type="float" office:value="0.956616" calcext:value-type="float">
            <text:p>0.956616</text:p>
          </table:table-cell>
          <table:table-cell table:style-name="ce1" office:value-type="float" office:value="0.979606" calcext:value-type="float">
            <text:p>0.979606</text:p>
          </table:table-cell>
          <table:table-cell table:style-name="ce1" table:formula="of:=AVERAGE([.N23:.N32])" office:value-type="float" office:value="0.9692018" calcext:value-type="float">
            <text:p>0.9692018</text:p>
          </table:table-cell>
          <table:table-cell table:style-name="ce1" office:value-type="float" office:value="0.971917" calcext:value-type="float">
            <text:p>0.971917</text:p>
          </table:table-cell>
          <table:table-cell table:style-name="ce1" table:formula="of:=AVERAGE([.P23:.P32])" office:value-type="float" office:value="0.9749837" calcext:value-type="float">
            <text:p>0.9749837</text:p>
          </table:table-cell>
          <table:table-cell table:style-name="ce1" office:value-type="float" office:value="0.974811" calcext:value-type="float">
            <text:p>0.974811</text:p>
          </table:table-cell>
          <table:table-cell table:style-name="ce1" table:formula="of:=AVERAGE([.R23:.R32])" office:value-type="float" office:value="0.9638388" calcext:value-type="float">
            <text:p>0.9638388</text:p>
          </table:table-cell>
          <table:table-cell table:style-name="ce1" office:value-type="float" office:value="0.964522" calcext:value-type="float">
            <text:p>0.964522</text:p>
          </table:table-cell>
          <table:table-cell table:style-name="ce1" table:formula="of:=AVERAGE([.T23:.T32])" office:value-type="float" office:value="0.9432632" calcext:value-type="float">
            <text:p>0.9432632</text:p>
          </table:table-cell>
          <table:table-cell table:style-name="ce1" table:number-columns-repeated="982"/>
          <table:table-cell table:number-columns-repeated="21"/>
        </table:table-row>
        <table:table-row table:style-name="ro1">
          <table:table-cell/>
          <table:table-cell office:value-type="float" office:value="0.955038" calcext:value-type="float">
            <text:p>0.955038</text:p>
          </table:table-cell>
          <table:table-cell/>
          <table:table-cell office:value-type="float" office:value="0.959363" calcext:value-type="float">
            <text:p>0.959363</text:p>
          </table:table-cell>
          <table:table-cell/>
          <table:table-cell office:value-type="float" office:value="0.969565" calcext:value-type="float">
            <text:p>0.969565</text:p>
          </table:table-cell>
          <table:table-cell/>
          <table:table-cell office:value-type="float" office:value="0.962174" calcext:value-type="float">
            <text:p>0.962174</text:p>
          </table:table-cell>
          <table:table-cell/>
          <table:table-cell office:value-type="float" office:value="0.958525" calcext:value-type="float">
            <text:p>0.958525</text:p>
          </table:table-cell>
          <table:table-cell/>
          <table:table-cell office:value-type="float" office:value="0.976337" calcext:value-type="float">
            <text:p>0.976337</text:p>
          </table:table-cell>
          <table:table-cell/>
          <table:table-cell office:value-type="float" office:value="0.975492" calcext:value-type="float">
            <text:p>0.975492</text:p>
          </table:table-cell>
          <table:table-cell/>
          <table:table-cell office:value-type="float" office:value="0.975157" calcext:value-type="float">
            <text:p>0.975157</text:p>
          </table:table-cell>
          <table:table-cell/>
          <table:table-cell office:value-type="float" office:value="0.979035" calcext:value-type="float">
            <text:p>0.979035</text:p>
          </table:table-cell>
          <table:table-cell/>
          <table:table-cell office:value-type="float" office:value="0.950852" calcext:value-type="float">
            <text:p>0.95085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1024" calcext:value-type="float">
            <text:p>0.951024</text:p>
          </table:table-cell>
          <table:table-cell/>
          <table:table-cell office:value-type="float" office:value="0.894428" calcext:value-type="float">
            <text:p>0.894428</text:p>
          </table:table-cell>
          <table:table-cell/>
          <table:table-cell office:value-type="float" office:value="0.971304" calcext:value-type="float">
            <text:p>0.971304</text:p>
          </table:table-cell>
          <table:table-cell/>
          <table:table-cell office:value-type="float" office:value="0.962609" calcext:value-type="float">
            <text:p>0.962609</text:p>
          </table:table-cell>
          <table:table-cell/>
          <table:table-cell office:value-type="float" office:value="0.959447" calcext:value-type="float">
            <text:p>0.959447</text:p>
          </table:table-cell>
          <table:table-cell/>
          <table:table-cell office:value-type="float" office:value="0.958848" calcext:value-type="float">
            <text:p>0.958848</text:p>
          </table:table-cell>
          <table:table-cell/>
          <table:table-cell office:value-type="float" office:value="0.969946" calcext:value-type="float">
            <text:p>0.969946</text:p>
          </table:table-cell>
          <table:table-cell/>
          <table:table-cell office:value-type="float" office:value="0.975878" calcext:value-type="float">
            <text:p>0.975878</text:p>
          </table:table-cell>
          <table:table-cell/>
          <table:table-cell office:value-type="float" office:value="0.950528" calcext:value-type="float">
            <text:p>0.950528</text:p>
          </table:table-cell>
          <table:table-cell/>
          <table:table-cell office:value-type="float" office:value="0.938412" calcext:value-type="float">
            <text:p>0.9384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7848" calcext:value-type="float">
            <text:p>0.957848</text:p>
          </table:table-cell>
          <table:table-cell/>
          <table:table-cell office:value-type="float" office:value="0.955593" calcext:value-type="float">
            <text:p>0.955593</text:p>
          </table:table-cell>
          <table:table-cell/>
          <table:table-cell office:value-type="float" office:value="0.961739" calcext:value-type="float">
            <text:p>0.961739</text:p>
          </table:table-cell>
          <table:table-cell/>
          <table:table-cell office:value-type="float" office:value="0.96" calcext:value-type="float">
            <text:p>0.96</text:p>
          </table:table-cell>
          <table:table-cell/>
          <table:table-cell office:value-type="float" office:value="0.952995" calcext:value-type="float">
            <text:p>0.952995</text:p>
          </table:table-cell>
          <table:table-cell/>
          <table:table-cell office:value-type="float" office:value="0.974794" calcext:value-type="float">
            <text:p>0.974794</text:p>
          </table:table-cell>
          <table:table-cell/>
          <table:table-cell office:value-type="float" office:value="0.965474" calcext:value-type="float">
            <text:p>0.965474</text:p>
          </table:table-cell>
          <table:table-cell/>
          <table:table-cell office:value-type="float" office:value="0.981098" calcext:value-type="float">
            <text:p>0.981098</text:p>
          </table:table-cell>
          <table:table-cell/>
          <table:table-cell office:value-type="float" office:value="0.974811" calcext:value-type="float">
            <text:p>0.974811</text:p>
          </table:table-cell>
          <table:table-cell/>
          <table:table-cell office:value-type="float" office:value="0.960836" calcext:value-type="float">
            <text:p>0.96083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3432" calcext:value-type="float">
            <text:p>0.953432</text:p>
          </table:table-cell>
          <table:table-cell/>
          <table:table-cell office:value-type="float" office:value="0.957687" calcext:value-type="float">
            <text:p>0.957687</text:p>
          </table:table-cell>
          <table:table-cell/>
          <table:table-cell office:value-type="float" office:value="0.957826" calcext:value-type="float">
            <text:p>0.957826</text:p>
          </table:table-cell>
          <table:table-cell/>
          <table:table-cell office:value-type="float" office:value="0.957391" calcext:value-type="float">
            <text:p>0.957391</text:p>
          </table:table-cell>
          <table:table-cell/>
          <table:table-cell office:value-type="float" office:value="0.931336" calcext:value-type="float">
            <text:p>0.931336</text:p>
          </table:table-cell>
          <table:table-cell/>
          <table:table-cell office:value-type="float" office:value="0.944959" calcext:value-type="float">
            <text:p>0.944959</text:p>
          </table:table-cell>
          <table:table-cell/>
          <table:table-cell office:value-type="float" office:value="0.967084" calcext:value-type="float">
            <text:p>0.967084</text:p>
          </table:table-cell>
          <table:table-cell/>
          <table:table-cell office:value-type="float" office:value="0.975518" calcext:value-type="float">
            <text:p>0.975518</text:p>
          </table:table-cell>
          <table:table-cell/>
          <table:table-cell office:value-type="float" office:value="0.959879" calcext:value-type="float">
            <text:p>0.959879</text:p>
          </table:table-cell>
          <table:table-cell/>
          <table:table-cell office:value-type="float" office:value="0.941484" calcext:value-type="float">
            <text:p>0.94148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04456" calcext:value-type="float">
            <text:p>0.904456</text:p>
          </table:table-cell>
          <table:table-cell/>
          <table:table-cell office:value-type="float" office:value="0.942606" calcext:value-type="float">
            <text:p>0.942606</text:p>
          </table:table-cell>
          <table:table-cell/>
          <table:table-cell office:value-type="float" office:value="0.93" calcext:value-type="float">
            <text:p>0.93</text:p>
          </table:table-cell>
          <table:table-cell/>
          <table:table-cell office:value-type="float" office:value="0.886957" calcext:value-type="float">
            <text:p>0.886957</text:p>
          </table:table-cell>
          <table:table-cell/>
          <table:table-cell office:value-type="float" office:value="0.9553" calcext:value-type="float">
            <text:p>0.9553</text:p>
          </table:table-cell>
          <table:table-cell/>
          <table:table-cell office:value-type="float" office:value="0.914609" calcext:value-type="float">
            <text:p>0.914609</text:p>
          </table:table-cell>
          <table:table-cell/>
          <table:table-cell office:value-type="float" office:value="0.961002" calcext:value-type="float">
            <text:p>0.961002</text:p>
          </table:table-cell>
          <table:table-cell/>
          <table:table-cell office:value-type="float" office:value="0.982358" calcext:value-type="float">
            <text:p>0.982358</text:p>
          </table:table-cell>
          <table:table-cell/>
          <table:table-cell office:value-type="float" office:value="0.957164" calcext:value-type="float">
            <text:p>0.957164</text:p>
          </table:table-cell>
          <table:table-cell/>
          <table:table-cell office:value-type="float" office:value="0.943941" calcext:value-type="float">
            <text:p>0.94394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18105" calcext:value-type="float">
            <text:p>0.918105</text:p>
          </table:table-cell>
          <table:table-cell/>
          <table:table-cell office:value-type="float" office:value="0.935065" calcext:value-type="float">
            <text:p>0.935065</text:p>
          </table:table-cell>
          <table:table-cell/>
          <table:table-cell office:value-type="float" office:value="0.957391" calcext:value-type="float">
            <text:p>0.957391</text:p>
          </table:table-cell>
          <table:table-cell/>
          <table:table-cell office:value-type="float" office:value="0.949565" calcext:value-type="float">
            <text:p>0.949565</text:p>
          </table:table-cell>
          <table:table-cell/>
          <table:table-cell office:value-type="float" office:value="0.962212" calcext:value-type="float">
            <text:p>0.962212</text:p>
          </table:table-cell>
          <table:table-cell/>
          <table:table-cell office:value-type="float" office:value="0.959362" calcext:value-type="float">
            <text:p>0.959362</text:p>
          </table:table-cell>
          <table:table-cell/>
          <table:table-cell office:value-type="float" office:value="0.960107" calcext:value-type="float">
            <text:p>0.960107</text:p>
          </table:table-cell>
          <table:table-cell/>
          <table:table-cell office:value-type="float" office:value="0.975157" calcext:value-type="float">
            <text:p>0.975157</text:p>
          </table:table-cell>
          <table:table-cell/>
          <table:table-cell office:value-type="float" office:value="0.969382" calcext:value-type="float">
            <text:p>0.969382</text:p>
          </table:table-cell>
          <table:table-cell/>
          <table:table-cell office:value-type="float" office:value="0.945938" calcext:value-type="float">
            <text:p>0.9459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5002" calcext:value-type="float">
            <text:p>0.945002</text:p>
          </table:table-cell>
          <table:table-cell/>
          <table:table-cell office:value-type="float" office:value="0.922078" calcext:value-type="float">
            <text:p>0.922078</text:p>
          </table:table-cell>
          <table:table-cell/>
          <table:table-cell office:value-type="float" office:value="0.946087" calcext:value-type="float">
            <text:p>0.946087</text:p>
          </table:table-cell>
          <table:table-cell/>
          <table:table-cell office:value-type="float" office:value="0.952609" calcext:value-type="float">
            <text:p>0.952609</text:p>
          </table:table-cell>
          <table:table-cell/>
          <table:table-cell office:value-type="float" office:value="0.9447" calcext:value-type="float">
            <text:p>0.9447</text:p>
          </table:table-cell>
          <table:table-cell/>
          <table:table-cell office:value-type="float" office:value="0.951132" calcext:value-type="float">
            <text:p>0.951132</text:p>
          </table:table-cell>
          <table:table-cell/>
          <table:table-cell office:value-type="float" office:value="0.97585" calcext:value-type="float">
            <text:p>0.97585</text:p>
          </table:table-cell>
          <table:table-cell/>
          <table:table-cell office:value-type="float" office:value="0.970117" calcext:value-type="float">
            <text:p>0.970117</text:p>
          </table:table-cell>
          <table:table-cell/>
          <table:table-cell office:value-type="float" office:value="0.947662" calcext:value-type="float">
            <text:p>0.947662</text:p>
          </table:table-cell>
          <table:table-cell/>
          <table:table-cell office:value-type="float" office:value="0.928122" calcext:value-type="float">
            <text:p>0.92812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898" calcext:value-type="float">
            <text:p>0.93898</text:p>
          </table:table-cell>
          <table:table-cell/>
          <table:table-cell office:value-type="float" office:value="0.892752" calcext:value-type="float">
            <text:p>0.892752</text:p>
          </table:table-cell>
          <table:table-cell/>
          <table:table-cell office:value-type="float" office:value="0.92" calcext:value-type="float">
            <text:p>0.92</text:p>
          </table:table-cell>
          <table:table-cell/>
          <table:table-cell office:value-type="float" office:value="0.954348" calcext:value-type="float">
            <text:p>0.954348</text:p>
          </table:table-cell>
          <table:table-cell/>
          <table:table-cell office:value-type="float" office:value="0.949309" calcext:value-type="float">
            <text:p>0.949309</text:p>
          </table:table-cell>
          <table:table-cell/>
          <table:table-cell office:value-type="float" office:value="0.967593" calcext:value-type="float">
            <text:p>0.967593</text:p>
          </table:table-cell>
          <table:table-cell/>
          <table:table-cell office:value-type="float" office:value="0.969589" calcext:value-type="float">
            <text:p>0.969589</text:p>
          </table:table-cell>
          <table:table-cell/>
          <table:table-cell office:value-type="float" office:value="0.974077" calcext:value-type="float">
            <text:p>0.974077</text:p>
          </table:table-cell>
          <table:table-cell/>
          <table:table-cell office:value-type="float" office:value="0.957466" calcext:value-type="float">
            <text:p>0.957466</text:p>
          </table:table-cell>
          <table:table-cell/>
          <table:table-cell office:value-type="float" office:value="0.932576" calcext:value-type="float">
            <text:p>0.93257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186" calcext:value-type="float">
            <text:p>0.9186</text:p>
          </table:table-cell>
          <table:table-cell/>
          <table:table-cell office:value-type="float" office:value="0.923743" calcext:value-type="float">
            <text:p>0.923743</text:p>
          </table:table-cell>
          <table:table-cell/>
          <table:table-cell office:value-type="float" office:value="0.942291" calcext:value-type="float">
            <text:p>0.942291</text:p>
          </table:table-cell>
          <table:table-cell/>
          <table:table-cell office:value-type="float" office:value="0.92205" calcext:value-type="float">
            <text:p>0.92205</text:p>
          </table:table-cell>
          <table:table-cell/>
          <table:table-cell office:value-type="float" office:value="0.934516" calcext:value-type="float">
            <text:p>0.934516</text:p>
          </table:table-cell>
          <table:table-cell/>
          <table:table-cell office:value-type="float" office:value="0.952477" calcext:value-type="float">
            <text:p>0.952477</text:p>
          </table:table-cell>
          <table:table-cell/>
          <table:table-cell office:value-type="float" office:value="0.967868" calcext:value-type="float">
            <text:p>0.967868</text:p>
          </table:table-cell>
          <table:table-cell/>
          <table:table-cell office:value-type="float" office:value="0.96856" calcext:value-type="float">
            <text:p>0.96856</text:p>
          </table:table-cell>
          <table:table-cell/>
          <table:table-cell office:value-type="float" office:value="0.96765" calcext:value-type="float">
            <text:p>0.96765</text:p>
          </table:table-cell>
          <table:table-cell/>
          <table:table-cell office:value-type="float" office:value="0.925949" calcext:value-type="float">
            <text:p>0.925949</text:p>
          </table:table-cell>
          <table:table-cell table:number-columns-repeated="100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.953432" calcext:value-type="float">
            <text:p>0.953432</text:p>
          </table:table-cell>
          <table:table-cell table:style-name="ce1" table:formula="of:=AVERAGE([.B33:.B42])" office:value-type="float" office:value="0.9447219" calcext:value-type="float">
            <text:p>0.9447219</text:p>
          </table:table-cell>
          <table:table-cell table:style-name="ce1" office:value-type="float" office:value="0.948052" calcext:value-type="float">
            <text:p>0.948052</text:p>
          </table:table-cell>
          <table:table-cell table:style-name="ce1" table:formula="of:=AVERAGE([.D33:.D42])" office:value-type="float" office:value="0.9464062" calcext:value-type="float">
            <text:p>0.9464062</text:p>
          </table:table-cell>
          <table:table-cell table:style-name="ce1" office:value-type="float" office:value="0.93913" calcext:value-type="float">
            <text:p>0.93913</text:p>
          </table:table-cell>
          <table:table-cell table:style-name="ce1" table:formula="of:=AVERAGE([.F33:.F42])" office:value-type="float" office:value="0.9561847" calcext:value-type="float">
            <text:p>0.9561847</text:p>
          </table:table-cell>
          <table:table-cell table:style-name="ce1" office:value-type="float" office:value="0.951739" calcext:value-type="float">
            <text:p>0.951739</text:p>
          </table:table-cell>
          <table:table-cell table:style-name="ce1" table:formula="of:=AVERAGE([.H33:.H42])" office:value-type="float" office:value="0.956145" calcext:value-type="float">
            <text:p>0.956145</text:p>
          </table:table-cell>
          <table:table-cell table:style-name="ce1" office:value-type="float" office:value="0.952535" calcext:value-type="float">
            <text:p>0.952535</text:p>
          </table:table-cell>
          <table:table-cell table:style-name="ce1" table:formula="of:=AVERAGE([.J33:.J42])" office:value-type="float" office:value="0.9496165" calcext:value-type="float">
            <text:p>0.9496165</text:p>
          </table:table-cell>
          <table:table-cell table:style-name="ce1" office:value-type="float" office:value="0.971708" calcext:value-type="float">
            <text:p>0.971708</text:p>
          </table:table-cell>
          <table:table-cell table:style-name="ce1" table:formula="of:=AVERAGE([.L33:.L42])" office:value-type="float" office:value="0.9710131" calcext:value-type="float">
            <text:p>0.9710131</text:p>
          </table:table-cell>
          <table:table-cell table:style-name="ce1" office:value-type="float" office:value="0.979785" calcext:value-type="float">
            <text:p>0.979785</text:p>
          </table:table-cell>
          <table:table-cell table:style-name="ce1" table:formula="of:=AVERAGE([.N33:.N42])" office:value-type="float" office:value="0.9704403" calcext:value-type="float">
            <text:p>0.9704403</text:p>
          </table:table-cell>
          <table:table-cell table:style-name="ce1" office:value-type="float" office:value="0.982898" calcext:value-type="float">
            <text:p>0.982898</text:p>
          </table:table-cell>
          <table:table-cell table:style-name="ce1" table:formula="of:=AVERAGE([.P33:.P42])" office:value-type="float" office:value="0.9774487" calcext:value-type="float">
            <text:p>0.9774487</text:p>
          </table:table-cell>
          <table:table-cell table:style-name="ce1" office:value-type="float" office:value="0.965309" calcext:value-type="float">
            <text:p>0.965309</text:p>
          </table:table-cell>
          <table:table-cell table:style-name="ce1" table:formula="of:=AVERAGE([.R33:.R42])" office:value-type="float" office:value="0.9626158" calcext:value-type="float">
            <text:p>0.9626158</text:p>
          </table:table-cell>
          <table:table-cell table:style-name="ce1" office:value-type="float" office:value="0.964829" calcext:value-type="float">
            <text:p>0.964829</text:p>
          </table:table-cell>
          <table:table-cell table:style-name="ce1" table:formula="of:=AVERAGE([.T33:.T42])" office:value-type="float" office:value="0.9491507" calcext:value-type="float">
            <text:p>0.9491507</text:p>
          </table:table-cell>
          <table:table-cell table:style-name="ce1" table:number-columns-repeated="982"/>
          <table:table-cell table:number-columns-repeated="21"/>
        </table:table-row>
        <table:table-row table:style-name="ro1">
          <table:table-cell/>
          <table:table-cell office:value-type="float" office:value="0.950622" calcext:value-type="float">
            <text:p>0.950622</text:p>
          </table:table-cell>
          <table:table-cell/>
          <table:table-cell office:value-type="float" office:value="0.959363" calcext:value-type="float">
            <text:p>0.959363</text:p>
          </table:table-cell>
          <table:table-cell/>
          <table:table-cell office:value-type="float" office:value="0.976522" calcext:value-type="float">
            <text:p>0.976522</text:p>
          </table:table-cell>
          <table:table-cell/>
          <table:table-cell office:value-type="float" office:value="0.959565" calcext:value-type="float">
            <text:p>0.959565</text:p>
          </table:table-cell>
          <table:table-cell/>
          <table:table-cell office:value-type="float" office:value="0.96682" calcext:value-type="float">
            <text:p>0.96682</text:p>
          </table:table-cell>
          <table:table-cell/>
          <table:table-cell office:value-type="float" office:value="0.978909" calcext:value-type="float">
            <text:p>0.978909</text:p>
          </table:table-cell>
          <table:table-cell/>
          <table:table-cell office:value-type="float" office:value="0.979606" calcext:value-type="float">
            <text:p>0.979606</text:p>
          </table:table-cell>
          <table:table-cell/>
          <table:table-cell office:value-type="float" office:value="0.974617" calcext:value-type="float">
            <text:p>0.974617</text:p>
          </table:table-cell>
          <table:table-cell/>
          <table:table-cell office:value-type="float" office:value="0.96003" calcext:value-type="float">
            <text:p>0.96003</text:p>
          </table:table-cell>
          <table:table-cell/>
          <table:table-cell office:value-type="float" office:value="0.950392" calcext:value-type="float">
            <text:p>0.9503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1461" calcext:value-type="float">
            <text:p>0.961461</text:p>
          </table:table-cell>
          <table:table-cell/>
          <table:table-cell office:value-type="float" office:value="0.948052" calcext:value-type="float">
            <text:p>0.948052</text:p>
          </table:table-cell>
          <table:table-cell/>
          <table:table-cell office:value-type="float" office:value="0.971739" calcext:value-type="float">
            <text:p>0.971739</text:p>
          </table:table-cell>
          <table:table-cell/>
          <table:table-cell office:value-type="float" office:value="0.962174" calcext:value-type="float">
            <text:p>0.962174</text:p>
          </table:table-cell>
          <table:table-cell/>
          <table:table-cell office:value-type="float" office:value="0.957604" calcext:value-type="float">
            <text:p>0.957604</text:p>
          </table:table-cell>
          <table:table-cell/>
          <table:table-cell office:value-type="float" office:value="0.978909" calcext:value-type="float">
            <text:p>0.978909</text:p>
          </table:table-cell>
          <table:table-cell/>
          <table:table-cell office:value-type="float" office:value="0.979785" calcext:value-type="float">
            <text:p>0.979785</text:p>
          </table:table-cell>
          <table:table-cell/>
          <table:table-cell office:value-type="float" office:value="0.981818" calcext:value-type="float">
            <text:p>0.981818</text:p>
          </table:table-cell>
          <table:table-cell/>
          <table:table-cell office:value-type="float" office:value="0.953846" calcext:value-type="float">
            <text:p>0.953846</text:p>
          </table:table-cell>
          <table:table-cell/>
          <table:table-cell office:value-type="float" office:value="0.963139" calcext:value-type="float">
            <text:p>0.9631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5805" calcext:value-type="float">
            <text:p>0.945805</text:p>
          </table:table-cell>
          <table:table-cell/>
          <table:table-cell office:value-type="float" office:value="0.943444" calcext:value-type="float">
            <text:p>0.943444</text:p>
          </table:table-cell>
          <table:table-cell/>
          <table:table-cell office:value-type="float" office:value="0.98087" calcext:value-type="float">
            <text:p>0.98087</text:p>
          </table:table-cell>
          <table:table-cell/>
          <table:table-cell office:value-type="float" office:value="0.98" calcext:value-type="float">
            <text:p>0.98</text:p>
          </table:table-cell>
          <table:table-cell/>
          <table:table-cell office:value-type="float" office:value="0.94977" calcext:value-type="float">
            <text:p>0.94977</text:p>
          </table:table-cell>
          <table:table-cell/>
          <table:table-cell office:value-type="float" office:value="0.977881" calcext:value-type="float">
            <text:p>0.977881</text:p>
          </table:table-cell>
          <table:table-cell/>
          <table:table-cell office:value-type="float" office:value="0.969589" calcext:value-type="float">
            <text:p>0.969589</text:p>
          </table:table-cell>
          <table:table-cell/>
          <table:table-cell office:value-type="float" office:value="0.980918" calcext:value-type="float">
            <text:p>0.980918</text:p>
          </table:table-cell>
          <table:table-cell/>
          <table:table-cell office:value-type="float" office:value="0.979336" calcext:value-type="float">
            <text:p>0.979336</text:p>
          </table:table-cell>
          <table:table-cell/>
          <table:table-cell office:value-type="float" office:value="0.964214" calcext:value-type="float">
            <text:p>0.9642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2264" calcext:value-type="float">
            <text:p>0.962264</text:p>
          </table:table-cell>
          <table:table-cell/>
          <table:table-cell office:value-type="float" office:value="0.958106" calcext:value-type="float">
            <text:p>0.958106</text:p>
          </table:table-cell>
          <table:table-cell/>
          <table:table-cell office:value-type="float" office:value="0.947826" calcext:value-type="float">
            <text:p>0.947826</text:p>
          </table:table-cell>
          <table:table-cell/>
          <table:table-cell office:value-type="float" office:value="0.964783" calcext:value-type="float">
            <text:p>0.964783</text:p>
          </table:table-cell>
          <table:table-cell/>
          <table:table-cell office:value-type="float" office:value="0.952535" calcext:value-type="float">
            <text:p>0.952535</text:p>
          </table:table-cell>
          <table:table-cell/>
          <table:table-cell office:value-type="float" office:value="0.959362" calcext:value-type="float">
            <text:p>0.959362</text:p>
          </table:table-cell>
          <table:table-cell/>
          <table:table-cell office:value-type="float" office:value="0.967084" calcext:value-type="float">
            <text:p>0.967084</text:p>
          </table:table-cell>
          <table:table-cell/>
          <table:table-cell office:value-type="float" office:value="0.975338" calcext:value-type="float">
            <text:p>0.975338</text:p>
          </table:table-cell>
          <table:table-cell/>
          <table:table-cell office:value-type="float" office:value="0.911161" calcext:value-type="float">
            <text:p>0.911161</text:p>
          </table:table-cell>
          <table:table-cell/>
          <table:table-cell office:value-type="float" office:value="0.941484" calcext:value-type="float">
            <text:p>0.94148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1317" calcext:value-type="float">
            <text:p>0.921317</text:p>
          </table:table-cell>
          <table:table-cell/>
          <table:table-cell office:value-type="float" office:value="0.946376" calcext:value-type="float">
            <text:p>0.946376</text:p>
          </table:table-cell>
          <table:table-cell/>
          <table:table-cell office:value-type="float" office:value="0.931304" calcext:value-type="float">
            <text:p>0.931304</text:p>
          </table:table-cell>
          <table:table-cell/>
          <table:table-cell office:value-type="float" office:value="0.936522" calcext:value-type="float">
            <text:p>0.936522</text:p>
          </table:table-cell>
          <table:table-cell/>
          <table:table-cell office:value-type="float" office:value="0.913825" calcext:value-type="float">
            <text:p>0.913825</text:p>
          </table:table-cell>
          <table:table-cell/>
          <table:table-cell office:value-type="float" office:value="0.976852" calcext:value-type="float">
            <text:p>0.976852</text:p>
          </table:table-cell>
          <table:table-cell/>
          <table:table-cell office:value-type="float" office:value="0.971377" calcext:value-type="float">
            <text:p>0.971377</text:p>
          </table:table-cell>
          <table:table-cell/>
          <table:table-cell office:value-type="float" office:value="0.982718" calcext:value-type="float">
            <text:p>0.982718</text:p>
          </table:table-cell>
          <table:table-cell/>
          <table:table-cell office:value-type="float" office:value="0.975566" calcext:value-type="float">
            <text:p>0.975566</text:p>
          </table:table-cell>
          <table:table-cell/>
          <table:table-cell office:value-type="float" office:value="0.958839" calcext:value-type="float">
            <text:p>0.9588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2922" calcext:value-type="float">
            <text:p>0.922922</text:p>
          </table:table-cell>
          <table:table-cell/>
          <table:table-cell office:value-type="float" office:value="0.94889" calcext:value-type="float">
            <text:p>0.94889</text:p>
          </table:table-cell>
          <table:table-cell/>
          <table:table-cell office:value-type="float" office:value="0.95913" calcext:value-type="float">
            <text:p>0.95913</text:p>
          </table:table-cell>
          <table:table-cell/>
          <table:table-cell office:value-type="float" office:value="0.963478" calcext:value-type="float">
            <text:p>0.963478</text:p>
          </table:table-cell>
          <table:table-cell/>
          <table:table-cell office:value-type="float" office:value="0.956682" calcext:value-type="float">
            <text:p>0.956682</text:p>
          </table:table-cell>
          <table:table-cell/>
          <table:table-cell office:value-type="float" office:value="0.96965" calcext:value-type="float">
            <text:p>0.96965</text:p>
          </table:table-cell>
          <table:table-cell/>
          <table:table-cell office:value-type="float" office:value="0.971914" calcext:value-type="float">
            <text:p>0.971914</text:p>
          </table:table-cell>
          <table:table-cell/>
          <table:table-cell office:value-type="float" office:value="0.975698" calcext:value-type="float">
            <text:p>0.975698</text:p>
          </table:table-cell>
          <table:table-cell/>
          <table:table-cell office:value-type="float" office:value="0.967873" calcext:value-type="float">
            <text:p>0.967873</text:p>
          </table:table-cell>
          <table:table-cell/>
          <table:table-cell office:value-type="float" office:value="0.945938" calcext:value-type="float">
            <text:p>0.9459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6206" calcext:value-type="float">
            <text:p>0.946206</text:p>
          </table:table-cell>
          <table:table-cell/>
          <table:table-cell office:value-type="float" office:value="0.9447" calcext:value-type="float">
            <text:p>0.9447</text:p>
          </table:table-cell>
          <table:table-cell/>
          <table:table-cell office:value-type="float" office:value="0.957391" calcext:value-type="float">
            <text:p>0.957391</text:p>
          </table:table-cell>
          <table:table-cell/>
          <table:table-cell office:value-type="float" office:value="0.951739" calcext:value-type="float">
            <text:p>0.951739</text:p>
          </table:table-cell>
          <table:table-cell/>
          <table:table-cell office:value-type="float" office:value="0.952074" calcext:value-type="float">
            <text:p>0.952074</text:p>
          </table:table-cell>
          <table:table-cell/>
          <table:table-cell office:value-type="float" office:value="0.978395" calcext:value-type="float">
            <text:p>0.978395</text:p>
          </table:table-cell>
          <table:table-cell/>
          <table:table-cell office:value-type="float" office:value="0.961181" calcext:value-type="float">
            <text:p>0.961181</text:p>
          </table:table-cell>
          <table:table-cell/>
          <table:table-cell office:value-type="float" office:value="0.975878" calcext:value-type="float">
            <text:p>0.975878</text:p>
          </table:table-cell>
          <table:table-cell/>
          <table:table-cell office:value-type="float" office:value="0.967572" calcext:value-type="float">
            <text:p>0.967572</text:p>
          </table:table-cell>
          <table:table-cell/>
          <table:table-cell office:value-type="float" office:value="0.918599" calcext:value-type="float">
            <text:p>0.9185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0658" calcext:value-type="float">
            <text:p>0.960658</text:p>
          </table:table-cell>
          <table:table-cell/>
          <table:table-cell office:value-type="float" office:value="0.936741" calcext:value-type="float">
            <text:p>0.936741</text:p>
          </table:table-cell>
          <table:table-cell/>
          <table:table-cell office:value-type="float" office:value="0.954783" calcext:value-type="float">
            <text:p>0.954783</text:p>
          </table:table-cell>
          <table:table-cell/>
          <table:table-cell office:value-type="float" office:value="0.952174" calcext:value-type="float">
            <text:p>0.952174</text:p>
          </table:table-cell>
          <table:table-cell/>
          <table:table-cell office:value-type="float" office:value="0.952074" calcext:value-type="float">
            <text:p>0.952074</text:p>
          </table:table-cell>
          <table:table-cell/>
          <table:table-cell office:value-type="float" office:value="0.962449" calcext:value-type="float">
            <text:p>0.962449</text:p>
          </table:table-cell>
          <table:table-cell/>
          <table:table-cell office:value-type="float" office:value="0.961717" calcext:value-type="float">
            <text:p>0.961717</text:p>
          </table:table-cell>
          <table:table-cell/>
          <table:table-cell office:value-type="float" office:value="0.974257" calcext:value-type="float">
            <text:p>0.974257</text:p>
          </table:table-cell>
          <table:table-cell/>
          <table:table-cell office:value-type="float" office:value="0.976018" calcext:value-type="float">
            <text:p>0.976018</text:p>
          </table:table-cell>
          <table:table-cell/>
          <table:table-cell office:value-type="float" office:value="0.932115" calcext:value-type="float">
            <text:p>0.9321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2532" calcext:value-type="float">
            <text:p>0.922532</text:p>
          </table:table-cell>
          <table:table-cell/>
          <table:table-cell office:value-type="float" office:value="0.930338" calcext:value-type="float">
            <text:p>0.930338</text:p>
          </table:table-cell>
          <table:table-cell/>
          <table:table-cell office:value-type="float" office:value="0.943152" calcext:value-type="float">
            <text:p>0.943152</text:p>
          </table:table-cell>
          <table:table-cell/>
          <table:table-cell office:value-type="float" office:value="0.939276" calcext:value-type="float">
            <text:p>0.939276</text:p>
          </table:table-cell>
          <table:table-cell/>
          <table:table-cell office:value-type="float" office:value="0.942246" calcext:value-type="float">
            <text:p>0.942246</text:p>
          </table:table-cell>
          <table:table-cell/>
          <table:table-cell office:value-type="float" office:value="0.956016" calcext:value-type="float">
            <text:p>0.956016</text:p>
          </table:table-cell>
          <table:table-cell/>
          <table:table-cell office:value-type="float" office:value="0.962365" calcext:value-type="float">
            <text:p>0.962365</text:p>
          </table:table-cell>
          <table:table-cell/>
          <table:table-cell office:value-type="float" office:value="0.970347" calcext:value-type="float">
            <text:p>0.970347</text:p>
          </table:table-cell>
          <table:table-cell/>
          <table:table-cell office:value-type="float" office:value="0.969447" calcext:value-type="float">
            <text:p>0.969447</text:p>
          </table:table-cell>
          <table:table-cell/>
          <table:table-cell office:value-type="float" office:value="0.951958" calcext:value-type="float">
            <text:p>0.951958</text:p>
          </table:table-cell>
          <table:table-cell table:number-columns-repeated="100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961461" calcext:value-type="float">
            <text:p>0.961461</text:p>
          </table:table-cell>
          <table:table-cell table:style-name="ce1" table:formula="of:=AVERAGE([.B43:.B52])" office:value-type="float" office:value="0.9539191" calcext:value-type="float">
            <text:p>0.9539191</text:p>
          </table:table-cell>
          <table:table-cell table:style-name="ce1" office:value-type="float" office:value="0.945957" calcext:value-type="float">
            <text:p>0.945957</text:p>
          </table:table-cell>
          <table:table-cell table:style-name="ce1" table:formula="of:=AVERAGE([.D43:.D52])" office:value-type="float" office:value="0.9387103" calcext:value-type="float">
            <text:p>0.9387103</text:p>
          </table:table-cell>
          <table:table-cell table:style-name="ce1" office:value-type="float" office:value="0.954783" calcext:value-type="float">
            <text:p>0.954783</text:p>
          </table:table-cell>
          <table:table-cell table:style-name="ce1" table:formula="of:=AVERAGE([.F43:.F52])" office:value-type="float" office:value="0.9601393" calcext:value-type="float">
            <text:p>0.9601393</text:p>
          </table:table-cell>
          <table:table-cell table:style-name="ce1" office:value-type="float" office:value="0.945652" calcext:value-type="float">
            <text:p>0.945652</text:p>
          </table:table-cell>
          <table:table-cell table:style-name="ce1" table:formula="of:=AVERAGE([.H43:.H52])" office:value-type="float" office:value="0.9615782" calcext:value-type="float">
            <text:p>0.9615782</text:p>
          </table:table-cell>
          <table:table-cell table:style-name="ce1" office:value-type="float" office:value="0.874194" calcext:value-type="float">
            <text:p>0.874194</text:p>
          </table:table-cell>
          <table:table-cell table:style-name="ce1" table:formula="of:=AVERAGE([.J43:.J52])" office:value-type="float" office:value="0.8703267" calcext:value-type="float">
            <text:p>0.8703267</text:p>
          </table:table-cell>
          <table:table-cell table:style-name="ce1" office:value-type="float" office:value="0.888375" calcext:value-type="float">
            <text:p>0.888375</text:p>
          </table:table-cell>
          <table:table-cell table:style-name="ce1" table:formula="of:=AVERAGE([.L43:.L52])" office:value-type="float" office:value="0.9104097" calcext:value-type="float">
            <text:p>0.9104097</text:p>
          </table:table-cell>
          <table:table-cell table:style-name="ce1" office:value-type="float" office:value="0.979249" calcext:value-type="float">
            <text:p>0.979249</text:p>
          </table:table-cell>
          <table:table-cell table:style-name="ce1" table:formula="of:=AVERAGE([.N43:.N52])" office:value-type="float" office:value="0.9775707" calcext:value-type="float">
            <text:p>0.9775707</text:p>
          </table:table-cell>
          <table:table-cell table:style-name="ce1" office:value-type="float" office:value="0.981638" calcext:value-type="float">
            <text:p>0.981638</text:p>
          </table:table-cell>
          <table:table-cell table:style-name="ce1" table:formula="of:=AVERAGE([.P43:.P52])" office:value-type="float" office:value="0.9773573" calcext:value-type="float">
            <text:p>0.9773573</text:p>
          </table:table-cell>
          <table:table-cell table:style-name="ce1" office:value-type="float" office:value="0.980543" calcext:value-type="float">
            <text:p>0.980543</text:p>
          </table:table-cell>
          <table:table-cell table:style-name="ce1" table:formula="of:=AVERAGE([.R43:.R52])" office:value-type="float" office:value="0.9645305" calcext:value-type="float">
            <text:p>0.9645305</text:p>
          </table:table-cell>
          <table:table-cell table:style-name="ce1" office:value-type="float" office:value="0.963754" calcext:value-type="float">
            <text:p>0.963754</text:p>
          </table:table-cell>
          <table:table-cell table:style-name="ce1" table:formula="of:=AVERAGE([.T43:.T52])" office:value-type="float" office:value="0.9436523" calcext:value-type="float">
            <text:p>0.9436523</text:p>
          </table:table-cell>
          <table:table-cell table:style-name="ce1" table:number-columns-repeated="982"/>
          <table:table-cell table:number-columns-repeated="21"/>
        </table:table-row>
        <table:table-row table:style-name="ro1">
          <table:table-cell/>
          <table:table-cell office:value-type="float" office:value="0.960658" calcext:value-type="float">
            <text:p>0.960658</text:p>
          </table:table-cell>
          <table:table-cell/>
          <table:table-cell office:value-type="float" office:value="0.939254" calcext:value-type="float">
            <text:p>0.939254</text:p>
          </table:table-cell>
          <table:table-cell/>
          <table:table-cell office:value-type="float" office:value="0.966522" calcext:value-type="float">
            <text:p>0.966522</text:p>
          </table:table-cell>
          <table:table-cell/>
          <table:table-cell office:value-type="float" office:value="0.975652" calcext:value-type="float">
            <text:p>0.975652</text:p>
          </table:table-cell>
          <table:table-cell/>
          <table:table-cell office:value-type="float" office:value="0.868203" calcext:value-type="float">
            <text:p>0.868203</text:p>
          </table:table-cell>
          <table:table-cell/>
          <table:table-cell office:value-type="float" office:value="0.971708" calcext:value-type="float">
            <text:p>0.971708</text:p>
          </table:table-cell>
          <table:table-cell/>
          <table:table-cell office:value-type="float" office:value="0.979249" calcext:value-type="float">
            <text:p>0.979249</text:p>
          </table:table-cell>
          <table:table-cell/>
          <table:table-cell office:value-type="float" office:value="0.980558" calcext:value-type="float">
            <text:p>0.980558</text:p>
          </table:table-cell>
          <table:table-cell/>
          <table:table-cell office:value-type="float" office:value="0.981448" calcext:value-type="float">
            <text:p>0.981448</text:p>
          </table:table-cell>
          <table:table-cell/>
          <table:table-cell office:value-type="float" office:value="0.963907" calcext:value-type="float">
            <text:p>0.96390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70694" calcext:value-type="float">
            <text:p>0.970694</text:p>
          </table:table-cell>
          <table:table-cell/>
          <table:table-cell office:value-type="float" office:value="0.959363" calcext:value-type="float">
            <text:p>0.959363</text:p>
          </table:table-cell>
          <table:table-cell/>
          <table:table-cell office:value-type="float" office:value="0.978261" calcext:value-type="float">
            <text:p>0.978261</text:p>
          </table:table-cell>
          <table:table-cell/>
          <table:table-cell office:value-type="float" office:value="0.98087" calcext:value-type="float">
            <text:p>0.98087</text:p>
          </table:table-cell>
          <table:table-cell/>
          <table:table-cell office:value-type="float" office:value="0.875115" calcext:value-type="float">
            <text:p>0.875115</text:p>
          </table:table-cell>
          <table:table-cell/>
          <table:table-cell office:value-type="float" office:value="0.891975" calcext:value-type="float">
            <text:p>0.891975</text:p>
          </table:table-cell>
          <table:table-cell/>
          <table:table-cell office:value-type="float" office:value="0.970304" calcext:value-type="float">
            <text:p>0.970304</text:p>
          </table:table-cell>
          <table:table-cell/>
          <table:table-cell office:value-type="float" office:value="0.981278" calcext:value-type="float">
            <text:p>0.981278</text:p>
          </table:table-cell>
          <table:table-cell/>
          <table:table-cell office:value-type="float" office:value="0.95083" calcext:value-type="float">
            <text:p>0.95083</text:p>
          </table:table-cell>
          <table:table-cell/>
          <table:table-cell office:value-type="float" office:value="0.939794" calcext:value-type="float">
            <text:p>0.9397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9418" calcext:value-type="float">
            <text:p>0.949418</text:p>
          </table:table-cell>
          <table:table-cell/>
          <table:table-cell office:value-type="float" office:value="0.940092" calcext:value-type="float">
            <text:p>0.940092</text:p>
          </table:table-cell>
          <table:table-cell/>
          <table:table-cell office:value-type="float" office:value="0.97087" calcext:value-type="float">
            <text:p>0.97087</text:p>
          </table:table-cell>
          <table:table-cell/>
          <table:table-cell office:value-type="float" office:value="0.971739" calcext:value-type="float">
            <text:p>0.971739</text:p>
          </table:table-cell>
          <table:table-cell/>
          <table:table-cell office:value-type="float" office:value="0.873272" calcext:value-type="float">
            <text:p>0.873272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9606" calcext:value-type="float">
            <text:p>0.979606</text:p>
          </table:table-cell>
          <table:table-cell/>
          <table:table-cell office:value-type="float" office:value="0.974437" calcext:value-type="float">
            <text:p>0.974437</text:p>
          </table:table-cell>
          <table:table-cell/>
          <table:table-cell office:value-type="float" office:value="0.980543" calcext:value-type="float">
            <text:p>0.980543</text:p>
          </table:table-cell>
          <table:table-cell/>
          <table:table-cell office:value-type="float" office:value="0.932883" calcext:value-type="float">
            <text:p>0.93288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7045" calcext:value-type="float">
            <text:p>0.957045</text:p>
          </table:table-cell>
          <table:table-cell/>
          <table:table-cell office:value-type="float" office:value="0.946795" calcext:value-type="float">
            <text:p>0.946795</text:p>
          </table:table-cell>
          <table:table-cell/>
          <table:table-cell office:value-type="float" office:value="0.971739" calcext:value-type="float">
            <text:p>0.971739</text:p>
          </table:table-cell>
          <table:table-cell/>
          <table:table-cell office:value-type="float" office:value="0.956522" calcext:value-type="float">
            <text:p>0.956522</text:p>
          </table:table-cell>
          <table:table-cell/>
          <table:table-cell office:value-type="float" office:value="0.868664" calcext:value-type="float">
            <text:p>0.868664</text:p>
          </table:table-cell>
          <table:table-cell/>
          <table:table-cell office:value-type="float" office:value="0.966049" calcext:value-type="float">
            <text:p>0.966049</text:p>
          </table:table-cell>
          <table:table-cell/>
          <table:table-cell office:value-type="float" office:value="0.979785" calcext:value-type="float">
            <text:p>0.979785</text:p>
          </table:table-cell>
          <table:table-cell/>
          <table:table-cell office:value-type="float" office:value="0.981998" calcext:value-type="float">
            <text:p>0.981998</text:p>
          </table:table-cell>
          <table:table-cell/>
          <table:table-cell office:value-type="float" office:value="0.950226" calcext:value-type="float">
            <text:p>0.950226</text:p>
          </table:table-cell>
          <table:table-cell/>
          <table:table-cell office:value-type="float" office:value="0.948088" calcext:value-type="float">
            <text:p>0.94808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825" calcext:value-type="float">
            <text:p>0.95825</text:p>
          </table:table-cell>
          <table:table-cell/>
          <table:table-cell office:value-type="float" office:value="0.947633" calcext:value-type="float">
            <text:p>0.947633</text:p>
          </table:table-cell>
          <table:table-cell/>
          <table:table-cell office:value-type="float" office:value="0.93" calcext:value-type="float">
            <text:p>0.93</text:p>
          </table:table-cell>
          <table:table-cell/>
          <table:table-cell office:value-type="float" office:value="0.966522" calcext:value-type="float">
            <text:p>0.966522</text:p>
          </table:table-cell>
          <table:table-cell/>
          <table:table-cell office:value-type="float" office:value="0.86682" calcext:value-type="float">
            <text:p>0.86682</text:p>
          </table:table-cell>
          <table:table-cell/>
          <table:table-cell office:value-type="float" office:value="0.889403" calcext:value-type="float">
            <text:p>0.889403</text:p>
          </table:table-cell>
          <table:table-cell/>
          <table:table-cell office:value-type="float" office:value="0.978891" calcext:value-type="float">
            <text:p>0.978891</text:p>
          </table:table-cell>
          <table:table-cell/>
          <table:table-cell office:value-type="float" office:value="0.975878" calcext:value-type="float">
            <text:p>0.975878</text:p>
          </table:table-cell>
          <table:table-cell/>
          <table:table-cell office:value-type="float" office:value="0.925038" calcext:value-type="float">
            <text:p>0.925038</text:p>
          </table:table-cell>
          <table:table-cell/>
          <table:table-cell office:value-type="float" office:value="0.943787" calcext:value-type="float">
            <text:p>0.9437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493" calcext:value-type="float">
            <text:p>0.92493</text:p>
          </table:table-cell>
          <table:table-cell/>
          <table:table-cell office:value-type="float" office:value="0.938835" calcext:value-type="float">
            <text:p>0.938835</text:p>
          </table:table-cell>
          <table:table-cell/>
          <table:table-cell office:value-type="float" office:value="0.975217" calcext:value-type="float">
            <text:p>0.975217</text:p>
          </table:table-cell>
          <table:table-cell/>
          <table:table-cell office:value-type="float" office:value="0.95913" calcext:value-type="float">
            <text:p>0.95913</text:p>
          </table:table-cell>
          <table:table-cell/>
          <table:table-cell office:value-type="float" office:value="0.86682" calcext:value-type="float">
            <text:p>0.86682</text:p>
          </table:table-cell>
          <table:table-cell/>
          <table:table-cell office:value-type="float" office:value="0.893004" calcext:value-type="float">
            <text:p>0.893004</text:p>
          </table:table-cell>
          <table:table-cell/>
          <table:table-cell office:value-type="float" office:value="0.979249" calcext:value-type="float">
            <text:p>0.979249</text:p>
          </table:table-cell>
          <table:table-cell/>
          <table:table-cell office:value-type="float" office:value="0.975698" calcext:value-type="float">
            <text:p>0.975698</text:p>
          </table:table-cell>
          <table:table-cell/>
          <table:table-cell office:value-type="float" office:value="0.978733" calcext:value-type="float">
            <text:p>0.978733</text:p>
          </table:table-cell>
          <table:table-cell/>
          <table:table-cell office:value-type="float" office:value="0.932576" calcext:value-type="float">
            <text:p>0.93257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9855" calcext:value-type="float">
            <text:p>0.959855</text:p>
          </table:table-cell>
          <table:table-cell/>
          <table:table-cell office:value-type="float" office:value="0.932551" calcext:value-type="float">
            <text:p>0.932551</text:p>
          </table:table-cell>
          <table:table-cell/>
          <table:table-cell office:value-type="float" office:value="0.963478" calcext:value-type="float">
            <text:p>0.963478</text:p>
          </table:table-cell>
          <table:table-cell/>
          <table:table-cell office:value-type="float" office:value="0.96" calcext:value-type="float">
            <text:p>0.96</text:p>
          </table:table-cell>
          <table:table-cell/>
          <table:table-cell office:value-type="float" office:value="0.87235" calcext:value-type="float">
            <text:p>0.87235</text:p>
          </table:table-cell>
          <table:table-cell/>
          <table:table-cell office:value-type="float" office:value="0.885288" calcext:value-type="float">
            <text:p>0.885288</text:p>
          </table:table-cell>
          <table:table-cell/>
          <table:table-cell office:value-type="float" office:value="0.97746" calcext:value-type="float">
            <text:p>0.97746</text:p>
          </table:table-cell>
          <table:table-cell/>
          <table:table-cell office:value-type="float" office:value="0.975698" calcext:value-type="float">
            <text:p>0.975698</text:p>
          </table:table-cell>
          <table:table-cell/>
          <table:table-cell office:value-type="float" office:value="0.948115" calcext:value-type="float">
            <text:p>0.948115</text:p>
          </table:table-cell>
          <table:table-cell/>
          <table:table-cell office:value-type="float" office:value="0.928275" calcext:value-type="float">
            <text:p>0.9282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7045" calcext:value-type="float">
            <text:p>0.957045</text:p>
          </table:table-cell>
          <table:table-cell/>
          <table:table-cell office:value-type="float" office:value="0.939673" calcext:value-type="float">
            <text:p>0.939673</text:p>
          </table:table-cell>
          <table:table-cell/>
          <table:table-cell office:value-type="float" office:value="0.945217" calcext:value-type="float">
            <text:p>0.945217</text:p>
          </table:table-cell>
          <table:table-cell/>
          <table:table-cell office:value-type="float" office:value="0.958696" calcext:value-type="float">
            <text:p>0.958696</text:p>
          </table:table-cell>
          <table:table-cell/>
          <table:table-cell office:value-type="float" office:value="0.878802" calcext:value-type="float">
            <text:p>0.878802</text:p>
          </table:table-cell>
          <table:table-cell/>
          <table:table-cell office:value-type="float" office:value="0.958333" calcext:value-type="float">
            <text:p>0.958333</text:p>
          </table:table-cell>
          <table:table-cell/>
          <table:table-cell office:value-type="float" office:value="0.979785" calcext:value-type="float">
            <text:p>0.979785</text:p>
          </table:table-cell>
          <table:table-cell/>
          <table:table-cell office:value-type="float" office:value="0.974257" calcext:value-type="float">
            <text:p>0.974257</text:p>
          </table:table-cell>
          <table:table-cell/>
          <table:table-cell office:value-type="float" office:value="0.978884" calcext:value-type="float">
            <text:p>0.978884</text:p>
          </table:table-cell>
          <table:table-cell/>
          <table:table-cell office:value-type="float" office:value="0.931501" calcext:value-type="float">
            <text:p>0.93150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9835" calcext:value-type="float">
            <text:p>0.939835</text:p>
          </table:table-cell>
          <table:table-cell/>
          <table:table-cell office:value-type="float" office:value="0.89695" calcext:value-type="float">
            <text:p>0.89695</text:p>
          </table:table-cell>
          <table:table-cell/>
          <table:table-cell office:value-type="float" office:value="0.945306" calcext:value-type="float">
            <text:p>0.945306</text:p>
          </table:table-cell>
          <table:table-cell/>
          <table:table-cell office:value-type="float" office:value="0.940999" calcext:value-type="float">
            <text:p>0.940999</text:p>
          </table:table-cell>
          <table:table-cell/>
          <table:table-cell office:value-type="float" office:value="0.859027" calcext:value-type="float">
            <text:p>0.859027</text:p>
          </table:table-cell>
          <table:table-cell/>
          <table:table-cell office:value-type="float" office:value="0.871587" calcext:value-type="float">
            <text:p>0.871587</text:p>
          </table:table-cell>
          <table:table-cell/>
          <table:table-cell office:value-type="float" office:value="0.972129" calcext:value-type="float">
            <text:p>0.972129</text:p>
          </table:table-cell>
          <table:table-cell/>
          <table:table-cell office:value-type="float" office:value="0.972133" calcext:value-type="float">
            <text:p>0.972133</text:p>
          </table:table-cell>
          <table:table-cell/>
          <table:table-cell office:value-type="float" office:value="0.970945" calcext:value-type="float">
            <text:p>0.970945</text:p>
          </table:table-cell>
          <table:table-cell/>
          <table:table-cell office:value-type="float" office:value="0.951958" calcext:value-type="float">
            <text:p>0.951958</text:p>
          </table:table-cell>
          <table:table-cell table:number-columns-repeated="100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.953834" calcext:value-type="float">
            <text:p>0.953834</text:p>
          </table:table-cell>
          <table:table-cell table:style-name="ce1" table:formula="of:=AVERAGE([.B53:.B62])" office:value-type="float" office:value="0.9355044" calcext:value-type="float">
            <text:p>0.9355044</text:p>
          </table:table-cell>
          <table:table-cell table:style-name="ce1" office:value-type="float" office:value="0.945119" calcext:value-type="float">
            <text:p>0.945119</text:p>
          </table:table-cell>
          <table:table-cell table:style-name="ce1" table:formula="of:=AVERAGE([.D53:.D62])" office:value-type="float" office:value="0.9392179" calcext:value-type="float">
            <text:p>0.9392179</text:p>
          </table:table-cell>
          <table:table-cell table:style-name="ce1" office:value-type="float" office:value="0.953913" calcext:value-type="float">
            <text:p>0.953913</text:p>
          </table:table-cell>
          <table:table-cell table:style-name="ce1" table:formula="of:=AVERAGE([.F53:.F62])" office:value-type="float" office:value="0.9657889" calcext:value-type="float">
            <text:p>0.9657889</text:p>
          </table:table-cell>
          <table:table-cell table:style-name="ce1" office:value-type="float" office:value="0.946957" calcext:value-type="float">
            <text:p>0.946957</text:p>
          </table:table-cell>
          <table:table-cell table:style-name="ce1" table:formula="of:=AVERAGE([.H53:.H62])" office:value-type="float" office:value="0.9635831" calcext:value-type="float">
            <text:p>0.9635831</text:p>
          </table:table-cell>
          <table:table-cell table:style-name="ce1" office:value-type="float" office:value="0.871889" calcext:value-type="float">
            <text:p>0.871889</text:p>
          </table:table-cell>
          <table:table-cell table:style-name="ce1" table:formula="of:=AVERAGE([.J53:.J62])" office:value-type="float" office:value="0.8687119" calcext:value-type="float">
            <text:p>0.8687119</text:p>
          </table:table-cell>
          <table:table-cell table:style-name="ce1" office:value-type="float" office:value="0.966049" calcext:value-type="float">
            <text:p>0.966049</text:p>
          </table:table-cell>
          <table:table-cell table:style-name="ce1" table:formula="of:=AVERAGE([.L53:.L62])" office:value-type="float" office:value="0.9084028" calcext:value-type="float">
            <text:p>0.9084028</text:p>
          </table:table-cell>
          <table:table-cell table:style-name="ce1" office:value-type="float" office:value="0.979785" calcext:value-type="float">
            <text:p>0.979785</text:p>
          </table:table-cell>
          <table:table-cell table:style-name="ce1" table:formula="of:=AVERAGE([.N53:.N62])" office:value-type="float" office:value="0.9783041" calcext:value-type="float">
            <text:p>0.9783041</text:p>
          </table:table-cell>
          <table:table-cell table:style-name="ce1" office:value-type="float" office:value="0.967237" calcext:value-type="float">
            <text:p>0.967237</text:p>
          </table:table-cell>
          <table:table-cell table:style-name="ce1" table:formula="of:=AVERAGE([.P53:.P62])" office:value-type="float" office:value="0.9757569" calcext:value-type="float">
            <text:p>0.9757569</text:p>
          </table:table-cell>
          <table:table-cell table:style-name="ce1" office:value-type="float" office:value="0.96546" calcext:value-type="float">
            <text:p>0.96546</text:p>
          </table:table-cell>
          <table:table-cell table:style-name="ce1" table:formula="of:=AVERAGE([.R53:.R62])" office:value-type="float" office:value="0.9602192" calcext:value-type="float">
            <text:p>0.9602192</text:p>
          </table:table-cell>
          <table:table-cell table:style-name="ce1" office:value-type="float" office:value="0.964829" calcext:value-type="float">
            <text:p>0.964829</text:p>
          </table:table-cell>
          <table:table-cell table:style-name="ce1" table:formula="of:=AVERAGE([.T53:.T62])" office:value-type="float" office:value="0.9563364" calcext:value-type="float">
            <text:p>0.9563364</text:p>
          </table:table-cell>
          <table:table-cell table:style-name="ce1" table:number-columns-repeated="982"/>
          <table:table-cell table:number-columns-repeated="21"/>
        </table:table-row>
        <table:table-row table:style-name="ro1">
          <table:table-cell/>
          <table:table-cell office:value-type="float" office:value="0.955841" calcext:value-type="float">
            <text:p>0.955841</text:p>
          </table:table-cell>
          <table:table-cell/>
          <table:table-cell office:value-type="float" office:value="0.943863" calcext:value-type="float">
            <text:p>0.943863</text:p>
          </table:table-cell>
          <table:table-cell/>
          <table:table-cell office:value-type="float" office:value="0.974348" calcext:value-type="float">
            <text:p>0.974348</text:p>
          </table:table-cell>
          <table:table-cell/>
          <table:table-cell office:value-type="float" office:value="0.96913" calcext:value-type="float">
            <text:p>0.96913</text:p>
          </table:table-cell>
          <table:table-cell/>
          <table:table-cell office:value-type="float" office:value="0.869585" calcext:value-type="float">
            <text:p>0.869585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9606" calcext:value-type="float">
            <text:p>0.979606</text:p>
          </table:table-cell>
          <table:table-cell/>
          <table:table-cell office:value-type="float" office:value="0.979658" calcext:value-type="float">
            <text:p>0.979658</text:p>
          </table:table-cell>
          <table:table-cell/>
          <table:table-cell office:value-type="float" office:value="0.979487" calcext:value-type="float">
            <text:p>0.979487</text:p>
          </table:table-cell>
          <table:table-cell/>
          <table:table-cell office:value-type="float" office:value="0.954078" calcext:value-type="float">
            <text:p>0.95407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5074" calcext:value-type="float">
            <text:p>0.965074</text:p>
          </table:table-cell>
          <table:table-cell/>
          <table:table-cell office:value-type="float" office:value="0.947214" calcext:value-type="float">
            <text:p>0.947214</text:p>
          </table:table-cell>
          <table:table-cell/>
          <table:table-cell office:value-type="float" office:value="0.97" calcext:value-type="float">
            <text:p>0.97</text:p>
          </table:table-cell>
          <table:table-cell/>
          <table:table-cell office:value-type="float" office:value="0.971739" calcext:value-type="float">
            <text:p>0.971739</text:p>
          </table:table-cell>
          <table:table-cell/>
          <table:table-cell office:value-type="float" office:value="0.867281" calcext:value-type="float">
            <text:p>0.867281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9428" calcext:value-type="float">
            <text:p>0.979428</text:p>
          </table:table-cell>
          <table:table-cell/>
          <table:table-cell office:value-type="float" office:value="0.982178" calcext:value-type="float">
            <text:p>0.982178</text:p>
          </table:table-cell>
          <table:table-cell/>
          <table:table-cell office:value-type="float" office:value="0.941629" calcext:value-type="float">
            <text:p>0.941629</text:p>
          </table:table-cell>
          <table:table-cell/>
          <table:table-cell office:value-type="float" office:value="0.94563" calcext:value-type="float">
            <text:p>0.945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9089" calcext:value-type="float">
            <text:p>0.969089</text:p>
          </table:table-cell>
          <table:table-cell/>
          <table:table-cell office:value-type="float" office:value="0.945119" calcext:value-type="float">
            <text:p>0.945119</text:p>
          </table:table-cell>
          <table:table-cell/>
          <table:table-cell office:value-type="float" office:value="0.983478" calcext:value-type="float">
            <text:p>0.983478</text:p>
          </table:table-cell>
          <table:table-cell/>
          <table:table-cell office:value-type="float" office:value="0.980435" calcext:value-type="float">
            <text:p>0.980435</text:p>
          </table:table-cell>
          <table:table-cell/>
          <table:table-cell office:value-type="float" office:value="0.870046" calcext:value-type="float">
            <text:p>0.870046</text:p>
          </table:table-cell>
          <table:table-cell/>
          <table:table-cell office:value-type="float" office:value="0.983025" calcext:value-type="float">
            <text:p>0.983025</text:p>
          </table:table-cell>
          <table:table-cell/>
          <table:table-cell office:value-type="float" office:value="0.979249" calcext:value-type="float">
            <text:p>0.979249</text:p>
          </table:table-cell>
          <table:table-cell/>
          <table:table-cell office:value-type="float" office:value="0.975338" calcext:value-type="float">
            <text:p>0.975338</text:p>
          </table:table-cell>
          <table:table-cell/>
          <table:table-cell office:value-type="float" office:value="0.945551" calcext:value-type="float">
            <text:p>0.945551</text:p>
          </table:table-cell>
          <table:table-cell/>
          <table:table-cell office:value-type="float" office:value="0.93534" calcext:value-type="float">
            <text:p>0.935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95664" calcext:value-type="float">
            <text:p>0.795664</text:p>
          </table:table-cell>
          <table:table-cell/>
          <table:table-cell office:value-type="float" office:value="0.943444" calcext:value-type="float">
            <text:p>0.943444</text:p>
          </table:table-cell>
          <table:table-cell/>
          <table:table-cell office:value-type="float" office:value="0.965652" calcext:value-type="float">
            <text:p>0.965652</text:p>
          </table:table-cell>
          <table:table-cell/>
          <table:table-cell office:value-type="float" office:value="0.968261" calcext:value-type="float">
            <text:p>0.968261</text:p>
          </table:table-cell>
          <table:table-cell/>
          <table:table-cell office:value-type="float" office:value="0.871429" calcext:value-type="float">
            <text:p>0.871429</text:p>
          </table:table-cell>
          <table:table-cell/>
          <table:table-cell office:value-type="float" office:value="0.88786" calcext:value-type="float">
            <text:p>0.88786</text:p>
          </table:table-cell>
          <table:table-cell/>
          <table:table-cell office:value-type="float" office:value="0.979785" calcext:value-type="float">
            <text:p>0.979785</text:p>
          </table:table-cell>
          <table:table-cell/>
          <table:table-cell office:value-type="float" office:value="0.975338" calcext:value-type="float">
            <text:p>0.975338</text:p>
          </table:table-cell>
          <table:table-cell/>
          <table:table-cell office:value-type="float" office:value="0.935596" calcext:value-type="float">
            <text:p>0.935596</text:p>
          </table:table-cell>
          <table:table-cell/>
          <table:table-cell office:value-type="float" office:value="0.970511" calcext:value-type="float">
            <text:p>0.9705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7884" calcext:value-type="float">
            <text:p>0.967884</text:p>
          </table:table-cell>
          <table:table-cell/>
          <table:table-cell office:value-type="float" office:value="0.947214" calcext:value-type="float">
            <text:p>0.947214</text:p>
          </table:table-cell>
          <table:table-cell/>
          <table:table-cell office:value-type="float" office:value="0.982174" calcext:value-type="float">
            <text:p>0.982174</text:p>
          </table:table-cell>
          <table:table-cell/>
          <table:table-cell office:value-type="float" office:value="0.969565" calcext:value-type="float">
            <text:p>0.969565</text:p>
          </table:table-cell>
          <table:table-cell/>
          <table:table-cell office:value-type="float" office:value="0.86682" calcext:value-type="float">
            <text:p>0.86682</text:p>
          </table:table-cell>
          <table:table-cell/>
          <table:table-cell office:value-type="float" office:value="0.893004" calcext:value-type="float">
            <text:p>0.893004</text:p>
          </table:table-cell>
          <table:table-cell/>
          <table:table-cell office:value-type="float" office:value="0.975492" calcext:value-type="float">
            <text:p>0.975492</text:p>
          </table:table-cell>
          <table:table-cell/>
          <table:table-cell office:value-type="float" office:value="0.975518" calcext:value-type="float">
            <text:p>0.975518</text:p>
          </table:table-cell>
          <table:table-cell/>
          <table:table-cell office:value-type="float" office:value="0.963801" calcext:value-type="float">
            <text:p>0.963801</text:p>
          </table:table-cell>
          <table:table-cell/>
          <table:table-cell office:value-type="float" office:value="0.96575" calcext:value-type="float">
            <text:p>0.965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3725" calcext:value-type="float">
            <text:p>0.923725</text:p>
          </table:table-cell>
          <table:table-cell/>
          <table:table-cell office:value-type="float" office:value="0.949728" calcext:value-type="float">
            <text:p>0.949728</text:p>
          </table:table-cell>
          <table:table-cell/>
          <table:table-cell office:value-type="float" office:value="0.975652" calcext:value-type="float">
            <text:p>0.975652</text:p>
          </table:table-cell>
          <table:table-cell/>
          <table:table-cell office:value-type="float" office:value="0.976522" calcext:value-type="float">
            <text:p>0.976522</text:p>
          </table:table-cell>
          <table:table-cell/>
          <table:table-cell office:value-type="float" office:value="0.865899" calcext:value-type="float">
            <text:p>0.865899</text:p>
          </table:table-cell>
          <table:table-cell/>
          <table:table-cell office:value-type="float" office:value="0.893004" calcext:value-type="float">
            <text:p>0.893004</text:p>
          </table:table-cell>
          <table:table-cell/>
          <table:table-cell office:value-type="float" office:value="0.979785" calcext:value-type="float">
            <text:p>0.979785</text:p>
          </table:table-cell>
          <table:table-cell/>
          <table:table-cell office:value-type="float" office:value="0.980558" calcext:value-type="float">
            <text:p>0.980558</text:p>
          </table:table-cell>
          <table:table-cell/>
          <table:table-cell office:value-type="float" office:value="0.971192" calcext:value-type="float">
            <text:p>0.971192</text:p>
          </table:table-cell>
          <table:table-cell/>
          <table:table-cell office:value-type="float" office:value="0.94732" calcext:value-type="float">
            <text:p>0.947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1827" calcext:value-type="float">
            <text:p>0.951827</text:p>
          </table:table-cell>
          <table:table-cell/>
          <table:table-cell office:value-type="float" office:value="0.936741" calcext:value-type="float">
            <text:p>0.936741</text:p>
          </table:table-cell>
          <table:table-cell/>
          <table:table-cell office:value-type="float" office:value="0.949565" calcext:value-type="float">
            <text:p>0.949565</text:p>
          </table:table-cell>
          <table:table-cell/>
          <table:table-cell office:value-type="float" office:value="0.963043" calcext:value-type="float">
            <text:p>0.963043</text:p>
          </table:table-cell>
          <table:table-cell/>
          <table:table-cell office:value-type="float" office:value="0.870046" calcext:value-type="float">
            <text:p>0.870046</text:p>
          </table:table-cell>
          <table:table-cell/>
          <table:table-cell office:value-type="float" office:value="0.93107" calcext:value-type="float">
            <text:p>0.93107</text:p>
          </table:table-cell>
          <table:table-cell/>
          <table:table-cell office:value-type="float" office:value="0.978354" calcext:value-type="float">
            <text:p>0.978354</text:p>
          </table:table-cell>
          <table:table-cell/>
          <table:table-cell office:value-type="float" office:value="0.970297" calcext:value-type="float">
            <text:p>0.970297</text:p>
          </table:table-cell>
          <table:table-cell/>
          <table:table-cell office:value-type="float" office:value="0.973152" calcext:value-type="float">
            <text:p>0.973152</text:p>
          </table:table-cell>
          <table:table-cell/>
          <table:table-cell office:value-type="float" office:value="0.958839" calcext:value-type="float">
            <text:p>0.9588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7776" calcext:value-type="float">
            <text:p>0.937776</text:p>
          </table:table-cell>
          <table:table-cell/>
          <table:table-cell office:value-type="float" office:value="0.939673" calcext:value-type="float">
            <text:p>0.939673</text:p>
          </table:table-cell>
          <table:table-cell/>
          <table:table-cell office:value-type="float" office:value="0.955217" calcext:value-type="float">
            <text:p>0.955217</text:p>
          </table:table-cell>
          <table:table-cell/>
          <table:table-cell office:value-type="float" office:value="0.954348" calcext:value-type="float">
            <text:p>0.954348</text:p>
          </table:table-cell>
          <table:table-cell/>
          <table:table-cell office:value-type="float" office:value="0.873733" calcext:value-type="float">
            <text:p>0.873733</text:p>
          </table:table-cell>
          <table:table-cell/>
          <table:table-cell office:value-type="float" office:value="0.881173" calcext:value-type="float">
            <text:p>0.881173</text:p>
          </table:table-cell>
          <table:table-cell/>
          <table:table-cell office:value-type="float" office:value="0.979428" calcext:value-type="float">
            <text:p>0.979428</text:p>
          </table:table-cell>
          <table:table-cell/>
          <table:table-cell office:value-type="float" office:value="0.981458" calcext:value-type="float">
            <text:p>0.981458</text:p>
          </table:table-cell>
          <table:table-cell/>
          <table:table-cell office:value-type="float" office:value="0.958824" calcext:value-type="float">
            <text:p>0.958824</text:p>
          </table:table-cell>
          <table:table-cell/>
          <table:table-cell office:value-type="float" office:value="0.963754" calcext:value-type="float">
            <text:p>0.96375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433" calcext:value-type="float">
            <text:p>0.93433</text:p>
          </table:table-cell>
          <table:table-cell/>
          <table:table-cell office:value-type="float" office:value="0.894064" calcext:value-type="float">
            <text:p>0.894064</text:p>
          </table:table-cell>
          <table:table-cell/>
          <table:table-cell office:value-type="float" office:value="0.94789" calcext:value-type="float">
            <text:p>0.94789</text:p>
          </table:table-cell>
          <table:table-cell/>
          <table:table-cell office:value-type="float" office:value="0.935831" calcext:value-type="float">
            <text:p>0.935831</text:p>
          </table:table-cell>
          <table:table-cell/>
          <table:table-cell office:value-type="float" office:value="0.860391" calcext:value-type="float">
            <text:p>0.860391</text:p>
          </table:table-cell>
          <table:table-cell/>
          <table:table-cell office:value-type="float" office:value="0.872093" calcext:value-type="float">
            <text:p>0.872093</text:p>
          </table:table-cell>
          <table:table-cell/>
          <table:table-cell office:value-type="float" office:value="0.972129" calcext:value-type="float">
            <text:p>0.972129</text:p>
          </table:table-cell>
          <table:table-cell/>
          <table:table-cell office:value-type="float" office:value="0.969989" calcext:value-type="float">
            <text:p>0.969989</text:p>
          </table:table-cell>
          <table:table-cell/>
          <table:table-cell office:value-type="float" office:value="0.9675" calcext:value-type="float">
            <text:p>0.9675</text:p>
          </table:table-cell>
          <table:table-cell/>
          <table:table-cell office:value-type="float" office:value="0.957313" calcext:value-type="float">
            <text:p>0.957313</text:p>
          </table:table-cell>
          <table:table-cell table:number-columns-repeated="100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0.962666" calcext:value-type="float">
            <text:p>0.962666</text:p>
          </table:table-cell>
          <table:table-cell table:style-name="ce1" table:formula="of:=AVERAGE([.B63:.B72])" office:value-type="float" office:value="0.9580247" calcext:value-type="float">
            <text:p>0.9580247</text:p>
          </table:table-cell>
          <table:table-cell table:style-name="ce1" office:value-type="float" office:value="0.960201" calcext:value-type="float">
            <text:p>0.960201</text:p>
          </table:table-cell>
          <table:table-cell table:style-name="ce1" table:formula="of:=AVERAGE([.D63:.D72])" office:value-type="float" office:value="0.9363032" calcext:value-type="float">
            <text:p>0.9363032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table:formula="of:=AVERAGE([.F63:.F72])" office:value-type="float" office:value="0.9614911" calcext:value-type="float">
            <text:p>0.9614911</text:p>
          </table:table-cell>
          <table:table-cell table:style-name="ce1" office:value-type="float" office:value="0.969565" calcext:value-type="float">
            <text:p>0.969565</text:p>
          </table:table-cell>
          <table:table-cell table:style-name="ce1" table:formula="of:=AVERAGE([.H63:.H72])" office:value-type="float" office:value="0.9654077" calcext:value-type="float">
            <text:p>0.9654077</text:p>
          </table:table-cell>
          <table:table-cell table:style-name="ce1" office:value-type="float" office:value="0.874194" calcext:value-type="float">
            <text:p>0.874194</text:p>
          </table:table-cell>
          <table:table-cell table:style-name="ce1" table:formula="of:=AVERAGE([.J63:.J72])" office:value-type="float" office:value="0.8676975" calcext:value-type="float">
            <text:p>0.8676975</text:p>
          </table:table-cell>
          <table:table-cell table:style-name="ce1" office:value-type="float" office:value="0.964506" calcext:value-type="float">
            <text:p>0.964506</text:p>
          </table:table-cell>
          <table:table-cell table:style-name="ce1" table:formula="of:=AVERAGE([.L63:.L72])" office:value-type="float" office:value="0.9190708" calcext:value-type="float">
            <text:p>0.9190708</text:p>
          </table:table-cell>
          <table:table-cell table:style-name="ce1" office:value-type="float" office:value="0.979785" calcext:value-type="float">
            <text:p>0.979785</text:p>
          </table:table-cell>
          <table:table-cell table:style-name="ce1" table:formula="of:=AVERAGE([.N63:.N72])" office:value-type="float" office:value="0.9785907" calcext:value-type="float">
            <text:p>0.9785907</text:p>
          </table:table-cell>
          <table:table-cell table:style-name="ce1" office:value-type="float" office:value="0.975878" calcext:value-type="float">
            <text:p>0.975878</text:p>
          </table:table-cell>
          <table:table-cell table:style-name="ce1" table:formula="of:=AVERAGE([.P63:.P72])" office:value-type="float" office:value="0.9768174" calcext:value-type="float">
            <text:p>0.9768174</text:p>
          </table:table-cell>
          <table:table-cell table:style-name="ce1" office:value-type="float" office:value="0.985822" calcext:value-type="float">
            <text:p>0.985822</text:p>
          </table:table-cell>
          <table:table-cell table:style-name="ce1" table:formula="of:=AVERAGE([.R63:.R72])" office:value-type="float" office:value="0.9626893" calcext:value-type="float">
            <text:p>0.9626893</text:p>
          </table:table-cell>
          <table:table-cell table:style-name="ce1" office:value-type="float" office:value="0.966825" calcext:value-type="float">
            <text:p>0.966825</text:p>
          </table:table-cell>
          <table:table-cell table:style-name="ce1" table:formula="of:=AVERAGE([.T63:.T72])" office:value-type="float" office:value="0.9586544" calcext:value-type="float">
            <text:p>0.9586544</text:p>
          </table:table-cell>
          <table:table-cell table:style-name="ce1" table:number-columns-repeated="982"/>
          <table:table-cell table:number-columns-repeated="21"/>
        </table:table-row>
        <table:table-row table:style-name="ro1">
          <table:table-cell/>
          <table:table-cell office:value-type="float" office:value="0.967884" calcext:value-type="float">
            <text:p>0.967884</text:p>
          </table:table-cell>
          <table:table-cell/>
          <table:table-cell office:value-type="float" office:value="0.943863" calcext:value-type="float">
            <text:p>0.943863</text:p>
          </table:table-cell>
          <table:table-cell/>
          <table:table-cell office:value-type="float" office:value="0.976087" calcext:value-type="float">
            <text:p>0.976087</text:p>
          </table:table-cell>
          <table:table-cell/>
          <table:table-cell office:value-type="float" office:value="0.970435" calcext:value-type="float">
            <text:p>0.970435</text:p>
          </table:table-cell>
          <table:table-cell/>
          <table:table-cell office:value-type="float" office:value="0.868203" calcext:value-type="float">
            <text:p>0.868203</text:p>
          </table:table-cell>
          <table:table-cell/>
          <table:table-cell office:value-type="float" office:value="0.971193" calcext:value-type="float">
            <text:p>0.971193</text:p>
          </table:table-cell>
          <table:table-cell/>
          <table:table-cell office:value-type="float" office:value="0.979606" calcext:value-type="float">
            <text:p>0.979606</text:p>
          </table:table-cell>
          <table:table-cell/>
          <table:table-cell office:value-type="float" office:value="0.980378" calcext:value-type="float">
            <text:p>0.980378</text:p>
          </table:table-cell>
          <table:table-cell/>
          <table:table-cell office:value-type="float" office:value="0.959728" calcext:value-type="float">
            <text:p>0.959728</text:p>
          </table:table-cell>
          <table:table-cell/>
          <table:table-cell office:value-type="float" office:value="0.960989" calcext:value-type="float">
            <text:p>0.96098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5476" calcext:value-type="float">
            <text:p>0.965476</text:p>
          </table:table-cell>
          <table:table-cell/>
          <table:table-cell office:value-type="float" office:value="0.963134" calcext:value-type="float">
            <text:p>0.963134</text:p>
          </table:table-cell>
          <table:table-cell/>
          <table:table-cell office:value-type="float" office:value="0.971739" calcext:value-type="float">
            <text:p>0.971739</text:p>
          </table:table-cell>
          <table:table-cell/>
          <table:table-cell office:value-type="float" office:value="0.98087" calcext:value-type="float">
            <text:p>0.98087</text:p>
          </table:table-cell>
          <table:table-cell/>
          <table:table-cell office:value-type="float" office:value="0.867742" calcext:value-type="float">
            <text:p>0.867742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0322" calcext:value-type="float">
            <text:p>0.980322</text:p>
          </table:table-cell>
          <table:table-cell/>
          <table:table-cell office:value-type="float" office:value="0.981998" calcext:value-type="float">
            <text:p>0.981998</text:p>
          </table:table-cell>
          <table:table-cell/>
          <table:table-cell office:value-type="float" office:value="0.976923" calcext:value-type="float">
            <text:p>0.976923</text:p>
          </table:table-cell>
          <table:table-cell/>
          <table:table-cell office:value-type="float" office:value="0.945784" calcext:value-type="float">
            <text:p>0.94578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1863" calcext:value-type="float">
            <text:p>0.961863</text:p>
          </table:table-cell>
          <table:table-cell/>
          <table:table-cell office:value-type="float" office:value="0.895685" calcext:value-type="float">
            <text:p>0.895685</text:p>
          </table:table-cell>
          <table:table-cell/>
          <table:table-cell office:value-type="float" office:value="0.971739" calcext:value-type="float">
            <text:p>0.971739</text:p>
          </table:table-cell>
          <table:table-cell/>
          <table:table-cell office:value-type="float" office:value="0.971739" calcext:value-type="float">
            <text:p>0.971739</text:p>
          </table:table-cell>
          <table:table-cell/>
          <table:table-cell office:value-type="float" office:value="0.869124" calcext:value-type="float">
            <text:p>0.869124</text:p>
          </table:table-cell>
          <table:table-cell/>
          <table:table-cell office:value-type="float" office:value="0.976337" calcext:value-type="float">
            <text:p>0.976337</text:p>
          </table:table-cell>
          <table:table-cell/>
          <table:table-cell office:value-type="float" office:value="0.979785" calcext:value-type="float">
            <text:p>0.979785</text:p>
          </table:table-cell>
          <table:table-cell/>
          <table:table-cell office:value-type="float" office:value="0.975338" calcext:value-type="float">
            <text:p>0.975338</text:p>
          </table:table-cell>
          <table:table-cell/>
          <table:table-cell office:value-type="float" office:value="0.949472" calcext:value-type="float">
            <text:p>0.949472</text:p>
          </table:table-cell>
          <table:table-cell/>
          <table:table-cell office:value-type="float" office:value="0.964214" calcext:value-type="float">
            <text:p>0.9642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5476" calcext:value-type="float">
            <text:p>0.965476</text:p>
          </table:table-cell>
          <table:table-cell/>
          <table:table-cell office:value-type="float" office:value="0.941768" calcext:value-type="float">
            <text:p>0.941768</text:p>
          </table:table-cell>
          <table:table-cell/>
          <table:table-cell office:value-type="float" office:value="0.973478" calcext:value-type="float">
            <text:p>0.973478</text:p>
          </table:table-cell>
          <table:table-cell/>
          <table:table-cell office:value-type="float" office:value="0.954783" calcext:value-type="float">
            <text:p>0.954783</text:p>
          </table:table-cell>
          <table:table-cell/>
          <table:table-cell office:value-type="float" office:value="0.868664" calcext:value-type="float">
            <text:p>0.868664</text:p>
          </table:table-cell>
          <table:table-cell/>
          <table:table-cell office:value-type="float" office:value="0.88786" calcext:value-type="float">
            <text:p>0.88786</text:p>
          </table:table-cell>
          <table:table-cell/>
          <table:table-cell office:value-type="float" office:value="0.979606" calcext:value-type="float">
            <text:p>0.979606</text:p>
          </table:table-cell>
          <table:table-cell/>
          <table:table-cell office:value-type="float" office:value="0.975338" calcext:value-type="float">
            <text:p>0.975338</text:p>
          </table:table-cell>
          <table:table-cell/>
          <table:table-cell office:value-type="float" office:value="0.902564" calcext:value-type="float">
            <text:p>0.902564</text:p>
          </table:table-cell>
          <table:table-cell/>
          <table:table-cell office:value-type="float" office:value="0.964368" calcext:value-type="float">
            <text:p>0.96436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79526" calcext:value-type="float">
            <text:p>0.979526</text:p>
          </table:table-cell>
          <table:table-cell/>
          <table:table-cell office:value-type="float" office:value="0.941349" calcext:value-type="float">
            <text:p>0.941349</text:p>
          </table:table-cell>
          <table:table-cell/>
          <table:table-cell office:value-type="float" office:value="0.935652" calcext:value-type="float">
            <text:p>0.935652</text:p>
          </table:table-cell>
          <table:table-cell/>
          <table:table-cell office:value-type="float" office:value="0.977391" calcext:value-type="float">
            <text:p>0.977391</text:p>
          </table:table-cell>
          <table:table-cell/>
          <table:table-cell office:value-type="float" office:value="0.86682" calcext:value-type="float">
            <text:p>0.86682</text:p>
          </table:table-cell>
          <table:table-cell/>
          <table:table-cell office:value-type="float" office:value="0.893004" calcext:value-type="float">
            <text:p>0.893004</text:p>
          </table:table-cell>
          <table:table-cell/>
          <table:table-cell office:value-type="float" office:value="0.978891" calcext:value-type="float">
            <text:p>0.978891</text:p>
          </table:table-cell>
          <table:table-cell/>
          <table:table-cell office:value-type="float" office:value="0.975338" calcext:value-type="float">
            <text:p>0.975338</text:p>
          </table:table-cell>
          <table:table-cell/>
          <table:table-cell office:value-type="float" office:value="0.98356" calcext:value-type="float">
            <text:p>0.98356</text:p>
          </table:table-cell>
          <table:table-cell/>
          <table:table-cell office:value-type="float" office:value="0.954385" calcext:value-type="float">
            <text:p>0.9543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5367" calcext:value-type="float">
            <text:p>0.935367</text:p>
          </table:table-cell>
          <table:table-cell/>
          <table:table-cell office:value-type="float" office:value="0.954755" calcext:value-type="float">
            <text:p>0.954755</text:p>
          </table:table-cell>
          <table:table-cell/>
          <table:table-cell office:value-type="float" office:value="0.972174" calcext:value-type="float">
            <text:p>0.972174</text:p>
          </table:table-cell>
          <table:table-cell/>
          <table:table-cell office:value-type="float" office:value="0.976957" calcext:value-type="float">
            <text:p>0.976957</text:p>
          </table:table-cell>
          <table:table-cell/>
          <table:table-cell office:value-type="float" office:value="0.86682" calcext:value-type="float">
            <text:p>0.86682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9606" calcext:value-type="float">
            <text:p>0.979606</text:p>
          </table:table-cell>
          <table:table-cell/>
          <table:table-cell office:value-type="float" office:value="0.982358" calcext:value-type="float">
            <text:p>0.982358</text:p>
          </table:table-cell>
          <table:table-cell/>
          <table:table-cell office:value-type="float" office:value="0.972549" calcext:value-type="float">
            <text:p>0.972549</text:p>
          </table:table-cell>
          <table:table-cell/>
          <table:table-cell office:value-type="float" office:value="0.954846" calcext:value-type="float">
            <text:p>0.9548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4637" calcext:value-type="float">
            <text:p>0.954637</text:p>
          </table:table-cell>
          <table:table-cell/>
          <table:table-cell office:value-type="float" office:value="0.913699" calcext:value-type="float">
            <text:p>0.913699</text:p>
          </table:table-cell>
          <table:table-cell/>
          <table:table-cell office:value-type="float" office:value="0.951739" calcext:value-type="float">
            <text:p>0.951739</text:p>
          </table:table-cell>
          <table:table-cell/>
          <table:table-cell office:value-type="float" office:value="0.958696" calcext:value-type="float">
            <text:p>0.958696</text:p>
          </table:table-cell>
          <table:table-cell/>
          <table:table-cell office:value-type="float" office:value="0.866359" calcext:value-type="float">
            <text:p>0.866359</text:p>
          </table:table-cell>
          <table:table-cell/>
          <table:table-cell office:value-type="float" office:value="0.889918" calcext:value-type="float">
            <text:p>0.889918</text:p>
          </table:table-cell>
          <table:table-cell/>
          <table:table-cell office:value-type="float" office:value="0.977639" calcext:value-type="float">
            <text:p>0.977639</text:p>
          </table:table-cell>
          <table:table-cell/>
          <table:table-cell office:value-type="float" office:value="0.975518" calcext:value-type="float">
            <text:p>0.975518</text:p>
          </table:table-cell>
          <table:table-cell/>
          <table:table-cell office:value-type="float" office:value="0.966968" calcext:value-type="float">
            <text:p>0.966968</text:p>
          </table:table-cell>
          <table:table-cell/>
          <table:table-cell office:value-type="float" office:value="0.952388" calcext:value-type="float">
            <text:p>0.95238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2629" calcext:value-type="float">
            <text:p>0.952629</text:p>
          </table:table-cell>
          <table:table-cell/>
          <table:table-cell office:value-type="float" office:value="0.914118" calcext:value-type="float">
            <text:p>0.914118</text:p>
          </table:table-cell>
          <table:table-cell/>
          <table:table-cell office:value-type="float" office:value="0.971304" calcext:value-type="float">
            <text:p>0.971304</text:p>
          </table:table-cell>
          <table:table-cell/>
          <table:table-cell office:value-type="float" office:value="0.956087" calcext:value-type="float">
            <text:p>0.956087</text:p>
          </table:table-cell>
          <table:table-cell/>
          <table:table-cell office:value-type="float" office:value="0.868203" calcext:value-type="float">
            <text:p>0.868203</text:p>
          </table:table-cell>
          <table:table-cell/>
          <table:table-cell office:value-type="float" office:value="0.882202" calcext:value-type="float">
            <text:p>0.882202</text:p>
          </table:table-cell>
          <table:table-cell/>
          <table:table-cell office:value-type="float" office:value="0.979249" calcext:value-type="float">
            <text:p>0.979249</text:p>
          </table:table-cell>
          <table:table-cell/>
          <table:table-cell office:value-type="float" office:value="0.973897" calcext:value-type="float">
            <text:p>0.973897</text:p>
          </table:table-cell>
          <table:table-cell/>
          <table:table-cell office:value-type="float" office:value="0.978431" calcext:value-type="float">
            <text:p>0.978431</text:p>
          </table:table-cell>
          <table:table-cell/>
          <table:table-cell office:value-type="float" office:value="0.962525" calcext:value-type="float">
            <text:p>0.9625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4723" calcext:value-type="float">
            <text:p>0.934723</text:p>
          </table:table-cell>
          <table:table-cell/>
          <table:table-cell office:value-type="float" office:value="0.93446" calcext:value-type="float">
            <text:p>0.93446</text:p>
          </table:table-cell>
          <table:table-cell/>
          <table:table-cell office:value-type="float" office:value="0.940999" calcext:value-type="float">
            <text:p>0.940999</text:p>
          </table:table-cell>
          <table:table-cell/>
          <table:table-cell office:value-type="float" office:value="0.937554" calcext:value-type="float">
            <text:p>0.937554</text:p>
          </table:table-cell>
          <table:table-cell/>
          <table:table-cell office:value-type="float" office:value="0.860846" calcext:value-type="float">
            <text:p>0.860846</text:p>
          </table:table-cell>
          <table:table-cell/>
          <table:table-cell office:value-type="float" office:value="0.948938" calcext:value-type="float">
            <text:p>0.948938</text:p>
          </table:table-cell>
          <table:table-cell/>
          <table:table-cell office:value-type="float" office:value="0.971418" calcext:value-type="float">
            <text:p>0.971418</text:p>
          </table:table-cell>
          <table:table-cell/>
          <table:table-cell office:value-type="float" office:value="0.972133" calcext:value-type="float">
            <text:p>0.972133</text:p>
          </table:table-cell>
          <table:table-cell/>
          <table:table-cell office:value-type="float" office:value="0.950876" calcext:value-type="float">
            <text:p>0.950876</text:p>
          </table:table-cell>
          <table:table-cell/>
          <table:table-cell office:value-type="float" office:value="0.96022" calcext:value-type="float">
            <text:p>0.96022</text:p>
          </table:table-cell>
          <table:table-cell table:number-columns-repeated="100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0.957045" calcext:value-type="float">
            <text:p>0.957045</text:p>
          </table:table-cell>
          <table:table-cell table:style-name="ce1" table:formula="of:=AVERAGE([.B73:.B82])" office:value-type="float" office:value="0.9550761" calcext:value-type="float">
            <text:p>0.9550761</text:p>
          </table:table-cell>
          <table:table-cell table:style-name="ce1" office:value-type="float" office:value="0.944282" calcext:value-type="float">
            <text:p>0.944282</text:p>
          </table:table-cell>
          <table:table-cell table:style-name="ce1" table:formula="of:=AVERAGE([.D73:.D82])" office:value-type="float" office:value="0.9426493" calcext:value-type="float">
            <text:p>0.9426493</text:p>
          </table:table-cell>
          <table:table-cell table:style-name="ce1" office:value-type="float" office:value="0.947826" calcext:value-type="float">
            <text:p>0.947826</text:p>
          </table:table-cell>
          <table:table-cell table:style-name="ce1" table:formula="of:=AVERAGE([.F73:.F82])" office:value-type="float" office:value="0.9640577" calcext:value-type="float">
            <text:p>0.9640577</text:p>
          </table:table-cell>
          <table:table-cell table:style-name="ce1" office:value-type="float" office:value="0.954783" calcext:value-type="float">
            <text:p>0.954783</text:p>
          </table:table-cell>
          <table:table-cell table:style-name="ce1" table:formula="of:=AVERAGE([.H73:.H82])" office:value-type="float" office:value="0.9666685" calcext:value-type="float">
            <text:p>0.9666685</text:p>
          </table:table-cell>
          <table:table-cell table:style-name="ce1" office:value-type="float" office:value="0.873733" calcext:value-type="float">
            <text:p>0.873733</text:p>
          </table:table-cell>
          <table:table-cell table:style-name="ce1" table:formula="of:=AVERAGE([.J73:.J82])" office:value-type="float" office:value="0.869539" calcext:value-type="float">
            <text:p>0.869539</text:p>
          </table:table-cell>
          <table:table-cell table:style-name="ce1" office:value-type="float" office:value="0.873457" calcext:value-type="float">
            <text:p>0.873457</text:p>
          </table:table-cell>
          <table:table-cell table:style-name="ce1" table:formula="of:=AVERAGE([.L73:.L82])" office:value-type="float" office:value="0.8931792" calcext:value-type="float">
            <text:p>0.8931792</text:p>
          </table:table-cell>
          <table:table-cell table:style-name="ce1" office:value-type="float" office:value="0.980501" calcext:value-type="float">
            <text:p>0.980501</text:p>
          </table:table-cell>
          <table:table-cell table:style-name="ce1" table:formula="of:=AVERAGE([.N73:.N82])" office:value-type="float" office:value="0.9772665" calcext:value-type="float">
            <text:p>0.9772665</text:p>
          </table:table-cell>
          <table:table-cell table:style-name="ce1" office:value-type="float" office:value="0.983618" calcext:value-type="float">
            <text:p>0.983618</text:p>
          </table:table-cell>
          <table:table-cell table:style-name="ce1" table:formula="of:=AVERAGE([.P73:.P82])" office:value-type="float" office:value="0.9760954" calcext:value-type="float">
            <text:p>0.9760954</text:p>
          </table:table-cell>
          <table:table-cell table:style-name="ce1" office:value-type="float" office:value="0.980543" calcext:value-type="float">
            <text:p>0.980543</text:p>
          </table:table-cell>
          <table:table-cell table:style-name="ce1" table:formula="of:=AVERAGE([.R73:.R82])" office:value-type="float" office:value="0.9698083" calcext:value-type="float">
            <text:p>0.9698083</text:p>
          </table:table-cell>
          <table:table-cell table:style-name="ce1" office:value-type="float" office:value="0.964829" calcext:value-type="float">
            <text:p>0.964829</text:p>
          </table:table-cell>
          <table:table-cell table:style-name="ce1" table:formula="of:=AVERAGE([.T73:.T82])" office:value-type="float" office:value="0.9616658" calcext:value-type="float">
            <text:p>0.9616658</text:p>
          </table:table-cell>
          <table:table-cell table:style-name="ce1" table:number-columns-repeated="982"/>
          <table:table-cell table:number-columns-repeated="21"/>
        </table:table-row>
        <table:table-row table:style-name="ro1">
          <table:table-cell/>
          <table:table-cell office:value-type="float" office:value="0.964673" calcext:value-type="float">
            <text:p>0.964673</text:p>
          </table:table-cell>
          <table:table-cell/>
          <table:table-cell office:value-type="float" office:value="0.957687" calcext:value-type="float">
            <text:p>0.957687</text:p>
          </table:table-cell>
          <table:table-cell/>
          <table:table-cell office:value-type="float" office:value="0.975652" calcext:value-type="float">
            <text:p>0.975652</text:p>
          </table:table-cell>
          <table:table-cell/>
          <table:table-cell office:value-type="float" office:value="0.975217" calcext:value-type="float">
            <text:p>0.975217</text:p>
          </table:table-cell>
          <table:table-cell/>
          <table:table-cell office:value-type="float" office:value="0.869585" calcext:value-type="float">
            <text:p>0.869585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7996" calcext:value-type="float">
            <text:p>0.977996</text:p>
          </table:table-cell>
          <table:table-cell/>
          <table:table-cell office:value-type="float" office:value="0.974797" calcext:value-type="float">
            <text:p>0.974797</text:p>
          </table:table-cell>
          <table:table-cell/>
          <table:table-cell office:value-type="float" office:value="0.957768" calcext:value-type="float">
            <text:p>0.957768</text:p>
          </table:table-cell>
          <table:table-cell/>
          <table:table-cell office:value-type="float" office:value="0.967747" calcext:value-type="float">
            <text:p>0.9677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9819" calcext:value-type="float">
            <text:p>0.949819</text:p>
          </table:table-cell>
          <table:table-cell/>
          <table:table-cell office:value-type="float" office:value="0.946376" calcext:value-type="float">
            <text:p>0.946376</text:p>
          </table:table-cell>
          <table:table-cell/>
          <table:table-cell office:value-type="float" office:value="0.981304" calcext:value-type="float">
            <text:p>0.981304</text:p>
          </table:table-cell>
          <table:table-cell/>
          <table:table-cell office:value-type="float" office:value="0.98087" calcext:value-type="float">
            <text:p>0.98087</text:p>
          </table:table-cell>
          <table:table-cell/>
          <table:table-cell office:value-type="float" office:value="0.876498" calcext:value-type="float">
            <text:p>0.876498</text:p>
          </table:table-cell>
          <table:table-cell/>
          <table:table-cell office:value-type="float" office:value="0.961934" calcext:value-type="float">
            <text:p>0.961934</text:p>
          </table:table-cell>
          <table:table-cell/>
          <table:table-cell office:value-type="float" office:value="0.979428" calcext:value-type="float">
            <text:p>0.979428</text:p>
          </table:table-cell>
          <table:table-cell/>
          <table:table-cell office:value-type="float" office:value="0.982718" calcext:value-type="float">
            <text:p>0.982718</text:p>
          </table:table-cell>
          <table:table-cell/>
          <table:table-cell office:value-type="float" office:value="0.975716" calcext:value-type="float">
            <text:p>0.975716</text:p>
          </table:table-cell>
          <table:table-cell/>
          <table:table-cell office:value-type="float" office:value="0.97174" calcext:value-type="float">
            <text:p>0.9717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9819" calcext:value-type="float">
            <text:p>0.949819</text:p>
          </table:table-cell>
          <table:table-cell/>
          <table:table-cell office:value-type="float" office:value="0.962296" calcext:value-type="float">
            <text:p>0.962296</text:p>
          </table:table-cell>
          <table:table-cell/>
          <table:table-cell office:value-type="float" office:value="0.973913" calcext:value-type="float">
            <text:p>0.973913</text:p>
          </table:table-cell>
          <table:table-cell/>
          <table:table-cell office:value-type="float" office:value="0.98" calcext:value-type="float">
            <text:p>0.98</text:p>
          </table:table-cell>
          <table:table-cell/>
          <table:table-cell office:value-type="float" office:value="0.870046" calcext:value-type="float">
            <text:p>0.870046</text:p>
          </table:table-cell>
          <table:table-cell/>
          <table:table-cell office:value-type="float" office:value="0.891975" calcext:value-type="float">
            <text:p>0.891975</text:p>
          </table:table-cell>
          <table:table-cell/>
          <table:table-cell office:value-type="float" office:value="0.981395" calcext:value-type="float">
            <text:p>0.981395</text:p>
          </table:table-cell>
          <table:table-cell/>
          <table:table-cell office:value-type="float" office:value="0.981458" calcext:value-type="float">
            <text:p>0.981458</text:p>
          </table:table-cell>
          <table:table-cell/>
          <table:table-cell office:value-type="float" office:value="0.976772" calcext:value-type="float">
            <text:p>0.976772</text:p>
          </table:table-cell>
          <table:table-cell/>
          <table:table-cell office:value-type="float" office:value="0.962986" calcext:value-type="float">
            <text:p>0.96298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4673" calcext:value-type="float">
            <text:p>0.964673</text:p>
          </table:table-cell>
          <table:table-cell/>
          <table:table-cell office:value-type="float" office:value="0.95685" calcext:value-type="float">
            <text:p>0.95685</text:p>
          </table:table-cell>
          <table:table-cell/>
          <table:table-cell office:value-type="float" office:value="0.968261" calcext:value-type="float">
            <text:p>0.968261</text:p>
          </table:table-cell>
          <table:table-cell/>
          <table:table-cell office:value-type="float" office:value="0.973478" calcext:value-type="float">
            <text:p>0.973478</text:p>
          </table:table-cell>
          <table:table-cell/>
          <table:table-cell office:value-type="float" office:value="0.868203" calcext:value-type="float">
            <text:p>0.868203</text:p>
          </table:table-cell>
          <table:table-cell/>
          <table:table-cell office:value-type="float" office:value="0.891461" calcext:value-type="float">
            <text:p>0.891461</text:p>
          </table:table-cell>
          <table:table-cell/>
          <table:table-cell office:value-type="float" office:value="0.984794" calcext:value-type="float">
            <text:p>0.984794</text:p>
          </table:table-cell>
          <table:table-cell/>
          <table:table-cell office:value-type="float" office:value="0.966877" calcext:value-type="float">
            <text:p>0.966877</text:p>
          </table:table-cell>
          <table:table-cell/>
          <table:table-cell office:value-type="float" office:value="0.935143" calcext:value-type="float">
            <text:p>0.935143</text:p>
          </table:table-cell>
          <table:table-cell/>
          <table:table-cell office:value-type="float" office:value="0.964061" calcext:value-type="float">
            <text:p>0.96406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77118" calcext:value-type="float">
            <text:p>0.977118</text:p>
          </table:table-cell>
          <table:table-cell/>
          <table:table-cell office:value-type="float" office:value="0.947214" calcext:value-type="float">
            <text:p>0.947214</text:p>
          </table:table-cell>
          <table:table-cell/>
          <table:table-cell office:value-type="float" office:value="0.976087" calcext:value-type="float">
            <text:p>0.976087</text:p>
          </table:table-cell>
          <table:table-cell/>
          <table:table-cell office:value-type="float" office:value="0.978696" calcext:value-type="float">
            <text:p>0.978696</text:p>
          </table:table-cell>
          <table:table-cell/>
          <table:table-cell office:value-type="float" office:value="0.865438" calcext:value-type="float">
            <text:p>0.865438</text:p>
          </table:table-cell>
          <table:table-cell/>
          <table:table-cell office:value-type="float" office:value="0.888889" calcext:value-type="float">
            <text:p>0.888889</text:p>
          </table:table-cell>
          <table:table-cell/>
          <table:table-cell office:value-type="float" office:value="0.959213" calcext:value-type="float">
            <text:p>0.959213</text:p>
          </table:table-cell>
          <table:table-cell/>
          <table:table-cell office:value-type="float" office:value="0.972817" calcext:value-type="float">
            <text:p>0.972817</text:p>
          </table:table-cell>
          <table:table-cell/>
          <table:table-cell office:value-type="float" office:value="0.979336" calcext:value-type="float">
            <text:p>0.979336</text:p>
          </table:table-cell>
          <table:table-cell/>
          <table:table-cell office:value-type="float" office:value="0.945784" calcext:value-type="float">
            <text:p>0.94578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212" calcext:value-type="float">
            <text:p>0.92212</text:p>
          </table:table-cell>
          <table:table-cell/>
          <table:table-cell office:value-type="float" office:value="0.939254" calcext:value-type="float">
            <text:p>0.939254</text:p>
          </table:table-cell>
          <table:table-cell/>
          <table:table-cell office:value-type="float" office:value="0.966522" calcext:value-type="float">
            <text:p>0.966522</text:p>
          </table:table-cell>
          <table:table-cell/>
          <table:table-cell office:value-type="float" office:value="0.973478" calcext:value-type="float">
            <text:p>0.973478</text:p>
          </table:table-cell>
          <table:table-cell/>
          <table:table-cell office:value-type="float" office:value="0.86682" calcext:value-type="float">
            <text:p>0.86682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4776" calcext:value-type="float">
            <text:p>0.974776</text:p>
          </table:table-cell>
          <table:table-cell/>
          <table:table-cell office:value-type="float" office:value="0.981818" calcext:value-type="float">
            <text:p>0.981818</text:p>
          </table:table-cell>
          <table:table-cell/>
          <table:table-cell office:value-type="float" office:value="0.967873" calcext:value-type="float">
            <text:p>0.967873</text:p>
          </table:table-cell>
          <table:table-cell/>
          <table:table-cell office:value-type="float" office:value="0.960989" calcext:value-type="float">
            <text:p>0.96098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7483" calcext:value-type="float">
            <text:p>0.967483</text:p>
          </table:table-cell>
          <table:table-cell/>
          <table:table-cell office:value-type="float" office:value="0.936322" calcext:value-type="float">
            <text:p>0.936322</text:p>
          </table:table-cell>
          <table:table-cell/>
          <table:table-cell office:value-type="float" office:value="0.956522" calcext:value-type="float">
            <text:p>0.956522</text:p>
          </table:table-cell>
          <table:table-cell/>
          <table:table-cell office:value-type="float" office:value="0.958261" calcext:value-type="float">
            <text:p>0.958261</text:p>
          </table:table-cell>
          <table:table-cell/>
          <table:table-cell office:value-type="float" office:value="0.86682" calcext:value-type="float">
            <text:p>0.86682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8175" calcext:value-type="float">
            <text:p>0.978175</text:p>
          </table:table-cell>
          <table:table-cell/>
          <table:table-cell office:value-type="float" office:value="0.969757" calcext:value-type="float">
            <text:p>0.969757</text:p>
          </table:table-cell>
          <table:table-cell/>
          <table:table-cell office:value-type="float" office:value="0.974057" calcext:value-type="float">
            <text:p>0.974057</text:p>
          </table:table-cell>
          <table:table-cell/>
          <table:table-cell office:value-type="float" office:value="0.964061" calcext:value-type="float">
            <text:p>0.96406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4637" calcext:value-type="float">
            <text:p>0.954637</text:p>
          </table:table-cell>
          <table:table-cell/>
          <table:table-cell office:value-type="float" office:value="0.914118" calcext:value-type="float">
            <text:p>0.914118</text:p>
          </table:table-cell>
          <table:table-cell/>
          <table:table-cell office:value-type="float" office:value="0.954783" calcext:value-type="float">
            <text:p>0.954783</text:p>
          </table:table-cell>
          <table:table-cell/>
          <table:table-cell office:value-type="float" office:value="0.954348" calcext:value-type="float">
            <text:p>0.954348</text:p>
          </table:table-cell>
          <table:table-cell/>
          <table:table-cell office:value-type="float" office:value="0.876037" calcext:value-type="float">
            <text:p>0.876037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4258" calcext:value-type="float">
            <text:p>0.984258</text:p>
          </table:table-cell>
          <table:table-cell/>
          <table:table-cell office:value-type="float" office:value="0.972817" calcext:value-type="float">
            <text:p>0.972817</text:p>
          </table:table-cell>
          <table:table-cell/>
          <table:table-cell office:value-type="float" office:value="0.978582" calcext:value-type="float">
            <text:p>0.978582</text:p>
          </table:table-cell>
          <table:table-cell/>
          <table:table-cell office:value-type="float" office:value="0.956842" calcext:value-type="float">
            <text:p>0.95684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3374" calcext:value-type="float">
            <text:p>0.943374</text:p>
          </table:table-cell>
          <table:table-cell/>
          <table:table-cell office:value-type="float" office:value="0.922094" calcext:value-type="float">
            <text:p>0.922094</text:p>
          </table:table-cell>
          <table:table-cell/>
          <table:table-cell office:value-type="float" office:value="0.939707" calcext:value-type="float">
            <text:p>0.939707</text:p>
          </table:table-cell>
          <table:table-cell/>
          <table:table-cell office:value-type="float" office:value="0.937554" calcext:value-type="float">
            <text:p>0.937554</text:p>
          </table:table-cell>
          <table:table-cell/>
          <table:table-cell office:value-type="float" office:value="0.86221" calcext:value-type="float">
            <text:p>0.86221</text:p>
          </table:table-cell>
          <table:table-cell/>
          <table:table-cell office:value-type="float" office:value="0.870576" calcext:value-type="float">
            <text:p>0.870576</text:p>
          </table:table-cell>
          <table:table-cell/>
          <table:table-cell office:value-type="float" office:value="0.972129" calcext:value-type="float">
            <text:p>0.972129</text:p>
          </table:table-cell>
          <table:table-cell/>
          <table:table-cell office:value-type="float" office:value="0.974277" calcext:value-type="float">
            <text:p>0.974277</text:p>
          </table:table-cell>
          <table:table-cell/>
          <table:table-cell office:value-type="float" office:value="0.972293" calcext:value-type="float">
            <text:p>0.972293</text:p>
          </table:table-cell>
          <table:table-cell/>
          <table:table-cell office:value-type="float" office:value="0.957619" calcext:value-type="float">
            <text:p>0.957619</text:p>
          </table:table-cell>
          <table:table-cell table:number-columns-repeated="100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.963067" calcext:value-type="float">
            <text:p>0.963067</text:p>
          </table:table-cell>
          <table:table-cell table:style-name="ce1" table:formula="of:=AVERAGE([.B83:.B92])" office:value-type="float" office:value="0.9559757" calcext:value-type="float">
            <text:p>0.9559757</text:p>
          </table:table-cell>
          <table:table-cell table:style-name="ce1" office:value-type="float" office:value="0.944282" calcext:value-type="float">
            <text:p>0.944282</text:p>
          </table:table-cell>
          <table:table-cell table:style-name="ce1" table:formula="of:=AVERAGE([.D83:.D92])" office:value-type="float" office:value="0.9405512" calcext:value-type="float">
            <text:p>0.9405512</text:p>
          </table:table-cell>
          <table:table-cell office:value-type="float" office:value="0.949565" calcext:value-type="float">
            <text:p>0.949565</text:p>
          </table:table-cell>
          <table:table-cell table:style-name="ce1" table:formula="of:=AVERAGE([.F83:.F92])" office:value-type="float" office:value="0.9704607" calcext:value-type="float">
            <text:p>0.9704607</text:p>
          </table:table-cell>
          <table:table-cell table:style-name="ce1" office:value-type="float" office:value="0.959565" calcext:value-type="float">
            <text:p>0.959565</text:p>
          </table:table-cell>
          <table:table-cell table:style-name="ce1" table:formula="of:=AVERAGE([.H83:.H92])" office:value-type="float" office:value="0.9656988" calcext:value-type="float">
            <text:p>0.9656988</text:p>
          </table:table-cell>
          <table:table-cell table:style-name="ce1" office:value-type="float" office:value="0.869124" calcext:value-type="float">
            <text:p>0.869124</text:p>
          </table:table-cell>
          <table:table-cell table:style-name="ce1" table:formula="of:=AVERAGE([.J83:.J92])" office:value-type="float" office:value="0.8670509" calcext:value-type="float">
            <text:p>0.8670509</text:p>
          </table:table-cell>
          <table:table-cell table:style-name="ce1" office:value-type="float" office:value="0.878601" calcext:value-type="float">
            <text:p>0.878601</text:p>
          </table:table-cell>
          <table:table-cell table:style-name="ce1" table:formula="of:=AVERAGE([.L83:.L92])" office:value-type="float" office:value="0.88603" calcext:value-type="float">
            <text:p>0.88603</text:p>
          </table:table-cell>
          <table:table-cell table:style-name="ce1" office:value-type="float" office:value="0.979785" calcext:value-type="float">
            <text:p>0.979785</text:p>
          </table:table-cell>
          <table:table-cell table:style-name="ce1" table:formula="of:=AVERAGE([.N83:.N92])" office:value-type="float" office:value="0.9789303" calcext:value-type="float">
            <text:p>0.9789303</text:p>
          </table:table-cell>
          <table:table-cell table:style-name="ce1" office:value-type="float" office:value="0.982898" calcext:value-type="float">
            <text:p>0.982898</text:p>
          </table:table-cell>
          <table:table-cell table:style-name="ce1" table:formula="of:=AVERAGE([.P83:.P92])" office:value-type="float" office:value="0.9788128" calcext:value-type="float">
            <text:p>0.9788128</text:p>
          </table:table-cell>
          <table:table-cell table:style-name="ce1" office:value-type="float" office:value="0.941629" calcext:value-type="float">
            <text:p>0.941629</text:p>
          </table:table-cell>
          <table:table-cell table:style-name="ce1" table:formula="of:=AVERAGE([.R83:.R92])" office:value-type="float" office:value="0.9599768" calcext:value-type="float">
            <text:p>0.9599768</text:p>
          </table:table-cell>
          <table:table-cell table:style-name="ce1" office:value-type="float" office:value="0.964829" calcext:value-type="float">
            <text:p>0.964829</text:p>
          </table:table-cell>
          <table:table-cell table:style-name="ce1" table:formula="of:=AVERAGE([.T83:.T92])" office:value-type="float" office:value="0.9526301" calcext:value-type="float">
            <text:p>0.9526301</text:p>
          </table:table-cell>
          <table:table-cell table:style-name="ce1" table:number-columns-repeated="982"/>
          <table:table-cell table:number-columns-repeated="21"/>
        </table:table-row>
        <table:table-row table:style-name="ro1">
          <table:table-cell/>
          <table:table-cell office:value-type="float" office:value="0.965074" calcext:value-type="float">
            <text:p>0.965074</text:p>
          </table:table-cell>
          <table:table-cell/>
          <table:table-cell office:value-type="float" office:value="0.941768" calcext:value-type="float">
            <text:p>0.941768</text:p>
          </table:table-cell>
          <table:table-cell/>
          <table:table-cell office:value-type="float" office:value="0.969565" calcext:value-type="float">
            <text:p>0.969565</text:p>
          </table:table-cell>
          <table:table-cell/>
          <table:table-cell office:value-type="float" office:value="0.976087" calcext:value-type="float">
            <text:p>0.976087</text:p>
          </table:table-cell>
          <table:table-cell/>
          <table:table-cell office:value-type="float" office:value="0.869585" calcext:value-type="float">
            <text:p>0.869585</text:p>
          </table:table-cell>
          <table:table-cell/>
          <table:table-cell office:value-type="float" office:value="0.891975" calcext:value-type="float">
            <text:p>0.891975</text:p>
          </table:table-cell>
          <table:table-cell/>
          <table:table-cell office:value-type="float" office:value="0.979249" calcext:value-type="float">
            <text:p>0.979249</text:p>
          </table:table-cell>
          <table:table-cell/>
          <table:table-cell office:value-type="float" office:value="0.981818" calcext:value-type="float">
            <text:p>0.981818</text:p>
          </table:table-cell>
          <table:table-cell/>
          <table:table-cell office:value-type="float" office:value="0.975113" calcext:value-type="float">
            <text:p>0.975113</text:p>
          </table:table-cell>
          <table:table-cell/>
          <table:table-cell office:value-type="float" office:value="0.961143" calcext:value-type="float">
            <text:p>0.9611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72702" calcext:value-type="float">
            <text:p>0.972702</text:p>
          </table:table-cell>
          <table:table-cell/>
          <table:table-cell office:value-type="float" office:value="0.957269" calcext:value-type="float">
            <text:p>0.957269</text:p>
          </table:table-cell>
          <table:table-cell/>
          <table:table-cell office:value-type="float" office:value="0.981304" calcext:value-type="float">
            <text:p>0.981304</text:p>
          </table:table-cell>
          <table:table-cell/>
          <table:table-cell office:value-type="float" office:value="0.984783" calcext:value-type="float">
            <text:p>0.984783</text:p>
          </table:table-cell>
          <table:table-cell/>
          <table:table-cell office:value-type="float" office:value="0.867742" calcext:value-type="float">
            <text:p>0.867742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4615" calcext:value-type="float">
            <text:p>0.984615</text:p>
          </table:table-cell>
          <table:table-cell/>
          <table:table-cell office:value-type="float" office:value="0.976598" calcext:value-type="float">
            <text:p>0.976598</text:p>
          </table:table-cell>
          <table:table-cell/>
          <table:table-cell office:value-type="float" office:value="0.938914" calcext:value-type="float">
            <text:p>0.938914</text:p>
          </table:table-cell>
          <table:table-cell/>
          <table:table-cell office:value-type="float" office:value="0.970972" calcext:value-type="float">
            <text:p>0.9709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0658" calcext:value-type="float">
            <text:p>0.960658</text:p>
          </table:table-cell>
          <table:table-cell/>
          <table:table-cell office:value-type="float" office:value="0.957269" calcext:value-type="float">
            <text:p>0.957269</text:p>
          </table:table-cell>
          <table:table-cell/>
          <table:table-cell office:value-type="float" office:value="0.979565" calcext:value-type="float">
            <text:p>0.979565</text:p>
          </table:table-cell>
          <table:table-cell/>
          <table:table-cell office:value-type="float" office:value="0.97087" calcext:value-type="float">
            <text:p>0.97087</text:p>
          </table:table-cell>
          <table:table-cell/>
          <table:table-cell office:value-type="float" office:value="0.86682" calcext:value-type="float">
            <text:p>0.86682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907" calcext:value-type="float">
            <text:p>0.97907</text:p>
          </table:table-cell>
          <table:table-cell/>
          <table:table-cell office:value-type="float" office:value="0.981458" calcext:value-type="float">
            <text:p>0.981458</text:p>
          </table:table-cell>
          <table:table-cell/>
          <table:table-cell office:value-type="float" office:value="0.973001" calcext:value-type="float">
            <text:p>0.973001</text:p>
          </table:table-cell>
          <table:table-cell/>
          <table:table-cell office:value-type="float" office:value="0.929197" calcext:value-type="float">
            <text:p>0.92919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106" calcext:value-type="float">
            <text:p>0.96106</text:p>
          </table:table-cell>
          <table:table-cell/>
          <table:table-cell office:value-type="float" office:value="0.942606" calcext:value-type="float">
            <text:p>0.942606</text:p>
          </table:table-cell>
          <table:table-cell/>
          <table:table-cell office:value-type="float" office:value="0.964783" calcext:value-type="float">
            <text:p>0.964783</text:p>
          </table:table-cell>
          <table:table-cell/>
          <table:table-cell office:value-type="float" office:value="0.947391" calcext:value-type="float">
            <text:p>0.947391</text:p>
          </table:table-cell>
          <table:table-cell/>
          <table:table-cell office:value-type="float" office:value="0.86682" calcext:value-type="float">
            <text:p>0.86682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9606" calcext:value-type="float">
            <text:p>0.979606</text:p>
          </table:table-cell>
          <table:table-cell/>
          <table:table-cell office:value-type="float" office:value="0.985959" calcext:value-type="float">
            <text:p>0.985959</text:p>
          </table:table-cell>
          <table:table-cell/>
          <table:table-cell office:value-type="float" office:value="0.951433" calcext:value-type="float">
            <text:p>0.951433</text:p>
          </table:table-cell>
          <table:table-cell/>
          <table:table-cell office:value-type="float" office:value="0.956074" calcext:value-type="float">
            <text:p>0.95607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0221" calcext:value-type="float">
            <text:p>0.950221</text:p>
          </table:table-cell>
          <table:table-cell/>
          <table:table-cell office:value-type="float" office:value="0.958944" calcext:value-type="float">
            <text:p>0.958944</text:p>
          </table:table-cell>
          <table:table-cell/>
          <table:table-cell office:value-type="float" office:value="0.978261" calcext:value-type="float">
            <text:p>0.978261</text:p>
          </table:table-cell>
          <table:table-cell/>
          <table:table-cell office:value-type="float" office:value="0.970435" calcext:value-type="float">
            <text:p>0.970435</text:p>
          </table:table-cell>
          <table:table-cell/>
          <table:table-cell office:value-type="float" office:value="0.86682" calcext:value-type="float">
            <text:p>0.86682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8891" calcext:value-type="float">
            <text:p>0.978891</text:p>
          </table:table-cell>
          <table:table-cell/>
          <table:table-cell office:value-type="float" office:value="0.982358" calcext:value-type="float">
            <text:p>0.982358</text:p>
          </table:table-cell>
          <table:table-cell/>
          <table:table-cell office:value-type="float" office:value="0.948718" calcext:value-type="float">
            <text:p>0.948718</text:p>
          </table:table-cell>
          <table:table-cell/>
          <table:table-cell office:value-type="float" office:value="0.959914" calcext:value-type="float">
            <text:p>0.9599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4199" calcext:value-type="float">
            <text:p>0.944199</text:p>
          </table:table-cell>
          <table:table-cell/>
          <table:table-cell office:value-type="float" office:value="0.933389" calcext:value-type="float">
            <text:p>0.933389</text:p>
          </table:table-cell>
          <table:table-cell/>
          <table:table-cell office:value-type="float" office:value="0.973478" calcext:value-type="float">
            <text:p>0.973478</text:p>
          </table:table-cell>
          <table:table-cell/>
          <table:table-cell office:value-type="float" office:value="0.972609" calcext:value-type="float">
            <text:p>0.972609</text:p>
          </table:table-cell>
          <table:table-cell/>
          <table:table-cell office:value-type="float" office:value="0.866359" calcext:value-type="float">
            <text:p>0.866359</text:p>
          </table:table-cell>
          <table:table-cell/>
          <table:table-cell office:value-type="float" office:value="0.889403" calcext:value-type="float">
            <text:p>0.889403</text:p>
          </table:table-cell>
          <table:table-cell/>
          <table:table-cell office:value-type="float" office:value="0.979785" calcext:value-type="float">
            <text:p>0.979785</text:p>
          </table:table-cell>
          <table:table-cell/>
          <table:table-cell office:value-type="float" office:value="0.967777" calcext:value-type="float">
            <text:p>0.967777</text:p>
          </table:table-cell>
          <table:table-cell/>
          <table:table-cell office:value-type="float" office:value="0.97632" calcext:value-type="float">
            <text:p>0.97632</text:p>
          </table:table-cell>
          <table:table-cell/>
          <table:table-cell office:value-type="float" office:value="0.944863" calcext:value-type="float">
            <text:p>0.9448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544" calcext:value-type="float">
            <text:p>0.95544</text:p>
          </table:table-cell>
          <table:table-cell/>
          <table:table-cell office:value-type="float" office:value="0.950566" calcext:value-type="float">
            <text:p>0.950566</text:p>
          </table:table-cell>
          <table:table-cell/>
          <table:table-cell office:value-type="float" office:value="0.968696" calcext:value-type="float">
            <text:p>0.968696</text:p>
          </table:table-cell>
          <table:table-cell/>
          <table:table-cell office:value-type="float" office:value="0.95913" calcext:value-type="float">
            <text:p>0.95913</text:p>
          </table:table-cell>
          <table:table-cell/>
          <table:table-cell office:value-type="float" office:value="0.867281" calcext:value-type="float">
            <text:p>0.867281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7281" calcext:value-type="float">
            <text:p>0.977281</text:p>
          </table:table-cell>
          <table:table-cell/>
          <table:table-cell office:value-type="float" office:value="0.972637" calcext:value-type="float">
            <text:p>0.972637</text:p>
          </table:table-cell>
          <table:table-cell/>
          <table:table-cell office:value-type="float" office:value="0.959125" calcext:value-type="float">
            <text:p>0.959125</text:p>
          </table:table-cell>
          <table:table-cell/>
          <table:table-cell office:value-type="float" office:value="0.966979" calcext:value-type="float">
            <text:p>0.96697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1827" calcext:value-type="float">
            <text:p>0.951827</text:p>
          </table:table-cell>
          <table:table-cell/>
          <table:table-cell office:value-type="float" office:value="0.920821" calcext:value-type="float">
            <text:p>0.920821</text:p>
          </table:table-cell>
          <table:table-cell/>
          <table:table-cell office:value-type="float" office:value="0.966522" calcext:value-type="float">
            <text:p>0.966522</text:p>
          </table:table-cell>
          <table:table-cell/>
          <table:table-cell office:value-type="float" office:value="0.964783" calcext:value-type="float">
            <text:p>0.964783</text:p>
          </table:table-cell>
          <table:table-cell/>
          <table:table-cell office:value-type="float" office:value="0.868203" calcext:value-type="float">
            <text:p>0.868203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907" calcext:value-type="float">
            <text:p>0.97907</text:p>
          </table:table-cell>
          <table:table-cell/>
          <table:table-cell office:value-type="float" office:value="0.981098" calcext:value-type="float">
            <text:p>0.981098</text:p>
          </table:table-cell>
          <table:table-cell/>
          <table:table-cell office:value-type="float" office:value="0.966667" calcext:value-type="float">
            <text:p>0.966667</text:p>
          </table:table-cell>
          <table:table-cell/>
          <table:table-cell office:value-type="float" office:value="0.941944" calcext:value-type="float">
            <text:p>0.94194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5509" calcext:value-type="float">
            <text:p>0.935509</text:p>
          </table:table-cell>
          <table:table-cell/>
          <table:table-cell office:value-type="float" office:value="0.898598" calcext:value-type="float">
            <text:p>0.898598</text:p>
          </table:table-cell>
          <table:table-cell/>
          <table:table-cell office:value-type="float" office:value="0.972868" calcext:value-type="float">
            <text:p>0.972868</text:p>
          </table:table-cell>
          <table:table-cell/>
          <table:table-cell office:value-type="float" office:value="0.951335" calcext:value-type="float">
            <text:p>0.951335</text:p>
          </table:table-cell>
          <table:table-cell/>
          <table:table-cell office:value-type="float" office:value="0.861755" calcext:value-type="float">
            <text:p>0.861755</text:p>
          </table:table-cell>
          <table:table-cell/>
          <table:table-cell office:value-type="float" office:value="0.870071" calcext:value-type="float">
            <text:p>0.870071</text:p>
          </table:table-cell>
          <table:table-cell/>
          <table:table-cell office:value-type="float" office:value="0.971951" calcext:value-type="float">
            <text:p>0.971951</text:p>
          </table:table-cell>
          <table:table-cell/>
          <table:table-cell office:value-type="float" office:value="0.975527" calcext:value-type="float">
            <text:p>0.975527</text:p>
          </table:table-cell>
          <table:table-cell/>
          <table:table-cell office:value-type="float" office:value="0.968848" calcext:value-type="float">
            <text:p>0.968848</text:p>
          </table:table-cell>
          <table:table-cell/>
          <table:table-cell office:value-type="float" office:value="0.930386" calcext:value-type="float">
            <text:p>0.930386</text:p>
          </table:table-cell>
          <table:table-cell table:number-columns-repeated="100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5544" calcext:value-type="float">
            <text:p>0.95544</text:p>
          </table:table-cell>
          <table:table-cell table:style-name="ce1" table:formula="of:=AVERAGE([.B93:.B102])" office:value-type="float" office:value="0.9531179" calcext:value-type="float">
            <text:p>0.9531179</text:p>
          </table:table-cell>
          <table:table-cell table:style-name="ce1" office:value-type="float" office:value="0.876414" calcext:value-type="float">
            <text:p>0.876414</text:p>
          </table:table-cell>
          <table:table-cell table:style-name="ce1" table:formula="of:=AVERAGE([.D93:.D102])" office:value-type="float" office:value="0.9448929" calcext:value-type="float">
            <text:p>0.9448929</text:p>
          </table:table-cell>
          <table:table-cell table:style-name="ce1" office:value-type="float" office:value="0.952609" calcext:value-type="float">
            <text:p>0.952609</text:p>
          </table:table-cell>
          <table:table-cell table:style-name="ce1" table:formula="of:=AVERAGE([.F93:.F102])" office:value-type="float" office:value="0.9650818" calcext:value-type="float">
            <text:p>0.9650818</text:p>
          </table:table-cell>
          <table:table-cell table:style-name="ce1" office:value-type="float" office:value="0.949565" calcext:value-type="float">
            <text:p>0.949565</text:p>
          </table:table-cell>
          <table:table-cell table:style-name="ce1" table:formula="of:=AVERAGE([.H93:.H102])" office:value-type="float" office:value="0.962813" calcext:value-type="float">
            <text:p>0.962813</text:p>
          </table:table-cell>
          <table:table-cell table:style-name="ce1" office:value-type="float" office:value="0.874654" calcext:value-type="float">
            <text:p>0.874654</text:p>
          </table:table-cell>
          <table:table-cell table:style-name="ce1" table:formula="of:=AVERAGE([.J93:.J102])" office:value-type="float" office:value="0.8696335" calcext:value-type="float">
            <text:p>0.8696335</text:p>
          </table:table-cell>
          <table:table-cell table:style-name="ce1" office:value-type="float" office:value="0.869856" calcext:value-type="float">
            <text:p>0.869856</text:p>
          </table:table-cell>
          <table:table-cell table:style-name="ce1" table:formula="of:=AVERAGE([.L93:.L102])" office:value-type="float" office:value="0.8951818" calcext:value-type="float">
            <text:p>0.8951818</text:p>
          </table:table-cell>
          <table:table-cell table:style-name="ce1" office:value-type="float" office:value="0.985331" calcext:value-type="float">
            <text:p>0.985331</text:p>
          </table:table-cell>
          <table:table-cell table:style-name="ce1" table:formula="of:=AVERAGE([.N93:.N102])" office:value-type="float" office:value="0.9793254" calcext:value-type="float">
            <text:p>0.9793254</text:p>
          </table:table-cell>
          <table:table-cell table:style-name="ce1" office:value-type="float" office:value="0.982178" calcext:value-type="float">
            <text:p>0.982178</text:p>
          </table:table-cell>
          <table:table-cell table:style-name="ce1" table:formula="of:=AVERAGE([.P93:.P102])" office:value-type="float" office:value="0.9783976" calcext:value-type="float">
            <text:p>0.9783976</text:p>
          </table:table-cell>
          <table:table-cell table:style-name="ce1" office:value-type="float" office:value="0.985822" calcext:value-type="float">
            <text:p>0.985822</text:p>
          </table:table-cell>
          <table:table-cell table:style-name="ce1" table:formula="of:=AVERAGE([.R93:.R102])" office:value-type="float" office:value="0.9707428" calcext:value-type="float">
            <text:p>0.9707428</text:p>
          </table:table-cell>
          <table:table-cell table:style-name="ce1" office:value-type="float" office:value="0.964829" calcext:value-type="float">
            <text:p>0.964829</text:p>
          </table:table-cell>
          <table:table-cell table:style-name="ce1" table:formula="of:=AVERAGE([.T93:.T102])" office:value-type="float" office:value="0.9579487" calcext:value-type="float">
            <text:p>0.9579487</text:p>
          </table:table-cell>
          <table:table-cell table:style-name="ce1" table:number-columns-repeated="982"/>
          <table:table-cell table:number-columns-repeated="21"/>
        </table:table-row>
        <table:table-row table:style-name="ro1">
          <table:table-cell/>
          <table:table-cell office:value-type="float" office:value="0.96387" calcext:value-type="float">
            <text:p>0.96387</text:p>
          </table:table-cell>
          <table:table-cell/>
          <table:table-cell office:value-type="float" office:value="0.955593" calcext:value-type="float">
            <text:p>0.955593</text:p>
          </table:table-cell>
          <table:table-cell/>
          <table:table-cell office:value-type="float" office:value="0.974348" calcext:value-type="float">
            <text:p>0.974348</text:p>
          </table:table-cell>
          <table:table-cell/>
          <table:table-cell office:value-type="float" office:value="0.978261" calcext:value-type="float">
            <text:p>0.978261</text:p>
          </table:table-cell>
          <table:table-cell/>
          <table:table-cell office:value-type="float" office:value="0.869585" calcext:value-type="float">
            <text:p>0.869585</text:p>
          </table:table-cell>
          <table:table-cell/>
          <table:table-cell office:value-type="float" office:value="0.894033" calcext:value-type="float">
            <text:p>0.894033</text:p>
          </table:table-cell>
          <table:table-cell/>
          <table:table-cell office:value-type="float" office:value="0.980501" calcext:value-type="float">
            <text:p>0.980501</text:p>
          </table:table-cell>
          <table:table-cell/>
          <table:table-cell office:value-type="float" office:value="0.980198" calcext:value-type="float">
            <text:p>0.980198</text:p>
          </table:table-cell>
          <table:table-cell/>
          <table:table-cell office:value-type="float" office:value="0.975566" calcext:value-type="float">
            <text:p>0.975566</text:p>
          </table:table-cell>
          <table:table-cell/>
          <table:table-cell office:value-type="float" office:value="0.964522" calcext:value-type="float">
            <text:p>0.96452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7848" calcext:value-type="float">
            <text:p>0.957848</text:p>
          </table:table-cell>
          <table:table-cell/>
          <table:table-cell office:value-type="float" office:value="0.969837" calcext:value-type="float">
            <text:p>0.969837</text:p>
          </table:table-cell>
          <table:table-cell/>
          <table:table-cell office:value-type="float" office:value="0.980435" calcext:value-type="float">
            <text:p>0.980435</text:p>
          </table:table-cell>
          <table:table-cell/>
          <table:table-cell office:value-type="float" office:value="0.963043" calcext:value-type="float">
            <text:p>0.963043</text:p>
          </table:table-cell>
          <table:table-cell/>
          <table:table-cell office:value-type="float" office:value="0.867742" calcext:value-type="float">
            <text:p>0.867742</text:p>
          </table:table-cell>
          <table:table-cell/>
          <table:table-cell office:value-type="float" office:value="0.890947" calcext:value-type="float">
            <text:p>0.890947</text:p>
          </table:table-cell>
          <table:table-cell/>
          <table:table-cell office:value-type="float" office:value="0.979606" calcext:value-type="float">
            <text:p>0.979606</text:p>
          </table:table-cell>
          <table:table-cell/>
          <table:table-cell office:value-type="float" office:value="0.982898" calcext:value-type="float">
            <text:p>0.982898</text:p>
          </table:table-cell>
          <table:table-cell/>
          <table:table-cell office:value-type="float" office:value="0.974962" calcext:value-type="float">
            <text:p>0.974962</text:p>
          </table:table-cell>
          <table:table-cell/>
          <table:table-cell office:value-type="float" office:value="0.963907" calcext:value-type="float">
            <text:p>0.96390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5074" calcext:value-type="float">
            <text:p>0.965074</text:p>
          </table:table-cell>
          <table:table-cell/>
          <table:table-cell office:value-type="float" office:value="0.974026" calcext:value-type="float">
            <text:p>0.974026</text:p>
          </table:table-cell>
          <table:table-cell/>
          <table:table-cell office:value-type="float" office:value="0.974348" calcext:value-type="float">
            <text:p>0.974348</text:p>
          </table:table-cell>
          <table:table-cell/>
          <table:table-cell office:value-type="float" office:value="0.97087" calcext:value-type="float">
            <text:p>0.97087</text:p>
          </table:table-cell>
          <table:table-cell/>
          <table:table-cell office:value-type="float" office:value="0.872811" calcext:value-type="float">
            <text:p>0.872811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5152" calcext:value-type="float">
            <text:p>0.985152</text:p>
          </table:table-cell>
          <table:table-cell/>
          <table:table-cell office:value-type="float" office:value="0.975518" calcext:value-type="float">
            <text:p>0.975518</text:p>
          </table:table-cell>
          <table:table-cell/>
          <table:table-cell office:value-type="float" office:value="0.978884" calcext:value-type="float">
            <text:p>0.978884</text:p>
          </table:table-cell>
          <table:table-cell/>
          <table:table-cell office:value-type="float" office:value="0.969283" calcext:value-type="float">
            <text:p>0.96928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7447" calcext:value-type="float">
            <text:p>0.957447</text:p>
          </table:table-cell>
          <table:table-cell/>
          <table:table-cell office:value-type="float" office:value="0.93716" calcext:value-type="float">
            <text:p>0.93716</text:p>
          </table:table-cell>
          <table:table-cell/>
          <table:table-cell office:value-type="float" office:value="0.953913" calcext:value-type="float">
            <text:p>0.953913</text:p>
          </table:table-cell>
          <table:table-cell/>
          <table:table-cell office:value-type="float" office:value="0.981304" calcext:value-type="float">
            <text:p>0.981304</text:p>
          </table:table-cell>
          <table:table-cell/>
          <table:table-cell office:value-type="float" office:value="0.868664" calcext:value-type="float">
            <text:p>0.868664</text:p>
          </table:table-cell>
          <table:table-cell/>
          <table:table-cell office:value-type="float" office:value="0.891975" calcext:value-type="float">
            <text:p>0.891975</text:p>
          </table:table-cell>
          <table:table-cell/>
          <table:table-cell office:value-type="float" office:value="0.981932" calcext:value-type="float">
            <text:p>0.981932</text:p>
          </table:table-cell>
          <table:table-cell/>
          <table:table-cell office:value-type="float" office:value="0.981998" calcext:value-type="float">
            <text:p>0.981998</text:p>
          </table:table-cell>
          <table:table-cell/>
          <table:table-cell office:value-type="float" office:value="0.931222" calcext:value-type="float">
            <text:p>0.931222</text:p>
          </table:table-cell>
          <table:table-cell/>
          <table:table-cell office:value-type="float" office:value="0.970051" calcext:value-type="float">
            <text:p>0.97005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7812" calcext:value-type="float">
            <text:p>0.947812</text:p>
          </table:table-cell>
          <table:table-cell/>
          <table:table-cell office:value-type="float" office:value="0.905739" calcext:value-type="float">
            <text:p>0.905739</text:p>
          </table:table-cell>
          <table:table-cell/>
          <table:table-cell office:value-type="float" office:value="0.96913" calcext:value-type="float">
            <text:p>0.96913</text:p>
          </table:table-cell>
          <table:table-cell/>
          <table:table-cell office:value-type="float" office:value="0.973478" calcext:value-type="float">
            <text:p>0.973478</text:p>
          </table:table-cell>
          <table:table-cell/>
          <table:table-cell office:value-type="float" office:value="0.867742" calcext:value-type="float">
            <text:p>0.867742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6029" calcext:value-type="float">
            <text:p>0.976029</text:p>
          </table:table-cell>
          <table:table-cell/>
          <table:table-cell office:value-type="float" office:value="0.982358" calcext:value-type="float">
            <text:p>0.982358</text:p>
          </table:table-cell>
          <table:table-cell/>
          <table:table-cell office:value-type="float" office:value="0.975566" calcext:value-type="float">
            <text:p>0.975566</text:p>
          </table:table-cell>
          <table:table-cell/>
          <table:table-cell office:value-type="float" office:value="0.962832" calcext:value-type="float">
            <text:p>0.9628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9016" calcext:value-type="float">
            <text:p>0.949016</text:p>
          </table:table-cell>
          <table:table-cell/>
          <table:table-cell office:value-type="float" office:value="0.973188" calcext:value-type="float">
            <text:p>0.973188</text:p>
          </table:table-cell>
          <table:table-cell/>
          <table:table-cell office:value-type="float" office:value="0.960435" calcext:value-type="float">
            <text:p>0.960435</text:p>
          </table:table-cell>
          <table:table-cell/>
          <table:table-cell office:value-type="float" office:value="0.969565" calcext:value-type="float">
            <text:p>0.969565</text:p>
          </table:table-cell>
          <table:table-cell/>
          <table:table-cell office:value-type="float" office:value="0.86682" calcext:value-type="float">
            <text:p>0.86682</text:p>
          </table:table-cell>
          <table:table-cell/>
          <table:table-cell office:value-type="float" office:value="0.95216" calcext:value-type="float">
            <text:p>0.95216</text:p>
          </table:table-cell>
          <table:table-cell/>
          <table:table-cell office:value-type="float" office:value="0.981038" calcext:value-type="float">
            <text:p>0.981038</text:p>
          </table:table-cell>
          <table:table-cell/>
          <table:table-cell office:value-type="float" office:value="0.977138" calcext:value-type="float">
            <text:p>0.977138</text:p>
          </table:table-cell>
          <table:table-cell/>
          <table:table-cell office:value-type="float" office:value="0.963047" calcext:value-type="float">
            <text:p>0.963047</text:p>
          </table:table-cell>
          <table:table-cell/>
          <table:table-cell office:value-type="float" office:value="0.957303" calcext:value-type="float">
            <text:p>0.95730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3396" calcext:value-type="float">
            <text:p>0.943396</text:p>
          </table:table-cell>
          <table:table-cell/>
          <table:table-cell office:value-type="float" office:value="0.94889" calcext:value-type="float">
            <text:p>0.94889</text:p>
          </table:table-cell>
          <table:table-cell/>
          <table:table-cell office:value-type="float" office:value="0.959565" calcext:value-type="float">
            <text:p>0.959565</text:p>
          </table:table-cell>
          <table:table-cell/>
          <table:table-cell office:value-type="float" office:value="0.91913" calcext:value-type="float">
            <text:p>0.91913</text:p>
          </table:table-cell>
          <table:table-cell/>
          <table:table-cell office:value-type="float" office:value="0.87235" calcext:value-type="float">
            <text:p>0.87235</text:p>
          </table:table-cell>
          <table:table-cell/>
          <table:table-cell office:value-type="float" office:value="0.914609" calcext:value-type="float">
            <text:p>0.914609</text:p>
          </table:table-cell>
          <table:table-cell/>
          <table:table-cell office:value-type="float" office:value="0.983005" calcext:value-type="float">
            <text:p>0.983005</text:p>
          </table:table-cell>
          <table:table-cell/>
          <table:table-cell office:value-type="float" office:value="0.970297" calcext:value-type="float">
            <text:p>0.970297</text:p>
          </table:table-cell>
          <table:table-cell/>
          <table:table-cell office:value-type="float" office:value="0.977677" calcext:value-type="float">
            <text:p>0.977677</text:p>
          </table:table-cell>
          <table:table-cell/>
          <table:table-cell office:value-type="float" office:value="0.928736" calcext:value-type="float">
            <text:p>0.92873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2228" calcext:value-type="float">
            <text:p>0.952228</text:p>
          </table:table-cell>
          <table:table-cell/>
          <table:table-cell office:value-type="float" office:value="0.94889" calcext:value-type="float">
            <text:p>0.94889</text:p>
          </table:table-cell>
          <table:table-cell/>
          <table:table-cell office:value-type="float" office:value="0.966087" calcext:value-type="float">
            <text:p>0.966087</text:p>
          </table:table-cell>
          <table:table-cell/>
          <table:table-cell office:value-type="float" office:value="0.954783" calcext:value-type="float">
            <text:p>0.954783</text:p>
          </table:table-cell>
          <table:table-cell/>
          <table:table-cell office:value-type="float" office:value="0.875576" calcext:value-type="float">
            <text:p>0.875576</text:p>
          </table:table-cell>
          <table:table-cell/>
          <table:table-cell office:value-type="float" office:value="0.888889" calcext:value-type="float">
            <text:p>0.888889</text:p>
          </table:table-cell>
          <table:table-cell/>
          <table:table-cell office:value-type="float" office:value="0.970662" calcext:value-type="float">
            <text:p>0.970662</text:p>
          </table:table-cell>
          <table:table-cell/>
          <table:table-cell office:value-type="float" office:value="0.974437" calcext:value-type="float">
            <text:p>0.974437</text:p>
          </table:table-cell>
          <table:table-cell/>
          <table:table-cell office:value-type="float" office:value="0.971041" calcext:value-type="float">
            <text:p>0.971041</text:p>
          </table:table-cell>
          <table:table-cell/>
          <table:table-cell office:value-type="float" office:value="0.939487" calcext:value-type="float">
            <text:p>0.9394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9048" calcext:value-type="float">
            <text:p>0.939048</text:p>
          </table:table-cell>
          <table:table-cell/>
          <table:table-cell office:value-type="float" office:value="0.959192" calcext:value-type="float">
            <text:p>0.959192</text:p>
          </table:table-cell>
          <table:table-cell/>
          <table:table-cell office:value-type="float" office:value="0.959948" calcext:value-type="float">
            <text:p>0.959948</text:p>
          </table:table-cell>
          <table:table-cell/>
          <table:table-cell office:value-type="float" office:value="0.968131" calcext:value-type="float">
            <text:p>0.968131</text:p>
          </table:table-cell>
          <table:table-cell/>
          <table:table-cell office:value-type="float" office:value="0.860391" calcext:value-type="float">
            <text:p>0.860391</text:p>
          </table:table-cell>
          <table:table-cell/>
          <table:table-cell office:value-type="float" office:value="0.872599" calcext:value-type="float">
            <text:p>0.872599</text:p>
          </table:table-cell>
          <table:table-cell/>
          <table:table-cell office:value-type="float" office:value="0.969998" calcext:value-type="float">
            <text:p>0.969998</text:p>
          </table:table-cell>
          <table:table-cell/>
          <table:table-cell office:value-type="float" office:value="0.976956" calcext:value-type="float">
            <text:p>0.976956</text:p>
          </table:table-cell>
          <table:table-cell/>
          <table:table-cell office:value-type="float" office:value="0.973641" calcext:value-type="float">
            <text:p>0.973641</text:p>
          </table:table-cell>
          <table:table-cell/>
          <table:table-cell office:value-type="float" office:value="0.958537" calcext:value-type="float">
            <text:p>0.958537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965476" calcext:value-type="float">
            <text:p>0.965476</text:p>
          </table:table-cell>
          <table:table-cell table:style-name="ce1" table:formula="of:=AVERAGE([.B103:.B112])" office:value-type="float" office:value="0.9346901" calcext:value-type="float">
            <text:p>0.9346901</text:p>
          </table:table-cell>
          <table:table-cell table:style-name="ce1" office:value-type="float" office:value="0.957687" calcext:value-type="float">
            <text:p>0.957687</text:p>
          </table:table-cell>
          <table:table-cell table:style-name="ce1" table:formula="of:=AVERAGE([.D103:.D112])" office:value-type="float" office:value="0.9403931" calcext:value-type="float">
            <text:p>0.9403931</text:p>
          </table:table-cell>
          <table:table-cell table:style-name="ce1" office:value-type="float" office:value="0.960435" calcext:value-type="float">
            <text:p>0.960435</text:p>
          </table:table-cell>
          <table:table-cell table:style-name="ce1" table:formula="of:=AVERAGE([.F103:.F112])" office:value-type="float" office:value="0.9643075" calcext:value-type="float">
            <text:p>0.9643075</text:p>
          </table:table-cell>
          <table:table-cell table:style-name="ce1" office:value-type="float" office:value="0.95087" calcext:value-type="float">
            <text:p>0.95087</text:p>
          </table:table-cell>
          <table:table-cell table:style-name="ce1" table:formula="of:=AVERAGE([.H103:.H112])" office:value-type="float" office:value="0.9691248" calcext:value-type="float">
            <text:p>0.9691248</text:p>
          </table:table-cell>
          <table:table-cell table:style-name="ce1" office:value-type="float" office:value="0.869124" calcext:value-type="float">
            <text:p>0.869124</text:p>
          </table:table-cell>
          <table:table-cell table:style-name="ce1" table:formula="of:=AVERAGE([.J103:.J112])" office:value-type="float" office:value="0.8684293" calcext:value-type="float">
            <text:p>0.8684293</text:p>
          </table:table-cell>
          <table:table-cell table:style-name="ce1" office:value-type="float" office:value="0.888375" calcext:value-type="float">
            <text:p>0.888375</text:p>
          </table:table-cell>
          <table:table-cell table:style-name="ce1" table:formula="of:=AVERAGE([.L103:.L112])" office:value-type="float" office:value="0.8880858" calcext:value-type="float">
            <text:p>0.8880858</text:p>
          </table:table-cell>
          <table:table-cell table:style-name="ce1" office:value-type="float" office:value="0.979964" calcext:value-type="float">
            <text:p>0.979964</text:p>
          </table:table-cell>
          <table:table-cell table:style-name="ce1" table:formula="of:=AVERAGE([.N103:.N112])" office:value-type="float" office:value="0.9784794" calcext:value-type="float">
            <text:p>0.9784794</text:p>
          </table:table-cell>
          <table:table-cell table:style-name="ce1" office:value-type="float" office:value="0.982898" calcext:value-type="float">
            <text:p>0.982898</text:p>
          </table:table-cell>
          <table:table-cell table:style-name="ce1" table:formula="of:=AVERAGE([.P103:.P112])" office:value-type="float" office:value="0.9774442" calcext:value-type="float">
            <text:p>0.9774442</text:p>
          </table:table-cell>
          <table:table-cell table:style-name="ce1" office:value-type="float" office:value="0.959728" calcext:value-type="float">
            <text:p>0.959728</text:p>
          </table:table-cell>
          <table:table-cell table:style-name="ce1" table:formula="of:=AVERAGE([.R103:.R112])" office:value-type="float" office:value="0.9687075" calcext:value-type="float">
            <text:p>0.9687075</text:p>
          </table:table-cell>
          <table:table-cell table:style-name="ce1" office:value-type="float" office:value="0.964522" calcext:value-type="float">
            <text:p>0.964522</text:p>
          </table:table-cell>
          <table:table-cell table:style-name="ce1" table:formula="of:=AVERAGE([.T103:.T112])" office:value-type="float" office:value="0.9559687" calcext:value-type="float">
            <text:p>0.9559687</text:p>
          </table:table-cell>
          <table:table-cell table:style-name="ce1" table:number-columns-repeated="982"/>
          <table:table-cell table:number-columns-repeated="21"/>
        </table:table-row>
        <table:table-row table:style-name="ro1">
          <table:table-cell/>
          <table:table-cell office:value-type="float" office:value="0.793657" calcext:value-type="float">
            <text:p>0.793657</text:p>
          </table:table-cell>
          <table:table-cell/>
          <table:table-cell office:value-type="float" office:value="0.965647" calcext:value-type="float">
            <text:p>0.965647</text:p>
          </table:table-cell>
          <table:table-cell/>
          <table:table-cell office:value-type="float" office:value="0.975652" calcext:value-type="float">
            <text:p>0.975652</text:p>
          </table:table-cell>
          <table:table-cell/>
          <table:table-cell office:value-type="float" office:value="0.97087" calcext:value-type="float">
            <text:p>0.97087</text:p>
          </table:table-cell>
          <table:table-cell/>
          <table:table-cell office:value-type="float" office:value="0.866359" calcext:value-type="float">
            <text:p>0.866359</text:p>
          </table:table-cell>
          <table:table-cell/>
          <table:table-cell office:value-type="float" office:value="0.891975" calcext:value-type="float">
            <text:p>0.891975</text:p>
          </table:table-cell>
          <table:table-cell/>
          <table:table-cell office:value-type="float" office:value="0.984437" calcext:value-type="float">
            <text:p>0.984437</text:p>
          </table:table-cell>
          <table:table-cell/>
          <table:table-cell office:value-type="float" office:value="0.981998" calcext:value-type="float">
            <text:p>0.981998</text:p>
          </table:table-cell>
          <table:table-cell/>
          <table:table-cell office:value-type="float" office:value="0.976621" calcext:value-type="float">
            <text:p>0.976621</text:p>
          </table:table-cell>
          <table:table-cell/>
          <table:table-cell office:value-type="float" office:value="0.964675" calcext:value-type="float">
            <text:p>0.9646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387" calcext:value-type="float">
            <text:p>0.96387</text:p>
          </table:table-cell>
          <table:table-cell/>
          <table:table-cell office:value-type="float" office:value="0.908253" calcext:value-type="float">
            <text:p>0.908253</text:p>
          </table:table-cell>
          <table:table-cell/>
          <table:table-cell office:value-type="float" office:value="0.97087" calcext:value-type="float">
            <text:p>0.97087</text:p>
          </table:table-cell>
          <table:table-cell/>
          <table:table-cell office:value-type="float" office:value="0.981304" calcext:value-type="float">
            <text:p>0.981304</text:p>
          </table:table-cell>
          <table:table-cell/>
          <table:table-cell office:value-type="float" office:value="0.868664" calcext:value-type="float">
            <text:p>0.868664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5331" calcext:value-type="float">
            <text:p>0.985331</text:p>
          </table:table-cell>
          <table:table-cell/>
          <table:table-cell office:value-type="float" office:value="0.982898" calcext:value-type="float">
            <text:p>0.982898</text:p>
          </table:table-cell>
          <table:table-cell/>
          <table:table-cell office:value-type="float" office:value="0.978733" calcext:value-type="float">
            <text:p>0.978733</text:p>
          </table:table-cell>
          <table:table-cell/>
          <table:table-cell office:value-type="float" office:value="0.940869" calcext:value-type="float">
            <text:p>0.9408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9053" calcext:value-type="float">
            <text:p>0.959053</text:p>
          </table:table-cell>
          <table:table-cell/>
          <table:table-cell office:value-type="float" office:value="0.980729" calcext:value-type="float">
            <text:p>0.980729</text:p>
          </table:table-cell>
          <table:table-cell/>
          <table:table-cell office:value-type="float" office:value="0.964348" calcext:value-type="float">
            <text:p>0.964348</text:p>
          </table:table-cell>
          <table:table-cell/>
          <table:table-cell office:value-type="float" office:value="0.973913" calcext:value-type="float">
            <text:p>0.973913</text:p>
          </table:table-cell>
          <table:table-cell/>
          <table:table-cell office:value-type="float" office:value="0.871429" calcext:value-type="float">
            <text:p>0.871429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4258" calcext:value-type="float">
            <text:p>0.984258</text:p>
          </table:table-cell>
          <table:table-cell/>
          <table:table-cell office:value-type="float" office:value="0.975518" calcext:value-type="float">
            <text:p>0.975518</text:p>
          </table:table-cell>
          <table:table-cell/>
          <table:table-cell office:value-type="float" office:value="0.978733" calcext:value-type="float">
            <text:p>0.978733</text:p>
          </table:table-cell>
          <table:table-cell/>
          <table:table-cell office:value-type="float" office:value="0.929965" calcext:value-type="float">
            <text:p>0.9299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3031" calcext:value-type="float">
            <text:p>0.953031</text:p>
          </table:table-cell>
          <table:table-cell/>
          <table:table-cell office:value-type="float" office:value="0.977377" calcext:value-type="float">
            <text:p>0.977377</text:p>
          </table:table-cell>
          <table:table-cell/>
          <table:table-cell office:value-type="float" office:value="0.95087" calcext:value-type="float">
            <text:p>0.95087</text:p>
          </table:table-cell>
          <table:table-cell/>
          <table:table-cell office:value-type="float" office:value="0.975217" calcext:value-type="float">
            <text:p>0.975217</text:p>
          </table:table-cell>
          <table:table-cell/>
          <table:table-cell office:value-type="float" office:value="0.868664" calcext:value-type="float">
            <text:p>0.868664</text:p>
          </table:table-cell>
          <table:table-cell/>
          <table:table-cell office:value-type="float" office:value="0.891975" calcext:value-type="float">
            <text:p>0.891975</text:p>
          </table:table-cell>
          <table:table-cell/>
          <table:table-cell office:value-type="float" office:value="0.983363" calcext:value-type="float">
            <text:p>0.983363</text:p>
          </table:table-cell>
          <table:table-cell/>
          <table:table-cell office:value-type="float" office:value="0.978578" calcext:value-type="float">
            <text:p>0.978578</text:p>
          </table:table-cell>
          <table:table-cell/>
          <table:table-cell office:value-type="float" office:value="0.944344" calcext:value-type="float">
            <text:p>0.944344</text:p>
          </table:table-cell>
          <table:table-cell/>
          <table:table-cell office:value-type="float" office:value="0.962525" calcext:value-type="float">
            <text:p>0.9625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8615" calcext:value-type="float">
            <text:p>0.948615</text:p>
          </table:table-cell>
          <table:table-cell/>
          <table:table-cell office:value-type="float" office:value="0.852953" calcext:value-type="float">
            <text:p>0.852953</text:p>
          </table:table-cell>
          <table:table-cell/>
          <table:table-cell office:value-type="float" office:value="0.98" calcext:value-type="float">
            <text:p>0.98</text:p>
          </table:table-cell>
          <table:table-cell/>
          <table:table-cell office:value-type="float" office:value="0.979565" calcext:value-type="float">
            <text:p>0.979565</text:p>
          </table:table-cell>
          <table:table-cell/>
          <table:table-cell office:value-type="float" office:value="0.867281" calcext:value-type="float">
            <text:p>0.867281</text:p>
          </table:table-cell>
          <table:table-cell/>
          <table:table-cell office:value-type="float" office:value="0.893519" calcext:value-type="float">
            <text:p>0.893519</text:p>
          </table:table-cell>
          <table:table-cell/>
          <table:table-cell office:value-type="float" office:value="0.976029" calcext:value-type="float">
            <text:p>0.976029</text:p>
          </table:table-cell>
          <table:table-cell/>
          <table:table-cell office:value-type="float" office:value="0.982538" calcext:value-type="float">
            <text:p>0.982538</text:p>
          </table:table-cell>
          <table:table-cell/>
          <table:table-cell office:value-type="float" office:value="0.97089" calcext:value-type="float">
            <text:p>0.97089</text:p>
          </table:table-cell>
          <table:table-cell/>
          <table:table-cell office:value-type="float" office:value="0.963446" calcext:value-type="float">
            <text:p>0.9634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6536" calcext:value-type="float">
            <text:p>0.926536</text:p>
          </table:table-cell>
          <table:table-cell/>
          <table:table-cell office:value-type="float" office:value="0.977377" calcext:value-type="float">
            <text:p>0.977377</text:p>
          </table:table-cell>
          <table:table-cell/>
          <table:table-cell office:value-type="float" office:value="0.967391" calcext:value-type="float">
            <text:p>0.967391</text:p>
          </table:table-cell>
          <table:table-cell/>
          <table:table-cell office:value-type="float" office:value="0.966087" calcext:value-type="float">
            <text:p>0.966087</text:p>
          </table:table-cell>
          <table:table-cell/>
          <table:table-cell office:value-type="float" office:value="0.86682" calcext:value-type="float">
            <text:p>0.86682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3882" calcext:value-type="float">
            <text:p>0.973882</text:p>
          </table:table-cell>
          <table:table-cell/>
          <table:table-cell office:value-type="float" office:value="0.967597" calcext:value-type="float">
            <text:p>0.967597</text:p>
          </table:table-cell>
          <table:table-cell/>
          <table:table-cell office:value-type="float" office:value="0.965008" calcext:value-type="float">
            <text:p>0.965008</text:p>
          </table:table-cell>
          <table:table-cell/>
          <table:table-cell office:value-type="float" office:value="0.954692" calcext:value-type="float">
            <text:p>0.9546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179" calcext:value-type="float">
            <text:p>0.94179</text:p>
          </table:table-cell>
          <table:table-cell/>
          <table:table-cell office:value-type="float" office:value="0.94889" calcext:value-type="float">
            <text:p>0.94889</text:p>
          </table:table-cell>
          <table:table-cell/>
          <table:table-cell office:value-type="float" office:value="0.960435" calcext:value-type="float">
            <text:p>0.960435</text:p>
          </table:table-cell>
          <table:table-cell/>
          <table:table-cell office:value-type="float" office:value="0.963478" calcext:value-type="float">
            <text:p>0.963478</text:p>
          </table:table-cell>
          <table:table-cell/>
          <table:table-cell office:value-type="float" office:value="0.866359" calcext:value-type="float">
            <text:p>0.866359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69946" calcext:value-type="float">
            <text:p>0.969946</text:p>
          </table:table-cell>
          <table:table-cell/>
          <table:table-cell office:value-type="float" office:value="0.970117" calcext:value-type="float">
            <text:p>0.970117</text:p>
          </table:table-cell>
          <table:table-cell/>
          <table:table-cell office:value-type="float" office:value="0.966063" calcext:value-type="float">
            <text:p>0.966063</text:p>
          </table:table-cell>
          <table:table-cell/>
          <table:table-cell office:value-type="float" office:value="0.963754" calcext:value-type="float">
            <text:p>0.96375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5038" calcext:value-type="float">
            <text:p>0.955038</text:p>
          </table:table-cell>
          <table:table-cell/>
          <table:table-cell office:value-type="float" office:value="0.891077" calcext:value-type="float">
            <text:p>0.891077</text:p>
          </table:table-cell>
          <table:table-cell/>
          <table:table-cell office:value-type="float" office:value="0.961739" calcext:value-type="float">
            <text:p>0.961739</text:p>
          </table:table-cell>
          <table:table-cell/>
          <table:table-cell office:value-type="float" office:value="0.969565" calcext:value-type="float">
            <text:p>0.969565</text:p>
          </table:table-cell>
          <table:table-cell/>
          <table:table-cell office:value-type="float" office:value="0.874654" calcext:value-type="float">
            <text:p>0.874654</text:p>
          </table:table-cell>
          <table:table-cell/>
          <table:table-cell office:value-type="float" office:value="0.890432" calcext:value-type="float">
            <text:p>0.890432</text:p>
          </table:table-cell>
          <table:table-cell/>
          <table:table-cell office:value-type="float" office:value="0.970662" calcext:value-type="float">
            <text:p>0.970662</text:p>
          </table:table-cell>
          <table:table-cell/>
          <table:table-cell office:value-type="float" office:value="0.976058" calcext:value-type="float">
            <text:p>0.976058</text:p>
          </table:table-cell>
          <table:table-cell/>
          <table:table-cell office:value-type="float" office:value="0.974962" calcext:value-type="float">
            <text:p>0.974962</text:p>
          </table:table-cell>
          <table:table-cell/>
          <table:table-cell office:value-type="float" office:value="0.960068" calcext:value-type="float">
            <text:p>0.96006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9835" calcext:value-type="float">
            <text:p>0.939835</text:p>
          </table:table-cell>
          <table:table-cell/>
          <table:table-cell office:value-type="float" office:value="0.943941" calcext:value-type="float">
            <text:p>0.943941</text:p>
          </table:table-cell>
          <table:table-cell/>
          <table:table-cell office:value-type="float" office:value="0.951335" calcext:value-type="float">
            <text:p>0.951335</text:p>
          </table:table-cell>
          <table:table-cell/>
          <table:table-cell office:value-type="float" office:value="0.960379" calcext:value-type="float">
            <text:p>0.960379</text:p>
          </table:table-cell>
          <table:table-cell/>
          <table:table-cell office:value-type="float" office:value="0.864939" calcext:value-type="float">
            <text:p>0.864939</text:p>
          </table:table-cell>
          <table:table-cell/>
          <table:table-cell office:value-type="float" office:value="0.871082" calcext:value-type="float">
            <text:p>0.871082</text:p>
          </table:table-cell>
          <table:table-cell/>
          <table:table-cell office:value-type="float" office:value="0.976922" calcext:value-type="float">
            <text:p>0.976922</text:p>
          </table:table-cell>
          <table:table-cell/>
          <table:table-cell office:value-type="float" office:value="0.976242" calcext:value-type="float">
            <text:p>0.976242</text:p>
          </table:table-cell>
          <table:table-cell/>
          <table:table-cell office:value-type="float" office:value="0.971993" calcext:value-type="float">
            <text:p>0.971993</text:p>
          </table:table-cell>
          <table:table-cell/>
          <table:table-cell office:value-type="float" office:value="0.955171" calcext:value-type="float">
            <text:p>0.955171</text:p>
          </table:table-cell>
          <table:table-cell table:number-columns-repeated="100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953031" calcext:value-type="float">
            <text:p>0.953031</text:p>
          </table:table-cell>
          <table:table-cell table:style-name="ce1" table:formula="of:=AVERAGE([.B113:.B122])" office:value-type="float" office:value="0.9112162" calcext:value-type="float">
            <text:p>0.9112162</text:p>
          </table:table-cell>
          <table:table-cell table:style-name="ce1" office:value-type="float" office:value="0.949309" calcext:value-type="float">
            <text:p>0.949309</text:p>
          </table:table-cell>
          <table:table-cell table:style-name="ce1" table:formula="of:=AVERAGE([.D113:.D122])" office:value-type="float" office:value="0.9543783" calcext:value-type="float">
            <text:p>0.9543783</text:p>
          </table:table-cell>
          <table:table-cell table:style-name="ce1" office:value-type="float" office:value="0.953043" calcext:value-type="float">
            <text:p>0.953043</text:p>
          </table:table-cell>
          <table:table-cell table:style-name="ce1" table:formula="of:=AVERAGE([.F113:.F122])" office:value-type="float" office:value="0.962273" calcext:value-type="float">
            <text:p>0.962273</text:p>
          </table:table-cell>
          <table:table-cell table:style-name="ce1" office:value-type="float" office:value="0.95913" calcext:value-type="float">
            <text:p>0.95913</text:p>
          </table:table-cell>
          <table:table-cell table:style-name="ce1" table:formula="of:=AVERAGE([.H113:.H122])" office:value-type="float" office:value="0.9665596" calcext:value-type="float">
            <text:p>0.9665596</text:p>
          </table:table-cell>
          <table:table-cell table:style-name="ce1" office:value-type="float" office:value="0.875115" calcext:value-type="float">
            <text:p>0.875115</text:p>
          </table:table-cell>
          <table:table-cell table:style-name="ce1" table:formula="of:=AVERAGE([.J113:.J122])" office:value-type="float" office:value="0.8673354" calcext:value-type="float">
            <text:p>0.8673354</text:p>
          </table:table-cell>
          <table:table-cell table:style-name="ce1" office:value-type="float" office:value="0.878086" calcext:value-type="float">
            <text:p>0.878086</text:p>
          </table:table-cell>
          <table:table-cell table:style-name="ce1" table:formula="of:=AVERAGE([.L113:.L122])" office:value-type="float" office:value="0.8863953" calcext:value-type="float">
            <text:p>0.8863953</text:p>
          </table:table-cell>
          <table:table-cell table:style-name="ce1" office:value-type="float" office:value="0.984973" calcext:value-type="float">
            <text:p>0.984973</text:p>
          </table:table-cell>
          <table:table-cell table:style-name="ce1" table:formula="of:=AVERAGE([.N113:.N122])" office:value-type="float" office:value="0.9777096" calcext:value-type="float">
            <text:p>0.9777096</text:p>
          </table:table-cell>
          <table:table-cell table:style-name="ce1" office:value-type="float" office:value="0.982718" calcext:value-type="float">
            <text:p>0.982718</text:p>
          </table:table-cell>
          <table:table-cell table:style-name="ce1" table:formula="of:=AVERAGE([.P113:.P122])" office:value-type="float" office:value="0.9783285" calcext:value-type="float">
            <text:p>0.9783285</text:p>
          </table:table-cell>
          <table:table-cell table:style-name="ce1" office:value-type="float" office:value="0.980392" calcext:value-type="float">
            <text:p>0.980392</text:p>
          </table:table-cell>
          <table:table-cell table:style-name="ce1" table:formula="of:=AVERAGE([.R113:.R122])" office:value-type="float" office:value="0.9704604" calcext:value-type="float">
            <text:p>0.9704604</text:p>
          </table:table-cell>
          <table:table-cell table:style-name="ce1" office:value-type="float" office:value="0.965136" calcext:value-type="float">
            <text:p>0.965136</text:p>
          </table:table-cell>
          <table:table-cell table:style-name="ce1" table:formula="of:=AVERAGE([.T113:.T122])" office:value-type="float" office:value="0.9640612" calcext:value-type="float">
            <text:p>0.9640612</text:p>
          </table:table-cell>
          <table:table-cell table:style-name="ce1" table:number-columns-repeated="982"/>
          <table:table-cell table:number-columns-repeated="21"/>
        </table:table-row>
        <table:table-row table:style-name="ro1">
          <table:table-cell/>
          <table:table-cell office:value-type="float" office:value="0.961461" calcext:value-type="float">
            <text:p>0.961461</text:p>
          </table:table-cell>
          <table:table-cell/>
          <table:table-cell office:value-type="float" office:value="0.906577" calcext:value-type="float">
            <text:p>0.906577</text:p>
          </table:table-cell>
          <table:table-cell/>
          <table:table-cell office:value-type="float" office:value="0.976957" calcext:value-type="float">
            <text:p>0.976957</text:p>
          </table:table-cell>
          <table:table-cell/>
          <table:table-cell office:value-type="float" office:value="0.962174" calcext:value-type="float">
            <text:p>0.962174</text:p>
          </table:table-cell>
          <table:table-cell/>
          <table:table-cell office:value-type="float" office:value="0.869585" calcext:value-type="float">
            <text:p>0.869585</text:p>
          </table:table-cell>
          <table:table-cell/>
          <table:table-cell office:value-type="float" office:value="0.891461" calcext:value-type="float">
            <text:p>0.891461</text:p>
          </table:table-cell>
          <table:table-cell/>
          <table:table-cell office:value-type="float" office:value="0.984973" calcext:value-type="float">
            <text:p>0.984973</text:p>
          </table:table-cell>
          <table:table-cell/>
          <table:table-cell office:value-type="float" office:value="0.977138" calcext:value-type="float">
            <text:p>0.977138</text:p>
          </table:table-cell>
          <table:table-cell/>
          <table:table-cell office:value-type="float" office:value="0.974208" calcext:value-type="float">
            <text:p>0.974208</text:p>
          </table:table-cell>
          <table:table-cell/>
          <table:table-cell office:value-type="float" office:value="0.962832" calcext:value-type="float">
            <text:p>0.9628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5074" calcext:value-type="float">
            <text:p>0.965074</text:p>
          </table:table-cell>
          <table:table-cell/>
          <table:table-cell office:value-type="float" office:value="0.973607" calcext:value-type="float">
            <text:p>0.973607</text:p>
          </table:table-cell>
          <table:table-cell/>
          <table:table-cell office:value-type="float" office:value="0.98087" calcext:value-type="float">
            <text:p>0.98087</text:p>
          </table:table-cell>
          <table:table-cell/>
          <table:table-cell office:value-type="float" office:value="0.971739" calcext:value-type="float">
            <text:p>0.971739</text:p>
          </table:table-cell>
          <table:table-cell/>
          <table:table-cell office:value-type="float" office:value="0.869124" calcext:value-type="float">
            <text:p>0.869124</text:p>
          </table:table-cell>
          <table:table-cell/>
          <table:table-cell office:value-type="float" office:value="0.890947" calcext:value-type="float">
            <text:p>0.890947</text:p>
          </table:table-cell>
          <table:table-cell/>
          <table:table-cell office:value-type="float" office:value="0.979249" calcext:value-type="float">
            <text:p>0.979249</text:p>
          </table:table-cell>
          <table:table-cell/>
          <table:table-cell office:value-type="float" office:value="0.981818" calcext:value-type="float">
            <text:p>0.981818</text:p>
          </table:table-cell>
          <table:table-cell/>
          <table:table-cell office:value-type="float" office:value="0.962293" calcext:value-type="float">
            <text:p>0.962293</text:p>
          </table:table-cell>
          <table:table-cell/>
          <table:table-cell office:value-type="float" office:value="0.964522" calcext:value-type="float">
            <text:p>0.96452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2666" calcext:value-type="float">
            <text:p>0.962666</text:p>
          </table:table-cell>
          <table:table-cell/>
          <table:table-cell office:value-type="float" office:value="0.9447" calcext:value-type="float">
            <text:p>0.9447</text:p>
          </table:table-cell>
          <table:table-cell/>
          <table:table-cell office:value-type="float" office:value="0.971739" calcext:value-type="float">
            <text:p>0.971739</text:p>
          </table:table-cell>
          <table:table-cell/>
          <table:table-cell office:value-type="float" office:value="0.971739" calcext:value-type="float">
            <text:p>0.971739</text:p>
          </table:table-cell>
          <table:table-cell/>
          <table:table-cell office:value-type="float" office:value="0.868203" calcext:value-type="float">
            <text:p>0.868203</text:p>
          </table:table-cell>
          <table:table-cell/>
          <table:table-cell office:value-type="float" office:value="0.894033" calcext:value-type="float">
            <text:p>0.894033</text:p>
          </table:table-cell>
          <table:table-cell/>
          <table:table-cell office:value-type="float" office:value="0.967979" calcext:value-type="float">
            <text:p>0.967979</text:p>
          </table:table-cell>
          <table:table-cell/>
          <table:table-cell office:value-type="float" office:value="0.974257" calcext:value-type="float">
            <text:p>0.974257</text:p>
          </table:table-cell>
          <table:table-cell/>
          <table:table-cell office:value-type="float" office:value="0.977526" calcext:value-type="float">
            <text:p>0.977526</text:p>
          </table:table-cell>
          <table:table-cell/>
          <table:table-cell office:value-type="float" office:value="0.956842" calcext:value-type="float">
            <text:p>0.95684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8651" calcext:value-type="float">
            <text:p>0.958651</text:p>
          </table:table-cell>
          <table:table-cell/>
          <table:table-cell office:value-type="float" office:value="0.979891" calcext:value-type="float">
            <text:p>0.979891</text:p>
          </table:table-cell>
          <table:table-cell/>
          <table:table-cell office:value-type="float" office:value="0.961304" calcext:value-type="float">
            <text:p>0.961304</text:p>
          </table:table-cell>
          <table:table-cell/>
          <table:table-cell office:value-type="float" office:value="0.968261" calcext:value-type="float">
            <text:p>0.968261</text:p>
          </table:table-cell>
          <table:table-cell/>
          <table:table-cell office:value-type="float" office:value="0.868664" calcext:value-type="float">
            <text:p>0.868664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2648" calcext:value-type="float">
            <text:p>0.982648</text:p>
          </table:table-cell>
          <table:table-cell/>
          <table:table-cell office:value-type="float" office:value="0.982358" calcext:value-type="float">
            <text:p>0.982358</text:p>
          </table:table-cell>
          <table:table-cell/>
          <table:table-cell office:value-type="float" office:value="0.938311" calcext:value-type="float">
            <text:p>0.938311</text:p>
          </table:table-cell>
          <table:table-cell/>
          <table:table-cell office:value-type="float" office:value="0.968361" calcext:value-type="float">
            <text:p>0.96836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89201" calcext:value-type="float">
            <text:p>0.889201</text:p>
          </table:table-cell>
          <table:table-cell/>
          <table:table-cell office:value-type="float" office:value="0.98031" calcext:value-type="float">
            <text:p>0.98031</text:p>
          </table:table-cell>
          <table:table-cell/>
          <table:table-cell office:value-type="float" office:value="0.97" calcext:value-type="float">
            <text:p>0.97</text:p>
          </table:table-cell>
          <table:table-cell/>
          <table:table-cell office:value-type="float" office:value="0.971304" calcext:value-type="float">
            <text:p>0.971304</text:p>
          </table:table-cell>
          <table:table-cell/>
          <table:table-cell office:value-type="float" office:value="0.86682" calcext:value-type="float">
            <text:p>0.86682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65295" calcext:value-type="float">
            <text:p>0.965295</text:p>
          </table:table-cell>
          <table:table-cell/>
          <table:table-cell office:value-type="float" office:value="0.982718" calcext:value-type="float">
            <text:p>0.982718</text:p>
          </table:table-cell>
          <table:table-cell/>
          <table:table-cell office:value-type="float" office:value="0.979035" calcext:value-type="float">
            <text:p>0.979035</text:p>
          </table:table-cell>
          <table:table-cell/>
          <table:table-cell office:value-type="float" office:value="0.960068" calcext:value-type="float">
            <text:p>0.96006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83621" calcext:value-type="float">
            <text:p>0.783621</text:p>
          </table:table-cell>
          <table:table-cell/>
          <table:table-cell office:value-type="float" office:value="0.95685" calcext:value-type="float">
            <text:p>0.95685</text:p>
          </table:table-cell>
          <table:table-cell/>
          <table:table-cell office:value-type="float" office:value="0.962174" calcext:value-type="float">
            <text:p>0.962174</text:p>
          </table:table-cell>
          <table:table-cell/>
          <table:table-cell office:value-type="float" office:value="0.972609" calcext:value-type="float">
            <text:p>0.972609</text:p>
          </table:table-cell>
          <table:table-cell/>
          <table:table-cell office:value-type="float" office:value="0.866359" calcext:value-type="float">
            <text:p>0.866359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9785" calcext:value-type="float">
            <text:p>0.979785</text:p>
          </table:table-cell>
          <table:table-cell/>
          <table:table-cell office:value-type="float" office:value="0.974797" calcext:value-type="float">
            <text:p>0.974797</text:p>
          </table:table-cell>
          <table:table-cell/>
          <table:table-cell office:value-type="float" office:value="0.977677" calcext:value-type="float">
            <text:p>0.977677</text:p>
          </table:table-cell>
          <table:table-cell/>
          <table:table-cell office:value-type="float" office:value="0.95761" calcext:value-type="float">
            <text:p>0.9576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6536" calcext:value-type="float">
            <text:p>0.926536</text:p>
          </table:table-cell>
          <table:table-cell/>
          <table:table-cell office:value-type="float" office:value="0.947214" calcext:value-type="float">
            <text:p>0.947214</text:p>
          </table:table-cell>
          <table:table-cell/>
          <table:table-cell office:value-type="float" office:value="0.958261" calcext:value-type="float">
            <text:p>0.958261</text:p>
          </table:table-cell>
          <table:table-cell/>
          <table:table-cell office:value-type="float" office:value="0.956522" calcext:value-type="float">
            <text:p>0.956522</text:p>
          </table:table-cell>
          <table:table-cell/>
          <table:table-cell office:value-type="float" office:value="0.866359" calcext:value-type="float">
            <text:p>0.866359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3542" calcext:value-type="float">
            <text:p>0.983542</text:p>
          </table:table-cell>
          <table:table-cell/>
          <table:table-cell office:value-type="float" office:value="0.972997" calcext:value-type="float">
            <text:p>0.972997</text:p>
          </table:table-cell>
          <table:table-cell/>
          <table:table-cell office:value-type="float" office:value="0.965762" calcext:value-type="float">
            <text:p>0.965762</text:p>
          </table:table-cell>
          <table:table-cell/>
          <table:table-cell office:value-type="float" office:value="0.974351" calcext:value-type="float">
            <text:p>0.97435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77198" calcext:value-type="float">
            <text:p>0.777198</text:p>
          </table:table-cell>
          <table:table-cell/>
          <table:table-cell office:value-type="float" office:value="0.95685" calcext:value-type="float">
            <text:p>0.95685</text:p>
          </table:table-cell>
          <table:table-cell/>
          <table:table-cell office:value-type="float" office:value="0.946522" calcext:value-type="float">
            <text:p>0.946522</text:p>
          </table:table-cell>
          <table:table-cell/>
          <table:table-cell office:value-type="float" office:value="0.971739" calcext:value-type="float">
            <text:p>0.971739</text:p>
          </table:table-cell>
          <table:table-cell/>
          <table:table-cell office:value-type="float" office:value="0.867281" calcext:value-type="float">
            <text:p>0.867281</text:p>
          </table:table-cell>
          <table:table-cell/>
          <table:table-cell office:value-type="float" office:value="0.888889" calcext:value-type="float">
            <text:p>0.888889</text:p>
          </table:table-cell>
          <table:table-cell/>
          <table:table-cell office:value-type="float" office:value="0.97102" calcext:value-type="float">
            <text:p>0.97102</text:p>
          </table:table-cell>
          <table:table-cell/>
          <table:table-cell office:value-type="float" office:value="0.981458" calcext:value-type="float">
            <text:p>0.981458</text:p>
          </table:table-cell>
          <table:table-cell/>
          <table:table-cell office:value-type="float" office:value="0.9819" calcext:value-type="float">
            <text:p>0.9819</text:p>
          </table:table-cell>
          <table:table-cell/>
          <table:table-cell office:value-type="float" office:value="0.972047" calcext:value-type="float">
            <text:p>0.9720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4723" calcext:value-type="float">
            <text:p>0.934723</text:p>
          </table:table-cell>
          <table:table-cell/>
          <table:table-cell office:value-type="float" office:value="0.948475" calcext:value-type="float">
            <text:p>0.948475</text:p>
          </table:table-cell>
          <table:table-cell/>
          <table:table-cell office:value-type="float" office:value="0.94186" calcext:value-type="float">
            <text:p>0.94186</text:p>
          </table:table-cell>
          <table:table-cell/>
          <table:table-cell office:value-type="float" office:value="0.960379" calcext:value-type="float">
            <text:p>0.960379</text:p>
          </table:table-cell>
          <table:table-cell/>
          <table:table-cell office:value-type="float" office:value="0.855844" calcext:value-type="float">
            <text:p>0.855844</text:p>
          </table:table-cell>
          <table:table-cell/>
          <table:table-cell office:value-type="float" office:value="0.867037" calcext:value-type="float">
            <text:p>0.867037</text:p>
          </table:table-cell>
          <table:table-cell/>
          <table:table-cell office:value-type="float" office:value="0.977632" calcext:value-type="float">
            <text:p>0.977632</text:p>
          </table:table-cell>
          <table:table-cell/>
          <table:table-cell office:value-type="float" office:value="0.973026" calcext:value-type="float">
            <text:p>0.973026</text:p>
          </table:table-cell>
          <table:table-cell/>
          <table:table-cell office:value-type="float" office:value="0.9675" calcext:value-type="float">
            <text:p>0.9675</text:p>
          </table:table-cell>
          <table:table-cell/>
          <table:table-cell office:value-type="float" office:value="0.958843" calcext:value-type="float">
            <text:p>0.958843</text:p>
          </table:table-cell>
          <table:table-cell table:number-columns-repeated="100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954637" calcext:value-type="float">
            <text:p>0.954637</text:p>
          </table:table-cell>
          <table:table-cell table:style-name="ce1" table:formula="of:=AVERAGE([.B123:.B132])" office:value-type="float" office:value="0.9394362" calcext:value-type="float">
            <text:p>0.9394362</text:p>
          </table:table-cell>
          <table:table-cell table:style-name="ce1" office:value-type="float" office:value="0.950147" calcext:value-type="float">
            <text:p>0.950147</text:p>
          </table:table-cell>
          <table:table-cell table:style-name="ce1" table:formula="of:=AVERAGE([.D123:.D132])" office:value-type="float" office:value="0.9521891" calcext:value-type="float">
            <text:p>0.9521891</text:p>
          </table:table-cell>
          <table:table-cell table:style-name="ce1" office:value-type="float" office:value="0.962609" calcext:value-type="float">
            <text:p>0.962609</text:p>
          </table:table-cell>
          <table:table-cell table:style-name="ce1" table:formula="of:=AVERAGE([.F123:.F132])" office:value-type="float" office:value="0.9620015" calcext:value-type="float">
            <text:p>0.9620015</text:p>
          </table:table-cell>
          <table:table-cell table:style-name="ce1" office:value-type="float" office:value="0.943913" calcext:value-type="float">
            <text:p>0.943913</text:p>
          </table:table-cell>
          <table:table-cell table:style-name="ce1" table:formula="of:=AVERAGE([.H123:.H132])" office:value-type="float" office:value="0.9668655" calcext:value-type="float">
            <text:p>0.9668655</text:p>
          </table:table-cell>
          <table:table-cell table:style-name="ce1" office:value-type="float" office:value="0.867281" calcext:value-type="float">
            <text:p>0.867281</text:p>
          </table:table-cell>
          <table:table-cell table:style-name="ce1" table:formula="of:=AVERAGE([.J123:.J132])" office:value-type="float" office:value="0.868433" calcext:value-type="float">
            <text:p>0.868433</text:p>
          </table:table-cell>
          <table:table-cell table:style-name="ce1" office:value-type="float" office:value="0.878086" calcext:value-type="float">
            <text:p>0.878086</text:p>
          </table:table-cell>
          <table:table-cell table:style-name="ce1" table:formula="of:=AVERAGE([.L123:.L132])" office:value-type="float" office:value="0.8724795" calcext:value-type="float">
            <text:p>0.8724795</text:p>
          </table:table-cell>
          <table:table-cell table:style-name="ce1" office:value-type="float" office:value="0.984973" calcext:value-type="float">
            <text:p>0.984973</text:p>
          </table:table-cell>
          <table:table-cell table:style-name="ce1" table:formula="of:=AVERAGE([.N123:.N132])" office:value-type="float" office:value="0.9805896" calcext:value-type="float">
            <text:p>0.9805896</text:p>
          </table:table-cell>
          <table:table-cell table:style-name="ce1" office:value-type="float" office:value="0.982178" calcext:value-type="float">
            <text:p>0.982178</text:p>
          </table:table-cell>
          <table:table-cell table:style-name="ce1" table:formula="of:=AVERAGE([.P123:.P132])" office:value-type="float" office:value="0.9744779" calcext:value-type="float">
            <text:p>0.9744779</text:p>
          </table:table-cell>
          <table:table-cell table:style-name="ce1" office:value-type="float" office:value="0.980995" calcext:value-type="float">
            <text:p>0.980995</text:p>
          </table:table-cell>
          <table:table-cell table:style-name="ce1" table:formula="of:=AVERAGE([.R123:.R132])" office:value-type="float" office:value="0.9679777" calcext:value-type="float">
            <text:p>0.9679777</text:p>
          </table:table-cell>
          <table:table-cell table:style-name="ce1" office:value-type="float" office:value="0.964982" calcext:value-type="float">
            <text:p>0.964982</text:p>
          </table:table-cell>
          <table:table-cell table:style-name="ce1" table:formula="of:=AVERAGE([.T123:.T132])" office:value-type="float" office:value="0.9660422" calcext:value-type="float">
            <text:p>0.9660422</text:p>
          </table:table-cell>
          <table:table-cell table:style-name="ce1" table:number-columns-repeated="982"/>
          <table:table-cell table:number-columns-repeated="21"/>
        </table:table-row>
        <table:table-row table:style-name="ro1">
          <table:table-cell/>
          <table:table-cell office:value-type="float" office:value="0.960658" calcext:value-type="float">
            <text:p>0.960658</text:p>
          </table:table-cell>
          <table:table-cell/>
          <table:table-cell office:value-type="float" office:value="0.970256" calcext:value-type="float">
            <text:p>0.970256</text:p>
          </table:table-cell>
          <table:table-cell/>
          <table:table-cell office:value-type="float" office:value="0.964783" calcext:value-type="float">
            <text:p>0.964783</text:p>
          </table:table-cell>
          <table:table-cell/>
          <table:table-cell office:value-type="float" office:value="0.976522" calcext:value-type="float">
            <text:p>0.976522</text:p>
          </table:table-cell>
          <table:table-cell/>
          <table:table-cell office:value-type="float" office:value="0.868203" calcext:value-type="float">
            <text:p>0.868203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9785" calcext:value-type="float">
            <text:p>0.979785</text:p>
          </table:table-cell>
          <table:table-cell/>
          <table:table-cell office:value-type="float" office:value="0.983438" calcext:value-type="float">
            <text:p>0.983438</text:p>
          </table:table-cell>
          <table:table-cell/>
          <table:table-cell office:value-type="float" office:value="0.972549" calcext:value-type="float">
            <text:p>0.972549</text:p>
          </table:table-cell>
          <table:table-cell/>
          <table:table-cell office:value-type="float" office:value="0.969743" calcext:value-type="float">
            <text:p>0.9697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9053" calcext:value-type="float">
            <text:p>0.959053</text:p>
          </table:table-cell>
          <table:table-cell/>
          <table:table-cell office:value-type="float" office:value="0.970675" calcext:value-type="float">
            <text:p>0.970675</text:p>
          </table:table-cell>
          <table:table-cell/>
          <table:table-cell office:value-type="float" office:value="0.98087" calcext:value-type="float">
            <text:p>0.98087</text:p>
          </table:table-cell>
          <table:table-cell/>
          <table:table-cell office:value-type="float" office:value="0.98087" calcext:value-type="float">
            <text:p>0.98087</text:p>
          </table:table-cell>
          <table:table-cell/>
          <table:table-cell office:value-type="float" office:value="0.869124" calcext:value-type="float">
            <text:p>0.869124</text:p>
          </table:table-cell>
          <table:table-cell/>
          <table:table-cell office:value-type="float" office:value="0.893004" calcext:value-type="float">
            <text:p>0.893004</text:p>
          </table:table-cell>
          <table:table-cell/>
          <table:table-cell office:value-type="float" office:value="0.984794" calcext:value-type="float">
            <text:p>0.984794</text:p>
          </table:table-cell>
          <table:table-cell/>
          <table:table-cell office:value-type="float" office:value="0.989739" calcext:value-type="float">
            <text:p>0.989739</text:p>
          </table:table-cell>
          <table:table-cell/>
          <table:table-cell office:value-type="float" office:value="0.973454" calcext:value-type="float">
            <text:p>0.973454</text:p>
          </table:table-cell>
          <table:table-cell/>
          <table:table-cell office:value-type="float" office:value="0.972969" calcext:value-type="float">
            <text:p>0.9729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825" calcext:value-type="float">
            <text:p>0.95825</text:p>
          </table:table-cell>
          <table:table-cell/>
          <table:table-cell office:value-type="float" office:value="0.91328" calcext:value-type="float">
            <text:p>0.91328</text:p>
          </table:table-cell>
          <table:table-cell/>
          <table:table-cell office:value-type="float" office:value="0.941739" calcext:value-type="float">
            <text:p>0.941739</text:p>
          </table:table-cell>
          <table:table-cell/>
          <table:table-cell office:value-type="float" office:value="0.973478" calcext:value-type="float">
            <text:p>0.973478</text:p>
          </table:table-cell>
          <table:table-cell/>
          <table:table-cell office:value-type="float" office:value="0.873272" calcext:value-type="float">
            <text:p>0.873272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3703" calcext:value-type="float">
            <text:p>0.973703</text:p>
          </table:table-cell>
          <table:table-cell/>
          <table:table-cell office:value-type="float" office:value="0.967777" calcext:value-type="float">
            <text:p>0.967777</text:p>
          </table:table-cell>
          <table:table-cell/>
          <table:table-cell office:value-type="float" office:value="0.973756" calcext:value-type="float">
            <text:p>0.973756</text:p>
          </table:table-cell>
          <table:table-cell/>
          <table:table-cell office:value-type="float" office:value="0.970358" calcext:value-type="float">
            <text:p>0.9703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4235" calcext:value-type="float">
            <text:p>0.954235</text:p>
          </table:table-cell>
          <table:table-cell/>
          <table:table-cell office:value-type="float" office:value="0.975283" calcext:value-type="float">
            <text:p>0.975283</text:p>
          </table:table-cell>
          <table:table-cell/>
          <table:table-cell office:value-type="float" office:value="0.959565" calcext:value-type="float">
            <text:p>0.959565</text:p>
          </table:table-cell>
          <table:table-cell/>
          <table:table-cell office:value-type="float" office:value="0.963043" calcext:value-type="float">
            <text:p>0.963043</text:p>
          </table:table-cell>
          <table:table-cell/>
          <table:table-cell office:value-type="float" office:value="0.868664" calcext:value-type="float">
            <text:p>0.868664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2826" calcext:value-type="float">
            <text:p>0.982826</text:p>
          </table:table-cell>
          <table:table-cell/>
          <table:table-cell office:value-type="float" office:value="0.972097" calcext:value-type="float">
            <text:p>0.972097</text:p>
          </table:table-cell>
          <table:table-cell/>
          <table:table-cell office:value-type="float" office:value="0.951735" calcext:value-type="float">
            <text:p>0.951735</text:p>
          </table:table-cell>
          <table:table-cell/>
          <table:table-cell office:value-type="float" office:value="0.963293" calcext:value-type="float">
            <text:p>0.96329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1024" calcext:value-type="float">
            <text:p>0.951024</text:p>
          </table:table-cell>
          <table:table-cell/>
          <table:table-cell office:value-type="float" office:value="0.979472" calcext:value-type="float">
            <text:p>0.979472</text:p>
          </table:table-cell>
          <table:table-cell/>
          <table:table-cell office:value-type="float" office:value="0.961739" calcext:value-type="float">
            <text:p>0.961739</text:p>
          </table:table-cell>
          <table:table-cell/>
          <table:table-cell office:value-type="float" office:value="0.973478" calcext:value-type="float">
            <text:p>0.973478</text:p>
          </table:table-cell>
          <table:table-cell/>
          <table:table-cell office:value-type="float" office:value="0.867742" calcext:value-type="float">
            <text:p>0.867742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6386" calcext:value-type="float">
            <text:p>0.976386</text:p>
          </table:table-cell>
          <table:table-cell/>
          <table:table-cell office:value-type="float" office:value="0.957876" calcext:value-type="float">
            <text:p>0.957876</text:p>
          </table:table-cell>
          <table:table-cell/>
          <table:table-cell office:value-type="float" office:value="0.980392" calcext:value-type="float">
            <text:p>0.980392</text:p>
          </table:table-cell>
          <table:table-cell/>
          <table:table-cell office:value-type="float" office:value="0.965443" calcext:value-type="float">
            <text:p>0.9654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8214" calcext:value-type="float">
            <text:p>0.948214</text:p>
          </table:table-cell>
          <table:table-cell/>
          <table:table-cell office:value-type="float" office:value="0.971093" calcext:value-type="float">
            <text:p>0.971093</text:p>
          </table:table-cell>
          <table:table-cell/>
          <table:table-cell office:value-type="float" office:value="0.968261" calcext:value-type="float">
            <text:p>0.968261</text:p>
          </table:table-cell>
          <table:table-cell/>
          <table:table-cell office:value-type="float" office:value="0.971739" calcext:value-type="float">
            <text:p>0.971739</text:p>
          </table:table-cell>
          <table:table-cell/>
          <table:table-cell office:value-type="float" office:value="0.86682" calcext:value-type="float">
            <text:p>0.86682</text:p>
          </table:table-cell>
          <table:table-cell/>
          <table:table-cell office:value-type="float" office:value="0.798868" calcext:value-type="float">
            <text:p>0.798868</text:p>
          </table:table-cell>
          <table:table-cell/>
          <table:table-cell office:value-type="float" office:value="0.98229" calcext:value-type="float">
            <text:p>0.98229</text:p>
          </table:table-cell>
          <table:table-cell/>
          <table:table-cell office:value-type="float" office:value="0.976238" calcext:value-type="float">
            <text:p>0.976238</text:p>
          </table:table-cell>
          <table:table-cell/>
          <table:table-cell office:value-type="float" office:value="0.971493" calcext:value-type="float">
            <text:p>0.971493</text:p>
          </table:table-cell>
          <table:table-cell/>
          <table:table-cell office:value-type="float" office:value="0.962218" calcext:value-type="float">
            <text:p>0.9622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8579" calcext:value-type="float">
            <text:p>0.938579</text:p>
          </table:table-cell>
          <table:table-cell/>
          <table:table-cell office:value-type="float" office:value="0.888982" calcext:value-type="float">
            <text:p>0.888982</text:p>
          </table:table-cell>
          <table:table-cell/>
          <table:table-cell office:value-type="float" office:value="0.96" calcext:value-type="float">
            <text:p>0.96</text:p>
          </table:table-cell>
          <table:table-cell/>
          <table:table-cell office:value-type="float" office:value="0.955652" calcext:value-type="float">
            <text:p>0.955652</text:p>
          </table:table-cell>
          <table:table-cell/>
          <table:table-cell office:value-type="float" office:value="0.87235" calcext:value-type="float">
            <text:p>0.87235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1753" calcext:value-type="float">
            <text:p>0.981753</text:p>
          </table:table-cell>
          <table:table-cell/>
          <table:table-cell office:value-type="float" office:value="0.972457" calcext:value-type="float">
            <text:p>0.972457</text:p>
          </table:table-cell>
          <table:table-cell/>
          <table:table-cell office:value-type="float" office:value="0.965008" calcext:value-type="float">
            <text:p>0.965008</text:p>
          </table:table-cell>
          <table:table-cell/>
          <table:table-cell office:value-type="float" office:value="0.965597" calcext:value-type="float">
            <text:p>0.96559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14934" calcext:value-type="float">
            <text:p>0.814934</text:p>
          </table:table-cell>
          <table:table-cell/>
          <table:table-cell office:value-type="float" office:value="0.947633" calcext:value-type="float">
            <text:p>0.947633</text:p>
          </table:table-cell>
          <table:table-cell/>
          <table:table-cell office:value-type="float" office:value="0.967391" calcext:value-type="float">
            <text:p>0.967391</text:p>
          </table:table-cell>
          <table:table-cell/>
          <table:table-cell office:value-type="float" office:value="0.971304" calcext:value-type="float">
            <text:p>0.971304</text:p>
          </table:table-cell>
          <table:table-cell/>
          <table:table-cell office:value-type="float" office:value="0.868664" calcext:value-type="float">
            <text:p>0.868664</text:p>
          </table:table-cell>
          <table:table-cell/>
          <table:table-cell office:value-type="float" office:value="0.889403" calcext:value-type="float">
            <text:p>0.889403</text:p>
          </table:table-cell>
          <table:table-cell/>
          <table:table-cell office:value-type="float" office:value="0.981932" calcext:value-type="float">
            <text:p>0.981932</text:p>
          </table:table-cell>
          <table:table-cell/>
          <table:table-cell office:value-type="float" office:value="0.972097" calcext:value-type="float">
            <text:p>0.972097</text:p>
          </table:table-cell>
          <table:table-cell/>
          <table:table-cell office:value-type="float" office:value="0.951282" calcext:value-type="float">
            <text:p>0.951282</text:p>
          </table:table-cell>
          <table:table-cell/>
          <table:table-cell office:value-type="float" office:value="0.966211" calcext:value-type="float">
            <text:p>0.9662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4778" calcext:value-type="float">
            <text:p>0.954778</text:p>
          </table:table-cell>
          <table:table-cell/>
          <table:table-cell office:value-type="float" office:value="0.95507" calcext:value-type="float">
            <text:p>0.95507</text:p>
          </table:table-cell>
          <table:table-cell/>
          <table:table-cell office:value-type="float" office:value="0.953058" calcext:value-type="float">
            <text:p>0.953058</text:p>
          </table:table-cell>
          <table:table-cell/>
          <table:table-cell office:value-type="float" office:value="0.958656" calcext:value-type="float">
            <text:p>0.958656</text:p>
          </table:table-cell>
          <table:table-cell/>
          <table:table-cell office:value-type="float" office:value="0.86221" calcext:value-type="float">
            <text:p>0.86221</text:p>
          </table:table-cell>
          <table:table-cell/>
          <table:table-cell office:value-type="float" office:value="0.823559" calcext:value-type="float">
            <text:p>0.823559</text:p>
          </table:table-cell>
          <table:table-cell/>
          <table:table-cell office:value-type="float" office:value="0.977454" calcext:value-type="float">
            <text:p>0.977454</text:p>
          </table:table-cell>
          <table:table-cell/>
          <table:table-cell office:value-type="float" office:value="0.970882" calcext:value-type="float">
            <text:p>0.970882</text:p>
          </table:table-cell>
          <table:table-cell/>
          <table:table-cell office:value-type="float" office:value="0.959113" calcext:value-type="float">
            <text:p>0.959113</text:p>
          </table:table-cell>
          <table:table-cell/>
          <table:table-cell office:value-type="float" office:value="0.959608" calcext:value-type="float">
            <text:p>0.959608</text:p>
          </table:table-cell>
          <table:table-cell table:number-columns-repeated="100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947812" calcext:value-type="float">
            <text:p>0.947812</text:p>
          </table:table-cell>
          <table:table-cell table:style-name="ce1" table:formula="of:=AVERAGE([.B133:.B142])" office:value-type="float" office:value="0.9366349" calcext:value-type="float">
            <text:p>0.9366349</text:p>
          </table:table-cell>
          <table:table-cell table:style-name="ce1" office:value-type="float" office:value="0.904902" calcext:value-type="float">
            <text:p>0.904902</text:p>
          </table:table-cell>
          <table:table-cell table:style-name="ce1" table:formula="of:=AVERAGE([.D133:.D142])" office:value-type="float" office:value="0.9417448" calcext:value-type="float">
            <text:p>0.9417448</text:p>
          </table:table-cell>
          <table:table-cell table:style-name="ce1" office:value-type="float" office:value="0.818696" calcext:value-type="float">
            <text:p>0.818696</text:p>
          </table:table-cell>
          <table:table-cell table:style-name="ce1" table:formula="of:=AVERAGE([.F133:.F142])" office:value-type="float" office:value="0.8041862" calcext:value-type="float">
            <text:p>0.8041862</text:p>
          </table:table-cell>
          <table:table-cell table:style-name="ce1" office:value-type="float" office:value="0.817391" calcext:value-type="float">
            <text:p>0.817391</text:p>
          </table:table-cell>
          <table:table-cell table:style-name="ce1" table:formula="of:=AVERAGE([.H133:.H142])" office:value-type="float" office:value="0.7989179" calcext:value-type="float">
            <text:p>0.7989179</text:p>
          </table:table-cell>
          <table:table-cell table:style-name="ce1" office:value-type="float" office:value="0.876498" calcext:value-type="float">
            <text:p>0.876498</text:p>
          </table:table-cell>
          <table:table-cell table:style-name="ce1" table:formula="of:=AVERAGE([.J133:.J142])" office:value-type="float" office:value="0.87144" calcext:value-type="float">
            <text:p>0.87144</text:p>
          </table:table-cell>
          <table:table-cell table:style-name="ce1" office:value-type="float" office:value="0.882716" calcext:value-type="float">
            <text:p>0.882716</text:p>
          </table:table-cell>
          <table:table-cell table:style-name="ce1" table:formula="of:=AVERAGE([.L133:.L142])" office:value-type="float" office:value="0.8930852" calcext:value-type="float">
            <text:p>0.8930852</text:p>
          </table:table-cell>
          <table:table-cell table:style-name="ce1" office:value-type="float" office:value="0.988909" calcext:value-type="float">
            <text:p>0.988909</text:p>
          </table:table-cell>
          <table:table-cell table:style-name="ce1" table:formula="of:=AVERAGE([.N133:.N142])" office:value-type="float" office:value="0.9828616" calcext:value-type="float">
            <text:p>0.9828616</text:p>
          </table:table-cell>
          <table:table-cell table:style-name="ce1" office:value-type="float" office:value="0.979838" calcext:value-type="float">
            <text:p>0.979838</text:p>
          </table:table-cell>
          <table:table-cell table:style-name="ce1" table:formula="of:=AVERAGE([.P133:.P142])" office:value-type="float" office:value="0.975812" calcext:value-type="float">
            <text:p>0.975812</text:p>
          </table:table-cell>
          <table:table-cell table:style-name="ce1" office:value-type="float" office:value="0.986274" calcext:value-type="float">
            <text:p>0.986274</text:p>
          </table:table-cell>
          <table:table-cell table:style-name="ce1" table:formula="of:=AVERAGE([.R133:.R142])" office:value-type="float" office:value="0.9713008" calcext:value-type="float">
            <text:p>0.9713008</text:p>
          </table:table-cell>
          <table:table-cell table:style-name="ce1" office:value-type="float" office:value="0.946091" calcext:value-type="float">
            <text:p>0.946091</text:p>
          </table:table-cell>
          <table:table-cell table:style-name="ce1" table:formula="of:=AVERAGE([.T133:.T142])" office:value-type="float" office:value="0.9434419" calcext:value-type="float">
            <text:p>0.9434419</text:p>
          </table:table-cell>
          <table:table-cell table:style-name="ce1" table:number-columns-repeated="982"/>
          <table:table-cell table:number-columns-repeated="21"/>
        </table:table-row>
        <table:table-row table:style-name="ro1">
          <table:table-cell/>
          <table:table-cell office:value-type="float" office:value="0.962264" calcext:value-type="float">
            <text:p>0.962264</text:p>
          </table:table-cell>
          <table:table-cell/>
          <table:table-cell office:value-type="float" office:value="0.904902" calcext:value-type="float">
            <text:p>0.904902</text:p>
          </table:table-cell>
          <table:table-cell/>
          <table:table-cell office:value-type="float" office:value="0.818696" calcext:value-type="float">
            <text:p>0.818696</text:p>
          </table:table-cell>
          <table:table-cell/>
          <table:table-cell office:value-type="float" office:value="0.79" calcext:value-type="float">
            <text:p>0.79</text:p>
          </table:table-cell>
          <table:table-cell/>
          <table:table-cell office:value-type="float" office:value="0.869585" calcext:value-type="float">
            <text:p>0.869585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4615" calcext:value-type="float">
            <text:p>0.984615</text:p>
          </table:table-cell>
          <table:table-cell/>
          <table:table-cell office:value-type="float" office:value="0.979298" calcext:value-type="float">
            <text:p>0.979298</text:p>
          </table:table-cell>
          <table:table-cell/>
          <table:table-cell office:value-type="float" office:value="0.980392" calcext:value-type="float">
            <text:p>0.980392</text:p>
          </table:table-cell>
          <table:table-cell/>
          <table:table-cell office:value-type="float" office:value="0.949931" calcext:value-type="float">
            <text:p>0.94993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4271" calcext:value-type="float">
            <text:p>0.964271</text:p>
          </table:table-cell>
          <table:table-cell/>
          <table:table-cell office:value-type="float" office:value="0.906996" calcext:value-type="float">
            <text:p>0.906996</text:p>
          </table:table-cell>
          <table:table-cell/>
          <table:table-cell office:value-type="float" office:value="0.786087" calcext:value-type="float">
            <text:p>0.786087</text:p>
          </table:table-cell>
          <table:table-cell/>
          <table:table-cell office:value-type="float" office:value="0.785652" calcext:value-type="float">
            <text:p>0.785652</text:p>
          </table:table-cell>
          <table:table-cell/>
          <table:table-cell office:value-type="float" office:value="0.898157" calcext:value-type="float">
            <text:p>0.898157</text:p>
          </table:table-cell>
          <table:table-cell/>
          <table:table-cell office:value-type="float" office:value="0.957819" calcext:value-type="float">
            <text:p>0.957819</text:p>
          </table:table-cell>
          <table:table-cell/>
          <table:table-cell office:value-type="float" office:value="0.981932" calcext:value-type="float">
            <text:p>0.981932</text:p>
          </table:table-cell>
          <table:table-cell/>
          <table:table-cell office:value-type="float" office:value="0.976598" calcext:value-type="float">
            <text:p>0.976598</text:p>
          </table:table-cell>
          <table:table-cell/>
          <table:table-cell office:value-type="float" office:value="0.970739" calcext:value-type="float">
            <text:p>0.970739</text:p>
          </table:table-cell>
          <table:table-cell/>
          <table:table-cell office:value-type="float" office:value="0.946091" calcext:value-type="float">
            <text:p>0.94609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2666" calcext:value-type="float">
            <text:p>0.962666</text:p>
          </table:table-cell>
          <table:table-cell/>
          <table:table-cell office:value-type="float" office:value="0.968999" calcext:value-type="float">
            <text:p>0.968999</text:p>
          </table:table-cell>
          <table:table-cell/>
          <table:table-cell office:value-type="float" office:value="0.786522" calcext:value-type="float">
            <text:p>0.786522</text:p>
          </table:table-cell>
          <table:table-cell/>
          <table:table-cell office:value-type="float" office:value="0.82" calcext:value-type="float">
            <text:p>0.82</text:p>
          </table:table-cell>
          <table:table-cell/>
          <table:table-cell office:value-type="float" office:value="0.867281" calcext:value-type="float">
            <text:p>0.867281</text:p>
          </table:table-cell>
          <table:table-cell/>
          <table:table-cell office:value-type="float" office:value="0.891975" calcext:value-type="float">
            <text:p>0.891975</text:p>
          </table:table-cell>
          <table:table-cell/>
          <table:table-cell office:value-type="float" office:value="0.99034" calcext:value-type="float">
            <text:p>0.99034</text:p>
          </table:table-cell>
          <table:table-cell/>
          <table:table-cell office:value-type="float" office:value="0.966517" calcext:value-type="float">
            <text:p>0.966517</text:p>
          </table:table-cell>
          <table:table-cell/>
          <table:table-cell office:value-type="float" office:value="0.979186" calcext:value-type="float">
            <text:p>0.979186</text:p>
          </table:table-cell>
          <table:table-cell/>
          <table:table-cell office:value-type="float" office:value="0.945016" calcext:value-type="float">
            <text:p>0.9450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96869" calcext:value-type="float">
            <text:p>0.796869</text:p>
          </table:table-cell>
          <table:table-cell/>
          <table:table-cell office:value-type="float" office:value="0.981986" calcext:value-type="float">
            <text:p>0.981986</text:p>
          </table:table-cell>
          <table:table-cell/>
          <table:table-cell office:value-type="float" office:value="0.785652" calcext:value-type="float">
            <text:p>0.785652</text:p>
          </table:table-cell>
          <table:table-cell/>
          <table:table-cell office:value-type="float" office:value="0.785652" calcext:value-type="float">
            <text:p>0.785652</text:p>
          </table:table-cell>
          <table:table-cell/>
          <table:table-cell office:value-type="float" office:value="0.868664" calcext:value-type="float">
            <text:p>0.868664</text:p>
          </table:table-cell>
          <table:table-cell/>
          <table:table-cell office:value-type="float" office:value="0.889918" calcext:value-type="float">
            <text:p>0.889918</text:p>
          </table:table-cell>
          <table:table-cell/>
          <table:table-cell office:value-type="float" office:value="0.982469" calcext:value-type="float">
            <text:p>0.982469</text:p>
          </table:table-cell>
          <table:table-cell/>
          <table:table-cell office:value-type="float" office:value="0.977318" calcext:value-type="float">
            <text:p>0.977318</text:p>
          </table:table-cell>
          <table:table-cell/>
          <table:table-cell office:value-type="float" office:value="0.945249" calcext:value-type="float">
            <text:p>0.945249</text:p>
          </table:table-cell>
          <table:table-cell/>
          <table:table-cell office:value-type="float" office:value="0.958685" calcext:value-type="float">
            <text:p>0.9586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9382" calcext:value-type="float">
            <text:p>0.939382</text:p>
          </table:table-cell>
          <table:table-cell/>
          <table:table-cell office:value-type="float" office:value="0.976121" calcext:value-type="float">
            <text:p>0.976121</text:p>
          </table:table-cell>
          <table:table-cell/>
          <table:table-cell office:value-type="float" office:value="0.806957" calcext:value-type="float">
            <text:p>0.806957</text:p>
          </table:table-cell>
          <table:table-cell/>
          <table:table-cell office:value-type="float" office:value="0.788696" calcext:value-type="float">
            <text:p>0.788696</text:p>
          </table:table-cell>
          <table:table-cell/>
          <table:table-cell office:value-type="float" office:value="0.86682" calcext:value-type="float">
            <text:p>0.86682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3363" calcext:value-type="float">
            <text:p>0.983363</text:p>
          </table:table-cell>
          <table:table-cell/>
          <table:table-cell office:value-type="float" office:value="0.983618" calcext:value-type="float">
            <text:p>0.983618</text:p>
          </table:table-cell>
          <table:table-cell/>
          <table:table-cell office:value-type="float" office:value="0.974208" calcext:value-type="float">
            <text:p>0.974208</text:p>
          </table:table-cell>
          <table:table-cell/>
          <table:table-cell office:value-type="float" office:value="0.945323" calcext:value-type="float">
            <text:p>0.94532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898" calcext:value-type="float">
            <text:p>0.93898</text:p>
          </table:table-cell>
          <table:table-cell/>
          <table:table-cell office:value-type="float" office:value="0.966485" calcext:value-type="float">
            <text:p>0.966485</text:p>
          </table:table-cell>
          <table:table-cell/>
          <table:table-cell office:value-type="float" office:value="0.790435" calcext:value-type="float">
            <text:p>0.790435</text:p>
          </table:table-cell>
          <table:table-cell/>
          <table:table-cell office:value-type="float" office:value="0.792609" calcext:value-type="float">
            <text:p>0.792609</text:p>
          </table:table-cell>
          <table:table-cell/>
          <table:table-cell office:value-type="float" office:value="0.875576" calcext:value-type="float">
            <text:p>0.875576</text:p>
          </table:table-cell>
          <table:table-cell/>
          <table:table-cell office:value-type="float" office:value="0.888889" calcext:value-type="float">
            <text:p>0.888889</text:p>
          </table:table-cell>
          <table:table-cell/>
          <table:table-cell office:value-type="float" office:value="0.977102" calcext:value-type="float">
            <text:p>0.977102</text:p>
          </table:table-cell>
          <table:table-cell/>
          <table:table-cell office:value-type="float" office:value="0.976778" calcext:value-type="float">
            <text:p>0.976778</text:p>
          </table:table-cell>
          <table:table-cell/>
          <table:table-cell office:value-type="float" office:value="0.966667" calcext:value-type="float">
            <text:p>0.966667</text:p>
          </table:table-cell>
          <table:table-cell/>
          <table:table-cell office:value-type="float" office:value="0.934419" calcext:value-type="float">
            <text:p>0.93441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3834" calcext:value-type="float">
            <text:p>0.953834</text:p>
          </table:table-cell>
          <table:table-cell/>
          <table:table-cell office:value-type="float" office:value="0.879346" calcext:value-type="float">
            <text:p>0.879346</text:p>
          </table:table-cell>
          <table:table-cell/>
          <table:table-cell office:value-type="float" office:value="0.802174" calcext:value-type="float">
            <text:p>0.802174</text:p>
          </table:table-cell>
          <table:table-cell/>
          <table:table-cell office:value-type="float" office:value="0.80087" calcext:value-type="float">
            <text:p>0.80087</text:p>
          </table:table-cell>
          <table:table-cell/>
          <table:table-cell office:value-type="float" office:value="0.870046" calcext:value-type="float">
            <text:p>0.870046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907" calcext:value-type="float">
            <text:p>0.97907</text:p>
          </table:table-cell>
          <table:table-cell/>
          <table:table-cell office:value-type="float" office:value="0.973717" calcext:value-type="float">
            <text:p>0.973717</text:p>
          </table:table-cell>
          <table:table-cell/>
          <table:table-cell office:value-type="float" office:value="0.975264" calcext:value-type="float">
            <text:p>0.975264</text:p>
          </table:table-cell>
          <table:table-cell/>
          <table:table-cell office:value-type="float" office:value="0.940255" calcext:value-type="float">
            <text:p>0.9402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9819" calcext:value-type="float">
            <text:p>0.949819</text:p>
          </table:table-cell>
          <table:table-cell/>
          <table:table-cell office:value-type="float" office:value="0.964809" calcext:value-type="float">
            <text:p>0.964809</text:p>
          </table:table-cell>
          <table:table-cell/>
          <table:table-cell office:value-type="float" office:value="0.795652" calcext:value-type="float">
            <text:p>0.795652</text:p>
          </table:table-cell>
          <table:table-cell/>
          <table:table-cell office:value-type="float" office:value="0.795217" calcext:value-type="float">
            <text:p>0.795217</text:p>
          </table:table-cell>
          <table:table-cell/>
          <table:table-cell office:value-type="float" office:value="0.868203" calcext:value-type="float">
            <text:p>0.868203</text:p>
          </table:table-cell>
          <table:table-cell/>
          <table:table-cell office:value-type="float" office:value="0.888889" calcext:value-type="float">
            <text:p>0.888889</text:p>
          </table:table-cell>
          <table:table-cell/>
          <table:table-cell office:value-type="float" office:value="0.983184" calcext:value-type="float">
            <text:p>0.983184</text:p>
          </table:table-cell>
          <table:table-cell/>
          <table:table-cell office:value-type="float" office:value="0.975878" calcext:value-type="float">
            <text:p>0.975878</text:p>
          </table:table-cell>
          <table:table-cell/>
          <table:table-cell office:value-type="float" office:value="0.961388" calcext:value-type="float">
            <text:p>0.961388</text:p>
          </table:table-cell>
          <table:table-cell/>
          <table:table-cell office:value-type="float" office:value="0.92889" calcext:value-type="float">
            <text:p>0.9288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0452" calcext:value-type="float">
            <text:p>0.950452</text:p>
          </table:table-cell>
          <table:table-cell/>
          <table:table-cell office:value-type="float" office:value="0.962902" calcext:value-type="float">
            <text:p>0.962902</text:p>
          </table:table-cell>
          <table:table-cell/>
          <table:table-cell office:value-type="float" office:value="0.850991" calcext:value-type="float">
            <text:p>0.850991</text:p>
          </table:table-cell>
          <table:table-cell/>
          <table:table-cell office:value-type="float" office:value="0.813092" calcext:value-type="float">
            <text:p>0.813092</text:p>
          </table:table-cell>
          <table:table-cell/>
          <table:table-cell office:value-type="float" office:value="0.85357" calcext:value-type="float">
            <text:p>0.85357</text:p>
          </table:table-cell>
          <table:table-cell/>
          <table:table-cell office:value-type="float" office:value="0.865521" calcext:value-type="float">
            <text:p>0.865521</text:p>
          </table:table-cell>
          <table:table-cell/>
          <table:table-cell office:value-type="float" office:value="0.977632" calcext:value-type="float">
            <text:p>0.977632</text:p>
          </table:table-cell>
          <table:table-cell/>
          <table:table-cell office:value-type="float" office:value="0.96856" calcext:value-type="float">
            <text:p>0.96856</text:p>
          </table:table-cell>
          <table:table-cell/>
          <table:table-cell office:value-type="float" office:value="0.973641" calcext:value-type="float">
            <text:p>0.973641</text:p>
          </table:table-cell>
          <table:table-cell/>
          <table:table-cell office:value-type="float" office:value="0.939718" calcext:value-type="float">
            <text:p>0.939718</text:p>
          </table:table-cell>
          <table:table-cell table:number-columns-repeated="100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57045" calcext:value-type="float">
            <text:p>0.957045</text:p>
          </table:table-cell>
          <table:table-cell table:style-name="ce1" table:formula="of:=AVERAGE([.B143:.B152])" office:value-type="float" office:value="0.9461696" calcext:value-type="float">
            <text:p>0.9461696</text:p>
          </table:table-cell>
          <table:table-cell table:style-name="ce1" office:value-type="float" office:value="0.945119" calcext:value-type="float">
            <text:p>0.945119</text:p>
          </table:table-cell>
          <table:table-cell table:style-name="ce1" table:formula="of:=AVERAGE([.D143:.D152])" office:value-type="float" office:value="0.9573953" calcext:value-type="float">
            <text:p>0.9573953</text:p>
          </table:table-cell>
          <table:table-cell table:style-name="ce1" office:value-type="float" office:value="0.802609" calcext:value-type="float">
            <text:p>0.802609</text:p>
          </table:table-cell>
          <table:table-cell table:style-name="ce1" table:formula="of:=AVERAGE([.F143:.F152])" office:value-type="float" office:value="0.7954921" calcext:value-type="float">
            <text:p>0.7954921</text:p>
          </table:table-cell>
          <table:table-cell table:style-name="ce1" office:value-type="float" office:value="0.815652" calcext:value-type="float">
            <text:p>0.815652</text:p>
          </table:table-cell>
          <table:table-cell table:style-name="ce1" table:formula="of:=AVERAGE([.H143:.H152])" office:value-type="float" office:value="0.7961116" calcext:value-type="float">
            <text:p>0.7961116</text:p>
          </table:table-cell>
          <table:table-cell table:style-name="ce1" office:value-type="float" office:value="0.871889" calcext:value-type="float">
            <text:p>0.871889</text:p>
          </table:table-cell>
          <table:table-cell table:style-name="ce1" table:formula="of:=AVERAGE([.J143:.J152])" office:value-type="float" office:value="0.8699415" calcext:value-type="float">
            <text:p>0.8699415</text:p>
          </table:table-cell>
          <table:table-cell table:style-name="ce1" office:value-type="float" office:value="0.877572" calcext:value-type="float">
            <text:p>0.877572</text:p>
          </table:table-cell>
          <table:table-cell table:style-name="ce1" table:formula="of:=AVERAGE([.L143:.L152])" office:value-type="float" office:value="0.886076" calcext:value-type="float">
            <text:p>0.886076</text:p>
          </table:table-cell>
          <table:table-cell table:style-name="ce1" office:value-type="float" office:value="0.985152" calcext:value-type="float">
            <text:p>0.985152</text:p>
          </table:table-cell>
          <table:table-cell table:style-name="ce1" table:formula="of:=AVERAGE([.N143:.N152])" office:value-type="float" office:value="0.9791833" calcext:value-type="float">
            <text:p>0.9791833</text:p>
          </table:table-cell>
          <table:table-cell table:style-name="ce1" office:value-type="float" office:value="0.969037" calcext:value-type="float">
            <text:p>0.969037</text:p>
          </table:table-cell>
          <table:table-cell table:style-name="ce1" table:formula="of:=AVERAGE([.P143:.P152])" office:value-type="float" office:value="0.9751279" calcext:value-type="float">
            <text:p>0.9751279</text:p>
          </table:table-cell>
          <table:table-cell table:style-name="ce1" office:value-type="float" office:value="0.981146" calcext:value-type="float">
            <text:p>0.981146</text:p>
          </table:table-cell>
          <table:table-cell table:style-name="ce1" table:formula="of:=AVERAGE([.R143:.R152])" office:value-type="float" office:value="0.9661707" calcext:value-type="float">
            <text:p>0.9661707</text:p>
          </table:table-cell>
          <table:table-cell table:style-name="ce1" office:value-type="float" office:value="0.950392" calcext:value-type="float">
            <text:p>0.950392</text:p>
          </table:table-cell>
          <table:table-cell table:style-name="ce1" table:formula="of:=AVERAGE([.T143:.T152])" office:value-type="float" office:value="0.951766" calcext:value-type="float">
            <text:p>0.951766</text:p>
          </table:table-cell>
          <table:table-cell table:style-name="ce1" table:number-columns-repeated="982"/>
          <table:table-cell table:number-columns-repeated="21"/>
        </table:table-row>
        <table:table-row table:style-name="ro1">
          <table:table-cell/>
          <table:table-cell office:value-type="float" office:value="0.956243" calcext:value-type="float">
            <text:p>0.956243</text:p>
          </table:table-cell>
          <table:table-cell/>
          <table:table-cell office:value-type="float" office:value="0.966485" calcext:value-type="float">
            <text:p>0.966485</text:p>
          </table:table-cell>
          <table:table-cell/>
          <table:table-cell office:value-type="float" office:value="0.787391" calcext:value-type="float">
            <text:p>0.787391</text:p>
          </table:table-cell>
          <table:table-cell/>
          <table:table-cell office:value-type="float" office:value="0.816957" calcext:value-type="float">
            <text:p>0.816957</text:p>
          </table:table-cell>
          <table:table-cell/>
          <table:table-cell office:value-type="float" office:value="0.869585" calcext:value-type="float">
            <text:p>0.869585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1216" calcext:value-type="float">
            <text:p>0.981216</text:p>
          </table:table-cell>
          <table:table-cell/>
          <table:table-cell office:value-type="float" office:value="0.983978" calcext:value-type="float">
            <text:p>0.983978</text:p>
          </table:table-cell>
          <table:table-cell/>
          <table:table-cell office:value-type="float" office:value="0.976018" calcext:value-type="float">
            <text:p>0.976018</text:p>
          </table:table-cell>
          <table:table-cell/>
          <table:table-cell office:value-type="float" office:value="0.948702" calcext:value-type="float">
            <text:p>0.9487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387" calcext:value-type="float">
            <text:p>0.96387</text:p>
          </table:table-cell>
          <table:table-cell/>
          <table:table-cell office:value-type="float" office:value="0.961877" calcext:value-type="float">
            <text:p>0.961877</text:p>
          </table:table-cell>
          <table:table-cell/>
          <table:table-cell office:value-type="float" office:value="0.785652" calcext:value-type="float">
            <text:p>0.785652</text:p>
          </table:table-cell>
          <table:table-cell/>
          <table:table-cell office:value-type="float" office:value="0.786087" calcext:value-type="float">
            <text:p>0.786087</text:p>
          </table:table-cell>
          <table:table-cell/>
          <table:table-cell office:value-type="float" office:value="0.869124" calcext:value-type="float">
            <text:p>0.869124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068" calcext:value-type="float">
            <text:p>0.98068</text:p>
          </table:table-cell>
          <table:table-cell/>
          <table:table-cell office:value-type="float" office:value="0.984518" calcext:value-type="float">
            <text:p>0.984518</text:p>
          </table:table-cell>
          <table:table-cell/>
          <table:table-cell office:value-type="float" office:value="0.971192" calcext:value-type="float">
            <text:p>0.971192</text:p>
          </table:table-cell>
          <table:table-cell/>
          <table:table-cell office:value-type="float" office:value="0.974658" calcext:value-type="float">
            <text:p>0.9746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0622" calcext:value-type="float">
            <text:p>0.950622</text:p>
          </table:table-cell>
          <table:table-cell/>
          <table:table-cell office:value-type="float" office:value="0.956012" calcext:value-type="float">
            <text:p>0.956012</text:p>
          </table:table-cell>
          <table:table-cell/>
          <table:table-cell office:value-type="float" office:value="0.787391" calcext:value-type="float">
            <text:p>0.787391</text:p>
          </table:table-cell>
          <table:table-cell/>
          <table:table-cell office:value-type="float" office:value="0.785652" calcext:value-type="float">
            <text:p>0.785652</text:p>
          </table:table-cell>
          <table:table-cell/>
          <table:table-cell office:value-type="float" office:value="0.868203" calcext:value-type="float">
            <text:p>0.868203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4258" calcext:value-type="float">
            <text:p>0.984258</text:p>
          </table:table-cell>
          <table:table-cell/>
          <table:table-cell office:value-type="float" office:value="0.959856" calcext:value-type="float">
            <text:p>0.959856</text:p>
          </table:table-cell>
          <table:table-cell/>
          <table:table-cell office:value-type="float" office:value="0.979336" calcext:value-type="float">
            <text:p>0.979336</text:p>
          </table:table-cell>
          <table:table-cell/>
          <table:table-cell office:value-type="float" office:value="0.936262" calcext:value-type="float">
            <text:p>0.93626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0658" calcext:value-type="float">
            <text:p>0.960658</text:p>
          </table:table-cell>
          <table:table-cell/>
          <table:table-cell office:value-type="float" office:value="0.963134" calcext:value-type="float">
            <text:p>0.963134</text:p>
          </table:table-cell>
          <table:table-cell/>
          <table:table-cell office:value-type="float" office:value="0.795652" calcext:value-type="float">
            <text:p>0.795652</text:p>
          </table:table-cell>
          <table:table-cell/>
          <table:table-cell office:value-type="float" office:value="0.789565" calcext:value-type="float">
            <text:p>0.789565</text:p>
          </table:table-cell>
          <table:table-cell/>
          <table:table-cell office:value-type="float" office:value="0.868664" calcext:value-type="float">
            <text:p>0.868664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4955" calcext:value-type="float">
            <text:p>0.974955</text:p>
          </table:table-cell>
          <table:table-cell/>
          <table:table-cell office:value-type="float" office:value="0.979478" calcext:value-type="float">
            <text:p>0.979478</text:p>
          </table:table-cell>
          <table:table-cell/>
          <table:table-cell office:value-type="float" office:value="0.904072" calcext:value-type="float">
            <text:p>0.904072</text:p>
          </table:table-cell>
          <table:table-cell/>
          <table:table-cell office:value-type="float" office:value="0.98372" calcext:value-type="float">
            <text:p>0.983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1024" calcext:value-type="float">
            <text:p>0.951024</text:p>
          </table:table-cell>
          <table:table-cell/>
          <table:table-cell office:value-type="float" office:value="0.981148" calcext:value-type="float">
            <text:p>0.981148</text:p>
          </table:table-cell>
          <table:table-cell/>
          <table:table-cell office:value-type="float" office:value="0.786087" calcext:value-type="float">
            <text:p>0.786087</text:p>
          </table:table-cell>
          <table:table-cell/>
          <table:table-cell office:value-type="float" office:value="0.787826" calcext:value-type="float">
            <text:p>0.787826</text:p>
          </table:table-cell>
          <table:table-cell/>
          <table:table-cell office:value-type="float" office:value="0.86682" calcext:value-type="float">
            <text:p>0.86682</text:p>
          </table:table-cell>
          <table:table-cell/>
          <table:table-cell office:value-type="float" office:value="0.889403" calcext:value-type="float">
            <text:p>0.889403</text:p>
          </table:table-cell>
          <table:table-cell/>
          <table:table-cell office:value-type="float" office:value="0.97907" calcext:value-type="float">
            <text:p>0.97907</text:p>
          </table:table-cell>
          <table:table-cell/>
          <table:table-cell office:value-type="float" office:value="0.984158" calcext:value-type="float">
            <text:p>0.984158</text:p>
          </table:table-cell>
          <table:table-cell/>
          <table:table-cell office:value-type="float" office:value="0.973906" calcext:value-type="float">
            <text:p>0.973906</text:p>
          </table:table-cell>
          <table:table-cell/>
          <table:table-cell office:value-type="float" office:value="0.95331" calcext:value-type="float">
            <text:p>0.9533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80369" calcext:value-type="float">
            <text:p>0.880369</text:p>
          </table:table-cell>
          <table:table-cell/>
          <table:table-cell office:value-type="float" office:value="0.952241" calcext:value-type="float">
            <text:p>0.952241</text:p>
          </table:table-cell>
          <table:table-cell/>
          <table:table-cell office:value-type="float" office:value="0.791739" calcext:value-type="float">
            <text:p>0.791739</text:p>
          </table:table-cell>
          <table:table-cell/>
          <table:table-cell office:value-type="float" office:value="0.790435" calcext:value-type="float">
            <text:p>0.790435</text:p>
          </table:table-cell>
          <table:table-cell/>
          <table:table-cell office:value-type="float" office:value="0.86682" calcext:value-type="float">
            <text:p>0.86682</text:p>
          </table:table-cell>
          <table:table-cell/>
          <table:table-cell office:value-type="float" office:value="0.889403" calcext:value-type="float">
            <text:p>0.889403</text:p>
          </table:table-cell>
          <table:table-cell/>
          <table:table-cell office:value-type="float" office:value="0.974419" calcext:value-type="float">
            <text:p>0.974419</text:p>
          </table:table-cell>
          <table:table-cell/>
          <table:table-cell office:value-type="float" office:value="0.971377" calcext:value-type="float">
            <text:p>0.971377</text:p>
          </table:table-cell>
          <table:table-cell/>
          <table:table-cell office:value-type="float" office:value="0.968778" calcext:value-type="float">
            <text:p>0.968778</text:p>
          </table:table-cell>
          <table:table-cell/>
          <table:table-cell office:value-type="float" office:value="0.941023" calcext:value-type="float">
            <text:p>0.94102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3396" calcext:value-type="float">
            <text:p>0.943396</text:p>
          </table:table-cell>
          <table:table-cell/>
          <table:table-cell office:value-type="float" office:value="0.965228" calcext:value-type="float">
            <text:p>0.965228</text:p>
          </table:table-cell>
          <table:table-cell/>
          <table:table-cell office:value-type="float" office:value="0.791304" calcext:value-type="float">
            <text:p>0.791304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0.881567" calcext:value-type="float">
            <text:p>0.881567</text:p>
          </table:table-cell>
          <table:table-cell/>
          <table:table-cell office:value-type="float" office:value="0.888889" calcext:value-type="float">
            <text:p>0.888889</text:p>
          </table:table-cell>
          <table:table-cell/>
          <table:table-cell office:value-type="float" office:value="0.982111" calcext:value-type="float">
            <text:p>0.982111</text:p>
          </table:table-cell>
          <table:table-cell/>
          <table:table-cell office:value-type="float" office:value="0.979478" calcext:value-type="float">
            <text:p>0.979478</text:p>
          </table:table-cell>
          <table:table-cell/>
          <table:table-cell office:value-type="float" office:value="0.976471" calcext:value-type="float">
            <text:p>0.976471</text:p>
          </table:table-cell>
          <table:table-cell/>
          <table:table-cell office:value-type="float" office:value="0.954385" calcext:value-type="float">
            <text:p>0.9543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7848" calcext:value-type="float">
            <text:p>0.957848</text:p>
          </table:table-cell>
          <table:table-cell/>
          <table:table-cell office:value-type="float" office:value="0.934646" calcext:value-type="float">
            <text:p>0.934646</text:p>
          </table:table-cell>
          <table:table-cell/>
          <table:table-cell office:value-type="float" office:value="0.823478" calcext:value-type="float">
            <text:p>0.823478</text:p>
          </table:table-cell>
          <table:table-cell/>
          <table:table-cell office:value-type="float" office:value="0.796522" calcext:value-type="float">
            <text:p>0.796522</text:p>
          </table:table-cell>
          <table:table-cell/>
          <table:table-cell office:value-type="float" office:value="0.865438" calcext:value-type="float">
            <text:p>0.865438</text:p>
          </table:table-cell>
          <table:table-cell/>
          <table:table-cell office:value-type="float" office:value="0.888889" calcext:value-type="float">
            <text:p>0.888889</text:p>
          </table:table-cell>
          <table:table-cell/>
          <table:table-cell office:value-type="float" office:value="0.981216" calcext:value-type="float">
            <text:p>0.981216</text:p>
          </table:table-cell>
          <table:table-cell/>
          <table:table-cell office:value-type="float" office:value="0.971017" calcext:value-type="float">
            <text:p>0.971017</text:p>
          </table:table-cell>
          <table:table-cell/>
          <table:table-cell office:value-type="float" office:value="0.976018" calcext:value-type="float">
            <text:p>0.976018</text:p>
          </table:table-cell>
          <table:table-cell/>
          <table:table-cell office:value-type="float" office:value="0.934419" calcext:value-type="float">
            <text:p>0.93441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0621" calcext:value-type="float">
            <text:p>0.940621</text:p>
          </table:table-cell>
          <table:table-cell/>
          <table:table-cell office:value-type="float" office:value="0.948063" calcext:value-type="float">
            <text:p>0.948063</text:p>
          </table:table-cell>
          <table:table-cell/>
          <table:table-cell office:value-type="float" office:value="0.803618" calcext:value-type="float">
            <text:p>0.803618</text:p>
          </table:table-cell>
          <table:table-cell/>
          <table:table-cell office:value-type="float" office:value="0.79242" calcext:value-type="float">
            <text:p>0.79242</text:p>
          </table:table-cell>
          <table:table-cell/>
          <table:table-cell office:value-type="float" office:value="0.871305" calcext:value-type="float">
            <text:p>0.871305</text:p>
          </table:table-cell>
          <table:table-cell/>
          <table:table-cell office:value-type="float" office:value="0.873104" calcext:value-type="float">
            <text:p>0.873104</text:p>
          </table:table-cell>
          <table:table-cell/>
          <table:table-cell office:value-type="float" office:value="0.968756" calcext:value-type="float">
            <text:p>0.968756</text:p>
          </table:table-cell>
          <table:table-cell/>
          <table:table-cell office:value-type="float" office:value="0.968382" calcext:value-type="float">
            <text:p>0.968382</text:p>
          </table:table-cell>
          <table:table-cell/>
          <table:table-cell office:value-type="float" office:value="0.95477" calcext:value-type="float">
            <text:p>0.95477</text:p>
          </table:table-cell>
          <table:table-cell/>
          <table:table-cell office:value-type="float" office:value="0.940789" calcext:value-type="float">
            <text:p>0.940789</text:p>
          </table:table-cell>
          <table:table-cell table:number-columns-repeated="100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851465" calcext:value-type="float">
            <text:p>0.851465</text:p>
          </table:table-cell>
          <table:table-cell table:style-name="ce1" table:formula="of:=AVERAGE([.B153:.B162])" office:value-type="float" office:value="0.8163676" calcext:value-type="float">
            <text:p>0.8163676</text:p>
          </table:table-cell>
          <table:table-cell table:style-name="ce1" office:value-type="float" office:value="0.948471" calcext:value-type="float">
            <text:p>0.948471</text:p>
          </table:table-cell>
          <table:table-cell table:style-name="ce1" table:formula="of:=AVERAGE([.D153:.D162])" office:value-type="float" office:value="0.9299429" calcext:value-type="float">
            <text:p>0.9299429</text:p>
          </table:table-cell>
          <table:table-cell table:style-name="ce1" office:value-type="float" office:value="0.821304" calcext:value-type="float">
            <text:p>0.821304</text:p>
          </table:table-cell>
          <table:table-cell table:style-name="ce1" table:formula="of:=AVERAGE([.F153:.F162])" office:value-type="float" office:value="0.7975906" calcext:value-type="float">
            <text:p>0.7975906</text:p>
          </table:table-cell>
          <table:table-cell table:style-name="ce1" office:value-type="float" office:value="0.904348" calcext:value-type="float">
            <text:p>0.904348</text:p>
          </table:table-cell>
          <table:table-cell table:style-name="ce1" table:formula="of:=AVERAGE([.H153:.H162])" office:value-type="float" office:value="0.8013283" calcext:value-type="float">
            <text:p>0.8013283</text:p>
          </table:table-cell>
          <table:table-cell table:style-name="ce1" office:value-type="float" office:value="0.871889" calcext:value-type="float">
            <text:p>0.871889</text:p>
          </table:table-cell>
          <table:table-cell table:style-name="ce1" table:formula="of:=AVERAGE([.J153:.J162])" office:value-type="float" office:value="0.8700478" calcext:value-type="float">
            <text:p>0.8700478</text:p>
          </table:table-cell>
          <table:table-cell table:style-name="ce1" office:value-type="float" office:value="0.888375" calcext:value-type="float">
            <text:p>0.888375</text:p>
          </table:table-cell>
          <table:table-cell table:style-name="ce1" table:formula="of:=AVERAGE([.L153:.L162])" office:value-type="float" office:value="0.8885035" calcext:value-type="float">
            <text:p>0.8885035</text:p>
          </table:table-cell>
          <table:table-cell table:style-name="ce1" office:value-type="float" office:value="0.985331" calcext:value-type="float">
            <text:p>0.985331</text:p>
          </table:table-cell>
          <table:table-cell table:style-name="ce1" table:formula="of:=AVERAGE([.N153:.N162])" office:value-type="float" office:value="0.9827191" calcext:value-type="float">
            <text:p>0.9827191</text:p>
          </table:table-cell>
          <table:table-cell table:style-name="ce1" office:value-type="float" office:value="0.974977" calcext:value-type="float">
            <text:p>0.974977</text:p>
          </table:table-cell>
          <table:table-cell table:style-name="ce1" table:formula="of:=AVERAGE([.P153:.P162])" office:value-type="float" office:value="0.9702291" calcext:value-type="float">
            <text:p>0.9702291</text:p>
          </table:table-cell>
          <table:table-cell table:style-name="ce1" office:value-type="float" office:value="0.970136" calcext:value-type="float">
            <text:p>0.970136</text:p>
          </table:table-cell>
          <table:table-cell table:style-name="ce1" table:formula="of:=AVERAGE([.R153:.R162])" office:value-type="float" office:value="0.9602725" calcext:value-type="float">
            <text:p>0.9602725</text:p>
          </table:table-cell>
          <table:table-cell table:style-name="ce1" office:value-type="float" office:value="0.945477" calcext:value-type="float">
            <text:p>0.945477</text:p>
          </table:table-cell>
          <table:table-cell table:style-name="ce1" table:formula="of:=AVERAGE([.T153:.T162])" office:value-type="float" office:value="0.9403127" calcext:value-type="float">
            <text:p>0.9403127</text:p>
          </table:table-cell>
          <table:table-cell table:style-name="ce1" table:number-columns-repeated="982"/>
          <table:table-cell table:number-columns-repeated="21"/>
        </table:table-row>
        <table:table-row table:style-name="ro1">
          <table:table-cell/>
          <table:table-cell office:value-type="float" office:value="0.887194" calcext:value-type="float">
            <text:p>0.887194</text:p>
          </table:table-cell>
          <table:table-cell/>
          <table:table-cell office:value-type="float" office:value="0.956012" calcext:value-type="float">
            <text:p>0.956012</text:p>
          </table:table-cell>
          <table:table-cell/>
          <table:table-cell office:value-type="float" office:value="0.791304" calcext:value-type="float">
            <text:p>0.791304</text:p>
          </table:table-cell>
          <table:table-cell/>
          <table:table-cell office:value-type="float" office:value="0.787826" calcext:value-type="float">
            <text:p>0.787826</text:p>
          </table:table-cell>
          <table:table-cell/>
          <table:table-cell office:value-type="float" office:value="0.932719" calcext:value-type="float">
            <text:p>0.932719</text:p>
          </table:table-cell>
          <table:table-cell/>
          <table:table-cell office:value-type="float" office:value="0.891461" calcext:value-type="float">
            <text:p>0.891461</text:p>
          </table:table-cell>
          <table:table-cell/>
          <table:table-cell office:value-type="float" office:value="0.984079" calcext:value-type="float">
            <text:p>0.984079</text:p>
          </table:table-cell>
          <table:table-cell/>
          <table:table-cell office:value-type="float" office:value="0.965257" calcext:value-type="float">
            <text:p>0.965257</text:p>
          </table:table-cell>
          <table:table-cell/>
          <table:table-cell office:value-type="float" office:value="0.971795" calcext:value-type="float">
            <text:p>0.971795</text:p>
          </table:table-cell>
          <table:table-cell/>
          <table:table-cell office:value-type="float" office:value="0.944248" calcext:value-type="float">
            <text:p>0.9442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92814" calcext:value-type="float">
            <text:p>0.892814</text:p>
          </table:table-cell>
          <table:table-cell/>
          <table:table-cell office:value-type="float" office:value="0.886887" calcext:value-type="float">
            <text:p>0.886887</text:p>
          </table:table-cell>
          <table:table-cell/>
          <table:table-cell office:value-type="float" office:value="0.82" calcext:value-type="float">
            <text:p>0.82</text:p>
          </table:table-cell>
          <table:table-cell/>
          <table:table-cell office:value-type="float" office:value="0.786522" calcext:value-type="float">
            <text:p>0.786522</text:p>
          </table:table-cell>
          <table:table-cell/>
          <table:table-cell office:value-type="float" office:value="0.871429" calcext:value-type="float">
            <text:p>0.871429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4794" calcext:value-type="float">
            <text:p>0.984794</text:p>
          </table:table-cell>
          <table:table-cell/>
          <table:table-cell office:value-type="float" office:value="0.984338" calcext:value-type="float">
            <text:p>0.984338</text:p>
          </table:table-cell>
          <table:table-cell/>
          <table:table-cell office:value-type="float" office:value="0.949925" calcext:value-type="float">
            <text:p>0.949925</text:p>
          </table:table-cell>
          <table:table-cell/>
          <table:table-cell office:value-type="float" office:value="0.956228" calcext:value-type="float">
            <text:p>0.95622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84785" calcext:value-type="float">
            <text:p>0.884785</text:p>
          </table:table-cell>
          <table:table-cell/>
          <table:table-cell office:value-type="float" office:value="0.978215" calcext:value-type="float">
            <text:p>0.978215</text:p>
          </table:table-cell>
          <table:table-cell/>
          <table:table-cell office:value-type="float" office:value="0.785652" calcext:value-type="float">
            <text:p>0.785652</text:p>
          </table:table-cell>
          <table:table-cell/>
          <table:table-cell office:value-type="float" office:value="0.785652" calcext:value-type="float">
            <text:p>0.785652</text:p>
          </table:table-cell>
          <table:table-cell/>
          <table:table-cell office:value-type="float" office:value="0.922581" calcext:value-type="float">
            <text:p>0.922581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5331" calcext:value-type="float">
            <text:p>0.985331</text:p>
          </table:table-cell>
          <table:table-cell/>
          <table:table-cell office:value-type="float" office:value="0.965617" calcext:value-type="float">
            <text:p>0.965617</text:p>
          </table:table-cell>
          <table:table-cell/>
          <table:table-cell office:value-type="float" office:value="0.961689" calcext:value-type="float">
            <text:p>0.961689</text:p>
          </table:table-cell>
          <table:table-cell/>
          <table:table-cell office:value-type="float" office:value="0.950238" calcext:value-type="float">
            <text:p>0.9502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96869" calcext:value-type="float">
            <text:p>0.796869</text:p>
          </table:table-cell>
          <table:table-cell/>
          <table:table-cell office:value-type="float" office:value="0.930457" calcext:value-type="float">
            <text:p>0.930457</text:p>
          </table:table-cell>
          <table:table-cell/>
          <table:table-cell office:value-type="float" office:value="0.785652" calcext:value-type="float">
            <text:p>0.785652</text:p>
          </table:table-cell>
          <table:table-cell/>
          <table:table-cell office:value-type="float" office:value="0.785652" calcext:value-type="float">
            <text:p>0.785652</text:p>
          </table:table-cell>
          <table:table-cell/>
          <table:table-cell office:value-type="float" office:value="0.868203" calcext:value-type="float">
            <text:p>0.868203</text:p>
          </table:table-cell>
          <table:table-cell/>
          <table:table-cell office:value-type="float" office:value="0.889918" calcext:value-type="float">
            <text:p>0.889918</text:p>
          </table:table-cell>
          <table:table-cell/>
          <table:table-cell office:value-type="float" office:value="0.979249" calcext:value-type="float">
            <text:p>0.979249</text:p>
          </table:table-cell>
          <table:table-cell/>
          <table:table-cell office:value-type="float" office:value="0.978578" calcext:value-type="float">
            <text:p>0.978578</text:p>
          </table:table-cell>
          <table:table-cell/>
          <table:table-cell office:value-type="float" office:value="0.909653" calcext:value-type="float">
            <text:p>0.909653</text:p>
          </table:table-cell>
          <table:table-cell/>
          <table:table-cell office:value-type="float" office:value="0.9679" calcext:value-type="float">
            <text:p>0.967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09715" calcext:value-type="float">
            <text:p>0.809715</text:p>
          </table:table-cell>
          <table:table-cell/>
          <table:table-cell office:value-type="float" office:value="0.941349" calcext:value-type="float">
            <text:p>0.941349</text:p>
          </table:table-cell>
          <table:table-cell/>
          <table:table-cell office:value-type="float" office:value="0.786957" calcext:value-type="float">
            <text:p>0.786957</text:p>
          </table:table-cell>
          <table:table-cell/>
          <table:table-cell office:value-type="float" office:value="0.786957" calcext:value-type="float">
            <text:p>0.786957</text:p>
          </table:table-cell>
          <table:table-cell/>
          <table:table-cell office:value-type="float" office:value="0.860369" calcext:value-type="float">
            <text:p>0.860369</text:p>
          </table:table-cell>
          <table:table-cell/>
          <table:table-cell office:value-type="float" office:value="0.889403" calcext:value-type="float">
            <text:p>0.889403</text:p>
          </table:table-cell>
          <table:table-cell/>
          <table:table-cell office:value-type="float" office:value="0.983005" calcext:value-type="float">
            <text:p>0.983005</text:p>
          </table:table-cell>
          <table:table-cell/>
          <table:table-cell office:value-type="float" office:value="0.967957" calcext:value-type="float">
            <text:p>0.967957</text:p>
          </table:table-cell>
          <table:table-cell/>
          <table:table-cell office:value-type="float" office:value="0.960633" calcext:value-type="float">
            <text:p>0.960633</text:p>
          </table:table-cell>
          <table:table-cell/>
          <table:table-cell office:value-type="float" office:value="0.969897" calcext:value-type="float">
            <text:p>0.96989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18185" calcext:value-type="float">
            <text:p>0.718185</text:p>
          </table:table-cell>
          <table:table-cell/>
          <table:table-cell office:value-type="float" office:value="0.907834" calcext:value-type="float">
            <text:p>0.907834</text:p>
          </table:table-cell>
          <table:table-cell/>
          <table:table-cell office:value-type="float" office:value="0.791739" calcext:value-type="float">
            <text:p>0.791739</text:p>
          </table:table-cell>
          <table:table-cell/>
          <table:table-cell office:value-type="float" office:value="0.790435" calcext:value-type="float">
            <text:p>0.790435</text:p>
          </table:table-cell>
          <table:table-cell/>
          <table:table-cell office:value-type="float" office:value="0.861751" calcext:value-type="float">
            <text:p>0.861751</text:p>
          </table:table-cell>
          <table:table-cell/>
          <table:table-cell office:value-type="float" office:value="0.90072" calcext:value-type="float">
            <text:p>0.90072</text:p>
          </table:table-cell>
          <table:table-cell/>
          <table:table-cell office:value-type="float" office:value="0.982469" calcext:value-type="float">
            <text:p>0.982469</text:p>
          </table:table-cell>
          <table:table-cell/>
          <table:table-cell office:value-type="float" office:value="0.956256" calcext:value-type="float">
            <text:p>0.956256</text:p>
          </table:table-cell>
          <table:table-cell/>
          <table:table-cell office:value-type="float" office:value="0.982504" calcext:value-type="float">
            <text:p>0.982504</text:p>
          </table:table-cell>
          <table:table-cell/>
          <table:table-cell office:value-type="float" office:value="0.942252" calcext:value-type="float">
            <text:p>0.94225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62746" calcext:value-type="float">
            <text:p>0.762746</text:p>
          </table:table-cell>
          <table:table-cell/>
          <table:table-cell office:value-type="float" office:value="0.963553" calcext:value-type="float">
            <text:p>0.963553</text:p>
          </table:table-cell>
          <table:table-cell/>
          <table:table-cell office:value-type="float" office:value="0.803043" calcext:value-type="float">
            <text:p>0.803043</text:p>
          </table:table-cell>
          <table:table-cell/>
          <table:table-cell office:value-type="float" office:value="0.800435" calcext:value-type="float">
            <text:p>0.800435</text:p>
          </table:table-cell>
          <table:table-cell/>
          <table:table-cell office:value-type="float" office:value="0.780184" calcext:value-type="float">
            <text:p>0.780184</text:p>
          </table:table-cell>
          <table:table-cell/>
          <table:table-cell office:value-type="float" office:value="0.890947" calcext:value-type="float">
            <text:p>0.890947</text:p>
          </table:table-cell>
          <table:table-cell/>
          <table:table-cell office:value-type="float" office:value="0.982648" calcext:value-type="float">
            <text:p>0.982648</text:p>
          </table:table-cell>
          <table:table-cell/>
          <table:table-cell office:value-type="float" office:value="0.968317" calcext:value-type="float">
            <text:p>0.968317</text:p>
          </table:table-cell>
          <table:table-cell/>
          <table:table-cell office:value-type="float" office:value="0.974661" calcext:value-type="float">
            <text:p>0.974661</text:p>
          </table:table-cell>
          <table:table-cell/>
          <table:table-cell office:value-type="float" office:value="0.863462" calcext:value-type="float">
            <text:p>0.86346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04496" calcext:value-type="float">
            <text:p>0.804496</text:p>
          </table:table-cell>
          <table:table-cell/>
          <table:table-cell office:value-type="float" office:value="0.959363" calcext:value-type="float">
            <text:p>0.959363</text:p>
          </table:table-cell>
          <table:table-cell/>
          <table:table-cell office:value-type="float" office:value="0.798696" calcext:value-type="float">
            <text:p>0.798696</text:p>
          </table:table-cell>
          <table:table-cell/>
          <table:table-cell office:value-type="float" office:value="0.792174" calcext:value-type="float">
            <text:p>0.792174</text:p>
          </table:table-cell>
          <table:table-cell/>
          <table:table-cell office:value-type="float" office:value="0.870507" calcext:value-type="float">
            <text:p>0.870507</text:p>
          </table:table-cell>
          <table:table-cell/>
          <table:table-cell office:value-type="float" office:value="0.889918" calcext:value-type="float">
            <text:p>0.889918</text:p>
          </table:table-cell>
          <table:table-cell/>
          <table:table-cell office:value-type="float" office:value="0.983363" calcext:value-type="float">
            <text:p>0.983363</text:p>
          </table:table-cell>
          <table:table-cell/>
          <table:table-cell office:value-type="float" office:value="0.969397" calcext:value-type="float">
            <text:p>0.969397</text:p>
          </table:table-cell>
          <table:table-cell/>
          <table:table-cell office:value-type="float" office:value="0.965611" calcext:value-type="float">
            <text:p>0.965611</text:p>
          </table:table-cell>
          <table:table-cell/>
          <table:table-cell office:value-type="float" office:value="0.933651" calcext:value-type="float">
            <text:p>0.93365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55407" calcext:value-type="float">
            <text:p>0.755407</text:p>
          </table:table-cell>
          <table:table-cell/>
          <table:table-cell office:value-type="float" office:value="0.827288" calcext:value-type="float">
            <text:p>0.827288</text:p>
          </table:table-cell>
          <table:table-cell/>
          <table:table-cell office:value-type="float" office:value="0.791559" calcext:value-type="float">
            <text:p>0.791559</text:p>
          </table:table-cell>
          <table:table-cell/>
          <table:table-cell office:value-type="float" office:value="0.793282" calcext:value-type="float">
            <text:p>0.793282</text:p>
          </table:table-cell>
          <table:table-cell/>
          <table:table-cell office:value-type="float" office:value="0.860846" calcext:value-type="float">
            <text:p>0.860846</text:p>
          </table:table-cell>
          <table:table-cell/>
          <table:table-cell office:value-type="float" office:value="0.867543" calcext:value-type="float">
            <text:p>0.867543</text:p>
          </table:table-cell>
          <table:table-cell/>
          <table:table-cell office:value-type="float" office:value="0.976922" calcext:value-type="float">
            <text:p>0.976922</text:p>
          </table:table-cell>
          <table:table-cell/>
          <table:table-cell office:value-type="float" office:value="0.971597" calcext:value-type="float">
            <text:p>0.971597</text:p>
          </table:table-cell>
          <table:table-cell/>
          <table:table-cell office:value-type="float" office:value="0.956118" calcext:value-type="float">
            <text:p>0.956118</text:p>
          </table:table-cell>
          <table:table-cell/>
          <table:table-cell office:value-type="float" office:value="0.929774" calcext:value-type="float">
            <text:p>0.929774</text:p>
          </table:table-cell>
          <table:table-cell table:number-columns-repeated="100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901244" calcext:value-type="float">
            <text:p>0.901244</text:p>
          </table:table-cell>
          <table:table-cell table:style-name="ce1" table:formula="of:=AVERAGE([.B163:.B172])" office:value-type="float" office:value="0.8693358" calcext:value-type="float">
            <text:p>0.8693358</text:p>
          </table:table-cell>
          <table:table-cell table:style-name="ce1" office:value-type="float" office:value="0.874738" calcext:value-type="float">
            <text:p>0.874738</text:p>
          </table:table-cell>
          <table:table-cell table:style-name="ce1" table:formula="of:=AVERAGE([.D163:.D172])" office:value-type="float" office:value="0.852567" calcext:value-type="float">
            <text:p>0.852567</text:p>
          </table:table-cell>
          <table:table-cell table:style-name="ce1" office:value-type="float" office:value="0.805652" calcext:value-type="float">
            <text:p>0.805652</text:p>
          </table:table-cell>
          <table:table-cell table:style-name="ce1" table:formula="of:=AVERAGE([.F163:.F172])" office:value-type="float" office:value="0.8377258" calcext:value-type="float">
            <text:p>0.8377258</text:p>
          </table:table-cell>
          <table:table-cell table:style-name="ce1" office:value-type="float" office:value="0.851739" calcext:value-type="float">
            <text:p>0.851739</text:p>
          </table:table-cell>
          <table:table-cell table:style-name="ce1" table:formula="of:=AVERAGE([.H163:.H172])" office:value-type="float" office:value="0.8361147" calcext:value-type="float">
            <text:p>0.8361147</text:p>
          </table:table-cell>
          <table:table-cell table:style-name="ce1" office:value-type="float" office:value="0.86682" calcext:value-type="float">
            <text:p>0.86682</text:p>
          </table:table-cell>
          <table:table-cell table:style-name="ce1" table:formula="of:=AVERAGE([.J163:.J172])" office:value-type="float" office:value="0.8654351" calcext:value-type="float">
            <text:p>0.8654351</text:p>
          </table:table-cell>
          <table:table-cell table:style-name="ce1" office:value-type="float" office:value="0.87963" calcext:value-type="float">
            <text:p>0.87963</text:p>
          </table:table-cell>
          <table:table-cell table:style-name="ce1" table:formula="of:=AVERAGE([.L163:.L172])" office:value-type="float" office:value="0.8867022" calcext:value-type="float">
            <text:p>0.8867022</text:p>
          </table:table-cell>
          <table:table-cell table:style-name="ce1" office:value-type="float" office:value="0.984794" calcext:value-type="float">
            <text:p>0.984794</text:p>
          </table:table-cell>
          <table:table-cell table:style-name="ce1" table:formula="of:=AVERAGE([.N163:.N172])" office:value-type="float" office:value="0.9835727" calcext:value-type="float">
            <text:p>0.9835727</text:p>
          </table:table-cell>
          <table:table-cell table:style-name="ce1" office:value-type="float" office:value="0.978398" calcext:value-type="float">
            <text:p>0.978398</text:p>
          </table:table-cell>
          <table:table-cell table:style-name="ce1" table:formula="of:=AVERAGE([.P163:.P172])" office:value-type="float" office:value="0.9757195" calcext:value-type="float">
            <text:p>0.9757195</text:p>
          </table:table-cell>
          <table:table-cell table:style-name="ce1" office:value-type="float" office:value="0.960332" calcext:value-type="float">
            <text:p>0.960332</text:p>
          </table:table-cell>
          <table:table-cell table:style-name="ce1" table:formula="of:=AVERAGE([.R163:.R172])" office:value-type="float" office:value="0.9556259" calcext:value-type="float">
            <text:p>0.9556259</text:p>
          </table:table-cell>
          <table:table-cell table:style-name="ce1" office:value-type="float" office:value="0.944095" calcext:value-type="float">
            <text:p>0.944095</text:p>
          </table:table-cell>
          <table:table-cell table:style-name="ce1" table:formula="of:=AVERAGE([.T163:.T172])" office:value-type="float" office:value="0.9370994" calcext:value-type="float">
            <text:p>0.9370994</text:p>
          </table:table-cell>
          <table:table-cell table:style-name="ce1" table:number-columns-repeated="982"/>
          <table:table-cell table:number-columns-repeated="21"/>
        </table:table-row>
        <table:table-row table:style-name="ro1">
          <table:table-cell/>
          <table:table-cell office:value-type="float" office:value="0.903653" calcext:value-type="float">
            <text:p>0.903653</text:p>
          </table:table-cell>
          <table:table-cell/>
          <table:table-cell office:value-type="float" office:value="0.880184" calcext:value-type="float">
            <text:p>0.880184</text:p>
          </table:table-cell>
          <table:table-cell/>
          <table:table-cell office:value-type="float" office:value="0.816522" calcext:value-type="float">
            <text:p>0.816522</text:p>
          </table:table-cell>
          <table:table-cell/>
          <table:table-cell office:value-type="float" office:value="0.847391" calcext:value-type="float">
            <text:p>0.847391</text:p>
          </table:table-cell>
          <table:table-cell/>
          <table:table-cell office:value-type="float" office:value="0.862212" calcext:value-type="float">
            <text:p>0.862212</text:p>
          </table:table-cell>
          <table:table-cell/>
          <table:table-cell office:value-type="float" office:value="0.891461" calcext:value-type="float">
            <text:p>0.891461</text:p>
          </table:table-cell>
          <table:table-cell/>
          <table:table-cell office:value-type="float" office:value="0.984615" calcext:value-type="float">
            <text:p>0.984615</text:p>
          </table:table-cell>
          <table:table-cell/>
          <table:table-cell office:value-type="float" office:value="0.980018" calcext:value-type="float">
            <text:p>0.980018</text:p>
          </table:table-cell>
          <table:table-cell/>
          <table:table-cell office:value-type="float" office:value="0.967873" calcext:value-type="float">
            <text:p>0.967873</text:p>
          </table:table-cell>
          <table:table-cell/>
          <table:table-cell office:value-type="float" office:value="0.944095" calcext:value-type="float">
            <text:p>0.9440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54275" calcext:value-type="float">
            <text:p>0.854275</text:p>
          </table:table-cell>
          <table:table-cell/>
          <table:table-cell office:value-type="float" office:value="0.886049" calcext:value-type="float">
            <text:p>0.886049</text:p>
          </table:table-cell>
          <table:table-cell/>
          <table:table-cell office:value-type="float" office:value="0.88" calcext:value-type="float">
            <text:p>0.88</text:p>
          </table:table-cell>
          <table:table-cell/>
          <table:table-cell office:value-type="float" office:value="0.840435" calcext:value-type="float">
            <text:p>0.840435</text:p>
          </table:table-cell>
          <table:table-cell/>
          <table:table-cell office:value-type="float" office:value="0.872811" calcext:value-type="float">
            <text:p>0.872811</text:p>
          </table:table-cell>
          <table:table-cell/>
          <table:table-cell office:value-type="float" office:value="0.893004" calcext:value-type="float">
            <text:p>0.893004</text:p>
          </table:table-cell>
          <table:table-cell/>
          <table:table-cell office:value-type="float" office:value="0.990161" calcext:value-type="float">
            <text:p>0.990161</text:p>
          </table:table-cell>
          <table:table-cell/>
          <table:table-cell office:value-type="float" office:value="0.982718" calcext:value-type="float">
            <text:p>0.982718</text:p>
          </table:table-cell>
          <table:table-cell/>
          <table:table-cell office:value-type="float" office:value="0.94902" calcext:value-type="float">
            <text:p>0.94902</text:p>
          </table:table-cell>
          <table:table-cell/>
          <table:table-cell office:value-type="float" office:value="0.949777" calcext:value-type="float">
            <text:p>0.9497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93617" calcext:value-type="float">
            <text:p>0.893617</text:p>
          </table:table-cell>
          <table:table-cell/>
          <table:table-cell office:value-type="float" office:value="0.81483" calcext:value-type="float">
            <text:p>0.81483</text:p>
          </table:table-cell>
          <table:table-cell/>
          <table:table-cell office:value-type="float" office:value="0.839565" calcext:value-type="float">
            <text:p>0.839565</text:p>
          </table:table-cell>
          <table:table-cell/>
          <table:table-cell office:value-type="float" office:value="0.835652" calcext:value-type="float">
            <text:p>0.835652</text:p>
          </table:table-cell>
          <table:table-cell/>
          <table:table-cell office:value-type="float" office:value="0.86682" calcext:value-type="float">
            <text:p>0.86682</text:p>
          </table:table-cell>
          <table:table-cell/>
          <table:table-cell office:value-type="float" office:value="0.888889" calcext:value-type="float">
            <text:p>0.888889</text:p>
          </table:table-cell>
          <table:table-cell/>
          <table:table-cell office:value-type="float" office:value="0.984258" calcext:value-type="float">
            <text:p>0.984258</text:p>
          </table:table-cell>
          <table:table-cell/>
          <table:table-cell office:value-type="float" office:value="0.969217" calcext:value-type="float">
            <text:p>0.969217</text:p>
          </table:table-cell>
          <table:table-cell/>
          <table:table-cell office:value-type="float" office:value="0.969834" calcext:value-type="float">
            <text:p>0.969834</text:p>
          </table:table-cell>
          <table:table-cell/>
          <table:table-cell office:value-type="float" office:value="0.94563" calcext:value-type="float">
            <text:p>0.945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94059" calcext:value-type="float">
            <text:p>0.794059</text:p>
          </table:table-cell>
          <table:table-cell/>
          <table:table-cell office:value-type="float" office:value="0.666527" calcext:value-type="float">
            <text:p>0.666527</text:p>
          </table:table-cell>
          <table:table-cell/>
          <table:table-cell office:value-type="float" office:value="0.851304" calcext:value-type="float">
            <text:p>0.851304</text:p>
          </table:table-cell>
          <table:table-cell/>
          <table:table-cell office:value-type="float" office:value="0.827391" calcext:value-type="float">
            <text:p>0.827391</text:p>
          </table:table-cell>
          <table:table-cell/>
          <table:table-cell office:value-type="float" office:value="0.864516" calcext:value-type="float">
            <text:p>0.864516</text:p>
          </table:table-cell>
          <table:table-cell/>
          <table:table-cell office:value-type="float" office:value="0.891975" calcext:value-type="float">
            <text:p>0.891975</text:p>
          </table:table-cell>
          <table:table-cell/>
          <table:table-cell office:value-type="float" office:value="0.982826" calcext:value-type="float">
            <text:p>0.982826</text:p>
          </table:table-cell>
          <table:table-cell/>
          <table:table-cell office:value-type="float" office:value="0.975157" calcext:value-type="float">
            <text:p>0.975157</text:p>
          </table:table-cell>
          <table:table-cell/>
          <table:table-cell office:value-type="float" office:value="0.930468" calcext:value-type="float">
            <text:p>0.930468</text:p>
          </table:table-cell>
          <table:table-cell/>
          <table:table-cell office:value-type="float" office:value="0.947627" calcext:value-type="float">
            <text:p>0.9476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20153" calcext:value-type="float">
            <text:p>0.820153</text:p>
          </table:table-cell>
          <table:table-cell/>
          <table:table-cell office:value-type="float" office:value="0.872643" calcext:value-type="float">
            <text:p>0.872643</text:p>
          </table:table-cell>
          <table:table-cell/>
          <table:table-cell office:value-type="float" office:value="0.752174" calcext:value-type="float">
            <text:p>0.752174</text:p>
          </table:table-cell>
          <table:table-cell/>
          <table:table-cell office:value-type="float" office:value="0.834783" calcext:value-type="float">
            <text:p>0.834783</text:p>
          </table:table-cell>
          <table:table-cell/>
          <table:table-cell office:value-type="float" office:value="0.865438" calcext:value-type="float">
            <text:p>0.865438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3363" calcext:value-type="float">
            <text:p>0.983363</text:p>
          </table:table-cell>
          <table:table-cell/>
          <table:table-cell office:value-type="float" office:value="0.984338" calcext:value-type="float">
            <text:p>0.984338</text:p>
          </table:table-cell>
          <table:table-cell/>
          <table:table-cell office:value-type="float" office:value="0.957315" calcext:value-type="float">
            <text:p>0.957315</text:p>
          </table:table-cell>
          <table:table-cell/>
          <table:table-cell office:value-type="float" office:value="0.947934" calcext:value-type="float">
            <text:p>0.9479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5829" calcext:value-type="float">
            <text:p>0.85829</text:p>
          </table:table-cell>
          <table:table-cell/>
          <table:table-cell office:value-type="float" office:value="0.861332" calcext:value-type="float">
            <text:p>0.861332</text:p>
          </table:table-cell>
          <table:table-cell/>
          <table:table-cell office:value-type="float" office:value="0.86" calcext:value-type="float">
            <text:p>0.86</text:p>
          </table:table-cell>
          <table:table-cell/>
          <table:table-cell office:value-type="float" office:value="0.785652" calcext:value-type="float">
            <text:p>0.785652</text:p>
          </table:table-cell>
          <table:table-cell/>
          <table:table-cell office:value-type="float" office:value="0.864977" calcext:value-type="float">
            <text:p>0.864977</text:p>
          </table:table-cell>
          <table:table-cell/>
          <table:table-cell office:value-type="float" office:value="0.888889" calcext:value-type="float">
            <text:p>0.888889</text:p>
          </table:table-cell>
          <table:table-cell/>
          <table:table-cell office:value-type="float" office:value="0.98712" calcext:value-type="float">
            <text:p>0.98712</text:p>
          </table:table-cell>
          <table:table-cell/>
          <table:table-cell office:value-type="float" office:value="0.971377" calcext:value-type="float">
            <text:p>0.971377</text:p>
          </table:table-cell>
          <table:table-cell/>
          <table:table-cell office:value-type="float" office:value="0.913122" calcext:value-type="float">
            <text:p>0.913122</text:p>
          </table:table-cell>
          <table:table-cell/>
          <table:table-cell office:value-type="float" office:value="0.945784" calcext:value-type="float">
            <text:p>0.94578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59494" calcext:value-type="float">
            <text:p>0.859494</text:p>
          </table:table-cell>
          <table:table-cell/>
          <table:table-cell office:value-type="float" office:value="0.909929" calcext:value-type="float">
            <text:p>0.909929</text:p>
          </table:table-cell>
          <table:table-cell/>
          <table:table-cell office:value-type="float" office:value="0.838696" calcext:value-type="float">
            <text:p>0.838696</text:p>
          </table:table-cell>
          <table:table-cell/>
          <table:table-cell office:value-type="float" office:value="0.862609" calcext:value-type="float">
            <text:p>0.862609</text:p>
          </table:table-cell>
          <table:table-cell/>
          <table:table-cell office:value-type="float" office:value="0.860369" calcext:value-type="float">
            <text:p>0.860369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5492" calcext:value-type="float">
            <text:p>0.975492</text:p>
          </table:table-cell>
          <table:table-cell/>
          <table:table-cell office:value-type="float" office:value="0.974257" calcext:value-type="float">
            <text:p>0.974257</text:p>
          </table:table-cell>
          <table:table-cell/>
          <table:table-cell office:value-type="float" office:value="0.97813" calcext:value-type="float">
            <text:p>0.97813</text:p>
          </table:table-cell>
          <table:table-cell/>
          <table:table-cell office:value-type="float" office:value="0.87068" calcext:value-type="float">
            <text:p>0.8706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6937" calcext:value-type="float">
            <text:p>0.926937</text:p>
          </table:table-cell>
          <table:table-cell/>
          <table:table-cell office:value-type="float" office:value="0.856305" calcext:value-type="float">
            <text:p>0.856305</text:p>
          </table:table-cell>
          <table:table-cell/>
          <table:table-cell office:value-type="float" office:value="0.901304" calcext:value-type="float">
            <text:p>0.901304</text:p>
          </table:table-cell>
          <table:table-cell/>
          <table:table-cell office:value-type="float" office:value="0.84087" calcext:value-type="float">
            <text:p>0.84087</text:p>
          </table:table-cell>
          <table:table-cell/>
          <table:table-cell office:value-type="float" office:value="0.866359" calcext:value-type="float">
            <text:p>0.866359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9785" calcext:value-type="float">
            <text:p>0.979785</text:p>
          </table:table-cell>
          <table:table-cell/>
          <table:table-cell office:value-type="float" office:value="0.970297" calcext:value-type="float">
            <text:p>0.970297</text:p>
          </table:table-cell>
          <table:table-cell/>
          <table:table-cell office:value-type="float" office:value="0.972549" calcext:value-type="float">
            <text:p>0.972549</text:p>
          </table:table-cell>
          <table:table-cell/>
          <table:table-cell office:value-type="float" office:value="0.937337" calcext:value-type="float">
            <text:p>0.93733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81636" calcext:value-type="float">
            <text:p>0.881636</text:p>
          </table:table-cell>
          <table:table-cell/>
          <table:table-cell office:value-type="float" office:value="0.903133" calcext:value-type="float">
            <text:p>0.903133</text:p>
          </table:table-cell>
          <table:table-cell/>
          <table:table-cell office:value-type="float" office:value="0.832041" calcext:value-type="float">
            <text:p>0.832041</text:p>
          </table:table-cell>
          <table:table-cell/>
          <table:table-cell office:value-type="float" office:value="0.834625" calcext:value-type="float">
            <text:p>0.834625</text:p>
          </table:table-cell>
          <table:table-cell/>
          <table:table-cell office:value-type="float" office:value="0.864029" calcext:value-type="float">
            <text:p>0.864029</text:p>
          </table:table-cell>
          <table:table-cell/>
          <table:table-cell office:value-type="float" office:value="0.868049" calcext:value-type="float">
            <text:p>0.868049</text:p>
          </table:table-cell>
          <table:table-cell/>
          <table:table-cell office:value-type="float" office:value="0.983313" calcext:value-type="float">
            <text:p>0.983313</text:p>
          </table:table-cell>
          <table:table-cell/>
          <table:table-cell office:value-type="float" office:value="0.971418" calcext:value-type="float">
            <text:p>0.971418</text:p>
          </table:table-cell>
          <table:table-cell/>
          <table:table-cell office:value-type="float" office:value="0.957616" calcext:value-type="float">
            <text:p>0.957616</text:p>
          </table:table-cell>
          <table:table-cell/>
          <table:table-cell office:value-type="float" office:value="0.938035" calcext:value-type="float">
            <text:p>0.938035</text:p>
          </table:table-cell>
          <table:table-cell table:number-columns-repeated="100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863509" calcext:value-type="float">
            <text:p>0.863509</text:p>
          </table:table-cell>
          <table:table-cell table:style-name="ce1" table:formula="of:=AVERAGE([.B173:.B182])" office:value-type="float" office:value="0.8648315" calcext:value-type="float">
            <text:p>0.8648315</text:p>
          </table:table-cell>
          <table:table-cell table:style-name="ce1" office:value-type="float" office:value="0.852535" calcext:value-type="float">
            <text:p>0.852535</text:p>
          </table:table-cell>
          <table:table-cell table:style-name="ce1" table:formula="of:=AVERAGE([.D173:.D182])" office:value-type="float" office:value="0.8602203" calcext:value-type="float">
            <text:p>0.8602203</text:p>
          </table:table-cell>
          <table:table-cell table:style-name="ce1" office:value-type="float" office:value="0.866957" calcext:value-type="float">
            <text:p>0.866957</text:p>
          </table:table-cell>
          <table:table-cell table:style-name="ce1" table:formula="of:=AVERAGE([.F173:.F182])" office:value-type="float" office:value="0.8412863" calcext:value-type="float">
            <text:p>0.8412863</text:p>
          </table:table-cell>
          <table:table-cell table:style-name="ce1" office:value-type="float" office:value="0.900435" calcext:value-type="float">
            <text:p>0.900435</text:p>
          </table:table-cell>
          <table:table-cell table:style-name="ce1" table:formula="of:=AVERAGE([.H173:.H182])" office:value-type="float" office:value="0.8435972" calcext:value-type="float">
            <text:p>0.8435972</text:p>
          </table:table-cell>
          <table:table-cell table:style-name="ce1" office:value-type="float" office:value="0.865438" calcext:value-type="float">
            <text:p>0.865438</text:p>
          </table:table-cell>
          <table:table-cell table:style-name="ce1" table:formula="of:=AVERAGE([.J173:.J182])" office:value-type="float" office:value="0.8610072" calcext:value-type="float">
            <text:p>0.8610072</text:p>
          </table:table-cell>
          <table:table-cell table:style-name="ce1" office:value-type="float" office:value="0.880144" calcext:value-type="float">
            <text:p>0.880144</text:p>
          </table:table-cell>
          <table:table-cell table:style-name="ce1" table:formula="of:=AVERAGE([.L173:.L182])" office:value-type="float" office:value="0.8868451" calcext:value-type="float">
            <text:p>0.8868451</text:p>
          </table:table-cell>
          <table:table-cell table:style-name="ce1" office:value-type="float" office:value="0.985331" calcext:value-type="float">
            <text:p>0.985331</text:p>
          </table:table-cell>
          <table:table-cell table:style-name="ce1" table:formula="of:=AVERAGE([.N173:.N182])" office:value-type="float" office:value="0.9830102" calcext:value-type="float">
            <text:p>0.9830102</text:p>
          </table:table-cell>
          <table:table-cell table:style-name="ce1" office:value-type="float" office:value="0.971557" calcext:value-type="float">
            <text:p>0.971557</text:p>
          </table:table-cell>
          <table:table-cell table:style-name="ce1" table:formula="of:=AVERAGE([.P173:.P182])" office:value-type="float" office:value="0.9760282" calcext:value-type="float">
            <text:p>0.9760282</text:p>
          </table:table-cell>
          <table:table-cell table:style-name="ce1" office:value-type="float" office:value="0.961388" calcext:value-type="float">
            <text:p>0.961388</text:p>
          </table:table-cell>
          <table:table-cell table:style-name="ce1" table:formula="of:=AVERAGE([.R173:.R182])" office:value-type="float" office:value="0.9498068" calcext:value-type="float">
            <text:p>0.9498068</text:p>
          </table:table-cell>
          <table:table-cell table:style-name="ce1" office:value-type="float" office:value="0.943941" calcext:value-type="float">
            <text:p>0.943941</text:p>
          </table:table-cell>
          <table:table-cell table:style-name="ce1" table:formula="of:=AVERAGE([.T173:.T182])" office:value-type="float" office:value="0.9279014" calcext:value-type="float">
            <text:p>0.9279014</text:p>
          </table:table-cell>
          <table:table-cell table:style-name="ce1" table:number-columns-repeated="982"/>
          <table:table-cell table:number-columns-repeated="21"/>
        </table:table-row>
        <table:table-row table:style-name="ro1">
          <table:table-cell/>
          <table:table-cell office:value-type="float" office:value="0.884384" calcext:value-type="float">
            <text:p>0.884384</text:p>
          </table:table-cell>
          <table:table-cell/>
          <table:table-cell office:value-type="float" office:value="0.88186" calcext:value-type="float">
            <text:p>0.88186</text:p>
          </table:table-cell>
          <table:table-cell/>
          <table:table-cell office:value-type="float" office:value="0.87087" calcext:value-type="float">
            <text:p>0.87087</text:p>
          </table:table-cell>
          <table:table-cell/>
          <table:table-cell office:value-type="float" office:value="0.907826" calcext:value-type="float">
            <text:p>0.907826</text:p>
          </table:table-cell>
          <table:table-cell/>
          <table:table-cell office:value-type="float" office:value="0.863594" calcext:value-type="float">
            <text:p>0.863594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5152" calcext:value-type="float">
            <text:p>0.985152</text:p>
          </table:table-cell>
          <table:table-cell/>
          <table:table-cell office:value-type="float" office:value="0.984518" calcext:value-type="float">
            <text:p>0.984518</text:p>
          </table:table-cell>
          <table:table-cell/>
          <table:table-cell office:value-type="float" office:value="0.946154" calcext:value-type="float">
            <text:p>0.946154</text:p>
          </table:table-cell>
          <table:table-cell/>
          <table:table-cell office:value-type="float" office:value="0.942098" calcext:value-type="float">
            <text:p>0.94209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77158" calcext:value-type="float">
            <text:p>0.877158</text:p>
          </table:table-cell>
          <table:table-cell/>
          <table:table-cell office:value-type="float" office:value="0.900293" calcext:value-type="float">
            <text:p>0.900293</text:p>
          </table:table-cell>
          <table:table-cell/>
          <table:table-cell office:value-type="float" office:value="0.87913" calcext:value-type="float">
            <text:p>0.87913</text:p>
          </table:table-cell>
          <table:table-cell/>
          <table:table-cell office:value-type="float" office:value="0.848696" calcext:value-type="float">
            <text:p>0.848696</text:p>
          </table:table-cell>
          <table:table-cell/>
          <table:table-cell office:value-type="float" office:value="0.864977" calcext:value-type="float">
            <text:p>0.864977</text:p>
          </table:table-cell>
          <table:table-cell/>
          <table:table-cell office:value-type="float" office:value="0.888889" calcext:value-type="float">
            <text:p>0.888889</text:p>
          </table:table-cell>
          <table:table-cell/>
          <table:table-cell office:value-type="float" office:value="0.990519" calcext:value-type="float">
            <text:p>0.990519</text:p>
          </table:table-cell>
          <table:table-cell/>
          <table:table-cell office:value-type="float" office:value="0.989559" calcext:value-type="float">
            <text:p>0.989559</text:p>
          </table:table-cell>
          <table:table-cell/>
          <table:table-cell office:value-type="float" office:value="0.963047" calcext:value-type="float">
            <text:p>0.963047</text:p>
          </table:table-cell>
          <table:table-cell/>
          <table:table-cell office:value-type="float" office:value="0.952081" calcext:value-type="float">
            <text:p>0.95208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03252" calcext:value-type="float">
            <text:p>0.903252</text:p>
          </table:table-cell>
          <table:table-cell/>
          <table:table-cell office:value-type="float" office:value="0.810641" calcext:value-type="float">
            <text:p>0.810641</text:p>
          </table:table-cell>
          <table:table-cell/>
          <table:table-cell office:value-type="float" office:value="0.836522" calcext:value-type="float">
            <text:p>0.836522</text:p>
          </table:table-cell>
          <table:table-cell/>
          <table:table-cell office:value-type="float" office:value="0.836957" calcext:value-type="float">
            <text:p>0.836957</text:p>
          </table:table-cell>
          <table:table-cell/>
          <table:table-cell office:value-type="float" office:value="0.860369" calcext:value-type="float">
            <text:p>0.860369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6404" calcext:value-type="float">
            <text:p>0.986404</text:p>
          </table:table-cell>
          <table:table-cell/>
          <table:table-cell office:value-type="float" office:value="0.986679" calcext:value-type="float">
            <text:p>0.986679</text:p>
          </table:table-cell>
          <table:table-cell/>
          <table:table-cell office:value-type="float" office:value="0.9727" calcext:value-type="float">
            <text:p>0.9727</text:p>
          </table:table-cell>
          <table:table-cell/>
          <table:table-cell office:value-type="float" office:value="0.91476" calcext:value-type="float">
            <text:p>0.9147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83581" calcext:value-type="float">
            <text:p>0.883581</text:p>
          </table:table-cell>
          <table:table-cell/>
          <table:table-cell office:value-type="float" office:value="0.72853" calcext:value-type="float">
            <text:p>0.72853</text:p>
          </table:table-cell>
          <table:table-cell/>
          <table:table-cell office:value-type="float" office:value="0.798696" calcext:value-type="float">
            <text:p>0.798696</text:p>
          </table:table-cell>
          <table:table-cell/>
          <table:table-cell office:value-type="float" office:value="0.813043" calcext:value-type="float">
            <text:p>0.813043</text:p>
          </table:table-cell>
          <table:table-cell/>
          <table:table-cell office:value-type="float" office:value="0.864977" calcext:value-type="float">
            <text:p>0.864977</text:p>
          </table:table-cell>
          <table:table-cell/>
          <table:table-cell office:value-type="float" office:value="0.894033" calcext:value-type="float">
            <text:p>0.894033</text:p>
          </table:table-cell>
          <table:table-cell/>
          <table:table-cell office:value-type="float" office:value="0.983005" calcext:value-type="float">
            <text:p>0.983005</text:p>
          </table:table-cell>
          <table:table-cell/>
          <table:table-cell office:value-type="float" office:value="0.962736" calcext:value-type="float">
            <text:p>0.962736</text:p>
          </table:table-cell>
          <table:table-cell/>
          <table:table-cell office:value-type="float" office:value="0.906636" calcext:value-type="float">
            <text:p>0.906636</text:p>
          </table:table-cell>
          <table:table-cell/>
          <table:table-cell office:value-type="float" office:value="0.955306" calcext:value-type="float">
            <text:p>0.95530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28181" calcext:value-type="float">
            <text:p>0.828181</text:p>
          </table:table-cell>
          <table:table-cell/>
          <table:table-cell office:value-type="float" office:value="0.888982" calcext:value-type="float">
            <text:p>0.888982</text:p>
          </table:table-cell>
          <table:table-cell/>
          <table:table-cell office:value-type="float" office:value="0.738696" calcext:value-type="float">
            <text:p>0.738696</text:p>
          </table:table-cell>
          <table:table-cell/>
          <table:table-cell office:value-type="float" office:value="0.753913" calcext:value-type="float">
            <text:p>0.753913</text:p>
          </table:table-cell>
          <table:table-cell/>
          <table:table-cell office:value-type="float" office:value="0.859447" calcext:value-type="float">
            <text:p>0.859447</text:p>
          </table:table-cell>
          <table:table-cell/>
          <table:table-cell office:value-type="float" office:value="0.888889" calcext:value-type="float">
            <text:p>0.888889</text:p>
          </table:table-cell>
          <table:table-cell/>
          <table:table-cell office:value-type="float" office:value="0.983721" calcext:value-type="float">
            <text:p>0.983721</text:p>
          </table:table-cell>
          <table:table-cell/>
          <table:table-cell office:value-type="float" office:value="0.973537" calcext:value-type="float">
            <text:p>0.973537</text:p>
          </table:table-cell>
          <table:table-cell/>
          <table:table-cell office:value-type="float" office:value="0.965762" calcext:value-type="float">
            <text:p>0.965762</text:p>
          </table:table-cell>
          <table:table-cell/>
          <table:table-cell office:value-type="float" office:value="0.859469" calcext:value-type="float">
            <text:p>0.8594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39061" calcext:value-type="float">
            <text:p>0.739061</text:p>
          </table:table-cell>
          <table:table-cell/>
          <table:table-cell office:value-type="float" office:value="0.886049" calcext:value-type="float">
            <text:p>0.886049</text:p>
          </table:table-cell>
          <table:table-cell/>
          <table:table-cell office:value-type="float" office:value="0.844783" calcext:value-type="float">
            <text:p>0.844783</text:p>
          </table:table-cell>
          <table:table-cell/>
          <table:table-cell office:value-type="float" office:value="0.858696" calcext:value-type="float">
            <text:p>0.858696</text:p>
          </table:table-cell>
          <table:table-cell/>
          <table:table-cell office:value-type="float" office:value="0.897696" calcext:value-type="float">
            <text:p>0.897696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6386" calcext:value-type="float">
            <text:p>0.976386</text:p>
          </table:table-cell>
          <table:table-cell/>
          <table:table-cell office:value-type="float" office:value="0.976058" calcext:value-type="float">
            <text:p>0.976058</text:p>
          </table:table-cell>
          <table:table-cell/>
          <table:table-cell office:value-type="float" office:value="0.914178" calcext:value-type="float">
            <text:p>0.914178</text:p>
          </table:table-cell>
          <table:table-cell/>
          <table:table-cell office:value-type="float" office:value="0.925357" calcext:value-type="float">
            <text:p>0.92535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73545" calcext:value-type="float">
            <text:p>0.873545</text:p>
          </table:table-cell>
          <table:table-cell/>
          <table:table-cell office:value-type="float" office:value="0.898618" calcext:value-type="float">
            <text:p>0.898618</text:p>
          </table:table-cell>
          <table:table-cell/>
          <table:table-cell office:value-type="float" office:value="0.898261" calcext:value-type="float">
            <text:p>0.898261</text:p>
          </table:table-cell>
          <table:table-cell/>
          <table:table-cell office:value-type="float" office:value="0.843913" calcext:value-type="float">
            <text:p>0.843913</text:p>
          </table:table-cell>
          <table:table-cell/>
          <table:table-cell office:value-type="float" office:value="0.865438" calcext:value-type="float">
            <text:p>0.865438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229" calcext:value-type="float">
            <text:p>0.98229</text:p>
          </table:table-cell>
          <table:table-cell/>
          <table:table-cell office:value-type="float" office:value="0.971377" calcext:value-type="float">
            <text:p>0.971377</text:p>
          </table:table-cell>
          <table:table-cell/>
          <table:table-cell office:value-type="float" office:value="0.968326" calcext:value-type="float">
            <text:p>0.968326</text:p>
          </table:table-cell>
          <table:table-cell/>
          <table:table-cell office:value-type="float" office:value="0.932729" calcext:value-type="float">
            <text:p>0.9327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10076" calcext:value-type="float">
            <text:p>0.910076</text:p>
          </table:table-cell>
          <table:table-cell/>
          <table:table-cell office:value-type="float" office:value="0.843318" calcext:value-type="float">
            <text:p>0.843318</text:p>
          </table:table-cell>
          <table:table-cell/>
          <table:table-cell office:value-type="float" office:value="0.841739" calcext:value-type="float">
            <text:p>0.841739</text:p>
          </table:table-cell>
          <table:table-cell/>
          <table:table-cell office:value-type="float" office:value="0.842174" calcext:value-type="float">
            <text:p>0.842174</text:p>
          </table:table-cell>
          <table:table-cell/>
          <table:table-cell office:value-type="float" office:value="0.870046" calcext:value-type="float">
            <text:p>0.870046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6941" calcext:value-type="float">
            <text:p>0.986941</text:p>
          </table:table-cell>
          <table:table-cell/>
          <table:table-cell office:value-type="float" office:value="0.976058" calcext:value-type="float">
            <text:p>0.976058</text:p>
          </table:table-cell>
          <table:table-cell/>
          <table:table-cell office:value-type="float" office:value="0.946455" calcext:value-type="float">
            <text:p>0.946455</text:p>
          </table:table-cell>
          <table:table-cell/>
          <table:table-cell office:value-type="float" office:value="0.919521" calcext:value-type="float">
            <text:p>0.9195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85568" calcext:value-type="float">
            <text:p>0.885568</text:p>
          </table:table-cell>
          <table:table-cell/>
          <table:table-cell office:value-type="float" office:value="0.911377" calcext:value-type="float">
            <text:p>0.911377</text:p>
          </table:table-cell>
          <table:table-cell/>
          <table:table-cell office:value-type="float" office:value="0.837209" calcext:value-type="float">
            <text:p>0.837209</text:p>
          </table:table-cell>
          <table:table-cell/>
          <table:table-cell office:value-type="float" office:value="0.830319" calcext:value-type="float">
            <text:p>0.830319</text:p>
          </table:table-cell>
          <table:table-cell/>
          <table:table-cell office:value-type="float" office:value="0.79809" calcext:value-type="float">
            <text:p>0.79809</text:p>
          </table:table-cell>
          <table:table-cell/>
          <table:table-cell office:value-type="float" office:value="0.874621" calcext:value-type="float">
            <text:p>0.874621</text:p>
          </table:table-cell>
          <table:table-cell/>
          <table:table-cell office:value-type="float" office:value="0.970353" calcext:value-type="float">
            <text:p>0.970353</text:p>
          </table:table-cell>
          <table:table-cell/>
          <table:table-cell office:value-type="float" office:value="0.968203" calcext:value-type="float">
            <text:p>0.968203</text:p>
          </table:table-cell>
          <table:table-cell/>
          <table:table-cell office:value-type="float" office:value="0.953422" calcext:value-type="float">
            <text:p>0.953422</text:p>
          </table:table-cell>
          <table:table-cell/>
          <table:table-cell office:value-type="float" office:value="0.933752" calcext:value-type="float">
            <text:p>0.933752</text:p>
          </table:table-cell>
          <table:table-cell table:number-columns-repeated="100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883581" calcext:value-type="float">
            <text:p>0.883581</text:p>
          </table:table-cell>
          <table:table-cell table:style-name="ce1" table:formula="of:=AVERAGE([.B183:.B192])" office:value-type="float" office:value="0.8698649" calcext:value-type="float">
            <text:p>0.8698649</text:p>
          </table:table-cell>
          <table:table-cell table:style-name="ce1" office:value-type="float" office:value="0.935484" calcext:value-type="float">
            <text:p>0.935484</text:p>
          </table:table-cell>
          <table:table-cell table:style-name="ce1" table:formula="of:=AVERAGE([.D183:.D192])" office:value-type="float" office:value="0.8654731" calcext:value-type="float">
            <text:p>0.8654731</text:p>
          </table:table-cell>
          <table:table-cell table:style-name="ce1" office:value-type="float" office:value="0.902609" calcext:value-type="float">
            <text:p>0.902609</text:p>
          </table:table-cell>
          <table:table-cell table:style-name="ce1" table:formula="of:=AVERAGE([.F183:.F192])" office:value-type="float" office:value="0.8445258" calcext:value-type="float">
            <text:p>0.8445258</text:p>
          </table:table-cell>
          <table:table-cell table:style-name="ce1" office:value-type="float" office:value="0.81913" calcext:value-type="float">
            <text:p>0.81913</text:p>
          </table:table-cell>
          <table:table-cell table:style-name="ce1" table:formula="of:=AVERAGE([.H183:.H192])" office:value-type="float" office:value="0.8308683" calcext:value-type="float">
            <text:p>0.8308683</text:p>
          </table:table-cell>
          <table:table-cell table:style-name="ce1" office:value-type="float" office:value="0.913825" calcext:value-type="float">
            <text:p>0.913825</text:p>
          </table:table-cell>
          <table:table-cell table:style-name="ce1" table:formula="of:=AVERAGE([.J183:.J192])" office:value-type="float" office:value="0.8812447" calcext:value-type="float">
            <text:p>0.8812447</text:p>
          </table:table-cell>
          <table:table-cell table:style-name="ce1" office:value-type="float" office:value="0.883745" calcext:value-type="float">
            <text:p>0.883745</text:p>
          </table:table-cell>
          <table:table-cell table:style-name="ce1" table:formula="of:=AVERAGE([.L183:.L192])" office:value-type="float" office:value="0.8867458" calcext:value-type="float">
            <text:p>0.8867458</text:p>
          </table:table-cell>
          <table:table-cell table:style-name="ce1" office:value-type="float" office:value="0.985152" calcext:value-type="float">
            <text:p>0.985152</text:p>
          </table:table-cell>
          <table:table-cell table:style-name="ce1" table:formula="of:=AVERAGE([.N183:.N192])" office:value-type="float" office:value="0.98177" calcext:value-type="float">
            <text:p>0.98177</text:p>
          </table:table-cell>
          <table:table-cell table:style-name="ce1" office:value-type="float" office:value="0.978398" calcext:value-type="float">
            <text:p>0.978398</text:p>
          </table:table-cell>
          <table:table-cell table:style-name="ce1" table:formula="of:=AVERAGE([.P183:.P192])" office:value-type="float" office:value="0.9780423" calcext:value-type="float">
            <text:p>0.9780423</text:p>
          </table:table-cell>
          <table:table-cell table:style-name="ce1" office:value-type="float" office:value="0.974057" calcext:value-type="float">
            <text:p>0.974057</text:p>
          </table:table-cell>
          <table:table-cell table:style-name="ce1" table:formula="of:=AVERAGE([.R183:.R192])" office:value-type="float" office:value="0.9494382" calcext:value-type="float">
            <text:p>0.9494382</text:p>
          </table:table-cell>
          <table:table-cell table:style-name="ce1" office:value-type="float" office:value="0.944555" calcext:value-type="float">
            <text:p>0.944555</text:p>
          </table:table-cell>
          <table:table-cell table:style-name="ce1" table:formula="of:=AVERAGE([.T183:.T192])" office:value-type="float" office:value="0.9166419" calcext:value-type="float">
            <text:p>0.9166419</text:p>
          </table:table-cell>
          <table:table-cell table:style-name="ce1" table:number-columns-repeated="982"/>
          <table:table-cell table:number-columns-repeated="21"/>
        </table:table-row>
        <table:table-row table:style-name="ro1">
          <table:table-cell/>
          <table:table-cell office:value-type="float" office:value="0.891208" calcext:value-type="float">
            <text:p>0.891208</text:p>
          </table:table-cell>
          <table:table-cell/>
          <table:table-cell office:value-type="float" office:value="0.896104" calcext:value-type="float">
            <text:p>0.896104</text:p>
          </table:table-cell>
          <table:table-cell/>
          <table:table-cell office:value-type="float" office:value="0.84087" calcext:value-type="float">
            <text:p>0.84087</text:p>
          </table:table-cell>
          <table:table-cell/>
          <table:table-cell office:value-type="float" office:value="0.853913" calcext:value-type="float">
            <text:p>0.853913</text:p>
          </table:table-cell>
          <table:table-cell/>
          <table:table-cell office:value-type="float" office:value="0.942396" calcext:value-type="float">
            <text:p>0.942396</text:p>
          </table:table-cell>
          <table:table-cell/>
          <table:table-cell office:value-type="float" office:value="0.891461" calcext:value-type="float">
            <text:p>0.891461</text:p>
          </table:table-cell>
          <table:table-cell/>
          <table:table-cell office:value-type="float" office:value="0.984615" calcext:value-type="float">
            <text:p>0.984615</text:p>
          </table:table-cell>
          <table:table-cell/>
          <table:table-cell office:value-type="float" office:value="0.978938" calcext:value-type="float">
            <text:p>0.978938</text:p>
          </table:table-cell>
          <table:table-cell/>
          <table:table-cell office:value-type="float" office:value="0.957466" calcext:value-type="float">
            <text:p>0.957466</text:p>
          </table:table-cell>
          <table:table-cell/>
          <table:table-cell office:value-type="float" office:value="0.941176" calcext:value-type="float">
            <text:p>0.94117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87595" calcext:value-type="float">
            <text:p>0.887595</text:p>
          </table:table-cell>
          <table:table-cell/>
          <table:table-cell office:value-type="float" office:value="0.876833" calcext:value-type="float">
            <text:p>0.876833</text:p>
          </table:table-cell>
          <table:table-cell/>
          <table:table-cell office:value-type="float" office:value="0.879565" calcext:value-type="float">
            <text:p>0.879565</text:p>
          </table:table-cell>
          <table:table-cell/>
          <table:table-cell office:value-type="float" office:value="0.866957" calcext:value-type="float">
            <text:p>0.866957</text:p>
          </table:table-cell>
          <table:table-cell/>
          <table:table-cell office:value-type="float" office:value="0.865438" calcext:value-type="float">
            <text:p>0.865438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0143" calcext:value-type="float">
            <text:p>0.980143</text:p>
          </table:table-cell>
          <table:table-cell/>
          <table:table-cell office:value-type="float" office:value="0.986319" calcext:value-type="float">
            <text:p>0.986319</text:p>
          </table:table-cell>
          <table:table-cell/>
          <table:table-cell office:value-type="float" office:value="0.964555" calcext:value-type="float">
            <text:p>0.964555</text:p>
          </table:table-cell>
          <table:table-cell/>
          <table:table-cell office:value-type="float" office:value="0.949163" calcext:value-type="float">
            <text:p>0.9491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98033" calcext:value-type="float">
            <text:p>0.898033</text:p>
          </table:table-cell>
          <table:table-cell/>
          <table:table-cell office:value-type="float" office:value="0.796397" calcext:value-type="float">
            <text:p>0.796397</text:p>
          </table:table-cell>
          <table:table-cell/>
          <table:table-cell office:value-type="float" office:value="0.90913" calcext:value-type="float">
            <text:p>0.90913</text:p>
          </table:table-cell>
          <table:table-cell/>
          <table:table-cell office:value-type="float" office:value="0.787826" calcext:value-type="float">
            <text:p>0.787826</text:p>
          </table:table-cell>
          <table:table-cell/>
          <table:table-cell office:value-type="float" office:value="0.917512" calcext:value-type="float">
            <text:p>0.917512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4615" calcext:value-type="float">
            <text:p>0.984615</text:p>
          </table:table-cell>
          <table:table-cell/>
          <table:table-cell office:value-type="float" office:value="0.977678" calcext:value-type="float">
            <text:p>0.977678</text:p>
          </table:table-cell>
          <table:table-cell/>
          <table:table-cell office:value-type="float" office:value="0.96365" calcext:value-type="float">
            <text:p>0.96365</text:p>
          </table:table-cell>
          <table:table-cell/>
          <table:table-cell office:value-type="float" office:value="0.944709" calcext:value-type="float">
            <text:p>0.94470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81172" calcext:value-type="float">
            <text:p>0.881172</text:p>
          </table:table-cell>
          <table:table-cell/>
          <table:table-cell office:value-type="float" office:value="0.737746" calcext:value-type="float">
            <text:p>0.737746</text:p>
          </table:table-cell>
          <table:table-cell/>
          <table:table-cell office:value-type="float" office:value="0.843044" calcext:value-type="float">
            <text:p>0.843044</text:p>
          </table:table-cell>
          <table:table-cell/>
          <table:table-cell office:value-type="float" office:value="0.816957" calcext:value-type="float">
            <text:p>0.816957</text:p>
          </table:table-cell>
          <table:table-cell/>
          <table:table-cell office:value-type="float" office:value="0.795392" calcext:value-type="float">
            <text:p>0.795392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3363" calcext:value-type="float">
            <text:p>0.983363</text:p>
          </table:table-cell>
          <table:table-cell/>
          <table:table-cell office:value-type="float" office:value="0.977678" calcext:value-type="float">
            <text:p>0.977678</text:p>
          </table:table-cell>
          <table:table-cell/>
          <table:table-cell office:value-type="float" office:value="0.90724" calcext:value-type="float">
            <text:p>0.90724</text:p>
          </table:table-cell>
          <table:table-cell/>
          <table:table-cell office:value-type="float" office:value="0.836123" calcext:value-type="float">
            <text:p>0.83612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27379" calcext:value-type="float">
            <text:p>0.827379</text:p>
          </table:table-cell>
          <table:table-cell/>
          <table:table-cell office:value-type="float" office:value="0.889401" calcext:value-type="float">
            <text:p>0.889401</text:p>
          </table:table-cell>
          <table:table-cell/>
          <table:table-cell office:value-type="float" office:value="0.746522" calcext:value-type="float">
            <text:p>0.746522</text:p>
          </table:table-cell>
          <table:table-cell/>
          <table:table-cell office:value-type="float" office:value="0.805217" calcext:value-type="float">
            <text:p>0.805217</text:p>
          </table:table-cell>
          <table:table-cell/>
          <table:table-cell office:value-type="float" office:value="0.859447" calcext:value-type="float">
            <text:p>0.859447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0322" calcext:value-type="float">
            <text:p>0.980322</text:p>
          </table:table-cell>
          <table:table-cell/>
          <table:table-cell office:value-type="float" office:value="0.985779" calcext:value-type="float">
            <text:p>0.985779</text:p>
          </table:table-cell>
          <table:table-cell/>
          <table:table-cell office:value-type="float" office:value="0.965158" calcext:value-type="float">
            <text:p>0.965158</text:p>
          </table:table-cell>
          <table:table-cell/>
          <table:table-cell office:value-type="float" office:value="0.853786" calcext:value-type="float">
            <text:p>0.85378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40265" calcext:value-type="float">
            <text:p>0.740265</text:p>
          </table:table-cell>
          <table:table-cell/>
          <table:table-cell office:value-type="float" office:value="0.88186" calcext:value-type="float">
            <text:p>0.88186</text:p>
          </table:table-cell>
          <table:table-cell/>
          <table:table-cell office:value-type="float" office:value="0.777826" calcext:value-type="float">
            <text:p>0.777826</text:p>
          </table:table-cell>
          <table:table-cell/>
          <table:table-cell office:value-type="float" office:value="0.777391" calcext:value-type="float">
            <text:p>0.777391</text:p>
          </table:table-cell>
          <table:table-cell/>
          <table:table-cell office:value-type="float" office:value="0.868664" calcext:value-type="float">
            <text:p>0.868664</text:p>
          </table:table-cell>
          <table:table-cell/>
          <table:table-cell office:value-type="float" office:value="0.889403" calcext:value-type="float">
            <text:p>0.889403</text:p>
          </table:table-cell>
          <table:table-cell/>
          <table:table-cell office:value-type="float" office:value="0.982826" calcext:value-type="float">
            <text:p>0.982826</text:p>
          </table:table-cell>
          <table:table-cell/>
          <table:table-cell office:value-type="float" office:value="0.974437" calcext:value-type="float">
            <text:p>0.974437</text:p>
          </table:table-cell>
          <table:table-cell/>
          <table:table-cell office:value-type="float" office:value="0.918401" calcext:value-type="float">
            <text:p>0.918401</text:p>
          </table:table-cell>
          <table:table-cell/>
          <table:table-cell office:value-type="float" office:value="0.926893" calcext:value-type="float">
            <text:p>0.92689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6391" calcext:value-type="float">
            <text:p>0.86391</text:p>
          </table:table-cell>
          <table:table-cell/>
          <table:table-cell office:value-type="float" office:value="0.893171" calcext:value-type="float">
            <text:p>0.893171</text:p>
          </table:table-cell>
          <table:table-cell/>
          <table:table-cell office:value-type="float" office:value="0.833913" calcext:value-type="float">
            <text:p>0.833913</text:p>
          </table:table-cell>
          <table:table-cell/>
          <table:table-cell office:value-type="float" office:value="0.866957" calcext:value-type="float">
            <text:p>0.866957</text:p>
          </table:table-cell>
          <table:table-cell/>
          <table:table-cell office:value-type="float" office:value="0.865438" calcext:value-type="float">
            <text:p>0.865438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75313" calcext:value-type="float">
            <text:p>0.975313</text:p>
          </table:table-cell>
          <table:table-cell/>
          <table:table-cell office:value-type="float" office:value="0.979478" calcext:value-type="float">
            <text:p>0.979478</text:p>
          </table:table-cell>
          <table:table-cell/>
          <table:table-cell office:value-type="float" office:value="0.922624" calcext:value-type="float">
            <text:p>0.922624</text:p>
          </table:table-cell>
          <table:table-cell/>
          <table:table-cell office:value-type="float" office:value="0.916296" calcext:value-type="float">
            <text:p>0.91629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8141" calcext:value-type="float">
            <text:p>0.928141</text:p>
          </table:table-cell>
          <table:table-cell/>
          <table:table-cell office:value-type="float" office:value="0.846251" calcext:value-type="float">
            <text:p>0.846251</text:p>
          </table:table-cell>
          <table:table-cell/>
          <table:table-cell office:value-type="float" office:value="0.897826" calcext:value-type="float">
            <text:p>0.897826</text:p>
          </table:table-cell>
          <table:table-cell/>
          <table:table-cell office:value-type="float" office:value="0.894783" calcext:value-type="float">
            <text:p>0.894783</text:p>
          </table:table-cell>
          <table:table-cell/>
          <table:table-cell office:value-type="float" office:value="0.888018" calcext:value-type="float">
            <text:p>0.888018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83542" calcext:value-type="float">
            <text:p>0.983542</text:p>
          </table:table-cell>
          <table:table-cell/>
          <table:table-cell office:value-type="float" office:value="0.970657" calcext:value-type="float">
            <text:p>0.970657</text:p>
          </table:table-cell>
          <table:table-cell/>
          <table:table-cell office:value-type="float" office:value="0.958673" calcext:value-type="float">
            <text:p>0.958673</text:p>
          </table:table-cell>
          <table:table-cell/>
          <table:table-cell office:value-type="float" office:value="0.916142" calcext:value-type="float">
            <text:p>0.91614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97365" calcext:value-type="float">
            <text:p>0.897365</text:p>
          </table:table-cell>
          <table:table-cell/>
          <table:table-cell office:value-type="float" office:value="0.901484" calcext:value-type="float">
            <text:p>0.901484</text:p>
          </table:table-cell>
          <table:table-cell/>
          <table:table-cell office:value-type="float" office:value="0.813953" calcext:value-type="float">
            <text:p>0.813953</text:p>
          </table:table-cell>
          <table:table-cell/>
          <table:table-cell office:value-type="float" office:value="0.819552" calcext:value-type="float">
            <text:p>0.819552</text:p>
          </table:table-cell>
          <table:table-cell/>
          <table:table-cell office:value-type="float" office:value="0.896317" calcext:value-type="float">
            <text:p>0.896317</text:p>
          </table:table-cell>
          <table:table-cell/>
          <table:table-cell office:value-type="float" office:value="0.872599" calcext:value-type="float">
            <text:p>0.872599</text:p>
          </table:table-cell>
          <table:table-cell/>
          <table:table-cell office:value-type="float" office:value="0.977809" calcext:value-type="float">
            <text:p>0.977809</text:p>
          </table:table-cell>
          <table:table-cell/>
          <table:table-cell office:value-type="float" office:value="0.971061" calcext:value-type="float">
            <text:p>0.971061</text:p>
          </table:table-cell>
          <table:table-cell/>
          <table:table-cell office:value-type="float" office:value="0.962558" calcext:value-type="float">
            <text:p>0.962558</text:p>
          </table:table-cell>
          <table:table-cell/>
          <table:table-cell office:value-type="float" office:value="0.937576" calcext:value-type="float">
            <text:p>0.937576</text:p>
          </table:table-cell>
          <table:table-cell table:number-columns-repeated="100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852268" calcext:value-type="float">
            <text:p>0.852268</text:p>
          </table:table-cell>
          <table:table-cell table:style-name="ce1" table:formula="of:=AVERAGE([.B193:.B202])" office:value-type="float" office:value="0.8508352" calcext:value-type="float">
            <text:p>0.8508352</text:p>
          </table:table-cell>
          <table:table-cell table:style-name="ce1" office:value-type="float" office:value="0.860494" calcext:value-type="float">
            <text:p>0.860494</text:p>
          </table:table-cell>
          <table:table-cell table:style-name="ce1" table:formula="of:=AVERAGE([.D193:.D202])" office:value-type="float" office:value="0.8425491" calcext:value-type="float">
            <text:p>0.8425491</text:p>
          </table:table-cell>
          <table:table-cell table:style-name="ce1" office:value-type="float" office:value="0.84913" calcext:value-type="float">
            <text:p>0.84913</text:p>
          </table:table-cell>
          <table:table-cell table:style-name="ce1" table:formula="of:=AVERAGE([.F193:.F202])" office:value-type="float" office:value="0.8407897" calcext:value-type="float">
            <text:p>0.8407897</text:p>
          </table:table-cell>
          <table:table-cell table:style-name="ce1" office:value-type="float" office:value="0.89217" calcext:value-type="float">
            <text:p>0.89217</text:p>
          </table:table-cell>
          <table:table-cell table:style-name="ce1" table:formula="of:=AVERAGE([.H193:.H202])" office:value-type="float" office:value="0.8966987" calcext:value-type="float">
            <text:p>0.8966987</text:p>
          </table:table-cell>
          <table:table-cell table:style-name="ce1" office:value-type="float" office:value="0.924885" calcext:value-type="float">
            <text:p>0.924885</text:p>
          </table:table-cell>
          <table:table-cell table:style-name="ce1" table:formula="of:=AVERAGE([.J193:.J202])" office:value-type="float" office:value="0.8895469" calcext:value-type="float">
            <text:p>0.8895469</text:p>
          </table:table-cell>
          <table:table-cell table:style-name="ce1" office:value-type="float" office:value="0.925412" calcext:value-type="float">
            <text:p>0.925412</text:p>
          </table:table-cell>
          <table:table-cell table:style-name="ce1" table:formula="of:=AVERAGE([.L193:.L202])" office:value-type="float" office:value="0.9095805" calcext:value-type="float">
            <text:p>0.9095805</text:p>
          </table:table-cell>
          <table:table-cell table:style-name="ce1" office:value-type="float" office:value="0.981574" calcext:value-type="float">
            <text:p>0.981574</text:p>
          </table:table-cell>
          <table:table-cell table:style-name="ce1" table:formula="of:=AVERAGE([.N193:.N202])" office:value-type="float" office:value="0.9811444" calcext:value-type="float">
            <text:p>0.9811444</text:p>
          </table:table-cell>
          <table:table-cell table:style-name="ce1" office:value-type="float" office:value="0.954996" calcext:value-type="float">
            <text:p>0.954996</text:p>
          </table:table-cell>
          <table:table-cell table:style-name="ce1" table:formula="of:=AVERAGE([.P193:.P202])" office:value-type="float" office:value="0.971884" calcext:value-type="float">
            <text:p>0.971884</text:p>
          </table:table-cell>
          <table:table-cell table:style-name="ce1" office:value-type="float" office:value="0.979336" calcext:value-type="float">
            <text:p>0.979336</text:p>
          </table:table-cell>
          <table:table-cell table:style-name="ce1" table:formula="of:=AVERAGE([.R193:.R202])" office:value-type="float" office:value="0.9468417" calcext:value-type="float">
            <text:p>0.9468417</text:p>
          </table:table-cell>
          <table:table-cell table:style-name="ce1" office:value-type="float" office:value="0.939333" calcext:value-type="float">
            <text:p>0.939333</text:p>
          </table:table-cell>
          <table:table-cell table:style-name="ce1" table:formula="of:=AVERAGE([.T193:.T202])" office:value-type="float" office:value="0.9290077" calcext:value-type="float">
            <text:p>0.9290077</text:p>
          </table:table-cell>
          <table:table-cell table:style-name="ce1" table:number-columns-repeated="982"/>
          <table:table-cell table:number-columns-repeated="21"/>
        </table:table-row>
        <table:table-row table:style-name="ro1">
          <table:table-cell/>
          <table:table-cell office:value-type="float" office:value="0.850261" calcext:value-type="float">
            <text:p>0.850261</text:p>
          </table:table-cell>
          <table:table-cell/>
          <table:table-cell office:value-type="float" office:value="0.896104" calcext:value-type="float">
            <text:p>0.896104</text:p>
          </table:table-cell>
          <table:table-cell/>
          <table:table-cell office:value-type="float" office:value="0.846522" calcext:value-type="float">
            <text:p>0.846522</text:p>
          </table:table-cell>
          <table:table-cell/>
          <table:table-cell office:value-type="float" office:value="0.893512" calcext:value-type="float">
            <text:p>0.893512</text:p>
          </table:table-cell>
          <table:table-cell/>
          <table:table-cell office:value-type="float" office:value="0.942857" calcext:value-type="float">
            <text:p>0.942857</text:p>
          </table:table-cell>
          <table:table-cell/>
          <table:table-cell office:value-type="float" office:value="0.909979" calcext:value-type="float">
            <text:p>0.909979</text:p>
          </table:table-cell>
          <table:table-cell/>
          <table:table-cell office:value-type="float" office:value="0.984258" calcext:value-type="float">
            <text:p>0.984258</text:p>
          </table:table-cell>
          <table:table-cell/>
          <table:table-cell office:value-type="float" office:value="0.984158" calcext:value-type="float">
            <text:p>0.984158</text:p>
          </table:table-cell>
          <table:table-cell/>
          <table:table-cell office:value-type="float" office:value="0.966063" calcext:value-type="float">
            <text:p>0.966063</text:p>
          </table:table-cell>
          <table:table-cell/>
          <table:table-cell office:value-type="float" office:value="0.948856" calcext:value-type="float">
            <text:p>0.94885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87997" calcext:value-type="float">
            <text:p>0.887997</text:p>
          </table:table-cell>
          <table:table-cell/>
          <table:table-cell office:value-type="float" office:value="0.892333" calcext:value-type="float">
            <text:p>0.892333</text:p>
          </table:table-cell>
          <table:table-cell/>
          <table:table-cell office:value-type="float" office:value="0.944348" calcext:value-type="float">
            <text:p>0.944348</text:p>
          </table:table-cell>
          <table:table-cell/>
          <table:table-cell office:value-type="float" office:value="0.900224" calcext:value-type="float">
            <text:p>0.900224</text:p>
          </table:table-cell>
          <table:table-cell/>
          <table:table-cell office:value-type="float" office:value="0.938249" calcext:value-type="float">
            <text:p>0.938249</text:p>
          </table:table-cell>
          <table:table-cell/>
          <table:table-cell office:value-type="float" office:value="0.916667" calcext:value-type="float">
            <text:p>0.916667</text:p>
          </table:table-cell>
          <table:table-cell/>
          <table:table-cell office:value-type="float" office:value="0.984258" calcext:value-type="float">
            <text:p>0.984258</text:p>
          </table:table-cell>
          <table:table-cell/>
          <table:table-cell office:value-type="float" office:value="0.990279" calcext:value-type="float">
            <text:p>0.990279</text:p>
          </table:table-cell>
          <table:table-cell/>
          <table:table-cell office:value-type="float" office:value="0.935596" calcext:value-type="float">
            <text:p>0.935596</text:p>
          </table:table-cell>
          <table:table-cell/>
          <table:table-cell office:value-type="float" office:value="0.94302" calcext:value-type="float">
            <text:p>0.943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9442" calcext:value-type="float">
            <text:p>0.89442</text:p>
          </table:table-cell>
          <table:table-cell/>
          <table:table-cell office:value-type="float" office:value="0.813992" calcext:value-type="float">
            <text:p>0.813992</text:p>
          </table:table-cell>
          <table:table-cell/>
          <table:table-cell office:value-type="float" office:value="0.836957" calcext:value-type="float">
            <text:p>0.836957</text:p>
          </table:table-cell>
          <table:table-cell/>
          <table:table-cell office:value-type="float" office:value="0.901119" calcext:value-type="float">
            <text:p>0.901119</text:p>
          </table:table-cell>
          <table:table-cell/>
          <table:table-cell office:value-type="float" office:value="0.928111" calcext:value-type="float">
            <text:p>0.928111</text:p>
          </table:table-cell>
          <table:table-cell/>
          <table:table-cell office:value-type="float" office:value="0.932613" calcext:value-type="float">
            <text:p>0.932613</text:p>
          </table:table-cell>
          <table:table-cell/>
          <table:table-cell office:value-type="float" office:value="0.976923" calcext:value-type="float">
            <text:p>0.976923</text:p>
          </table:table-cell>
          <table:table-cell/>
          <table:table-cell office:value-type="float" office:value="0.941494" calcext:value-type="float">
            <text:p>0.941494</text:p>
          </table:table-cell>
          <table:table-cell/>
          <table:table-cell office:value-type="float" office:value="0.959125" calcext:value-type="float">
            <text:p>0.959125</text:p>
          </table:table-cell>
          <table:table-cell/>
          <table:table-cell office:value-type="float" office:value="0.948549" calcext:value-type="float">
            <text:p>0.94854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9442" calcext:value-type="float">
            <text:p>0.89442</text:p>
          </table:table-cell>
          <table:table-cell/>
          <table:table-cell office:value-type="float" office:value="0.685379" calcext:value-type="float">
            <text:p>0.685379</text:p>
          </table:table-cell>
          <table:table-cell/>
          <table:table-cell office:value-type="float" office:value="0.824348" calcext:value-type="float">
            <text:p>0.824348</text:p>
          </table:table-cell>
          <table:table-cell/>
          <table:table-cell office:value-type="float" office:value="0.901119" calcext:value-type="float">
            <text:p>0.901119</text:p>
          </table:table-cell>
          <table:table-cell/>
          <table:table-cell office:value-type="float" office:value="0.902765" calcext:value-type="float">
            <text:p>0.902765</text:p>
          </table:table-cell>
          <table:table-cell/>
          <table:table-cell office:value-type="float" office:value="0.910494" calcext:value-type="float">
            <text:p>0.910494</text:p>
          </table:table-cell>
          <table:table-cell/>
          <table:table-cell office:value-type="float" office:value="0.982111" calcext:value-type="float">
            <text:p>0.982111</text:p>
          </table:table-cell>
          <table:table-cell/>
          <table:table-cell office:value-type="float" office:value="0.969757" calcext:value-type="float">
            <text:p>0.969757</text:p>
          </table:table-cell>
          <table:table-cell/>
          <table:table-cell office:value-type="float" office:value="0.945701" calcext:value-type="float">
            <text:p>0.945701</text:p>
          </table:table-cell>
          <table:table-cell/>
          <table:table-cell office:value-type="float" office:value="0.950238" calcext:value-type="float">
            <text:p>0.9502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28583" calcext:value-type="float">
            <text:p>0.828583</text:p>
          </table:table-cell>
          <table:table-cell/>
          <table:table-cell office:value-type="float" office:value="0.793046" calcext:value-type="float">
            <text:p>0.793046</text:p>
          </table:table-cell>
          <table:table-cell/>
          <table:table-cell office:value-type="float" office:value="0.740435" calcext:value-type="float">
            <text:p>0.740435</text:p>
          </table:table-cell>
          <table:table-cell/>
          <table:table-cell office:value-type="float" office:value="0.901119" calcext:value-type="float">
            <text:p>0.901119</text:p>
          </table:table-cell>
          <table:table-cell/>
          <table:table-cell office:value-type="float" office:value="0.86682" calcext:value-type="float">
            <text:p>0.86682</text:p>
          </table:table-cell>
          <table:table-cell/>
          <table:table-cell office:value-type="float" office:value="0.899691" calcext:value-type="float">
            <text:p>0.899691</text:p>
          </table:table-cell>
          <table:table-cell/>
          <table:table-cell office:value-type="float" office:value="0.983005" calcext:value-type="float">
            <text:p>0.983005</text:p>
          </table:table-cell>
          <table:table-cell/>
          <table:table-cell office:value-type="float" office:value="0.982718" calcext:value-type="float">
            <text:p>0.982718</text:p>
          </table:table-cell>
          <table:table-cell/>
          <table:table-cell office:value-type="float" office:value="0.917044" calcext:value-type="float">
            <text:p>0.917044</text:p>
          </table:table-cell>
          <table:table-cell/>
          <table:table-cell office:value-type="float" office:value="0.849946" calcext:value-type="float">
            <text:p>0.8499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62706" calcext:value-type="float">
            <text:p>0.862706</text:p>
          </table:table-cell>
          <table:table-cell/>
          <table:table-cell office:value-type="float" office:value="0.806452" calcext:value-type="float">
            <text:p>0.806452</text:p>
          </table:table-cell>
          <table:table-cell/>
          <table:table-cell office:value-type="float" office:value="0.774348" calcext:value-type="float">
            <text:p>0.774348</text:p>
          </table:table-cell>
          <table:table-cell/>
          <table:table-cell office:value-type="float" office:value="0.901119" calcext:value-type="float">
            <text:p>0.901119</text:p>
          </table:table-cell>
          <table:table-cell/>
          <table:table-cell office:value-type="float" office:value="0.74424" calcext:value-type="float">
            <text:p>0.74424</text:p>
          </table:table-cell>
          <table:table-cell/>
          <table:table-cell office:value-type="float" office:value="0.923354" calcext:value-type="float">
            <text:p>0.923354</text:p>
          </table:table-cell>
          <table:table-cell/>
          <table:table-cell office:value-type="float" office:value="0.97907" calcext:value-type="float">
            <text:p>0.97907</text:p>
          </table:table-cell>
          <table:table-cell/>
          <table:table-cell office:value-type="float" office:value="0.975698" calcext:value-type="float">
            <text:p>0.975698</text:p>
          </table:table-cell>
          <table:table-cell/>
          <table:table-cell office:value-type="float" office:value="0.911161" calcext:value-type="float">
            <text:p>0.911161</text:p>
          </table:table-cell>
          <table:table-cell/>
          <table:table-cell office:value-type="float" office:value="0.934726" calcext:value-type="float">
            <text:p>0.9347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74348" calcext:value-type="float">
            <text:p>0.874348</text:p>
          </table:table-cell>
          <table:table-cell/>
          <table:table-cell office:value-type="float" office:value="0.934646" calcext:value-type="float">
            <text:p>0.934646</text:p>
          </table:table-cell>
          <table:table-cell/>
          <table:table-cell office:value-type="float" office:value="0.894348" calcext:value-type="float">
            <text:p>0.894348</text:p>
          </table:table-cell>
          <table:table-cell/>
          <table:table-cell office:value-type="float" office:value="0.901119" calcext:value-type="float">
            <text:p>0.901119</text:p>
          </table:table-cell>
          <table:table-cell/>
          <table:table-cell office:value-type="float" office:value="0.885253" calcext:value-type="float">
            <text:p>0.885253</text:p>
          </table:table-cell>
          <table:table-cell/>
          <table:table-cell office:value-type="float" office:value="0.911008" calcext:value-type="float">
            <text:p>0.911008</text:p>
          </table:table-cell>
          <table:table-cell/>
          <table:table-cell office:value-type="float" office:value="0.981753" calcext:value-type="float">
            <text:p>0.981753</text:p>
          </table:table-cell>
          <table:table-cell/>
          <table:table-cell office:value-type="float" office:value="0.975338" calcext:value-type="float">
            <text:p>0.975338</text:p>
          </table:table-cell>
          <table:table-cell/>
          <table:table-cell office:value-type="float" office:value="0.920211" calcext:value-type="float">
            <text:p>0.920211</text:p>
          </table:table-cell>
          <table:table-cell/>
          <table:table-cell office:value-type="float" office:value="0.930425" calcext:value-type="float">
            <text:p>0.9304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4564" calcext:value-type="float">
            <text:p>0.934564</text:p>
          </table:table-cell>
          <table:table-cell/>
          <table:table-cell office:value-type="float" office:value="0.836615" calcext:value-type="float">
            <text:p>0.836615</text:p>
          </table:table-cell>
          <table:table-cell/>
          <table:table-cell office:value-type="float" office:value="0.886522" calcext:value-type="float">
            <text:p>0.886522</text:p>
          </table:table-cell>
          <table:table-cell/>
          <table:table-cell office:value-type="float" office:value="0.899329" calcext:value-type="float">
            <text:p>0.899329</text:p>
          </table:table-cell>
          <table:table-cell/>
          <table:table-cell office:value-type="float" office:value="0.905991" calcext:value-type="float">
            <text:p>0.905991</text:p>
          </table:table-cell>
          <table:table-cell/>
          <table:table-cell office:value-type="float" office:value="0.891461" calcext:value-type="float">
            <text:p>0.891461</text:p>
          </table:table-cell>
          <table:table-cell/>
          <table:table-cell office:value-type="float" office:value="0.981038" calcext:value-type="float">
            <text:p>0.981038</text:p>
          </table:table-cell>
          <table:table-cell/>
          <table:table-cell office:value-type="float" office:value="0.971197" calcext:value-type="float">
            <text:p>0.971197</text:p>
          </table:table-cell>
          <table:table-cell/>
          <table:table-cell office:value-type="float" office:value="0.968627" calcext:value-type="float">
            <text:p>0.968627</text:p>
          </table:table-cell>
          <table:table-cell/>
          <table:table-cell office:value-type="float" office:value="0.912456" calcext:value-type="float">
            <text:p>0.91245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628785" calcext:value-type="float">
            <text:p>0.628785</text:p>
          </table:table-cell>
          <table:table-cell/>
          <table:table-cell office:value-type="float" office:value="0.90643" calcext:value-type="float">
            <text:p>0.90643</text:p>
          </table:table-cell>
          <table:table-cell/>
          <table:table-cell office:value-type="float" office:value="0.810939" calcext:value-type="float">
            <text:p>0.810939</text:p>
          </table:table-cell>
          <table:table-cell/>
          <table:table-cell office:value-type="float" office:value="0.876157" calcext:value-type="float">
            <text:p>0.876157</text:p>
          </table:table-cell>
          <table:table-cell/>
          <table:table-cell office:value-type="float" office:value="0.856298" calcext:value-type="float">
            <text:p>0.856298</text:p>
          </table:table-cell>
          <table:table-cell/>
          <table:table-cell office:value-type="float" office:value="0.875126" calcext:value-type="float">
            <text:p>0.875126</text:p>
          </table:table-cell>
          <table:table-cell/>
          <table:table-cell office:value-type="float" office:value="0.977454" calcext:value-type="float">
            <text:p>0.977454</text:p>
          </table:table-cell>
          <table:table-cell/>
          <table:table-cell office:value-type="float" office:value="0.973205" calcext:value-type="float">
            <text:p>0.973205</text:p>
          </table:table-cell>
          <table:table-cell/>
          <table:table-cell office:value-type="float" office:value="0.965553" calcext:value-type="float">
            <text:p>0.965553</text:p>
          </table:table-cell>
          <table:table-cell/>
          <table:table-cell office:value-type="float" office:value="0.932528" calcext:value-type="float">
            <text:p>0.932528</text:p>
          </table:table-cell>
          <table:table-cell table:number-columns-repeated="1004"/>
        </table:table-row>
      </table:table>
      <table:table table:name="Normalized Data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TRY 1</text:p>
          </table:table-cell>
          <table:table-cell/>
          <table:table-cell office:value-type="string" calcext:value-type="string">
            <text:p>ENTRY 2</text:p>
          </table:table-cell>
          <table:table-cell/>
          <table:table-cell table:style-name="ce2" office:value-type="string" calcext:value-type="string">
            <text:p>ENTRY 3</text:p>
          </table:table-cell>
          <table:table-cell/>
          <table:table-cell office:value-type="string" calcext:value-type="string">
            <text:p>ENTRY 4</text:p>
          </table:table-cell>
          <table:table-cell/>
          <table:table-cell table:style-name="ce2" office:value-type="string" calcext:value-type="string">
            <text:p>ENTRY 5</text:p>
          </table:table-cell>
          <table:table-cell/>
          <table:table-cell table:style-name="ce2" office:value-type="string" calcext:value-type="string">
            <text:p>ENTRY 6</text:p>
          </table:table-cell>
          <table:table-cell/>
          <table:table-cell office:value-type="string" calcext:value-type="string">
            <text:p>ENTRY 7</text:p>
          </table:table-cell>
          <table:table-cell/>
          <table:table-cell office:value-type="string" calcext:value-type="string">
            <text:p>ENTRY 8</text:p>
          </table:table-cell>
          <table:table-cell/>
          <table:table-cell office:value-type="string" calcext:value-type="string">
            <text:p>ENTRY 9</text:p>
          </table:table-cell>
          <table:table-cell/>
          <table:table-cell office:value-type="string" calcext:value-type="string">
            <text:p>ENTRY 10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775994" calcext:value-type="float">
            <text:p>0.775994</text:p>
          </table:table-cell>
          <table:table-cell table:style-name="ce1" table:formula="of:=AVERAGE([.B3:.B12])" office:value-type="float" office:value="0.7736415" calcext:value-type="float">
            <text:p>0.7736415</text:p>
          </table:table-cell>
          <table:table-cell table:style-name="ce1" office:value-type="float" office:value="0.834101" calcext:value-type="float">
            <text:p>0.834101</text:p>
          </table:table-cell>
          <table:table-cell table:style-name="ce1" table:formula="of:=AVERAGE([.D3:.D12])" office:value-type="float" office:value="0.8288839" calcext:value-type="float">
            <text:p>0.8288839</text:p>
          </table:table-cell>
          <table:table-cell table:style-name="ce1" office:value-type="float" office:value="0.813043" calcext:value-type="float">
            <text:p>0.813043</text:p>
          </table:table-cell>
          <table:table-cell table:style-name="ce1" table:formula="of:=AVERAGE([.F3:.F12])" office:value-type="float" office:value="0.8121" calcext:value-type="float">
            <text:p>0.8121</text:p>
          </table:table-cell>
          <table:table-cell table:style-name="ce1" office:value-type="float" office:value="0.813478" calcext:value-type="float">
            <text:p>0.813478</text:p>
          </table:table-cell>
          <table:table-cell table:style-name="ce1" table:formula="of:=AVERAGE([.H3:.H12])" office:value-type="float" office:value="0.8119686" calcext:value-type="float">
            <text:p>0.8119686</text:p>
          </table:table-cell>
          <table:table-cell table:style-name="ce1" office:value-type="float" office:value="0.865438" calcext:value-type="float">
            <text:p>0.865438</text:p>
          </table:table-cell>
          <table:table-cell table:style-name="ce1" table:formula="of:=AVERAGE([.J3:.J12])" office:value-type="float" office:value="0.8688446" calcext:value-type="float">
            <text:p>0.8688446</text:p>
          </table:table-cell>
          <table:table-cell table:style-name="ce1" office:value-type="float" office:value="0.885288" calcext:value-type="float">
            <text:p>0.885288</text:p>
          </table:table-cell>
          <table:table-cell table:style-name="ce1" table:formula="of:=AVERAGE([.L3:.L12])" office:value-type="float" office:value="0.88618" calcext:value-type="float">
            <text:p>0.88618</text:p>
          </table:table-cell>
          <table:table-cell table:style-name="ce1" office:value-type="float" office:value="0.933989" calcext:value-type="float">
            <text:p>0.933989</text:p>
          </table:table-cell>
          <table:table-cell table:style-name="ce1" table:formula="of:=AVERAGE([.N3:.N12])" office:value-type="float" office:value="0.9334722" calcext:value-type="float">
            <text:p>0.9334722</text:p>
          </table:table-cell>
          <table:table-cell table:style-name="ce1" office:value-type="float" office:value="0.936634" calcext:value-type="float">
            <text:p>0.936634</text:p>
          </table:table-cell>
          <table:table-cell table:style-name="ce1" table:formula="of:=AVERAGE([.P3:.P12])" office:value-type="float" office:value="0.9355904" calcext:value-type="float">
            <text:p>0.9355904</text:p>
          </table:table-cell>
          <table:table-cell table:style-name="ce1" office:value-type="float" office:value="0.919457" calcext:value-type="float">
            <text:p>0.919457</text:p>
          </table:table-cell>
          <table:table-cell table:style-name="ce1" table:formula="of:=AVERAGE([.R3:.R12])" office:value-type="float" office:value="0.9161828" calcext:value-type="float">
            <text:p>0.9161828</text:p>
          </table:table-cell>
          <table:table-cell table:style-name="ce1" office:value-type="float" office:value="0.972201" calcext:value-type="float">
            <text:p>0.972201</text:p>
          </table:table-cell>
          <table:table-cell table:style-name="ce1" table:formula="of:=AVERAGE([.T3:.T12])" office:value-type="float" office:value="0.9570419" calcext:value-type="float">
            <text:p>0.9570419</text:p>
          </table:table-cell>
          <table:table-cell table:style-name="ce1" table:number-columns-repeated="957"/>
          <table:table-cell table:number-columns-repeated="46"/>
        </table:table-row>
        <table:table-row table:style-name="ro1">
          <table:table-cell/>
          <table:table-cell office:value-type="float" office:value="0.777198" calcext:value-type="float">
            <text:p>0.777198</text:p>
          </table:table-cell>
          <table:table-cell/>
          <table:table-cell office:value-type="float" office:value="0.834939" calcext:value-type="float">
            <text:p>0.834939</text:p>
          </table:table-cell>
          <table:table-cell/>
          <table:table-cell office:value-type="float" office:value="0.813478" calcext:value-type="float">
            <text:p>0.813478</text:p>
          </table:table-cell>
          <table:table-cell/>
          <table:table-cell office:value-type="float" office:value="0.813913" calcext:value-type="float">
            <text:p>0.813913</text:p>
          </table:table-cell>
          <table:table-cell/>
          <table:table-cell office:value-type="float" office:value="0.87235" calcext:value-type="float">
            <text:p>0.87235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35599" calcext:value-type="float">
            <text:p>0.935599</text:p>
          </table:table-cell>
          <table:table-cell/>
          <table:table-cell office:value-type="float" office:value="0.935554" calcext:value-type="float">
            <text:p>0.935554</text:p>
          </table:table-cell>
          <table:table-cell/>
          <table:table-cell office:value-type="float" office:value="0.920362" calcext:value-type="float">
            <text:p>0.920362</text:p>
          </table:table-cell>
          <table:table-cell/>
          <table:table-cell office:value-type="float" office:value="0.967286" calcext:value-type="float">
            <text:p>0.96728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77198" calcext:value-type="float">
            <text:p>0.777198</text:p>
          </table:table-cell>
          <table:table-cell/>
          <table:table-cell office:value-type="float" office:value="0.83452" calcext:value-type="float">
            <text:p>0.83452</text:p>
          </table:table-cell>
          <table:table-cell/>
          <table:table-cell office:value-type="float" office:value="0.813478" calcext:value-type="float">
            <text:p>0.813478</text:p>
          </table:table-cell>
          <table:table-cell/>
          <table:table-cell office:value-type="float" office:value="0.813478" calcext:value-type="float">
            <text:p>0.813478</text:p>
          </table:table-cell>
          <table:table-cell/>
          <table:table-cell office:value-type="float" office:value="0.871429" calcext:value-type="float">
            <text:p>0.871429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35242" calcext:value-type="float">
            <text:p>0.935242</text:p>
          </table:table-cell>
          <table:table-cell/>
          <table:table-cell office:value-type="float" office:value="0.936274" calcext:value-type="float">
            <text:p>0.936274</text:p>
          </table:table-cell>
          <table:table-cell/>
          <table:table-cell office:value-type="float" office:value="0.920513" calcext:value-type="float">
            <text:p>0.920513</text:p>
          </table:table-cell>
          <table:table-cell/>
          <table:table-cell office:value-type="float" office:value="0.967593" calcext:value-type="float">
            <text:p>0.96759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77599" calcext:value-type="float">
            <text:p>0.777599</text:p>
          </table:table-cell>
          <table:table-cell/>
          <table:table-cell office:value-type="float" office:value="0.832845" calcext:value-type="float">
            <text:p>0.832845</text:p>
          </table:table-cell>
          <table:table-cell/>
          <table:table-cell office:value-type="float" office:value="0.811739" calcext:value-type="float">
            <text:p>0.811739</text:p>
          </table:table-cell>
          <table:table-cell/>
          <table:table-cell office:value-type="float" office:value="0.811739" calcext:value-type="float">
            <text:p>0.811739</text:p>
          </table:table-cell>
          <table:table-cell/>
          <table:table-cell office:value-type="float" office:value="0.869124" calcext:value-type="float">
            <text:p>0.869124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35599" calcext:value-type="float">
            <text:p>0.935599</text:p>
          </table:table-cell>
          <table:table-cell/>
          <table:table-cell office:value-type="float" office:value="0.936454" calcext:value-type="float">
            <text:p>0.936454</text:p>
          </table:table-cell>
          <table:table-cell/>
          <table:table-cell office:value-type="float" office:value="0.920664" calcext:value-type="float">
            <text:p>0.920664</text:p>
          </table:table-cell>
          <table:table-cell/>
          <table:table-cell office:value-type="float" office:value="0.94302" calcext:value-type="float">
            <text:p>0.943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76796" calcext:value-type="float">
            <text:p>0.776796</text:p>
          </table:table-cell>
          <table:table-cell/>
          <table:table-cell office:value-type="float" office:value="0.835358" calcext:value-type="float">
            <text:p>0.835358</text:p>
          </table:table-cell>
          <table:table-cell/>
          <table:table-cell office:value-type="float" office:value="0.811304" calcext:value-type="float">
            <text:p>0.811304</text:p>
          </table:table-cell>
          <table:table-cell/>
          <table:table-cell office:value-type="float" office:value="0.811739" calcext:value-type="float">
            <text:p>0.811739</text:p>
          </table:table-cell>
          <table:table-cell/>
          <table:table-cell office:value-type="float" office:value="0.871889" calcext:value-type="float">
            <text:p>0.871889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34347" calcext:value-type="float">
            <text:p>0.934347</text:p>
          </table:table-cell>
          <table:table-cell/>
          <table:table-cell office:value-type="float" office:value="0.936994" calcext:value-type="float">
            <text:p>0.936994</text:p>
          </table:table-cell>
          <table:table-cell/>
          <table:table-cell office:value-type="float" office:value="0.884917" calcext:value-type="float">
            <text:p>0.884917</text:p>
          </table:table-cell>
          <table:table-cell/>
          <table:table-cell office:value-type="float" office:value="0.944248" calcext:value-type="float">
            <text:p>0.9442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77599" calcext:value-type="float">
            <text:p>0.777599</text:p>
          </table:table-cell>
          <table:table-cell/>
          <table:table-cell office:value-type="float" office:value="0.832845" calcext:value-type="float">
            <text:p>0.832845</text:p>
          </table:table-cell>
          <table:table-cell/>
          <table:table-cell office:value-type="float" office:value="0.812174" calcext:value-type="float">
            <text:p>0.812174</text:p>
          </table:table-cell>
          <table:table-cell/>
          <table:table-cell office:value-type="float" office:value="0.812174" calcext:value-type="float">
            <text:p>0.812174</text:p>
          </table:table-cell>
          <table:table-cell/>
          <table:table-cell office:value-type="float" office:value="0.872811" calcext:value-type="float">
            <text:p>0.872811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33989" calcext:value-type="float">
            <text:p>0.933989</text:p>
          </table:table-cell>
          <table:table-cell/>
          <table:table-cell office:value-type="float" office:value="0.936454" calcext:value-type="float">
            <text:p>0.936454</text:p>
          </table:table-cell>
          <table:table-cell/>
          <table:table-cell office:value-type="float" office:value="0.918854" calcext:value-type="float">
            <text:p>0.918854</text:p>
          </table:table-cell>
          <table:table-cell/>
          <table:table-cell office:value-type="float" office:value="0.938258" calcext:value-type="float">
            <text:p>0.9382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55921" calcext:value-type="float">
            <text:p>0.755921</text:p>
          </table:table-cell>
          <table:table-cell/>
          <table:table-cell office:value-type="float" office:value="0.835358" calcext:value-type="float">
            <text:p>0.835358</text:p>
          </table:table-cell>
          <table:table-cell/>
          <table:table-cell office:value-type="float" office:value="0.814783" calcext:value-type="float">
            <text:p>0.814783</text:p>
          </table:table-cell>
          <table:table-cell/>
          <table:table-cell office:value-type="float" office:value="0.813043" calcext:value-type="float">
            <text:p>0.813043</text:p>
          </table:table-cell>
          <table:table-cell/>
          <table:table-cell office:value-type="float" office:value="0.87235" calcext:value-type="float">
            <text:p>0.87235</text:p>
          </table:table-cell>
          <table:table-cell/>
          <table:table-cell office:value-type="float" office:value="0.886317" calcext:value-type="float">
            <text:p>0.886317</text:p>
          </table:table-cell>
          <table:table-cell/>
          <table:table-cell office:value-type="float" office:value="0.933095" calcext:value-type="float">
            <text:p>0.933095</text:p>
          </table:table-cell>
          <table:table-cell/>
          <table:table-cell office:value-type="float" office:value="0.937714" calcext:value-type="float">
            <text:p>0.937714</text:p>
          </table:table-cell>
          <table:table-cell/>
          <table:table-cell office:value-type="float" office:value="0.919155" calcext:value-type="float">
            <text:p>0.919155</text:p>
          </table:table-cell>
          <table:table-cell/>
          <table:table-cell office:value-type="float" office:value="0.958378" calcext:value-type="float">
            <text:p>0.95837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76796" calcext:value-type="float">
            <text:p>0.776796</text:p>
          </table:table-cell>
          <table:table-cell/>
          <table:table-cell office:value-type="float" office:value="0.821952" calcext:value-type="float">
            <text:p>0.821952</text:p>
          </table:table-cell>
          <table:table-cell/>
          <table:table-cell office:value-type="float" office:value="0.811739" calcext:value-type="float">
            <text:p>0.811739</text:p>
          </table:table-cell>
          <table:table-cell/>
          <table:table-cell office:value-type="float" office:value="0.811739" calcext:value-type="float">
            <text:p>0.811739</text:p>
          </table:table-cell>
          <table:table-cell/>
          <table:table-cell office:value-type="float" office:value="0.86682" calcext:value-type="float">
            <text:p>0.86682</text:p>
          </table:table-cell>
          <table:table-cell/>
          <table:table-cell office:value-type="float" office:value="0.887346" calcext:value-type="float">
            <text:p>0.887346</text:p>
          </table:table-cell>
          <table:table-cell/>
          <table:table-cell office:value-type="float" office:value="0.932379" calcext:value-type="float">
            <text:p>0.932379</text:p>
          </table:table-cell>
          <table:table-cell/>
          <table:table-cell office:value-type="float" office:value="0.935734" calcext:value-type="float">
            <text:p>0.935734</text:p>
          </table:table-cell>
          <table:table-cell/>
          <table:table-cell office:value-type="float" office:value="0.920513" calcext:value-type="float">
            <text:p>0.920513</text:p>
          </table:table-cell>
          <table:table-cell/>
          <table:table-cell office:value-type="float" office:value="0.962986" calcext:value-type="float">
            <text:p>0.96298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80008" calcext:value-type="float">
            <text:p>0.780008</text:p>
          </table:table-cell>
          <table:table-cell/>
          <table:table-cell office:value-type="float" office:value="0.818182" calcext:value-type="float">
            <text:p>0.818182</text:p>
          </table:table-cell>
          <table:table-cell/>
          <table:table-cell office:value-type="float" office:value="0.814783" calcext:value-type="float">
            <text:p>0.814783</text:p>
          </table:table-cell>
          <table:table-cell/>
          <table:table-cell office:value-type="float" office:value="0.813043" calcext:value-type="float">
            <text:p>0.813043</text:p>
          </table:table-cell>
          <table:table-cell/>
          <table:table-cell office:value-type="float" office:value="0.861751" calcext:value-type="float">
            <text:p>0.861751</text:p>
          </table:table-cell>
          <table:table-cell/>
          <table:table-cell office:value-type="float" office:value="0.888375" calcext:value-type="float">
            <text:p>0.888375</text:p>
          </table:table-cell>
          <table:table-cell/>
          <table:table-cell office:value-type="float" office:value="0.932558" calcext:value-type="float">
            <text:p>0.932558</text:p>
          </table:table-cell>
          <table:table-cell/>
          <table:table-cell office:value-type="float" office:value="0.934653" calcext:value-type="float">
            <text:p>0.934653</text:p>
          </table:table-cell>
          <table:table-cell/>
          <table:table-cell office:value-type="float" office:value="0.920664" calcext:value-type="float">
            <text:p>0.920664</text:p>
          </table:table-cell>
          <table:table-cell/>
          <table:table-cell office:value-type="float" office:value="0.956535" calcext:value-type="float">
            <text:p>0.9565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61306" calcext:value-type="float">
            <text:p>0.761306</text:p>
          </table:table-cell>
          <table:table-cell/>
          <table:table-cell office:value-type="float" office:value="0.808739" calcext:value-type="float">
            <text:p>0.808739</text:p>
          </table:table-cell>
          <table:table-cell/>
          <table:table-cell office:value-type="float" office:value="0.804479" calcext:value-type="float">
            <text:p>0.804479</text:p>
          </table:table-cell>
          <table:table-cell/>
          <table:table-cell office:value-type="float" office:value="0.80534" calcext:value-type="float">
            <text:p>0.80534</text:p>
          </table:table-cell>
          <table:table-cell/>
          <table:table-cell office:value-type="float" office:value="0.864484" calcext:value-type="float">
            <text:p>0.864484</text:p>
          </table:table-cell>
          <table:table-cell/>
          <table:table-cell office:value-type="float" office:value="0.872599" calcext:value-type="float">
            <text:p>0.872599</text:p>
          </table:table-cell>
          <table:table-cell/>
          <table:table-cell office:value-type="float" office:value="0.927925" calcext:value-type="float">
            <text:p>0.927925</text:p>
          </table:table-cell>
          <table:table-cell/>
          <table:table-cell office:value-type="float" office:value="0.929439" calcext:value-type="float">
            <text:p>0.929439</text:p>
          </table:table-cell>
          <table:table-cell/>
          <table:table-cell office:value-type="float" office:value="0.916729" calcext:value-type="float">
            <text:p>0.916729</text:p>
          </table:table-cell>
          <table:table-cell/>
          <table:table-cell office:value-type="float" office:value="0.959914" calcext:value-type="float">
            <text:p>0.959914</text:p>
          </table:table-cell>
          <table:table-cell table:number-columns-repeated="100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.776395" calcext:value-type="float">
            <text:p>0.776395</text:p>
          </table:table-cell>
          <table:table-cell table:style-name="ce1" table:formula="of:=AVERAGE([.B13:.B22])" office:value-type="float" office:value="0.7738423" calcext:value-type="float">
            <text:p>0.7738423</text:p>
          </table:table-cell>
          <table:table-cell table:style-name="ce1" office:value-type="float" office:value="0.462086" calcext:value-type="float">
            <text:p>0.462086</text:p>
          </table:table-cell>
          <table:table-cell table:style-name="ce1" table:formula="of:=AVERAGE([.D13:.D22])" office:value-type="float" office:value="0.8352692" calcext:value-type="float">
            <text:p>0.8352692</text:p>
          </table:table-cell>
          <table:table-cell table:style-name="ce1" office:value-type="float" office:value="0.823913" calcext:value-type="float">
            <text:p>0.823913</text:p>
          </table:table-cell>
          <table:table-cell table:style-name="ce1" table:formula="of:=AVERAGE([.F13:.F22])" office:value-type="float" office:value="0.863411" calcext:value-type="float">
            <text:p>0.863411</text:p>
          </table:table-cell>
          <table:table-cell table:style-name="ce1" office:value-type="float" office:value="0.820435" calcext:value-type="float">
            <text:p>0.820435</text:p>
          </table:table-cell>
          <table:table-cell table:style-name="ce1" table:formula="of:=AVERAGE([.H13:.H22])" office:value-type="float" office:value="0.8805398" calcext:value-type="float">
            <text:p>0.8805398</text:p>
          </table:table-cell>
          <table:table-cell table:style-name="ce1" office:value-type="float" office:value="0.864516" calcext:value-type="float">
            <text:p>0.864516</text:p>
          </table:table-cell>
          <table:table-cell table:style-name="ce1" table:formula="of:=AVERAGE([.J13:.J22])" office:value-type="float" office:value="0.8689368" calcext:value-type="float">
            <text:p>0.8689368</text:p>
          </table:table-cell>
          <table:table-cell table:style-name="ce1" office:value-type="float" office:value="0.972222" calcext:value-type="float">
            <text:p>0.972222</text:p>
          </table:table-cell>
          <table:table-cell table:style-name="ce1" table:formula="of:=AVERAGE([.L13:.L22])" office:value-type="float" office:value="0.9584218" calcext:value-type="float">
            <text:p>0.9584218</text:p>
          </table:table-cell>
          <table:table-cell table:style-name="ce1" office:value-type="float" office:value="0.934168" calcext:value-type="float">
            <text:p>0.934168</text:p>
          </table:table-cell>
          <table:table-cell table:style-name="ce1" table:formula="of:=AVERAGE([.N13:.N22])" office:value-type="float" office:value="0.9334003" calcext:value-type="float">
            <text:p>0.9334003</text:p>
          </table:table-cell>
          <table:table-cell table:style-name="ce1" office:value-type="float" office:value="0.936634" calcext:value-type="float">
            <text:p>0.936634</text:p>
          </table:table-cell>
          <table:table-cell table:style-name="ce1" table:formula="of:=AVERAGE([.P13:.P22])" office:value-type="float" office:value="0.935519" calcext:value-type="float">
            <text:p>0.935519</text:p>
          </table:table-cell>
          <table:table-cell table:style-name="ce1" office:value-type="float" office:value="0.919004" calcext:value-type="float">
            <text:p>0.919004</text:p>
          </table:table-cell>
          <table:table-cell table:style-name="ce1" table:formula="of:=AVERAGE([.R13:.R22])" office:value-type="float" office:value="0.9152617" calcext:value-type="float">
            <text:p>0.9152617</text:p>
          </table:table-cell>
          <table:table-cell table:style-name="ce1" office:value-type="float" office:value="0.972662" calcext:value-type="float">
            <text:p>0.972662</text:p>
          </table:table-cell>
          <table:table-cell table:style-name="ce1" table:formula="of:=AVERAGE([.T13:.T22])" office:value-type="float" office:value="0.9568112" calcext:value-type="float">
            <text:p>0.9568112</text:p>
          </table:table-cell>
          <table:table-cell table:style-name="ce1" table:number-columns-repeated="957"/>
          <table:table-cell table:number-columns-repeated="46"/>
        </table:table-row>
        <table:table-row table:style-name="ro1">
          <table:table-cell/>
          <table:table-cell office:value-type="float" office:value="0.777198" calcext:value-type="float">
            <text:p>0.777198</text:p>
          </table:table-cell>
          <table:table-cell/>
          <table:table-cell office:value-type="float" office:value="0.450775" calcext:value-type="float">
            <text:p>0.450775</text:p>
          </table:table-cell>
          <table:table-cell/>
          <table:table-cell office:value-type="float" office:value="0.816957" calcext:value-type="float">
            <text:p>0.816957</text:p>
          </table:table-cell>
          <table:table-cell/>
          <table:table-cell office:value-type="float" office:value="0.82" calcext:value-type="float">
            <text:p>0.82</text:p>
          </table:table-cell>
          <table:table-cell/>
          <table:table-cell office:value-type="float" office:value="0.87235" calcext:value-type="float">
            <text:p>0.87235</text:p>
          </table:table-cell>
          <table:table-cell/>
          <table:table-cell office:value-type="float" office:value="0.960905" calcext:value-type="float">
            <text:p>0.960905</text:p>
          </table:table-cell>
          <table:table-cell/>
          <table:table-cell office:value-type="float" office:value="0.935599" calcext:value-type="float">
            <text:p>0.935599</text:p>
          </table:table-cell>
          <table:table-cell/>
          <table:table-cell office:value-type="float" office:value="0.936274" calcext:value-type="float">
            <text:p>0.936274</text:p>
          </table:table-cell>
          <table:table-cell/>
          <table:table-cell office:value-type="float" office:value="0.915385" calcext:value-type="float">
            <text:p>0.915385</text:p>
          </table:table-cell>
          <table:table-cell/>
          <table:table-cell office:value-type="float" office:value="0.961757" calcext:value-type="float">
            <text:p>0.96175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77198" calcext:value-type="float">
            <text:p>0.777198</text:p>
          </table:table-cell>
          <table:table-cell/>
          <table:table-cell office:value-type="float" office:value="0.955174" calcext:value-type="float">
            <text:p>0.955174</text:p>
          </table:table-cell>
          <table:table-cell/>
          <table:table-cell office:value-type="float" office:value="0.902174" calcext:value-type="float">
            <text:p>0.902174</text:p>
          </table:table-cell>
          <table:table-cell/>
          <table:table-cell office:value-type="float" office:value="0.896087" calcext:value-type="float">
            <text:p>0.896087</text:p>
          </table:table-cell>
          <table:table-cell/>
          <table:table-cell office:value-type="float" office:value="0.87235" calcext:value-type="float">
            <text:p>0.87235</text:p>
          </table:table-cell>
          <table:table-cell/>
          <table:table-cell office:value-type="float" office:value="0.957305" calcext:value-type="float">
            <text:p>0.957305</text:p>
          </table:table-cell>
          <table:table-cell/>
          <table:table-cell office:value-type="float" office:value="0.935599" calcext:value-type="float">
            <text:p>0.935599</text:p>
          </table:table-cell>
          <table:table-cell/>
          <table:table-cell office:value-type="float" office:value="0.936274" calcext:value-type="float">
            <text:p>0.936274</text:p>
          </table:table-cell>
          <table:table-cell/>
          <table:table-cell office:value-type="float" office:value="0.919004" calcext:value-type="float">
            <text:p>0.919004</text:p>
          </table:table-cell>
          <table:table-cell/>
          <table:table-cell office:value-type="float" office:value="0.962525" calcext:value-type="float">
            <text:p>0.9625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77599" calcext:value-type="float">
            <text:p>0.777599</text:p>
          </table:table-cell>
          <table:table-cell/>
          <table:table-cell office:value-type="float" office:value="0.845413" calcext:value-type="float">
            <text:p>0.845413</text:p>
          </table:table-cell>
          <table:table-cell/>
          <table:table-cell office:value-type="float" office:value="0.898261" calcext:value-type="float">
            <text:p>0.898261</text:p>
          </table:table-cell>
          <table:table-cell/>
          <table:table-cell office:value-type="float" office:value="0.89913" calcext:value-type="float">
            <text:p>0.89913</text:p>
          </table:table-cell>
          <table:table-cell/>
          <table:table-cell office:value-type="float" office:value="0.868664" calcext:value-type="float">
            <text:p>0.868664</text:p>
          </table:table-cell>
          <table:table-cell/>
          <table:table-cell office:value-type="float" office:value="0.967078" calcext:value-type="float">
            <text:p>0.967078</text:p>
          </table:table-cell>
          <table:table-cell/>
          <table:table-cell office:value-type="float" office:value="0.934526" calcext:value-type="float">
            <text:p>0.934526</text:p>
          </table:table-cell>
          <table:table-cell/>
          <table:table-cell office:value-type="float" office:value="0.936454" calcext:value-type="float">
            <text:p>0.936454</text:p>
          </table:table-cell>
          <table:table-cell/>
          <table:table-cell office:value-type="float" office:value="0.916742" calcext:value-type="float">
            <text:p>0.916742</text:p>
          </table:table-cell>
          <table:table-cell/>
          <table:table-cell office:value-type="float" office:value="0.949009" calcext:value-type="float">
            <text:p>0.94900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77198" calcext:value-type="float">
            <text:p>0.777198</text:p>
          </table:table-cell>
          <table:table-cell/>
          <table:table-cell office:value-type="float" office:value="0.95266" calcext:value-type="float">
            <text:p>0.95266</text:p>
          </table:table-cell>
          <table:table-cell/>
          <table:table-cell office:value-type="float" office:value="0.80913" calcext:value-type="float">
            <text:p>0.80913</text:p>
          </table:table-cell>
          <table:table-cell/>
          <table:table-cell office:value-type="float" office:value="0.891304" calcext:value-type="float">
            <text:p>0.891304</text:p>
          </table:table-cell>
          <table:table-cell/>
          <table:table-cell office:value-type="float" office:value="0.87235" calcext:value-type="float">
            <text:p>0.87235</text:p>
          </table:table-cell>
          <table:table-cell/>
          <table:table-cell office:value-type="float" office:value="0.970165" calcext:value-type="float">
            <text:p>0.970165</text:p>
          </table:table-cell>
          <table:table-cell/>
          <table:table-cell office:value-type="float" office:value="0.933989" calcext:value-type="float">
            <text:p>0.933989</text:p>
          </table:table-cell>
          <table:table-cell/>
          <table:table-cell office:value-type="float" office:value="0.936814" calcext:value-type="float">
            <text:p>0.936814</text:p>
          </table:table-cell>
          <table:table-cell/>
          <table:table-cell office:value-type="float" office:value="0.888235" calcext:value-type="float">
            <text:p>0.888235</text:p>
          </table:table-cell>
          <table:table-cell/>
          <table:table-cell office:value-type="float" office:value="0.94348" calcext:value-type="float">
            <text:p>0.943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77599" calcext:value-type="float">
            <text:p>0.777599</text:p>
          </table:table-cell>
          <table:table-cell/>
          <table:table-cell office:value-type="float" office:value="0.94889" calcext:value-type="float">
            <text:p>0.94889</text:p>
          </table:table-cell>
          <table:table-cell/>
          <table:table-cell office:value-type="float" office:value="0.815652" calcext:value-type="float">
            <text:p>0.815652</text:p>
          </table:table-cell>
          <table:table-cell/>
          <table:table-cell office:value-type="float" office:value="0.899565" calcext:value-type="float">
            <text:p>0.899565</text:p>
          </table:table-cell>
          <table:table-cell/>
          <table:table-cell office:value-type="float" office:value="0.873733" calcext:value-type="float">
            <text:p>0.873733</text:p>
          </table:table-cell>
          <table:table-cell/>
          <table:table-cell office:value-type="float" office:value="0.917181" calcext:value-type="float">
            <text:p>0.917181</text:p>
          </table:table-cell>
          <table:table-cell/>
          <table:table-cell office:value-type="float" office:value="0.93381" calcext:value-type="float">
            <text:p>0.93381</text:p>
          </table:table-cell>
          <table:table-cell/>
          <table:table-cell office:value-type="float" office:value="0.936454" calcext:value-type="float">
            <text:p>0.936454</text:p>
          </table:table-cell>
          <table:table-cell/>
          <table:table-cell office:value-type="float" office:value="0.917647" calcext:value-type="float">
            <text:p>0.917647</text:p>
          </table:table-cell>
          <table:table-cell/>
          <table:table-cell office:value-type="float" office:value="0.938565" calcext:value-type="float">
            <text:p>0.9385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56323" calcext:value-type="float">
            <text:p>0.756323</text:p>
          </table:table-cell>
          <table:table-cell/>
          <table:table-cell office:value-type="float" office:value="0.953498" calcext:value-type="float">
            <text:p>0.953498</text:p>
          </table:table-cell>
          <table:table-cell/>
          <table:table-cell office:value-type="float" office:value="0.891304" calcext:value-type="float">
            <text:p>0.891304</text:p>
          </table:table-cell>
          <table:table-cell/>
          <table:table-cell office:value-type="float" office:value="0.894783" calcext:value-type="float">
            <text:p>0.894783</text:p>
          </table:table-cell>
          <table:table-cell/>
          <table:table-cell office:value-type="float" office:value="0.872811" calcext:value-type="float">
            <text:p>0.872811</text:p>
          </table:table-cell>
          <table:table-cell/>
          <table:table-cell office:value-type="float" office:value="0.970165" calcext:value-type="float">
            <text:p>0.970165</text:p>
          </table:table-cell>
          <table:table-cell/>
          <table:table-cell office:value-type="float" office:value="0.932558" calcext:value-type="float">
            <text:p>0.932558</text:p>
          </table:table-cell>
          <table:table-cell/>
          <table:table-cell office:value-type="float" office:value="0.937714" calcext:value-type="float">
            <text:p>0.937714</text:p>
          </table:table-cell>
          <table:table-cell/>
          <table:table-cell office:value-type="float" office:value="0.919155" calcext:value-type="float">
            <text:p>0.919155</text:p>
          </table:table-cell>
          <table:table-cell/>
          <table:table-cell office:value-type="float" office:value="0.960682" calcext:value-type="float">
            <text:p>0.9606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77198" calcext:value-type="float">
            <text:p>0.777198</text:p>
          </table:table-cell>
          <table:table-cell/>
          <table:table-cell office:value-type="float" office:value="0.937579" calcext:value-type="float">
            <text:p>0.937579</text:p>
          </table:table-cell>
          <table:table-cell/>
          <table:table-cell office:value-type="float" office:value="0.898696" calcext:value-type="float">
            <text:p>0.898696</text:p>
          </table:table-cell>
          <table:table-cell/>
          <table:table-cell office:value-type="float" office:value="0.897826" calcext:value-type="float">
            <text:p>0.897826</text:p>
          </table:table-cell>
          <table:table-cell/>
          <table:table-cell office:value-type="float" office:value="0.866359" calcext:value-type="float">
            <text:p>0.866359</text:p>
          </table:table-cell>
          <table:table-cell/>
          <table:table-cell office:value-type="float" office:value="0.969136" calcext:value-type="float">
            <text:p>0.969136</text:p>
          </table:table-cell>
          <table:table-cell/>
          <table:table-cell office:value-type="float" office:value="0.932737" calcext:value-type="float">
            <text:p>0.932737</text:p>
          </table:table-cell>
          <table:table-cell/>
          <table:table-cell office:value-type="float" office:value="0.935734" calcext:value-type="float">
            <text:p>0.935734</text:p>
          </table:table-cell>
          <table:table-cell/>
          <table:table-cell office:value-type="float" office:value="0.920211" calcext:value-type="float">
            <text:p>0.920211</text:p>
          </table:table-cell>
          <table:table-cell/>
          <table:table-cell office:value-type="float" office:value="0.960836" calcext:value-type="float">
            <text:p>0.96083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80409" calcext:value-type="float">
            <text:p>0.780409</text:p>
          </table:table-cell>
          <table:table-cell/>
          <table:table-cell office:value-type="float" office:value="0.945957" calcext:value-type="float">
            <text:p>0.945957</text:p>
          </table:table-cell>
          <table:table-cell/>
          <table:table-cell office:value-type="float" office:value="0.889565" calcext:value-type="float">
            <text:p>0.889565</text:p>
          </table:table-cell>
          <table:table-cell/>
          <table:table-cell office:value-type="float" office:value="0.896087" calcext:value-type="float">
            <text:p>0.896087</text:p>
          </table:table-cell>
          <table:table-cell/>
          <table:table-cell office:value-type="float" office:value="0.861751" calcext:value-type="float">
            <text:p>0.861751</text:p>
          </table:table-cell>
          <table:table-cell/>
          <table:table-cell office:value-type="float" office:value="0.950617" calcext:value-type="float">
            <text:p>0.950617</text:p>
          </table:table-cell>
          <table:table-cell/>
          <table:table-cell office:value-type="float" office:value="0.932737" calcext:value-type="float">
            <text:p>0.932737</text:p>
          </table:table-cell>
          <table:table-cell/>
          <table:table-cell office:value-type="float" office:value="0.934113" calcext:value-type="float">
            <text:p>0.934113</text:p>
          </table:table-cell>
          <table:table-cell/>
          <table:table-cell office:value-type="float" office:value="0.919457" calcext:value-type="float">
            <text:p>0.919457</text:p>
          </table:table-cell>
          <table:table-cell/>
          <table:table-cell office:value-type="float" office:value="0.957917" calcext:value-type="float">
            <text:p>0.9579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61306" calcext:value-type="float">
            <text:p>0.761306</text:p>
          </table:table-cell>
          <table:table-cell/>
          <table:table-cell office:value-type="float" office:value="0.90066" calcext:value-type="float">
            <text:p>0.90066</text:p>
          </table:table-cell>
          <table:table-cell/>
          <table:table-cell office:value-type="float" office:value="0.888458" calcext:value-type="float">
            <text:p>0.888458</text:p>
          </table:table-cell>
          <table:table-cell/>
          <table:table-cell office:value-type="float" office:value="0.890181" calcext:value-type="float">
            <text:p>0.890181</text:p>
          </table:table-cell>
          <table:table-cell/>
          <table:table-cell office:value-type="float" office:value="0.864484" calcext:value-type="float">
            <text:p>0.864484</text:p>
          </table:table-cell>
          <table:table-cell/>
          <table:table-cell office:value-type="float" office:value="0.949444" calcext:value-type="float">
            <text:p>0.949444</text:p>
          </table:table-cell>
          <table:table-cell/>
          <table:table-cell office:value-type="float" office:value="0.92828" calcext:value-type="float">
            <text:p>0.92828</text:p>
          </table:table-cell>
          <table:table-cell/>
          <table:table-cell office:value-type="float" office:value="0.928725" calcext:value-type="float">
            <text:p>0.928725</text:p>
          </table:table-cell>
          <table:table-cell/>
          <table:table-cell office:value-type="float" office:value="0.917777" calcext:value-type="float">
            <text:p>0.917777</text:p>
          </table:table-cell>
          <table:table-cell/>
          <table:table-cell office:value-type="float" office:value="0.960679" calcext:value-type="float">
            <text:p>0.960679</text:p>
          </table:table-cell>
          <table:table-cell table:number-columns-repeated="100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.919309" calcext:value-type="float">
            <text:p>0.919309</text:p>
          </table:table-cell>
          <table:table-cell table:style-name="ce1" table:formula="of:=AVERAGE([.B23:.B32])" office:value-type="float" office:value="0.9294637" calcext:value-type="float">
            <text:p>0.9294637</text:p>
          </table:table-cell>
          <table:table-cell table:style-name="ce1" office:value-type="float" office:value="0.638458" calcext:value-type="float">
            <text:p>0.638458</text:p>
          </table:table-cell>
          <table:table-cell table:style-name="ce1" table:formula="of:=AVERAGE([.D23:.D32])" office:value-type="float" office:value="0.9079977" calcext:value-type="float">
            <text:p>0.9079977</text:p>
          </table:table-cell>
          <table:table-cell table:style-name="ce1" office:value-type="float" office:value="0.899565" calcext:value-type="float">
            <text:p>0.899565</text:p>
          </table:table-cell>
          <table:table-cell table:style-name="ce1" table:formula="of:=AVERAGE([.F23:.F32])" office:value-type="float" office:value="0.8954077" calcext:value-type="float">
            <text:p>0.8954077</text:p>
          </table:table-cell>
          <table:table-cell table:style-name="ce1" office:value-type="float" office:value="0.89087" calcext:value-type="float">
            <text:p>0.89087</text:p>
          </table:table-cell>
          <table:table-cell table:style-name="ce1" table:formula="of:=AVERAGE([.H23:.H32])" office:value-type="float" office:value="0.8941897" calcext:value-type="float">
            <text:p>0.8941897</text:p>
          </table:table-cell>
          <table:table-cell table:style-name="ce1" office:value-type="float" office:value="0.868203" calcext:value-type="float">
            <text:p>0.868203</text:p>
          </table:table-cell>
          <table:table-cell table:style-name="ce1" table:formula="of:=AVERAGE([.J23:.J32])" office:value-type="float" office:value="0.8701352" calcext:value-type="float">
            <text:p>0.8701352</text:p>
          </table:table-cell>
          <table:table-cell table:style-name="ce1" office:value-type="float" office:value="0.971708" calcext:value-type="float">
            <text:p>0.971708</text:p>
          </table:table-cell>
          <table:table-cell table:style-name="ce1" table:formula="of:=AVERAGE([.L23:.L32])" office:value-type="float" office:value="0.9595854" calcext:value-type="float">
            <text:p>0.9595854</text:p>
          </table:table-cell>
          <table:table-cell table:style-name="ce1" office:value-type="float" office:value="0.933989" calcext:value-type="float">
            <text:p>0.933989</text:p>
          </table:table-cell>
          <table:table-cell table:style-name="ce1" table:formula="of:=AVERAGE([.N23:.N32])" office:value-type="float" office:value="0.9334002" calcext:value-type="float">
            <text:p>0.9334002</text:p>
          </table:table-cell>
          <table:table-cell table:style-name="ce1" office:value-type="float" office:value="0.942754" calcext:value-type="float">
            <text:p>0.942754</text:p>
          </table:table-cell>
          <table:table-cell table:style-name="ce1" table:formula="of:=AVERAGE([.P23:.P32])" office:value-type="float" office:value="0.9370515" calcext:value-type="float">
            <text:p>0.9370515</text:p>
          </table:table-cell>
          <table:table-cell table:style-name="ce1" office:value-type="float" office:value="0.944495" calcext:value-type="float">
            <text:p>0.944495</text:p>
          </table:table-cell>
          <table:table-cell table:style-name="ce1" table:formula="of:=AVERAGE([.R23:.R32])" office:value-type="float" office:value="0.9276353" calcext:value-type="float">
            <text:p>0.9276353</text:p>
          </table:table-cell>
          <table:table-cell table:style-name="ce1" office:value-type="float" office:value="0.972354" calcext:value-type="float">
            <text:p>0.972354</text:p>
          </table:table-cell>
          <table:table-cell table:style-name="ce1" table:formula="of:=AVERAGE([.T23:.T32])" office:value-type="float" office:value="0.958869" calcext:value-type="float">
            <text:p>0.958869</text:p>
          </table:table-cell>
          <table:table-cell table:style-name="ce1" table:number-columns-repeated="957"/>
          <table:table-cell table:number-columns-repeated="46"/>
        </table:table-row>
        <table:table-row table:style-name="ro1">
          <table:table-cell/>
          <table:table-cell office:value-type="float" office:value="0.945002" calcext:value-type="float">
            <text:p>0.945002</text:p>
          </table:table-cell>
          <table:table-cell/>
          <table:table-cell office:value-type="float" office:value="0.924173" calcext:value-type="float">
            <text:p>0.924173</text:p>
          </table:table-cell>
          <table:table-cell/>
          <table:table-cell office:value-type="float" office:value="0.895217" calcext:value-type="float">
            <text:p>0.895217</text:p>
          </table:table-cell>
          <table:table-cell/>
          <table:table-cell office:value-type="float" office:value="0.898261" calcext:value-type="float">
            <text:p>0.898261</text:p>
          </table:table-cell>
          <table:table-cell/>
          <table:table-cell office:value-type="float" office:value="0.874194" calcext:value-type="float">
            <text:p>0.874194</text:p>
          </table:table-cell>
          <table:table-cell/>
          <table:table-cell office:value-type="float" office:value="0.95679" calcext:value-type="float">
            <text:p>0.95679</text:p>
          </table:table-cell>
          <table:table-cell/>
          <table:table-cell office:value-type="float" office:value="0.935599" calcext:value-type="float">
            <text:p>0.935599</text:p>
          </table:table-cell>
          <table:table-cell/>
          <table:table-cell office:value-type="float" office:value="0.937894" calcext:value-type="float">
            <text:p>0.937894</text:p>
          </table:table-cell>
          <table:table-cell/>
          <table:table-cell office:value-type="float" office:value="0.933484" calcext:value-type="float">
            <text:p>0.933484</text:p>
          </table:table-cell>
          <table:table-cell/>
          <table:table-cell office:value-type="float" office:value="0.963139" calcext:value-type="float">
            <text:p>0.9631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9016" calcext:value-type="float">
            <text:p>0.949016</text:p>
          </table:table-cell>
          <table:table-cell/>
          <table:table-cell office:value-type="float" office:value="0.955174" calcext:value-type="float">
            <text:p>0.955174</text:p>
          </table:table-cell>
          <table:table-cell/>
          <table:table-cell office:value-type="float" office:value="0.90087" calcext:value-type="float">
            <text:p>0.90087</text:p>
          </table:table-cell>
          <table:table-cell/>
          <table:table-cell office:value-type="float" office:value="0.900435" calcext:value-type="float">
            <text:p>0.900435</text:p>
          </table:table-cell>
          <table:table-cell/>
          <table:table-cell office:value-type="float" office:value="0.871429" calcext:value-type="float">
            <text:p>0.871429</text:p>
          </table:table-cell>
          <table:table-cell/>
          <table:table-cell office:value-type="float" office:value="0.955247" calcext:value-type="float">
            <text:p>0.955247</text:p>
          </table:table-cell>
          <table:table-cell/>
          <table:table-cell office:value-type="float" office:value="0.934884" calcext:value-type="float">
            <text:p>0.934884</text:p>
          </table:table-cell>
          <table:table-cell/>
          <table:table-cell office:value-type="float" office:value="0.939514" calcext:value-type="float">
            <text:p>0.939514</text:p>
          </table:table-cell>
          <table:table-cell/>
          <table:table-cell office:value-type="float" office:value="0.920814" calcext:value-type="float">
            <text:p>0.920814</text:p>
          </table:table-cell>
          <table:table-cell/>
          <table:table-cell office:value-type="float" office:value="0.964982" calcext:value-type="float">
            <text:p>0.9649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98434" calcext:value-type="float">
            <text:p>0.898434</text:p>
          </table:table-cell>
          <table:table-cell/>
          <table:table-cell office:value-type="float" office:value="0.920402" calcext:value-type="float">
            <text:p>0.920402</text:p>
          </table:table-cell>
          <table:table-cell/>
          <table:table-cell office:value-type="float" office:value="0.903913" calcext:value-type="float">
            <text:p>0.903913</text:p>
          </table:table-cell>
          <table:table-cell/>
          <table:table-cell office:value-type="float" office:value="0.899565" calcext:value-type="float">
            <text:p>0.899565</text:p>
          </table:table-cell>
          <table:table-cell/>
          <table:table-cell office:value-type="float" office:value="0.868203" calcext:value-type="float">
            <text:p>0.868203</text:p>
          </table:table-cell>
          <table:table-cell/>
          <table:table-cell office:value-type="float" office:value="0.965535" calcext:value-type="float">
            <text:p>0.965535</text:p>
          </table:table-cell>
          <table:table-cell/>
          <table:table-cell office:value-type="float" office:value="0.935063" calcext:value-type="float">
            <text:p>0.935063</text:p>
          </table:table-cell>
          <table:table-cell/>
          <table:table-cell office:value-type="float" office:value="0.928713" calcext:value-type="float">
            <text:p>0.928713</text:p>
          </table:table-cell>
          <table:table-cell/>
          <table:table-cell office:value-type="float" office:value="0.947813" calcext:value-type="float">
            <text:p>0.947813</text:p>
          </table:table-cell>
          <table:table-cell/>
          <table:table-cell office:value-type="float" office:value="0.960221" calcext:value-type="float">
            <text:p>0.9602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2192" calcext:value-type="float">
            <text:p>0.942192</text:p>
          </table:table-cell>
          <table:table-cell/>
          <table:table-cell office:value-type="float" office:value="0.955593" calcext:value-type="float">
            <text:p>0.955593</text:p>
          </table:table-cell>
          <table:table-cell/>
          <table:table-cell office:value-type="float" office:value="0.889565" calcext:value-type="float">
            <text:p>0.889565</text:p>
          </table:table-cell>
          <table:table-cell/>
          <table:table-cell office:value-type="float" office:value="0.888261" calcext:value-type="float">
            <text:p>0.888261</text:p>
          </table:table-cell>
          <table:table-cell/>
          <table:table-cell office:value-type="float" office:value="0.87235" calcext:value-type="float">
            <text:p>0.87235</text:p>
          </table:table-cell>
          <table:table-cell/>
          <table:table-cell office:value-type="float" office:value="0.971708" calcext:value-type="float">
            <text:p>0.971708</text:p>
          </table:table-cell>
          <table:table-cell/>
          <table:table-cell office:value-type="float" office:value="0.933631" calcext:value-type="float">
            <text:p>0.933631</text:p>
          </table:table-cell>
          <table:table-cell/>
          <table:table-cell office:value-type="float" office:value="0.960036" calcext:value-type="float">
            <text:p>0.960036</text:p>
          </table:table-cell>
          <table:table-cell/>
          <table:table-cell office:value-type="float" office:value="0.900603" calcext:value-type="float">
            <text:p>0.900603</text:p>
          </table:table-cell>
          <table:table-cell/>
          <table:table-cell office:value-type="float" office:value="0.943941" calcext:value-type="float">
            <text:p>0.94394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2593" calcext:value-type="float">
            <text:p>0.942593</text:p>
          </table:table-cell>
          <table:table-cell/>
          <table:table-cell office:value-type="float" office:value="0.949728" calcext:value-type="float">
            <text:p>0.949728</text:p>
          </table:table-cell>
          <table:table-cell/>
          <table:table-cell office:value-type="float" office:value="0.897826" calcext:value-type="float">
            <text:p>0.897826</text:p>
          </table:table-cell>
          <table:table-cell/>
          <table:table-cell office:value-type="float" office:value="0.892609" calcext:value-type="float">
            <text:p>0.892609</text:p>
          </table:table-cell>
          <table:table-cell/>
          <table:table-cell office:value-type="float" office:value="0.873733" calcext:value-type="float">
            <text:p>0.873733</text:p>
          </table:table-cell>
          <table:table-cell/>
          <table:table-cell office:value-type="float" office:value="0.920267" calcext:value-type="float">
            <text:p>0.920267</text:p>
          </table:table-cell>
          <table:table-cell/>
          <table:table-cell office:value-type="float" office:value="0.933989" calcext:value-type="float">
            <text:p>0.933989</text:p>
          </table:table-cell>
          <table:table-cell/>
          <table:table-cell office:value-type="float" office:value="0.935914" calcext:value-type="float">
            <text:p>0.935914</text:p>
          </table:table-cell>
          <table:table-cell/>
          <table:table-cell office:value-type="float" office:value="0.918703" calcext:value-type="float">
            <text:p>0.918703</text:p>
          </table:table-cell>
          <table:table-cell/>
          <table:table-cell office:value-type="float" office:value="0.939948" calcext:value-type="float">
            <text:p>0.9399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12886" calcext:value-type="float">
            <text:p>0.912886</text:p>
          </table:table-cell>
          <table:table-cell/>
          <table:table-cell office:value-type="float" office:value="0.953079" calcext:value-type="float">
            <text:p>0.953079</text:p>
          </table:table-cell>
          <table:table-cell/>
          <table:table-cell office:value-type="float" office:value="0.893043" calcext:value-type="float">
            <text:p>0.893043</text:p>
          </table:table-cell>
          <table:table-cell/>
          <table:table-cell office:value-type="float" office:value="0.892174" calcext:value-type="float">
            <text:p>0.892174</text:p>
          </table:table-cell>
          <table:table-cell/>
          <table:table-cell office:value-type="float" office:value="0.876959" calcext:value-type="float">
            <text:p>0.876959</text:p>
          </table:table-cell>
          <table:table-cell/>
          <table:table-cell office:value-type="float" office:value="0.961934" calcext:value-type="float">
            <text:p>0.961934</text:p>
          </table:table-cell>
          <table:table-cell/>
          <table:table-cell office:value-type="float" office:value="0.933095" calcext:value-type="float">
            <text:p>0.933095</text:p>
          </table:table-cell>
          <table:table-cell/>
          <table:table-cell office:value-type="float" office:value="0.936814" calcext:value-type="float">
            <text:p>0.936814</text:p>
          </table:table-cell>
          <table:table-cell/>
          <table:table-cell office:value-type="float" office:value="0.917345" calcext:value-type="float">
            <text:p>0.917345</text:p>
          </table:table-cell>
          <table:table-cell/>
          <table:table-cell office:value-type="float" office:value="0.960068" calcext:value-type="float">
            <text:p>0.96006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0988" calcext:value-type="float">
            <text:p>0.940988</text:p>
          </table:table-cell>
          <table:table-cell/>
          <table:table-cell office:value-type="float" office:value="0.937997" calcext:value-type="float">
            <text:p>0.937997</text:p>
          </table:table-cell>
          <table:table-cell/>
          <table:table-cell office:value-type="float" office:value="0.891739" calcext:value-type="float">
            <text:p>0.891739</text:p>
          </table:table-cell>
          <table:table-cell/>
          <table:table-cell office:value-type="float" office:value="0.89" calcext:value-type="float">
            <text:p>0.89</text:p>
          </table:table-cell>
          <table:table-cell/>
          <table:table-cell office:value-type="float" office:value="0.869585" calcext:value-type="float">
            <text:p>0.869585</text:p>
          </table:table-cell>
          <table:table-cell/>
          <table:table-cell office:value-type="float" office:value="0.970679" calcext:value-type="float">
            <text:p>0.970679</text:p>
          </table:table-cell>
          <table:table-cell/>
          <table:table-cell office:value-type="float" office:value="0.932558" calcext:value-type="float">
            <text:p>0.932558</text:p>
          </table:table-cell>
          <table:table-cell/>
          <table:table-cell office:value-type="float" office:value="0.931413" calcext:value-type="float">
            <text:p>0.931413</text:p>
          </table:table-cell>
          <table:table-cell/>
          <table:table-cell office:value-type="float" office:value="0.924133" calcext:value-type="float">
            <text:p>0.924133</text:p>
          </table:table-cell>
          <table:table-cell/>
          <table:table-cell office:value-type="float" office:value="0.962218" calcext:value-type="float">
            <text:p>0.9622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0112" calcext:value-type="float">
            <text:p>0.920112</text:p>
          </table:table-cell>
          <table:table-cell/>
          <table:table-cell office:value-type="float" office:value="0.945538" calcext:value-type="float">
            <text:p>0.945538</text:p>
          </table:table-cell>
          <table:table-cell/>
          <table:table-cell office:value-type="float" office:value="0.890435" calcext:value-type="float">
            <text:p>0.890435</text:p>
          </table:table-cell>
          <table:table-cell/>
          <table:table-cell office:value-type="float" office:value="0.896957" calcext:value-type="float">
            <text:p>0.896957</text:p>
          </table:table-cell>
          <table:table-cell/>
          <table:table-cell office:value-type="float" office:value="0.862212" calcext:value-type="float">
            <text:p>0.862212</text:p>
          </table:table-cell>
          <table:table-cell/>
          <table:table-cell office:value-type="float" office:value="0.96142" calcext:value-type="float">
            <text:p>0.96142</text:p>
          </table:table-cell>
          <table:table-cell/>
          <table:table-cell office:value-type="float" office:value="0.932737" calcext:value-type="float">
            <text:p>0.932737</text:p>
          </table:table-cell>
          <table:table-cell/>
          <table:table-cell office:value-type="float" office:value="0.932133" calcext:value-type="float">
            <text:p>0.932133</text:p>
          </table:table-cell>
          <table:table-cell/>
          <table:table-cell office:value-type="float" office:value="0.937557" calcext:value-type="float">
            <text:p>0.937557</text:p>
          </table:table-cell>
          <table:table-cell/>
          <table:table-cell office:value-type="float" office:value="0.960375" calcext:value-type="float">
            <text:p>0.9603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4105" calcext:value-type="float">
            <text:p>0.924105</text:p>
          </table:table-cell>
          <table:table-cell/>
          <table:table-cell office:value-type="float" office:value="0.899835" calcext:value-type="float">
            <text:p>0.899835</text:p>
          </table:table-cell>
          <table:table-cell/>
          <table:table-cell office:value-type="float" office:value="0.891904" calcext:value-type="float">
            <text:p>0.891904</text:p>
          </table:table-cell>
          <table:table-cell/>
          <table:table-cell office:value-type="float" office:value="0.892765" calcext:value-type="float">
            <text:p>0.892765</text:p>
          </table:table-cell>
          <table:table-cell/>
          <table:table-cell office:value-type="float" office:value="0.864484" calcext:value-type="float">
            <text:p>0.864484</text:p>
          </table:table-cell>
          <table:table-cell/>
          <table:table-cell office:value-type="float" office:value="0.960566" calcext:value-type="float">
            <text:p>0.960566</text:p>
          </table:table-cell>
          <table:table-cell/>
          <table:table-cell office:value-type="float" office:value="0.928457" calcext:value-type="float">
            <text:p>0.928457</text:p>
          </table:table-cell>
          <table:table-cell/>
          <table:table-cell office:value-type="float" office:value="0.92533" calcext:value-type="float">
            <text:p>0.92533</text:p>
          </table:table-cell>
          <table:table-cell/>
          <table:table-cell office:value-type="float" office:value="0.931406" calcext:value-type="float">
            <text:p>0.931406</text:p>
          </table:table-cell>
          <table:table-cell/>
          <table:table-cell office:value-type="float" office:value="0.961444" calcext:value-type="float">
            <text:p>0.961444</text:p>
          </table:table-cell>
          <table:table-cell table:number-columns-repeated="100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.943396" calcext:value-type="float">
            <text:p>0.943396</text:p>
          </table:table-cell>
          <table:table-cell table:style-name="ce1" table:formula="of:=AVERAGE([.B33:.B42])" office:value-type="float" office:value="0.9401948" calcext:value-type="float">
            <text:p>0.9401948</text:p>
          </table:table-cell>
          <table:table-cell table:style-name="ce1" office:value-type="float" office:value="0.64181" calcext:value-type="float">
            <text:p>0.64181</text:p>
          </table:table-cell>
          <table:table-cell table:style-name="ce1" table:formula="of:=AVERAGE([.D33:.D42])" office:value-type="float" office:value="0.9020482" calcext:value-type="float">
            <text:p>0.9020482</text:p>
          </table:table-cell>
          <table:table-cell table:style-name="ce1" office:value-type="float" office:value="0.888696" calcext:value-type="float">
            <text:p>0.888696</text:p>
          </table:table-cell>
          <table:table-cell table:style-name="ce1" table:formula="of:=AVERAGE([.F33:.F42])" office:value-type="float" office:value="0.896717" calcext:value-type="float">
            <text:p>0.896717</text:p>
          </table:table-cell>
          <table:table-cell table:style-name="ce1" office:value-type="float" office:value="0.894783" calcext:value-type="float">
            <text:p>0.894783</text:p>
          </table:table-cell>
          <table:table-cell table:style-name="ce1" table:formula="of:=AVERAGE([.H33:.H42])" office:value-type="float" office:value="0.8954532" calcext:value-type="float">
            <text:p>0.8954532</text:p>
          </table:table-cell>
          <table:table-cell table:style-name="ce1" office:value-type="float" office:value="0.9447" calcext:value-type="float">
            <text:p>0.9447</text:p>
          </table:table-cell>
          <table:table-cell table:style-name="ce1" table:formula="of:=AVERAGE([.J33:.J42])" office:value-type="float" office:value="0.8971244" calcext:value-type="float">
            <text:p>0.8971244</text:p>
          </table:table-cell>
          <table:table-cell table:style-name="ce1" office:value-type="float" office:value="0.971708" calcext:value-type="float">
            <text:p>0.971708</text:p>
          </table:table-cell>
          <table:table-cell table:style-name="ce1" table:formula="of:=AVERAGE([.L33:.L42])" office:value-type="float" office:value="0.9601009" calcext:value-type="float">
            <text:p>0.9601009</text:p>
          </table:table-cell>
          <table:table-cell table:style-name="ce1" office:value-type="float" office:value="0.946333" calcext:value-type="float">
            <text:p>0.946333</text:p>
          </table:table-cell>
          <table:table-cell table:style-name="ce1" table:formula="of:=AVERAGE([.N33:.N42])" office:value-type="float" office:value="0.9375744" calcext:value-type="float">
            <text:p>0.9375744</text:p>
          </table:table-cell>
          <table:table-cell table:style-name="ce1" office:value-type="float" office:value="0.930693" calcext:value-type="float">
            <text:p>0.930693</text:p>
          </table:table-cell>
          <table:table-cell table:style-name="ce1" table:formula="of:=AVERAGE([.P33:.P42])" office:value-type="float" office:value="0.9388478" calcext:value-type="float">
            <text:p>0.9388478</text:p>
          </table:table-cell>
          <table:table-cell table:style-name="ce1" office:value-type="float" office:value="0.975415" calcext:value-type="float">
            <text:p>0.975415</text:p>
          </table:table-cell>
          <table:table-cell table:style-name="ce1" table:formula="of:=AVERAGE([.R33:.R42])" office:value-type="float" office:value="0.9650308" calcext:value-type="float">
            <text:p>0.9650308</text:p>
          </table:table-cell>
          <table:table-cell table:style-name="ce1" office:value-type="float" office:value="0.972354" calcext:value-type="float">
            <text:p>0.972354</text:p>
          </table:table-cell>
          <table:table-cell table:style-name="ce1" table:formula="of:=AVERAGE([.T33:.T42])" office:value-type="float" office:value="0.9564915" calcext:value-type="float">
            <text:p>0.9564915</text:p>
          </table:table-cell>
          <table:table-cell table:style-name="ce1" table:number-columns-repeated="957"/>
          <table:table-cell table:number-columns-repeated="46"/>
        </table:table-row>
        <table:table-row table:style-name="ro1">
          <table:table-cell/>
          <table:table-cell office:value-type="float" office:value="0.943396" calcext:value-type="float">
            <text:p>0.943396</text:p>
          </table:table-cell>
          <table:table-cell/>
          <table:table-cell office:value-type="float" office:value="0.90951" calcext:value-type="float">
            <text:p>0.90951</text:p>
          </table:table-cell>
          <table:table-cell/>
          <table:table-cell office:value-type="float" office:value="0.897391" calcext:value-type="float">
            <text:p>0.897391</text:p>
          </table:table-cell>
          <table:table-cell/>
          <table:table-cell office:value-type="float" office:value="0.893478" calcext:value-type="float">
            <text:p>0.893478</text:p>
          </table:table-cell>
          <table:table-cell/>
          <table:table-cell office:value-type="float" office:value="0.868664" calcext:value-type="float">
            <text:p>0.868664</text:p>
          </table:table-cell>
          <table:table-cell/>
          <table:table-cell office:value-type="float" office:value="0.958848" calcext:value-type="float">
            <text:p>0.958848</text:p>
          </table:table-cell>
          <table:table-cell/>
          <table:table-cell office:value-type="float" office:value="0.938283" calcext:value-type="float">
            <text:p>0.938283</text:p>
          </table:table-cell>
          <table:table-cell/>
          <table:table-cell office:value-type="float" office:value="0.937174" calcext:value-type="float">
            <text:p>0.937174</text:p>
          </table:table-cell>
          <table:table-cell/>
          <table:table-cell office:value-type="float" office:value="0.974661" calcext:value-type="float">
            <text:p>0.974661</text:p>
          </table:table-cell>
          <table:table-cell/>
          <table:table-cell office:value-type="float" office:value="0.965136" calcext:value-type="float">
            <text:p>0.96513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9418" calcext:value-type="float">
            <text:p>0.949418</text:p>
          </table:table-cell>
          <table:table-cell/>
          <table:table-cell office:value-type="float" office:value="0.881022" calcext:value-type="float">
            <text:p>0.881022</text:p>
          </table:table-cell>
          <table:table-cell/>
          <table:table-cell office:value-type="float" office:value="0.894783" calcext:value-type="float">
            <text:p>0.894783</text:p>
          </table:table-cell>
          <table:table-cell/>
          <table:table-cell office:value-type="float" office:value="0.898261" calcext:value-type="float">
            <text:p>0.898261</text:p>
          </table:table-cell>
          <table:table-cell/>
          <table:table-cell office:value-type="float" office:value="0.876037" calcext:value-type="float">
            <text:p>0.876037</text:p>
          </table:table-cell>
          <table:table-cell/>
          <table:table-cell office:value-type="float" office:value="0.959877" calcext:value-type="float">
            <text:p>0.959877</text:p>
          </table:table-cell>
          <table:table-cell/>
          <table:table-cell office:value-type="float" office:value="0.938998" calcext:value-type="float">
            <text:p>0.938998</text:p>
          </table:table-cell>
          <table:table-cell/>
          <table:table-cell office:value-type="float" office:value="0.939334" calcext:value-type="float">
            <text:p>0.939334</text:p>
          </table:table-cell>
          <table:table-cell/>
          <table:table-cell office:value-type="float" office:value="0.964706" calcext:value-type="float">
            <text:p>0.964706</text:p>
          </table:table-cell>
          <table:table-cell/>
          <table:table-cell office:value-type="float" office:value="0.964829" calcext:value-type="float">
            <text:p>0.9648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1024" calcext:value-type="float">
            <text:p>0.951024</text:p>
          </table:table-cell>
          <table:table-cell/>
          <table:table-cell office:value-type="float" office:value="0.944282" calcext:value-type="float">
            <text:p>0.944282</text:p>
          </table:table-cell>
          <table:table-cell/>
          <table:table-cell office:value-type="float" office:value="0.907826" calcext:value-type="float">
            <text:p>0.907826</text:p>
          </table:table-cell>
          <table:table-cell/>
          <table:table-cell office:value-type="float" office:value="0.905217" calcext:value-type="float">
            <text:p>0.905217</text:p>
          </table:table-cell>
          <table:table-cell/>
          <table:table-cell office:value-type="float" office:value="0.869585" calcext:value-type="float">
            <text:p>0.869585</text:p>
          </table:table-cell>
          <table:table-cell/>
          <table:table-cell office:value-type="float" office:value="0.966049" calcext:value-type="float">
            <text:p>0.966049</text:p>
          </table:table-cell>
          <table:table-cell/>
          <table:table-cell office:value-type="float" office:value="0.940608" calcext:value-type="float">
            <text:p>0.940608</text:p>
          </table:table-cell>
          <table:table-cell/>
          <table:table-cell office:value-type="float" office:value="0.935554" calcext:value-type="float">
            <text:p>0.935554</text:p>
          </table:table-cell>
          <table:table-cell/>
          <table:table-cell office:value-type="float" office:value="0.968929" calcext:value-type="float">
            <text:p>0.968929</text:p>
          </table:table-cell>
          <table:table-cell/>
          <table:table-cell office:value-type="float" office:value="0.964061" calcext:value-type="float">
            <text:p>0.96406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2192" calcext:value-type="float">
            <text:p>0.942192</text:p>
          </table:table-cell>
          <table:table-cell/>
          <table:table-cell office:value-type="float" office:value="0.952241" calcext:value-type="float">
            <text:p>0.952241</text:p>
          </table:table-cell>
          <table:table-cell/>
          <table:table-cell office:value-type="float" office:value="0.901304" calcext:value-type="float">
            <text:p>0.901304</text:p>
          </table:table-cell>
          <table:table-cell/>
          <table:table-cell office:value-type="float" office:value="0.893043" calcext:value-type="float">
            <text:p>0.893043</text:p>
          </table:table-cell>
          <table:table-cell/>
          <table:table-cell office:value-type="float" office:value="0.905991" calcext:value-type="float">
            <text:p>0.905991</text:p>
          </table:table-cell>
          <table:table-cell/>
          <table:table-cell office:value-type="float" office:value="0.971708" calcext:value-type="float">
            <text:p>0.971708</text:p>
          </table:table-cell>
          <table:table-cell/>
          <table:table-cell office:value-type="float" office:value="0.961717" calcext:value-type="float">
            <text:p>0.961717</text:p>
          </table:table-cell>
          <table:table-cell/>
          <table:table-cell office:value-type="float" office:value="0.968137" calcext:value-type="float">
            <text:p>0.968137</text:p>
          </table:table-cell>
          <table:table-cell/>
          <table:table-cell office:value-type="float" office:value="0.934389" calcext:value-type="float">
            <text:p>0.934389</text:p>
          </table:table-cell>
          <table:table-cell/>
          <table:table-cell office:value-type="float" office:value="0.944248" calcext:value-type="float">
            <text:p>0.9442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6206" calcext:value-type="float">
            <text:p>0.946206</text:p>
          </table:table-cell>
          <table:table-cell/>
          <table:table-cell office:value-type="float" office:value="0.949309" calcext:value-type="float">
            <text:p>0.949309</text:p>
          </table:table-cell>
          <table:table-cell/>
          <table:table-cell office:value-type="float" office:value="0.903043" calcext:value-type="float">
            <text:p>0.903043</text:p>
          </table:table-cell>
          <table:table-cell/>
          <table:table-cell office:value-type="float" office:value="0.905652" calcext:value-type="float">
            <text:p>0.905652</text:p>
          </table:table-cell>
          <table:table-cell/>
          <table:table-cell office:value-type="float" office:value="0.947465" calcext:value-type="float">
            <text:p>0.947465</text:p>
          </table:table-cell>
          <table:table-cell/>
          <table:table-cell office:value-type="float" office:value="0.919239" calcext:value-type="float">
            <text:p>0.919239</text:p>
          </table:table-cell>
          <table:table-cell/>
          <table:table-cell office:value-type="float" office:value="0.960107" calcext:value-type="float">
            <text:p>0.960107</text:p>
          </table:table-cell>
          <table:table-cell/>
          <table:table-cell office:value-type="float" office:value="0.938614" calcext:value-type="float">
            <text:p>0.938614</text:p>
          </table:table-cell>
          <table:table-cell/>
          <table:table-cell office:value-type="float" office:value="0.969683" calcext:value-type="float">
            <text:p>0.969683</text:p>
          </table:table-cell>
          <table:table-cell/>
          <table:table-cell office:value-type="float" office:value="0.937798" calcext:value-type="float">
            <text:p>0.93779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493" calcext:value-type="float">
            <text:p>0.92493</text:p>
          </table:table-cell>
          <table:table-cell/>
          <table:table-cell office:value-type="float" office:value="0.953498" calcext:value-type="float">
            <text:p>0.953498</text:p>
          </table:table-cell>
          <table:table-cell/>
          <table:table-cell office:value-type="float" office:value="0.897826" calcext:value-type="float">
            <text:p>0.897826</text:p>
          </table:table-cell>
          <table:table-cell/>
          <table:table-cell office:value-type="float" office:value="0.889565" calcext:value-type="float">
            <text:p>0.889565</text:p>
          </table:table-cell>
          <table:table-cell/>
          <table:table-cell office:value-type="float" office:value="0.904608" calcext:value-type="float">
            <text:p>0.904608</text:p>
          </table:table-cell>
          <table:table-cell/>
          <table:table-cell office:value-type="float" office:value="0.961934" calcext:value-type="float">
            <text:p>0.961934</text:p>
          </table:table-cell>
          <table:table-cell/>
          <table:table-cell office:value-type="float" office:value="0.934168" calcext:value-type="float">
            <text:p>0.934168</text:p>
          </table:table-cell>
          <table:table-cell/>
          <table:table-cell office:value-type="float" office:value="0.940054" calcext:value-type="float">
            <text:p>0.940054</text:p>
          </table:table-cell>
          <table:table-cell/>
          <table:table-cell office:value-type="float" office:value="0.961388" calcext:value-type="float">
            <text:p>0.961388</text:p>
          </table:table-cell>
          <table:table-cell/>
          <table:table-cell office:value-type="float" office:value="0.951774" calcext:value-type="float">
            <text:p>0.95177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3396" calcext:value-type="float">
            <text:p>0.943396</text:p>
          </table:table-cell>
          <table:table-cell/>
          <table:table-cell office:value-type="float" office:value="0.942187" calcext:value-type="float">
            <text:p>0.942187</text:p>
          </table:table-cell>
          <table:table-cell/>
          <table:table-cell office:value-type="float" office:value="0.89" calcext:value-type="float">
            <text:p>0.89</text:p>
          </table:table-cell>
          <table:table-cell/>
          <table:table-cell office:value-type="float" office:value="0.894783" calcext:value-type="float">
            <text:p>0.894783</text:p>
          </table:table-cell>
          <table:table-cell/>
          <table:table-cell office:value-type="float" office:value="0.911982" calcext:value-type="float">
            <text:p>0.911982</text:p>
          </table:table-cell>
          <table:table-cell/>
          <table:table-cell office:value-type="float" office:value="0.970165" calcext:value-type="float">
            <text:p>0.970165</text:p>
          </table:table-cell>
          <table:table-cell/>
          <table:table-cell office:value-type="float" office:value="0.907871" calcext:value-type="float">
            <text:p>0.907871</text:p>
          </table:table-cell>
          <table:table-cell/>
          <table:table-cell office:value-type="float" office:value="0.935013" calcext:value-type="float">
            <text:p>0.935013</text:p>
          </table:table-cell>
          <table:table-cell/>
          <table:table-cell office:value-type="float" office:value="0.963499" calcext:value-type="float">
            <text:p>0.963499</text:p>
          </table:table-cell>
          <table:table-cell/>
          <table:table-cell office:value-type="float" office:value="0.954078" calcext:value-type="float">
            <text:p>0.95407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9783" calcext:value-type="float">
            <text:p>0.939783</text:p>
          </table:table-cell>
          <table:table-cell/>
          <table:table-cell office:value-type="float" office:value="0.946376" calcext:value-type="float">
            <text:p>0.946376</text:p>
          </table:table-cell>
          <table:table-cell/>
          <table:table-cell office:value-type="float" office:value="0.899565" calcext:value-type="float">
            <text:p>0.899565</text:p>
          </table:table-cell>
          <table:table-cell/>
          <table:table-cell office:value-type="float" office:value="0.89" calcext:value-type="float">
            <text:p>0.89</text:p>
          </table:table-cell>
          <table:table-cell/>
          <table:table-cell office:value-type="float" office:value="0.866359" calcext:value-type="float">
            <text:p>0.866359</text:p>
          </table:table-cell>
          <table:table-cell/>
          <table:table-cell office:value-type="float" office:value="0.96142" calcext:value-type="float">
            <text:p>0.96142</text:p>
          </table:table-cell>
          <table:table-cell/>
          <table:table-cell office:value-type="float" office:value="0.927013" calcext:value-type="float">
            <text:p>0.927013</text:p>
          </table:table-cell>
          <table:table-cell/>
          <table:table-cell office:value-type="float" office:value="0.933573" calcext:value-type="float">
            <text:p>0.933573</text:p>
          </table:table-cell>
          <table:table-cell/>
          <table:table-cell office:value-type="float" office:value="0.970437" calcext:value-type="float">
            <text:p>0.970437</text:p>
          </table:table-cell>
          <table:table-cell/>
          <table:table-cell office:value-type="float" office:value="0.956996" calcext:value-type="float">
            <text:p>0.95699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18207" calcext:value-type="float">
            <text:p>0.918207</text:p>
          </table:table-cell>
          <table:table-cell/>
          <table:table-cell office:value-type="float" office:value="0.900247" calcext:value-type="float">
            <text:p>0.900247</text:p>
          </table:table-cell>
          <table:table-cell/>
          <table:table-cell office:value-type="float" office:value="0.886736" calcext:value-type="float">
            <text:p>0.886736</text:p>
          </table:table-cell>
          <table:table-cell/>
          <table:table-cell office:value-type="float" office:value="0.88975" calcext:value-type="float">
            <text:p>0.88975</text:p>
          </table:table-cell>
          <table:table-cell/>
          <table:table-cell office:value-type="float" office:value="0.875853" calcext:value-type="float">
            <text:p>0.875853</text:p>
          </table:table-cell>
          <table:table-cell/>
          <table:table-cell office:value-type="float" office:value="0.960061" calcext:value-type="float">
            <text:p>0.960061</text:p>
          </table:table-cell>
          <table:table-cell/>
          <table:table-cell office:value-type="float" office:value="0.920646" calcext:value-type="float">
            <text:p>0.920646</text:p>
          </table:table-cell>
          <table:table-cell/>
          <table:table-cell office:value-type="float" office:value="0.930332" calcext:value-type="float">
            <text:p>0.930332</text:p>
          </table:table-cell>
          <table:table-cell/>
          <table:table-cell office:value-type="float" office:value="0.967201" calcext:value-type="float">
            <text:p>0.967201</text:p>
          </table:table-cell>
          <table:table-cell/>
          <table:table-cell office:value-type="float" office:value="0.953641" calcext:value-type="float">
            <text:p>0.953641</text:p>
          </table:table-cell>
          <table:table-cell table:number-columns-repeated="100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951827" calcext:value-type="float">
            <text:p>0.951827</text:p>
          </table:table-cell>
          <table:table-cell table:style-name="ce1" table:formula="of:=AVERAGE([.B43:.B52])" office:value-type="float" office:value="0.9429901" calcext:value-type="float">
            <text:p>0.9429901</text:p>
          </table:table-cell>
          <table:table-cell table:style-name="ce1" office:value-type="float" office:value="0.889401" calcext:value-type="float">
            <text:p>0.889401</text:p>
          </table:table-cell>
          <table:table-cell table:style-name="ce1" table:formula="of:=AVERAGE([.D43:.D52])" office:value-type="float" office:value="0.9265141" calcext:value-type="float">
            <text:p>0.9265141</text:p>
          </table:table-cell>
          <table:table-cell table:style-name="ce1" office:value-type="float" office:value="0.896522" calcext:value-type="float">
            <text:p>0.896522</text:p>
          </table:table-cell>
          <table:table-cell table:style-name="ce1" table:formula="of:=AVERAGE([.F43:.F52])" office:value-type="float" office:value="0.8967597" calcext:value-type="float">
            <text:p>0.8967597</text:p>
          </table:table-cell>
          <table:table-cell table:style-name="ce1" office:value-type="float" office:value="0.891739" calcext:value-type="float">
            <text:p>0.891739</text:p>
          </table:table-cell>
          <table:table-cell table:style-name="ce1" table:formula="of:=AVERAGE([.H43:.H52])" office:value-type="float" office:value="0.8978048" calcext:value-type="float">
            <text:p>0.8978048</text:p>
          </table:table-cell>
          <table:table-cell table:style-name="ce1" office:value-type="float" office:value="0.890323" calcext:value-type="float">
            <text:p>0.890323</text:p>
          </table:table-cell>
          <table:table-cell table:style-name="ce1" table:formula="of:=AVERAGE([.J43:.J52])" office:value-type="float" office:value="0.8730001" calcext:value-type="float">
            <text:p>0.8730001</text:p>
          </table:table-cell>
          <table:table-cell table:style-name="ce1" office:value-type="float" office:value="0.965021" calcext:value-type="float">
            <text:p>0.965021</text:p>
          </table:table-cell>
          <table:table-cell table:style-name="ce1" table:formula="of:=AVERAGE([.L43:.L52])" office:value-type="float" office:value="0.9629336" calcext:value-type="float">
            <text:p>0.9629336</text:p>
          </table:table-cell>
          <table:table-cell table:style-name="ce1" office:value-type="float" office:value="0.931664" calcext:value-type="float">
            <text:p>0.931664</text:p>
          </table:table-cell>
          <table:table-cell table:style-name="ce1" table:formula="of:=AVERAGE([.N43:.N52])" office:value-type="float" office:value="0.9374317" calcext:value-type="float">
            <text:p>0.9374317</text:p>
          </table:table-cell>
          <table:table-cell table:style-name="ce1" office:value-type="float" office:value="0.944554" calcext:value-type="float">
            <text:p>0.944554</text:p>
          </table:table-cell>
          <table:table-cell table:style-name="ce1" table:formula="of:=AVERAGE([.P43:.P52])" office:value-type="float" office:value="0.9436903" calcext:value-type="float">
            <text:p>0.9436903</text:p>
          </table:table-cell>
          <table:table-cell table:style-name="ce1" office:value-type="float" office:value="0.975716" calcext:value-type="float">
            <text:p>0.975716</text:p>
          </table:table-cell>
          <table:table-cell table:style-name="ce1" table:formula="of:=AVERAGE([.R43:.R52])" office:value-type="float" office:value="0.9656498" calcext:value-type="float">
            <text:p>0.9656498</text:p>
          </table:table-cell>
          <table:table-cell table:style-name="ce1" office:value-type="float" office:value="0.971587" calcext:value-type="float">
            <text:p>0.971587</text:p>
          </table:table-cell>
          <table:table-cell table:style-name="ce1" table:formula="of:=AVERAGE([.T43:.T52])" office:value-type="float" office:value="0.9629714" calcext:value-type="float">
            <text:p>0.9629714</text:p>
          </table:table-cell>
          <table:table-cell table:style-name="ce1" table:number-columns-repeated="957"/>
          <table:table-cell table:number-columns-repeated="46"/>
        </table:table-row>
        <table:table-row table:style-name="ro1">
          <table:table-cell/>
          <table:table-cell office:value-type="float" office:value="0.947009" calcext:value-type="float">
            <text:p>0.947009</text:p>
          </table:table-cell>
          <table:table-cell/>
          <table:table-cell office:value-type="float" office:value="0.881022" calcext:value-type="float">
            <text:p>0.881022</text:p>
          </table:table-cell>
          <table:table-cell/>
          <table:table-cell office:value-type="float" office:value="0.90087" calcext:value-type="float">
            <text:p>0.90087</text:p>
          </table:table-cell>
          <table:table-cell/>
          <table:table-cell office:value-type="float" office:value="0.896957" calcext:value-type="float">
            <text:p>0.896957</text:p>
          </table:table-cell>
          <table:table-cell/>
          <table:table-cell office:value-type="float" office:value="0.870507" calcext:value-type="float">
            <text:p>0.870507</text:p>
          </table:table-cell>
          <table:table-cell/>
          <table:table-cell office:value-type="float" office:value="0.957819" calcext:value-type="float">
            <text:p>0.957819</text:p>
          </table:table-cell>
          <table:table-cell/>
          <table:table-cell office:value-type="float" office:value="0.943113" calcext:value-type="float">
            <text:p>0.943113</text:p>
          </table:table-cell>
          <table:table-cell/>
          <table:table-cell office:value-type="float" office:value="0.956796" calcext:value-type="float">
            <text:p>0.956796</text:p>
          </table:table-cell>
          <table:table-cell/>
          <table:table-cell office:value-type="float" office:value="0.973756" calcext:value-type="float">
            <text:p>0.973756</text:p>
          </table:table-cell>
          <table:table-cell/>
          <table:table-cell office:value-type="float" office:value="0.966057" calcext:value-type="float">
            <text:p>0.96605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1024" calcext:value-type="float">
            <text:p>0.951024</text:p>
          </table:table-cell>
          <table:table-cell/>
          <table:table-cell office:value-type="float" office:value="0.910767" calcext:value-type="float">
            <text:p>0.910767</text:p>
          </table:table-cell>
          <table:table-cell/>
          <table:table-cell office:value-type="float" office:value="0.897826" calcext:value-type="float">
            <text:p>0.897826</text:p>
          </table:table-cell>
          <table:table-cell/>
          <table:table-cell office:value-type="float" office:value="0.898261" calcext:value-type="float">
            <text:p>0.898261</text:p>
          </table:table-cell>
          <table:table-cell/>
          <table:table-cell office:value-type="float" office:value="0.905991" calcext:value-type="float">
            <text:p>0.905991</text:p>
          </table:table-cell>
          <table:table-cell/>
          <table:table-cell office:value-type="float" office:value="0.966564" calcext:value-type="float">
            <text:p>0.966564</text:p>
          </table:table-cell>
          <table:table-cell/>
          <table:table-cell office:value-type="float" office:value="0.942039" calcext:value-type="float">
            <text:p>0.942039</text:p>
          </table:table-cell>
          <table:table-cell/>
          <table:table-cell office:value-type="float" office:value="0.952295" calcext:value-type="float">
            <text:p>0.952295</text:p>
          </table:table-cell>
          <table:table-cell/>
          <table:table-cell office:value-type="float" office:value="0.96727" calcext:value-type="float">
            <text:p>0.96727</text:p>
          </table:table-cell>
          <table:table-cell/>
          <table:table-cell office:value-type="float" office:value="0.968822" calcext:value-type="float">
            <text:p>0.96882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5805" calcext:value-type="float">
            <text:p>0.945805</text:p>
          </table:table-cell>
          <table:table-cell/>
          <table:table-cell office:value-type="float" office:value="0.941349" calcext:value-type="float">
            <text:p>0.941349</text:p>
          </table:table-cell>
          <table:table-cell/>
          <table:table-cell office:value-type="float" office:value="0.902174" calcext:value-type="float">
            <text:p>0.902174</text:p>
          </table:table-cell>
          <table:table-cell/>
          <table:table-cell office:value-type="float" office:value="0.90913" calcext:value-type="float">
            <text:p>0.90913</text:p>
          </table:table-cell>
          <table:table-cell/>
          <table:table-cell office:value-type="float" office:value="0.870046" calcext:value-type="float">
            <text:p>0.870046</text:p>
          </table:table-cell>
          <table:table-cell/>
          <table:table-cell office:value-type="float" office:value="0.967593" calcext:value-type="float">
            <text:p>0.967593</text:p>
          </table:table-cell>
          <table:table-cell/>
          <table:table-cell office:value-type="float" office:value="0.933631" calcext:value-type="float">
            <text:p>0.933631</text:p>
          </table:table-cell>
          <table:table-cell/>
          <table:table-cell office:value-type="float" office:value="0.927813" calcext:value-type="float">
            <text:p>0.927813</text:p>
          </table:table-cell>
          <table:table-cell/>
          <table:table-cell office:value-type="float" office:value="0.972398" calcext:value-type="float">
            <text:p>0.972398</text:p>
          </table:table-cell>
          <table:table-cell/>
          <table:table-cell office:value-type="float" office:value="0.968976" calcext:value-type="float">
            <text:p>0.96897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9016" calcext:value-type="float">
            <text:p>0.949016</text:p>
          </table:table-cell>
          <table:table-cell/>
          <table:table-cell office:value-type="float" office:value="0.954336" calcext:value-type="float">
            <text:p>0.954336</text:p>
          </table:table-cell>
          <table:table-cell/>
          <table:table-cell office:value-type="float" office:value="0.89913" calcext:value-type="float">
            <text:p>0.89913</text:p>
          </table:table-cell>
          <table:table-cell/>
          <table:table-cell office:value-type="float" office:value="0.896087" calcext:value-type="float">
            <text:p>0.896087</text:p>
          </table:table-cell>
          <table:table-cell/>
          <table:table-cell office:value-type="float" office:value="0.891244" calcext:value-type="float">
            <text:p>0.891244</text:p>
          </table:table-cell>
          <table:table-cell/>
          <table:table-cell office:value-type="float" office:value="0.968107" calcext:value-type="float">
            <text:p>0.968107</text:p>
          </table:table-cell>
          <table:table-cell/>
          <table:table-cell office:value-type="float" office:value="0.944723" calcext:value-type="float">
            <text:p>0.944723</text:p>
          </table:table-cell>
          <table:table-cell/>
          <table:table-cell office:value-type="float" office:value="0.937894" calcext:value-type="float">
            <text:p>0.937894</text:p>
          </table:table-cell>
          <table:table-cell/>
          <table:table-cell office:value-type="float" office:value="0.935596" calcext:value-type="float">
            <text:p>0.935596</text:p>
          </table:table-cell>
          <table:table-cell/>
          <table:table-cell office:value-type="float" office:value="0.970665" calcext:value-type="float">
            <text:p>0.9706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8651" calcext:value-type="float">
            <text:p>0.958651</text:p>
          </table:table-cell>
          <table:table-cell/>
          <table:table-cell office:value-type="float" office:value="0.94889" calcext:value-type="float">
            <text:p>0.94889</text:p>
          </table:table-cell>
          <table:table-cell/>
          <table:table-cell office:value-type="float" office:value="0.898261" calcext:value-type="float">
            <text:p>0.898261</text:p>
          </table:table-cell>
          <table:table-cell/>
          <table:table-cell office:value-type="float" office:value="0.907391" calcext:value-type="float">
            <text:p>0.907391</text:p>
          </table:table-cell>
          <table:table-cell/>
          <table:table-cell office:value-type="float" office:value="0.815668" calcext:value-type="float">
            <text:p>0.815668</text:p>
          </table:table-cell>
          <table:table-cell/>
          <table:table-cell office:value-type="float" office:value="0.959877" calcext:value-type="float">
            <text:p>0.959877</text:p>
          </table:table-cell>
          <table:table-cell/>
          <table:table-cell office:value-type="float" office:value="0.961002" calcext:value-type="float">
            <text:p>0.961002</text:p>
          </table:table-cell>
          <table:table-cell/>
          <table:table-cell office:value-type="float" office:value="0.965257" calcext:value-type="float">
            <text:p>0.965257</text:p>
          </table:table-cell>
          <table:table-cell/>
          <table:table-cell office:value-type="float" office:value="0.970136" calcext:value-type="float">
            <text:p>0.970136</text:p>
          </table:table-cell>
          <table:table-cell/>
          <table:table-cell office:value-type="float" office:value="0.964829" calcext:value-type="float">
            <text:p>0.9648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0112" calcext:value-type="float">
            <text:p>0.920112</text:p>
          </table:table-cell>
          <table:table-cell/>
          <table:table-cell office:value-type="float" office:value="0.952241" calcext:value-type="float">
            <text:p>0.952241</text:p>
          </table:table-cell>
          <table:table-cell/>
          <table:table-cell office:value-type="float" office:value="0.897391" calcext:value-type="float">
            <text:p>0.897391</text:p>
          </table:table-cell>
          <table:table-cell/>
          <table:table-cell office:value-type="float" office:value="0.902609" calcext:value-type="float">
            <text:p>0.902609</text:p>
          </table:table-cell>
          <table:table-cell/>
          <table:table-cell office:value-type="float" office:value="0.887558" calcext:value-type="float">
            <text:p>0.887558</text:p>
          </table:table-cell>
          <table:table-cell/>
          <table:table-cell office:value-type="float" office:value="0.958848" calcext:value-type="float">
            <text:p>0.958848</text:p>
          </table:table-cell>
          <table:table-cell/>
          <table:table-cell office:value-type="float" office:value="0.934526" calcext:value-type="float">
            <text:p>0.934526</text:p>
          </table:table-cell>
          <table:table-cell/>
          <table:table-cell office:value-type="float" office:value="0.962196" calcext:value-type="float">
            <text:p>0.962196</text:p>
          </table:table-cell>
          <table:table-cell/>
          <table:table-cell office:value-type="float" office:value="0.961388" calcext:value-type="float">
            <text:p>0.961388</text:p>
          </table:table-cell>
          <table:table-cell/>
          <table:table-cell office:value-type="float" office:value="0.951006" calcext:value-type="float">
            <text:p>0.95100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3396" calcext:value-type="float">
            <text:p>0.943396</text:p>
          </table:table-cell>
          <table:table-cell/>
          <table:table-cell office:value-type="float" office:value="0.943025" calcext:value-type="float">
            <text:p>0.943025</text:p>
          </table:table-cell>
          <table:table-cell/>
          <table:table-cell office:value-type="float" office:value="0.895217" calcext:value-type="float">
            <text:p>0.895217</text:p>
          </table:table-cell>
          <table:table-cell/>
          <table:table-cell office:value-type="float" office:value="0.892174" calcext:value-type="float">
            <text:p>0.892174</text:p>
          </table:table-cell>
          <table:table-cell/>
          <table:table-cell office:value-type="float" office:value="0.873733" calcext:value-type="float">
            <text:p>0.873733</text:p>
          </table:table-cell>
          <table:table-cell/>
          <table:table-cell office:value-type="float" office:value="0.970679" calcext:value-type="float">
            <text:p>0.970679</text:p>
          </table:table-cell>
          <table:table-cell/>
          <table:table-cell office:value-type="float" office:value="0.936673" calcext:value-type="float">
            <text:p>0.936673</text:p>
          </table:table-cell>
          <table:table-cell/>
          <table:table-cell office:value-type="float" office:value="0.932313" calcext:value-type="float">
            <text:p>0.932313</text:p>
          </table:table-cell>
          <table:table-cell/>
          <table:table-cell office:value-type="float" office:value="0.963499" calcext:value-type="float">
            <text:p>0.963499</text:p>
          </table:table-cell>
          <table:table-cell/>
          <table:table-cell office:value-type="float" office:value="0.95761" calcext:value-type="float">
            <text:p>0.9576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7776" calcext:value-type="float">
            <text:p>0.937776</text:p>
          </table:table-cell>
          <table:table-cell/>
          <table:table-cell office:value-type="float" office:value="0.943863" calcext:value-type="float">
            <text:p>0.943863</text:p>
          </table:table-cell>
          <table:table-cell/>
          <table:table-cell office:value-type="float" office:value="0.892609" calcext:value-type="float">
            <text:p>0.892609</text:p>
          </table:table-cell>
          <table:table-cell/>
          <table:table-cell office:value-type="float" office:value="0.897826" calcext:value-type="float">
            <text:p>0.897826</text:p>
          </table:table-cell>
          <table:table-cell/>
          <table:table-cell office:value-type="float" office:value="0.866359" calcext:value-type="float">
            <text:p>0.866359</text:p>
          </table:table-cell>
          <table:table-cell/>
          <table:table-cell office:value-type="float" office:value="0.95679" calcext:value-type="float">
            <text:p>0.95679</text:p>
          </table:table-cell>
          <table:table-cell/>
          <table:table-cell office:value-type="float" office:value="0.926655" calcext:value-type="float">
            <text:p>0.926655</text:p>
          </table:table-cell>
          <table:table-cell/>
          <table:table-cell office:value-type="float" office:value="0.927453" calcext:value-type="float">
            <text:p>0.927453</text:p>
          </table:table-cell>
          <table:table-cell/>
          <table:table-cell office:value-type="float" office:value="0.970287" calcext:value-type="float">
            <text:p>0.970287</text:p>
          </table:table-cell>
          <table:table-cell/>
          <table:table-cell office:value-type="float" office:value="0.952849" calcext:value-type="float">
            <text:p>0.95284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5285" calcext:value-type="float">
            <text:p>0.925285</text:p>
          </table:table-cell>
          <table:table-cell/>
          <table:table-cell office:value-type="float" office:value="0.900247" calcext:value-type="float">
            <text:p>0.900247</text:p>
          </table:table-cell>
          <table:table-cell/>
          <table:table-cell office:value-type="float" office:value="0.887597" calcext:value-type="float">
            <text:p>0.887597</text:p>
          </table:table-cell>
          <table:table-cell/>
          <table:table-cell office:value-type="float" office:value="0.885874" calcext:value-type="float">
            <text:p>0.885874</text:p>
          </table:table-cell>
          <table:table-cell/>
          <table:table-cell office:value-type="float" office:value="0.858572" calcext:value-type="float">
            <text:p>0.858572</text:p>
          </table:table-cell>
          <table:table-cell/>
          <table:table-cell office:value-type="float" office:value="0.958038" calcext:value-type="float">
            <text:p>0.958038</text:p>
          </table:table-cell>
          <table:table-cell/>
          <table:table-cell office:value-type="float" office:value="0.920291" calcext:value-type="float">
            <text:p>0.920291</text:p>
          </table:table-cell>
          <table:table-cell/>
          <table:table-cell office:value-type="float" office:value="0.930332" calcext:value-type="float">
            <text:p>0.930332</text:p>
          </table:table-cell>
          <table:table-cell/>
          <table:table-cell office:value-type="float" office:value="0.966452" calcext:value-type="float">
            <text:p>0.966452</text:p>
          </table:table-cell>
          <table:table-cell/>
          <table:table-cell office:value-type="float" office:value="0.957313" calcext:value-type="float">
            <text:p>0.957313</text:p>
          </table:table-cell>
          <table:table-cell table:number-columns-repeated="100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.947009" calcext:value-type="float">
            <text:p>0.947009</text:p>
          </table:table-cell>
          <table:table-cell table:style-name="ce1" table:formula="of:=AVERAGE([.B53:.B62])" office:value-type="float" office:value="0.9418972" calcext:value-type="float">
            <text:p>0.9418972</text:p>
          </table:table-cell>
          <table:table-cell table:style-name="ce1" office:value-type="float" office:value="0.638458" calcext:value-type="float">
            <text:p>0.638458</text:p>
          </table:table-cell>
          <table:table-cell table:style-name="ce1" table:formula="of:=AVERAGE([.D53:.D62])" office:value-type="float" office:value="0.8378679" calcext:value-type="float">
            <text:p>0.8378679</text:p>
          </table:table-cell>
          <table:table-cell table:style-name="ce1" office:value-type="float" office:value="0.893478" calcext:value-type="float">
            <text:p>0.893478</text:p>
          </table:table-cell>
          <table:table-cell table:style-name="ce1" table:formula="of:=AVERAGE([.F53:.F62])" office:value-type="float" office:value="0.8969722" calcext:value-type="float">
            <text:p>0.8969722</text:p>
          </table:table-cell>
          <table:table-cell table:style-name="ce1" office:value-type="float" office:value="0.896957" calcext:value-type="float">
            <text:p>0.896957</text:p>
          </table:table-cell>
          <table:table-cell table:style-name="ce1" table:formula="of:=AVERAGE([.H53:.H62])" office:value-type="float" office:value="0.8974078" calcext:value-type="float">
            <text:p>0.8974078</text:p>
          </table:table-cell>
          <table:table-cell table:style-name="ce1" office:value-type="float" office:value="0.891705" calcext:value-type="float">
            <text:p>0.891705</text:p>
          </table:table-cell>
          <table:table-cell table:style-name="ce1" table:formula="of:=AVERAGE([.J53:.J62])" office:value-type="float" office:value="0.8792509" calcext:value-type="float">
            <text:p>0.8792509</text:p>
          </table:table-cell>
          <table:table-cell table:style-name="ce1" office:value-type="float" office:value="0.970679" calcext:value-type="float">
            <text:p>0.970679</text:p>
          </table:table-cell>
          <table:table-cell table:style-name="ce1" table:formula="of:=AVERAGE([.L53:.L62])" office:value-type="float" office:value="0.9645291" calcext:value-type="float">
            <text:p>0.9645291</text:p>
          </table:table-cell>
          <table:table-cell table:style-name="ce1" office:value-type="float" office:value="0.93059" calcext:value-type="float">
            <text:p>0.93059</text:p>
          </table:table-cell>
          <table:table-cell table:style-name="ce1" table:formula="of:=AVERAGE([.N53:.N62])" office:value-type="float" office:value="0.9442831" calcext:value-type="float">
            <text:p>0.9442831</text:p>
          </table:table-cell>
          <table:table-cell table:style-name="ce1" office:value-type="float" office:value="0.946175" calcext:value-type="float">
            <text:p>0.946175</text:p>
          </table:table-cell>
          <table:table-cell table:style-name="ce1" table:formula="of:=AVERAGE([.P53:.P62])" office:value-type="float" office:value="0.9447489" calcext:value-type="float">
            <text:p>0.9447489</text:p>
          </table:table-cell>
          <table:table-cell table:style-name="ce1" office:value-type="float" office:value="0.973605" calcext:value-type="float">
            <text:p>0.973605</text:p>
          </table:table-cell>
          <table:table-cell table:style-name="ce1" table:formula="of:=AVERAGE([.R53:.R62])" office:value-type="float" office:value="0.9653631" calcext:value-type="float">
            <text:p>0.9653631</text:p>
          </table:table-cell>
          <table:table-cell table:style-name="ce1" office:value-type="float" office:value="0.969129" calcext:value-type="float">
            <text:p>0.969129</text:p>
          </table:table-cell>
          <table:table-cell table:style-name="ce1" table:formula="of:=AVERAGE([.T53:.T62])" office:value-type="float" office:value="0.9621416" calcext:value-type="float">
            <text:p>0.9621416</text:p>
          </table:table-cell>
          <table:table-cell table:style-name="ce1" table:number-columns-repeated="957"/>
          <table:table-cell table:number-columns-repeated="46"/>
        </table:table-row>
        <table:table-row table:style-name="ro1">
          <table:table-cell/>
          <table:table-cell office:value-type="float" office:value="0.951024" calcext:value-type="float">
            <text:p>0.951024</text:p>
          </table:table-cell>
          <table:table-cell/>
          <table:table-cell office:value-type="float" office:value="0.45287" calcext:value-type="float">
            <text:p>0.45287</text:p>
          </table:table-cell>
          <table:table-cell/>
          <table:table-cell office:value-type="float" office:value="0.89913" calcext:value-type="float">
            <text:p>0.89913</text:p>
          </table:table-cell>
          <table:table-cell/>
          <table:table-cell office:value-type="float" office:value="0.893913" calcext:value-type="float">
            <text:p>0.893913</text:p>
          </table:table-cell>
          <table:table-cell/>
          <table:table-cell office:value-type="float" office:value="0.870046" calcext:value-type="float">
            <text:p>0.870046</text:p>
          </table:table-cell>
          <table:table-cell/>
          <table:table-cell office:value-type="float" office:value="0.959877" calcext:value-type="float">
            <text:p>0.959877</text:p>
          </table:table-cell>
          <table:table-cell/>
          <table:table-cell office:value-type="float" office:value="0.933453" calcext:value-type="float">
            <text:p>0.933453</text:p>
          </table:table-cell>
          <table:table-cell/>
          <table:table-cell office:value-type="float" office:value="0.951035" calcext:value-type="float">
            <text:p>0.951035</text:p>
          </table:table-cell>
          <table:table-cell/>
          <table:table-cell office:value-type="float" office:value="0.9727" calcext:value-type="float">
            <text:p>0.9727</text:p>
          </table:table-cell>
          <table:table-cell/>
          <table:table-cell office:value-type="float" office:value="0.964982" calcext:value-type="float">
            <text:p>0.9649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1024" calcext:value-type="float">
            <text:p>0.951024</text:p>
          </table:table-cell>
          <table:table-cell/>
          <table:table-cell office:value-type="float" office:value="0.782991" calcext:value-type="float">
            <text:p>0.782991</text:p>
          </table:table-cell>
          <table:table-cell/>
          <table:table-cell office:value-type="float" office:value="0.898696" calcext:value-type="float">
            <text:p>0.898696</text:p>
          </table:table-cell>
          <table:table-cell/>
          <table:table-cell office:value-type="float" office:value="0.897391" calcext:value-type="float">
            <text:p>0.897391</text:p>
          </table:table-cell>
          <table:table-cell/>
          <table:table-cell office:value-type="float" office:value="0.915668" calcext:value-type="float">
            <text:p>0.915668</text:p>
          </table:table-cell>
          <table:table-cell/>
          <table:table-cell office:value-type="float" office:value="0.959362" calcext:value-type="float">
            <text:p>0.959362</text:p>
          </table:table-cell>
          <table:table-cell/>
          <table:table-cell office:value-type="float" office:value="0.936852" calcext:value-type="float">
            <text:p>0.936852</text:p>
          </table:table-cell>
          <table:table-cell/>
          <table:table-cell office:value-type="float" office:value="0.957336" calcext:value-type="float">
            <text:p>0.957336</text:p>
          </table:table-cell>
          <table:table-cell/>
          <table:table-cell office:value-type="float" office:value="0.964404" calcext:value-type="float">
            <text:p>0.964404</text:p>
          </table:table-cell>
          <table:table-cell/>
          <table:table-cell office:value-type="float" office:value="0.968361" calcext:value-type="float">
            <text:p>0.96836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1827" calcext:value-type="float">
            <text:p>0.951827</text:p>
          </table:table-cell>
          <table:table-cell/>
          <table:table-cell office:value-type="float" office:value="0.8584" calcext:value-type="float">
            <text:p>0.8584</text:p>
          </table:table-cell>
          <table:table-cell/>
          <table:table-cell office:value-type="float" office:value="0.904783" calcext:value-type="float">
            <text:p>0.904783</text:p>
          </table:table-cell>
          <table:table-cell/>
          <table:table-cell office:value-type="float" office:value="0.908696" calcext:value-type="float">
            <text:p>0.908696</text:p>
          </table:table-cell>
          <table:table-cell/>
          <table:table-cell office:value-type="float" office:value="0.871429" calcext:value-type="float">
            <text:p>0.871429</text:p>
          </table:table-cell>
          <table:table-cell/>
          <table:table-cell office:value-type="float" office:value="0.969136" calcext:value-type="float">
            <text:p>0.969136</text:p>
          </table:table-cell>
          <table:table-cell/>
          <table:table-cell office:value-type="float" office:value="0.951699" calcext:value-type="float">
            <text:p>0.951699</text:p>
          </table:table-cell>
          <table:table-cell/>
          <table:table-cell office:value-type="float" office:value="0.932133" calcext:value-type="float">
            <text:p>0.932133</text:p>
          </table:table-cell>
          <table:table-cell/>
          <table:table-cell office:value-type="float" office:value="0.976169" calcext:value-type="float">
            <text:p>0.976169</text:p>
          </table:table-cell>
          <table:table-cell/>
          <table:table-cell office:value-type="float" office:value="0.966672" calcext:value-type="float">
            <text:p>0.9666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3432" calcext:value-type="float">
            <text:p>0.953432</text:p>
          </table:table-cell>
          <table:table-cell/>
          <table:table-cell office:value-type="float" office:value="0.955174" calcext:value-type="float">
            <text:p>0.955174</text:p>
          </table:table-cell>
          <table:table-cell/>
          <table:table-cell office:value-type="float" office:value="0.901739" calcext:value-type="float">
            <text:p>0.901739</text:p>
          </table:table-cell>
          <table:table-cell/>
          <table:table-cell office:value-type="float" office:value="0.893043" calcext:value-type="float">
            <text:p>0.893043</text:p>
          </table:table-cell>
          <table:table-cell/>
          <table:table-cell office:value-type="float" office:value="0.899078" calcext:value-type="float">
            <text:p>0.899078</text:p>
          </table:table-cell>
          <table:table-cell/>
          <table:table-cell office:value-type="float" office:value="0.968107" calcext:value-type="float">
            <text:p>0.968107</text:p>
          </table:table-cell>
          <table:table-cell/>
          <table:table-cell office:value-type="float" office:value="0.963506" calcext:value-type="float">
            <text:p>0.963506</text:p>
          </table:table-cell>
          <table:table-cell/>
          <table:table-cell office:value-type="float" office:value="0.934113" calcext:value-type="float">
            <text:p>0.934113</text:p>
          </table:table-cell>
          <table:table-cell/>
          <table:table-cell office:value-type="float" office:value="0.933937" calcext:value-type="float">
            <text:p>0.933937</text:p>
          </table:table-cell>
          <table:table-cell/>
          <table:table-cell office:value-type="float" office:value="0.969129" calcext:value-type="float">
            <text:p>0.9691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2922" calcext:value-type="float">
            <text:p>0.922922</text:p>
          </table:table-cell>
          <table:table-cell/>
          <table:table-cell office:value-type="float" office:value="0.949728" calcext:value-type="float">
            <text:p>0.949728</text:p>
          </table:table-cell>
          <table:table-cell/>
          <table:table-cell office:value-type="float" office:value="0.896957" calcext:value-type="float">
            <text:p>0.896957</text:p>
          </table:table-cell>
          <table:table-cell/>
          <table:table-cell office:value-type="float" office:value="0.906522" calcext:value-type="float">
            <text:p>0.906522</text:p>
          </table:table-cell>
          <table:table-cell/>
          <table:table-cell office:value-type="float" office:value="0.867742" calcext:value-type="float">
            <text:p>0.867742</text:p>
          </table:table-cell>
          <table:table-cell/>
          <table:table-cell office:value-type="float" office:value="0.97428" calcext:value-type="float">
            <text:p>0.97428</text:p>
          </table:table-cell>
          <table:table-cell/>
          <table:table-cell office:value-type="float" office:value="0.968336" calcext:value-type="float">
            <text:p>0.968336</text:p>
          </table:table-cell>
          <table:table-cell/>
          <table:table-cell office:value-type="float" office:value="0.965437" calcext:value-type="float">
            <text:p>0.965437</text:p>
          </table:table-cell>
          <table:table-cell/>
          <table:table-cell office:value-type="float" office:value="0.969834" calcext:value-type="float">
            <text:p>0.969834</text:p>
          </table:table-cell>
          <table:table-cell/>
          <table:table-cell office:value-type="float" office:value="0.964522" calcext:value-type="float">
            <text:p>0.96452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8141" calcext:value-type="float">
            <text:p>0.928141</text:p>
          </table:table-cell>
          <table:table-cell/>
          <table:table-cell office:value-type="float" office:value="0.95266" calcext:value-type="float">
            <text:p>0.95266</text:p>
          </table:table-cell>
          <table:table-cell/>
          <table:table-cell office:value-type="float" office:value="0.894783" calcext:value-type="float">
            <text:p>0.894783</text:p>
          </table:table-cell>
          <table:table-cell/>
          <table:table-cell office:value-type="float" office:value="0.895217" calcext:value-type="float">
            <text:p>0.895217</text:p>
          </table:table-cell>
          <table:table-cell/>
          <table:table-cell office:value-type="float" office:value="0.865438" calcext:value-type="float">
            <text:p>0.865438</text:p>
          </table:table-cell>
          <table:table-cell/>
          <table:table-cell office:value-type="float" office:value="0.958333" calcext:value-type="float">
            <text:p>0.958333</text:p>
          </table:table-cell>
          <table:table-cell/>
          <table:table-cell office:value-type="float" office:value="0.947943" calcext:value-type="float">
            <text:p>0.947943</text:p>
          </table:table-cell>
          <table:table-cell/>
          <table:table-cell office:value-type="float" office:value="0.960036" calcext:value-type="float">
            <text:p>0.960036</text:p>
          </table:table-cell>
          <table:table-cell/>
          <table:table-cell office:value-type="float" office:value="0.962142" calcext:value-type="float">
            <text:p>0.962142</text:p>
          </table:table-cell>
          <table:table-cell/>
          <table:table-cell office:value-type="float" office:value="0.950545" calcext:value-type="float">
            <text:p>0.9505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5403" calcext:value-type="float">
            <text:p>0.945403</text:p>
          </table:table-cell>
          <table:table-cell/>
          <table:table-cell office:value-type="float" office:value="0.943025" calcext:value-type="float">
            <text:p>0.943025</text:p>
          </table:table-cell>
          <table:table-cell/>
          <table:table-cell office:value-type="float" office:value="0.893478" calcext:value-type="float">
            <text:p>0.893478</text:p>
          </table:table-cell>
          <table:table-cell/>
          <table:table-cell office:value-type="float" office:value="0.892609" calcext:value-type="float">
            <text:p>0.892609</text:p>
          </table:table-cell>
          <table:table-cell/>
          <table:table-cell office:value-type="float" office:value="0.875576" calcext:value-type="float">
            <text:p>0.875576</text:p>
          </table:table-cell>
          <table:table-cell/>
          <table:table-cell office:value-type="float" office:value="0.970679" calcext:value-type="float">
            <text:p>0.970679</text:p>
          </table:table-cell>
          <table:table-cell/>
          <table:table-cell office:value-type="float" office:value="0.949016" calcext:value-type="float">
            <text:p>0.949016</text:p>
          </table:table-cell>
          <table:table-cell/>
          <table:table-cell office:value-type="float" office:value="0.932313" calcext:value-type="float">
            <text:p>0.932313</text:p>
          </table:table-cell>
          <table:table-cell/>
          <table:table-cell office:value-type="float" office:value="0.964404" calcext:value-type="float">
            <text:p>0.964404</text:p>
          </table:table-cell>
          <table:table-cell/>
          <table:table-cell office:value-type="float" office:value="0.954538" calcext:value-type="float">
            <text:p>0.9545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8579" calcext:value-type="float">
            <text:p>0.938579</text:p>
          </table:table-cell>
          <table:table-cell/>
          <table:table-cell office:value-type="float" office:value="0.945538" calcext:value-type="float">
            <text:p>0.945538</text:p>
          </table:table-cell>
          <table:table-cell/>
          <table:table-cell office:value-type="float" office:value="0.893913" calcext:value-type="float">
            <text:p>0.893913</text:p>
          </table:table-cell>
          <table:table-cell/>
          <table:table-cell office:value-type="float" office:value="0.897826" calcext:value-type="float">
            <text:p>0.897826</text:p>
          </table:table-cell>
          <table:table-cell/>
          <table:table-cell office:value-type="float" office:value="0.864977" calcext:value-type="float">
            <text:p>0.864977</text:p>
          </table:table-cell>
          <table:table-cell/>
          <table:table-cell office:value-type="float" office:value="0.957305" calcext:value-type="float">
            <text:p>0.957305</text:p>
          </table:table-cell>
          <table:table-cell/>
          <table:table-cell office:value-type="float" office:value="0.941145" calcext:value-type="float">
            <text:p>0.941145</text:p>
          </table:table-cell>
          <table:table-cell/>
          <table:table-cell office:value-type="float" office:value="0.934113" calcext:value-type="float">
            <text:p>0.934113</text:p>
          </table:table-cell>
          <table:table-cell/>
          <table:table-cell office:value-type="float" office:value="0.969834" calcext:value-type="float">
            <text:p>0.969834</text:p>
          </table:table-cell>
          <table:table-cell/>
          <table:table-cell office:value-type="float" office:value="0.95546" calcext:value-type="float">
            <text:p>0.955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9611" calcext:value-type="float">
            <text:p>0.929611</text:p>
          </table:table-cell>
          <table:table-cell/>
          <table:table-cell office:value-type="float" office:value="0.899835" calcext:value-type="float">
            <text:p>0.899835</text:p>
          </table:table-cell>
          <table:table-cell/>
          <table:table-cell office:value-type="float" office:value="0.892765" calcext:value-type="float">
            <text:p>0.892765</text:p>
          </table:table-cell>
          <table:table-cell/>
          <table:table-cell office:value-type="float" office:value="0.891904" calcext:value-type="float">
            <text:p>0.891904</text:p>
          </table:table-cell>
          <table:table-cell/>
          <table:table-cell office:value-type="float" office:value="0.87085" calcext:value-type="float">
            <text:p>0.87085</text:p>
          </table:table-cell>
          <table:table-cell/>
          <table:table-cell office:value-type="float" office:value="0.957533" calcext:value-type="float">
            <text:p>0.957533</text:p>
          </table:table-cell>
          <table:table-cell/>
          <table:table-cell office:value-type="float" office:value="0.920291" calcext:value-type="float">
            <text:p>0.920291</text:p>
          </table:table-cell>
          <table:table-cell/>
          <table:table-cell office:value-type="float" office:value="0.934798" calcext:value-type="float">
            <text:p>0.934798</text:p>
          </table:table-cell>
          <table:table-cell/>
          <table:table-cell office:value-type="float" office:value="0.966602" calcext:value-type="float">
            <text:p>0.966602</text:p>
          </table:table-cell>
          <table:table-cell/>
          <table:table-cell office:value-type="float" office:value="0.958078" calcext:value-type="float">
            <text:p>0.958078</text:p>
          </table:table-cell>
          <table:table-cell table:number-columns-repeated="100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0.957045" calcext:value-type="float">
            <text:p>0.957045</text:p>
          </table:table-cell>
          <table:table-cell table:style-name="ce1" table:formula="of:=AVERAGE([.B63:.B72])" office:value-type="float" office:value="0.9438658" calcext:value-type="float">
            <text:p>0.9438658</text:p>
          </table:table-cell>
          <table:table-cell table:style-name="ce1" office:value-type="float" office:value="0.883117" calcext:value-type="float">
            <text:p>0.883117</text:p>
          </table:table-cell>
          <table:table-cell table:style-name="ce1" table:formula="of:=AVERAGE([.D63:.D72])" office:value-type="float" office:value="0.9171725" calcext:value-type="float">
            <text:p>0.9171725</text:p>
          </table:table-cell>
          <table:table-cell table:style-name="ce1" office:value-type="float" office:value="0.901304" calcext:value-type="float">
            <text:p>0.901304</text:p>
          </table:table-cell>
          <table:table-cell table:style-name="ce1" table:formula="of:=AVERAGE([.F63:.F72])" office:value-type="float" office:value="0.9002814" calcext:value-type="float">
            <text:p>0.9002814</text:p>
          </table:table-cell>
          <table:table-cell table:style-name="ce1" office:value-type="float" office:value="0.895652" calcext:value-type="float">
            <text:p>0.895652</text:p>
          </table:table-cell>
          <table:table-cell table:style-name="ce1" table:formula="of:=AVERAGE([.H63:.H72])" office:value-type="float" office:value="0.8992815" calcext:value-type="float">
            <text:p>0.8992815</text:p>
          </table:table-cell>
          <table:table-cell table:style-name="ce1" office:value-type="float" office:value="0.910599" calcext:value-type="float">
            <text:p>0.910599</text:p>
          </table:table-cell>
          <table:table-cell table:style-name="ce1" table:formula="of:=AVERAGE([.J63:.J72])" office:value-type="float" office:value="0.8947299" calcext:value-type="float">
            <text:p>0.8947299</text:p>
          </table:table-cell>
          <table:table-cell table:style-name="ce1" office:value-type="float" office:value="0.971708" calcext:value-type="float">
            <text:p>0.971708</text:p>
          </table:table-cell>
          <table:table-cell table:style-name="ce1" table:formula="of:=AVERAGE([.L63:.L72])" office:value-type="float" office:value="0.9639657" calcext:value-type="float">
            <text:p>0.9639657</text:p>
          </table:table-cell>
          <table:table-cell table:style-name="ce1" office:value-type="float" office:value="0.933453" calcext:value-type="float">
            <text:p>0.933453</text:p>
          </table:table-cell>
          <table:table-cell table:style-name="ce1" table:formula="of:=AVERAGE([.N63:.N72])" office:value-type="float" office:value="0.9451548" calcext:value-type="float">
            <text:p>0.9451548</text:p>
          </table:table-cell>
          <table:table-cell table:style-name="ce1" office:value-type="float" office:value="0.944915" calcext:value-type="float">
            <text:p>0.944915</text:p>
          </table:table-cell>
          <table:table-cell table:style-name="ce1" table:formula="of:=AVERAGE([.P63:.P72])" office:value-type="float" office:value="0.9491976" calcext:value-type="float">
            <text:p>0.9491976</text:p>
          </table:table-cell>
          <table:table-cell table:style-name="ce1" office:value-type="float" office:value="0.97451" calcext:value-type="float">
            <text:p>0.97451</text:p>
          </table:table-cell>
          <table:table-cell table:style-name="ce1" table:formula="of:=AVERAGE([.R63:.R72])" office:value-type="float" office:value="0.9657096" calcext:value-type="float">
            <text:p>0.9657096</text:p>
          </table:table-cell>
          <table:table-cell table:style-name="ce1" office:value-type="float" office:value="0.968515" calcext:value-type="float">
            <text:p>0.968515</text:p>
          </table:table-cell>
          <table:table-cell table:style-name="ce1" table:formula="of:=AVERAGE([.T63:.T72])" office:value-type="float" office:value="0.9127963" calcext:value-type="float">
            <text:p>0.9127963</text:p>
          </table:table-cell>
          <table:table-cell table:style-name="ce1" table:number-columns-repeated="957"/>
          <table:table-cell table:number-columns-repeated="46"/>
        </table:table-row>
        <table:table-row table:style-name="ro1">
          <table:table-cell/>
          <table:table-cell office:value-type="float" office:value="0.953432" calcext:value-type="float">
            <text:p>0.953432</text:p>
          </table:table-cell>
          <table:table-cell/>
          <table:table-cell office:value-type="float" office:value="0.956431" calcext:value-type="float">
            <text:p>0.956431</text:p>
          </table:table-cell>
          <table:table-cell/>
          <table:table-cell office:value-type="float" office:value="0.905652" calcext:value-type="float">
            <text:p>0.905652</text:p>
          </table:table-cell>
          <table:table-cell/>
          <table:table-cell office:value-type="float" office:value="0.901739" calcext:value-type="float">
            <text:p>0.901739</text:p>
          </table:table-cell>
          <table:table-cell/>
          <table:table-cell office:value-type="float" office:value="0.874654" calcext:value-type="float">
            <text:p>0.874654</text:p>
          </table:table-cell>
          <table:table-cell/>
          <table:table-cell office:value-type="float" office:value="0.963477" calcext:value-type="float">
            <text:p>0.963477</text:p>
          </table:table-cell>
          <table:table-cell/>
          <table:table-cell office:value-type="float" office:value="0.934705" calcext:value-type="float">
            <text:p>0.934705</text:p>
          </table:table-cell>
          <table:table-cell/>
          <table:table-cell office:value-type="float" office:value="0.956436" calcext:value-type="float">
            <text:p>0.956436</text:p>
          </table:table-cell>
          <table:table-cell/>
          <table:table-cell office:value-type="float" office:value="0.97089" calcext:value-type="float">
            <text:p>0.97089</text:p>
          </table:table-cell>
          <table:table-cell/>
          <table:table-cell office:value-type="float" office:value="0.966365" calcext:value-type="float">
            <text:p>0.9663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9855" calcext:value-type="float">
            <text:p>0.959855</text:p>
          </table:table-cell>
          <table:table-cell/>
          <table:table-cell office:value-type="float" office:value="0.910348" calcext:value-type="float">
            <text:p>0.910348</text:p>
          </table:table-cell>
          <table:table-cell/>
          <table:table-cell office:value-type="float" office:value="0.901304" calcext:value-type="float">
            <text:p>0.901304</text:p>
          </table:table-cell>
          <table:table-cell/>
          <table:table-cell office:value-type="float" office:value="0.903478" calcext:value-type="float">
            <text:p>0.903478</text:p>
          </table:table-cell>
          <table:table-cell/>
          <table:table-cell office:value-type="float" office:value="0.917972" calcext:value-type="float">
            <text:p>0.917972</text:p>
          </table:table-cell>
          <table:table-cell/>
          <table:table-cell office:value-type="float" office:value="0.965021" calcext:value-type="float">
            <text:p>0.965021</text:p>
          </table:table-cell>
          <table:table-cell/>
          <table:table-cell office:value-type="float" office:value="0.94186" calcext:value-type="float">
            <text:p>0.94186</text:p>
          </table:table-cell>
          <table:table-cell/>
          <table:table-cell office:value-type="float" office:value="0.957516" calcext:value-type="float">
            <text:p>0.957516</text:p>
          </table:table-cell>
          <table:table-cell/>
          <table:table-cell office:value-type="float" office:value="0.966063" calcext:value-type="float">
            <text:p>0.966063</text:p>
          </table:table-cell>
          <table:table-cell/>
          <table:table-cell office:value-type="float" office:value="0.946552" calcext:value-type="float">
            <text:p>0.94655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5841" calcext:value-type="float">
            <text:p>0.955841</text:p>
          </table:table-cell>
          <table:table-cell/>
          <table:table-cell office:value-type="float" office:value="0.776288" calcext:value-type="float">
            <text:p>0.776288</text:p>
          </table:table-cell>
          <table:table-cell/>
          <table:table-cell office:value-type="float" office:value="0.912174" calcext:value-type="float">
            <text:p>0.912174</text:p>
          </table:table-cell>
          <table:table-cell/>
          <table:table-cell office:value-type="float" office:value="0.90087" calcext:value-type="float">
            <text:p>0.90087</text:p>
          </table:table-cell>
          <table:table-cell/>
          <table:table-cell office:value-type="float" office:value="0.898618" calcext:value-type="float">
            <text:p>0.898618</text:p>
          </table:table-cell>
          <table:table-cell/>
          <table:table-cell office:value-type="float" office:value="0.963477" calcext:value-type="float">
            <text:p>0.963477</text:p>
          </table:table-cell>
          <table:table-cell/>
          <table:table-cell office:value-type="float" office:value="0.96297" calcext:value-type="float">
            <text:p>0.96297</text:p>
          </table:table-cell>
          <table:table-cell/>
          <table:table-cell office:value-type="float" office:value="0.933033" calcext:value-type="float">
            <text:p>0.933033</text:p>
          </table:table-cell>
          <table:table-cell/>
          <table:table-cell office:value-type="float" office:value="0.975113" calcext:value-type="float">
            <text:p>0.975113</text:p>
          </table:table-cell>
          <table:table-cell/>
          <table:table-cell office:value-type="float" office:value="0.917831" calcext:value-type="float">
            <text:p>0.91783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4637" calcext:value-type="float">
            <text:p>0.954637</text:p>
          </table:table-cell>
          <table:table-cell/>
          <table:table-cell office:value-type="float" office:value="0.95266" calcext:value-type="float">
            <text:p>0.95266</text:p>
          </table:table-cell>
          <table:table-cell/>
          <table:table-cell office:value-type="float" office:value="0.900435" calcext:value-type="float">
            <text:p>0.900435</text:p>
          </table:table-cell>
          <table:table-cell/>
          <table:table-cell office:value-type="float" office:value="0.900435" calcext:value-type="float">
            <text:p>0.900435</text:p>
          </table:table-cell>
          <table:table-cell/>
          <table:table-cell office:value-type="float" office:value="0.902304" calcext:value-type="float">
            <text:p>0.902304</text:p>
          </table:table-cell>
          <table:table-cell/>
          <table:table-cell office:value-type="float" office:value="0.96965" calcext:value-type="float">
            <text:p>0.96965</text:p>
          </table:table-cell>
          <table:table-cell/>
          <table:table-cell office:value-type="float" office:value="0.96136" calcext:value-type="float">
            <text:p>0.96136</text:p>
          </table:table-cell>
          <table:table-cell/>
          <table:table-cell office:value-type="float" office:value="0.975157" calcext:value-type="float">
            <text:p>0.975157</text:p>
          </table:table-cell>
          <table:table-cell/>
          <table:table-cell office:value-type="float" office:value="0.935294" calcext:value-type="float">
            <text:p>0.935294</text:p>
          </table:table-cell>
          <table:table-cell/>
          <table:table-cell office:value-type="float" office:value="0.843803" calcext:value-type="float">
            <text:p>0.84380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4127" calcext:value-type="float">
            <text:p>0.924127</text:p>
          </table:table-cell>
          <table:table-cell/>
          <table:table-cell office:value-type="float" office:value="0.950147" calcext:value-type="float">
            <text:p>0.950147</text:p>
          </table:table-cell>
          <table:table-cell/>
          <table:table-cell office:value-type="float" office:value="0.899565" calcext:value-type="float">
            <text:p>0.899565</text:p>
          </table:table-cell>
          <table:table-cell/>
          <table:table-cell office:value-type="float" office:value="0.908696" calcext:value-type="float">
            <text:p>0.908696</text:p>
          </table:table-cell>
          <table:table-cell/>
          <table:table-cell office:value-type="float" office:value="0.867281" calcext:value-type="float">
            <text:p>0.867281</text:p>
          </table:table-cell>
          <table:table-cell/>
          <table:table-cell office:value-type="float" office:value="0.973765" calcext:value-type="float">
            <text:p>0.973765</text:p>
          </table:table-cell>
          <table:table-cell/>
          <table:table-cell office:value-type="float" office:value="0.953667" calcext:value-type="float">
            <text:p>0.953667</text:p>
          </table:table-cell>
          <table:table-cell/>
          <table:table-cell office:value-type="float" office:value="0.964536" calcext:value-type="float">
            <text:p>0.964536</text:p>
          </table:table-cell>
          <table:table-cell/>
          <table:table-cell office:value-type="float" office:value="0.970739" calcext:value-type="float">
            <text:p>0.970739</text:p>
          </table:table-cell>
          <table:table-cell/>
          <table:table-cell office:value-type="float" office:value="0.87068" calcext:value-type="float">
            <text:p>0.8706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5331" calcext:value-type="float">
            <text:p>0.925331</text:p>
          </table:table-cell>
          <table:table-cell/>
          <table:table-cell office:value-type="float" office:value="0.953917" calcext:value-type="float">
            <text:p>0.953917</text:p>
          </table:table-cell>
          <table:table-cell/>
          <table:table-cell office:value-type="float" office:value="0.896522" calcext:value-type="float">
            <text:p>0.896522</text:p>
          </table:table-cell>
          <table:table-cell/>
          <table:table-cell office:value-type="float" office:value="0.896522" calcext:value-type="float">
            <text:p>0.896522</text:p>
          </table:table-cell>
          <table:table-cell/>
          <table:table-cell office:value-type="float" office:value="0.909217" calcext:value-type="float">
            <text:p>0.909217</text:p>
          </table:table-cell>
          <table:table-cell/>
          <table:table-cell office:value-type="float" office:value="0.956276" calcext:value-type="float">
            <text:p>0.956276</text:p>
          </table:table-cell>
          <table:table-cell/>
          <table:table-cell office:value-type="float" office:value="0.955635" calcext:value-type="float">
            <text:p>0.955635</text:p>
          </table:table-cell>
          <table:table-cell/>
          <table:table-cell office:value-type="float" office:value="0.962016" calcext:value-type="float">
            <text:p>0.962016</text:p>
          </table:table-cell>
          <table:table-cell/>
          <table:table-cell office:value-type="float" office:value="0.961689" calcext:value-type="float">
            <text:p>0.961689</text:p>
          </table:table-cell>
          <table:table-cell/>
          <table:table-cell office:value-type="float" office:value="0.835202" calcext:value-type="float">
            <text:p>0.8352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1389" calcext:value-type="float">
            <text:p>0.941389</text:p>
          </table:table-cell>
          <table:table-cell/>
          <table:table-cell office:value-type="float" office:value="0.943863" calcext:value-type="float">
            <text:p>0.943863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0.899565" calcext:value-type="float">
            <text:p>0.899565</text:p>
          </table:table-cell>
          <table:table-cell/>
          <table:table-cell office:value-type="float" office:value="0.903687" calcext:value-type="float">
            <text:p>0.903687</text:p>
          </table:table-cell>
          <table:table-cell/>
          <table:table-cell office:value-type="float" office:value="0.968107" calcext:value-type="float">
            <text:p>0.968107</text:p>
          </table:table-cell>
          <table:table-cell/>
          <table:table-cell office:value-type="float" office:value="0.929517" calcext:value-type="float">
            <text:p>0.929517</text:p>
          </table:table-cell>
          <table:table-cell/>
          <table:table-cell office:value-type="float" office:value="0.932853" calcext:value-type="float">
            <text:p>0.932853</text:p>
          </table:table-cell>
          <table:table-cell/>
          <table:table-cell office:value-type="float" office:value="0.96365" calcext:value-type="float">
            <text:p>0.96365</text:p>
          </table:table-cell>
          <table:table-cell/>
          <table:table-cell office:value-type="float" office:value="0.951313" calcext:value-type="float">
            <text:p>0.9513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8177" calcext:value-type="float">
            <text:p>0.938177</text:p>
          </table:table-cell>
          <table:table-cell/>
          <table:table-cell office:value-type="float" office:value="0.945119" calcext:value-type="float">
            <text:p>0.945119</text:p>
          </table:table-cell>
          <table:table-cell/>
          <table:table-cell office:value-type="float" office:value="0.898261" calcext:value-type="float">
            <text:p>0.898261</text:p>
          </table:table-cell>
          <table:table-cell/>
          <table:table-cell office:value-type="float" office:value="0.898261" calcext:value-type="float">
            <text:p>0.898261</text:p>
          </table:table-cell>
          <table:table-cell/>
          <table:table-cell office:value-type="float" office:value="0.888479" calcext:value-type="float">
            <text:p>0.888479</text:p>
          </table:table-cell>
          <table:table-cell/>
          <table:table-cell office:value-type="float" office:value="0.95216" calcext:value-type="float">
            <text:p>0.95216</text:p>
          </table:table-cell>
          <table:table-cell/>
          <table:table-cell office:value-type="float" office:value="0.951699" calcext:value-type="float">
            <text:p>0.951699</text:p>
          </table:table-cell>
          <table:table-cell/>
          <table:table-cell office:value-type="float" office:value="0.933753" calcext:value-type="float">
            <text:p>0.933753</text:p>
          </table:table-cell>
          <table:table-cell/>
          <table:table-cell office:value-type="float" office:value="0.972247" calcext:value-type="float">
            <text:p>0.972247</text:p>
          </table:table-cell>
          <table:table-cell/>
          <table:table-cell office:value-type="float" office:value="0.954385" calcext:value-type="float">
            <text:p>0.9543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8824" calcext:value-type="float">
            <text:p>0.928824</text:p>
          </table:table-cell>
          <table:table-cell/>
          <table:table-cell office:value-type="float" office:value="0.899835" calcext:value-type="float">
            <text:p>0.899835</text:p>
          </table:table-cell>
          <table:table-cell/>
          <table:table-cell office:value-type="float" office:value="0.887597" calcext:value-type="float">
            <text:p>0.887597</text:p>
          </table:table-cell>
          <table:table-cell/>
          <table:table-cell office:value-type="float" office:value="0.887597" calcext:value-type="float">
            <text:p>0.887597</text:p>
          </table:table-cell>
          <table:table-cell/>
          <table:table-cell office:value-type="float" office:value="0.874488" calcext:value-type="float">
            <text:p>0.874488</text:p>
          </table:table-cell>
          <table:table-cell/>
          <table:table-cell office:value-type="float" office:value="0.956016" calcext:value-type="float">
            <text:p>0.956016</text:p>
          </table:table-cell>
          <table:table-cell/>
          <table:table-cell office:value-type="float" office:value="0.926682" calcext:value-type="float">
            <text:p>0.926682</text:p>
          </table:table-cell>
          <table:table-cell/>
          <table:table-cell office:value-type="float" office:value="0.931761" calcext:value-type="float">
            <text:p>0.931761</text:p>
          </table:table-cell>
          <table:table-cell/>
          <table:table-cell office:value-type="float" office:value="0.966901" calcext:value-type="float">
            <text:p>0.966901</text:p>
          </table:table-cell>
          <table:table-cell/>
          <table:table-cell office:value-type="float" office:value="0.873317" calcext:value-type="float">
            <text:p>0.873317</text:p>
          </table:table-cell>
          <table:table-cell table:number-columns-repeated="100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0.956243" calcext:value-type="float">
            <text:p>0.956243</text:p>
          </table:table-cell>
          <table:table-cell table:style-name="ce1" table:formula="of:=AVERAGE([.B73:.B82])" office:value-type="float" office:value="0.944306" calcext:value-type="float">
            <text:p>0.944306</text:p>
          </table:table-cell>
          <table:table-cell table:style-name="ce1" office:value-type="float" office:value="0.935484" calcext:value-type="float">
            <text:p>0.935484</text:p>
          </table:table-cell>
          <table:table-cell table:style-name="ce1" table:formula="of:=AVERAGE([.D73:.D82])" office:value-type="float" office:value="0.9151597" calcext:value-type="float">
            <text:p>0.9151597</text:p>
          </table:table-cell>
          <table:table-cell table:style-name="ce1" office:value-type="float" office:value="0.901304" calcext:value-type="float">
            <text:p>0.901304</text:p>
          </table:table-cell>
          <table:table-cell table:style-name="ce1" table:formula="of:=AVERAGE([.F73:.F82])" office:value-type="float" office:value="0.9033125" calcext:value-type="float">
            <text:p>0.9033125</text:p>
          </table:table-cell>
          <table:table-cell table:style-name="ce1" office:value-type="float" office:value="0.90087" calcext:value-type="float">
            <text:p>0.90087</text:p>
          </table:table-cell>
          <table:table-cell table:style-name="ce1" table:formula="of:=AVERAGE([.H73:.H82])" office:value-type="float" office:value="0.9065772" calcext:value-type="float">
            <text:p>0.9065772</text:p>
          </table:table-cell>
          <table:table-cell table:style-name="ce1" office:value-type="float" office:value="0.909217" calcext:value-type="float">
            <text:p>0.909217</text:p>
          </table:table-cell>
          <table:table-cell table:style-name="ce1" table:formula="of:=AVERAGE([.J73:.J82])" office:value-type="float" office:value="0.9037458" calcext:value-type="float">
            <text:p>0.9037458</text:p>
          </table:table-cell>
          <table:table-cell table:style-name="ce1" office:value-type="float" office:value="0.970679" calcext:value-type="float">
            <text:p>0.970679</text:p>
          </table:table-cell>
          <table:table-cell table:style-name="ce1" table:formula="of:=AVERAGE([.L73:.L82])" office:value-type="float" office:value="0.963667" calcext:value-type="float">
            <text:p>0.963667</text:p>
          </table:table-cell>
          <table:table-cell table:style-name="ce1" office:value-type="float" office:value="0.945617" calcext:value-type="float">
            <text:p>0.945617</text:p>
          </table:table-cell>
          <table:table-cell table:style-name="ce1" table:formula="of:=AVERAGE([.N73:.N82])" office:value-type="float" office:value="0.9456577" calcext:value-type="float">
            <text:p>0.9456577</text:p>
          </table:table-cell>
          <table:table-cell table:style-name="ce1" office:value-type="float" office:value="0.945275" calcext:value-type="float">
            <text:p>0.945275</text:p>
          </table:table-cell>
          <table:table-cell table:style-name="ce1" table:formula="of:=AVERAGE([.P73:.P82])" office:value-type="float" office:value="0.9481314" calcext:value-type="float">
            <text:p>0.9481314</text:p>
          </table:table-cell>
          <table:table-cell table:style-name="ce1" office:value-type="float" office:value="0.974057" calcext:value-type="float">
            <text:p>0.974057</text:p>
          </table:table-cell>
          <table:table-cell table:style-name="ce1" table:formula="of:=AVERAGE([.R73:.R82])" office:value-type="float" office:value="0.9647295" calcext:value-type="float">
            <text:p>0.9647295</text:p>
          </table:table-cell>
          <table:table-cell table:style-name="ce1" office:value-type="float" office:value="0.968668" calcext:value-type="float">
            <text:p>0.968668</text:p>
          </table:table-cell>
          <table:table-cell table:style-name="ce1" table:formula="of:=AVERAGE([.T73:.T82])" office:value-type="float" office:value="0.917175" calcext:value-type="float">
            <text:p>0.917175</text:p>
          </table:table-cell>
          <table:table-cell table:style-name="ce1" table:number-columns-repeated="957"/>
          <table:table-cell table:number-columns-repeated="46"/>
        </table:table-row>
        <table:table-row table:style-name="ro1">
          <table:table-cell/>
          <table:table-cell office:value-type="float" office:value="0.954235" calcext:value-type="float">
            <text:p>0.954235</text:p>
          </table:table-cell>
          <table:table-cell/>
          <table:table-cell office:value-type="float" office:value="0.826142" calcext:value-type="float">
            <text:p>0.826142</text:p>
          </table:table-cell>
          <table:table-cell/>
          <table:table-cell office:value-type="float" office:value="0.900435" calcext:value-type="float">
            <text:p>0.900435</text:p>
          </table:table-cell>
          <table:table-cell/>
          <table:table-cell office:value-type="float" office:value="0.916957" calcext:value-type="float">
            <text:p>0.916957</text:p>
          </table:table-cell>
          <table:table-cell/>
          <table:table-cell office:value-type="float" office:value="0.899539" calcext:value-type="float">
            <text:p>0.899539</text:p>
          </table:table-cell>
          <table:table-cell/>
          <table:table-cell office:value-type="float" office:value="0.956276" calcext:value-type="float">
            <text:p>0.956276</text:p>
          </table:table-cell>
          <table:table-cell/>
          <table:table-cell office:value-type="float" office:value="0.946869" calcext:value-type="float">
            <text:p>0.946869</text:p>
          </table:table-cell>
          <table:table-cell/>
          <table:table-cell office:value-type="float" office:value="0.954455" calcext:value-type="float">
            <text:p>0.954455</text:p>
          </table:table-cell>
          <table:table-cell/>
          <table:table-cell office:value-type="float" office:value="0.972398" calcext:value-type="float">
            <text:p>0.972398</text:p>
          </table:table-cell>
          <table:table-cell/>
          <table:table-cell office:value-type="float" office:value="0.966979" calcext:value-type="float">
            <text:p>0.96697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106" calcext:value-type="float">
            <text:p>0.96106</text:p>
          </table:table-cell>
          <table:table-cell/>
          <table:table-cell office:value-type="float" office:value="0.827817" calcext:value-type="float">
            <text:p>0.827817</text:p>
          </table:table-cell>
          <table:table-cell/>
          <table:table-cell office:value-type="float" office:value="0.903043" calcext:value-type="float">
            <text:p>0.903043</text:p>
          </table:table-cell>
          <table:table-cell/>
          <table:table-cell office:value-type="float" office:value="0.905652" calcext:value-type="float">
            <text:p>0.905652</text:p>
          </table:table-cell>
          <table:table-cell/>
          <table:table-cell office:value-type="float" office:value="0.919816" calcext:value-type="float">
            <text:p>0.919816</text:p>
          </table:table-cell>
          <table:table-cell/>
          <table:table-cell office:value-type="float" office:value="0.961934" calcext:value-type="float">
            <text:p>0.961934</text:p>
          </table:table-cell>
          <table:table-cell/>
          <table:table-cell office:value-type="float" office:value="0.943113" calcext:value-type="float">
            <text:p>0.943113</text:p>
          </table:table-cell>
          <table:table-cell/>
          <table:table-cell office:value-type="float" office:value="0.960036" calcext:value-type="float">
            <text:p>0.960036</text:p>
          </table:table-cell>
          <table:table-cell/>
          <table:table-cell office:value-type="float" office:value="0.964103" calcext:value-type="float">
            <text:p>0.964103</text:p>
          </table:table-cell>
          <table:table-cell/>
          <table:table-cell office:value-type="float" office:value="0.946706" calcext:value-type="float">
            <text:p>0.94670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5841" calcext:value-type="float">
            <text:p>0.955841</text:p>
          </table:table-cell>
          <table:table-cell/>
          <table:table-cell office:value-type="float" office:value="0.920821" calcext:value-type="float">
            <text:p>0.920821</text:p>
          </table:table-cell>
          <table:table-cell/>
          <table:table-cell office:value-type="float" office:value="0.910435" calcext:value-type="float">
            <text:p>0.910435</text:p>
          </table:table-cell>
          <table:table-cell/>
          <table:table-cell office:value-type="float" office:value="0.944348" calcext:value-type="float">
            <text:p>0.944348</text:p>
          </table:table-cell>
          <table:table-cell/>
          <table:table-cell office:value-type="float" office:value="0.947465" calcext:value-type="float">
            <text:p>0.947465</text:p>
          </table:table-cell>
          <table:table-cell/>
          <table:table-cell office:value-type="float" office:value="0.967593" calcext:value-type="float">
            <text:p>0.967593</text:p>
          </table:table-cell>
          <table:table-cell/>
          <table:table-cell office:value-type="float" office:value="0.944902" calcext:value-type="float">
            <text:p>0.944902</text:p>
          </table:table-cell>
          <table:table-cell/>
          <table:table-cell office:value-type="float" office:value="0.938074" calcext:value-type="float">
            <text:p>0.938074</text:p>
          </table:table-cell>
          <table:table-cell/>
          <table:table-cell office:value-type="float" office:value="0.969985" calcext:value-type="float">
            <text:p>0.969985</text:p>
          </table:table-cell>
          <table:table-cell/>
          <table:table-cell office:value-type="float" office:value="0.918446" calcext:value-type="float">
            <text:p>0.9184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5038" calcext:value-type="float">
            <text:p>0.955038</text:p>
          </table:table-cell>
          <table:table-cell/>
          <table:table-cell office:value-type="float" office:value="0.955174" calcext:value-type="float">
            <text:p>0.955174</text:p>
          </table:table-cell>
          <table:table-cell/>
          <table:table-cell office:value-type="float" office:value="0.90087" calcext:value-type="float">
            <text:p>0.90087</text:p>
          </table:table-cell>
          <table:table-cell/>
          <table:table-cell office:value-type="float" office:value="0.897391" calcext:value-type="float">
            <text:p>0.897391</text:p>
          </table:table-cell>
          <table:table-cell/>
          <table:table-cell office:value-type="float" office:value="0.896774" calcext:value-type="float">
            <text:p>0.896774</text:p>
          </table:table-cell>
          <table:table-cell/>
          <table:table-cell office:value-type="float" office:value="0.971193" calcext:value-type="float">
            <text:p>0.971193</text:p>
          </table:table-cell>
          <table:table-cell/>
          <table:table-cell office:value-type="float" office:value="0.964759" calcext:value-type="float">
            <text:p>0.964759</text:p>
          </table:table-cell>
          <table:table-cell/>
          <table:table-cell office:value-type="float" office:value="0.961116" calcext:value-type="float">
            <text:p>0.961116</text:p>
          </table:table-cell>
          <table:table-cell/>
          <table:table-cell office:value-type="float" office:value="0.935143" calcext:value-type="float">
            <text:p>0.935143</text:p>
          </table:table-cell>
          <table:table-cell/>
          <table:table-cell office:value-type="float" office:value="0.846875" calcext:value-type="float">
            <text:p>0.8468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1317" calcext:value-type="float">
            <text:p>0.921317</text:p>
          </table:table-cell>
          <table:table-cell/>
          <table:table-cell office:value-type="float" office:value="0.950147" calcext:value-type="float">
            <text:p>0.950147</text:p>
          </table:table-cell>
          <table:table-cell/>
          <table:table-cell office:value-type="float" office:value="0.921739" calcext:value-type="float">
            <text:p>0.921739</text:p>
          </table:table-cell>
          <table:table-cell/>
          <table:table-cell office:value-type="float" office:value="0.89913" calcext:value-type="float">
            <text:p>0.89913</text:p>
          </table:table-cell>
          <table:table-cell/>
          <table:table-cell office:value-type="float" office:value="0.872811" calcext:value-type="float">
            <text:p>0.872811</text:p>
          </table:table-cell>
          <table:table-cell/>
          <table:table-cell office:value-type="float" office:value="0.973251" calcext:value-type="float">
            <text:p>0.973251</text:p>
          </table:table-cell>
          <table:table-cell/>
          <table:table-cell office:value-type="float" office:value="0.959392" calcext:value-type="float">
            <text:p>0.959392</text:p>
          </table:table-cell>
          <table:table-cell/>
          <table:table-cell office:value-type="float" office:value="0.955716" calcext:value-type="float">
            <text:p>0.955716</text:p>
          </table:table-cell>
          <table:table-cell/>
          <table:table-cell office:value-type="float" office:value="0.969532" calcext:value-type="float">
            <text:p>0.969532</text:p>
          </table:table-cell>
          <table:table-cell/>
          <table:table-cell office:value-type="float" office:value="0.87068" calcext:value-type="float">
            <text:p>0.8706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6536" calcext:value-type="float">
            <text:p>0.926536</text:p>
          </table:table-cell>
          <table:table-cell/>
          <table:table-cell office:value-type="float" office:value="0.954336" calcext:value-type="float">
            <text:p>0.954336</text:p>
          </table:table-cell>
          <table:table-cell/>
          <table:table-cell office:value-type="float" office:value="0.897826" calcext:value-type="float">
            <text:p>0.897826</text:p>
          </table:table-cell>
          <table:table-cell/>
          <table:table-cell office:value-type="float" office:value="0.906087" calcext:value-type="float">
            <text:p>0.906087</text:p>
          </table:table-cell>
          <table:table-cell/>
          <table:table-cell office:value-type="float" office:value="0.906912" calcext:value-type="float">
            <text:p>0.906912</text:p>
          </table:table-cell>
          <table:table-cell/>
          <table:table-cell office:value-type="float" office:value="0.957305" calcext:value-type="float">
            <text:p>0.957305</text:p>
          </table:table-cell>
          <table:table-cell/>
          <table:table-cell office:value-type="float" office:value="0.955993" calcext:value-type="float">
            <text:p>0.955993</text:p>
          </table:table-cell>
          <table:table-cell/>
          <table:table-cell office:value-type="float" office:value="0.954996" calcext:value-type="float">
            <text:p>0.954996</text:p>
          </table:table-cell>
          <table:table-cell/>
          <table:table-cell office:value-type="float" office:value="0.961388" calcext:value-type="float">
            <text:p>0.961388</text:p>
          </table:table-cell>
          <table:table-cell/>
          <table:table-cell office:value-type="float" office:value="0.876517" calcext:value-type="float">
            <text:p>0.8765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5002" calcext:value-type="float">
            <text:p>0.945002</text:p>
          </table:table-cell>
          <table:table-cell/>
          <table:table-cell office:value-type="float" office:value="0.936741" calcext:value-type="float">
            <text:p>0.936741</text:p>
          </table:table-cell>
          <table:table-cell/>
          <table:table-cell office:value-type="float" office:value="0.901304" calcext:value-type="float">
            <text:p>0.901304</text:p>
          </table:table-cell>
          <table:table-cell/>
          <table:table-cell office:value-type="float" office:value="0.900435" calcext:value-type="float">
            <text:p>0.900435</text:p>
          </table:table-cell>
          <table:table-cell/>
          <table:table-cell office:value-type="float" office:value="0.902304" calcext:value-type="float">
            <text:p>0.902304</text:p>
          </table:table-cell>
          <table:table-cell/>
          <table:table-cell office:value-type="float" office:value="0.970679" calcext:value-type="float">
            <text:p>0.970679</text:p>
          </table:table-cell>
          <table:table-cell/>
          <table:table-cell office:value-type="float" office:value="0.932021" calcext:value-type="float">
            <text:p>0.932021</text:p>
          </table:table-cell>
          <table:table-cell/>
          <table:table-cell office:value-type="float" office:value="0.938974" calcext:value-type="float">
            <text:p>0.938974</text:p>
          </table:table-cell>
          <table:table-cell/>
          <table:table-cell office:value-type="float" office:value="0.963801" calcext:value-type="float">
            <text:p>0.963801</text:p>
          </table:table-cell>
          <table:table-cell/>
          <table:table-cell office:value-type="float" office:value="0.953463" calcext:value-type="float">
            <text:p>0.9534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8177" calcext:value-type="float">
            <text:p>0.938177</text:p>
          </table:table-cell>
          <table:table-cell/>
          <table:table-cell office:value-type="float" office:value="0.943863" calcext:value-type="float">
            <text:p>0.943863</text:p>
          </table:table-cell>
          <table:table-cell/>
          <table:table-cell office:value-type="float" office:value="0.895652" calcext:value-type="float">
            <text:p>0.895652</text:p>
          </table:table-cell>
          <table:table-cell/>
          <table:table-cell office:value-type="float" office:value="0.898261" calcext:value-type="float">
            <text:p>0.898261</text:p>
          </table:table-cell>
          <table:table-cell/>
          <table:table-cell office:value-type="float" office:value="0.895853" calcext:value-type="float">
            <text:p>0.895853</text:p>
          </table:table-cell>
          <table:table-cell/>
          <table:table-cell office:value-type="float" office:value="0.957305" calcext:value-type="float">
            <text:p>0.957305</text:p>
          </table:table-cell>
          <table:table-cell/>
          <table:table-cell office:value-type="float" office:value="0.939714" calcext:value-type="float">
            <text:p>0.939714</text:p>
          </table:table-cell>
          <table:table-cell/>
          <table:table-cell office:value-type="float" office:value="0.935194" calcext:value-type="float">
            <text:p>0.935194</text:p>
          </table:table-cell>
          <table:table-cell/>
          <table:table-cell office:value-type="float" office:value="0.970136" calcext:value-type="float">
            <text:p>0.970136</text:p>
          </table:table-cell>
          <table:table-cell/>
          <table:table-cell office:value-type="float" office:value="0.953924" calcext:value-type="float">
            <text:p>0.95392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9611" calcext:value-type="float">
            <text:p>0.929611</text:p>
          </table:table-cell>
          <table:table-cell/>
          <table:table-cell office:value-type="float" office:value="0.901072" calcext:value-type="float">
            <text:p>0.901072</text:p>
          </table:table-cell>
          <table:table-cell/>
          <table:table-cell office:value-type="float" office:value="0.900517" calcext:value-type="float">
            <text:p>0.900517</text:p>
          </table:table-cell>
          <table:table-cell/>
          <table:table-cell office:value-type="float" office:value="0.896641" calcext:value-type="float">
            <text:p>0.896641</text:p>
          </table:table-cell>
          <table:table-cell/>
          <table:table-cell office:value-type="float" office:value="0.886767" calcext:value-type="float">
            <text:p>0.886767</text:p>
          </table:table-cell>
          <table:table-cell/>
          <table:table-cell office:value-type="float" office:value="0.950455" calcext:value-type="float">
            <text:p>0.950455</text:p>
          </table:table-cell>
          <table:table-cell/>
          <table:table-cell office:value-type="float" office:value="0.924197" calcext:value-type="float">
            <text:p>0.924197</text:p>
          </table:table-cell>
          <table:table-cell/>
          <table:table-cell office:value-type="float" office:value="0.937478" calcext:value-type="float">
            <text:p>0.937478</text:p>
          </table:table-cell>
          <table:table-cell/>
          <table:table-cell office:value-type="float" office:value="0.966752" calcext:value-type="float">
            <text:p>0.966752</text:p>
          </table:table-cell>
          <table:table-cell/>
          <table:table-cell office:value-type="float" office:value="0.869492" calcext:value-type="float">
            <text:p>0.869492</text:p>
          </table:table-cell>
          <table:table-cell table:number-columns-repeated="100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.956644" calcext:value-type="float">
            <text:p>0.956644</text:p>
          </table:table-cell>
          <table:table-cell table:style-name="ce1" table:formula="of:=AVERAGE([.B83:.B92])" office:value-type="float" office:value="0.9451874" calcext:value-type="float">
            <text:p>0.9451874</text:p>
          </table:table-cell>
          <table:table-cell table:style-name="ce1" office:value-type="float" office:value="0.912023" calcext:value-type="float">
            <text:p>0.912023</text:p>
          </table:table-cell>
          <table:table-cell table:style-name="ce1" table:formula="of:=AVERAGE([.D83:.D92])" office:value-type="float" office:value="0.9368562" calcext:value-type="float">
            <text:p>0.9368562</text:p>
          </table:table-cell>
          <table:table-cell table:style-name="ce1" office:value-type="float" office:value="0.934348" calcext:value-type="float">
            <text:p>0.934348</text:p>
          </table:table-cell>
          <table:table-cell table:style-name="ce1" table:formula="of:=AVERAGE([.F83:.F92])" office:value-type="float" office:value="0.9599156" calcext:value-type="float">
            <text:p>0.9599156</text:p>
          </table:table-cell>
          <table:table-cell table:style-name="ce1" office:value-type="float" office:value="0.936957" calcext:value-type="float">
            <text:p>0.936957</text:p>
          </table:table-cell>
          <table:table-cell table:style-name="ce1" table:formula="of:=AVERAGE([.H83:.H92])" office:value-type="float" office:value="0.9595183" calcext:value-type="float">
            <text:p>0.9595183</text:p>
          </table:table-cell>
          <table:table-cell table:style-name="ce1" office:value-type="float" office:value="0.9447" calcext:value-type="float">
            <text:p>0.9447</text:p>
          </table:table-cell>
          <table:table-cell table:style-name="ce1" table:formula="of:=AVERAGE([.J83:.J92])" office:value-type="float" office:value="0.9438287" calcext:value-type="float">
            <text:p>0.9438287</text:p>
          </table:table-cell>
          <table:table-cell table:style-name="ce1" office:value-type="float" office:value="0.969136" calcext:value-type="float">
            <text:p>0.969136</text:p>
          </table:table-cell>
          <table:table-cell table:style-name="ce1" table:formula="of:=AVERAGE([.L83:.L92])" office:value-type="float" office:value="0.9646958" calcext:value-type="float">
            <text:p>0.9646958</text:p>
          </table:table-cell>
          <table:table-cell table:style-name="ce1" office:value-type="float" office:value="0.981216" calcext:value-type="float">
            <text:p>0.981216</text:p>
          </table:table-cell>
          <table:table-cell table:style-name="ce1" table:formula="of:=AVERAGE([.N83:.N92])" office:value-type="float" office:value="0.9698825" calcext:value-type="float">
            <text:p>0.9698825</text:p>
          </table:table-cell>
          <table:table-cell table:style-name="ce1" office:value-type="float" office:value="0.953735" calcext:value-type="float">
            <text:p>0.953735</text:p>
          </table:table-cell>
          <table:table-cell table:style-name="ce1" table:formula="of:=AVERAGE([.P83:.P92])" office:value-type="float" office:value="0.9484733" calcext:value-type="float">
            <text:p>0.9484733</text:p>
          </table:table-cell>
          <table:table-cell table:style-name="ce1" office:value-type="float" office:value="0.974962" calcext:value-type="float">
            <text:p>0.974962</text:p>
          </table:table-cell>
          <table:table-cell table:style-name="ce1" table:formula="of:=AVERAGE([.R83:.R92])" office:value-type="float" office:value="0.9650012" calcext:value-type="float">
            <text:p>0.9650012</text:p>
          </table:table-cell>
          <table:table-cell table:style-name="ce1" office:value-type="float" office:value="0.968361" calcext:value-type="float">
            <text:p>0.968361</text:p>
          </table:table-cell>
          <table:table-cell table:style-name="ce1" table:formula="of:=AVERAGE([.T83:.T92])" office:value-type="float" office:value="0.916315" calcext:value-type="float">
            <text:p>0.916315</text:p>
          </table:table-cell>
          <table:table-cell table:style-name="ce1" table:number-columns-repeated="957"/>
          <table:table-cell table:number-columns-repeated="46"/>
        </table:table-row>
        <table:table-row table:style-name="ro1">
          <table:table-cell/>
          <table:table-cell office:value-type="float" office:value="0.953834" calcext:value-type="float">
            <text:p>0.953834</text:p>
          </table:table-cell>
          <table:table-cell/>
          <table:table-cell office:value-type="float" office:value="0.945957" calcext:value-type="float">
            <text:p>0.945957</text:p>
          </table:table-cell>
          <table:table-cell/>
          <table:table-cell office:value-type="float" office:value="0.964783" calcext:value-type="float">
            <text:p>0.964783</text:p>
          </table:table-cell>
          <table:table-cell/>
          <table:table-cell office:value-type="float" office:value="0.963043" calcext:value-type="float">
            <text:p>0.963043</text:p>
          </table:table-cell>
          <table:table-cell/>
          <table:table-cell office:value-type="float" office:value="0.94424" calcext:value-type="float">
            <text:p>0.94424</text:p>
          </table:table-cell>
          <table:table-cell/>
          <table:table-cell office:value-type="float" office:value="0.960905" calcext:value-type="float">
            <text:p>0.960905</text:p>
          </table:table-cell>
          <table:table-cell/>
          <table:table-cell office:value-type="float" office:value="0.982469" calcext:value-type="float">
            <text:p>0.982469</text:p>
          </table:table-cell>
          <table:table-cell/>
          <table:table-cell office:value-type="float" office:value="0.954816" calcext:value-type="float">
            <text:p>0.954816</text:p>
          </table:table-cell>
          <table:table-cell/>
          <table:table-cell office:value-type="float" office:value="0.97451" calcext:value-type="float">
            <text:p>0.97451</text:p>
          </table:table-cell>
          <table:table-cell/>
          <table:table-cell office:value-type="float" office:value="0.965904" calcext:value-type="float">
            <text:p>0.9659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0658" calcext:value-type="float">
            <text:p>0.960658</text:p>
          </table:table-cell>
          <table:table-cell/>
          <table:table-cell office:value-type="float" office:value="0.928362" calcext:value-type="float">
            <text:p>0.928362</text:p>
          </table:table-cell>
          <table:table-cell/>
          <table:table-cell office:value-type="float" office:value="0.965217" calcext:value-type="float">
            <text:p>0.965217</text:p>
          </table:table-cell>
          <table:table-cell/>
          <table:table-cell office:value-type="float" office:value="0.963913" calcext:value-type="float">
            <text:p>0.963913</text:p>
          </table:table-cell>
          <table:table-cell/>
          <table:table-cell office:value-type="float" office:value="0.94977" calcext:value-type="float">
            <text:p>0.94977</text:p>
          </table:table-cell>
          <table:table-cell/>
          <table:table-cell office:value-type="float" office:value="0.966564" calcext:value-type="float">
            <text:p>0.966564</text:p>
          </table:table-cell>
          <table:table-cell/>
          <table:table-cell office:value-type="float" office:value="0.975671" calcext:value-type="float">
            <text:p>0.975671</text:p>
          </table:table-cell>
          <table:table-cell/>
          <table:table-cell office:value-type="float" office:value="0.959496" calcext:value-type="float">
            <text:p>0.959496</text:p>
          </table:table-cell>
          <table:table-cell/>
          <table:table-cell office:value-type="float" office:value="0.963801" calcext:value-type="float">
            <text:p>0.963801</text:p>
          </table:table-cell>
          <table:table-cell/>
          <table:table-cell office:value-type="float" office:value="0.972662" calcext:value-type="float">
            <text:p>0.97266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5841" calcext:value-type="float">
            <text:p>0.955841</text:p>
          </table:table-cell>
          <table:table-cell/>
          <table:table-cell office:value-type="float" office:value="0.943025" calcext:value-type="float">
            <text:p>0.943025</text:p>
          </table:table-cell>
          <table:table-cell/>
          <table:table-cell office:value-type="float" office:value="0.972174" calcext:value-type="float">
            <text:p>0.972174</text:p>
          </table:table-cell>
          <table:table-cell/>
          <table:table-cell office:value-type="float" office:value="0.973044" calcext:value-type="float">
            <text:p>0.973044</text:p>
          </table:table-cell>
          <table:table-cell/>
          <table:table-cell office:value-type="float" office:value="0.96682" calcext:value-type="float">
            <text:p>0.96682</text:p>
          </table:table-cell>
          <table:table-cell/>
          <table:table-cell office:value-type="float" office:value="0.967593" calcext:value-type="float">
            <text:p>0.967593</text:p>
          </table:table-cell>
          <table:table-cell/>
          <table:table-cell office:value-type="float" office:value="0.968873" calcext:value-type="float">
            <text:p>0.968873</text:p>
          </table:table-cell>
          <table:table-cell/>
          <table:table-cell office:value-type="float" office:value="0.937894" calcext:value-type="float">
            <text:p>0.937894</text:p>
          </table:table-cell>
          <table:table-cell/>
          <table:table-cell office:value-type="float" office:value="0.968477" calcext:value-type="float">
            <text:p>0.968477</text:p>
          </table:table-cell>
          <table:table-cell/>
          <table:table-cell office:value-type="float" office:value="0.917217" calcext:value-type="float">
            <text:p>0.9172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6243" calcext:value-type="float">
            <text:p>0.956243</text:p>
          </table:table-cell>
          <table:table-cell/>
          <table:table-cell office:value-type="float" office:value="0.951403" calcext:value-type="float">
            <text:p>0.951403</text:p>
          </table:table-cell>
          <table:table-cell/>
          <table:table-cell office:value-type="float" office:value="0.961739" calcext:value-type="float">
            <text:p>0.961739</text:p>
          </table:table-cell>
          <table:table-cell/>
          <table:table-cell office:value-type="float" office:value="0.96087" calcext:value-type="float">
            <text:p>0.96087</text:p>
          </table:table-cell>
          <table:table-cell/>
          <table:table-cell office:value-type="float" office:value="0.932258" calcext:value-type="float">
            <text:p>0.932258</text:p>
          </table:table-cell>
          <table:table-cell/>
          <table:table-cell office:value-type="float" office:value="0.968621" calcext:value-type="float">
            <text:p>0.968621</text:p>
          </table:table-cell>
          <table:table-cell/>
          <table:table-cell office:value-type="float" office:value="0.956887" calcext:value-type="float">
            <text:p>0.956887</text:p>
          </table:table-cell>
          <table:table-cell/>
          <table:table-cell office:value-type="float" office:value="0.953375" calcext:value-type="float">
            <text:p>0.953375</text:p>
          </table:table-cell>
          <table:table-cell/>
          <table:table-cell office:value-type="float" office:value="0.935445" calcext:value-type="float">
            <text:p>0.935445</text:p>
          </table:table-cell>
          <table:table-cell/>
          <table:table-cell office:value-type="float" office:value="0.843496" calcext:value-type="float">
            <text:p>0.84349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493" calcext:value-type="float">
            <text:p>0.92493</text:p>
          </table:table-cell>
          <table:table-cell/>
          <table:table-cell office:value-type="float" office:value="0.951822" calcext:value-type="float">
            <text:p>0.951822</text:p>
          </table:table-cell>
          <table:table-cell/>
          <table:table-cell office:value-type="float" office:value="0.966956" calcext:value-type="float">
            <text:p>0.966956</text:p>
          </table:table-cell>
          <table:table-cell/>
          <table:table-cell office:value-type="float" office:value="0.963478" calcext:value-type="float">
            <text:p>0.963478</text:p>
          </table:table-cell>
          <table:table-cell/>
          <table:table-cell office:value-type="float" office:value="0.945622" calcext:value-type="float">
            <text:p>0.945622</text:p>
          </table:table-cell>
          <table:table-cell/>
          <table:table-cell office:value-type="float" office:value="0.97428" calcext:value-type="float">
            <text:p>0.97428</text:p>
          </table:table-cell>
          <table:table-cell/>
          <table:table-cell office:value-type="float" office:value="0.975671" calcext:value-type="float">
            <text:p>0.975671</text:p>
          </table:table-cell>
          <table:table-cell/>
          <table:table-cell office:value-type="float" office:value="0.956796" calcext:value-type="float">
            <text:p>0.956796</text:p>
          </table:table-cell>
          <table:table-cell/>
          <table:table-cell office:value-type="float" office:value="0.970437" calcext:value-type="float">
            <text:p>0.970437</text:p>
          </table:table-cell>
          <table:table-cell/>
          <table:table-cell office:value-type="float" office:value="0.84411" calcext:value-type="float">
            <text:p>0.844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8141" calcext:value-type="float">
            <text:p>0.928141</text:p>
          </table:table-cell>
          <table:table-cell/>
          <table:table-cell office:value-type="float" office:value="0.950984" calcext:value-type="float">
            <text:p>0.950984</text:p>
          </table:table-cell>
          <table:table-cell/>
          <table:table-cell office:value-type="float" office:value="0.961304" calcext:value-type="float">
            <text:p>0.961304</text:p>
          </table:table-cell>
          <table:table-cell/>
          <table:table-cell office:value-type="float" office:value="0.967391" calcext:value-type="float">
            <text:p>0.967391</text:p>
          </table:table-cell>
          <table:table-cell/>
          <table:table-cell office:value-type="float" office:value="0.946083" calcext:value-type="float">
            <text:p>0.946083</text:p>
          </table:table-cell>
          <table:table-cell/>
          <table:table-cell office:value-type="float" office:value="0.960391" calcext:value-type="float">
            <text:p>0.960391</text:p>
          </table:table-cell>
          <table:table-cell/>
          <table:table-cell office:value-type="float" office:value="0.971377" calcext:value-type="float">
            <text:p>0.971377</text:p>
          </table:table-cell>
          <table:table-cell/>
          <table:table-cell office:value-type="float" office:value="0.954635" calcext:value-type="float">
            <text:p>0.954635</text:p>
          </table:table-cell>
          <table:table-cell/>
          <table:table-cell office:value-type="float" office:value="0.962142" calcext:value-type="float">
            <text:p>0.962142</text:p>
          </table:table-cell>
          <table:table-cell/>
          <table:table-cell office:value-type="float" office:value="0.872984" calcext:value-type="float">
            <text:p>0.87298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5403" calcext:value-type="float">
            <text:p>0.945403</text:p>
          </table:table-cell>
          <table:table-cell/>
          <table:table-cell office:value-type="float" office:value="0.940511" calcext:value-type="float">
            <text:p>0.940511</text:p>
          </table:table-cell>
          <table:table-cell/>
          <table:table-cell office:value-type="float" office:value="0.961739" calcext:value-type="float">
            <text:p>0.961739</text:p>
          </table:table-cell>
          <table:table-cell/>
          <table:table-cell office:value-type="float" office:value="0.947391" calcext:value-type="float">
            <text:p>0.947391</text:p>
          </table:table-cell>
          <table:table-cell/>
          <table:table-cell office:value-type="float" office:value="0.941475" calcext:value-type="float">
            <text:p>0.941475</text:p>
          </table:table-cell>
          <table:table-cell/>
          <table:table-cell office:value-type="float" office:value="0.969136" calcext:value-type="float">
            <text:p>0.969136</text:p>
          </table:table-cell>
          <table:table-cell/>
          <table:table-cell office:value-type="float" office:value="0.952236" calcext:value-type="float">
            <text:p>0.952236</text:p>
          </table:table-cell>
          <table:table-cell/>
          <table:table-cell office:value-type="float" office:value="0.940594" calcext:value-type="float">
            <text:p>0.940594</text:p>
          </table:table-cell>
          <table:table-cell/>
          <table:table-cell office:value-type="float" office:value="0.96365" calcext:value-type="float">
            <text:p>0.96365</text:p>
          </table:table-cell>
          <table:table-cell/>
          <table:table-cell office:value-type="float" office:value="0.952849" calcext:value-type="float">
            <text:p>0.95284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9783" calcext:value-type="float">
            <text:p>0.939783</text:p>
          </table:table-cell>
          <table:table-cell/>
          <table:table-cell office:value-type="float" office:value="0.94093" calcext:value-type="float">
            <text:p>0.94093</text:p>
          </table:table-cell>
          <table:table-cell/>
          <table:table-cell office:value-type="float" office:value="0.95913" calcext:value-type="float">
            <text:p>0.95913</text:p>
          </table:table-cell>
          <table:table-cell/>
          <table:table-cell office:value-type="float" office:value="0.96087" calcext:value-type="float">
            <text:p>0.96087</text:p>
          </table:table-cell>
          <table:table-cell/>
          <table:table-cell office:value-type="float" office:value="0.93917" calcext:value-type="float">
            <text:p>0.93917</text:p>
          </table:table-cell>
          <table:table-cell/>
          <table:table-cell office:value-type="float" office:value="0.959877" calcext:value-type="float">
            <text:p>0.959877</text:p>
          </table:table-cell>
          <table:table-cell/>
          <table:table-cell office:value-type="float" office:value="0.9678" calcext:value-type="float">
            <text:p>0.9678</text:p>
          </table:table-cell>
          <table:table-cell/>
          <table:table-cell office:value-type="float" office:value="0.935914" calcext:value-type="float">
            <text:p>0.935914</text:p>
          </table:table-cell>
          <table:table-cell/>
          <table:table-cell office:value-type="float" office:value="0.970136" calcext:value-type="float">
            <text:p>0.970136</text:p>
          </table:table-cell>
          <table:table-cell/>
          <table:table-cell office:value-type="float" office:value="0.956381" calcext:value-type="float">
            <text:p>0.95638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0397" calcext:value-type="float">
            <text:p>0.930397</text:p>
          </table:table-cell>
          <table:table-cell/>
          <table:table-cell office:value-type="float" office:value="0.903545" calcext:value-type="float">
            <text:p>0.903545</text:p>
          </table:table-cell>
          <table:table-cell/>
          <table:table-cell office:value-type="float" office:value="0.951766" calcext:value-type="float">
            <text:p>0.951766</text:p>
          </table:table-cell>
          <table:table-cell/>
          <table:table-cell office:value-type="float" office:value="0.958226" calcext:value-type="float">
            <text:p>0.958226</text:p>
          </table:table-cell>
          <table:table-cell/>
          <table:table-cell office:value-type="float" office:value="0.928149" calcext:value-type="float">
            <text:p>0.928149</text:p>
          </table:table-cell>
          <table:table-cell/>
          <table:table-cell office:value-type="float" office:value="0.950455" calcext:value-type="float">
            <text:p>0.950455</text:p>
          </table:table-cell>
          <table:table-cell/>
          <table:table-cell office:value-type="float" office:value="0.966625" calcext:value-type="float">
            <text:p>0.966625</text:p>
          </table:table-cell>
          <table:table-cell/>
          <table:table-cell office:value-type="float" office:value="0.937478" calcext:value-type="float">
            <text:p>0.937478</text:p>
          </table:table-cell>
          <table:table-cell/>
          <table:table-cell office:value-type="float" office:value="0.966452" calcext:value-type="float">
            <text:p>0.966452</text:p>
          </table:table-cell>
          <table:table-cell/>
          <table:table-cell office:value-type="float" office:value="0.869186" calcext:value-type="float">
            <text:p>0.869186</text:p>
          </table:table-cell>
          <table:table-cell table:number-columns-repeated="100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53031" calcext:value-type="float">
            <text:p>0.953031</text:p>
          </table:table-cell>
          <table:table-cell table:style-name="ce1" table:formula="of:=AVERAGE([.B93:.B102])" office:value-type="float" office:value="0.9447081" calcext:value-type="float">
            <text:p>0.9447081</text:p>
          </table:table-cell>
          <table:table-cell table:style-name="ce1" office:value-type="float" office:value="0.942187" calcext:value-type="float">
            <text:p>0.942187</text:p>
          </table:table-cell>
          <table:table-cell table:style-name="ce1" table:formula="of:=AVERAGE([.D93:.D102])" office:value-type="float" office:value="0.9325832" calcext:value-type="float">
            <text:p>0.9325832</text:p>
          </table:table-cell>
          <table:table-cell table:style-name="ce1" office:value-type="float" office:value="0.937391" calcext:value-type="float">
            <text:p>0.937391</text:p>
          </table:table-cell>
          <table:table-cell table:style-name="ce1" table:formula="of:=AVERAGE([.F93:.F102])" office:value-type="float" office:value="0.9581404" calcext:value-type="float">
            <text:p>0.9581404</text:p>
          </table:table-cell>
          <table:table-cell table:style-name="ce1" office:value-type="float" office:value="0.938261" calcext:value-type="float">
            <text:p>0.938261</text:p>
          </table:table-cell>
          <table:table-cell table:style-name="ce1" table:formula="of:=AVERAGE([.H93:.H102])" office:value-type="float" office:value="0.960252" calcext:value-type="float">
            <text:p>0.960252</text:p>
          </table:table-cell>
          <table:table-cell table:style-name="ce1" office:value-type="float" office:value="0.952535" calcext:value-type="float">
            <text:p>0.952535</text:p>
          </table:table-cell>
          <table:table-cell table:style-name="ce1" table:formula="of:=AVERAGE([.J93:.J102])" office:value-type="float" office:value="0.9471782" calcext:value-type="float">
            <text:p>0.9471782</text:p>
          </table:table-cell>
          <table:table-cell table:style-name="ce1" office:value-type="float" office:value="0.96965" calcext:value-type="float">
            <text:p>0.96965</text:p>
          </table:table-cell>
          <table:table-cell table:style-name="ce1" table:formula="of:=AVERAGE([.L93:.L102])" office:value-type="float" office:value="0.96438" calcext:value-type="float">
            <text:p>0.96438</text:p>
          </table:table-cell>
          <table:table-cell table:style-name="ce1" office:value-type="float" office:value="0.981932" calcext:value-type="float">
            <text:p>0.981932</text:p>
          </table:table-cell>
          <table:table-cell table:style-name="ce1" table:formula="of:=AVERAGE([.N93:.N102])" office:value-type="float" office:value="0.9735845" calcext:value-type="float">
            <text:p>0.9735845</text:p>
          </table:table-cell>
          <table:table-cell table:style-name="ce1" office:value-type="float" office:value="0.978038" calcext:value-type="float">
            <text:p>0.978038</text:p>
          </table:table-cell>
          <table:table-cell table:style-name="ce1" table:formula="of:=AVERAGE([.P93:.P102])" office:value-type="float" office:value="0.9663263" calcext:value-type="float">
            <text:p>0.9663263</text:p>
          </table:table-cell>
          <table:table-cell table:style-name="ce1" office:value-type="float" office:value="0.973906" calcext:value-type="float">
            <text:p>0.973906</text:p>
          </table:table-cell>
          <table:table-cell table:style-name="ce1" table:formula="of:=AVERAGE([.R93:.R102])" office:value-type="float" office:value="0.9653026" calcext:value-type="float">
            <text:p>0.9653026</text:p>
          </table:table-cell>
          <table:table-cell table:style-name="ce1" office:value-type="float" office:value="0.968822" calcext:value-type="float">
            <text:p>0.968822</text:p>
          </table:table-cell>
          <table:table-cell table:style-name="ce1" table:formula="of:=AVERAGE([.T93:.T102])" office:value-type="float" office:value="0.9207519" calcext:value-type="float">
            <text:p>0.9207519</text:p>
          </table:table-cell>
          <table:table-cell table:style-name="ce1" table:number-columns-repeated="957"/>
          <table:table-cell table:number-columns-repeated="46"/>
        </table:table-row>
        <table:table-row table:style-name="ro1">
          <table:table-cell/>
          <table:table-cell office:value-type="float" office:value="0.954235" calcext:value-type="float">
            <text:p>0.954235</text:p>
          </table:table-cell>
          <table:table-cell/>
          <table:table-cell office:value-type="float" office:value="0.831169" calcext:value-type="float">
            <text:p>0.831169</text:p>
          </table:table-cell>
          <table:table-cell/>
          <table:table-cell office:value-type="float" office:value="0.963478" calcext:value-type="float">
            <text:p>0.963478</text:p>
          </table:table-cell>
          <table:table-cell/>
          <table:table-cell office:value-type="float" office:value="0.963913" calcext:value-type="float">
            <text:p>0.963913</text:p>
          </table:table-cell>
          <table:table-cell/>
          <table:table-cell office:value-type="float" office:value="0.946544" calcext:value-type="float">
            <text:p>0.946544</text:p>
          </table:table-cell>
          <table:table-cell/>
          <table:table-cell office:value-type="float" office:value="0.956276" calcext:value-type="float">
            <text:p>0.956276</text:p>
          </table:table-cell>
          <table:table-cell/>
          <table:table-cell office:value-type="float" office:value="0.982648" calcext:value-type="float">
            <text:p>0.982648</text:p>
          </table:table-cell>
          <table:table-cell/>
          <table:table-cell office:value-type="float" office:value="0.966877" calcext:value-type="float">
            <text:p>0.966877</text:p>
          </table:table-cell>
          <table:table-cell/>
          <table:table-cell office:value-type="float" office:value="0.974962" calcext:value-type="float">
            <text:p>0.974962</text:p>
          </table:table-cell>
          <table:table-cell/>
          <table:table-cell office:value-type="float" office:value="0.965904" calcext:value-type="float">
            <text:p>0.9659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5074" calcext:value-type="float">
            <text:p>0.965074</text:p>
          </table:table-cell>
          <table:table-cell/>
          <table:table-cell office:value-type="float" office:value="0.947633" calcext:value-type="float">
            <text:p>0.947633</text:p>
          </table:table-cell>
          <table:table-cell/>
          <table:table-cell office:value-type="float" office:value="0.966522" calcext:value-type="float">
            <text:p>0.966522</text:p>
          </table:table-cell>
          <table:table-cell/>
          <table:table-cell office:value-type="float" office:value="0.966522" calcext:value-type="float">
            <text:p>0.966522</text:p>
          </table:table-cell>
          <table:table-cell/>
          <table:table-cell office:value-type="float" office:value="0.956682" calcext:value-type="float">
            <text:p>0.956682</text:p>
          </table:table-cell>
          <table:table-cell/>
          <table:table-cell office:value-type="float" office:value="0.954218" calcext:value-type="float">
            <text:p>0.954218</text:p>
          </table:table-cell>
          <table:table-cell/>
          <table:table-cell office:value-type="float" office:value="0.982826" calcext:value-type="float">
            <text:p>0.982826</text:p>
          </table:table-cell>
          <table:table-cell/>
          <table:table-cell office:value-type="float" office:value="0.971557" calcext:value-type="float">
            <text:p>0.971557</text:p>
          </table:table-cell>
          <table:table-cell/>
          <table:table-cell office:value-type="float" office:value="0.973454" calcext:value-type="float">
            <text:p>0.973454</text:p>
          </table:table-cell>
          <table:table-cell/>
          <table:table-cell office:value-type="float" office:value="0.946706" calcext:value-type="float">
            <text:p>0.94670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5841" calcext:value-type="float">
            <text:p>0.955841</text:p>
          </table:table-cell>
          <table:table-cell/>
          <table:table-cell office:value-type="float" office:value="0.954755" calcext:value-type="float">
            <text:p>0.954755</text:p>
          </table:table-cell>
          <table:table-cell/>
          <table:table-cell office:value-type="float" office:value="0.965217" calcext:value-type="float">
            <text:p>0.965217</text:p>
          </table:table-cell>
          <table:table-cell/>
          <table:table-cell office:value-type="float" office:value="0.972609" calcext:value-type="float">
            <text:p>0.972609</text:p>
          </table:table-cell>
          <table:table-cell/>
          <table:table-cell office:value-type="float" office:value="0.965438" calcext:value-type="float">
            <text:p>0.965438</text:p>
          </table:table-cell>
          <table:table-cell/>
          <table:table-cell office:value-type="float" office:value="0.967593" calcext:value-type="float">
            <text:p>0.967593</text:p>
          </table:table-cell>
          <table:table-cell/>
          <table:table-cell office:value-type="float" office:value="0.970304" calcext:value-type="float">
            <text:p>0.970304</text:p>
          </table:table-cell>
          <table:table-cell/>
          <table:table-cell office:value-type="float" office:value="0.950675" calcext:value-type="float">
            <text:p>0.950675</text:p>
          </table:table-cell>
          <table:table-cell/>
          <table:table-cell office:value-type="float" office:value="0.975113" calcext:value-type="float">
            <text:p>0.975113</text:p>
          </table:table-cell>
          <table:table-cell/>
          <table:table-cell office:value-type="float" office:value="0.944555" calcext:value-type="float">
            <text:p>0.9445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4637" calcext:value-type="float">
            <text:p>0.954637</text:p>
          </table:table-cell>
          <table:table-cell/>
          <table:table-cell office:value-type="float" office:value="0.954336" calcext:value-type="float">
            <text:p>0.954336</text:p>
          </table:table-cell>
          <table:table-cell/>
          <table:table-cell office:value-type="float" office:value="0.964348" calcext:value-type="float">
            <text:p>0.964348</text:p>
          </table:table-cell>
          <table:table-cell/>
          <table:table-cell office:value-type="float" office:value="0.96087" calcext:value-type="float">
            <text:p>0.96087</text:p>
          </table:table-cell>
          <table:table-cell/>
          <table:table-cell office:value-type="float" office:value="0.945161" calcext:value-type="float">
            <text:p>0.945161</text:p>
          </table:table-cell>
          <table:table-cell/>
          <table:table-cell office:value-type="float" office:value="0.970165" calcext:value-type="float">
            <text:p>0.970165</text:p>
          </table:table-cell>
          <table:table-cell/>
          <table:table-cell office:value-type="float" office:value="0.96619" calcext:value-type="float">
            <text:p>0.96619</text:p>
          </table:table-cell>
          <table:table-cell/>
          <table:table-cell office:value-type="float" office:value="0.961296" calcext:value-type="float">
            <text:p>0.961296</text:p>
          </table:table-cell>
          <table:table-cell/>
          <table:table-cell office:value-type="float" office:value="0.922624" calcext:value-type="float">
            <text:p>0.922624</text:p>
          </table:table-cell>
          <table:table-cell/>
          <table:table-cell office:value-type="float" office:value="0.845799" calcext:value-type="float">
            <text:p>0.8457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3725" calcext:value-type="float">
            <text:p>0.923725</text:p>
          </table:table-cell>
          <table:table-cell/>
          <table:table-cell office:value-type="float" office:value="0.95266" calcext:value-type="float">
            <text:p>0.95266</text:p>
          </table:table-cell>
          <table:table-cell/>
          <table:table-cell office:value-type="float" office:value="0.963043" calcext:value-type="float">
            <text:p>0.963043</text:p>
          </table:table-cell>
          <table:table-cell/>
          <table:table-cell office:value-type="float" office:value="0.961739" calcext:value-type="float">
            <text:p>0.961739</text:p>
          </table:table-cell>
          <table:table-cell/>
          <table:table-cell office:value-type="float" office:value="0.952074" calcext:value-type="float">
            <text:p>0.952074</text:p>
          </table:table-cell>
          <table:table-cell/>
          <table:table-cell office:value-type="float" office:value="0.971193" calcext:value-type="float">
            <text:p>0.971193</text:p>
          </table:table-cell>
          <table:table-cell/>
          <table:table-cell office:value-type="float" office:value="0.975671" calcext:value-type="float">
            <text:p>0.975671</text:p>
          </table:table-cell>
          <table:table-cell/>
          <table:table-cell office:value-type="float" office:value="0.978938" calcext:value-type="float">
            <text:p>0.978938</text:p>
          </table:table-cell>
          <table:table-cell/>
          <table:table-cell office:value-type="float" office:value="0.969985" calcext:value-type="float">
            <text:p>0.969985</text:p>
          </table:table-cell>
          <table:table-cell/>
          <table:table-cell office:value-type="float" office:value="0.872984" calcext:value-type="float">
            <text:p>0.87298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6937" calcext:value-type="float">
            <text:p>0.926937</text:p>
          </table:table-cell>
          <table:table-cell/>
          <table:table-cell office:value-type="float" office:value="0.951822" calcext:value-type="float">
            <text:p>0.951822</text:p>
          </table:table-cell>
          <table:table-cell/>
          <table:table-cell office:value-type="float" office:value="0.963043" calcext:value-type="float">
            <text:p>0.963043</text:p>
          </table:table-cell>
          <table:table-cell/>
          <table:table-cell office:value-type="float" office:value="0.963043" calcext:value-type="float">
            <text:p>0.963043</text:p>
          </table:table-cell>
          <table:table-cell/>
          <table:table-cell office:value-type="float" office:value="0.941935" calcext:value-type="float">
            <text:p>0.941935</text:p>
          </table:table-cell>
          <table:table-cell/>
          <table:table-cell office:value-type="float" office:value="0.967593" calcext:value-type="float">
            <text:p>0.967593</text:p>
          </table:table-cell>
          <table:table-cell/>
          <table:table-cell office:value-type="float" office:value="0.972272" calcext:value-type="float">
            <text:p>0.972272</text:p>
          </table:table-cell>
          <table:table-cell/>
          <table:table-cell office:value-type="float" office:value="0.964356" calcext:value-type="float">
            <text:p>0.964356</text:p>
          </table:table-cell>
          <table:table-cell/>
          <table:table-cell office:value-type="float" office:value="0.959728" calcext:value-type="float">
            <text:p>0.959728</text:p>
          </table:table-cell>
          <table:table-cell/>
          <table:table-cell office:value-type="float" office:value="0.881278" calcext:value-type="float">
            <text:p>0.88127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5002" calcext:value-type="float">
            <text:p>0.945002</text:p>
          </table:table-cell>
          <table:table-cell/>
          <table:table-cell office:value-type="float" office:value="0.945957" calcext:value-type="float">
            <text:p>0.945957</text:p>
          </table:table-cell>
          <table:table-cell/>
          <table:table-cell office:value-type="float" office:value="0.954348" calcext:value-type="float">
            <text:p>0.954348</text:p>
          </table:table-cell>
          <table:table-cell/>
          <table:table-cell office:value-type="float" office:value="0.951304" calcext:value-type="float">
            <text:p>0.951304</text:p>
          </table:table-cell>
          <table:table-cell/>
          <table:table-cell office:value-type="float" office:value="0.935484" calcext:value-type="float">
            <text:p>0.935484</text:p>
          </table:table-cell>
          <table:table-cell/>
          <table:table-cell office:value-type="float" office:value="0.968107" calcext:value-type="float">
            <text:p>0.968107</text:p>
          </table:table-cell>
          <table:table-cell/>
          <table:table-cell office:value-type="float" office:value="0.969589" calcext:value-type="float">
            <text:p>0.969589</text:p>
          </table:table-cell>
          <table:table-cell/>
          <table:table-cell office:value-type="float" office:value="0.954095" calcext:value-type="float">
            <text:p>0.954095</text:p>
          </table:table-cell>
          <table:table-cell/>
          <table:table-cell office:value-type="float" office:value="0.964706" calcext:value-type="float">
            <text:p>0.964706</text:p>
          </table:table-cell>
          <table:table-cell/>
          <table:table-cell office:value-type="float" office:value="0.951774" calcext:value-type="float">
            <text:p>0.95177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9382" calcext:value-type="float">
            <text:p>0.939382</text:p>
          </table:table-cell>
          <table:table-cell/>
          <table:table-cell office:value-type="float" office:value="0.941768" calcext:value-type="float">
            <text:p>0.941768</text:p>
          </table:table-cell>
          <table:table-cell/>
          <table:table-cell office:value-type="float" office:value="0.96" calcext:value-type="float">
            <text:p>0.96</text:p>
          </table:table-cell>
          <table:table-cell/>
          <table:table-cell office:value-type="float" office:value="0.960435" calcext:value-type="float">
            <text:p>0.960435</text:p>
          </table:table-cell>
          <table:table-cell/>
          <table:table-cell office:value-type="float" office:value="0.936866" calcext:value-type="float">
            <text:p>0.936866</text:p>
          </table:table-cell>
          <table:table-cell/>
          <table:table-cell office:value-type="float" office:value="0.964506" calcext:value-type="float">
            <text:p>0.964506</text:p>
          </table:table-cell>
          <table:table-cell/>
          <table:table-cell office:value-type="float" office:value="0.966368" calcext:value-type="float">
            <text:p>0.966368</text:p>
          </table:table-cell>
          <table:table-cell/>
          <table:table-cell office:value-type="float" office:value="0.970657" calcext:value-type="float">
            <text:p>0.970657</text:p>
          </table:table-cell>
          <table:table-cell/>
          <table:table-cell office:value-type="float" office:value="0.971946" calcext:value-type="float">
            <text:p>0.971946</text:p>
          </table:table-cell>
          <table:table-cell/>
          <table:table-cell office:value-type="float" office:value="0.956074" calcext:value-type="float">
            <text:p>0.95607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9217" calcext:value-type="float">
            <text:p>0.929217</text:p>
          </table:table-cell>
          <table:table-cell/>
          <table:table-cell office:value-type="float" office:value="0.903545" calcext:value-type="float">
            <text:p>0.903545</text:p>
          </table:table-cell>
          <table:table-cell/>
          <table:table-cell office:value-type="float" office:value="0.944014" calcext:value-type="float">
            <text:p>0.944014</text:p>
          </table:table-cell>
          <table:table-cell/>
          <table:table-cell office:value-type="float" office:value="0.963824" calcext:value-type="float">
            <text:p>0.963824</text:p>
          </table:table-cell>
          <table:table-cell/>
          <table:table-cell office:value-type="float" office:value="0.939063" calcext:value-type="float">
            <text:p>0.939063</text:p>
          </table:table-cell>
          <table:table-cell/>
          <table:table-cell office:value-type="float" office:value="0.954499" calcext:value-type="float">
            <text:p>0.954499</text:p>
          </table:table-cell>
          <table:table-cell/>
          <table:table-cell office:value-type="float" office:value="0.968045" calcext:value-type="float">
            <text:p>0.968045</text:p>
          </table:table-cell>
          <table:table-cell/>
          <table:table-cell office:value-type="float" office:value="0.966774" calcext:value-type="float">
            <text:p>0.966774</text:p>
          </table:table-cell>
          <table:table-cell/>
          <table:table-cell office:value-type="float" office:value="0.966602" calcext:value-type="float">
            <text:p>0.966602</text:p>
          </table:table-cell>
          <table:table-cell/>
          <table:table-cell office:value-type="float" office:value="0.873623" calcext:value-type="float">
            <text:p>0.873623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955841" calcext:value-type="float">
            <text:p>0.955841</text:p>
          </table:table-cell>
          <table:table-cell table:style-name="ce1" table:formula="of:=AVERAGE([.B103:.B112])" office:value-type="float" office:value="0.9438217" calcext:value-type="float">
            <text:p>0.9438217</text:p>
          </table:table-cell>
          <table:table-cell table:style-name="ce1" office:value-type="float" office:value="0.940511" calcext:value-type="float">
            <text:p>0.940511</text:p>
          </table:table-cell>
          <table:table-cell table:style-name="ce1" table:formula="of:=AVERAGE([.D103:.D112])" office:value-type="float" office:value="0.9457797" calcext:value-type="float">
            <text:p>0.9457797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table:formula="of:=AVERAGE([.F103:.F112])" office:value-type="float" office:value="0.9612076" calcext:value-type="float">
            <text:p>0.9612076</text:p>
          </table:table-cell>
          <table:table-cell table:style-name="ce1" office:value-type="float" office:value="0.941739" calcext:value-type="float">
            <text:p>0.941739</text:p>
          </table:table-cell>
          <table:table-cell table:style-name="ce1" table:formula="of:=AVERAGE([.H103:.H112])" office:value-type="float" office:value="0.9583475" calcext:value-type="float">
            <text:p>0.9583475</text:p>
          </table:table-cell>
          <table:table-cell table:style-name="ce1" office:value-type="float" office:value="0.956221" calcext:value-type="float">
            <text:p>0.956221</text:p>
          </table:table-cell>
          <table:table-cell table:style-name="ce1" table:formula="of:=AVERAGE([.J103:.J112])" office:value-type="float" office:value="0.9530393" calcext:value-type="float">
            <text:p>0.9530393</text:p>
          </table:table-cell>
          <table:table-cell table:style-name="ce1" office:value-type="float" office:value="0.970165" calcext:value-type="float">
            <text:p>0.970165</text:p>
          </table:table-cell>
          <table:table-cell table:style-name="ce1" table:formula="of:=AVERAGE([.L103:.L112])" office:value-type="float" office:value="0.9653034" calcext:value-type="float">
            <text:p>0.9653034</text:p>
          </table:table-cell>
          <table:table-cell table:style-name="ce1" office:value-type="float" office:value="0.981574" calcext:value-type="float">
            <text:p>0.981574</text:p>
          </table:table-cell>
          <table:table-cell table:style-name="ce1" table:formula="of:=AVERAGE([.N103:.N112])" office:value-type="float" office:value="0.9733168" calcext:value-type="float">
            <text:p>0.9733168</text:p>
          </table:table-cell>
          <table:table-cell table:style-name="ce1" office:value-type="float" office:value="0.978938" calcext:value-type="float">
            <text:p>0.978938</text:p>
          </table:table-cell>
          <table:table-cell table:style-name="ce1" table:formula="of:=AVERAGE([.P103:.P112])" office:value-type="float" office:value="0.9658951" calcext:value-type="float">
            <text:p>0.9658951</text:p>
          </table:table-cell>
          <table:table-cell table:style-name="ce1" office:value-type="float" office:value="0.971946" calcext:value-type="float">
            <text:p>0.971946</text:p>
          </table:table-cell>
          <table:table-cell table:style-name="ce1" table:formula="of:=AVERAGE([.R103:.R112])" office:value-type="float" office:value="0.9633151" calcext:value-type="float">
            <text:p>0.9633151</text:p>
          </table:table-cell>
          <table:table-cell table:style-name="ce1" office:value-type="float" office:value="0.865919" calcext:value-type="float">
            <text:p>0.865919</text:p>
          </table:table-cell>
          <table:table-cell table:style-name="ce1" table:formula="of:=AVERAGE([.T103:.T112])" office:value-type="float" office:value="0.8542386" calcext:value-type="float">
            <text:p>0.8542386</text:p>
          </table:table-cell>
          <table:table-cell table:style-name="ce1" table:number-columns-repeated="957"/>
          <table:table-cell table:number-columns-repeated="46"/>
        </table:table-row>
        <table:table-row table:style-name="ro1">
          <table:table-cell/>
          <table:table-cell office:value-type="float" office:value="0.949819" calcext:value-type="float">
            <text:p>0.949819</text:p>
          </table:table-cell>
          <table:table-cell/>
          <table:table-cell office:value-type="float" office:value="0.952241" calcext:value-type="float">
            <text:p>0.952241</text:p>
          </table:table-cell>
          <table:table-cell/>
          <table:table-cell office:value-type="float" office:value="0.963478" calcext:value-type="float">
            <text:p>0.963478</text:p>
          </table:table-cell>
          <table:table-cell/>
          <table:table-cell office:value-type="float" office:value="0.962609" calcext:value-type="float">
            <text:p>0.962609</text:p>
          </table:table-cell>
          <table:table-cell/>
          <table:table-cell office:value-type="float" office:value="0.947005" calcext:value-type="float">
            <text:p>0.947005</text:p>
          </table:table-cell>
          <table:table-cell/>
          <table:table-cell office:value-type="float" office:value="0.957305" calcext:value-type="float">
            <text:p>0.957305</text:p>
          </table:table-cell>
          <table:table-cell/>
          <table:table-cell office:value-type="float" office:value="0.982826" calcext:value-type="float">
            <text:p>0.982826</text:p>
          </table:table-cell>
          <table:table-cell/>
          <table:table-cell office:value-type="float" office:value="0.964716" calcext:value-type="float">
            <text:p>0.964716</text:p>
          </table:table-cell>
          <table:table-cell/>
          <table:table-cell office:value-type="float" office:value="0.974057" calcext:value-type="float">
            <text:p>0.974057</text:p>
          </table:table-cell>
          <table:table-cell/>
          <table:table-cell office:value-type="float" office:value="0.868684" calcext:value-type="float">
            <text:p>0.86868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0257" calcext:value-type="float">
            <text:p>0.960257</text:p>
          </table:table-cell>
          <table:table-cell/>
          <table:table-cell office:value-type="float" office:value="0.953079" calcext:value-type="float">
            <text:p>0.953079</text:p>
          </table:table-cell>
          <table:table-cell/>
          <table:table-cell office:value-type="float" office:value="0.963478" calcext:value-type="float">
            <text:p>0.963478</text:p>
          </table:table-cell>
          <table:table-cell/>
          <table:table-cell office:value-type="float" office:value="0.966956" calcext:value-type="float">
            <text:p>0.966956</text:p>
          </table:table-cell>
          <table:table-cell/>
          <table:table-cell office:value-type="float" office:value="0.959908" calcext:value-type="float">
            <text:p>0.959908</text:p>
          </table:table-cell>
          <table:table-cell/>
          <table:table-cell office:value-type="float" office:value="0.95679" calcext:value-type="float">
            <text:p>0.95679</text:p>
          </table:table-cell>
          <table:table-cell/>
          <table:table-cell office:value-type="float" office:value="0.984437" calcext:value-type="float">
            <text:p>0.984437</text:p>
          </table:table-cell>
          <table:table-cell/>
          <table:table-cell office:value-type="float" office:value="0.971017" calcext:value-type="float">
            <text:p>0.971017</text:p>
          </table:table-cell>
          <table:table-cell/>
          <table:table-cell office:value-type="float" office:value="0.968778" calcext:value-type="float">
            <text:p>0.968778</text:p>
          </table:table-cell>
          <table:table-cell/>
          <table:table-cell office:value-type="float" office:value="0.841653" calcext:value-type="float">
            <text:p>0.84165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2228" calcext:value-type="float">
            <text:p>0.952228</text:p>
          </table:table-cell>
          <table:table-cell/>
          <table:table-cell office:value-type="float" office:value="0.956431" calcext:value-type="float">
            <text:p>0.956431</text:p>
          </table:table-cell>
          <table:table-cell/>
          <table:table-cell office:value-type="float" office:value="0.966522" calcext:value-type="float">
            <text:p>0.966522</text:p>
          </table:table-cell>
          <table:table-cell/>
          <table:table-cell office:value-type="float" office:value="0.956087" calcext:value-type="float">
            <text:p>0.956087</text:p>
          </table:table-cell>
          <table:table-cell/>
          <table:table-cell office:value-type="float" office:value="0.967281" calcext:value-type="float">
            <text:p>0.967281</text:p>
          </table:table-cell>
          <table:table-cell/>
          <table:table-cell office:value-type="float" office:value="0.969136" calcext:value-type="float">
            <text:p>0.969136</text:p>
          </table:table-cell>
          <table:table-cell/>
          <table:table-cell office:value-type="float" office:value="0.971199" calcext:value-type="float">
            <text:p>0.971199</text:p>
          </table:table-cell>
          <table:table-cell/>
          <table:table-cell office:value-type="float" office:value="0.947075" calcext:value-type="float">
            <text:p>0.947075</text:p>
          </table:table-cell>
          <table:table-cell/>
          <table:table-cell office:value-type="float" office:value="0.971795" calcext:value-type="float">
            <text:p>0.971795</text:p>
          </table:table-cell>
          <table:table-cell/>
          <table:table-cell office:value-type="float" office:value="0.841192" calcext:value-type="float">
            <text:p>0.8411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5038" calcext:value-type="float">
            <text:p>0.955038</text:p>
          </table:table-cell>
          <table:table-cell/>
          <table:table-cell office:value-type="float" office:value="0.95685" calcext:value-type="float">
            <text:p>0.95685</text:p>
          </table:table-cell>
          <table:table-cell/>
          <table:table-cell office:value-type="float" office:value="0.96" calcext:value-type="float">
            <text:p>0.96</text:p>
          </table:table-cell>
          <table:table-cell/>
          <table:table-cell office:value-type="float" office:value="0.960435" calcext:value-type="float">
            <text:p>0.960435</text:p>
          </table:table-cell>
          <table:table-cell/>
          <table:table-cell office:value-type="float" office:value="0.956221" calcext:value-type="float">
            <text:p>0.956221</text:p>
          </table:table-cell>
          <table:table-cell/>
          <table:table-cell office:value-type="float" office:value="0.96965" calcext:value-type="float">
            <text:p>0.96965</text:p>
          </table:table-cell>
          <table:table-cell/>
          <table:table-cell office:value-type="float" office:value="0.964759" calcext:value-type="float">
            <text:p>0.964759</text:p>
          </table:table-cell>
          <table:table-cell/>
          <table:table-cell office:value-type="float" office:value="0.961476" calcext:value-type="float">
            <text:p>0.961476</text:p>
          </table:table-cell>
          <table:table-cell/>
          <table:table-cell office:value-type="float" office:value="0.923077" calcext:value-type="float">
            <text:p>0.923077</text:p>
          </table:table-cell>
          <table:table-cell/>
          <table:table-cell office:value-type="float" office:value="0.838734" calcext:value-type="float">
            <text:p>0.8387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4127" calcext:value-type="float">
            <text:p>0.924127</text:p>
          </table:table-cell>
          <table:table-cell/>
          <table:table-cell office:value-type="float" office:value="0.954336" calcext:value-type="float">
            <text:p>0.954336</text:p>
          </table:table-cell>
          <table:table-cell/>
          <table:table-cell office:value-type="float" office:value="0.963043" calcext:value-type="float">
            <text:p>0.963043</text:p>
          </table:table-cell>
          <table:table-cell/>
          <table:table-cell office:value-type="float" office:value="0.963043" calcext:value-type="float">
            <text:p>0.963043</text:p>
          </table:table-cell>
          <table:table-cell/>
          <table:table-cell office:value-type="float" office:value="0.959447" calcext:value-type="float">
            <text:p>0.959447</text:p>
          </table:table-cell>
          <table:table-cell/>
          <table:table-cell office:value-type="float" office:value="0.970165" calcext:value-type="float">
            <text:p>0.970165</text:p>
          </table:table-cell>
          <table:table-cell/>
          <table:table-cell office:value-type="float" office:value="0.96941" calcext:value-type="float">
            <text:p>0.96941</text:p>
          </table:table-cell>
          <table:table-cell/>
          <table:table-cell office:value-type="float" office:value="0.978398" calcext:value-type="float">
            <text:p>0.978398</text:p>
          </table:table-cell>
          <table:table-cell/>
          <table:table-cell office:value-type="float" office:value="0.969532" calcext:value-type="float">
            <text:p>0.969532</text:p>
          </table:table-cell>
          <table:table-cell/>
          <table:table-cell office:value-type="float" office:value="0.838274" calcext:value-type="float">
            <text:p>0.83827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6134" calcext:value-type="float">
            <text:p>0.926134</text:p>
          </table:table-cell>
          <table:table-cell/>
          <table:table-cell office:value-type="float" office:value="0.94889" calcext:value-type="float">
            <text:p>0.94889</text:p>
          </table:table-cell>
          <table:table-cell/>
          <table:table-cell office:value-type="float" office:value="0.966956" calcext:value-type="float">
            <text:p>0.966956</text:p>
          </table:table-cell>
          <table:table-cell/>
          <table:table-cell office:value-type="float" office:value="0.961739" calcext:value-type="float">
            <text:p>0.961739</text:p>
          </table:table-cell>
          <table:table-cell/>
          <table:table-cell office:value-type="float" office:value="0.959908" calcext:value-type="float">
            <text:p>0.959908</text:p>
          </table:table-cell>
          <table:table-cell/>
          <table:table-cell office:value-type="float" office:value="0.968621" calcext:value-type="float">
            <text:p>0.968621</text:p>
          </table:table-cell>
          <table:table-cell/>
          <table:table-cell office:value-type="float" office:value="0.973345" calcext:value-type="float">
            <text:p>0.973345</text:p>
          </table:table-cell>
          <table:table-cell/>
          <table:table-cell office:value-type="float" office:value="0.964897" calcext:value-type="float">
            <text:p>0.964897</text:p>
          </table:table-cell>
          <table:table-cell/>
          <table:table-cell office:value-type="float" office:value="0.961388" calcext:value-type="float">
            <text:p>0.961388</text:p>
          </table:table-cell>
          <table:table-cell/>
          <table:table-cell office:value-type="float" office:value="0.861312" calcext:value-type="float">
            <text:p>0.8613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3798" calcext:value-type="float">
            <text:p>0.943798</text:p>
          </table:table-cell>
          <table:table-cell/>
          <table:table-cell office:value-type="float" office:value="0.946376" calcext:value-type="float">
            <text:p>0.946376</text:p>
          </table:table-cell>
          <table:table-cell/>
          <table:table-cell office:value-type="float" office:value="0.962609" calcext:value-type="float">
            <text:p>0.962609</text:p>
          </table:table-cell>
          <table:table-cell/>
          <table:table-cell office:value-type="float" office:value="0.955652" calcext:value-type="float">
            <text:p>0.955652</text:p>
          </table:table-cell>
          <table:table-cell/>
          <table:table-cell office:value-type="float" office:value="0.952074" calcext:value-type="float">
            <text:p>0.952074</text:p>
          </table:table-cell>
          <table:table-cell/>
          <table:table-cell office:value-type="float" office:value="0.970165" calcext:value-type="float">
            <text:p>0.970165</text:p>
          </table:table-cell>
          <table:table-cell/>
          <table:table-cell office:value-type="float" office:value="0.970483" calcext:value-type="float">
            <text:p>0.970483</text:p>
          </table:table-cell>
          <table:table-cell/>
          <table:table-cell office:value-type="float" office:value="0.955716" calcext:value-type="float">
            <text:p>0.955716</text:p>
          </table:table-cell>
          <table:table-cell/>
          <table:table-cell office:value-type="float" office:value="0.963499" calcext:value-type="float">
            <text:p>0.963499</text:p>
          </table:table-cell>
          <table:table-cell/>
          <table:table-cell office:value-type="float" office:value="0.862387" calcext:value-type="float">
            <text:p>0.8623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0185" calcext:value-type="float">
            <text:p>0.940185</text:p>
          </table:table-cell>
          <table:table-cell/>
          <table:table-cell office:value-type="float" office:value="0.945538" calcext:value-type="float">
            <text:p>0.945538</text:p>
          </table:table-cell>
          <table:table-cell/>
          <table:table-cell office:value-type="float" office:value="0.961304" calcext:value-type="float">
            <text:p>0.961304</text:p>
          </table:table-cell>
          <table:table-cell/>
          <table:table-cell office:value-type="float" office:value="0.960435" calcext:value-type="float">
            <text:p>0.960435</text:p>
          </table:table-cell>
          <table:table-cell/>
          <table:table-cell office:value-type="float" office:value="0.939631" calcext:value-type="float">
            <text:p>0.939631</text:p>
          </table:table-cell>
          <table:table-cell/>
          <table:table-cell office:value-type="float" office:value="0.965021" calcext:value-type="float">
            <text:p>0.965021</text:p>
          </table:table-cell>
          <table:table-cell/>
          <table:table-cell office:value-type="float" office:value="0.9678" calcext:value-type="float">
            <text:p>0.9678</text:p>
          </table:table-cell>
          <table:table-cell/>
          <table:table-cell office:value-type="float" office:value="0.970837" calcext:value-type="float">
            <text:p>0.970837</text:p>
          </table:table-cell>
          <table:table-cell/>
          <table:table-cell office:value-type="float" office:value="0.96727" calcext:value-type="float">
            <text:p>0.96727</text:p>
          </table:table-cell>
          <table:table-cell/>
          <table:table-cell office:value-type="float" office:value="0.862848" calcext:value-type="float">
            <text:p>0.8628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079" calcext:value-type="float">
            <text:p>0.93079</text:p>
          </table:table-cell>
          <table:table-cell/>
          <table:table-cell office:value-type="float" office:value="0.903545" calcext:value-type="float">
            <text:p>0.903545</text:p>
          </table:table-cell>
          <table:table-cell/>
          <table:table-cell office:value-type="float" office:value="0.964686" calcext:value-type="float">
            <text:p>0.964686</text:p>
          </table:table-cell>
          <table:table-cell/>
          <table:table-cell office:value-type="float" office:value="0.95478" calcext:value-type="float">
            <text:p>0.95478</text:p>
          </table:table-cell>
          <table:table-cell/>
          <table:table-cell office:value-type="float" office:value="0.932697" calcext:value-type="float">
            <text:p>0.932697</text:p>
          </table:table-cell>
          <table:table-cell/>
          <table:table-cell office:value-type="float" office:value="0.956016" calcext:value-type="float">
            <text:p>0.956016</text:p>
          </table:table-cell>
          <table:table-cell/>
          <table:table-cell office:value-type="float" office:value="0.967335" calcext:value-type="float">
            <text:p>0.967335</text:p>
          </table:table-cell>
          <table:table-cell/>
          <table:table-cell office:value-type="float" office:value="0.965881" calcext:value-type="float">
            <text:p>0.965881</text:p>
          </table:table-cell>
          <table:table-cell/>
          <table:table-cell office:value-type="float" office:value="0.961809" calcext:value-type="float">
            <text:p>0.961809</text:p>
          </table:table-cell>
          <table:table-cell/>
          <table:table-cell office:value-type="float" office:value="0.861383" calcext:value-type="float">
            <text:p>0.861383</text:p>
          </table:table-cell>
          <table:table-cell table:number-columns-repeated="100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956644" calcext:value-type="float">
            <text:p>0.956644</text:p>
          </table:table-cell>
          <table:table-cell table:style-name="ce1" table:formula="of:=AVERAGE([.B113:.B122])" office:value-type="float" office:value="0.9446672" calcext:value-type="float">
            <text:p>0.9446672</text:p>
          </table:table-cell>
          <table:table-cell table:style-name="ce1" office:value-type="float" office:value="0.918307" calcext:value-type="float">
            <text:p>0.918307</text:p>
          </table:table-cell>
          <table:table-cell table:style-name="ce1" table:formula="of:=AVERAGE([.R113:.R122])" office:value-type="float" office:value="0.9649566" calcext:value-type="float">
            <text:p>0.9649566</text:p>
          </table:table-cell>
          <table:table-cell table:style-name="ce1" office:value-type="float" office:value="0.936087" calcext:value-type="float">
            <text:p>0.936087</text:p>
          </table:table-cell>
          <table:table-cell table:style-name="ce1" table:formula="of:=AVERAGE([.F113:.F122])" office:value-type="float" office:value="0.9585227" calcext:value-type="float">
            <text:p>0.9585227</text:p>
          </table:table-cell>
          <table:table-cell table:style-name="ce1" office:value-type="float" office:value="0.936957" calcext:value-type="float">
            <text:p>0.936957</text:p>
          </table:table-cell>
          <table:table-cell table:style-name="ce1" table:formula="of:=AVERAGE([.H113:.H122])" office:value-type="float" office:value="0.9619505" calcext:value-type="float">
            <text:p>0.9619505</text:p>
          </table:table-cell>
          <table:table-cell table:style-name="ce1" office:value-type="float" office:value="0.956682" calcext:value-type="float">
            <text:p>0.956682</text:p>
          </table:table-cell>
          <table:table-cell table:style-name="ce1" table:formula="of:=AVERAGE([.J113:.J122])" office:value-type="float" office:value="0.953349" calcext:value-type="float">
            <text:p>0.953349</text:p>
          </table:table-cell>
          <table:table-cell table:style-name="ce1" office:value-type="float" office:value="0.971193" calcext:value-type="float">
            <text:p>0.971193</text:p>
          </table:table-cell>
          <table:table-cell table:style-name="ce1" table:formula="of:=AVERAGE([.L113:.L122])" office:value-type="float" office:value="0.9661734" calcext:value-type="float">
            <text:p>0.9661734</text:p>
          </table:table-cell>
          <table:table-cell table:style-name="ce1" office:value-type="float" office:value="0.981574" calcext:value-type="float">
            <text:p>0.981574</text:p>
          </table:table-cell>
          <table:table-cell table:style-name="ce1" table:formula="of:=AVERAGE([.N113:.N122])" office:value-type="float" office:value="0.9754814" calcext:value-type="float">
            <text:p>0.9754814</text:p>
          </table:table-cell>
          <table:table-cell table:style-name="ce1" office:value-type="float" office:value="0.980198" calcext:value-type="float">
            <text:p>0.980198</text:p>
          </table:table-cell>
          <table:table-cell table:style-name="ce1" table:formula="of:=AVERAGE([.P113:.P122])" office:value-type="float" office:value="0.9694206" calcext:value-type="float">
            <text:p>0.9694206</text:p>
          </table:table-cell>
          <table:table-cell table:style-name="ce1" office:value-type="float" office:value="0.974208" calcext:value-type="float">
            <text:p>0.974208</text:p>
          </table:table-cell>
          <table:table-cell table:style-name="ce1" table:formula="of:=AVERAGE([.R113:.R122])" office:value-type="float" office:value="0.9649566" calcext:value-type="float">
            <text:p>0.9649566</text:p>
          </table:table-cell>
          <table:table-cell table:style-name="ce1" office:value-type="float" office:value="0.970972" calcext:value-type="float">
            <text:p>0.970972</text:p>
          </table:table-cell>
          <table:table-cell table:style-name="ce1" table:formula="of:=AVERAGE([.T113:.T122])" office:value-type="float" office:value="0.9141493" calcext:value-type="float">
            <text:p>0.9141493</text:p>
          </table:table-cell>
          <table:table-cell table:style-name="ce1" table:number-columns-repeated="957"/>
          <table:table-cell table:number-columns-repeated="46"/>
        </table:table-row>
        <table:table-row table:style-name="ro1">
          <table:table-cell/>
          <table:table-cell office:value-type="float" office:value="0.954235" calcext:value-type="float">
            <text:p>0.954235</text:p>
          </table:table-cell>
          <table:table-cell/>
          <table:table-cell office:value-type="float" office:value="0.930457" calcext:value-type="float">
            <text:p>0.930457</text:p>
          </table:table-cell>
          <table:table-cell/>
          <table:table-cell office:value-type="float" office:value="0.962609" calcext:value-type="float">
            <text:p>0.962609</text:p>
          </table:table-cell>
          <table:table-cell/>
          <table:table-cell office:value-type="float" office:value="0.963043" calcext:value-type="float">
            <text:p>0.963043</text:p>
          </table:table-cell>
          <table:table-cell/>
          <table:table-cell office:value-type="float" office:value="0.946544" calcext:value-type="float">
            <text:p>0.946544</text:p>
          </table:table-cell>
          <table:table-cell/>
          <table:table-cell office:value-type="float" office:value="0.958333" calcext:value-type="float">
            <text:p>0.958333</text:p>
          </table:table-cell>
          <table:table-cell/>
          <table:table-cell office:value-type="float" office:value="0.983363" calcext:value-type="float">
            <text:p>0.983363</text:p>
          </table:table-cell>
          <table:table-cell/>
          <table:table-cell office:value-type="float" office:value="0.974977" calcext:value-type="float">
            <text:p>0.974977</text:p>
          </table:table-cell>
          <table:table-cell/>
          <table:table-cell office:value-type="float" office:value="0.973906" calcext:value-type="float">
            <text:p>0.973906</text:p>
          </table:table-cell>
          <table:table-cell/>
          <table:table-cell office:value-type="float" office:value="0.965443" calcext:value-type="float">
            <text:p>0.9654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106" calcext:value-type="float">
            <text:p>0.96106</text:p>
          </table:table-cell>
          <table:table-cell/>
          <table:table-cell office:value-type="float" office:value="0.945119" calcext:value-type="float">
            <text:p>0.945119</text:p>
          </table:table-cell>
          <table:table-cell/>
          <table:table-cell office:value-type="float" office:value="0.964348" calcext:value-type="float">
            <text:p>0.964348</text:p>
          </table:table-cell>
          <table:table-cell/>
          <table:table-cell office:value-type="float" office:value="0.962609" calcext:value-type="float">
            <text:p>0.962609</text:p>
          </table:table-cell>
          <table:table-cell/>
          <table:table-cell office:value-type="float" office:value="0.960829" calcext:value-type="float">
            <text:p>0.960829</text:p>
          </table:table-cell>
          <table:table-cell/>
          <table:table-cell office:value-type="float" office:value="0.957305" calcext:value-type="float">
            <text:p>0.957305</text:p>
          </table:table-cell>
          <table:table-cell/>
          <table:table-cell office:value-type="float" office:value="0.982111" calcext:value-type="float">
            <text:p>0.982111</text:p>
          </table:table-cell>
          <table:table-cell/>
          <table:table-cell office:value-type="float" office:value="0.973357" calcext:value-type="float">
            <text:p>0.973357</text:p>
          </table:table-cell>
          <table:table-cell/>
          <table:table-cell office:value-type="float" office:value="0.964253" calcext:value-type="float">
            <text:p>0.964253</text:p>
          </table:table-cell>
          <table:table-cell/>
          <table:table-cell office:value-type="float" office:value="0.946706" calcext:value-type="float">
            <text:p>0.94670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3834" calcext:value-type="float">
            <text:p>0.953834</text:p>
          </table:table-cell>
          <table:table-cell/>
          <table:table-cell office:value-type="float" office:value="0.958106" calcext:value-type="float">
            <text:p>0.958106</text:p>
          </table:table-cell>
          <table:table-cell/>
          <table:table-cell office:value-type="float" office:value="0.964348" calcext:value-type="float">
            <text:p>0.964348</text:p>
          </table:table-cell>
          <table:table-cell/>
          <table:table-cell office:value-type="float" office:value="0.975652" calcext:value-type="float">
            <text:p>0.975652</text:p>
          </table:table-cell>
          <table:table-cell/>
          <table:table-cell office:value-type="float" office:value="0.967742" calcext:value-type="float">
            <text:p>0.967742</text:p>
          </table:table-cell>
          <table:table-cell/>
          <table:table-cell office:value-type="float" office:value="0.968107" calcext:value-type="float">
            <text:p>0.968107</text:p>
          </table:table-cell>
          <table:table-cell/>
          <table:table-cell office:value-type="float" office:value="0.971914" calcext:value-type="float">
            <text:p>0.971914</text:p>
          </table:table-cell>
          <table:table-cell/>
          <table:table-cell office:value-type="float" office:value="0.952295" calcext:value-type="float">
            <text:p>0.952295</text:p>
          </table:table-cell>
          <table:table-cell/>
          <table:table-cell office:value-type="float" office:value="0.969231" calcext:value-type="float">
            <text:p>0.969231</text:p>
          </table:table-cell>
          <table:table-cell/>
          <table:table-cell office:value-type="float" office:value="0.918599" calcext:value-type="float">
            <text:p>0.9185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4235" calcext:value-type="float">
            <text:p>0.954235</text:p>
          </table:table-cell>
          <table:table-cell/>
          <table:table-cell office:value-type="float" office:value="0.95685" calcext:value-type="float">
            <text:p>0.95685</text:p>
          </table:table-cell>
          <table:table-cell/>
          <table:table-cell office:value-type="float" office:value="0.965217" calcext:value-type="float">
            <text:p>0.965217</text:p>
          </table:table-cell>
          <table:table-cell/>
          <table:table-cell office:value-type="float" office:value="0.971304" calcext:value-type="float">
            <text:p>0.971304</text:p>
          </table:table-cell>
          <table:table-cell/>
          <table:table-cell office:value-type="float" office:value="0.956682" calcext:value-type="float">
            <text:p>0.956682</text:p>
          </table:table-cell>
          <table:table-cell/>
          <table:table-cell office:value-type="float" office:value="0.969136" calcext:value-type="float">
            <text:p>0.969136</text:p>
          </table:table-cell>
          <table:table-cell/>
          <table:table-cell office:value-type="float" office:value="0.977818" calcext:value-type="float">
            <text:p>0.977818</text:p>
          </table:table-cell>
          <table:table-cell/>
          <table:table-cell office:value-type="float" office:value="0.971557" calcext:value-type="float">
            <text:p>0.971557</text:p>
          </table:table-cell>
          <table:table-cell/>
          <table:table-cell office:value-type="float" office:value="0.938612" calcext:value-type="float">
            <text:p>0.938612</text:p>
          </table:table-cell>
          <table:table-cell/>
          <table:table-cell office:value-type="float" office:value="0.843649" calcext:value-type="float">
            <text:p>0.84364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493" calcext:value-type="float">
            <text:p>0.92493</text:p>
          </table:table-cell>
          <table:table-cell/>
          <table:table-cell office:value-type="float" office:value="0.959363" calcext:value-type="float">
            <text:p>0.959363</text:p>
          </table:table-cell>
          <table:table-cell/>
          <table:table-cell office:value-type="float" office:value="0.963913" calcext:value-type="float">
            <text:p>0.963913</text:p>
          </table:table-cell>
          <table:table-cell/>
          <table:table-cell office:value-type="float" office:value="0.964783" calcext:value-type="float">
            <text:p>0.964783</text:p>
          </table:table-cell>
          <table:table-cell/>
          <table:table-cell office:value-type="float" office:value="0.96129" calcext:value-type="float">
            <text:p>0.96129</text:p>
          </table:table-cell>
          <table:table-cell/>
          <table:table-cell office:value-type="float" office:value="0.972737" calcext:value-type="float">
            <text:p>0.972737</text:p>
          </table:table-cell>
          <table:table-cell/>
          <table:table-cell office:value-type="float" office:value="0.976029" calcext:value-type="float">
            <text:p>0.976029</text:p>
          </table:table-cell>
          <table:table-cell/>
          <table:table-cell office:value-type="float" office:value="0.978938" calcext:value-type="float">
            <text:p>0.978938</text:p>
          </table:table-cell>
          <table:table-cell/>
          <table:table-cell office:value-type="float" office:value="0.969532" calcext:value-type="float">
            <text:p>0.969532</text:p>
          </table:table-cell>
          <table:table-cell/>
          <table:table-cell office:value-type="float" office:value="0.845646" calcext:value-type="float">
            <text:p>0.8456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6134" calcext:value-type="float">
            <text:p>0.926134</text:p>
          </table:table-cell>
          <table:table-cell/>
          <table:table-cell office:value-type="float" office:value="0.957269" calcext:value-type="float">
            <text:p>0.957269</text:p>
          </table:table-cell>
          <table:table-cell/>
          <table:table-cell office:value-type="float" office:value="0.963478" calcext:value-type="float">
            <text:p>0.963478</text:p>
          </table:table-cell>
          <table:table-cell/>
          <table:table-cell office:value-type="float" office:value="0.963043" calcext:value-type="float">
            <text:p>0.963043</text:p>
          </table:table-cell>
          <table:table-cell/>
          <table:table-cell office:value-type="float" office:value="0.958986" calcext:value-type="float">
            <text:p>0.958986</text:p>
          </table:table-cell>
          <table:table-cell/>
          <table:table-cell office:value-type="float" office:value="0.970165" calcext:value-type="float">
            <text:p>0.970165</text:p>
          </table:table-cell>
          <table:table-cell/>
          <table:table-cell office:value-type="float" office:value="0.973882" calcext:value-type="float">
            <text:p>0.973882</text:p>
          </table:table-cell>
          <table:table-cell/>
          <table:table-cell office:value-type="float" office:value="0.964176" calcext:value-type="float">
            <text:p>0.964176</text:p>
          </table:table-cell>
          <table:table-cell/>
          <table:table-cell office:value-type="float" office:value="0.961388" calcext:value-type="float">
            <text:p>0.961388</text:p>
          </table:table-cell>
          <table:table-cell/>
          <table:table-cell office:value-type="float" office:value="0.872831" calcext:value-type="float">
            <text:p>0.87283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7009" calcext:value-type="float">
            <text:p>0.947009</text:p>
          </table:table-cell>
          <table:table-cell/>
          <table:table-cell office:value-type="float" office:value="0.945119" calcext:value-type="float">
            <text:p>0.945119</text:p>
          </table:table-cell>
          <table:table-cell/>
          <table:table-cell office:value-type="float" office:value="0.952609" calcext:value-type="float">
            <text:p>0.952609</text:p>
          </table:table-cell>
          <table:table-cell/>
          <table:table-cell office:value-type="float" office:value="0.963478" calcext:value-type="float">
            <text:p>0.963478</text:p>
          </table:table-cell>
          <table:table-cell/>
          <table:table-cell office:value-type="float" office:value="0.933641" calcext:value-type="float">
            <text:p>0.933641</text:p>
          </table:table-cell>
          <table:table-cell/>
          <table:table-cell office:value-type="float" office:value="0.970165" calcext:value-type="float">
            <text:p>0.970165</text:p>
          </table:table-cell>
          <table:table-cell/>
          <table:table-cell office:value-type="float" office:value="0.972809" calcext:value-type="float">
            <text:p>0.972809</text:p>
          </table:table-cell>
          <table:table-cell/>
          <table:table-cell office:value-type="float" office:value="0.958236" calcext:value-type="float">
            <text:p>0.958236</text:p>
          </table:table-cell>
          <table:table-cell/>
          <table:table-cell office:value-type="float" office:value="0.962896" calcext:value-type="float">
            <text:p>0.962896</text:p>
          </table:table-cell>
          <table:table-cell/>
          <table:table-cell office:value-type="float" office:value="0.952542" calcext:value-type="float">
            <text:p>0.95254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898" calcext:value-type="float">
            <text:p>0.93898</text:p>
          </table:table-cell>
          <table:table-cell/>
          <table:table-cell office:value-type="float" office:value="0.930038" calcext:value-type="float">
            <text:p>0.930038</text:p>
          </table:table-cell>
          <table:table-cell/>
          <table:table-cell office:value-type="float" office:value="0.95913" calcext:value-type="float">
            <text:p>0.95913</text:p>
          </table:table-cell>
          <table:table-cell/>
          <table:table-cell office:value-type="float" office:value="0.957826" calcext:value-type="float">
            <text:p>0.957826</text:p>
          </table:table-cell>
          <table:table-cell/>
          <table:table-cell office:value-type="float" office:value="0.948848" calcext:value-type="float">
            <text:p>0.948848</text:p>
          </table:table-cell>
          <table:table-cell/>
          <table:table-cell office:value-type="float" office:value="0.966049" calcext:value-type="float">
            <text:p>0.966049</text:p>
          </table:table-cell>
          <table:table-cell/>
          <table:table-cell office:value-type="float" office:value="0.967979" calcext:value-type="float">
            <text:p>0.967979</text:p>
          </table:table-cell>
          <table:table-cell/>
          <table:table-cell office:value-type="float" office:value="0.971197" calcext:value-type="float">
            <text:p>0.971197</text:p>
          </table:table-cell>
          <table:table-cell/>
          <table:table-cell office:value-type="float" office:value="0.970136" calcext:value-type="float">
            <text:p>0.970136</text:p>
          </table:table-cell>
          <table:table-cell/>
          <table:table-cell office:value-type="float" office:value="0.95546" calcext:value-type="float">
            <text:p>0.955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9611" calcext:value-type="float">
            <text:p>0.929611</text:p>
          </table:table-cell>
          <table:table-cell/>
          <table:table-cell office:value-type="float" office:value="0.900247" calcext:value-type="float">
            <text:p>0.900247</text:p>
          </table:table-cell>
          <table:table-cell/>
          <table:table-cell office:value-type="float" office:value="0.953488" calcext:value-type="float">
            <text:p>0.953488</text:p>
          </table:table-cell>
          <table:table-cell/>
          <table:table-cell office:value-type="float" office:value="0.96081" calcext:value-type="float">
            <text:p>0.96081</text:p>
          </table:table-cell>
          <table:table-cell/>
          <table:table-cell office:value-type="float" office:value="0.942246" calcext:value-type="float">
            <text:p>0.942246</text:p>
          </table:table-cell>
          <table:table-cell/>
          <table:table-cell office:value-type="float" office:value="0.958544" calcext:value-type="float">
            <text:p>0.958544</text:p>
          </table:table-cell>
          <table:table-cell/>
          <table:table-cell office:value-type="float" office:value="0.967335" calcext:value-type="float">
            <text:p>0.967335</text:p>
          </table:table-cell>
          <table:table-cell/>
          <table:table-cell office:value-type="float" office:value="0.969275" calcext:value-type="float">
            <text:p>0.969275</text:p>
          </table:table-cell>
          <table:table-cell/>
          <table:table-cell office:value-type="float" office:value="0.965404" calcext:value-type="float">
            <text:p>0.965404</text:p>
          </table:table-cell>
          <table:table-cell/>
          <table:table-cell office:value-type="float" office:value="0.869645" calcext:value-type="float">
            <text:p>0.869645</text:p>
          </table:table-cell>
          <table:table-cell table:number-columns-repeated="100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956243" calcext:value-type="float">
            <text:p>0.956243</text:p>
          </table:table-cell>
          <table:table-cell table:style-name="ce1" table:formula="of:=AVERAGE([.B123:.B132])" office:value-type="float" office:value="0.9441439" calcext:value-type="float">
            <text:p>0.9441439</text:p>
          </table:table-cell>
          <table:table-cell table:style-name="ce1" office:value-type="float" office:value="0.925848" calcext:value-type="float">
            <text:p>0.925848</text:p>
          </table:table-cell>
          <table:table-cell table:style-name="ce1" table:formula="of:=AVERAGE([.R123:.R132])" office:value-type="float" office:value="0.9666316" calcext:value-type="float">
            <text:p>0.9666316</text:p>
          </table:table-cell>
          <table:table-cell table:style-name="ce1" office:value-type="float" office:value="0.940435" calcext:value-type="float">
            <text:p>0.940435</text:p>
          </table:table-cell>
          <table:table-cell table:style-name="ce1" table:formula="of:=AVERAGE([.F123:.F132])" office:value-type="float" office:value="0.9607725" calcext:value-type="float">
            <text:p>0.9607725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table:formula="of:=AVERAGE([.H123:.H132])" office:value-type="float" office:value="0.9592499" calcext:value-type="float">
            <text:p>0.9592499</text:p>
          </table:table-cell>
          <table:table-cell table:style-name="ce1" office:value-type="float" office:value="0.958986" calcext:value-type="float">
            <text:p>0.958986</text:p>
          </table:table-cell>
          <table:table-cell table:style-name="ce1" table:formula="of:=AVERAGE([.J123:.J132])" office:value-type="float" office:value="0.9671545" calcext:value-type="float">
            <text:p>0.9671545</text:p>
          </table:table-cell>
          <table:table-cell table:style-name="ce1" office:value-type="float" office:value="0.96965" calcext:value-type="float">
            <text:p>0.96965</text:p>
          </table:table-cell>
          <table:table-cell table:style-name="ce1" table:formula="of:=AVERAGE([.L123:.L132])" office:value-type="float" office:value="0.9665901" calcext:value-type="float">
            <text:p>0.9665901</text:p>
          </table:table-cell>
          <table:table-cell table:style-name="ce1" office:value-type="float" office:value="0.981574" calcext:value-type="float">
            <text:p>0.981574</text:p>
          </table:table-cell>
          <table:table-cell table:style-name="ce1" table:formula="of:=AVERAGE([.N123:.N132])" office:value-type="float" office:value="0.9757475" calcext:value-type="float">
            <text:p>0.9757475</text:p>
          </table:table-cell>
          <table:table-cell table:style-name="ce1" office:value-type="float" office:value="0.976778" calcext:value-type="float">
            <text:p>0.976778</text:p>
          </table:table-cell>
          <table:table-cell table:style-name="ce1" table:formula="of:=AVERAGE([.P123:.P132])" office:value-type="float" office:value="0.9725885" calcext:value-type="float">
            <text:p>0.9725885</text:p>
          </table:table-cell>
          <table:table-cell table:style-name="ce1" office:value-type="float" office:value="0.975415" calcext:value-type="float">
            <text:p>0.975415</text:p>
          </table:table-cell>
          <table:table-cell table:style-name="ce1" table:formula="of:=AVERAGE([.R123:.R132])" office:value-type="float" office:value="0.9666316" calcext:value-type="float">
            <text:p>0.9666316</text:p>
          </table:table-cell>
          <table:table-cell table:style-name="ce1" office:value-type="float" office:value="0.909077" calcext:value-type="float">
            <text:p>0.909077</text:p>
          </table:table-cell>
          <table:table-cell table:style-name="ce1" table:formula="of:=AVERAGE([.T123:.T132])" office:value-type="float" office:value="0.8762392" calcext:value-type="float">
            <text:p>0.8762392</text:p>
          </table:table-cell>
          <table:table-cell table:style-name="ce1" table:number-columns-repeated="957"/>
          <table:table-cell table:number-columns-repeated="46"/>
        </table:table-row>
        <table:table-row table:style-name="ro1">
          <table:table-cell/>
          <table:table-cell office:value-type="float" office:value="0.956243" calcext:value-type="float">
            <text:p>0.956243</text:p>
          </table:table-cell>
          <table:table-cell/>
          <table:table-cell office:value-type="float" office:value="0.927524" calcext:value-type="float">
            <text:p>0.927524</text:p>
          </table:table-cell>
          <table:table-cell/>
          <table:table-cell office:value-type="float" office:value="0.963478" calcext:value-type="float">
            <text:p>0.963478</text:p>
          </table:table-cell>
          <table:table-cell/>
          <table:table-cell office:value-type="float" office:value="0.965217" calcext:value-type="float">
            <text:p>0.965217</text:p>
          </table:table-cell>
          <table:table-cell/>
          <table:table-cell office:value-type="float" office:value="0.965438" calcext:value-type="float">
            <text:p>0.965438</text:p>
          </table:table-cell>
          <table:table-cell/>
          <table:table-cell office:value-type="float" office:value="0.960391" calcext:value-type="float">
            <text:p>0.960391</text:p>
          </table:table-cell>
          <table:table-cell/>
          <table:table-cell office:value-type="float" office:value="0.981932" calcext:value-type="float">
            <text:p>0.981932</text:p>
          </table:table-cell>
          <table:table-cell/>
          <table:table-cell office:value-type="float" office:value="0.977498" calcext:value-type="float">
            <text:p>0.977498</text:p>
          </table:table-cell>
          <table:table-cell/>
          <table:table-cell office:value-type="float" office:value="0.974057" calcext:value-type="float">
            <text:p>0.974057</text:p>
          </table:table-cell>
          <table:table-cell/>
          <table:table-cell office:value-type="float" office:value="0.90278" calcext:value-type="float">
            <text:p>0.9027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106" calcext:value-type="float">
            <text:p>0.96106</text:p>
          </table:table-cell>
          <table:table-cell/>
          <table:table-cell office:value-type="float" office:value="0.9447" calcext:value-type="float">
            <text:p>0.9447</text:p>
          </table:table-cell>
          <table:table-cell/>
          <table:table-cell office:value-type="float" office:value="0.967391" calcext:value-type="float">
            <text:p>0.967391</text:p>
          </table:table-cell>
          <table:table-cell/>
          <table:table-cell office:value-type="float" office:value="0.964348" calcext:value-type="float">
            <text:p>0.964348</text:p>
          </table:table-cell>
          <table:table-cell/>
          <table:table-cell office:value-type="float" office:value="0.976498" calcext:value-type="float">
            <text:p>0.976498</text:p>
          </table:table-cell>
          <table:table-cell/>
          <table:table-cell office:value-type="float" office:value="0.960391" calcext:value-type="float">
            <text:p>0.960391</text:p>
          </table:table-cell>
          <table:table-cell/>
          <table:table-cell office:value-type="float" office:value="0.984615" calcext:value-type="float">
            <text:p>0.984615</text:p>
          </table:table-cell>
          <table:table-cell/>
          <table:table-cell office:value-type="float" office:value="0.979658" calcext:value-type="float">
            <text:p>0.979658</text:p>
          </table:table-cell>
          <table:table-cell/>
          <table:table-cell office:value-type="float" office:value="0.972549" calcext:value-type="float">
            <text:p>0.972549</text:p>
          </table:table-cell>
          <table:table-cell/>
          <table:table-cell office:value-type="float" office:value="0.88266" calcext:value-type="float">
            <text:p>0.8826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2228" calcext:value-type="float">
            <text:p>0.952228</text:p>
          </table:table-cell>
          <table:table-cell/>
          <table:table-cell office:value-type="float" office:value="0.958525" calcext:value-type="float">
            <text:p>0.958525</text:p>
          </table:table-cell>
          <table:table-cell/>
          <table:table-cell office:value-type="float" office:value="0.95913" calcext:value-type="float">
            <text:p>0.95913</text:p>
          </table:table-cell>
          <table:table-cell/>
          <table:table-cell office:value-type="float" office:value="0.956522" calcext:value-type="float">
            <text:p>0.956522</text:p>
          </table:table-cell>
          <table:table-cell/>
          <table:table-cell office:value-type="float" office:value="0.974654" calcext:value-type="float">
            <text:p>0.974654</text:p>
          </table:table-cell>
          <table:table-cell/>
          <table:table-cell office:value-type="float" office:value="0.968621" calcext:value-type="float">
            <text:p>0.968621</text:p>
          </table:table-cell>
          <table:table-cell/>
          <table:table-cell office:value-type="float" office:value="0.971556" calcext:value-type="float">
            <text:p>0.971556</text:p>
          </table:table-cell>
          <table:table-cell/>
          <table:table-cell office:value-type="float" office:value="0.952475" calcext:value-type="float">
            <text:p>0.952475</text:p>
          </table:table-cell>
          <table:table-cell/>
          <table:table-cell office:value-type="float" office:value="0.97451" calcext:value-type="float">
            <text:p>0.97451</text:p>
          </table:table-cell>
          <table:table-cell/>
          <table:table-cell office:value-type="float" office:value="0.868223" calcext:value-type="float">
            <text:p>0.86822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4637" calcext:value-type="float">
            <text:p>0.954637</text:p>
          </table:table-cell>
          <table:table-cell/>
          <table:table-cell office:value-type="float" office:value="0.958106" calcext:value-type="float">
            <text:p>0.958106</text:p>
          </table:table-cell>
          <table:table-cell/>
          <table:table-cell office:value-type="float" office:value="0.966522" calcext:value-type="float">
            <text:p>0.966522</text:p>
          </table:table-cell>
          <table:table-cell/>
          <table:table-cell office:value-type="float" office:value="0.963043" calcext:value-type="float">
            <text:p>0.963043</text:p>
          </table:table-cell>
          <table:table-cell/>
          <table:table-cell office:value-type="float" office:value="0.958986" calcext:value-type="float">
            <text:p>0.958986</text:p>
          </table:table-cell>
          <table:table-cell/>
          <table:table-cell office:value-type="float" office:value="0.971708" calcext:value-type="float">
            <text:p>0.971708</text:p>
          </table:table-cell>
          <table:table-cell/>
          <table:table-cell office:value-type="float" office:value="0.977281" calcext:value-type="float">
            <text:p>0.977281</text:p>
          </table:table-cell>
          <table:table-cell/>
          <table:table-cell office:value-type="float" office:value="0.977858" calcext:value-type="float">
            <text:p>0.977858</text:p>
          </table:table-cell>
          <table:table-cell/>
          <table:table-cell office:value-type="float" office:value="0.940121" calcext:value-type="float">
            <text:p>0.940121</text:p>
          </table:table-cell>
          <table:table-cell/>
          <table:table-cell office:value-type="float" office:value="0.823069" calcext:value-type="float">
            <text:p>0.8230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0915" calcext:value-type="float">
            <text:p>0.920915</text:p>
          </table:table-cell>
          <table:table-cell/>
          <table:table-cell office:value-type="float" office:value="0.959363" calcext:value-type="float">
            <text:p>0.959363</text:p>
          </table:table-cell>
          <table:table-cell/>
          <table:table-cell office:value-type="float" office:value="0.964783" calcext:value-type="float">
            <text:p>0.964783</text:p>
          </table:table-cell>
          <table:table-cell/>
          <table:table-cell office:value-type="float" office:value="0.963478" calcext:value-type="float">
            <text:p>0.963478</text:p>
          </table:table-cell>
          <table:table-cell/>
          <table:table-cell office:value-type="float" office:value="0.976959" calcext:value-type="float">
            <text:p>0.976959</text:p>
          </table:table-cell>
          <table:table-cell/>
          <table:table-cell office:value-type="float" office:value="0.971193" calcext:value-type="float">
            <text:p>0.971193</text:p>
          </table:table-cell>
          <table:table-cell/>
          <table:table-cell office:value-type="float" office:value="0.976029" calcext:value-type="float">
            <text:p>0.976029</text:p>
          </table:table-cell>
          <table:table-cell/>
          <table:table-cell office:value-type="float" office:value="0.977318" calcext:value-type="float">
            <text:p>0.977318</text:p>
          </table:table-cell>
          <table:table-cell/>
          <table:table-cell office:value-type="float" office:value="0.96908" calcext:value-type="float">
            <text:p>0.96908</text:p>
          </table:table-cell>
          <table:table-cell/>
          <table:table-cell office:value-type="float" office:value="0.835356" calcext:value-type="float">
            <text:p>0.83535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5733" calcext:value-type="float">
            <text:p>0.925733</text:p>
          </table:table-cell>
          <table:table-cell/>
          <table:table-cell office:value-type="float" office:value="0.955174" calcext:value-type="float">
            <text:p>0.955174</text:p>
          </table:table-cell>
          <table:table-cell/>
          <table:table-cell office:value-type="float" office:value="0.962609" calcext:value-type="float">
            <text:p>0.962609</text:p>
          </table:table-cell>
          <table:table-cell/>
          <table:table-cell office:value-type="float" office:value="0.961739" calcext:value-type="float">
            <text:p>0.961739</text:p>
          </table:table-cell>
          <table:table-cell/>
          <table:table-cell office:value-type="float" office:value="0.971889" calcext:value-type="float">
            <text:p>0.971889</text:p>
          </table:table-cell>
          <table:table-cell/>
          <table:table-cell office:value-type="float" office:value="0.971193" calcext:value-type="float">
            <text:p>0.971193</text:p>
          </table:table-cell>
          <table:table-cell/>
          <table:table-cell office:value-type="float" office:value="0.974598" calcext:value-type="float">
            <text:p>0.974598</text:p>
          </table:table-cell>
          <table:table-cell/>
          <table:table-cell office:value-type="float" office:value="0.971017" calcext:value-type="float">
            <text:p>0.971017</text:p>
          </table:table-cell>
          <table:table-cell/>
          <table:table-cell office:value-type="float" office:value="0.964404" calcext:value-type="float">
            <text:p>0.964404</text:p>
          </table:table-cell>
          <table:table-cell/>
          <table:table-cell office:value-type="float" office:value="0.897404" calcext:value-type="float">
            <text:p>0.8974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4601" calcext:value-type="float">
            <text:p>0.944601</text:p>
          </table:table-cell>
          <table:table-cell/>
          <table:table-cell office:value-type="float" office:value="0.945957" calcext:value-type="float">
            <text:p>0.945957</text:p>
          </table:table-cell>
          <table:table-cell/>
          <table:table-cell office:value-type="float" office:value="0.956957" calcext:value-type="float">
            <text:p>0.956957</text:p>
          </table:table-cell>
          <table:table-cell/>
          <table:table-cell office:value-type="float" office:value="0.953913" calcext:value-type="float">
            <text:p>0.953913</text:p>
          </table:table-cell>
          <table:table-cell/>
          <table:table-cell office:value-type="float" office:value="0.964977" calcext:value-type="float">
            <text:p>0.964977</text:p>
          </table:table-cell>
          <table:table-cell/>
          <table:table-cell office:value-type="float" office:value="0.970165" calcext:value-type="float">
            <text:p>0.970165</text:p>
          </table:table-cell>
          <table:table-cell/>
          <table:table-cell office:value-type="float" office:value="0.972093" calcext:value-type="float">
            <text:p>0.972093</text:p>
          </table:table-cell>
          <table:table-cell/>
          <table:table-cell office:value-type="float" office:value="0.969217" calcext:value-type="float">
            <text:p>0.969217</text:p>
          </table:table-cell>
          <table:table-cell/>
          <table:table-cell office:value-type="float" office:value="0.962896" calcext:value-type="float">
            <text:p>0.962896</text:p>
          </table:table-cell>
          <table:table-cell/>
          <table:table-cell office:value-type="float" office:value="0.894026" calcext:value-type="float">
            <text:p>0.8940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9382" calcext:value-type="float">
            <text:p>0.939382</text:p>
          </table:table-cell>
          <table:table-cell/>
          <table:table-cell office:value-type="float" office:value="0.930457" calcext:value-type="float">
            <text:p>0.930457</text:p>
          </table:table-cell>
          <table:table-cell/>
          <table:table-cell office:value-type="float" office:value="0.961304" calcext:value-type="float">
            <text:p>0.961304</text:p>
          </table:table-cell>
          <table:table-cell/>
          <table:table-cell office:value-type="float" office:value="0.958261" calcext:value-type="float">
            <text:p>0.958261</text:p>
          </table:table-cell>
          <table:table-cell/>
          <table:table-cell office:value-type="float" office:value="0.966359" calcext:value-type="float">
            <text:p>0.966359</text:p>
          </table:table-cell>
          <table:table-cell/>
          <table:table-cell office:value-type="float" office:value="0.967078" calcext:value-type="float">
            <text:p>0.967078</text:p>
          </table:table-cell>
          <table:table-cell/>
          <table:table-cell office:value-type="float" office:value="0.967621" calcext:value-type="float">
            <text:p>0.967621</text:p>
          </table:table-cell>
          <table:table-cell/>
          <table:table-cell office:value-type="float" office:value="0.974077" calcext:value-type="float">
            <text:p>0.974077</text:p>
          </table:table-cell>
          <table:table-cell/>
          <table:table-cell office:value-type="float" office:value="0.968929" calcext:value-type="float">
            <text:p>0.968929</text:p>
          </table:table-cell>
          <table:table-cell/>
          <table:table-cell office:value-type="float" office:value="0.866994" calcext:value-type="float">
            <text:p>0.8669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0397" calcext:value-type="float">
            <text:p>0.930397</text:p>
          </table:table-cell>
          <table:table-cell/>
          <table:table-cell office:value-type="float" office:value="0.899011" calcext:value-type="float">
            <text:p>0.899011</text:p>
          </table:table-cell>
          <table:table-cell/>
          <table:table-cell office:value-type="float" office:value="0.965116" calcext:value-type="float">
            <text:p>0.965116</text:p>
          </table:table-cell>
          <table:table-cell/>
          <table:table-cell office:value-type="float" office:value="0.965978" calcext:value-type="float">
            <text:p>0.965978</text:p>
          </table:table-cell>
          <table:table-cell/>
          <table:table-cell office:value-type="float" office:value="0.956799" calcext:value-type="float">
            <text:p>0.956799</text:p>
          </table:table-cell>
          <table:table-cell/>
          <table:table-cell office:value-type="float" office:value="0.955511" calcext:value-type="float">
            <text:p>0.955511</text:p>
          </table:table-cell>
          <table:table-cell/>
          <table:table-cell office:value-type="float" office:value="0.970176" calcext:value-type="float">
            <text:p>0.970176</text:p>
          </table:table-cell>
          <table:table-cell/>
          <table:table-cell office:value-type="float" office:value="0.969989" calcext:value-type="float">
            <text:p>0.969989</text:p>
          </table:table-cell>
          <table:table-cell/>
          <table:table-cell office:value-type="float" office:value="0.964355" calcext:value-type="float">
            <text:p>0.964355</text:p>
          </table:table-cell>
          <table:table-cell/>
          <table:table-cell office:value-type="float" office:value="0.882803" calcext:value-type="float">
            <text:p>0.882803</text:p>
          </table:table-cell>
          <table:table-cell table:number-columns-repeated="100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956644" calcext:value-type="float">
            <text:p>0.956644</text:p>
          </table:table-cell>
          <table:table-cell table:style-name="ce1" table:formula="of:=AVERAGE([.B133:.B142])" office:value-type="float" office:value="0.9443101" calcext:value-type="float">
            <text:p>0.9443101</text:p>
          </table:table-cell>
          <table:table-cell table:style-name="ce1" office:value-type="float" office:value="0.927524" calcext:value-type="float">
            <text:p>0.927524</text:p>
          </table:table-cell>
          <table:table-cell table:style-name="ce1" table:formula="of:=AVERAGE([.R113:.R122])" office:value-type="float" office:value="0.9649566" calcext:value-type="float">
            <text:p>0.9649566</text:p>
          </table:table-cell>
          <table:table-cell table:style-name="ce1" office:value-type="float" office:value="0.934348" calcext:value-type="float">
            <text:p>0.934348</text:p>
          </table:table-cell>
          <table:table-cell table:style-name="ce1" table:formula="of:=AVERAGE([.F133:.F142])" office:value-type="float" office:value="0.9387848" calcext:value-type="float">
            <text:p>0.9387848</text:p>
          </table:table-cell>
          <table:table-cell table:style-name="ce1" office:value-type="float" office:value="0.934783" calcext:value-type="float">
            <text:p>0.934783</text:p>
          </table:table-cell>
          <table:table-cell table:style-name="ce1" table:formula="of:=AVERAGE([.H133:.H142])" office:value-type="float" office:value="0.9381348" calcext:value-type="float">
            <text:p>0.9381348</text:p>
          </table:table-cell>
          <table:table-cell table:style-name="ce1" office:value-type="float" office:value="0.959447" calcext:value-type="float">
            <text:p>0.959447</text:p>
          </table:table-cell>
          <table:table-cell table:style-name="ce1" table:formula="of:=AVERAGE([.J133:.J142])" office:value-type="float" office:value="0.9673819" calcext:value-type="float">
            <text:p>0.9673819</text:p>
          </table:table-cell>
          <table:table-cell table:style-name="ce1" office:value-type="float" office:value="0.973251" calcext:value-type="float">
            <text:p>0.973251</text:p>
          </table:table-cell>
          <table:table-cell table:style-name="ce1" table:formula="of:=AVERAGE([.L133:.L142])" office:value-type="float" office:value="0.9659729" calcext:value-type="float">
            <text:p>0.9659729</text:p>
          </table:table-cell>
          <table:table-cell table:style-name="ce1" office:value-type="float" office:value="0.981395" calcext:value-type="float">
            <text:p>0.981395</text:p>
          </table:table-cell>
          <table:table-cell table:style-name="ce1" table:formula="of:=AVERAGE([.N133:.N142])" office:value-type="float" office:value="0.9754266" calcext:value-type="float">
            <text:p>0.9754266</text:p>
          </table:table-cell>
          <table:table-cell table:style-name="ce1" office:value-type="float" office:value="0.976778" calcext:value-type="float">
            <text:p>0.976778</text:p>
          </table:table-cell>
          <table:table-cell table:style-name="ce1" table:formula="of:=AVERAGE([.P133:.P142])" office:value-type="float" office:value="0.9720309" calcext:value-type="float">
            <text:p>0.9720309</text:p>
          </table:table-cell>
          <table:table-cell table:style-name="ce1" office:value-type="float" office:value="0.974208" calcext:value-type="float">
            <text:p>0.974208</text:p>
          </table:table-cell>
          <table:table-cell table:style-name="ce1" table:formula="of:=AVERAGE([.R133:.R142])" office:value-type="float" office:value="0.9666162" calcext:value-type="float">
            <text:p>0.9666162</text:p>
          </table:table-cell>
          <table:table-cell table:style-name="ce1" office:value-type="float" office:value="0.909077" calcext:value-type="float">
            <text:p>0.909077</text:p>
          </table:table-cell>
          <table:table-cell table:style-name="ce1" table:formula="of:=AVERAGE([.T133:.T142])" office:value-type="float" office:value="0.8765614" calcext:value-type="float">
            <text:p>0.8765614</text:p>
          </table:table-cell>
          <table:table-cell table:style-name="ce1" table:number-columns-repeated="957"/>
          <table:table-cell table:number-columns-repeated="46"/>
        </table:table-row>
        <table:table-row table:style-name="ro1">
          <table:table-cell/>
          <table:table-cell office:value-type="float" office:value="0.951425" calcext:value-type="float">
            <text:p>0.951425</text:p>
          </table:table-cell>
          <table:table-cell/>
          <table:table-cell office:value-type="float" office:value="0.930038" calcext:value-type="float">
            <text:p>0.930038</text:p>
          </table:table-cell>
          <table:table-cell/>
          <table:table-cell office:value-type="float" office:value="0.96" calcext:value-type="float">
            <text:p>0.96</text:p>
          </table:table-cell>
          <table:table-cell/>
          <table:table-cell office:value-type="float" office:value="0.963478" calcext:value-type="float">
            <text:p>0.963478</text:p>
          </table:table-cell>
          <table:table-cell/>
          <table:table-cell office:value-type="float" office:value="0.964977" calcext:value-type="float">
            <text:p>0.964977</text:p>
          </table:table-cell>
          <table:table-cell/>
          <table:table-cell office:value-type="float" office:value="0.965535" calcext:value-type="float">
            <text:p>0.965535</text:p>
          </table:table-cell>
          <table:table-cell/>
          <table:table-cell office:value-type="float" office:value="0.98229" calcext:value-type="float">
            <text:p>0.98229</text:p>
          </table:table-cell>
          <table:table-cell/>
          <table:table-cell office:value-type="float" office:value="0.974797" calcext:value-type="float">
            <text:p>0.974797</text:p>
          </table:table-cell>
          <table:table-cell/>
          <table:table-cell office:value-type="float" office:value="0.974661" calcext:value-type="float">
            <text:p>0.974661</text:p>
          </table:table-cell>
          <table:table-cell/>
          <table:table-cell office:value-type="float" office:value="0.902933" calcext:value-type="float">
            <text:p>0.9029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5841" calcext:value-type="float">
            <text:p>0.955841</text:p>
          </table:table-cell>
          <table:table-cell/>
          <table:table-cell office:value-type="float" office:value="0.948052" calcext:value-type="float">
            <text:p>0.948052</text:p>
          </table:table-cell>
          <table:table-cell/>
          <table:table-cell office:value-type="float" office:value="0.966956" calcext:value-type="float">
            <text:p>0.966956</text:p>
          </table:table-cell>
          <table:table-cell/>
          <table:table-cell office:value-type="float" office:value="0.966522" calcext:value-type="float">
            <text:p>0.966522</text:p>
          </table:table-cell>
          <table:table-cell/>
          <table:table-cell office:value-type="float" office:value="0.976498" calcext:value-type="float">
            <text:p>0.976498</text:p>
          </table:table-cell>
          <table:table-cell/>
          <table:table-cell office:value-type="float" office:value="0.94856" calcext:value-type="float">
            <text:p>0.94856</text:p>
          </table:table-cell>
          <table:table-cell/>
          <table:table-cell office:value-type="float" office:value="0.984615" calcext:value-type="float">
            <text:p>0.984615</text:p>
          </table:table-cell>
          <table:table-cell/>
          <table:table-cell office:value-type="float" office:value="0.979658" calcext:value-type="float">
            <text:p>0.979658</text:p>
          </table:table-cell>
          <table:table-cell/>
          <table:table-cell office:value-type="float" office:value="0.970437" calcext:value-type="float">
            <text:p>0.970437</text:p>
          </table:table-cell>
          <table:table-cell/>
          <table:table-cell office:value-type="float" office:value="0.884196" calcext:value-type="float">
            <text:p>0.88419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7447" calcext:value-type="float">
            <text:p>0.957447</text:p>
          </table:table-cell>
          <table:table-cell/>
          <table:table-cell office:value-type="float" office:value="0.958525" calcext:value-type="float">
            <text:p>0.958525</text:p>
          </table:table-cell>
          <table:table-cell/>
          <table:table-cell office:value-type="float" office:value="0.968261" calcext:value-type="float">
            <text:p>0.968261</text:p>
          </table:table-cell>
          <table:table-cell/>
          <table:table-cell office:value-type="float" office:value="0.966956" calcext:value-type="float">
            <text:p>0.966956</text:p>
          </table:table-cell>
          <table:table-cell/>
          <table:table-cell office:value-type="float" office:value="0.973733" calcext:value-type="float">
            <text:p>0.973733</text:p>
          </table:table-cell>
          <table:table-cell/>
          <table:table-cell office:value-type="float" office:value="0.970165" calcext:value-type="float">
            <text:p>0.970165</text:p>
          </table:table-cell>
          <table:table-cell/>
          <table:table-cell office:value-type="float" office:value="0.972093" calcext:value-type="float">
            <text:p>0.972093</text:p>
          </table:table-cell>
          <table:table-cell/>
          <table:table-cell office:value-type="float" office:value="0.952115" calcext:value-type="float">
            <text:p>0.952115</text:p>
          </table:table-cell>
          <table:table-cell/>
          <table:table-cell office:value-type="float" office:value="0.972247" calcext:value-type="float">
            <text:p>0.972247</text:p>
          </table:table-cell>
          <table:table-cell/>
          <table:table-cell office:value-type="float" office:value="0.867455" calcext:value-type="float">
            <text:p>0.8674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4637" calcext:value-type="float">
            <text:p>0.954637</text:p>
          </table:table-cell>
          <table:table-cell/>
          <table:table-cell office:value-type="float" office:value="0.958106" calcext:value-type="float">
            <text:p>0.958106</text:p>
          </table:table-cell>
          <table:table-cell/>
          <table:table-cell office:value-type="float" office:value="0.922609" calcext:value-type="float">
            <text:p>0.922609</text:p>
          </table:table-cell>
          <table:table-cell/>
          <table:table-cell office:value-type="float" office:value="0.919565" calcext:value-type="float">
            <text:p>0.919565</text:p>
          </table:table-cell>
          <table:table-cell/>
          <table:table-cell office:value-type="float" office:value="0.962673" calcext:value-type="float">
            <text:p>0.962673</text:p>
          </table:table-cell>
          <table:table-cell/>
          <table:table-cell office:value-type="float" office:value="0.96965" calcext:value-type="float">
            <text:p>0.96965</text:p>
          </table:table-cell>
          <table:table-cell/>
          <table:table-cell office:value-type="float" office:value="0.976386" calcext:value-type="float">
            <text:p>0.976386</text:p>
          </table:table-cell>
          <table:table-cell/>
          <table:table-cell office:value-type="float" office:value="0.975157" calcext:value-type="float">
            <text:p>0.975157</text:p>
          </table:table-cell>
          <table:table-cell/>
          <table:table-cell office:value-type="float" office:value="0.93997" calcext:value-type="float">
            <text:p>0.93997</text:p>
          </table:table-cell>
          <table:table-cell/>
          <table:table-cell office:value-type="float" office:value="0.823376" calcext:value-type="float">
            <text:p>0.82337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4127" calcext:value-type="float">
            <text:p>0.924127</text:p>
          </table:table-cell>
          <table:table-cell/>
          <table:table-cell office:value-type="float" office:value="0.959363" calcext:value-type="float">
            <text:p>0.959363</text:p>
          </table:table-cell>
          <table:table-cell/>
          <table:table-cell office:value-type="float" office:value="0.902174" calcext:value-type="float">
            <text:p>0.902174</text:p>
          </table:table-cell>
          <table:table-cell/>
          <table:table-cell office:value-type="float" office:value="0.900435" calcext:value-type="float">
            <text:p>0.900435</text:p>
          </table:table-cell>
          <table:table-cell/>
          <table:table-cell office:value-type="float" office:value="0.977419" calcext:value-type="float">
            <text:p>0.977419</text:p>
          </table:table-cell>
          <table:table-cell/>
          <table:table-cell office:value-type="float" office:value="0.97428" calcext:value-type="float">
            <text:p>0.97428</text:p>
          </table:table-cell>
          <table:table-cell/>
          <table:table-cell office:value-type="float" office:value="0.975313" calcext:value-type="float">
            <text:p>0.975313</text:p>
          </table:table-cell>
          <table:table-cell/>
          <table:table-cell office:value-type="float" office:value="0.978038" calcext:value-type="float">
            <text:p>0.978038</text:p>
          </table:table-cell>
          <table:table-cell/>
          <table:table-cell office:value-type="float" office:value="0.971493" calcext:value-type="float">
            <text:p>0.971493</text:p>
          </table:table-cell>
          <table:table-cell/>
          <table:table-cell office:value-type="float" office:value="0.836277" calcext:value-type="float">
            <text:p>0.8362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2959" calcext:value-type="float">
            <text:p>0.932959</text:p>
          </table:table-cell>
          <table:table-cell/>
          <table:table-cell office:value-type="float" office:value="0.958106" calcext:value-type="float">
            <text:p>0.958106</text:p>
          </table:table-cell>
          <table:table-cell/>
          <table:table-cell office:value-type="float" office:value="0.905217" calcext:value-type="float">
            <text:p>0.905217</text:p>
          </table:table-cell>
          <table:table-cell/>
          <table:table-cell office:value-type="float" office:value="0.91" calcext:value-type="float">
            <text:p>0.91</text:p>
          </table:table-cell>
          <table:table-cell/>
          <table:table-cell office:value-type="float" office:value="0.970046" calcext:value-type="float">
            <text:p>0.970046</text:p>
          </table:table-cell>
          <table:table-cell/>
          <table:table-cell office:value-type="float" office:value="0.971193" calcext:value-type="float">
            <text:p>0.971193</text:p>
          </table:table-cell>
          <table:table-cell/>
          <table:table-cell office:value-type="float" office:value="0.97424" calcext:value-type="float">
            <text:p>0.97424</text:p>
          </table:table-cell>
          <table:table-cell/>
          <table:table-cell office:value-type="float" office:value="0.970837" calcext:value-type="float">
            <text:p>0.970837</text:p>
          </table:table-cell>
          <table:table-cell/>
          <table:table-cell office:value-type="float" office:value="0.962142" calcext:value-type="float">
            <text:p>0.962142</text:p>
          </table:table-cell>
          <table:table-cell/>
          <table:table-cell office:value-type="float" office:value="0.897097" calcext:value-type="float">
            <text:p>0.89709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2995" calcext:value-type="float">
            <text:p>0.942995</text:p>
          </table:table-cell>
          <table:table-cell/>
          <table:table-cell office:value-type="float" office:value="0.946376" calcext:value-type="float">
            <text:p>0.946376</text:p>
          </table:table-cell>
          <table:table-cell/>
          <table:table-cell office:value-type="float" office:value="0.918696" calcext:value-type="float">
            <text:p>0.918696</text:p>
          </table:table-cell>
          <table:table-cell/>
          <table:table-cell office:value-type="float" office:value="0.91087" calcext:value-type="float">
            <text:p>0.91087</text:p>
          </table:table-cell>
          <table:table-cell/>
          <table:table-cell office:value-type="float" office:value="0.964055" calcext:value-type="float">
            <text:p>0.964055</text:p>
          </table:table-cell>
          <table:table-cell/>
          <table:table-cell office:value-type="float" office:value="0.967078" calcext:value-type="float">
            <text:p>0.967078</text:p>
          </table:table-cell>
          <table:table-cell/>
          <table:table-cell office:value-type="float" office:value="0.971735" calcext:value-type="float">
            <text:p>0.971735</text:p>
          </table:table-cell>
          <table:table-cell/>
          <table:table-cell office:value-type="float" office:value="0.970657" calcext:value-type="float">
            <text:p>0.970657</text:p>
          </table:table-cell>
          <table:table-cell/>
          <table:table-cell office:value-type="float" office:value="0.967722" calcext:value-type="float">
            <text:p>0.967722</text:p>
          </table:table-cell>
          <table:table-cell/>
          <table:table-cell office:value-type="float" office:value="0.894947" calcext:value-type="float">
            <text:p>0.8949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9382" calcext:value-type="float">
            <text:p>0.939382</text:p>
          </table:table-cell>
          <table:table-cell/>
          <table:table-cell office:value-type="float" office:value="0.923335" calcext:value-type="float">
            <text:p>0.923335</text:p>
          </table:table-cell>
          <table:table-cell/>
          <table:table-cell office:value-type="float" office:value="0.957391" calcext:value-type="float">
            <text:p>0.957391</text:p>
          </table:table-cell>
          <table:table-cell/>
          <table:table-cell office:value-type="float" office:value="0.958696" calcext:value-type="float">
            <text:p>0.958696</text:p>
          </table:table-cell>
          <table:table-cell/>
          <table:table-cell office:value-type="float" office:value="0.965899" calcext:value-type="float">
            <text:p>0.965899</text:p>
          </table:table-cell>
          <table:table-cell/>
          <table:table-cell office:value-type="float" office:value="0.964506" calcext:value-type="float">
            <text:p>0.964506</text:p>
          </table:table-cell>
          <table:table-cell/>
          <table:table-cell office:value-type="float" office:value="0.967621" calcext:value-type="float">
            <text:p>0.967621</text:p>
          </table:table-cell>
          <table:table-cell/>
          <table:table-cell office:value-type="float" office:value="0.972997" calcext:value-type="float">
            <text:p>0.972997</text:p>
          </table:table-cell>
          <table:table-cell/>
          <table:table-cell office:value-type="float" office:value="0.968627" calcext:value-type="float">
            <text:p>0.968627</text:p>
          </table:table-cell>
          <table:table-cell/>
          <table:table-cell office:value-type="float" office:value="0.866994" calcext:value-type="float">
            <text:p>0.8669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7644" calcext:value-type="float">
            <text:p>0.927644</text:p>
          </table:table-cell>
          <table:table-cell/>
          <table:table-cell office:value-type="float" office:value="0.89695" calcext:value-type="float">
            <text:p>0.89695</text:p>
          </table:table-cell>
          <table:table-cell/>
          <table:table-cell office:value-type="float" office:value="0.952196" calcext:value-type="float">
            <text:p>0.952196</text:p>
          </table:table-cell>
          <table:table-cell/>
          <table:table-cell office:value-type="float" office:value="0.950043" calcext:value-type="float">
            <text:p>0.950043</text:p>
          </table:table-cell>
          <table:table-cell/>
          <table:table-cell office:value-type="float" office:value="0.959072" calcext:value-type="float">
            <text:p>0.959072</text:p>
          </table:table-cell>
          <table:table-cell/>
          <table:table-cell office:value-type="float" office:value="0.955511" calcext:value-type="float">
            <text:p>0.955511</text:p>
          </table:table-cell>
          <table:table-cell/>
          <table:table-cell office:value-type="float" office:value="0.968578" calcext:value-type="float">
            <text:p>0.968578</text:p>
          </table:table-cell>
          <table:table-cell/>
          <table:table-cell office:value-type="float" office:value="0.969275" calcext:value-type="float">
            <text:p>0.969275</text:p>
          </table:table-cell>
          <table:table-cell/>
          <table:table-cell office:value-type="float" office:value="0.964655" calcext:value-type="float">
            <text:p>0.964655</text:p>
          </table:table-cell>
          <table:table-cell/>
          <table:table-cell office:value-type="float" office:value="0.883262" calcext:value-type="float">
            <text:p>0.883262</text:p>
          </table:table-cell>
          <table:table-cell table:number-columns-repeated="100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52629" calcext:value-type="float">
            <text:p>0.952629</text:p>
          </table:table-cell>
          <table:table-cell table:style-name="ce1" table:formula="of:=AVERAGE([.B143:.B152])" office:value-type="float" office:value="0.9450654" calcext:value-type="float">
            <text:p>0.9450654</text:p>
          </table:table-cell>
          <table:table-cell table:style-name="ce1" office:value-type="float" office:value="0.94093" calcext:value-type="float">
            <text:p>0.94093</text:p>
          </table:table-cell>
          <table:table-cell table:style-name="ce1" table:formula="of:=AVERAGE([.R123:.R132])" office:value-type="float" office:value="0.9666316" calcext:value-type="float">
            <text:p>0.9666316</text:p>
          </table:table-cell>
          <table:table-cell table:style-name="ce1" office:value-type="float" office:value="0.936087" calcext:value-type="float">
            <text:p>0.936087</text:p>
          </table:table-cell>
          <table:table-cell table:style-name="ce1" table:formula="of:=AVERAGE([.F143:.F152])" office:value-type="float" office:value="0.9360367" calcext:value-type="float">
            <text:p>0.9360367</text:p>
          </table:table-cell>
          <table:table-cell table:style-name="ce1" office:value-type="float" office:value="0.938696" calcext:value-type="float">
            <text:p>0.938696</text:p>
          </table:table-cell>
          <table:table-cell table:style-name="ce1" table:formula="of:=AVERAGE([.H143:.H152])" office:value-type="float" office:value="0.9356896" calcext:value-type="float">
            <text:p>0.9356896</text:p>
          </table:table-cell>
          <table:table-cell table:style-name="ce1" office:value-type="float" office:value="0.958986" calcext:value-type="float">
            <text:p>0.958986</text:p>
          </table:table-cell>
          <table:table-cell table:style-name="ce1" table:formula="of:=AVERAGE([.J143:.J152])" office:value-type="float" office:value="0.9661007" calcext:value-type="float">
            <text:p>0.9661007</text:p>
          </table:table-cell>
          <table:table-cell table:style-name="ce1" office:value-type="float" office:value="0.972222" calcext:value-type="float">
            <text:p>0.972222</text:p>
          </table:table-cell>
          <table:table-cell table:style-name="ce1" table:formula="of:=AVERAGE([.L143:.L152])" office:value-type="float" office:value="0.9656127" calcext:value-type="float">
            <text:p>0.9656127</text:p>
          </table:table-cell>
          <table:table-cell table:style-name="ce1" office:value-type="float" office:value="0.981932" calcext:value-type="float">
            <text:p>0.981932</text:p>
          </table:table-cell>
          <table:table-cell table:style-name="ce1" table:formula="of:=AVERAGE([.N143:.N152])" office:value-type="float" office:value="0.9745694" calcext:value-type="float">
            <text:p>0.9745694</text:p>
          </table:table-cell>
          <table:table-cell table:style-name="ce1" office:value-type="float" office:value="0.975518" calcext:value-type="float">
            <text:p>0.975518</text:p>
          </table:table-cell>
          <table:table-cell table:style-name="ce1" table:formula="of:=AVERAGE([.P143:.P152])" office:value-type="float" office:value="0.9721388" calcext:value-type="float">
            <text:p>0.9721388</text:p>
          </table:table-cell>
          <table:table-cell table:style-name="ce1" office:value-type="float" office:value="0.973605" calcext:value-type="float">
            <text:p>0.973605</text:p>
          </table:table-cell>
          <table:table-cell table:style-name="ce1" table:formula="of:=AVERAGE([.R143:.R152])" office:value-type="float" office:value="0.9667065" calcext:value-type="float">
            <text:p>0.9667065</text:p>
          </table:table-cell>
          <table:table-cell table:style-name="ce1" office:value-type="float" office:value="0.909077" calcext:value-type="float">
            <text:p>0.909077</text:p>
          </table:table-cell>
          <table:table-cell table:style-name="ce1" table:formula="of:=AVERAGE([.T143:.T152])" office:value-type="float" office:value="0.8788653" calcext:value-type="float">
            <text:p>0.8788653</text:p>
          </table:table-cell>
          <table:table-cell table:style-name="ce1" table:number-columns-repeated="957"/>
          <table:table-cell table:number-columns-repeated="46"/>
        </table:table-row>
        <table:table-row table:style-name="ro1">
          <table:table-cell/>
          <table:table-cell office:value-type="float" office:value="0.957447" calcext:value-type="float">
            <text:p>0.957447</text:p>
          </table:table-cell>
          <table:table-cell/>
          <table:table-cell office:value-type="float" office:value="0.943863" calcext:value-type="float">
            <text:p>0.943863</text:p>
          </table:table-cell>
          <table:table-cell/>
          <table:table-cell office:value-type="float" office:value="0.96087" calcext:value-type="float">
            <text:p>0.96087</text:p>
          </table:table-cell>
          <table:table-cell/>
          <table:table-cell office:value-type="float" office:value="0.961304" calcext:value-type="float">
            <text:p>0.961304</text:p>
          </table:table-cell>
          <table:table-cell/>
          <table:table-cell office:value-type="float" office:value="0.968203" calcext:value-type="float">
            <text:p>0.968203</text:p>
          </table:table-cell>
          <table:table-cell/>
          <table:table-cell office:value-type="float" office:value="0.963477" calcext:value-type="float">
            <text:p>0.963477</text:p>
          </table:table-cell>
          <table:table-cell/>
          <table:table-cell office:value-type="float" office:value="0.983005" calcext:value-type="float">
            <text:p>0.983005</text:p>
          </table:table-cell>
          <table:table-cell/>
          <table:table-cell office:value-type="float" office:value="0.976418" calcext:value-type="float">
            <text:p>0.976418</text:p>
          </table:table-cell>
          <table:table-cell/>
          <table:table-cell office:value-type="float" office:value="0.973906" calcext:value-type="float">
            <text:p>0.973906</text:p>
          </table:table-cell>
          <table:table-cell/>
          <table:table-cell office:value-type="float" office:value="0.903394" calcext:value-type="float">
            <text:p>0.9033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5038" calcext:value-type="float">
            <text:p>0.955038</text:p>
          </table:table-cell>
          <table:table-cell/>
          <table:table-cell office:value-type="float" office:value="0.955174" calcext:value-type="float">
            <text:p>0.955174</text:p>
          </table:table-cell>
          <table:table-cell/>
          <table:table-cell office:value-type="float" office:value="0.967391" calcext:value-type="float">
            <text:p>0.967391</text:p>
          </table:table-cell>
          <table:table-cell/>
          <table:table-cell office:value-type="float" office:value="0.967391" calcext:value-type="float">
            <text:p>0.967391</text:p>
          </table:table-cell>
          <table:table-cell/>
          <table:table-cell office:value-type="float" office:value="0.97235" calcext:value-type="float">
            <text:p>0.97235</text:p>
          </table:table-cell>
          <table:table-cell/>
          <table:table-cell office:value-type="float" office:value="0.946502" calcext:value-type="float">
            <text:p>0.946502</text:p>
          </table:table-cell>
          <table:table-cell/>
          <table:table-cell office:value-type="float" office:value="0.984258" calcext:value-type="float">
            <text:p>0.984258</text:p>
          </table:table-cell>
          <table:table-cell/>
          <table:table-cell office:value-type="float" office:value="0.980558" calcext:value-type="float">
            <text:p>0.980558</text:p>
          </table:table-cell>
          <table:table-cell/>
          <table:table-cell office:value-type="float" office:value="0.974962" calcext:value-type="float">
            <text:p>0.974962</text:p>
          </table:table-cell>
          <table:table-cell/>
          <table:table-cell office:value-type="float" office:value="0.883735" calcext:value-type="float">
            <text:p>0.8837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6243" calcext:value-type="float">
            <text:p>0.956243</text:p>
          </table:table-cell>
          <table:table-cell/>
          <table:table-cell office:value-type="float" office:value="0.958106" calcext:value-type="float">
            <text:p>0.958106</text:p>
          </table:table-cell>
          <table:table-cell/>
          <table:table-cell office:value-type="float" office:value="0.948696" calcext:value-type="float">
            <text:p>0.948696</text:p>
          </table:table-cell>
          <table:table-cell/>
          <table:table-cell office:value-type="float" office:value="0.963043" calcext:value-type="float">
            <text:p>0.963043</text:p>
          </table:table-cell>
          <table:table-cell/>
          <table:table-cell office:value-type="float" office:value="0.975115" calcext:value-type="float">
            <text:p>0.975115</text:p>
          </table:table-cell>
          <table:table-cell/>
          <table:table-cell office:value-type="float" office:value="0.971193" calcext:value-type="float">
            <text:p>0.971193</text:p>
          </table:table-cell>
          <table:table-cell/>
          <table:table-cell office:value-type="float" office:value="0.97746" calcext:value-type="float">
            <text:p>0.97746</text:p>
          </table:table-cell>
          <table:table-cell/>
          <table:table-cell office:value-type="float" office:value="0.952655" calcext:value-type="float">
            <text:p>0.952655</text:p>
          </table:table-cell>
          <table:table-cell/>
          <table:table-cell office:value-type="float" office:value="0.973152" calcext:value-type="float">
            <text:p>0.973152</text:p>
          </table:table-cell>
          <table:table-cell/>
          <table:table-cell office:value-type="float" office:value="0.894333" calcext:value-type="float">
            <text:p>0.8943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5038" calcext:value-type="float">
            <text:p>0.955038</text:p>
          </table:table-cell>
          <table:table-cell/>
          <table:table-cell office:value-type="float" office:value="0.957687" calcext:value-type="float">
            <text:p>0.957687</text:p>
          </table:table-cell>
          <table:table-cell/>
          <table:table-cell office:value-type="float" office:value="0.920435" calcext:value-type="float">
            <text:p>0.920435</text:p>
          </table:table-cell>
          <table:table-cell/>
          <table:table-cell office:value-type="float" office:value="0.921304" calcext:value-type="float">
            <text:p>0.921304</text:p>
          </table:table-cell>
          <table:table-cell/>
          <table:table-cell office:value-type="float" office:value="0.958986" calcext:value-type="float">
            <text:p>0.958986</text:p>
          </table:table-cell>
          <table:table-cell/>
          <table:table-cell office:value-type="float" office:value="0.970165" calcext:value-type="float">
            <text:p>0.970165</text:p>
          </table:table-cell>
          <table:table-cell/>
          <table:table-cell office:value-type="float" office:value="0.971735" calcext:value-type="float">
            <text:p>0.971735</text:p>
          </table:table-cell>
          <table:table-cell/>
          <table:table-cell office:value-type="float" office:value="0.978578" calcext:value-type="float">
            <text:p>0.978578</text:p>
          </table:table-cell>
          <table:table-cell/>
          <table:table-cell office:value-type="float" office:value="0.938462" calcext:value-type="float">
            <text:p>0.938462</text:p>
          </table:table-cell>
          <table:table-cell/>
          <table:table-cell office:value-type="float" office:value="0.823222" calcext:value-type="float">
            <text:p>0.82322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493" calcext:value-type="float">
            <text:p>0.92493</text:p>
          </table:table-cell>
          <table:table-cell/>
          <table:table-cell office:value-type="float" office:value="0.958106" calcext:value-type="float">
            <text:p>0.958106</text:p>
          </table:table-cell>
          <table:table-cell/>
          <table:table-cell office:value-type="float" office:value="0.91087" calcext:value-type="float">
            <text:p>0.91087</text:p>
          </table:table-cell>
          <table:table-cell/>
          <table:table-cell office:value-type="float" office:value="0.883478" calcext:value-type="float">
            <text:p>0.883478</text:p>
          </table:table-cell>
          <table:table-cell/>
          <table:table-cell office:value-type="float" office:value="0.976498" calcext:value-type="float">
            <text:p>0.976498</text:p>
          </table:table-cell>
          <table:table-cell/>
          <table:table-cell office:value-type="float" office:value="0.973765" calcext:value-type="float">
            <text:p>0.973765</text:p>
          </table:table-cell>
          <table:table-cell/>
          <table:table-cell office:value-type="float" office:value="0.972093" calcext:value-type="float">
            <text:p>0.972093</text:p>
          </table:table-cell>
          <table:table-cell/>
          <table:table-cell office:value-type="float" office:value="0.977858" calcext:value-type="float">
            <text:p>0.977858</text:p>
          </table:table-cell>
          <table:table-cell/>
          <table:table-cell office:value-type="float" office:value="0.971192" calcext:value-type="float">
            <text:p>0.971192</text:p>
          </table:table-cell>
          <table:table-cell/>
          <table:table-cell office:value-type="float" office:value="0.835663" calcext:value-type="float">
            <text:p>0.8356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336" calcext:value-type="float">
            <text:p>0.93336</text:p>
          </table:table-cell>
          <table:table-cell/>
          <table:table-cell office:value-type="float" office:value="0.957269" calcext:value-type="float">
            <text:p>0.957269</text:p>
          </table:table-cell>
          <table:table-cell/>
          <table:table-cell office:value-type="float" office:value="0.876087" calcext:value-type="float">
            <text:p>0.876087</text:p>
          </table:table-cell>
          <table:table-cell/>
          <table:table-cell office:value-type="float" office:value="0.876522" calcext:value-type="float">
            <text:p>0.876522</text:p>
          </table:table-cell>
          <table:table-cell/>
          <table:table-cell office:value-type="float" office:value="0.970507" calcext:value-type="float">
            <text:p>0.970507</text:p>
          </table:table-cell>
          <table:table-cell/>
          <table:table-cell office:value-type="float" office:value="0.96965" calcext:value-type="float">
            <text:p>0.96965</text:p>
          </table:table-cell>
          <table:table-cell/>
          <table:table-cell office:value-type="float" office:value="0.972272" calcext:value-type="float">
            <text:p>0.972272</text:p>
          </table:table-cell>
          <table:table-cell/>
          <table:table-cell office:value-type="float" office:value="0.969037" calcext:value-type="float">
            <text:p>0.969037</text:p>
          </table:table-cell>
          <table:table-cell/>
          <table:table-cell office:value-type="float" office:value="0.966817" calcext:value-type="float">
            <text:p>0.966817</text:p>
          </table:table-cell>
          <table:table-cell/>
          <table:table-cell office:value-type="float" office:value="0.894333" calcext:value-type="float">
            <text:p>0.8943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5002" calcext:value-type="float">
            <text:p>0.945002</text:p>
          </table:table-cell>
          <table:table-cell/>
          <table:table-cell office:value-type="float" office:value="0.948052" calcext:value-type="float">
            <text:p>0.948052</text:p>
          </table:table-cell>
          <table:table-cell/>
          <table:table-cell office:value-type="float" office:value="0.91913" calcext:value-type="float">
            <text:p>0.91913</text:p>
          </table:table-cell>
          <table:table-cell/>
          <table:table-cell office:value-type="float" office:value="0.926957" calcext:value-type="float">
            <text:p>0.926957</text:p>
          </table:table-cell>
          <table:table-cell/>
          <table:table-cell office:value-type="float" office:value="0.963134" calcext:value-type="float">
            <text:p>0.963134</text:p>
          </table:table-cell>
          <table:table-cell/>
          <table:table-cell office:value-type="float" office:value="0.970165" calcext:value-type="float">
            <text:p>0.970165</text:p>
          </table:table-cell>
          <table:table-cell/>
          <table:table-cell office:value-type="float" office:value="0.971377" calcext:value-type="float">
            <text:p>0.971377</text:p>
          </table:table-cell>
          <table:table-cell/>
          <table:table-cell office:value-type="float" office:value="0.970297" calcext:value-type="float">
            <text:p>0.970297</text:p>
          </table:table-cell>
          <table:table-cell/>
          <table:table-cell office:value-type="float" office:value="0.962293" calcext:value-type="float">
            <text:p>0.962293</text:p>
          </table:table-cell>
          <table:table-cell/>
          <table:table-cell office:value-type="float" office:value="0.89464" calcext:value-type="float">
            <text:p>0.8946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9783" calcext:value-type="float">
            <text:p>0.939783</text:p>
          </table:table-cell>
          <table:table-cell/>
          <table:table-cell office:value-type="float" office:value="0.925848" calcext:value-type="float">
            <text:p>0.925848</text:p>
          </table:table-cell>
          <table:table-cell/>
          <table:table-cell office:value-type="float" office:value="0.95913" calcext:value-type="float">
            <text:p>0.95913</text:p>
          </table:table-cell>
          <table:table-cell/>
          <table:table-cell office:value-type="float" office:value="0.957391" calcext:value-type="float">
            <text:p>0.957391</text:p>
          </table:table-cell>
          <table:table-cell/>
          <table:table-cell office:value-type="float" office:value="0.964977" calcext:value-type="float">
            <text:p>0.964977</text:p>
          </table:table-cell>
          <table:table-cell/>
          <table:table-cell office:value-type="float" office:value="0.963477" calcext:value-type="float">
            <text:p>0.963477</text:p>
          </table:table-cell>
          <table:table-cell/>
          <table:table-cell office:value-type="float" office:value="0.964937" calcext:value-type="float">
            <text:p>0.964937</text:p>
          </table:table-cell>
          <table:table-cell/>
          <table:table-cell office:value-type="float" office:value="0.970837" calcext:value-type="float">
            <text:p>0.970837</text:p>
          </table:table-cell>
          <table:table-cell/>
          <table:table-cell office:value-type="float" office:value="0.967572" calcext:value-type="float">
            <text:p>0.967572</text:p>
          </table:table-cell>
          <table:table-cell/>
          <table:table-cell office:value-type="float" office:value="0.866994" calcext:value-type="float">
            <text:p>0.8669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1184" calcext:value-type="float">
            <text:p>0.931184</text:p>
          </table:table-cell>
          <table:table-cell/>
          <table:table-cell office:value-type="float" office:value="0.912201" calcext:value-type="float">
            <text:p>0.912201</text:p>
          </table:table-cell>
          <table:table-cell/>
          <table:table-cell office:value-type="float" office:value="0.961671" calcext:value-type="float">
            <text:p>0.961671</text:p>
          </table:table-cell>
          <table:table-cell/>
          <table:table-cell office:value-type="float" office:value="0.96081" calcext:value-type="float">
            <text:p>0.96081</text:p>
          </table:table-cell>
          <table:table-cell/>
          <table:table-cell office:value-type="float" office:value="0.952251" calcext:value-type="float">
            <text:p>0.952251</text:p>
          </table:table-cell>
          <table:table-cell/>
          <table:table-cell office:value-type="float" office:value="0.955511" calcext:value-type="float">
            <text:p>0.955511</text:p>
          </table:table-cell>
          <table:table-cell/>
          <table:table-cell office:value-type="float" office:value="0.966625" calcext:value-type="float">
            <text:p>0.966625</text:p>
          </table:table-cell>
          <table:table-cell/>
          <table:table-cell office:value-type="float" office:value="0.969632" calcext:value-type="float">
            <text:p>0.969632</text:p>
          </table:table-cell>
          <table:table-cell/>
          <table:table-cell office:value-type="float" office:value="0.965104" calcext:value-type="float">
            <text:p>0.965104</text:p>
          </table:table-cell>
          <table:table-cell/>
          <table:table-cell office:value-type="float" office:value="0.883262" calcext:value-type="float">
            <text:p>0.883262</text:p>
          </table:table-cell>
          <table:table-cell table:number-columns-repeated="100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921317" calcext:value-type="float">
            <text:p>0.921317</text:p>
          </table:table-cell>
          <table:table-cell table:style-name="ce1" table:formula="of:=AVERAGE([.B153:.B162])" office:value-type="float" office:value="0.9282472" calcext:value-type="float">
            <text:p>0.9282472</text:p>
          </table:table-cell>
          <table:table-cell table:style-name="ce1" office:value-type="float" office:value="0.94093" calcext:value-type="float">
            <text:p>0.94093</text:p>
          </table:table-cell>
          <table:table-cell table:style-name="ce1" table:formula="of:=AVERAGE([.R101:.R110])" office:value-type="float" office:value="0.964262" calcext:value-type="float">
            <text:p>0.964262</text:p>
          </table:table-cell>
          <table:table-cell table:style-name="ce1" office:value-type="float" office:value="0.934348" calcext:value-type="float">
            <text:p>0.934348</text:p>
          </table:table-cell>
          <table:table-cell table:style-name="ce1" table:formula="of:=AVERAGE([.F153:.F162])" office:value-type="float" office:value="0.9369928" calcext:value-type="float">
            <text:p>0.9369928</text:p>
          </table:table-cell>
          <table:table-cell table:style-name="ce1" office:value-type="float" office:value="0.934348" calcext:value-type="float">
            <text:p>0.934348</text:p>
          </table:table-cell>
          <table:table-cell table:style-name="ce1" table:formula="of:=AVERAGE([.H153:.H162])" office:value-type="float" office:value="0.9369925" calcext:value-type="float">
            <text:p>0.9369925</text:p>
          </table:table-cell>
          <table:table-cell table:style-name="ce1" office:value-type="float" office:value="0.960369" calcext:value-type="float">
            <text:p>0.960369</text:p>
          </table:table-cell>
          <table:table-cell table:style-name="ce1" table:formula="of:=AVERAGE([.J153:.J162])" office:value-type="float" office:value="0.9681174" calcext:value-type="float">
            <text:p>0.9681174</text:p>
          </table:table-cell>
          <table:table-cell table:style-name="ce1" office:value-type="float" office:value="0.973765" calcext:value-type="float">
            <text:p>0.973765</text:p>
          </table:table-cell>
          <table:table-cell table:style-name="ce1" table:formula="of:=AVERAGE([.L153:.L162])" office:value-type="float" office:value="0.9662283" calcext:value-type="float">
            <text:p>0.9662283</text:p>
          </table:table-cell>
          <table:table-cell table:style-name="ce1" office:value-type="float" office:value="0.98229" calcext:value-type="float">
            <text:p>0.98229</text:p>
          </table:table-cell>
          <table:table-cell table:style-name="ce1" table:formula="of:=AVERAGE([.N153:.N162])" office:value-type="float" office:value="0.9750002" calcext:value-type="float">
            <text:p>0.9750002</text:p>
          </table:table-cell>
          <table:table-cell table:style-name="ce1" office:value-type="float" office:value="0.972997" calcext:value-type="float">
            <text:p>0.972997</text:p>
          </table:table-cell>
          <table:table-cell table:style-name="ce1" table:formula="of:=AVERAGE([.P153:.P162])" office:value-type="float" office:value="0.9730388" calcext:value-type="float">
            <text:p>0.9730388</text:p>
          </table:table-cell>
          <table:table-cell table:style-name="ce1" office:value-type="float" office:value="0.973756" calcext:value-type="float">
            <text:p>0.973756</text:p>
          </table:table-cell>
          <table:table-cell table:style-name="ce1" table:formula="of:=AVERAGE([.R153:.R162])" office:value-type="float" office:value="0.9662545" calcext:value-type="float">
            <text:p>0.9662545</text:p>
          </table:table-cell>
          <table:table-cell table:style-name="ce1" office:value-type="float" office:value="0.909384" calcext:value-type="float">
            <text:p>0.909384</text:p>
          </table:table-cell>
          <table:table-cell table:style-name="ce1" table:formula="of:=AVERAGE([.T153:.T162])" office:value-type="float" office:value="0.8759781" calcext:value-type="float">
            <text:p>0.8759781</text:p>
          </table:table-cell>
          <table:table-cell table:style-name="ce1" table:number-columns-repeated="957"/>
          <table:table-cell table:number-columns-repeated="46"/>
        </table:table-row>
        <table:table-row table:style-name="ro1">
          <table:table-cell/>
          <table:table-cell office:value-type="float" office:value="0.955038" calcext:value-type="float">
            <text:p>0.955038</text:p>
          </table:table-cell>
          <table:table-cell/>
          <table:table-cell office:value-type="float" office:value="0.943025" calcext:value-type="float">
            <text:p>0.943025</text:p>
          </table:table-cell>
          <table:table-cell/>
          <table:table-cell office:value-type="float" office:value="0.96087" calcext:value-type="float">
            <text:p>0.96087</text:p>
          </table:table-cell>
          <table:table-cell/>
          <table:table-cell office:value-type="float" office:value="0.96087" calcext:value-type="float">
            <text:p>0.96087</text:p>
          </table:table-cell>
          <table:table-cell/>
          <table:table-cell office:value-type="float" office:value="0.966359" calcext:value-type="float">
            <text:p>0.966359</text:p>
          </table:table-cell>
          <table:table-cell/>
          <table:table-cell office:value-type="float" office:value="0.959362" calcext:value-type="float">
            <text:p>0.959362</text:p>
          </table:table-cell>
          <table:table-cell/>
          <table:table-cell office:value-type="float" office:value="0.982648" calcext:value-type="float">
            <text:p>0.982648</text:p>
          </table:table-cell>
          <table:table-cell/>
          <table:table-cell office:value-type="float" office:value="0.976418" calcext:value-type="float">
            <text:p>0.976418</text:p>
          </table:table-cell>
          <table:table-cell/>
          <table:table-cell office:value-type="float" office:value="0.967722" calcext:value-type="float">
            <text:p>0.967722</text:p>
          </table:table-cell>
          <table:table-cell/>
          <table:table-cell office:value-type="float" office:value="0.90278" calcext:value-type="float">
            <text:p>0.9027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16499" calcext:value-type="float">
            <text:p>0.916499</text:p>
          </table:table-cell>
          <table:table-cell/>
          <table:table-cell office:value-type="float" office:value="0.956012" calcext:value-type="float">
            <text:p>0.956012</text:p>
          </table:table-cell>
          <table:table-cell/>
          <table:table-cell office:value-type="float" office:value="0.966087" calcext:value-type="float">
            <text:p>0.966087</text:p>
          </table:table-cell>
          <table:table-cell/>
          <table:table-cell office:value-type="float" office:value="0.966522" calcext:value-type="float">
            <text:p>0.966522</text:p>
          </table:table-cell>
          <table:table-cell/>
          <table:table-cell office:value-type="float" office:value="0.976498" calcext:value-type="float">
            <text:p>0.976498</text:p>
          </table:table-cell>
          <table:table-cell/>
          <table:table-cell office:value-type="float" office:value="0.951646" calcext:value-type="float">
            <text:p>0.951646</text:p>
          </table:table-cell>
          <table:table-cell/>
          <table:table-cell office:value-type="float" office:value="0.983721" calcext:value-type="float">
            <text:p>0.983721</text:p>
          </table:table-cell>
          <table:table-cell/>
          <table:table-cell office:value-type="float" office:value="0.981638" calcext:value-type="float">
            <text:p>0.981638</text:p>
          </table:table-cell>
          <table:table-cell/>
          <table:table-cell office:value-type="float" office:value="0.971946" calcext:value-type="float">
            <text:p>0.971946</text:p>
          </table:table-cell>
          <table:table-cell/>
          <table:table-cell office:value-type="float" office:value="0.883428" calcext:value-type="float">
            <text:p>0.88342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3762" calcext:value-type="float">
            <text:p>0.933762</text:p>
          </table:table-cell>
          <table:table-cell/>
          <table:table-cell office:value-type="float" office:value="0.958106" calcext:value-type="float">
            <text:p>0.958106</text:p>
          </table:table-cell>
          <table:table-cell/>
          <table:table-cell office:value-type="float" office:value="0.957826" calcext:value-type="float">
            <text:p>0.957826</text:p>
          </table:table-cell>
          <table:table-cell/>
          <table:table-cell office:value-type="float" office:value="0.95" calcext:value-type="float">
            <text:p>0.95</text:p>
          </table:table-cell>
          <table:table-cell/>
          <table:table-cell office:value-type="float" office:value="0.969124" calcext:value-type="float">
            <text:p>0.969124</text:p>
          </table:table-cell>
          <table:table-cell/>
          <table:table-cell office:value-type="float" office:value="0.973251" calcext:value-type="float">
            <text:p>0.973251</text:p>
          </table:table-cell>
          <table:table-cell/>
          <table:table-cell office:value-type="float" office:value="0.976744" calcext:value-type="float">
            <text:p>0.976744</text:p>
          </table:table-cell>
          <table:table-cell/>
          <table:table-cell office:value-type="float" office:value="0.959496" calcext:value-type="float">
            <text:p>0.959496</text:p>
          </table:table-cell>
          <table:table-cell/>
          <table:table-cell office:value-type="float" office:value="0.971041" calcext:value-type="float">
            <text:p>0.971041</text:p>
          </table:table-cell>
          <table:table-cell/>
          <table:table-cell office:value-type="float" office:value="0.865919" calcext:value-type="float">
            <text:p>0.86591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4235" calcext:value-type="float">
            <text:p>0.954235</text:p>
          </table:table-cell>
          <table:table-cell/>
          <table:table-cell office:value-type="float" office:value="0.958106" calcext:value-type="float">
            <text:p>0.958106</text:p>
          </table:table-cell>
          <table:table-cell/>
          <table:table-cell office:value-type="float" office:value="0.919565" calcext:value-type="float">
            <text:p>0.919565</text:p>
          </table:table-cell>
          <table:table-cell/>
          <table:table-cell office:value-type="float" office:value="0.918261" calcext:value-type="float">
            <text:p>0.918261</text:p>
          </table:table-cell>
          <table:table-cell/>
          <table:table-cell office:value-type="float" office:value="0.973272" calcext:value-type="float">
            <text:p>0.973272</text:p>
          </table:table-cell>
          <table:table-cell/>
          <table:table-cell office:value-type="float" office:value="0.970165" calcext:value-type="float">
            <text:p>0.970165</text:p>
          </table:table-cell>
          <table:table-cell/>
          <table:table-cell office:value-type="float" office:value="0.976565" calcext:value-type="float">
            <text:p>0.976565</text:p>
          </table:table-cell>
          <table:table-cell/>
          <table:table-cell office:value-type="float" office:value="0.978758" calcext:value-type="float">
            <text:p>0.978758</text:p>
          </table:table-cell>
          <table:table-cell/>
          <table:table-cell office:value-type="float" office:value="0.941176" calcext:value-type="float">
            <text:p>0.941176</text:p>
          </table:table-cell>
          <table:table-cell/>
          <table:table-cell office:value-type="float" office:value="0.822761" calcext:value-type="float">
            <text:p>0.82276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4127" calcext:value-type="float">
            <text:p>0.924127</text:p>
          </table:table-cell>
          <table:table-cell/>
          <table:table-cell office:value-type="float" office:value="0.958106" calcext:value-type="float">
            <text:p>0.958106</text:p>
          </table:table-cell>
          <table:table-cell/>
          <table:table-cell office:value-type="float" office:value="0.909565" calcext:value-type="float">
            <text:p>0.909565</text:p>
          </table:table-cell>
          <table:table-cell/>
          <table:table-cell office:value-type="float" office:value="0.912609" calcext:value-type="float">
            <text:p>0.912609</text:p>
          </table:table-cell>
          <table:table-cell/>
          <table:table-cell office:value-type="float" office:value="0.975115" calcext:value-type="float">
            <text:p>0.975115</text:p>
          </table:table-cell>
          <table:table-cell/>
          <table:table-cell office:value-type="float" office:value="0.975309" calcext:value-type="float">
            <text:p>0.975309</text:p>
          </table:table-cell>
          <table:table-cell/>
          <table:table-cell office:value-type="float" office:value="0.971199" calcext:value-type="float">
            <text:p>0.971199</text:p>
          </table:table-cell>
          <table:table-cell/>
          <table:table-cell office:value-type="float" office:value="0.978038" calcext:value-type="float">
            <text:p>0.978038</text:p>
          </table:table-cell>
          <table:table-cell/>
          <table:table-cell office:value-type="float" office:value="0.970588" calcext:value-type="float">
            <text:p>0.970588</text:p>
          </table:table-cell>
          <table:table-cell/>
          <table:table-cell office:value-type="float" office:value="0.835663" calcext:value-type="float">
            <text:p>0.8356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01244" calcext:value-type="float">
            <text:p>0.901244</text:p>
          </table:table-cell>
          <table:table-cell/>
          <table:table-cell office:value-type="float" office:value="0.957269" calcext:value-type="float">
            <text:p>0.957269</text:p>
          </table:table-cell>
          <table:table-cell/>
          <table:table-cell office:value-type="float" office:value="0.88" calcext:value-type="float">
            <text:p>0.88</text:p>
          </table:table-cell>
          <table:table-cell/>
          <table:table-cell office:value-type="float" office:value="0.874348" calcext:value-type="float">
            <text:p>0.874348</text:p>
          </table:table-cell>
          <table:table-cell/>
          <table:table-cell office:value-type="float" office:value="0.970968" calcext:value-type="float">
            <text:p>0.970968</text:p>
          </table:table-cell>
          <table:table-cell/>
          <table:table-cell office:value-type="float" office:value="0.96965" calcext:value-type="float">
            <text:p>0.96965</text:p>
          </table:table-cell>
          <table:table-cell/>
          <table:table-cell office:value-type="float" office:value="0.972809" calcext:value-type="float">
            <text:p>0.972809</text:p>
          </table:table-cell>
          <table:table-cell/>
          <table:table-cell office:value-type="float" office:value="0.970117" calcext:value-type="float">
            <text:p>0.970117</text:p>
          </table:table-cell>
          <table:table-cell/>
          <table:table-cell office:value-type="float" office:value="0.966667" calcext:value-type="float">
            <text:p>0.966667</text:p>
          </table:table-cell>
          <table:table-cell/>
          <table:table-cell office:value-type="float" office:value="0.896636" calcext:value-type="float">
            <text:p>0.89663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5403" calcext:value-type="float">
            <text:p>0.945403</text:p>
          </table:table-cell>
          <table:table-cell/>
          <table:table-cell office:value-type="float" office:value="0.946795" calcext:value-type="float">
            <text:p>0.946795</text:p>
          </table:table-cell>
          <table:table-cell/>
          <table:table-cell office:value-type="float" office:value="0.921304" calcext:value-type="float">
            <text:p>0.921304</text:p>
          </table:table-cell>
          <table:table-cell/>
          <table:table-cell office:value-type="float" office:value="0.932174" calcext:value-type="float">
            <text:p>0.932174</text:p>
          </table:table-cell>
          <table:table-cell/>
          <table:table-cell office:value-type="float" office:value="0.964055" calcext:value-type="float">
            <text:p>0.964055</text:p>
          </table:table-cell>
          <table:table-cell/>
          <table:table-cell office:value-type="float" office:value="0.970679" calcext:value-type="float">
            <text:p>0.970679</text:p>
          </table:table-cell>
          <table:table-cell/>
          <table:table-cell office:value-type="float" office:value="0.972451" calcext:value-type="float">
            <text:p>0.972451</text:p>
          </table:table-cell>
          <table:table-cell/>
          <table:table-cell office:value-type="float" office:value="0.971197" calcext:value-type="float">
            <text:p>0.971197</text:p>
          </table:table-cell>
          <table:table-cell/>
          <table:table-cell office:value-type="float" office:value="0.966214" calcext:value-type="float">
            <text:p>0.966214</text:p>
          </table:table-cell>
          <table:table-cell/>
          <table:table-cell office:value-type="float" office:value="0.86638" calcext:value-type="float">
            <text:p>0.866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0112" calcext:value-type="float">
            <text:p>0.920112</text:p>
          </table:table-cell>
          <table:table-cell/>
          <table:table-cell office:value-type="float" office:value="0.930876" calcext:value-type="float">
            <text:p>0.930876</text:p>
          </table:table-cell>
          <table:table-cell/>
          <table:table-cell office:value-type="float" office:value="0.958261" calcext:value-type="float">
            <text:p>0.958261</text:p>
          </table:table-cell>
          <table:table-cell/>
          <table:table-cell office:value-type="float" office:value="0.958261" calcext:value-type="float">
            <text:p>0.958261</text:p>
          </table:table-cell>
          <table:table-cell/>
          <table:table-cell office:value-type="float" office:value="0.964977" calcext:value-type="float">
            <text:p>0.964977</text:p>
          </table:table-cell>
          <table:table-cell/>
          <table:table-cell office:value-type="float" office:value="0.961934" calcext:value-type="float">
            <text:p>0.961934</text:p>
          </table:table-cell>
          <table:table-cell/>
          <table:table-cell office:value-type="float" office:value="0.966547" calcext:value-type="float">
            <text:p>0.966547</text:p>
          </table:table-cell>
          <table:table-cell/>
          <table:table-cell office:value-type="float" office:value="0.972097" calcext:value-type="float">
            <text:p>0.972097</text:p>
          </table:table-cell>
          <table:table-cell/>
          <table:table-cell office:value-type="float" office:value="0.96908" calcext:value-type="float">
            <text:p>0.96908</text:p>
          </table:table-cell>
          <table:table-cell/>
          <table:table-cell office:value-type="float" office:value="0.894333" calcext:value-type="float">
            <text:p>0.8943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10735" calcext:value-type="float">
            <text:p>0.910735</text:p>
          </table:table-cell>
          <table:table-cell/>
          <table:table-cell office:value-type="float" office:value="0.915087" calcext:value-type="float">
            <text:p>0.915087</text:p>
          </table:table-cell>
          <table:table-cell/>
          <table:table-cell office:value-type="float" office:value="0.962102" calcext:value-type="float">
            <text:p>0.962102</text:p>
          </table:table-cell>
          <table:table-cell/>
          <table:table-cell office:value-type="float" office:value="0.962532" calcext:value-type="float">
            <text:p>0.962532</text:p>
          </table:table-cell>
          <table:table-cell/>
          <table:table-cell office:value-type="float" office:value="0.960437" calcext:value-type="float">
            <text:p>0.960437</text:p>
          </table:table-cell>
          <table:table-cell/>
          <table:table-cell office:value-type="float" office:value="0.956522" calcext:value-type="float">
            <text:p>0.956522</text:p>
          </table:table-cell>
          <table:table-cell/>
          <table:table-cell office:value-type="float" office:value="0.965028" calcext:value-type="float">
            <text:p>0.965028</text:p>
          </table:table-cell>
          <table:table-cell/>
          <table:table-cell office:value-type="float" office:value="0.969632" calcext:value-type="float">
            <text:p>0.969632</text:p>
          </table:table-cell>
          <table:table-cell/>
          <table:table-cell office:value-type="float" office:value="0.964355" calcext:value-type="float">
            <text:p>0.964355</text:p>
          </table:table-cell>
          <table:table-cell/>
          <table:table-cell office:value-type="float" office:value="0.882497" calcext:value-type="float">
            <text:p>0.882497</text:p>
          </table:table-cell>
          <table:table-cell table:number-columns-repeated="100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947411" calcext:value-type="float">
            <text:p>0.947411</text:p>
          </table:table-cell>
          <table:table-cell table:style-name="ce1" table:formula="of:=AVERAGE([.B163:.B172])" office:value-type="float" office:value="0.938032" calcext:value-type="float">
            <text:p>0.938032</text:p>
          </table:table-cell>
          <table:table-cell table:style-name="ce1" office:value-type="float" office:value="0.950566" calcext:value-type="float">
            <text:p>0.950566</text:p>
          </table:table-cell>
          <table:table-cell table:style-name="ce1" table:formula="of:=AVERAGE([.R111:.R120])" office:value-type="float" office:value="0.9643105" calcext:value-type="float">
            <text:p>0.9643105</text:p>
          </table:table-cell>
          <table:table-cell table:style-name="ce1" office:value-type="float" office:value="0.936522" calcext:value-type="float">
            <text:p>0.936522</text:p>
          </table:table-cell>
          <table:table-cell table:style-name="ce1" table:formula="of:=AVERAGE([.F163:.F172])" office:value-type="float" office:value="0.940038" calcext:value-type="float">
            <text:p>0.940038</text:p>
          </table:table-cell>
          <table:table-cell table:style-name="ce1" office:value-type="float" office:value="0.933478" calcext:value-type="float">
            <text:p>0.933478</text:p>
          </table:table-cell>
          <table:table-cell table:style-name="ce1" table:formula="of:=AVERAGE([.H163:.H172])" office:value-type="float" office:value="0.9369513" calcext:value-type="float">
            <text:p>0.9369513</text:p>
          </table:table-cell>
          <table:table-cell table:style-name="ce1" office:value-type="float" office:value="0.958064" calcext:value-type="float">
            <text:p>0.958064</text:p>
          </table:table-cell>
          <table:table-cell table:style-name="ce1" table:formula="of:=AVERAGE([.J163:.J172])" office:value-type="float" office:value="0.9665221" calcext:value-type="float">
            <text:p>0.9665221</text:p>
          </table:table-cell>
          <table:table-cell table:style-name="ce1" office:value-type="float" office:value="0.975309" calcext:value-type="float">
            <text:p>0.975309</text:p>
          </table:table-cell>
          <table:table-cell table:style-name="ce1" table:formula="of:=AVERAGE([.L163:.L172])" office:value-type="float" office:value="0.9671029" calcext:value-type="float">
            <text:p>0.9671029</text:p>
          </table:table-cell>
          <table:table-cell table:style-name="ce1" office:value-type="float" office:value="0.98229" calcext:value-type="float">
            <text:p>0.98229</text:p>
          </table:table-cell>
          <table:table-cell table:style-name="ce1" table:formula="of:=AVERAGE([.N163:.N172])" office:value-type="float" office:value="0.9753048" calcext:value-type="float">
            <text:p>0.9753048</text:p>
          </table:table-cell>
          <table:table-cell table:style-name="ce1" office:value-type="float" office:value="0.977318" calcext:value-type="float">
            <text:p>0.977318</text:p>
          </table:table-cell>
          <table:table-cell table:style-name="ce1" table:formula="of:=AVERAGE([.P163:.P172])" office:value-type="float" office:value="0.9734166" calcext:value-type="float">
            <text:p>0.9734166</text:p>
          </table:table-cell>
          <table:table-cell table:style-name="ce1" office:value-type="float" office:value="0.974057" calcext:value-type="float">
            <text:p>0.974057</text:p>
          </table:table-cell>
          <table:table-cell table:style-name="ce1" table:formula="of:=AVERAGE([.R163:.R172])" office:value-type="float" office:value="0.9668121" calcext:value-type="float">
            <text:p>0.9668121</text:p>
          </table:table-cell>
          <table:table-cell table:style-name="ce1" office:value-type="float" office:value="0.971587" calcext:value-type="float">
            <text:p>0.971587</text:p>
          </table:table-cell>
          <table:table-cell table:style-name="ce1" table:formula="of:=AVERAGE([.T163:.T172])" office:value-type="float" office:value="0.9537568" calcext:value-type="float">
            <text:p>0.9537568</text:p>
          </table:table-cell>
          <table:table-cell table:style-name="ce1" table:number-columns-repeated="957"/>
          <table:table-cell table:number-columns-repeated="46"/>
        </table:table-row>
        <table:table-row table:style-name="ro1">
          <table:table-cell/>
          <table:table-cell office:value-type="float" office:value="0.949418" calcext:value-type="float">
            <text:p>0.949418</text:p>
          </table:table-cell>
          <table:table-cell/>
          <table:table-cell office:value-type="float" office:value="0.953917" calcext:value-type="float">
            <text:p>0.953917</text:p>
          </table:table-cell>
          <table:table-cell/>
          <table:table-cell office:value-type="float" office:value="0.960435" calcext:value-type="float">
            <text:p>0.960435</text:p>
          </table:table-cell>
          <table:table-cell/>
          <table:table-cell office:value-type="float" office:value="0.960435" calcext:value-type="float">
            <text:p>0.960435</text:p>
          </table:table-cell>
          <table:table-cell/>
          <table:table-cell office:value-type="float" office:value="0.969124" calcext:value-type="float">
            <text:p>0.969124</text:p>
          </table:table-cell>
          <table:table-cell/>
          <table:table-cell office:value-type="float" office:value="0.961934" calcext:value-type="float">
            <text:p>0.961934</text:p>
          </table:table-cell>
          <table:table-cell/>
          <table:table-cell office:value-type="float" office:value="0.983005" calcext:value-type="float">
            <text:p>0.983005</text:p>
          </table:table-cell>
          <table:table-cell/>
          <table:table-cell office:value-type="float" office:value="0.976778" calcext:value-type="float">
            <text:p>0.976778</text:p>
          </table:table-cell>
          <table:table-cell/>
          <table:table-cell office:value-type="float" office:value="0.966214" calcext:value-type="float">
            <text:p>0.966214</text:p>
          </table:table-cell>
          <table:table-cell/>
          <table:table-cell office:value-type="float" office:value="0.966211" calcext:value-type="float">
            <text:p>0.9662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0221" calcext:value-type="float">
            <text:p>0.950221</text:p>
          </table:table-cell>
          <table:table-cell/>
          <table:table-cell office:value-type="float" office:value="0.956012" calcext:value-type="float">
            <text:p>0.956012</text:p>
          </table:table-cell>
          <table:table-cell/>
          <table:table-cell office:value-type="float" office:value="0.967826" calcext:value-type="float">
            <text:p>0.967826</text:p>
          </table:table-cell>
          <table:table-cell/>
          <table:table-cell office:value-type="float" office:value="0.968261" calcext:value-type="float">
            <text:p>0.968261</text:p>
          </table:table-cell>
          <table:table-cell/>
          <table:table-cell office:value-type="float" office:value="0.971429" calcext:value-type="float">
            <text:p>0.971429</text:p>
          </table:table-cell>
          <table:table-cell/>
          <table:table-cell office:value-type="float" office:value="0.958333" calcext:value-type="float">
            <text:p>0.958333</text:p>
          </table:table-cell>
          <table:table-cell/>
          <table:table-cell office:value-type="float" office:value="0.984615" calcext:value-type="float">
            <text:p>0.984615</text:p>
          </table:table-cell>
          <table:table-cell/>
          <table:table-cell office:value-type="float" office:value="0.981638" calcext:value-type="float">
            <text:p>0.981638</text:p>
          </table:table-cell>
          <table:table-cell/>
          <table:table-cell office:value-type="float" office:value="0.975264" calcext:value-type="float">
            <text:p>0.975264</text:p>
          </table:table-cell>
          <table:table-cell/>
          <table:table-cell office:value-type="float" office:value="0.942405" calcext:value-type="float">
            <text:p>0.9424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6973" calcext:value-type="float">
            <text:p>0.936973</text:p>
          </table:table-cell>
          <table:table-cell/>
          <table:table-cell office:value-type="float" office:value="0.937997" calcext:value-type="float">
            <text:p>0.937997</text:p>
          </table:table-cell>
          <table:table-cell/>
          <table:table-cell office:value-type="float" office:value="0.957826" calcext:value-type="float">
            <text:p>0.957826</text:p>
          </table:table-cell>
          <table:table-cell/>
          <table:table-cell office:value-type="float" office:value="0.948261" calcext:value-type="float">
            <text:p>0.948261</text:p>
          </table:table-cell>
          <table:table-cell/>
          <table:table-cell office:value-type="float" office:value="0.975115" calcext:value-type="float">
            <text:p>0.975115</text:p>
          </table:table-cell>
          <table:table-cell/>
          <table:table-cell office:value-type="float" office:value="0.970165" calcext:value-type="float">
            <text:p>0.970165</text:p>
          </table:table-cell>
          <table:table-cell/>
          <table:table-cell office:value-type="float" office:value="0.978533" calcext:value-type="float">
            <text:p>0.978533</text:p>
          </table:table-cell>
          <table:table-cell/>
          <table:table-cell office:value-type="float" office:value="0.958956" calcext:value-type="float">
            <text:p>0.958956</text:p>
          </table:table-cell>
          <table:table-cell/>
          <table:table-cell office:value-type="float" office:value="0.971342" calcext:value-type="float">
            <text:p>0.971342</text:p>
          </table:table-cell>
          <table:table-cell/>
          <table:table-cell office:value-type="float" office:value="0.962832" calcext:value-type="float">
            <text:p>0.9628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7848" calcext:value-type="float">
            <text:p>0.957848</text:p>
          </table:table-cell>
          <table:table-cell/>
          <table:table-cell office:value-type="float" office:value="0.892333" calcext:value-type="float">
            <text:p>0.892333</text:p>
          </table:table-cell>
          <table:table-cell/>
          <table:table-cell office:value-type="float" office:value="0.92087" calcext:value-type="float">
            <text:p>0.92087</text:p>
          </table:table-cell>
          <table:table-cell/>
          <table:table-cell office:value-type="float" office:value="0.923478" calcext:value-type="float">
            <text:p>0.923478</text:p>
          </table:table-cell>
          <table:table-cell/>
          <table:table-cell office:value-type="float" office:value="0.970968" calcext:value-type="float">
            <text:p>0.970968</text:p>
          </table:table-cell>
          <table:table-cell/>
          <table:table-cell office:value-type="float" office:value="0.972222" calcext:value-type="float">
            <text:p>0.972222</text:p>
          </table:table-cell>
          <table:table-cell/>
          <table:table-cell office:value-type="float" office:value="0.978354" calcext:value-type="float">
            <text:p>0.978354</text:p>
          </table:table-cell>
          <table:table-cell/>
          <table:table-cell office:value-type="float" office:value="0.978218" calcext:value-type="float">
            <text:p>0.978218</text:p>
          </table:table-cell>
          <table:table-cell/>
          <table:table-cell office:value-type="float" office:value="0.94359" calcext:value-type="float">
            <text:p>0.94359</text:p>
          </table:table-cell>
          <table:table-cell/>
          <table:table-cell office:value-type="float" office:value="0.942098" calcext:value-type="float">
            <text:p>0.94209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2156" calcext:value-type="float">
            <text:p>0.932156</text:p>
          </table:table-cell>
          <table:table-cell/>
          <table:table-cell office:value-type="float" office:value="0.950566" calcext:value-type="float">
            <text:p>0.950566</text:p>
          </table:table-cell>
          <table:table-cell/>
          <table:table-cell office:value-type="float" office:value="0.923913" calcext:value-type="float">
            <text:p>0.923913</text:p>
          </table:table-cell>
          <table:table-cell/>
          <table:table-cell office:value-type="float" office:value="0.911304" calcext:value-type="float">
            <text:p>0.911304</text:p>
          </table:table-cell>
          <table:table-cell/>
          <table:table-cell office:value-type="float" office:value="0.974194" calcext:value-type="float">
            <text:p>0.974194</text:p>
          </table:table-cell>
          <table:table-cell/>
          <table:table-cell office:value-type="float" office:value="0.971708" calcext:value-type="float">
            <text:p>0.971708</text:p>
          </table:table-cell>
          <table:table-cell/>
          <table:table-cell office:value-type="float" office:value="0.972093" calcext:value-type="float">
            <text:p>0.972093</text:p>
          </table:table-cell>
          <table:table-cell/>
          <table:table-cell office:value-type="float" office:value="0.977678" calcext:value-type="float">
            <text:p>0.977678</text:p>
          </table:table-cell>
          <table:table-cell/>
          <table:table-cell office:value-type="float" office:value="0.970739" calcext:value-type="float">
            <text:p>0.970739</text:p>
          </table:table-cell>
          <table:table-cell/>
          <table:table-cell office:value-type="float" office:value="0.933804" calcext:value-type="float">
            <text:p>0.9338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2521" calcext:value-type="float">
            <text:p>0.922521</text:p>
          </table:table-cell>
          <table:table-cell/>
          <table:table-cell office:value-type="float" office:value="0.956431" calcext:value-type="float">
            <text:p>0.956431</text:p>
          </table:table-cell>
          <table:table-cell/>
          <table:table-cell office:value-type="float" office:value="0.881739" calcext:value-type="float">
            <text:p>0.881739</text:p>
          </table:table-cell>
          <table:table-cell/>
          <table:table-cell office:value-type="float" office:value="0.876522" calcext:value-type="float">
            <text:p>0.876522</text:p>
          </table:table-cell>
          <table:table-cell/>
          <table:table-cell office:value-type="float" office:value="0.970046" calcext:value-type="float">
            <text:p>0.970046</text:p>
          </table:table-cell>
          <table:table-cell/>
          <table:table-cell office:value-type="float" office:value="0.96965" calcext:value-type="float">
            <text:p>0.96965</text:p>
          </table:table-cell>
          <table:table-cell/>
          <table:table-cell office:value-type="float" office:value="0.972987" calcext:value-type="float">
            <text:p>0.972987</text:p>
          </table:table-cell>
          <table:table-cell/>
          <table:table-cell office:value-type="float" office:value="0.970117" calcext:value-type="float">
            <text:p>0.970117</text:p>
          </table:table-cell>
          <table:table-cell/>
          <table:table-cell office:value-type="float" office:value="0.966667" calcext:value-type="float">
            <text:p>0.966667</text:p>
          </table:table-cell>
          <table:table-cell/>
          <table:table-cell office:value-type="float" office:value="0.952542" calcext:value-type="float">
            <text:p>0.95254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6608" calcext:value-type="float">
            <text:p>0.946608</text:p>
          </table:table-cell>
          <table:table-cell/>
          <table:table-cell office:value-type="float" office:value="0.93716" calcext:value-type="float">
            <text:p>0.93716</text:p>
          </table:table-cell>
          <table:table-cell/>
          <table:table-cell office:value-type="float" office:value="0.933913" calcext:value-type="float">
            <text:p>0.933913</text:p>
          </table:table-cell>
          <table:table-cell/>
          <table:table-cell office:value-type="float" office:value="0.931304" calcext:value-type="float">
            <text:p>0.931304</text:p>
          </table:table-cell>
          <table:table-cell/>
          <table:table-cell office:value-type="float" office:value="0.964055" calcext:value-type="float">
            <text:p>0.964055</text:p>
          </table:table-cell>
          <table:table-cell/>
          <table:table-cell office:value-type="float" office:value="0.970165" calcext:value-type="float">
            <text:p>0.970165</text:p>
          </table:table-cell>
          <table:table-cell/>
          <table:table-cell office:value-type="float" office:value="0.971735" calcext:value-type="float">
            <text:p>0.971735</text:p>
          </table:table-cell>
          <table:table-cell/>
          <table:table-cell office:value-type="float" office:value="0.969937" calcext:value-type="float">
            <text:p>0.969937</text:p>
          </table:table-cell>
          <table:table-cell/>
          <table:table-cell office:value-type="float" office:value="0.965913" calcext:value-type="float">
            <text:p>0.965913</text:p>
          </table:table-cell>
          <table:table-cell/>
          <table:table-cell office:value-type="float" office:value="0.954538" calcext:value-type="float">
            <text:p>0.9545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1317" calcext:value-type="float">
            <text:p>0.921317</text:p>
          </table:table-cell>
          <table:table-cell/>
          <table:table-cell office:value-type="float" office:value="0.943444" calcext:value-type="float">
            <text:p>0.943444</text:p>
          </table:table-cell>
          <table:table-cell/>
          <table:table-cell office:value-type="float" office:value="0.956957" calcext:value-type="float">
            <text:p>0.956957</text:p>
          </table:table-cell>
          <table:table-cell/>
          <table:table-cell office:value-type="float" office:value="0.956522" calcext:value-type="float">
            <text:p>0.956522</text:p>
          </table:table-cell>
          <table:table-cell/>
          <table:table-cell office:value-type="float" office:value="0.964977" calcext:value-type="float">
            <text:p>0.964977</text:p>
          </table:table-cell>
          <table:table-cell/>
          <table:table-cell office:value-type="float" office:value="0.965021" calcext:value-type="float">
            <text:p>0.965021</text:p>
          </table:table-cell>
          <table:table-cell/>
          <table:table-cell office:value-type="float" office:value="0.965474" calcext:value-type="float">
            <text:p>0.965474</text:p>
          </table:table-cell>
          <table:table-cell/>
          <table:table-cell office:value-type="float" office:value="0.973537" calcext:value-type="float">
            <text:p>0.973537</text:p>
          </table:table-cell>
          <table:table-cell/>
          <table:table-cell office:value-type="float" office:value="0.969231" calcext:value-type="float">
            <text:p>0.969231</text:p>
          </table:table-cell>
          <table:table-cell/>
          <table:table-cell office:value-type="float" office:value="0.956074" calcext:value-type="float">
            <text:p>0.95607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15847" calcext:value-type="float">
            <text:p>0.915847</text:p>
          </table:table-cell>
          <table:table-cell/>
          <table:table-cell office:value-type="float" office:value="0.869332" calcext:value-type="float">
            <text:p>0.869332</text:p>
          </table:table-cell>
          <table:table-cell/>
          <table:table-cell office:value-type="float" office:value="0.960379" calcext:value-type="float">
            <text:p>0.960379</text:p>
          </table:table-cell>
          <table:table-cell/>
          <table:table-cell office:value-type="float" office:value="0.959948" calcext:value-type="float">
            <text:p>0.959948</text:p>
          </table:table-cell>
          <table:table-cell/>
          <table:table-cell office:value-type="float" office:value="0.947249" calcext:value-type="float">
            <text:p>0.947249</text:p>
          </table:table-cell>
          <table:table-cell/>
          <table:table-cell office:value-type="float" office:value="0.956522" calcext:value-type="float">
            <text:p>0.956522</text:p>
          </table:table-cell>
          <table:table-cell/>
          <table:table-cell office:value-type="float" office:value="0.963962" calcext:value-type="float">
            <text:p>0.963962</text:p>
          </table:table-cell>
          <table:table-cell/>
          <table:table-cell office:value-type="float" office:value="0.969989" calcext:value-type="float">
            <text:p>0.969989</text:p>
          </table:table-cell>
          <table:table-cell/>
          <table:table-cell office:value-type="float" office:value="0.965104" calcext:value-type="float">
            <text:p>0.965104</text:p>
          </table:table-cell>
          <table:table-cell/>
          <table:table-cell office:value-type="float" office:value="0.955477" calcext:value-type="float">
            <text:p>0.955477</text:p>
          </table:table-cell>
          <table:table-cell table:number-columns-repeated="100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952629" calcext:value-type="float">
            <text:p>0.952629</text:p>
          </table:table-cell>
          <table:table-cell table:style-name="ce1" table:formula="of:=AVERAGE([.B173:.B182])" office:value-type="float" office:value="0.9463105" calcext:value-type="float">
            <text:p>0.9463105</text:p>
          </table:table-cell>
          <table:table-cell table:style-name="ce1" office:value-type="float" office:value="0.943863" calcext:value-type="float">
            <text:p>0.943863</text:p>
          </table:table-cell>
          <table:table-cell table:style-name="ce1" table:formula="of:=AVERAGE([.R121:.R130])" office:value-type="float" office:value="0.9668572" calcext:value-type="float">
            <text:p>0.9668572</text:p>
          </table:table-cell>
          <table:table-cell table:style-name="ce1" office:value-type="float" office:value="0.934348" calcext:value-type="float">
            <text:p>0.934348</text:p>
          </table:table-cell>
          <table:table-cell table:style-name="ce1" table:formula="of:=AVERAGE([.F173:.F182])" office:value-type="float" office:value="0.9396903" calcext:value-type="float">
            <text:p>0.9396903</text:p>
          </table:table-cell>
          <table:table-cell table:style-name="ce1" office:value-type="float" office:value="0.933913" calcext:value-type="float">
            <text:p>0.933913</text:p>
          </table:table-cell>
          <table:table-cell table:style-name="ce1" table:formula="of:=AVERAGE([.H173:.H182])" office:value-type="float" office:value="0.9426437" calcext:value-type="float">
            <text:p>0.9426437</text:p>
          </table:table-cell>
          <table:table-cell table:style-name="ce1" office:value-type="float" office:value="0.957604" calcext:value-type="float">
            <text:p>0.957604</text:p>
          </table:table-cell>
          <table:table-cell table:style-name="ce1" table:formula="of:=AVERAGE([.J173:.J182])" office:value-type="float" office:value="0.9675686" calcext:value-type="float">
            <text:p>0.9675686</text:p>
          </table:table-cell>
          <table:table-cell table:style-name="ce1" office:value-type="float" office:value="0.976852" calcext:value-type="float">
            <text:p>0.976852</text:p>
          </table:table-cell>
          <table:table-cell table:style-name="ce1" table:formula="of:=AVERAGE([.L173:.L182])" office:value-type="float" office:value="0.9672607" calcext:value-type="float">
            <text:p>0.9672607</text:p>
          </table:table-cell>
          <table:table-cell table:style-name="ce1" office:value-type="float" office:value="0.981753" calcext:value-type="float">
            <text:p>0.981753</text:p>
          </table:table-cell>
          <table:table-cell table:style-name="ce1" table:formula="of:=AVERAGE([.N173:.N182])" office:value-type="float" office:value="0.9736066" calcext:value-type="float">
            <text:p>0.9736066</text:p>
          </table:table-cell>
          <table:table-cell table:style-name="ce1" office:value-type="float" office:value="0.976238" calcext:value-type="float">
            <text:p>0.976238</text:p>
          </table:table-cell>
          <table:table-cell table:style-name="ce1" table:formula="of:=AVERAGE([.P173:.P182])" office:value-type="float" office:value="0.9732557" calcext:value-type="float">
            <text:p>0.9732557</text:p>
          </table:table-cell>
          <table:table-cell table:style-name="ce1" office:value-type="float" office:value="0.973303" calcext:value-type="float">
            <text:p>0.973303</text:p>
          </table:table-cell>
          <table:table-cell table:style-name="ce1" table:formula="of:=AVERAGE([.R173:.R182])" office:value-type="float" office:value="0.9664961" calcext:value-type="float">
            <text:p>0.9664961</text:p>
          </table:table-cell>
          <table:table-cell table:style-name="ce1" office:value-type="float" office:value="0.972354" calcext:value-type="float">
            <text:p>0.972354</text:p>
          </table:table-cell>
          <table:table-cell table:style-name="ce1" table:formula="of:=AVERAGE([.T173:.T182])" office:value-type="float" office:value="0.9569964" calcext:value-type="float">
            <text:p>0.9569964</text:p>
          </table:table-cell>
          <table:table-cell table:style-name="ce1" table:number-columns-repeated="957"/>
          <table:table-cell table:number-columns-repeated="46"/>
        </table:table-row>
        <table:table-row table:style-name="ro1">
          <table:table-cell/>
          <table:table-cell office:value-type="float" office:value="0.951024" calcext:value-type="float">
            <text:p>0.951024</text:p>
          </table:table-cell>
          <table:table-cell/>
          <table:table-cell office:value-type="float" office:value="0.951822" calcext:value-type="float">
            <text:p>0.951822</text:p>
          </table:table-cell>
          <table:table-cell/>
          <table:table-cell office:value-type="float" office:value="0.95913" calcext:value-type="float">
            <text:p>0.95913</text:p>
          </table:table-cell>
          <table:table-cell/>
          <table:table-cell office:value-type="float" office:value="0.96087" calcext:value-type="float">
            <text:p>0.96087</text:p>
          </table:table-cell>
          <table:table-cell/>
          <table:table-cell office:value-type="float" office:value="0.96682" calcext:value-type="float">
            <text:p>0.96682</text:p>
          </table:table-cell>
          <table:table-cell/>
          <table:table-cell office:value-type="float" office:value="0.959362" calcext:value-type="float">
            <text:p>0.959362</text:p>
          </table:table-cell>
          <table:table-cell/>
          <table:table-cell office:value-type="float" office:value="0.98068" calcext:value-type="float">
            <text:p>0.98068</text:p>
          </table:table-cell>
          <table:table-cell/>
          <table:table-cell office:value-type="float" office:value="0.976958" calcext:value-type="float">
            <text:p>0.976958</text:p>
          </table:table-cell>
          <table:table-cell/>
          <table:table-cell office:value-type="float" office:value="0.966365" calcext:value-type="float">
            <text:p>0.966365</text:p>
          </table:table-cell>
          <table:table-cell/>
          <table:table-cell office:value-type="float" office:value="0.966211" calcext:value-type="float">
            <text:p>0.9662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0257" calcext:value-type="float">
            <text:p>0.960257</text:p>
          </table:table-cell>
          <table:table-cell/>
          <table:table-cell office:value-type="float" office:value="0.955593" calcext:value-type="float">
            <text:p>0.955593</text:p>
          </table:table-cell>
          <table:table-cell/>
          <table:table-cell office:value-type="float" office:value="0.967391" calcext:value-type="float">
            <text:p>0.967391</text:p>
          </table:table-cell>
          <table:table-cell/>
          <table:table-cell office:value-type="float" office:value="0.966956" calcext:value-type="float">
            <text:p>0.966956</text:p>
          </table:table-cell>
          <table:table-cell/>
          <table:table-cell office:value-type="float" office:value="0.976037" calcext:value-type="float">
            <text:p>0.976037</text:p>
          </table:table-cell>
          <table:table-cell/>
          <table:table-cell office:value-type="float" office:value="0.965021" calcext:value-type="float">
            <text:p>0.965021</text:p>
          </table:table-cell>
          <table:table-cell/>
          <table:table-cell office:value-type="float" office:value="0.9839" calcext:value-type="float">
            <text:p>0.9839</text:p>
          </table:table-cell>
          <table:table-cell/>
          <table:table-cell office:value-type="float" office:value="0.982358" calcext:value-type="float">
            <text:p>0.982358</text:p>
          </table:table-cell>
          <table:table-cell/>
          <table:table-cell office:value-type="float" office:value="0.974661" calcext:value-type="float">
            <text:p>0.974661</text:p>
          </table:table-cell>
          <table:table-cell/>
          <table:table-cell office:value-type="float" office:value="0.973583" calcext:value-type="float">
            <text:p>0.97358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2228" calcext:value-type="float">
            <text:p>0.952228</text:p>
          </table:table-cell>
          <table:table-cell/>
          <table:table-cell office:value-type="float" office:value="0.930876" calcext:value-type="float">
            <text:p>0.930876</text:p>
          </table:table-cell>
          <table:table-cell/>
          <table:table-cell office:value-type="float" office:value="0.96913" calcext:value-type="float">
            <text:p>0.96913</text:p>
          </table:table-cell>
          <table:table-cell/>
          <table:table-cell office:value-type="float" office:value="0.96913" calcext:value-type="float">
            <text:p>0.96913</text:p>
          </table:table-cell>
          <table:table-cell/>
          <table:table-cell office:value-type="float" office:value="0.975115" calcext:value-type="float">
            <text:p>0.975115</text:p>
          </table:table-cell>
          <table:table-cell/>
          <table:table-cell office:value-type="float" office:value="0.969136" calcext:value-type="float">
            <text:p>0.969136</text:p>
          </table:table-cell>
          <table:table-cell/>
          <table:table-cell office:value-type="float" office:value="0.969589" calcext:value-type="float">
            <text:p>0.969589</text:p>
          </table:table-cell>
          <table:table-cell/>
          <table:table-cell office:value-type="float" office:value="0.958596" calcext:value-type="float">
            <text:p>0.958596</text:p>
          </table:table-cell>
          <table:table-cell/>
          <table:table-cell office:value-type="float" office:value="0.9727" calcext:value-type="float">
            <text:p>0.9727</text:p>
          </table:table-cell>
          <table:table-cell/>
          <table:table-cell office:value-type="float" office:value="0.965136" calcext:value-type="float">
            <text:p>0.96513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387" calcext:value-type="float">
            <text:p>0.96387</text:p>
          </table:table-cell>
          <table:table-cell/>
          <table:table-cell office:value-type="float" office:value="0.895685" calcext:value-type="float">
            <text:p>0.895685</text:p>
          </table:table-cell>
          <table:table-cell/>
          <table:table-cell office:value-type="float" office:value="0.920435" calcext:value-type="float">
            <text:p>0.920435</text:p>
          </table:table-cell>
          <table:table-cell/>
          <table:table-cell office:value-type="float" office:value="0.920435" calcext:value-type="float">
            <text:p>0.920435</text:p>
          </table:table-cell>
          <table:table-cell/>
          <table:table-cell office:value-type="float" office:value="0.972811" calcext:value-type="float">
            <text:p>0.972811</text:p>
          </table:table-cell>
          <table:table-cell/>
          <table:table-cell office:value-type="float" office:value="0.972737" calcext:value-type="float">
            <text:p>0.972737</text:p>
          </table:table-cell>
          <table:table-cell/>
          <table:table-cell office:value-type="float" office:value="0.976207" calcext:value-type="float">
            <text:p>0.976207</text:p>
          </table:table-cell>
          <table:table-cell/>
          <table:table-cell office:value-type="float" office:value="0.978758" calcext:value-type="float">
            <text:p>0.978758</text:p>
          </table:table-cell>
          <table:table-cell/>
          <table:table-cell office:value-type="float" office:value="0.941629" calcext:value-type="float">
            <text:p>0.941629</text:p>
          </table:table-cell>
          <table:table-cell/>
          <table:table-cell office:value-type="float" office:value="0.942559" calcext:value-type="float">
            <text:p>0.94255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4199" calcext:value-type="float">
            <text:p>0.944199</text:p>
          </table:table-cell>
          <table:table-cell/>
          <table:table-cell office:value-type="float" office:value="0.953079" calcext:value-type="float">
            <text:p>0.953079</text:p>
          </table:table-cell>
          <table:table-cell/>
          <table:table-cell office:value-type="float" office:value="0.927826" calcext:value-type="float">
            <text:p>0.927826</text:p>
          </table:table-cell>
          <table:table-cell/>
          <table:table-cell office:value-type="float" office:value="0.928696" calcext:value-type="float">
            <text:p>0.928696</text:p>
          </table:table-cell>
          <table:table-cell/>
          <table:table-cell office:value-type="float" office:value="0.976959" calcext:value-type="float">
            <text:p>0.976959</text:p>
          </table:table-cell>
          <table:table-cell/>
          <table:table-cell office:value-type="float" office:value="0.972222" calcext:value-type="float">
            <text:p>0.972222</text:p>
          </table:table-cell>
          <table:table-cell/>
          <table:table-cell office:value-type="float" office:value="0.970841" calcext:value-type="float">
            <text:p>0.970841</text:p>
          </table:table-cell>
          <table:table-cell/>
          <table:table-cell office:value-type="float" office:value="0.977498" calcext:value-type="float">
            <text:p>0.977498</text:p>
          </table:table-cell>
          <table:table-cell/>
          <table:table-cell office:value-type="float" office:value="0.971192" calcext:value-type="float">
            <text:p>0.971192</text:p>
          </table:table-cell>
          <table:table-cell/>
          <table:table-cell office:value-type="float" office:value="0.927354" calcext:value-type="float">
            <text:p>0.92735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17302" calcext:value-type="float">
            <text:p>0.917302</text:p>
          </table:table-cell>
          <table:table-cell/>
          <table:table-cell office:value-type="float" office:value="0.955174" calcext:value-type="float">
            <text:p>0.955174</text:p>
          </table:table-cell>
          <table:table-cell/>
          <table:table-cell office:value-type="float" office:value="0.883043" calcext:value-type="float">
            <text:p>0.883043</text:p>
          </table:table-cell>
          <table:table-cell/>
          <table:table-cell office:value-type="float" office:value="0.883913" calcext:value-type="float">
            <text:p>0.883913</text:p>
          </table:table-cell>
          <table:table-cell/>
          <table:table-cell office:value-type="float" office:value="0.970507" calcext:value-type="float">
            <text:p>0.970507</text:p>
          </table:table-cell>
          <table:table-cell/>
          <table:table-cell office:value-type="float" office:value="0.968107" calcext:value-type="float">
            <text:p>0.968107</text:p>
          </table:table-cell>
          <table:table-cell/>
          <table:table-cell office:value-type="float" office:value="0.973166" calcext:value-type="float">
            <text:p>0.973166</text:p>
          </table:table-cell>
          <table:table-cell/>
          <table:table-cell office:value-type="float" office:value="0.969937" calcext:value-type="float">
            <text:p>0.969937</text:p>
          </table:table-cell>
          <table:table-cell/>
          <table:table-cell office:value-type="float" office:value="0.965158" calcext:value-type="float">
            <text:p>0.965158</text:p>
          </table:table-cell>
          <table:table-cell/>
          <table:table-cell office:value-type="float" office:value="0.954385" calcext:value-type="float">
            <text:p>0.9543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9016" calcext:value-type="float">
            <text:p>0.949016</text:p>
          </table:table-cell>
          <table:table-cell/>
          <table:table-cell office:value-type="float" office:value="0.927943" calcext:value-type="float">
            <text:p>0.927943</text:p>
          </table:table-cell>
          <table:table-cell/>
          <table:table-cell office:value-type="float" office:value="0.917826" calcext:value-type="float">
            <text:p>0.917826</text:p>
          </table:table-cell>
          <table:table-cell/>
          <table:table-cell office:value-type="float" office:value="0.93913" calcext:value-type="float">
            <text:p>0.93913</text:p>
          </table:table-cell>
          <table:table-cell/>
          <table:table-cell office:value-type="float" office:value="0.964055" calcext:value-type="float">
            <text:p>0.964055</text:p>
          </table:table-cell>
          <table:table-cell/>
          <table:table-cell office:value-type="float" office:value="0.96965" calcext:value-type="float">
            <text:p>0.96965</text:p>
          </table:table-cell>
          <table:table-cell/>
          <table:table-cell office:value-type="float" office:value="0.972987" calcext:value-type="float">
            <text:p>0.972987</text:p>
          </table:table-cell>
          <table:table-cell/>
          <table:table-cell office:value-type="float" office:value="0.971017" calcext:value-type="float">
            <text:p>0.971017</text:p>
          </table:table-cell>
          <table:table-cell/>
          <table:table-cell office:value-type="float" office:value="0.965913" calcext:value-type="float">
            <text:p>0.965913</text:p>
          </table:table-cell>
          <table:table-cell/>
          <table:table-cell office:value-type="float" office:value="0.95546" calcext:value-type="float">
            <text:p>0.955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179" calcext:value-type="float">
            <text:p>0.94179</text:p>
          </table:table-cell>
          <table:table-cell/>
          <table:table-cell office:value-type="float" office:value="0.944282" calcext:value-type="float">
            <text:p>0.944282</text:p>
          </table:table-cell>
          <table:table-cell/>
          <table:table-cell office:value-type="float" office:value="0.957826" calcext:value-type="float">
            <text:p>0.957826</text:p>
          </table:table-cell>
          <table:table-cell/>
          <table:table-cell office:value-type="float" office:value="0.96" calcext:value-type="float">
            <text:p>0.96</text:p>
          </table:table-cell>
          <table:table-cell/>
          <table:table-cell office:value-type="float" office:value="0.958525" calcext:value-type="float">
            <text:p>0.958525</text:p>
          </table:table-cell>
          <table:table-cell/>
          <table:table-cell office:value-type="float" office:value="0.965021" calcext:value-type="float">
            <text:p>0.965021</text:p>
          </table:table-cell>
          <table:table-cell/>
          <table:table-cell office:value-type="float" office:value="0.964401" calcext:value-type="float">
            <text:p>0.964401</text:p>
          </table:table-cell>
          <table:table-cell/>
          <table:table-cell office:value-type="float" office:value="0.972637" calcext:value-type="float">
            <text:p>0.972637</text:p>
          </table:table-cell>
          <table:table-cell/>
          <table:table-cell office:value-type="float" office:value="0.969834" calcext:value-type="float">
            <text:p>0.969834</text:p>
          </table:table-cell>
          <table:table-cell/>
          <table:table-cell office:value-type="float" office:value="0.954538" calcext:value-type="float">
            <text:p>0.9545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079" calcext:value-type="float">
            <text:p>0.93079</text:p>
          </table:table-cell>
          <table:table-cell/>
          <table:table-cell office:value-type="float" office:value="0.870981" calcext:value-type="float">
            <text:p>0.870981</text:p>
          </table:table-cell>
          <table:table-cell/>
          <table:table-cell office:value-type="float" office:value="0.959948" calcext:value-type="float">
            <text:p>0.959948</text:p>
          </table:table-cell>
          <table:table-cell/>
          <table:table-cell office:value-type="float" office:value="0.963394" calcext:value-type="float">
            <text:p>0.963394</text:p>
          </table:table-cell>
          <table:table-cell/>
          <table:table-cell office:value-type="float" office:value="0.957253" calcext:value-type="float">
            <text:p>0.957253</text:p>
          </table:table-cell>
          <table:table-cell/>
          <table:table-cell office:value-type="float" office:value="0.954499" calcext:value-type="float">
            <text:p>0.954499</text:p>
          </table:table-cell>
          <table:table-cell/>
          <table:table-cell office:value-type="float" office:value="0.962542" calcext:value-type="float">
            <text:p>0.962542</text:p>
          </table:table-cell>
          <table:table-cell/>
          <table:table-cell office:value-type="float" office:value="0.96856" calcext:value-type="float">
            <text:p>0.96856</text:p>
          </table:table-cell>
          <table:table-cell/>
          <table:table-cell office:value-type="float" office:value="0.964206" calcext:value-type="float">
            <text:p>0.964206</text:p>
          </table:table-cell>
          <table:table-cell/>
          <table:table-cell office:value-type="float" office:value="0.958384" calcext:value-type="float">
            <text:p>0.958384</text:p>
          </table:table-cell>
          <table:table-cell table:number-columns-repeated="100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947009" calcext:value-type="float">
            <text:p>0.947009</text:p>
          </table:table-cell>
          <table:table-cell table:style-name="ce1" table:formula="of:=AVERAGE([.B183:.B192])" office:value-type="float" office:value="0.9491701" calcext:value-type="float">
            <text:p>0.9491701</text:p>
          </table:table-cell>
          <table:table-cell table:style-name="ce1" office:value-type="float" office:value="0.950984" calcext:value-type="float">
            <text:p>0.950984</text:p>
          </table:table-cell>
          <table:table-cell table:style-name="ce1" table:formula="of:=AVERAGE([.R131:.R140])" office:value-type="float" office:value="0.9666164" calcext:value-type="float">
            <text:p>0.9666164</text:p>
          </table:table-cell>
          <table:table-cell table:style-name="ce1" office:value-type="float" office:value="0.934348" calcext:value-type="float">
            <text:p>0.934348</text:p>
          </table:table-cell>
          <table:table-cell table:style-name="ce1" table:formula="of:=AVERAGE([.F183:.F192])" office:value-type="float" office:value="0.937732" calcext:value-type="float">
            <text:p>0.937732</text:p>
          </table:table-cell>
          <table:table-cell table:style-name="ce1" office:value-type="float" office:value="0.934348" calcext:value-type="float">
            <text:p>0.934348</text:p>
          </table:table-cell>
          <table:table-cell table:style-name="ce1" table:formula="of:=AVERAGE([.H183:.H192])" office:value-type="float" office:value="0.9367724" calcext:value-type="float">
            <text:p>0.9367724</text:p>
          </table:table-cell>
          <table:table-cell table:style-name="ce1" office:value-type="float" office:value="0.958064" calcext:value-type="float">
            <text:p>0.958064</text:p>
          </table:table-cell>
          <table:table-cell table:style-name="ce1" table:formula="of:=AVERAGE([.J183:.J192])" office:value-type="float" office:value="0.9662924" calcext:value-type="float">
            <text:p>0.9662924</text:p>
          </table:table-cell>
          <table:table-cell table:style-name="ce1" office:value-type="float" office:value="0.976852" calcext:value-type="float">
            <text:p>0.976852</text:p>
          </table:table-cell>
          <table:table-cell table:style-name="ce1" table:formula="of:=AVERAGE([.L183:.L192])" office:value-type="float" office:value="0.9678746" calcext:value-type="float">
            <text:p>0.9678746</text:p>
          </table:table-cell>
          <table:table-cell table:style-name="ce1" office:value-type="float" office:value="0.982111" calcext:value-type="float">
            <text:p>0.982111</text:p>
          </table:table-cell>
          <table:table-cell table:style-name="ce1" table:formula="of:=AVERAGE([.N183:.N192])" office:value-type="float" office:value="0.9724408" calcext:value-type="float">
            <text:p>0.9724408</text:p>
          </table:table-cell>
          <table:table-cell table:style-name="ce1" office:value-type="float" office:value="0.975878" calcext:value-type="float">
            <text:p>0.975878</text:p>
          </table:table-cell>
          <table:table-cell table:style-name="ce1" table:formula="of:=AVERAGE([.P183:.P192])" office:value-type="float" office:value="0.9731653" calcext:value-type="float">
            <text:p>0.9731653</text:p>
          </table:table-cell>
          <table:table-cell table:style-name="ce1" office:value-type="float" office:value="0.974359" calcext:value-type="float">
            <text:p>0.974359</text:p>
          </table:table-cell>
          <table:table-cell table:style-name="ce1" table:formula="of:=AVERAGE([.R183:.R192])" office:value-type="float" office:value="0.966587" calcext:value-type="float">
            <text:p>0.966587</text:p>
          </table:table-cell>
          <table:table-cell table:style-name="ce1" office:value-type="float" office:value="0.972201" calcext:value-type="float">
            <text:p>0.972201</text:p>
          </table:table-cell>
          <table:table-cell table:style-name="ce1" table:formula="of:=AVERAGE([.T183:.T192])" office:value-type="float" office:value="0.9546775" calcext:value-type="float">
            <text:p>0.9546775</text:p>
          </table:table-cell>
          <table:table-cell table:style-name="ce1" table:number-columns-repeated="957"/>
          <table:table-cell table:number-columns-repeated="46"/>
        </table:table-row>
        <table:table-row table:style-name="ro1">
          <table:table-cell/>
          <table:table-cell office:value-type="float" office:value="0.95825" calcext:value-type="float">
            <text:p>0.95825</text:p>
          </table:table-cell>
          <table:table-cell/>
          <table:table-cell office:value-type="float" office:value="0.953498" calcext:value-type="float">
            <text:p>0.953498</text:p>
          </table:table-cell>
          <table:table-cell/>
          <table:table-cell office:value-type="float" office:value="0.96087" calcext:value-type="float">
            <text:p>0.96087</text:p>
          </table:table-cell>
          <table:table-cell/>
          <table:table-cell office:value-type="float" office:value="0.959565" calcext:value-type="float">
            <text:p>0.959565</text:p>
          </table:table-cell>
          <table:table-cell/>
          <table:table-cell office:value-type="float" office:value="0.968203" calcext:value-type="float">
            <text:p>0.968203</text:p>
          </table:table-cell>
          <table:table-cell/>
          <table:table-cell office:value-type="float" office:value="0.959362" calcext:value-type="float">
            <text:p>0.959362</text:p>
          </table:table-cell>
          <table:table-cell/>
          <table:table-cell office:value-type="float" office:value="0.979785" calcext:value-type="float">
            <text:p>0.979785</text:p>
          </table:table-cell>
          <table:table-cell/>
          <table:table-cell office:value-type="float" office:value="0.977318" calcext:value-type="float">
            <text:p>0.977318</text:p>
          </table:table-cell>
          <table:table-cell/>
          <table:table-cell office:value-type="float" office:value="0.964253" calcext:value-type="float">
            <text:p>0.964253</text:p>
          </table:table-cell>
          <table:table-cell/>
          <table:table-cell office:value-type="float" office:value="0.966211" calcext:value-type="float">
            <text:p>0.9662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3031" calcext:value-type="float">
            <text:p>0.953031</text:p>
          </table:table-cell>
          <table:table-cell/>
          <table:table-cell office:value-type="float" office:value="0.960201" calcext:value-type="float">
            <text:p>0.960201</text:p>
          </table:table-cell>
          <table:table-cell/>
          <table:table-cell office:value-type="float" office:value="0.967826" calcext:value-type="float">
            <text:p>0.967826</text:p>
          </table:table-cell>
          <table:table-cell/>
          <table:table-cell office:value-type="float" office:value="0.967391" calcext:value-type="float">
            <text:p>0.967391</text:p>
          </table:table-cell>
          <table:table-cell/>
          <table:table-cell office:value-type="float" office:value="0.975576" calcext:value-type="float">
            <text:p>0.975576</text:p>
          </table:table-cell>
          <table:table-cell/>
          <table:table-cell office:value-type="float" office:value="0.962449" calcext:value-type="float">
            <text:p>0.962449</text:p>
          </table:table-cell>
          <table:table-cell/>
          <table:table-cell office:value-type="float" office:value="0.983363" calcext:value-type="float">
            <text:p>0.983363</text:p>
          </table:table-cell>
          <table:table-cell/>
          <table:table-cell office:value-type="float" office:value="0.981278" calcext:value-type="float">
            <text:p>0.981278</text:p>
          </table:table-cell>
          <table:table-cell/>
          <table:table-cell office:value-type="float" office:value="0.974811" calcext:value-type="float">
            <text:p>0.974811</text:p>
          </table:table-cell>
          <table:table-cell/>
          <table:table-cell office:value-type="float" office:value="0.947627" calcext:value-type="float">
            <text:p>0.9476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5038" calcext:value-type="float">
            <text:p>0.955038</text:p>
          </table:table-cell>
          <table:table-cell/>
          <table:table-cell office:value-type="float" office:value="0.937997" calcext:value-type="float">
            <text:p>0.937997</text:p>
          </table:table-cell>
          <table:table-cell/>
          <table:table-cell office:value-type="float" office:value="0.952174" calcext:value-type="float">
            <text:p>0.952174</text:p>
          </table:table-cell>
          <table:table-cell/>
          <table:table-cell office:value-type="float" office:value="0.950435" calcext:value-type="float">
            <text:p>0.950435</text:p>
          </table:table-cell>
          <table:table-cell/>
          <table:table-cell office:value-type="float" office:value="0.968664" calcext:value-type="float">
            <text:p>0.968664</text:p>
          </table:table-cell>
          <table:table-cell/>
          <table:table-cell office:value-type="float" office:value="0.970165" calcext:value-type="float">
            <text:p>0.970165</text:p>
          </table:table-cell>
          <table:table-cell/>
          <table:table-cell office:value-type="float" office:value="0.96297" calcext:value-type="float">
            <text:p>0.96297</text:p>
          </table:table-cell>
          <table:table-cell/>
          <table:table-cell office:value-type="float" office:value="0.959136" calcext:value-type="float">
            <text:p>0.959136</text:p>
          </table:table-cell>
          <table:table-cell/>
          <table:table-cell office:value-type="float" office:value="0.969532" calcext:value-type="float">
            <text:p>0.969532</text:p>
          </table:table-cell>
          <table:table-cell/>
          <table:table-cell office:value-type="float" office:value="0.968822" calcext:value-type="float">
            <text:p>0.96882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9855" calcext:value-type="float">
            <text:p>0.959855</text:p>
          </table:table-cell>
          <table:table-cell/>
          <table:table-cell office:value-type="float" office:value="0.895685" calcext:value-type="float">
            <text:p>0.895685</text:p>
          </table:table-cell>
          <table:table-cell/>
          <table:table-cell office:value-type="float" office:value="0.929565" calcext:value-type="float">
            <text:p>0.929565</text:p>
          </table:table-cell>
          <table:table-cell/>
          <table:table-cell office:value-type="float" office:value="0.920435" calcext:value-type="float">
            <text:p>0.920435</text:p>
          </table:table-cell>
          <table:table-cell/>
          <table:table-cell office:value-type="float" office:value="0.973272" calcext:value-type="float">
            <text:p>0.973272</text:p>
          </table:table-cell>
          <table:table-cell/>
          <table:table-cell office:value-type="float" office:value="0.971708" calcext:value-type="float">
            <text:p>0.971708</text:p>
          </table:table-cell>
          <table:table-cell/>
          <table:table-cell office:value-type="float" office:value="0.968157" calcext:value-type="float">
            <text:p>0.968157</text:p>
          </table:table-cell>
          <table:table-cell/>
          <table:table-cell office:value-type="float" office:value="0.977858" calcext:value-type="float">
            <text:p>0.977858</text:p>
          </table:table-cell>
          <table:table-cell/>
          <table:table-cell office:value-type="float" office:value="0.943288" calcext:value-type="float">
            <text:p>0.943288</text:p>
          </table:table-cell>
          <table:table-cell/>
          <table:table-cell office:value-type="float" office:value="0.939641" calcext:value-type="float">
            <text:p>0.93964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72702" calcext:value-type="float">
            <text:p>0.972702</text:p>
          </table:table-cell>
          <table:table-cell/>
          <table:table-cell office:value-type="float" office:value="0.950566" calcext:value-type="float">
            <text:p>0.950566</text:p>
          </table:table-cell>
          <table:table-cell/>
          <table:table-cell office:value-type="float" office:value="0.908261" calcext:value-type="float">
            <text:p>0.908261</text:p>
          </table:table-cell>
          <table:table-cell/>
          <table:table-cell office:value-type="float" office:value="0.911304" calcext:value-type="float">
            <text:p>0.911304</text:p>
          </table:table-cell>
          <table:table-cell/>
          <table:table-cell office:value-type="float" office:value="0.976959" calcext:value-type="float">
            <text:p>0.976959</text:p>
          </table:table-cell>
          <table:table-cell/>
          <table:table-cell office:value-type="float" office:value="0.97428" calcext:value-type="float">
            <text:p>0.97428</text:p>
          </table:table-cell>
          <table:table-cell/>
          <table:table-cell office:value-type="float" office:value="0.970304" calcext:value-type="float">
            <text:p>0.970304</text:p>
          </table:table-cell>
          <table:table-cell/>
          <table:table-cell office:value-type="float" office:value="0.977498" calcext:value-type="float">
            <text:p>0.977498</text:p>
          </table:table-cell>
          <table:table-cell/>
          <table:table-cell office:value-type="float" office:value="0.972247" calcext:value-type="float">
            <text:p>0.972247</text:p>
          </table:table-cell>
          <table:table-cell/>
          <table:table-cell office:value-type="float" office:value="0.935801" calcext:value-type="float">
            <text:p>0.93580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6536" calcext:value-type="float">
            <text:p>0.926536</text:p>
          </table:table-cell>
          <table:table-cell/>
          <table:table-cell office:value-type="float" office:value="0.954755" calcext:value-type="float">
            <text:p>0.954755</text:p>
          </table:table-cell>
          <table:table-cell/>
          <table:table-cell office:value-type="float" office:value="0.876957" calcext:value-type="float">
            <text:p>0.876957</text:p>
          </table:table-cell>
          <table:table-cell/>
          <table:table-cell office:value-type="float" office:value="0.878696" calcext:value-type="float">
            <text:p>0.878696</text:p>
          </table:table-cell>
          <table:table-cell/>
          <table:table-cell office:value-type="float" office:value="0.970507" calcext:value-type="float">
            <text:p>0.970507</text:p>
          </table:table-cell>
          <table:table-cell/>
          <table:table-cell office:value-type="float" office:value="0.970679" calcext:value-type="float">
            <text:p>0.970679</text:p>
          </table:table-cell>
          <table:table-cell/>
          <table:table-cell office:value-type="float" office:value="0.972987" calcext:value-type="float">
            <text:p>0.972987</text:p>
          </table:table-cell>
          <table:table-cell/>
          <table:table-cell office:value-type="float" office:value="0.969397" calcext:value-type="float">
            <text:p>0.969397</text:p>
          </table:table-cell>
          <table:table-cell/>
          <table:table-cell office:value-type="float" office:value="0.967119" calcext:value-type="float">
            <text:p>0.967119</text:p>
          </table:table-cell>
          <table:table-cell/>
          <table:table-cell office:value-type="float" office:value="0.953003" calcext:value-type="float">
            <text:p>0.95300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8214" calcext:value-type="float">
            <text:p>0.948214</text:p>
          </table:table-cell>
          <table:table-cell/>
          <table:table-cell office:value-type="float" office:value="0.923754" calcext:value-type="float">
            <text:p>0.923754</text:p>
          </table:table-cell>
          <table:table-cell/>
          <table:table-cell office:value-type="float" office:value="0.927391" calcext:value-type="float">
            <text:p>0.927391</text:p>
          </table:table-cell>
          <table:table-cell/>
          <table:table-cell office:value-type="float" office:value="0.91913" calcext:value-type="float">
            <text:p>0.91913</text:p>
          </table:table-cell>
          <table:table-cell/>
          <table:table-cell office:value-type="float" office:value="0.964977" calcext:value-type="float">
            <text:p>0.964977</text:p>
          </table:table-cell>
          <table:table-cell/>
          <table:table-cell office:value-type="float" office:value="0.970165" calcext:value-type="float">
            <text:p>0.970165</text:p>
          </table:table-cell>
          <table:table-cell/>
          <table:table-cell office:value-type="float" office:value="0.972272" calcext:value-type="float">
            <text:p>0.972272</text:p>
          </table:table-cell>
          <table:table-cell/>
          <table:table-cell office:value-type="float" office:value="0.969937" calcext:value-type="float">
            <text:p>0.969937</text:p>
          </table:table-cell>
          <table:table-cell/>
          <table:table-cell office:value-type="float" office:value="0.967572" calcext:value-type="float">
            <text:p>0.967572</text:p>
          </table:table-cell>
          <table:table-cell/>
          <table:table-cell office:value-type="float" office:value="0.951006" calcext:value-type="float">
            <text:p>0.95100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4601" calcext:value-type="float">
            <text:p>0.944601</text:p>
          </table:table-cell>
          <table:table-cell/>
          <table:table-cell office:value-type="float" office:value="0.943863" calcext:value-type="float">
            <text:p>0.943863</text:p>
          </table:table-cell>
          <table:table-cell/>
          <table:table-cell office:value-type="float" office:value="0.957826" calcext:value-type="float">
            <text:p>0.957826</text:p>
          </table:table-cell>
          <table:table-cell/>
          <table:table-cell office:value-type="float" office:value="0.961304" calcext:value-type="float">
            <text:p>0.961304</text:p>
          </table:table-cell>
          <table:table-cell/>
          <table:table-cell office:value-type="float" office:value="0.959908" calcext:value-type="float">
            <text:p>0.959908</text:p>
          </table:table-cell>
          <table:table-cell/>
          <table:table-cell office:value-type="float" office:value="0.966564" calcext:value-type="float">
            <text:p>0.966564</text:p>
          </table:table-cell>
          <table:table-cell/>
          <table:table-cell office:value-type="float" office:value="0.966011" calcext:value-type="float">
            <text:p>0.966011</text:p>
          </table:table-cell>
          <table:table-cell/>
          <table:table-cell office:value-type="float" office:value="0.974257" calcext:value-type="float">
            <text:p>0.974257</text:p>
          </table:table-cell>
          <table:table-cell/>
          <table:table-cell office:value-type="float" office:value="0.969532" calcext:value-type="float">
            <text:p>0.969532</text:p>
          </table:table-cell>
          <table:table-cell/>
          <table:table-cell office:value-type="float" office:value="0.954538" calcext:value-type="float">
            <text:p>0.9545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6465" calcext:value-type="float">
            <text:p>0.926465</text:p>
          </table:table-cell>
          <table:table-cell/>
          <table:table-cell office:value-type="float" office:value="0.880874" calcext:value-type="float">
            <text:p>0.880874</text:p>
          </table:table-cell>
          <table:table-cell/>
          <table:table-cell office:value-type="float" office:value="0.962102" calcext:value-type="float">
            <text:p>0.962102</text:p>
          </table:table-cell>
          <table:table-cell/>
          <table:table-cell office:value-type="float" office:value="0.965116" calcext:value-type="float">
            <text:p>0.965116</text:p>
          </table:table-cell>
          <table:table-cell/>
          <table:table-cell office:value-type="float" office:value="0.946794" calcext:value-type="float">
            <text:p>0.946794</text:p>
          </table:table-cell>
          <table:table-cell/>
          <table:table-cell office:value-type="float" office:value="0.956522" calcext:value-type="float">
            <text:p>0.956522</text:p>
          </table:table-cell>
          <table:table-cell/>
          <table:table-cell office:value-type="float" office:value="0.966448" calcext:value-type="float">
            <text:p>0.966448</text:p>
          </table:table-cell>
          <table:table-cell/>
          <table:table-cell office:value-type="float" office:value="0.969096" calcext:value-type="float">
            <text:p>0.969096</text:p>
          </table:table-cell>
          <table:table-cell/>
          <table:table-cell office:value-type="float" office:value="0.963157" calcext:value-type="float">
            <text:p>0.963157</text:p>
          </table:table-cell>
          <table:table-cell/>
          <table:table-cell office:value-type="float" office:value="0.957925" calcext:value-type="float">
            <text:p>0.957925</text:p>
          </table:table-cell>
          <table:table-cell table:number-columns-repeated="100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943396" calcext:value-type="float">
            <text:p>0.943396</text:p>
          </table:table-cell>
          <table:table-cell table:style-name="ce1" table:formula="of:=AVERAGE([.B193:.B202])" office:value-type="float" office:value="0.9472773" calcext:value-type="float">
            <text:p>0.9472773</text:p>
          </table:table-cell>
          <table:table-cell table:style-name="ce1" office:value-type="float" office:value="0.949728" calcext:value-type="float">
            <text:p>0.949728</text:p>
          </table:table-cell>
          <table:table-cell table:style-name="ce1" table:formula="of:=AVERAGE([.R173:.R182])" office:value-type="float" office:value="0.9664961" calcext:value-type="float">
            <text:p>0.9664961</text:p>
          </table:table-cell>
          <table:table-cell table:style-name="ce1" office:value-type="float" office:value="0.937826" calcext:value-type="float">
            <text:p>0.937826</text:p>
          </table:table-cell>
          <table:table-cell table:style-name="ce1" table:formula="of:=AVERAGE([.F193:.F202])" office:value-type="float" office:value="0.9467339" calcext:value-type="float">
            <text:p>0.9467339</text:p>
          </table:table-cell>
          <table:table-cell table:style-name="ce1" office:value-type="float" office:value="0.960179" calcext:value-type="float">
            <text:p>0.960179</text:p>
          </table:table-cell>
          <table:table-cell table:style-name="ce1" table:formula="of:=AVERAGE([.H193:.H202])" office:value-type="float" office:value="0.956059" calcext:value-type="float">
            <text:p>0.956059</text:p>
          </table:table-cell>
          <table:table-cell table:style-name="ce1" office:value-type="float" office:value="0.94977" calcext:value-type="float">
            <text:p>0.94977</text:p>
          </table:table-cell>
          <table:table-cell table:style-name="ce1" table:formula="of:=AVERAGE([.J193:.J202])" office:value-type="float" office:value="0.9657732" calcext:value-type="float">
            <text:p>0.9657732</text:p>
          </table:table-cell>
          <table:table-cell table:style-name="ce1" office:value-type="float" office:value="0.976852" calcext:value-type="float">
            <text:p>0.976852</text:p>
          </table:table-cell>
          <table:table-cell table:style-name="ce1" table:formula="of:=AVERAGE([.L193:.L202])" office:value-type="float" office:value="0.9645318" calcext:value-type="float">
            <text:p>0.9645318</text:p>
          </table:table-cell>
          <table:table-cell table:style-name="ce1" office:value-type="float" office:value="0.981932" calcext:value-type="float">
            <text:p>0.981932</text:p>
          </table:table-cell>
          <table:table-cell table:style-name="ce1" table:formula="of:=AVERAGE([.N193:.N202])" office:value-type="float" office:value="0.9716555" calcext:value-type="float">
            <text:p>0.9716555</text:p>
          </table:table-cell>
          <table:table-cell table:style-name="ce1" office:value-type="float" office:value="0.977318" calcext:value-type="float">
            <text:p>0.977318</text:p>
          </table:table-cell>
          <table:table-cell table:style-name="ce1" table:formula="of:=AVERAGE([.P193:.P202])" office:value-type="float" office:value="0.9737216" calcext:value-type="float">
            <text:p>0.9737216</text:p>
          </table:table-cell>
          <table:table-cell table:style-name="ce1" office:value-type="float" office:value="0.937858" calcext:value-type="float">
            <text:p>0.937858</text:p>
          </table:table-cell>
          <table:table-cell table:style-name="ce1" table:formula="of:=AVERAGE([.R193:.R202])" office:value-type="float" office:value="0.9285357" calcext:value-type="float">
            <text:p>0.9285357</text:p>
          </table:table-cell>
          <table:table-cell table:style-name="ce1" office:value-type="float" office:value="0.972354" calcext:value-type="float">
            <text:p>0.972354</text:p>
          </table:table-cell>
          <table:table-cell table:style-name="ce1" table:formula="of:=AVERAGE([.T193:.T202])" office:value-type="float" office:value="0.9543105" calcext:value-type="float">
            <text:p>0.9543105</text:p>
          </table:table-cell>
          <table:table-cell table:style-name="ce1" table:number-columns-repeated="957"/>
          <table:table-cell table:number-columns-repeated="46"/>
        </table:table-row>
        <table:table-row table:style-name="ro1">
          <table:table-cell/>
          <table:table-cell office:value-type="float" office:value="0.956243" calcext:value-type="float">
            <text:p>0.956243</text:p>
          </table:table-cell>
          <table:table-cell/>
          <table:table-cell office:value-type="float" office:value="0.953079" calcext:value-type="float">
            <text:p>0.953079</text:p>
          </table:table-cell>
          <table:table-cell/>
          <table:table-cell office:value-type="float" office:value="0.958696" calcext:value-type="float">
            <text:p>0.958696</text:p>
          </table:table-cell>
          <table:table-cell/>
          <table:table-cell office:value-type="float" office:value="0.959732" calcext:value-type="float">
            <text:p>0.959732</text:p>
          </table:table-cell>
          <table:table-cell/>
          <table:table-cell office:value-type="float" office:value="0.965438" calcext:value-type="float">
            <text:p>0.965438</text:p>
          </table:table-cell>
          <table:table-cell/>
          <table:table-cell office:value-type="float" office:value="0.960391" calcext:value-type="float">
            <text:p>0.960391</text:p>
          </table:table-cell>
          <table:table-cell/>
          <table:table-cell office:value-type="float" office:value="0.981753" calcext:value-type="float">
            <text:p>0.981753</text:p>
          </table:table-cell>
          <table:table-cell/>
          <table:table-cell office:value-type="float" office:value="0.972637" calcext:value-type="float">
            <text:p>0.972637</text:p>
          </table:table-cell>
          <table:table-cell/>
          <table:table-cell office:value-type="float" office:value="0.925943" calcext:value-type="float">
            <text:p>0.925943</text:p>
          </table:table-cell>
          <table:table-cell/>
          <table:table-cell office:value-type="float" office:value="0.966211" calcext:value-type="float">
            <text:p>0.9662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4235" calcext:value-type="float">
            <text:p>0.954235</text:p>
          </table:table-cell>
          <table:table-cell/>
          <table:table-cell office:value-type="float" office:value="0.96062" calcext:value-type="float">
            <text:p>0.96062</text:p>
          </table:table-cell>
          <table:table-cell/>
          <table:table-cell office:value-type="float" office:value="0.966956" calcext:value-type="float">
            <text:p>0.966956</text:p>
          </table:table-cell>
          <table:table-cell/>
          <table:table-cell office:value-type="float" office:value="0.959284" calcext:value-type="float">
            <text:p>0.959284</text:p>
          </table:table-cell>
          <table:table-cell/>
          <table:table-cell office:value-type="float" office:value="0.97235" calcext:value-type="float">
            <text:p>0.97235</text:p>
          </table:table-cell>
          <table:table-cell/>
          <table:table-cell office:value-type="float" office:value="0.951646" calcext:value-type="float">
            <text:p>0.951646</text:p>
          </table:table-cell>
          <table:table-cell/>
          <table:table-cell office:value-type="float" office:value="0.9839" calcext:value-type="float">
            <text:p>0.9839</text:p>
          </table:table-cell>
          <table:table-cell/>
          <table:table-cell office:value-type="float" office:value="0.982178" calcext:value-type="float">
            <text:p>0.982178</text:p>
          </table:table-cell>
          <table:table-cell/>
          <table:table-cell office:value-type="float" office:value="0.918854" calcext:value-type="float">
            <text:p>0.918854</text:p>
          </table:table-cell>
          <table:table-cell/>
          <table:table-cell office:value-type="float" office:value="0.973583" calcext:value-type="float">
            <text:p>0.97358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54235" calcext:value-type="float">
            <text:p>0.954235</text:p>
          </table:table-cell>
          <table:table-cell/>
          <table:table-cell office:value-type="float" office:value="0.914118" calcext:value-type="float">
            <text:p>0.914118</text:p>
          </table:table-cell>
          <table:table-cell/>
          <table:table-cell office:value-type="float" office:value="0.97" calcext:value-type="float">
            <text:p>0.97</text:p>
          </table:table-cell>
          <table:table-cell/>
          <table:table-cell office:value-type="float" office:value="0.961969" calcext:value-type="float">
            <text:p>0.961969</text:p>
          </table:table-cell>
          <table:table-cell/>
          <table:table-cell office:value-type="float" office:value="0.969124" calcext:value-type="float">
            <text:p>0.969124</text:p>
          </table:table-cell>
          <table:table-cell/>
          <table:table-cell office:value-type="float" office:value="0.970165" calcext:value-type="float">
            <text:p>0.970165</text:p>
          </table:table-cell>
          <table:table-cell/>
          <table:table-cell office:value-type="float" office:value="0.961717" calcext:value-type="float">
            <text:p>0.961717</text:p>
          </table:table-cell>
          <table:table-cell/>
          <table:table-cell office:value-type="float" office:value="0.960756" calcext:value-type="float">
            <text:p>0.960756</text:p>
          </table:table-cell>
          <table:table-cell/>
          <table:table-cell office:value-type="float" office:value="0.927903" calcext:value-type="float">
            <text:p>0.927903</text:p>
          </table:table-cell>
          <table:table-cell/>
          <table:table-cell office:value-type="float" office:value="0.966057" calcext:value-type="float">
            <text:p>0.96605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6387" calcext:value-type="float">
            <text:p>0.96387</text:p>
          </table:table-cell>
          <table:table-cell/>
          <table:table-cell office:value-type="float" office:value="0.777964" calcext:value-type="float">
            <text:p>0.777964</text:p>
          </table:table-cell>
          <table:table-cell/>
          <table:table-cell office:value-type="float" office:value="0.926522" calcext:value-type="float">
            <text:p>0.926522</text:p>
          </table:table-cell>
          <table:table-cell/>
          <table:table-cell office:value-type="float" office:value="0.958389" calcext:value-type="float">
            <text:p>0.958389</text:p>
          </table:table-cell>
          <table:table-cell/>
          <table:table-cell office:value-type="float" office:value="0.970968" calcext:value-type="float">
            <text:p>0.970968</text:p>
          </table:table-cell>
          <table:table-cell/>
          <table:table-cell office:value-type="float" office:value="0.972737" calcext:value-type="float">
            <text:p>0.972737</text:p>
          </table:table-cell>
          <table:table-cell/>
          <table:table-cell office:value-type="float" office:value="0.968157" calcext:value-type="float">
            <text:p>0.968157</text:p>
          </table:table-cell>
          <table:table-cell/>
          <table:table-cell office:value-type="float" office:value="0.978398" calcext:value-type="float">
            <text:p>0.978398</text:p>
          </table:table-cell>
          <table:table-cell/>
          <table:table-cell office:value-type="float" office:value="0.892458" calcext:value-type="float">
            <text:p>0.892458</text:p>
          </table:table-cell>
          <table:table-cell/>
          <table:table-cell office:value-type="float" office:value="0.943787" calcext:value-type="float">
            <text:p>0.9437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73103" calcext:value-type="float">
            <text:p>0.973103</text:p>
          </table:table-cell>
          <table:table-cell/>
          <table:table-cell office:value-type="float" office:value="0.955174" calcext:value-type="float">
            <text:p>0.955174</text:p>
          </table:table-cell>
          <table:table-cell/>
          <table:table-cell office:value-type="float" office:value="0.936522" calcext:value-type="float">
            <text:p>0.936522</text:p>
          </table:table-cell>
          <table:table-cell/>
          <table:table-cell office:value-type="float" office:value="0.959732" calcext:value-type="float">
            <text:p>0.959732</text:p>
          </table:table-cell>
          <table:table-cell/>
          <table:table-cell office:value-type="float" office:value="0.977419" calcext:value-type="float">
            <text:p>0.977419</text:p>
          </table:table-cell>
          <table:table-cell/>
          <table:table-cell office:value-type="float" office:value="0.963992" calcext:value-type="float">
            <text:p>0.963992</text:p>
          </table:table-cell>
          <table:table-cell/>
          <table:table-cell office:value-type="float" office:value="0.960644" calcext:value-type="float">
            <text:p>0.960644</text:p>
          </table:table-cell>
          <table:table-cell/>
          <table:table-cell office:value-type="float" office:value="0.977678" calcext:value-type="float">
            <text:p>0.977678</text:p>
          </table:table-cell>
          <table:table-cell/>
          <table:table-cell office:value-type="float" office:value="0.915234" calcext:value-type="float">
            <text:p>0.915234</text:p>
          </table:table-cell>
          <table:table-cell/>
          <table:table-cell office:value-type="float" office:value="0.926432" calcext:value-type="float">
            <text:p>0.9264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1718" calcext:value-type="float">
            <text:p>0.921718</text:p>
          </table:table-cell>
          <table:table-cell/>
          <table:table-cell office:value-type="float" office:value="0.955174" calcext:value-type="float">
            <text:p>0.955174</text:p>
          </table:table-cell>
          <table:table-cell/>
          <table:table-cell office:value-type="float" office:value="0.918261" calcext:value-type="float">
            <text:p>0.918261</text:p>
          </table:table-cell>
          <table:table-cell/>
          <table:table-cell office:value-type="float" office:value="0.953915" calcext:value-type="float">
            <text:p>0.953915</text:p>
          </table:table-cell>
          <table:table-cell/>
          <table:table-cell office:value-type="float" office:value="0.971889" calcext:value-type="float">
            <text:p>0.971889</text:p>
          </table:table-cell>
          <table:table-cell/>
          <table:table-cell office:value-type="float" office:value="0.956276" calcext:value-type="float">
            <text:p>0.956276</text:p>
          </table:table-cell>
          <table:table-cell/>
          <table:table-cell office:value-type="float" office:value="0.973882" calcext:value-type="float">
            <text:p>0.973882</text:p>
          </table:table-cell>
          <table:table-cell/>
          <table:table-cell office:value-type="float" office:value="0.971017" calcext:value-type="float">
            <text:p>0.971017</text:p>
          </table:table-cell>
          <table:table-cell/>
          <table:table-cell office:value-type="float" office:value="0.910106" calcext:value-type="float">
            <text:p>0.910106</text:p>
          </table:table-cell>
          <table:table-cell/>
          <table:table-cell office:value-type="float" office:value="0.938873" calcext:value-type="float">
            <text:p>0.93887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45805" calcext:value-type="float">
            <text:p>0.945805</text:p>
          </table:table-cell>
          <table:table-cell/>
          <table:table-cell office:value-type="float" office:value="0.93297" calcext:value-type="float">
            <text:p>0.93297</text:p>
          </table:table-cell>
          <table:table-cell/>
          <table:table-cell office:value-type="float" office:value="0.935217" calcext:value-type="float">
            <text:p>0.935217</text:p>
          </table:table-cell>
          <table:table-cell/>
          <table:table-cell office:value-type="float" office:value="0.949888" calcext:value-type="float">
            <text:p>0.949888</text:p>
          </table:table-cell>
          <table:table-cell/>
          <table:table-cell office:value-type="float" office:value="0.964977" calcext:value-type="float">
            <text:p>0.964977</text:p>
          </table:table-cell>
          <table:table-cell/>
          <table:table-cell office:value-type="float" office:value="0.970679" calcext:value-type="float">
            <text:p>0.970679</text:p>
          </table:table-cell>
          <table:table-cell/>
          <table:table-cell office:value-type="float" office:value="0.972093" calcext:value-type="float">
            <text:p>0.972093</text:p>
          </table:table-cell>
          <table:table-cell/>
          <table:table-cell office:value-type="float" office:value="0.971737" calcext:value-type="float">
            <text:p>0.971737</text:p>
          </table:table-cell>
          <table:table-cell/>
          <table:table-cell office:value-type="float" office:value="0.966667" calcext:value-type="float">
            <text:p>0.966667</text:p>
          </table:table-cell>
          <table:table-cell/>
          <table:table-cell office:value-type="float" office:value="0.94563" calcext:value-type="float">
            <text:p>0.945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30951" calcext:value-type="float">
            <text:p>0.930951</text:p>
          </table:table-cell>
          <table:table-cell/>
          <table:table-cell office:value-type="float" office:value="0.948052" calcext:value-type="float">
            <text:p>0.948052</text:p>
          </table:table-cell>
          <table:table-cell/>
          <table:table-cell office:value-type="float" office:value="0.957391" calcext:value-type="float">
            <text:p>0.957391</text:p>
          </table:table-cell>
          <table:table-cell/>
          <table:table-cell office:value-type="float" office:value="0.953915" calcext:value-type="float">
            <text:p>0.953915</text:p>
          </table:table-cell>
          <table:table-cell/>
          <table:table-cell office:value-type="float" office:value="0.959908" calcext:value-type="float">
            <text:p>0.959908</text:p>
          </table:table-cell>
          <table:table-cell/>
          <table:table-cell office:value-type="float" office:value="0.966564" calcext:value-type="float">
            <text:p>0.966564</text:p>
          </table:table-cell>
          <table:table-cell/>
          <table:table-cell office:value-type="float" office:value="0.968515" calcext:value-type="float">
            <text:p>0.968515</text:p>
          </table:table-cell>
          <table:table-cell/>
          <table:table-cell office:value-type="float" office:value="0.974257" calcext:value-type="float">
            <text:p>0.974257</text:p>
          </table:table-cell>
          <table:table-cell/>
          <table:table-cell office:value-type="float" office:value="0.931071" calcext:value-type="float">
            <text:p>0.931071</text:p>
          </table:table-cell>
          <table:table-cell/>
          <table:table-cell office:value-type="float" office:value="0.956996" calcext:value-type="float">
            <text:p>0.95699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929217" calcext:value-type="float">
            <text:p>0.929217</text:p>
          </table:table-cell>
          <table:table-cell/>
          <table:table-cell office:value-type="float" office:value="0.879637" calcext:value-type="float">
            <text:p>0.879637</text:p>
          </table:table-cell>
          <table:table-cell/>
          <table:table-cell office:value-type="float" office:value="0.959948" calcext:value-type="float">
            <text:p>0.959948</text:p>
          </table:table-cell>
          <table:table-cell/>
          <table:table-cell office:value-type="float" office:value="0.943587" calcext:value-type="float">
            <text:p>0.943587</text:p>
          </table:table-cell>
          <table:table-cell/>
          <table:table-cell office:value-type="float" office:value="0.955889" calcext:value-type="float">
            <text:p>0.955889</text:p>
          </table:table-cell>
          <table:table-cell/>
          <table:table-cell office:value-type="float" office:value="0.956016" calcext:value-type="float">
            <text:p>0.956016</text:p>
          </table:table-cell>
          <table:table-cell/>
          <table:table-cell office:value-type="float" office:value="0.963962" calcext:value-type="float">
            <text:p>0.963962</text:p>
          </table:table-cell>
          <table:table-cell/>
          <table:table-cell office:value-type="float" office:value="0.97124" calcext:value-type="float">
            <text:p>0.97124</text:p>
          </table:table-cell>
          <table:table-cell/>
          <table:table-cell office:value-type="float" office:value="0.959263" calcext:value-type="float">
            <text:p>0.959263</text:p>
          </table:table-cell>
          <table:table-cell/>
          <table:table-cell office:value-type="float" office:value="0.953182" calcext:value-type="float">
            <text:p>0.953182</text:p>
          </table:table-cell>
          <table:table-cell table:number-columns-repeated="1004"/>
        </table:table-row>
      </table:table>
      <table:table table:name="Attribute List" table:style-name="ta1">
        <table:table-column table:style-name="co2" table:number-columns-repeated="2" table:default-cell-style-name="Default"/>
        <table:table-column table:style-name="co2" table:number-columns-repeated="10" table:default-cell-style-name="ce3"/>
        <table:table-row table:style-name="ro1" table:number-rows-repeated="7">
          <table:table-cell table:number-columns-repeated="2"/>
          <table:table-cell table:style-name="Default" table:number-columns-repeated="10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 table:style-name="Default" office:value-type="string" calcext:value-type="string">
            <text:p>Entry 1</text:p>
          </table:table-cell>
          <table:table-cell table:style-name="Default" office:value-type="string" calcext:value-type="string">
            <text:p>Entry 2</text:p>
          </table:table-cell>
          <table:table-cell table:style-name="Default" office:value-type="string" calcext:value-type="string">
            <text:p>Entry 3</text:p>
          </table:table-cell>
          <table:table-cell table:style-name="Default" office:value-type="string" calcext:value-type="string">
            <text:p>Entry 4</text:p>
          </table:table-cell>
          <table:table-cell table:style-name="Default" office:value-type="string" calcext:value-type="string">
            <text:p>Entry 5</text:p>
          </table:table-cell>
          <table:table-cell table:style-name="Default" office:value-type="string" calcext:value-type="string">
            <text:p>Entry 6</text:p>
          </table:table-cell>
          <table:table-cell table:style-name="Default" office:value-type="string" calcext:value-type="string">
            <text:p>Entry 7</text:p>
          </table:table-cell>
          <table:table-cell table:style-name="Default" office:value-type="string" calcext:value-type="string">
            <text:p>Entry 8</text:p>
          </table:table-cell>
          <table:table-cell table:style-name="Default" office:value-type="string" calcext:value-type="string">
            <text:p>Entry 9</text:p>
          </table:table-cell>
          <table:table-cell table:style-name="Default" office:value-type="string" calcext:value-type="string">
            <text:p>Entry 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07" calcext:value-type="float">
            <text:p>10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149" calcext:value-type="float">
            <text:p>149</text:p>
          </table:table-cell>
          <table:table-cell office:value-type="float" office:value="72" calcext:value-type="float">
            <text:p>72</text:p>
          </table:table-cell>
          <table:table-cell office:value-type="float" office:value="149" calcext:value-type="float">
            <text:p>149</text:p>
          </table:table-cell>
          <table:table-cell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175" calcext:value-type="float">
            <text:p>1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125" calcext:value-type="float">
            <text:p>125</text:p>
          </table:table-cell>
          <table:table-cell office:value-type="float" office:value="194" calcext:value-type="float">
            <text:p>19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137" calcext:value-type="float">
            <text:p>137</text:p>
          </table:table-cell>
          <table:table-cell office:value-type="float" office:value="96" calcext:value-type="float">
            <text:p>96</text:p>
          </table:table-cell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57" calcext:value-type="float">
            <text:p>57</text:p>
          </table:table-cell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94" calcext:value-type="float">
            <text:p>194</text:p>
          </table:table-cell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4" calcext:value-type="float">
            <text:p>194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75" calcext:value-type="float">
            <text:p>175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97" calcext:value-type="float">
            <text:p>9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94" calcext:value-type="float">
            <text:p>94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" calcext:value-type="float">
            <text:p>191</text:p>
          </table:table-cell>
          <table:table-cell office:value-type="float" office:value="119" calcext:value-type="float">
            <text:p>119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94" calcext:value-type="float">
            <text:p>194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74" calcext:value-type="float">
            <text:p>17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office:value-type="float" office:value="171" calcext:value-type="float">
            <text:p>17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float" office:value="201" calcext:value-type="float">
            <text:p>201</text:p>
          </table:table-cell>
          <table:table-cell office:value-type="float" office:value="191" calcext:value-type="float">
            <text:p>191</text:p>
          </table:table-cell>
          <table:table-cell office:value-type="float" office:value="168" calcext:value-type="float">
            <text:p>16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94" calcext:value-type="float">
            <text:p>194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float" office:value="198" calcext:value-type="float">
            <text:p>198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119" calcext:value-type="float">
            <text:p>119</text:p>
          </table:table-cell>
          <table:table-cell office:value-type="float" office:value="194" calcext:value-type="float">
            <text:p>194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168" calcext:value-type="float">
            <text:p>168</text:p>
          </table:table-cell>
          <table:table-cell office:value-type="float" office:value="201" calcext:value-type="float">
            <text:p>2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56" calcext:value-type="float">
            <text:p>56</text:p>
          </table:table-cell>
          <table:table-cell office:value-type="float" office:value="198" calcext:value-type="float">
            <text:p>198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174" calcext:value-type="float">
            <text:p>174</text:p>
          </table:table-cell>
        </table:table-row>
      </table:table>
      <table:table table:name="Both Shortened" table:style-name="ta1">
        <table:shapes>
          <draw:frame draw:z-index="0" draw:style-name="gr1" draw:text-style-name="P1" svg:width="159.99mm" svg:height="89.99mm" svg:x="167.92mm" svg:y="489.07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4mm" svg:x="167.65mm" svg:y="590.79m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9.99mm" svg:height="89.94mm" svg:x="167.65mm" svg:y="696.14m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9.99mm" svg:height="89.93mm" svg:x="172.39mm" svg:y="803.78m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59.99mm" svg:height="89.93mm" svg:x="165.1mm" svg:y="272.07mm">
            <loext:p draw:notify-on-update-of-ranges="'Both Shortened'.A61:'Both Shortened'.A80 'Both Shortened'.B61:'Both Shortened'.B80 'Both Shortened'.A61:'Both Shortened'.A80 'Both Shortened'.C61:'Both Shortened'.C8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159.99mm" svg:height="89.93mm" svg:x="166.93mm" svg:y="377.05mm">
            <loext:p draw:notify-on-update-of-ranges="'Both Shortened'.A3:'Both Shortened'.A22 'Both Shortened'.C3:'Both Shortened'.C22 'Both Shortened'.A85:'Both Shortened'.A104 'Both Shortened'.C85:'Both Shortened'.C10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6" draw:style-name="gr1" draw:text-style-name="P1" svg:width="159.99mm" svg:height="89.93mm" svg:x="170.21mm" svg:y="1006.99m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1" draw:text-style-name="P1" svg:width="159.99mm" svg:height="89.94mm" svg:x="170.93mm" svg:y="905.74mm">
            <loext:p draw:notify-on-update-of-ranges="'Both Shortened'.A201:'Both Shortened'.A220 'Both Shortened'.B201:'Both Shortened'.B220 'Both Shortened'.A201:'Both Shortened'.A220 'Both Shortened'.C201:'Both Shortened'.C2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8" draw:style-name="gr1" draw:text-style-name="P1" svg:width="160mm" svg:height="89.94mm" svg:x="170.93mm" svg:y="1115.34mm">
            <loext:p draw:notify-on-update-of-ranges="'Both Shortened'.A248:'Both Shortened'.A267 'Both Shortened'.B248:'Both Shortened'.B267 'Both Shortened'.A248:'Both Shortened'.A267 'Both Shortened'.C248:'Both Shortened'.C26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9" draw:style-name="gr1" draw:text-style-name="P1" svg:width="159.99mm" svg:height="89.93mm" svg:x="177.86mm" svg:y="1220.7mm">
            <loext:p draw:notify-on-update-of-ranges="'Both Shortened'.A271:'Both Shortened'.A290 'Both Shortened'.B271:'Both Shortened'.B290 'Both Shortened'.A271:'Both Shortened'.A290 'Both Shortened'.C271:'Both Shortened'.C29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15" table:default-cell-style-name="ce4"/>
        <table:table-column table:style-name="co4" table:number-columns-repeated="21" table:default-cell-style-name="ce4"/>
        <table:table-column table:style-name="co3" table:number-columns-repeated="988" table:default-cell-style-name="ce4"/>
        <table:table-row table:style-name="ro1">
          <table:table-cell/>
          <table:table-cell office:value-type="string" calcext:value-type="string">
            <text:p>Entrie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.9338104" calcext:value-type="float">
            <text:p>0.9338</text:p>
          </table:table-cell>
          <table:table-cell table:style-name="ce5" office:value-type="float" office:value="0.9147289" calcext:value-type="float">
            <text:p>0.9147</text:p>
          </table:table-cell>
          <table:table-cell table:style-name="ce5" office:value-type="float" office:value="0.9218105" calcext:value-type="float">
            <text:p>0.9218</text:p>
          </table:table-cell>
          <table:table-cell table:style-name="ce5" office:value-type="float" office:value="0.8739499" calcext:value-type="float">
            <text:p>0.8739</text:p>
          </table:table-cell>
          <table:table-cell table:style-name="ce5" office:value-type="float" office:value="0.921616666666666" calcext:value-type="float">
            <text:p>0.9216</text:p>
          </table:table-cell>
          <table:table-cell table:style-name="ce5" office:value-type="float" office:value="0.9475331" calcext:value-type="float">
            <text:p>0.9475</text:p>
          </table:table-cell>
          <table:table-cell table:style-name="ce5" office:value-type="float" office:value="0.967196" calcext:value-type="float">
            <text:p>0.9672</text:p>
          </table:table-cell>
          <table:table-cell table:style-name="ce5" office:value-type="float" office:value="0.9685569" calcext:value-type="float">
            <text:p>0.9686</text:p>
          </table:table-cell>
          <table:table-cell table:style-name="ce5" office:value-type="float" office:value="0.9550576" calcext:value-type="float">
            <text:p>0.9551</text:p>
          </table:table-cell>
          <table:table-cell table:style-name="ce5" office:value-type="float" office:value="0.9240691" calcext:value-type="float">
            <text:p>0.924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8779791" calcext:value-type="float">
            <text:p>0.8780</text:p>
          </table:table-cell>
          <table:table-cell table:style-name="ce5" office:value-type="float" office:value="0.9242135" calcext:value-type="float">
            <text:p>0.9242</text:p>
          </table:table-cell>
          <table:table-cell table:style-name="ce5" office:value-type="float" office:value="0.9091253" calcext:value-type="float">
            <text:p>0.9091</text:p>
          </table:table-cell>
          <table:table-cell table:style-name="ce5" office:value-type="float" office:value="0.9224741" calcext:value-type="float">
            <text:p>0.9225</text:p>
          </table:table-cell>
          <table:table-cell table:style-name="ce5" office:value-type="float" office:value="0.9462577" calcext:value-type="float">
            <text:p>0.9463</text:p>
          </table:table-cell>
          <table:table-cell table:style-name="ce5" office:value-type="float" office:value="0.9553353" calcext:value-type="float">
            <text:p>0.9553</text:p>
          </table:table-cell>
          <table:table-cell table:style-name="ce5" office:value-type="float" office:value="0.9704339" calcext:value-type="float">
            <text:p>0.9704</text:p>
          </table:table-cell>
          <table:table-cell table:style-name="ce5" office:value-type="float" office:value="0.9673328" calcext:value-type="float">
            <text:p>0.9673</text:p>
          </table:table-cell>
          <table:table-cell table:style-name="ce5" office:value-type="float" office:value="0.9558192" calcext:value-type="float">
            <text:p>0.9558</text:p>
          </table:table-cell>
          <table:table-cell table:style-name="ce5" office:value-type="float" office:value="0.9413791" calcext:value-type="float">
            <text:p>0.941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.9393107" calcext:value-type="float">
            <text:p>0.9393</text:p>
          </table:table-cell>
          <table:table-cell table:style-name="ce5" office:value-type="float" office:value="0.9342678" calcext:value-type="float">
            <text:p>0.9343</text:p>
          </table:table-cell>
          <table:table-cell table:style-name="ce5" office:value-type="float" office:value="0.9510986" calcext:value-type="float">
            <text:p>0.9511</text:p>
          </table:table-cell>
          <table:table-cell table:style-name="ce5" office:value-type="float" office:value="0.9446399" calcext:value-type="float">
            <text:p>0.9446</text:p>
          </table:table-cell>
          <table:table-cell table:style-name="ce5" office:value-type="float" office:value="0.9497649" calcext:value-type="float">
            <text:p>0.9498</text:p>
          </table:table-cell>
          <table:table-cell table:style-name="ce5" office:value-type="float" office:value="0.956616" calcext:value-type="float">
            <text:p>0.9566</text:p>
          </table:table-cell>
          <table:table-cell table:style-name="ce5" office:value-type="float" office:value="0.9692018" calcext:value-type="float">
            <text:p>0.9692</text:p>
          </table:table-cell>
          <table:table-cell table:style-name="ce5" office:value-type="float" office:value="0.9749837" calcext:value-type="float">
            <text:p>0.9750</text:p>
          </table:table-cell>
          <table:table-cell table:style-name="ce5" office:value-type="float" office:value="0.9638388" calcext:value-type="float">
            <text:p>0.9638</text:p>
          </table:table-cell>
          <table:table-cell table:style-name="ce5" office:value-type="float" office:value="0.9432632" calcext:value-type="float">
            <text:p>0.9433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9447219" calcext:value-type="float">
            <text:p>0.9447</text:p>
          </table:table-cell>
          <table:table-cell table:style-name="ce5" office:value-type="float" office:value="0.9464062" calcext:value-type="float">
            <text:p>0.9464</text:p>
          </table:table-cell>
          <table:table-cell table:style-name="ce5" office:value-type="float" office:value="0.9561847" calcext:value-type="float">
            <text:p>0.9562</text:p>
          </table:table-cell>
          <table:table-cell table:style-name="ce5" office:value-type="float" office:value="0.956145" calcext:value-type="float">
            <text:p>0.9561</text:p>
          </table:table-cell>
          <table:table-cell table:style-name="ce5" office:value-type="float" office:value="0.9496165" calcext:value-type="float">
            <text:p>0.9496</text:p>
          </table:table-cell>
          <table:table-cell table:style-name="ce5" office:value-type="float" office:value="0.9710131" calcext:value-type="float">
            <text:p>0.9710</text:p>
          </table:table-cell>
          <table:table-cell table:style-name="ce5" office:value-type="float" office:value="0.9704403" calcext:value-type="float">
            <text:p>0.9704</text:p>
          </table:table-cell>
          <table:table-cell table:style-name="ce5" office:value-type="float" office:value="0.9774487" calcext:value-type="float">
            <text:p>0.9774</text:p>
          </table:table-cell>
          <table:table-cell table:style-name="ce5" office:value-type="float" office:value="0.9626158" calcext:value-type="float">
            <text:p>0.9626</text:p>
          </table:table-cell>
          <table:table-cell table:style-name="ce5" office:value-type="float" office:value="0.9491507" calcext:value-type="float">
            <text:p>0.9492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9539191" calcext:value-type="float">
            <text:p>0.9539</text:p>
          </table:table-cell>
          <table:table-cell table:style-name="ce5" office:value-type="float" office:value="0.9387103" calcext:value-type="float">
            <text:p>0.9387</text:p>
          </table:table-cell>
          <table:table-cell table:style-name="ce5" office:value-type="float" office:value="0.9601393" calcext:value-type="float">
            <text:p>0.9601</text:p>
          </table:table-cell>
          <table:table-cell table:style-name="ce5" office:value-type="float" office:value="0.9615782" calcext:value-type="float">
            <text:p>0.9616</text:p>
          </table:table-cell>
          <table:table-cell table:style-name="ce5" office:value-type="float" office:value="0.8703267" calcext:value-type="float">
            <text:p>0.8703</text:p>
          </table:table-cell>
          <table:table-cell table:style-name="ce5" office:value-type="float" office:value="0.9104097" calcext:value-type="float">
            <text:p>0.9104</text:p>
          </table:table-cell>
          <table:table-cell table:style-name="ce5" office:value-type="float" office:value="0.9775707" calcext:value-type="float">
            <text:p>0.9776</text:p>
          </table:table-cell>
          <table:table-cell table:style-name="ce5" office:value-type="float" office:value="0.9773573" calcext:value-type="float">
            <text:p>0.9774</text:p>
          </table:table-cell>
          <table:table-cell table:style-name="ce5" office:value-type="float" office:value="0.9645305" calcext:value-type="float">
            <text:p>0.9645</text:p>
          </table:table-cell>
          <table:table-cell table:style-name="ce5" office:value-type="float" office:value="0.9436523" calcext:value-type="float">
            <text:p>0.9437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0.9355044" calcext:value-type="float">
            <text:p>0.9355</text:p>
          </table:table-cell>
          <table:table-cell table:style-name="ce5" office:value-type="float" office:value="0.9392179" calcext:value-type="float">
            <text:p>0.9392</text:p>
          </table:table-cell>
          <table:table-cell table:style-name="ce5" office:value-type="float" office:value="0.9657889" calcext:value-type="float">
            <text:p>0.9658</text:p>
          </table:table-cell>
          <table:table-cell table:style-name="ce5" office:value-type="float" office:value="0.9635831" calcext:value-type="float">
            <text:p>0.9636</text:p>
          </table:table-cell>
          <table:table-cell table:style-name="ce5" office:value-type="float" office:value="0.8687119" calcext:value-type="float">
            <text:p>0.8687</text:p>
          </table:table-cell>
          <table:table-cell table:style-name="ce5" office:value-type="float" office:value="0.9084028" calcext:value-type="float">
            <text:p>0.9084</text:p>
          </table:table-cell>
          <table:table-cell table:style-name="ce5" office:value-type="float" office:value="0.9783041" calcext:value-type="float">
            <text:p>0.9783</text:p>
          </table:table-cell>
          <table:table-cell table:style-name="ce5" office:value-type="float" office:value="0.9757569" calcext:value-type="float">
            <text:p>0.9758</text:p>
          </table:table-cell>
          <table:table-cell table:style-name="ce5" office:value-type="float" office:value="0.9602192" calcext:value-type="float">
            <text:p>0.9602</text:p>
          </table:table-cell>
          <table:table-cell table:style-name="ce5" office:value-type="float" office:value="0.9563364" calcext:value-type="float">
            <text:p>0.9563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0.9580247" calcext:value-type="float">
            <text:p>0.9580</text:p>
          </table:table-cell>
          <table:table-cell table:style-name="ce5" office:value-type="float" office:value="0.9363032" calcext:value-type="float">
            <text:p>0.9363</text:p>
          </table:table-cell>
          <table:table-cell table:style-name="ce5" office:value-type="float" office:value="0.9614911" calcext:value-type="float">
            <text:p>0.9615</text:p>
          </table:table-cell>
          <table:table-cell table:style-name="ce5" office:value-type="float" office:value="0.9654077" calcext:value-type="float">
            <text:p>0.9654</text:p>
          </table:table-cell>
          <table:table-cell table:style-name="ce5" office:value-type="float" office:value="0.8676975" calcext:value-type="float">
            <text:p>0.8677</text:p>
          </table:table-cell>
          <table:table-cell table:style-name="ce5" office:value-type="float" office:value="0.9190708" calcext:value-type="float">
            <text:p>0.9191</text:p>
          </table:table-cell>
          <table:table-cell table:style-name="ce5" office:value-type="float" office:value="0.9785907" calcext:value-type="float">
            <text:p>0.9786</text:p>
          </table:table-cell>
          <table:table-cell table:style-name="ce5" office:value-type="float" office:value="0.9768174" calcext:value-type="float">
            <text:p>0.9768</text:p>
          </table:table-cell>
          <table:table-cell table:style-name="ce5" office:value-type="float" office:value="0.9626893" calcext:value-type="float">
            <text:p>0.9627</text:p>
          </table:table-cell>
          <table:table-cell table:style-name="ce5" office:value-type="float" office:value="0.9586544" calcext:value-type="float">
            <text:p>0.958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0.9550761" calcext:value-type="float">
            <text:p>0.9551</text:p>
          </table:table-cell>
          <table:table-cell table:style-name="ce5" office:value-type="float" office:value="0.9426493" calcext:value-type="float">
            <text:p>0.9426</text:p>
          </table:table-cell>
          <table:table-cell table:style-name="ce5" office:value-type="float" office:value="0.9640577" calcext:value-type="float">
            <text:p>0.9641</text:p>
          </table:table-cell>
          <table:table-cell table:style-name="ce5" office:value-type="float" office:value="0.9666685" calcext:value-type="float">
            <text:p>0.9667</text:p>
          </table:table-cell>
          <table:table-cell table:style-name="ce5" office:value-type="float" office:value="0.869539" calcext:value-type="float">
            <text:p>0.8695</text:p>
          </table:table-cell>
          <table:table-cell table:style-name="ce5" office:value-type="float" office:value="0.8931792" calcext:value-type="float">
            <text:p>0.8932</text:p>
          </table:table-cell>
          <table:table-cell table:style-name="ce5" office:value-type="float" office:value="0.9772665" calcext:value-type="float">
            <text:p>0.9773</text:p>
          </table:table-cell>
          <table:table-cell table:style-name="ce5" office:value-type="float" office:value="0.9760954" calcext:value-type="float">
            <text:p>0.9761</text:p>
          </table:table-cell>
          <table:table-cell table:style-name="ce5" office:value-type="float" office:value="0.9698083" calcext:value-type="float">
            <text:p>0.9698</text:p>
          </table:table-cell>
          <table:table-cell table:style-name="ce5" office:value-type="float" office:value="0.9616658" calcext:value-type="float">
            <text:p>0.9617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0.9559757" calcext:value-type="float">
            <text:p>0.9560</text:p>
          </table:table-cell>
          <table:table-cell table:style-name="ce5" office:value-type="float" office:value="0.9405512" calcext:value-type="float">
            <text:p>0.9406</text:p>
          </table:table-cell>
          <table:table-cell table:style-name="ce5" office:value-type="float" office:value="0.9704607" calcext:value-type="float">
            <text:p>0.9705</text:p>
          </table:table-cell>
          <table:table-cell table:style-name="ce5" office:value-type="float" office:value="0.9656988" calcext:value-type="float">
            <text:p>0.9657</text:p>
          </table:table-cell>
          <table:table-cell table:style-name="ce5" office:value-type="float" office:value="0.8670509" calcext:value-type="float">
            <text:p>0.8671</text:p>
          </table:table-cell>
          <table:table-cell table:style-name="ce5" office:value-type="float" office:value="0.88603" calcext:value-type="float">
            <text:p>0.8860</text:p>
          </table:table-cell>
          <table:table-cell table:style-name="ce5" office:value-type="float" office:value="0.9789303" calcext:value-type="float">
            <text:p>0.9789</text:p>
          </table:table-cell>
          <table:table-cell table:style-name="ce5" office:value-type="float" office:value="0.9788128" calcext:value-type="float">
            <text:p>0.9788</text:p>
          </table:table-cell>
          <table:table-cell table:style-name="ce5" office:value-type="float" office:value="0.9599768" calcext:value-type="float">
            <text:p>0.9600</text:p>
          </table:table-cell>
          <table:table-cell table:style-name="ce5" office:value-type="float" office:value="0.9526301" calcext:value-type="float">
            <text:p>0.9526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0.9531179" calcext:value-type="float">
            <text:p>0.9531</text:p>
          </table:table-cell>
          <table:table-cell table:style-name="ce5" office:value-type="float" office:value="0.9448929" calcext:value-type="float">
            <text:p>0.9449</text:p>
          </table:table-cell>
          <table:table-cell table:style-name="ce5" office:value-type="float" office:value="0.9650818" calcext:value-type="float">
            <text:p>0.9651</text:p>
          </table:table-cell>
          <table:table-cell table:style-name="ce5" office:value-type="float" office:value="0.962813" calcext:value-type="float">
            <text:p>0.9628</text:p>
          </table:table-cell>
          <table:table-cell table:style-name="ce5" office:value-type="float" office:value="0.8696335" calcext:value-type="float">
            <text:p>0.8696</text:p>
          </table:table-cell>
          <table:table-cell table:style-name="ce5" office:value-type="float" office:value="0.8951818" calcext:value-type="float">
            <text:p>0.8952</text:p>
          </table:table-cell>
          <table:table-cell table:style-name="ce5" office:value-type="float" office:value="0.9793254" calcext:value-type="float">
            <text:p>0.9793</text:p>
          </table:table-cell>
          <table:table-cell table:style-name="ce5" office:value-type="float" office:value="0.9783976" calcext:value-type="float">
            <text:p>0.9784</text:p>
          </table:table-cell>
          <table:table-cell table:style-name="ce5" office:value-type="float" office:value="0.9707428" calcext:value-type="float">
            <text:p>0.9707</text:p>
          </table:table-cell>
          <table:table-cell table:style-name="ce5" office:value-type="float" office:value="0.9579487" calcext:value-type="float">
            <text:p>0.9579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0.9346901" calcext:value-type="float">
            <text:p>0.9347</text:p>
          </table:table-cell>
          <table:table-cell table:style-name="ce5" office:value-type="float" office:value="0.9403931" calcext:value-type="float">
            <text:p>0.9404</text:p>
          </table:table-cell>
          <table:table-cell table:style-name="ce5" office:value-type="float" office:value="0.9643075" calcext:value-type="float">
            <text:p>0.9643</text:p>
          </table:table-cell>
          <table:table-cell table:style-name="ce5" office:value-type="float" office:value="0.9691248" calcext:value-type="float">
            <text:p>0.9691</text:p>
          </table:table-cell>
          <table:table-cell table:style-name="ce5" office:value-type="float" office:value="0.8684293" calcext:value-type="float">
            <text:p>0.8684</text:p>
          </table:table-cell>
          <table:table-cell table:style-name="ce5" office:value-type="float" office:value="0.8880858" calcext:value-type="float">
            <text:p>0.8881</text:p>
          </table:table-cell>
          <table:table-cell table:style-name="ce5" office:value-type="float" office:value="0.9784794" calcext:value-type="float">
            <text:p>0.9785</text:p>
          </table:table-cell>
          <table:table-cell table:style-name="ce5" office:value-type="float" office:value="0.9774442" calcext:value-type="float">
            <text:p>0.9774</text:p>
          </table:table-cell>
          <table:table-cell table:style-name="ce5" office:value-type="float" office:value="0.9687075" calcext:value-type="float">
            <text:p>0.9687</text:p>
          </table:table-cell>
          <table:table-cell table:style-name="ce5" office:value-type="float" office:value="0.9559687" calcext:value-type="float">
            <text:p>0.9560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0.9112162" calcext:value-type="float">
            <text:p>0.9112</text:p>
          </table:table-cell>
          <table:table-cell table:style-name="ce5" office:value-type="float" office:value="0.9543783" calcext:value-type="float">
            <text:p>0.9544</text:p>
          </table:table-cell>
          <table:table-cell table:style-name="ce5" office:value-type="float" office:value="0.962273" calcext:value-type="float">
            <text:p>0.9623</text:p>
          </table:table-cell>
          <table:table-cell table:style-name="ce5" office:value-type="float" office:value="0.9665596" calcext:value-type="float">
            <text:p>0.9666</text:p>
          </table:table-cell>
          <table:table-cell table:style-name="ce5" office:value-type="float" office:value="0.8673354" calcext:value-type="float">
            <text:p>0.8673</text:p>
          </table:table-cell>
          <table:table-cell table:style-name="ce5" office:value-type="float" office:value="0.8863953" calcext:value-type="float">
            <text:p>0.8864</text:p>
          </table:table-cell>
          <table:table-cell table:style-name="ce5" office:value-type="float" office:value="0.9777096" calcext:value-type="float">
            <text:p>0.9777</text:p>
          </table:table-cell>
          <table:table-cell table:style-name="ce5" office:value-type="float" office:value="0.9783285" calcext:value-type="float">
            <text:p>0.9783</text:p>
          </table:table-cell>
          <table:table-cell table:style-name="ce5" office:value-type="float" office:value="0.9704604" calcext:value-type="float">
            <text:p>0.9705</text:p>
          </table:table-cell>
          <table:table-cell table:style-name="ce5" office:value-type="float" office:value="0.9640612" calcext:value-type="float">
            <text:p>0.9641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0.9394362" calcext:value-type="float">
            <text:p>0.9394</text:p>
          </table:table-cell>
          <table:table-cell table:style-name="ce5" office:value-type="float" office:value="0.9521891" calcext:value-type="float">
            <text:p>0.9522</text:p>
          </table:table-cell>
          <table:table-cell table:style-name="ce5" office:value-type="float" office:value="0.9620015" calcext:value-type="float">
            <text:p>0.9620</text:p>
          </table:table-cell>
          <table:table-cell table:style-name="ce5" office:value-type="float" office:value="0.9668655" calcext:value-type="float">
            <text:p>0.9669</text:p>
          </table:table-cell>
          <table:table-cell table:style-name="ce5" office:value-type="float" office:value="0.868433" calcext:value-type="float">
            <text:p>0.8684</text:p>
          </table:table-cell>
          <table:table-cell table:style-name="ce5" office:value-type="float" office:value="0.8724795" calcext:value-type="float">
            <text:p>0.8725</text:p>
          </table:table-cell>
          <table:table-cell table:style-name="ce5" office:value-type="float" office:value="0.9805896" calcext:value-type="float">
            <text:p>0.9806</text:p>
          </table:table-cell>
          <table:table-cell table:style-name="ce5" office:value-type="float" office:value="0.9744779" calcext:value-type="float">
            <text:p>0.9745</text:p>
          </table:table-cell>
          <table:table-cell table:style-name="ce5" office:value-type="float" office:value="0.9679777" calcext:value-type="float">
            <text:p>0.9680</text:p>
          </table:table-cell>
          <table:table-cell table:style-name="ce5" office:value-type="float" office:value="0.9660422" calcext:value-type="float">
            <text:p>0.9660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0.9366349" calcext:value-type="float">
            <text:p>0.9366</text:p>
          </table:table-cell>
          <table:table-cell table:style-name="ce5" office:value-type="float" office:value="0.9417448" calcext:value-type="float">
            <text:p>0.9417</text:p>
          </table:table-cell>
          <table:table-cell table:style-name="ce5" office:value-type="float" office:value="0.8041862" calcext:value-type="float">
            <text:p>0.8042</text:p>
          </table:table-cell>
          <table:table-cell table:style-name="ce5" office:value-type="float" office:value="0.7989179" calcext:value-type="float">
            <text:p>0.7989</text:p>
          </table:table-cell>
          <table:table-cell table:style-name="ce5" office:value-type="float" office:value="0.87144" calcext:value-type="float">
            <text:p>0.8714</text:p>
          </table:table-cell>
          <table:table-cell table:style-name="ce5" office:value-type="float" office:value="0.8930852" calcext:value-type="float">
            <text:p>0.8931</text:p>
          </table:table-cell>
          <table:table-cell table:style-name="ce5" office:value-type="float" office:value="0.9828616" calcext:value-type="float">
            <text:p>0.9829</text:p>
          </table:table-cell>
          <table:table-cell table:style-name="ce5" office:value-type="float" office:value="0.975812" calcext:value-type="float">
            <text:p>0.9758</text:p>
          </table:table-cell>
          <table:table-cell table:style-name="ce5" office:value-type="float" office:value="0.9713008" calcext:value-type="float">
            <text:p>0.9713</text:p>
          </table:table-cell>
          <table:table-cell table:style-name="ce5" office:value-type="float" office:value="0.9434419" calcext:value-type="float">
            <text:p>0.9434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0.9461696" calcext:value-type="float">
            <text:p>0.9462</text:p>
          </table:table-cell>
          <table:table-cell table:style-name="ce5" office:value-type="float" office:value="0.9573953" calcext:value-type="float">
            <text:p>0.9574</text:p>
          </table:table-cell>
          <table:table-cell table:style-name="ce5" office:value-type="float" office:value="0.7954921" calcext:value-type="float">
            <text:p>0.7955</text:p>
          </table:table-cell>
          <table:table-cell table:style-name="ce5" office:value-type="float" office:value="0.7961116" calcext:value-type="float">
            <text:p>0.7961</text:p>
          </table:table-cell>
          <table:table-cell table:style-name="ce5" office:value-type="float" office:value="0.8699415" calcext:value-type="float">
            <text:p>0.8699</text:p>
          </table:table-cell>
          <table:table-cell table:style-name="ce5" office:value-type="float" office:value="0.886076" calcext:value-type="float">
            <text:p>0.8861</text:p>
          </table:table-cell>
          <table:table-cell table:style-name="ce5" office:value-type="float" office:value="0.9791833" calcext:value-type="float">
            <text:p>0.9792</text:p>
          </table:table-cell>
          <table:table-cell table:style-name="ce5" office:value-type="float" office:value="0.9751279" calcext:value-type="float">
            <text:p>0.9751</text:p>
          </table:table-cell>
          <table:table-cell table:style-name="ce5" office:value-type="float" office:value="0.9661707" calcext:value-type="float">
            <text:p>0.9662</text:p>
          </table:table-cell>
          <table:table-cell table:style-name="ce5" office:value-type="float" office:value="0.951766" calcext:value-type="float">
            <text:p>0.9518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0.8163676" calcext:value-type="float">
            <text:p>0.8164</text:p>
          </table:table-cell>
          <table:table-cell table:style-name="ce5" office:value-type="float" office:value="0.9299429" calcext:value-type="float">
            <text:p>0.9299</text:p>
          </table:table-cell>
          <table:table-cell table:style-name="ce5" office:value-type="float" office:value="0.7975906" calcext:value-type="float">
            <text:p>0.7976</text:p>
          </table:table-cell>
          <table:table-cell table:style-name="ce5" office:value-type="float" office:value="0.8013283" calcext:value-type="float">
            <text:p>0.8013</text:p>
          </table:table-cell>
          <table:table-cell table:style-name="ce5" office:value-type="float" office:value="0.8700478" calcext:value-type="float">
            <text:p>0.8700</text:p>
          </table:table-cell>
          <table:table-cell table:style-name="ce5" office:value-type="float" office:value="0.8885035" calcext:value-type="float">
            <text:p>0.8885</text:p>
          </table:table-cell>
          <table:table-cell table:style-name="ce5" office:value-type="float" office:value="0.9827191" calcext:value-type="float">
            <text:p>0.9827</text:p>
          </table:table-cell>
          <table:table-cell table:style-name="ce5" office:value-type="float" office:value="0.9702291" calcext:value-type="float">
            <text:p>0.9702</text:p>
          </table:table-cell>
          <table:table-cell table:style-name="ce5" office:value-type="float" office:value="0.9602725" calcext:value-type="float">
            <text:p>0.9603</text:p>
          </table:table-cell>
          <table:table-cell table:style-name="ce5" office:value-type="float" office:value="0.9403127" calcext:value-type="float">
            <text:p>0.9403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0.8693358" calcext:value-type="float">
            <text:p>0.8693</text:p>
          </table:table-cell>
          <table:table-cell table:style-name="ce5" office:value-type="float" office:value="0.852567" calcext:value-type="float">
            <text:p>0.8526</text:p>
          </table:table-cell>
          <table:table-cell table:style-name="ce5" office:value-type="float" office:value="0.8377258" calcext:value-type="float">
            <text:p>0.8377</text:p>
          </table:table-cell>
          <table:table-cell table:style-name="ce5" office:value-type="float" office:value="0.8361147" calcext:value-type="float">
            <text:p>0.8361</text:p>
          </table:table-cell>
          <table:table-cell table:style-name="ce5" office:value-type="float" office:value="0.8654351" calcext:value-type="float">
            <text:p>0.8654</text:p>
          </table:table-cell>
          <table:table-cell table:style-name="ce5" office:value-type="float" office:value="0.8867022" calcext:value-type="float">
            <text:p>0.8867</text:p>
          </table:table-cell>
          <table:table-cell table:style-name="ce5" office:value-type="float" office:value="0.9835727" calcext:value-type="float">
            <text:p>0.9836</text:p>
          </table:table-cell>
          <table:table-cell table:style-name="ce5" office:value-type="float" office:value="0.9757195" calcext:value-type="float">
            <text:p>0.9757</text:p>
          </table:table-cell>
          <table:table-cell table:style-name="ce5" office:value-type="float" office:value="0.9556259" calcext:value-type="float">
            <text:p>0.9556</text:p>
          </table:table-cell>
          <table:table-cell table:style-name="ce5" office:value-type="float" office:value="0.9370994" calcext:value-type="float">
            <text:p>0.9371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0.8648315" calcext:value-type="float">
            <text:p>0.8648</text:p>
          </table:table-cell>
          <table:table-cell table:style-name="ce5" office:value-type="float" office:value="0.8602203" calcext:value-type="float">
            <text:p>0.8602</text:p>
          </table:table-cell>
          <table:table-cell table:style-name="ce5" office:value-type="float" office:value="0.8412863" calcext:value-type="float">
            <text:p>0.8413</text:p>
          </table:table-cell>
          <table:table-cell table:style-name="ce5" office:value-type="float" office:value="0.8435972" calcext:value-type="float">
            <text:p>0.8436</text:p>
          </table:table-cell>
          <table:table-cell table:style-name="ce5" office:value-type="float" office:value="0.8610072" calcext:value-type="float">
            <text:p>0.8610</text:p>
          </table:table-cell>
          <table:table-cell table:style-name="ce5" office:value-type="float" office:value="0.8868451" calcext:value-type="float">
            <text:p>0.8868</text:p>
          </table:table-cell>
          <table:table-cell table:style-name="ce5" office:value-type="float" office:value="0.9830102" calcext:value-type="float">
            <text:p>0.9830</text:p>
          </table:table-cell>
          <table:table-cell table:style-name="ce5" office:value-type="float" office:value="0.9760282" calcext:value-type="float">
            <text:p>0.9760</text:p>
          </table:table-cell>
          <table:table-cell table:style-name="ce5" office:value-type="float" office:value="0.9498068" calcext:value-type="float">
            <text:p>0.9498</text:p>
          </table:table-cell>
          <table:table-cell table:style-name="ce5" office:value-type="float" office:value="0.9279014" calcext:value-type="float">
            <text:p>0.9279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0.8698649" calcext:value-type="float">
            <text:p>0.8699</text:p>
          </table:table-cell>
          <table:table-cell table:style-name="ce5" office:value-type="float" office:value="0.8654731" calcext:value-type="float">
            <text:p>0.8655</text:p>
          </table:table-cell>
          <table:table-cell table:style-name="ce5" office:value-type="float" office:value="0.8445258" calcext:value-type="float">
            <text:p>0.8445</text:p>
          </table:table-cell>
          <table:table-cell table:style-name="ce5" office:value-type="float" office:value="0.8308683" calcext:value-type="float">
            <text:p>0.8309</text:p>
          </table:table-cell>
          <table:table-cell table:style-name="ce5" office:value-type="float" office:value="0.8812447" calcext:value-type="float">
            <text:p>0.8812</text:p>
          </table:table-cell>
          <table:table-cell table:style-name="ce5" office:value-type="float" office:value="0.8867458" calcext:value-type="float">
            <text:p>0.8867</text:p>
          </table:table-cell>
          <table:table-cell table:style-name="ce5" office:value-type="float" office:value="0.98177" calcext:value-type="float">
            <text:p>0.9818</text:p>
          </table:table-cell>
          <table:table-cell table:style-name="ce5" office:value-type="float" office:value="0.9780423" calcext:value-type="float">
            <text:p>0.9780</text:p>
          </table:table-cell>
          <table:table-cell table:style-name="ce5" office:value-type="float" office:value="0.9494382" calcext:value-type="float">
            <text:p>0.9494</text:p>
          </table:table-cell>
          <table:table-cell table:style-name="ce5" office:value-type="float" office:value="0.9166419" calcext:value-type="float">
            <text:p>0.9166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0.8508352" calcext:value-type="float">
            <text:p>0.8508</text:p>
          </table:table-cell>
          <table:table-cell table:style-name="ce5" office:value-type="float" office:value="0.8425491" calcext:value-type="float">
            <text:p>0.8425</text:p>
          </table:table-cell>
          <table:table-cell table:style-name="ce5" office:value-type="float" office:value="0.8407897" calcext:value-type="float">
            <text:p>0.8408</text:p>
          </table:table-cell>
          <table:table-cell table:style-name="ce5" office:value-type="float" office:value="0.8966987" calcext:value-type="float">
            <text:p>0.8967</text:p>
          </table:table-cell>
          <table:table-cell table:style-name="ce5" office:value-type="float" office:value="0.8895469" calcext:value-type="float">
            <text:p>0.8895</text:p>
          </table:table-cell>
          <table:table-cell table:style-name="ce5" office:value-type="float" office:value="0.9095805" calcext:value-type="float">
            <text:p>0.9096</text:p>
          </table:table-cell>
          <table:table-cell table:style-name="ce5" office:value-type="float" office:value="0.9811444" calcext:value-type="float">
            <text:p>0.9811</text:p>
          </table:table-cell>
          <table:table-cell table:style-name="ce5" office:value-type="float" office:value="0.971884" calcext:value-type="float">
            <text:p>0.9719</text:p>
          </table:table-cell>
          <table:table-cell table:style-name="ce5" office:value-type="float" office:value="0.9468417" calcext:value-type="float">
            <text:p>0.9468</text:p>
          </table:table-cell>
          <table:table-cell table:style-name="ce5" office:value-type="float" office:value="0.9290077" calcext:value-type="float">
            <text:p>0.9290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.7736415" calcext:value-type="float">
            <text:p>0.7736</text:p>
          </table:table-cell>
          <table:table-cell table:style-name="ce5" office:value-type="float" office:value="0.8288839" calcext:value-type="float">
            <text:p>0.8289</text:p>
          </table:table-cell>
          <table:table-cell table:style-name="ce5" office:value-type="float" office:value="0.8121" calcext:value-type="float">
            <text:p>0.8121</text:p>
          </table:table-cell>
          <table:table-cell table:style-name="ce5" office:value-type="float" office:value="0.8119686" calcext:value-type="float">
            <text:p>0.8120</text:p>
          </table:table-cell>
          <table:table-cell table:style-name="ce5" office:value-type="float" office:value="0.8688446" calcext:value-type="float">
            <text:p>0.8688</text:p>
          </table:table-cell>
          <table:table-cell table:style-name="ce5" office:value-type="float" office:value="0.88618" calcext:value-type="float">
            <text:p>0.8862</text:p>
          </table:table-cell>
          <table:table-cell table:style-name="ce5" office:value-type="float" office:value="0.9334722" calcext:value-type="float">
            <text:p>0.9335</text:p>
          </table:table-cell>
          <table:table-cell table:style-name="ce5" office:value-type="float" office:value="0.9355904" calcext:value-type="float">
            <text:p>0.9356</text:p>
          </table:table-cell>
          <table:table-cell table:style-name="ce5" office:value-type="float" office:value="0.9161828" calcext:value-type="float">
            <text:p>0.9162</text:p>
          </table:table-cell>
          <table:table-cell table:style-name="ce5" office:value-type="float" office:value="0.9570419" calcext:value-type="float">
            <text:p>0.957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7738423" calcext:value-type="float">
            <text:p>0.7738</text:p>
          </table:table-cell>
          <table:table-cell table:style-name="ce5" office:value-type="float" office:value="0.8352692" calcext:value-type="float">
            <text:p>0.8353</text:p>
          </table:table-cell>
          <table:table-cell table:style-name="ce5" office:value-type="float" office:value="0.863411" calcext:value-type="float">
            <text:p>0.8634</text:p>
          </table:table-cell>
          <table:table-cell table:style-name="ce5" office:value-type="float" office:value="0.8805398" calcext:value-type="float">
            <text:p>0.8805</text:p>
          </table:table-cell>
          <table:table-cell table:style-name="ce5" office:value-type="float" office:value="0.8689368" calcext:value-type="float">
            <text:p>0.8689</text:p>
          </table:table-cell>
          <table:table-cell table:style-name="ce5" office:value-type="float" office:value="0.9584218" calcext:value-type="float">
            <text:p>0.9584</text:p>
          </table:table-cell>
          <table:table-cell table:style-name="ce5" office:value-type="float" office:value="0.9334003" calcext:value-type="float">
            <text:p>0.9334</text:p>
          </table:table-cell>
          <table:table-cell table:style-name="ce5" office:value-type="float" office:value="0.935519" calcext:value-type="float">
            <text:p>0.9355</text:p>
          </table:table-cell>
          <table:table-cell table:style-name="ce5" office:value-type="float" office:value="0.9152617" calcext:value-type="float">
            <text:p>0.9153</text:p>
          </table:table-cell>
          <table:table-cell table:style-name="ce5" office:value-type="float" office:value="0.9568112" calcext:value-type="float">
            <text:p>0.956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.9294637" calcext:value-type="float">
            <text:p>0.9295</text:p>
          </table:table-cell>
          <table:table-cell table:style-name="ce5" office:value-type="float" office:value="0.9079977" calcext:value-type="float">
            <text:p>0.9080</text:p>
          </table:table-cell>
          <table:table-cell table:style-name="ce5" office:value-type="float" office:value="0.8954077" calcext:value-type="float">
            <text:p>0.8954</text:p>
          </table:table-cell>
          <table:table-cell table:style-name="ce5" office:value-type="float" office:value="0.8941897" calcext:value-type="float">
            <text:p>0.8942</text:p>
          </table:table-cell>
          <table:table-cell table:style-name="ce5" office:value-type="float" office:value="0.8701352" calcext:value-type="float">
            <text:p>0.8701</text:p>
          </table:table-cell>
          <table:table-cell table:style-name="ce5" office:value-type="float" office:value="0.9595854" calcext:value-type="float">
            <text:p>0.9596</text:p>
          </table:table-cell>
          <table:table-cell table:style-name="ce5" office:value-type="float" office:value="0.9334002" calcext:value-type="float">
            <text:p>0.9334</text:p>
          </table:table-cell>
          <table:table-cell table:style-name="ce5" office:value-type="float" office:value="0.9370515" calcext:value-type="float">
            <text:p>0.9371</text:p>
          </table:table-cell>
          <table:table-cell table:style-name="ce5" office:value-type="float" office:value="0.9276353" calcext:value-type="float">
            <text:p>0.9276</text:p>
          </table:table-cell>
          <table:table-cell table:style-name="ce5" office:value-type="float" office:value="0.958869" calcext:value-type="float">
            <text:p>0.9589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9401948" calcext:value-type="float">
            <text:p>0.9402</text:p>
          </table:table-cell>
          <table:table-cell table:style-name="ce5" office:value-type="float" office:value="0.9020482" calcext:value-type="float">
            <text:p>0.9020</text:p>
          </table:table-cell>
          <table:table-cell table:style-name="ce5" office:value-type="float" office:value="0.896717" calcext:value-type="float">
            <text:p>0.8967</text:p>
          </table:table-cell>
          <table:table-cell table:style-name="ce5" office:value-type="float" office:value="0.8954532" calcext:value-type="float">
            <text:p>0.8955</text:p>
          </table:table-cell>
          <table:table-cell table:style-name="ce5" office:value-type="float" office:value="0.8971244" calcext:value-type="float">
            <text:p>0.8971</text:p>
          </table:table-cell>
          <table:table-cell table:style-name="ce5" office:value-type="float" office:value="0.9601009" calcext:value-type="float">
            <text:p>0.9601</text:p>
          </table:table-cell>
          <table:table-cell table:style-name="ce5" office:value-type="float" office:value="0.9375744" calcext:value-type="float">
            <text:p>0.9376</text:p>
          </table:table-cell>
          <table:table-cell table:style-name="ce5" office:value-type="float" office:value="0.9388478" calcext:value-type="float">
            <text:p>0.9388</text:p>
          </table:table-cell>
          <table:table-cell table:style-name="ce5" office:value-type="float" office:value="0.9650308" calcext:value-type="float">
            <text:p>0.9650</text:p>
          </table:table-cell>
          <table:table-cell table:style-name="ce5" office:value-type="float" office:value="0.9564915" calcext:value-type="float">
            <text:p>0.956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9429901" calcext:value-type="float">
            <text:p>0.9430</text:p>
          </table:table-cell>
          <table:table-cell table:style-name="ce5" office:value-type="float" office:value="0.9265141" calcext:value-type="float">
            <text:p>0.9265</text:p>
          </table:table-cell>
          <table:table-cell table:style-name="ce5" office:value-type="float" office:value="0.8967597" calcext:value-type="float">
            <text:p>0.8968</text:p>
          </table:table-cell>
          <table:table-cell table:style-name="ce5" office:value-type="float" office:value="0.8978048" calcext:value-type="float">
            <text:p>0.8978</text:p>
          </table:table-cell>
          <table:table-cell table:style-name="ce5" office:value-type="float" office:value="0.8730001" calcext:value-type="float">
            <text:p>0.8730</text:p>
          </table:table-cell>
          <table:table-cell table:style-name="ce5" office:value-type="float" office:value="0.9629336" calcext:value-type="float">
            <text:p>0.9629</text:p>
          </table:table-cell>
          <table:table-cell table:style-name="ce5" office:value-type="float" office:value="0.9374317" calcext:value-type="float">
            <text:p>0.9374</text:p>
          </table:table-cell>
          <table:table-cell table:style-name="ce5" office:value-type="float" office:value="0.9436903" calcext:value-type="float">
            <text:p>0.9437</text:p>
          </table:table-cell>
          <table:table-cell table:style-name="ce5" office:value-type="float" office:value="0.9656498" calcext:value-type="float">
            <text:p>0.9656</text:p>
          </table:table-cell>
          <table:table-cell table:style-name="ce5" office:value-type="float" office:value="0.9629714" calcext:value-type="float">
            <text:p>0.9630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0.9418972" calcext:value-type="float">
            <text:p>0.9419</text:p>
          </table:table-cell>
          <table:table-cell table:style-name="ce5" office:value-type="float" office:value="0.8378679" calcext:value-type="float">
            <text:p>0.8379</text:p>
          </table:table-cell>
          <table:table-cell table:style-name="ce5" office:value-type="float" office:value="0.8969722" calcext:value-type="float">
            <text:p>0.8970</text:p>
          </table:table-cell>
          <table:table-cell table:style-name="ce5" office:value-type="float" office:value="0.8974078" calcext:value-type="float">
            <text:p>0.8974</text:p>
          </table:table-cell>
          <table:table-cell table:style-name="ce5" office:value-type="float" office:value="0.8792509" calcext:value-type="float">
            <text:p>0.8793</text:p>
          </table:table-cell>
          <table:table-cell table:style-name="ce5" office:value-type="float" office:value="0.9645291" calcext:value-type="float">
            <text:p>0.9645</text:p>
          </table:table-cell>
          <table:table-cell table:style-name="ce5" office:value-type="float" office:value="0.9442831" calcext:value-type="float">
            <text:p>0.9443</text:p>
          </table:table-cell>
          <table:table-cell table:style-name="ce5" office:value-type="float" office:value="0.9447489" calcext:value-type="float">
            <text:p>0.9447</text:p>
          </table:table-cell>
          <table:table-cell table:style-name="ce5" office:value-type="float" office:value="0.9653631" calcext:value-type="float">
            <text:p>0.9654</text:p>
          </table:table-cell>
          <table:table-cell table:style-name="ce5" office:value-type="float" office:value="0.9621416" calcext:value-type="float">
            <text:p>0.9621</text:p>
          </table:table-cell>
          <table:table-cell table:number-columns-repeated="5"/>
          <table:table-cell table:style-name="Default" office:value-type="string" calcext:value-type="string">
            <text:p>Top</text:p>
          </table:table-cell>
          <table:table-cell table:style-name="Default" office:value-type="string" calcext:value-type="string">
            <text:p>Entry 1</text:p>
          </table:table-cell>
          <table:table-cell table:style-name="Default" office:value-type="string" calcext:value-type="string">
            <text:p>Entry 2</text:p>
          </table:table-cell>
          <table:table-cell table:style-name="Default" office:value-type="string" calcext:value-type="string">
            <text:p>Entry 3</text:p>
          </table:table-cell>
          <table:table-cell table:style-name="Default" office:value-type="string" calcext:value-type="string">
            <text:p>Entry 4</text:p>
          </table:table-cell>
          <table:table-cell table:style-name="Default" office:value-type="string" calcext:value-type="string">
            <text:p>Entry 5</text:p>
          </table:table-cell>
          <table:table-cell table:style-name="Default" office:value-type="string" calcext:value-type="string">
            <text:p>Entry 6</text:p>
          </table:table-cell>
          <table:table-cell table:style-name="Default" office:value-type="string" calcext:value-type="string">
            <text:p>Entry 7</text:p>
          </table:table-cell>
          <table:table-cell table:style-name="Default" office:value-type="string" calcext:value-type="string">
            <text:p>Entry 8</text:p>
          </table:table-cell>
          <table:table-cell table:style-name="Default" office:value-type="string" calcext:value-type="string">
            <text:p>Entry 9</text:p>
          </table:table-cell>
          <table:table-cell table:style-name="Default" office:value-type="string" calcext:value-type="string">
            <text:p>Entry 10</text:p>
          </table:table-cell>
          <table:table-cell table:number-columns-repeated="99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0.9438658" calcext:value-type="float">
            <text:p>0.9439</text:p>
          </table:table-cell>
          <table:table-cell table:style-name="ce5" office:value-type="float" office:value="0.9171725" calcext:value-type="float">
            <text:p>0.9172</text:p>
          </table:table-cell>
          <table:table-cell table:style-name="ce5" office:value-type="float" office:value="0.9002814" calcext:value-type="float">
            <text:p>0.9003</text:p>
          </table:table-cell>
          <table:table-cell table:style-name="ce5" office:value-type="float" office:value="0.8992815" calcext:value-type="float">
            <text:p>0.8993</text:p>
          </table:table-cell>
          <table:table-cell table:style-name="ce5" office:value-type="float" office:value="0.8947299" calcext:value-type="float">
            <text:p>0.8947</text:p>
          </table:table-cell>
          <table:table-cell table:style-name="ce5" office:value-type="float" office:value="0.9639657" calcext:value-type="float">
            <text:p>0.9640</text:p>
          </table:table-cell>
          <table:table-cell table:style-name="ce5" office:value-type="float" office:value="0.9451548" calcext:value-type="float">
            <text:p>0.9452</text:p>
          </table:table-cell>
          <table:table-cell table:style-name="ce5" office:value-type="float" office:value="0.9491976" calcext:value-type="float">
            <text:p>0.9492</text:p>
          </table:table-cell>
          <table:table-cell table:style-name="ce5" office:value-type="float" office:value="0.9657096" calcext:value-type="float">
            <text:p>0.9657</text:p>
          </table:table-cell>
          <table:table-cell table:style-name="ce5" office:value-type="float" office:value="0.9127963" calcext:value-type="float">
            <text:p>0.9128</text:p>
          </table:table-cell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table:number-columns-repeated="10" table:style-name="ce3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0.944306" calcext:value-type="float">
            <text:p>0.9443</text:p>
          </table:table-cell>
          <table:table-cell table:style-name="ce5" office:value-type="float" office:value="0.9151597" calcext:value-type="float">
            <text:p>0.9152</text:p>
          </table:table-cell>
          <table:table-cell table:style-name="ce5" office:value-type="float" office:value="0.9033125" calcext:value-type="float">
            <text:p>0.9033</text:p>
          </table:table-cell>
          <table:table-cell table:style-name="ce5" office:value-type="float" office:value="0.9065772" calcext:value-type="float">
            <text:p>0.9066</text:p>
          </table:table-cell>
          <table:table-cell table:style-name="ce5" office:value-type="float" office:value="0.9037458" calcext:value-type="float">
            <text:p>0.9037</text:p>
          </table:table-cell>
          <table:table-cell table:style-name="ce5" office:value-type="float" office:value="0.963667" calcext:value-type="float">
            <text:p>0.9637</text:p>
          </table:table-cell>
          <table:table-cell table:style-name="ce5" office:value-type="float" office:value="0.9456577" calcext:value-type="float">
            <text:p>0.9457</text:p>
          </table:table-cell>
          <table:table-cell table:style-name="ce5" office:value-type="float" office:value="0.9481314" calcext:value-type="float">
            <text:p>0.9481</text:p>
          </table:table-cell>
          <table:table-cell table:style-name="ce5" office:value-type="float" office:value="0.9647295" calcext:value-type="float">
            <text:p>0.9647</text:p>
          </table:table-cell>
          <table:table-cell table:style-name="ce5" office:value-type="float" office:value="0.917175" calcext:value-type="float">
            <text:p>0.9172</text:p>
          </table:table-cell>
          <table:table-cell table:number-columns-repeated="5"/>
          <table:table-cell table:style-name="Default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107" calcext:value-type="float">
            <text:p>107</text:p>
          </table:table-cell>
          <table:table-cell table:number-columns-repeated="2" table:style-name="ce3" office:value-type="float" office:value="72" calcext:value-type="float">
            <text:p>72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float" office:value="137" calcext:value-type="float">
            <text:p>13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75" calcext:value-type="float">
            <text:p>175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0.9451874" calcext:value-type="float">
            <text:p>0.9452</text:p>
          </table:table-cell>
          <table:table-cell table:style-name="ce5" office:value-type="float" office:value="0.9368562" calcext:value-type="float">
            <text:p>0.9369</text:p>
          </table:table-cell>
          <table:table-cell table:style-name="ce5" office:value-type="float" office:value="0.9599156" calcext:value-type="float">
            <text:p>0.9599</text:p>
          </table:table-cell>
          <table:table-cell table:style-name="ce5" office:value-type="float" office:value="0.9595183" calcext:value-type="float">
            <text:p>0.9595</text:p>
          </table:table-cell>
          <table:table-cell table:style-name="ce5" office:value-type="float" office:value="0.9438287" calcext:value-type="float">
            <text:p>0.9438</text:p>
          </table:table-cell>
          <table:table-cell table:style-name="ce5" office:value-type="float" office:value="0.9646958" calcext:value-type="float">
            <text:p>0.9647</text:p>
          </table:table-cell>
          <table:table-cell table:style-name="ce5" office:value-type="float" office:value="0.9698825" calcext:value-type="float">
            <text:p>0.9699</text:p>
          </table:table-cell>
          <table:table-cell table:style-name="ce5" office:value-type="float" office:value="0.9484733" calcext:value-type="float">
            <text:p>0.9485</text:p>
          </table:table-cell>
          <table:table-cell table:style-name="ce5" office:value-type="float" office:value="0.9650012" calcext:value-type="float">
            <text:p>0.9650</text:p>
          </table:table-cell>
          <table:table-cell table:style-name="ce5" office:value-type="float" office:value="0.916315" calcext:value-type="float">
            <text:p>0.9163</text:p>
          </table:table-cell>
          <table:table-cell table:number-columns-repeated="5"/>
          <table:table-cell table:style-name="Default" office:value-type="float" office:value="3" calcext:value-type="float">
            <text:p>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0.9447081" calcext:value-type="float">
            <text:p>0.9447</text:p>
          </table:table-cell>
          <table:table-cell table:style-name="ce5" office:value-type="float" office:value="0.9325832" calcext:value-type="float">
            <text:p>0.9326</text:p>
          </table:table-cell>
          <table:table-cell table:style-name="ce5" office:value-type="float" office:value="0.9581404" calcext:value-type="float">
            <text:p>0.9581</text:p>
          </table:table-cell>
          <table:table-cell table:style-name="ce5" office:value-type="float" office:value="0.960252" calcext:value-type="float">
            <text:p>0.9603</text:p>
          </table:table-cell>
          <table:table-cell table:style-name="ce5" office:value-type="float" office:value="0.9471782" calcext:value-type="float">
            <text:p>0.9472</text:p>
          </table:table-cell>
          <table:table-cell table:style-name="ce5" office:value-type="float" office:value="0.96438" calcext:value-type="float">
            <text:p>0.9644</text:p>
          </table:table-cell>
          <table:table-cell table:style-name="ce5" office:value-type="float" office:value="0.9735845" calcext:value-type="float">
            <text:p>0.9736</text:p>
          </table:table-cell>
          <table:table-cell table:style-name="ce5" office:value-type="float" office:value="0.9663263" calcext:value-type="float">
            <text:p>0.9663</text:p>
          </table:table-cell>
          <table:table-cell table:style-name="ce5" office:value-type="float" office:value="0.9653026" calcext:value-type="float">
            <text:p>0.9653</text:p>
          </table:table-cell>
          <table:table-cell table:style-name="ce5" office:value-type="float" office:value="0.9207519" calcext:value-type="float">
            <text:p>0.9208</text:p>
          </table:table-cell>
          <table:table-cell table:number-columns-repeated="5"/>
          <table:table-cell table:style-name="Default" office:value-type="float" office:value="4" calcext:value-type="float">
            <text:p>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07" calcext:value-type="float">
            <text:p>10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99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0.9438217" calcext:value-type="float">
            <text:p>0.9438</text:p>
          </table:table-cell>
          <table:table-cell table:style-name="ce5" office:value-type="float" office:value="0.9457797" calcext:value-type="float">
            <text:p>0.9458</text:p>
          </table:table-cell>
          <table:table-cell table:style-name="ce6" office:value-type="float" office:value="0.9612076" calcext:value-type="float">
            <text:p>0.9612</text:p>
          </table:table-cell>
          <table:table-cell table:style-name="ce5" office:value-type="float" office:value="0.9583475" calcext:value-type="float">
            <text:p>0.9583</text:p>
          </table:table-cell>
          <table:table-cell table:style-name="ce5" office:value-type="float" office:value="0.9530393" calcext:value-type="float">
            <text:p>0.9530</text:p>
          </table:table-cell>
          <table:table-cell table:style-name="ce5" office:value-type="float" office:value="0.9653034" calcext:value-type="float">
            <text:p>0.9653</text:p>
          </table:table-cell>
          <table:table-cell table:style-name="ce5" office:value-type="float" office:value="0.9733168" calcext:value-type="float">
            <text:p>0.9733</text:p>
          </table:table-cell>
          <table:table-cell table:style-name="ce5" office:value-type="float" office:value="0.9658951" calcext:value-type="float">
            <text:p>0.9659</text:p>
          </table:table-cell>
          <table:table-cell table:style-name="ce5" office:value-type="float" office:value="0.9633151" calcext:value-type="float">
            <text:p>0.9633</text:p>
          </table:table-cell>
          <table:table-cell table:style-name="ce5" office:value-type="float" office:value="0.8542386" calcext:value-type="float">
            <text:p>0.8542</text:p>
          </table:table-cell>
          <table:table-cell table:number-columns-repeated="5"/>
          <table:table-cell table:style-name="Default" office:value-type="float" office:value="5" calcext:value-type="float">
            <text:p>5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3" table:style-name="ce3" office:value-type="float" office:value="57" calcext:value-type="float">
            <text:p>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2" table:style-name="ce3" office:value-type="float" office:value="71" calcext:value-type="float">
            <text:p>71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0.9446672" calcext:value-type="float">
            <text:p>0.9447</text:p>
          </table:table-cell>
          <table:table-cell table:style-name="ce5" office:value-type="float" office:value="0.9649566" calcext:value-type="float">
            <text:p>0.9650</text:p>
          </table:table-cell>
          <table:table-cell table:style-name="ce5" office:value-type="float" office:value="0.9585227" calcext:value-type="float">
            <text:p>0.9585</text:p>
          </table:table-cell>
          <table:table-cell table:style-name="ce6" office:value-type="float" office:value="0.9619505" calcext:value-type="float">
            <text:p>0.9620</text:p>
          </table:table-cell>
          <table:table-cell table:style-name="ce5" office:value-type="float" office:value="0.953349" calcext:value-type="float">
            <text:p>0.9533</text:p>
          </table:table-cell>
          <table:table-cell table:style-name="ce5" office:value-type="float" office:value="0.9661734" calcext:value-type="float">
            <text:p>0.9662</text:p>
          </table:table-cell>
          <table:table-cell table:style-name="ce5" office:value-type="float" office:value="0.9754814" calcext:value-type="float">
            <text:p>0.9755</text:p>
          </table:table-cell>
          <table:table-cell table:style-name="ce5" office:value-type="float" office:value="0.9694206" calcext:value-type="float">
            <text:p>0.9694</text:p>
          </table:table-cell>
          <table:table-cell table:style-name="ce5" office:value-type="float" office:value="0.9649566" calcext:value-type="float">
            <text:p>0.9650</text:p>
          </table:table-cell>
          <table:table-cell table:style-name="ce5" office:value-type="float" office:value="0.9141493" calcext:value-type="float">
            <text:p>0.9141</text:p>
          </table:table-cell>
          <table:table-cell table:number-columns-repeated="5"/>
          <table:table-cell table:style-name="Default" office:value-type="float" office:value="6" calcext:value-type="float">
            <text:p>6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float" office:value="125" calcext:value-type="float">
            <text:p>12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2" table:style-name="ce3" office:value-type="float" office:value="57" calcext:value-type="float">
            <text:p>57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99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0.9441439" calcext:value-type="float">
            <text:p>0.9441</text:p>
          </table:table-cell>
          <table:table-cell table:style-name="ce5" office:value-type="float" office:value="0.9666316" calcext:value-type="float">
            <text:p>0.9666</text:p>
          </table:table-cell>
          <table:table-cell table:style-name="ce5" office:value-type="float" office:value="0.9607725" calcext:value-type="float">
            <text:p>0.9608</text:p>
          </table:table-cell>
          <table:table-cell table:style-name="ce5" office:value-type="float" office:value="0.9592499" calcext:value-type="float">
            <text:p>0.9592</text:p>
          </table:table-cell>
          <table:table-cell table:style-name="ce5" office:value-type="float" office:value="0.9671545" calcext:value-type="float">
            <text:p>0.9672</text:p>
          </table:table-cell>
          <table:table-cell table:style-name="ce5" office:value-type="float" office:value="0.9665901" calcext:value-type="float">
            <text:p>0.9666</text:p>
          </table:table-cell>
          <table:table-cell table:style-name="ce5" office:value-type="float" office:value="0.9757475" calcext:value-type="float">
            <text:p>0.9757</text:p>
          </table:table-cell>
          <table:table-cell table:style-name="ce5" office:value-type="float" office:value="0.9725885" calcext:value-type="float">
            <text:p>0.9726</text:p>
          </table:table-cell>
          <table:table-cell table:style-name="ce5" office:value-type="float" office:value="0.9666316" calcext:value-type="float">
            <text:p>0.9666</text:p>
          </table:table-cell>
          <table:table-cell table:style-name="ce5" office:value-type="float" office:value="0.8762392" calcext:value-type="float">
            <text:p>0.8762</text:p>
          </table:table-cell>
          <table:table-cell table:number-columns-repeated="5"/>
          <table:table-cell table:style-name="Default" office:value-type="float" office:value="7" calcext:value-type="float">
            <text:p>7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49" calcext:value-type="float">
            <text:p>149</text:p>
          </table:table-cell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0.9443101" calcext:value-type="float">
            <text:p>0.9443</text:p>
          </table:table-cell>
          <table:table-cell table:style-name="ce5" office:value-type="float" office:value="0.9649566" calcext:value-type="float">
            <text:p>0.9650</text:p>
          </table:table-cell>
          <table:table-cell table:style-name="ce5" office:value-type="float" office:value="0.9387848" calcext:value-type="float">
            <text:p>0.9388</text:p>
          </table:table-cell>
          <table:table-cell table:style-name="ce5" office:value-type="float" office:value="0.9381348" calcext:value-type="float">
            <text:p>0.9381</text:p>
          </table:table-cell>
          <table:table-cell table:style-name="ce5" office:value-type="float" office:value="0.9673819" calcext:value-type="float">
            <text:p>0.9674</text:p>
          </table:table-cell>
          <table:table-cell table:style-name="ce5" office:value-type="float" office:value="0.9659729" calcext:value-type="float">
            <text:p>0.9660</text:p>
          </table:table-cell>
          <table:table-cell table:style-name="ce5" office:value-type="float" office:value="0.9754266" calcext:value-type="float">
            <text:p>0.9754</text:p>
          </table:table-cell>
          <table:table-cell table:style-name="ce5" office:value-type="float" office:value="0.9720309" calcext:value-type="float">
            <text:p>0.9720</text:p>
          </table:table-cell>
          <table:table-cell table:style-name="ce5" office:value-type="float" office:value="0.9666162" calcext:value-type="float">
            <text:p>0.9666</text:p>
          </table:table-cell>
          <table:table-cell table:style-name="ce5" office:value-type="float" office:value="0.8765614" calcext:value-type="float">
            <text:p>0.8766</text:p>
          </table:table-cell>
          <table:table-cell table:number-columns-repeated="5"/>
          <table:table-cell table:style-name="Default" office:value-type="float" office:value="8" calcext:value-type="float">
            <text:p>8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71" calcext:value-type="float">
            <text:p>7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99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0.9450654" calcext:value-type="float">
            <text:p>0.9451</text:p>
          </table:table-cell>
          <table:table-cell table:style-name="ce5" office:value-type="float" office:value="0.9666316" calcext:value-type="float">
            <text:p>0.9666</text:p>
          </table:table-cell>
          <table:table-cell table:style-name="ce5" office:value-type="float" office:value="0.9360367" calcext:value-type="float">
            <text:p>0.9360</text:p>
          </table:table-cell>
          <table:table-cell table:style-name="ce5" office:value-type="float" office:value="0.9356896" calcext:value-type="float">
            <text:p>0.9357</text:p>
          </table:table-cell>
          <table:table-cell table:style-name="ce5" office:value-type="float" office:value="0.9661007" calcext:value-type="float">
            <text:p>0.9661</text:p>
          </table:table-cell>
          <table:table-cell table:style-name="ce5" office:value-type="float" office:value="0.9656127" calcext:value-type="float">
            <text:p>0.9656</text:p>
          </table:table-cell>
          <table:table-cell table:style-name="ce5" office:value-type="float" office:value="0.9745694" calcext:value-type="float">
            <text:p>0.9746</text:p>
          </table:table-cell>
          <table:table-cell table:style-name="ce5" office:value-type="float" office:value="0.9721388" calcext:value-type="float">
            <text:p>0.9721</text:p>
          </table:table-cell>
          <table:table-cell table:style-name="ce5" office:value-type="float" office:value="0.9667065" calcext:value-type="float">
            <text:p>0.9667</text:p>
          </table:table-cell>
          <table:table-cell table:style-name="ce5" office:value-type="float" office:value="0.8788653" calcext:value-type="float">
            <text:p>0.8789</text:p>
          </table:table-cell>
          <table:table-cell table:number-columns-repeated="5"/>
          <table:table-cell table:style-name="Default" office:value-type="float" office:value="9" calcext:value-type="float">
            <text:p>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2" table:style-name="ce3" office:value-type="float" office:value="98" calcext:value-type="float">
            <text:p>9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99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0.9282472" calcext:value-type="float">
            <text:p>0.9282</text:p>
          </table:table-cell>
          <table:table-cell table:style-name="ce5" office:value-type="float" office:value="0.964262" calcext:value-type="float">
            <text:p>0.9643</text:p>
          </table:table-cell>
          <table:table-cell table:style-name="ce5" office:value-type="float" office:value="0.9369928" calcext:value-type="float">
            <text:p>0.9370</text:p>
          </table:table-cell>
          <table:table-cell table:style-name="ce5" office:value-type="float" office:value="0.9369925" calcext:value-type="float">
            <text:p>0.9370</text:p>
          </table:table-cell>
          <table:table-cell table:style-name="ce5" office:value-type="float" office:value="0.9681174" calcext:value-type="float">
            <text:p>0.9681</text:p>
          </table:table-cell>
          <table:table-cell table:style-name="ce5" office:value-type="float" office:value="0.9662283" calcext:value-type="float">
            <text:p>0.9662</text:p>
          </table:table-cell>
          <table:table-cell table:style-name="ce5" office:value-type="float" office:value="0.9750002" calcext:value-type="float">
            <text:p>0.9750</text:p>
          </table:table-cell>
          <table:table-cell table:style-name="ce5" office:value-type="float" office:value="0.9730388" calcext:value-type="float">
            <text:p>0.9730</text:p>
          </table:table-cell>
          <table:table-cell table:style-name="ce5" office:value-type="float" office:value="0.9662545" calcext:value-type="float">
            <text:p>0.9663</text:p>
          </table:table-cell>
          <table:table-cell table:style-name="ce5" office:value-type="float" office:value="0.8759781" calcext:value-type="float">
            <text:p>0.8760</text:p>
          </table:table-cell>
          <table:table-cell table:number-columns-repeated="5"/>
          <table:table-cell table:style-name="Default" office:value-type="float" office:value="10" calcext:value-type="float">
            <text:p>1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0.938032" calcext:value-type="float">
            <text:p>0.9380</text:p>
          </table:table-cell>
          <table:table-cell table:style-name="ce5" office:value-type="float" office:value="0.9643105" calcext:value-type="float">
            <text:p>0.9643</text:p>
          </table:table-cell>
          <table:table-cell table:style-name="ce5" office:value-type="float" office:value="0.940038" calcext:value-type="float">
            <text:p>0.9400</text:p>
          </table:table-cell>
          <table:table-cell table:style-name="ce5" office:value-type="float" office:value="0.9369513" calcext:value-type="float">
            <text:p>0.9370</text:p>
          </table:table-cell>
          <table:table-cell table:style-name="ce5" office:value-type="float" office:value="0.9665221" calcext:value-type="float">
            <text:p>0.9665</text:p>
          </table:table-cell>
          <table:table-cell table:style-name="ce5" office:value-type="float" office:value="0.9671029" calcext:value-type="float">
            <text:p>0.9671</text:p>
          </table:table-cell>
          <table:table-cell table:style-name="ce5" office:value-type="float" office:value="0.9753048" calcext:value-type="float">
            <text:p>0.9753</text:p>
          </table:table-cell>
          <table:table-cell table:style-name="ce5" office:value-type="float" office:value="0.9734166" calcext:value-type="float">
            <text:p>0.9734</text:p>
          </table:table-cell>
          <table:table-cell table:style-name="ce5" office:value-type="float" office:value="0.9668121" calcext:value-type="float">
            <text:p>0.9668</text:p>
          </table:table-cell>
          <table:table-cell table:style-name="ce5" office:value-type="float" office:value="0.9537568" calcext:value-type="float">
            <text:p>0.9538</text:p>
          </table:table-cell>
          <table:table-cell table:number-columns-repeated="5"/>
          <table:table-cell table:style-name="Default" office:value-type="float" office:value="11" calcext:value-type="float">
            <text:p>1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93" calcext:value-type="float">
            <text:p>193</text:p>
          </table:table-cell>
          <table:table-cell table:number-columns-repeated="2" table:style-name="ce3" office:value-type="float" office:value="174" calcext:value-type="float">
            <text:p>17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3" calcext:value-type="float">
            <text:p>183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0.9463105" calcext:value-type="float">
            <text:p>0.9463</text:p>
          </table:table-cell>
          <table:table-cell table:style-name="ce5" office:value-type="float" office:value="0.9668572" calcext:value-type="float">
            <text:p>0.9669</text:p>
          </table:table-cell>
          <table:table-cell table:style-name="ce5" office:value-type="float" office:value="0.9396903" calcext:value-type="float">
            <text:p>0.9397</text:p>
          </table:table-cell>
          <table:table-cell table:style-name="ce5" office:value-type="float" office:value="0.9426437" calcext:value-type="float">
            <text:p>0.9426</text:p>
          </table:table-cell>
          <table:table-cell table:style-name="ce6" office:value-type="float" office:value="0.9675686" calcext:value-type="float">
            <text:p>0.9676</text:p>
          </table:table-cell>
          <table:table-cell table:style-name="ce5" office:value-type="float" office:value="0.9672607" calcext:value-type="float">
            <text:p>0.9673</text:p>
          </table:table-cell>
          <table:table-cell table:style-name="ce5" office:value-type="float" office:value="0.9736066" calcext:value-type="float">
            <text:p>0.9736</text:p>
          </table:table-cell>
          <table:table-cell table:style-name="ce5" office:value-type="float" office:value="0.9732557" calcext:value-type="float">
            <text:p>0.9733</text:p>
          </table:table-cell>
          <table:table-cell table:style-name="ce5" office:value-type="float" office:value="0.9664961" calcext:value-type="float">
            <text:p>0.9665</text:p>
          </table:table-cell>
          <table:table-cell table:style-name="ce5" office:value-type="float" office:value="0.9569964" calcext:value-type="float">
            <text:p>0.9570</text:p>
          </table:table-cell>
          <table:table-cell table:number-columns-repeated="5"/>
          <table:table-cell table:style-name="Default" office:value-type="float" office:value="12" calcext:value-type="float">
            <text:p>12</text:p>
          </table:table-cell>
          <table:table-cell table:style-name="ce3" office:value-type="float" office:value="198" calcext:value-type="float">
            <text:p>198</text:p>
          </table:table-cell>
          <table:table-cell table:number-columns-repeated="2" table:style-name="ce3" office:value-type="float" office:value="175" calcext:value-type="float">
            <text:p>17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4" table:style-name="ce3" office:value-type="float" office:value="108" calcext:value-type="float">
            <text:p>108</text:p>
          </table:table-cell>
          <table:table-cell table:number-columns-repeated="99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0.9491701" calcext:value-type="float">
            <text:p>0.9492</text:p>
          </table:table-cell>
          <table:table-cell table:style-name="ce5" office:value-type="float" office:value="0.9666164" calcext:value-type="float">
            <text:p>0.9666</text:p>
          </table:table-cell>
          <table:table-cell table:style-name="ce5" office:value-type="float" office:value="0.937732" calcext:value-type="float">
            <text:p>0.9377</text:p>
          </table:table-cell>
          <table:table-cell table:style-name="ce5" office:value-type="float" office:value="0.9367724" calcext:value-type="float">
            <text:p>0.9368</text:p>
          </table:table-cell>
          <table:table-cell table:style-name="ce5" office:value-type="float" office:value="0.9662924" calcext:value-type="float">
            <text:p>0.9663</text:p>
          </table:table-cell>
          <table:table-cell table:style-name="ce6" office:value-type="float" office:value="0.9678746" calcext:value-type="float">
            <text:p>0.9679</text:p>
          </table:table-cell>
          <table:table-cell table:style-name="ce5" office:value-type="float" office:value="0.9724408" calcext:value-type="float">
            <text:p>0.9724</text:p>
          </table:table-cell>
          <table:table-cell table:style-name="ce5" office:value-type="float" office:value="0.9731653" calcext:value-type="float">
            <text:p>0.9732</text:p>
          </table:table-cell>
          <table:table-cell table:style-name="ce5" office:value-type="float" office:value="0.966587" calcext:value-type="float">
            <text:p>0.9666</text:p>
          </table:table-cell>
          <table:table-cell table:style-name="ce5" office:value-type="float" office:value="0.9546775" calcext:value-type="float">
            <text:p>0.9547</text:p>
          </table:table-cell>
          <table:table-cell table:number-columns-repeated="5"/>
          <table:table-cell table:style-name="Default" office:value-type="float" office:value="13" calcext:value-type="float">
            <text:p>1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82" calcext:value-type="float">
            <text:p>182</text:p>
          </table:table-cell>
          <table:table-cell table:number-columns-repeated="99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0.9472773" calcext:value-type="float">
            <text:p>0.9473</text:p>
          </table:table-cell>
          <table:table-cell table:style-name="ce5" office:value-type="float" office:value="0.9664961" calcext:value-type="float">
            <text:p>0.9665</text:p>
          </table:table-cell>
          <table:table-cell table:style-name="ce5" office:value-type="float" office:value="0.9467339" calcext:value-type="float">
            <text:p>0.9467</text:p>
          </table:table-cell>
          <table:table-cell table:style-name="ce5" office:value-type="float" office:value="0.956059" calcext:value-type="float">
            <text:p>0.9561</text:p>
          </table:table-cell>
          <table:table-cell table:style-name="ce5" office:value-type="float" office:value="0.9657732" calcext:value-type="float">
            <text:p>0.9658</text:p>
          </table:table-cell>
          <table:table-cell table:style-name="ce5" office:value-type="float" office:value="0.9645318" calcext:value-type="float">
            <text:p>0.9645</text:p>
          </table:table-cell>
          <table:table-cell table:style-name="ce5" office:value-type="float" office:value="0.9716555" calcext:value-type="float">
            <text:p>0.9717</text:p>
          </table:table-cell>
          <table:table-cell table:style-name="ce6" office:value-type="float" office:value="0.9737216" calcext:value-type="float">
            <text:p>0.9737</text:p>
          </table:table-cell>
          <table:table-cell table:style-name="ce5" office:value-type="float" office:value="0.9285357" calcext:value-type="float">
            <text:p>0.9285</text:p>
          </table:table-cell>
          <table:table-cell table:style-name="ce5" office:value-type="float" office:value="0.9543105" calcext:value-type="float">
            <text:p>0.9543</text:p>
          </table:table-cell>
          <table:table-cell table:number-columns-repeated="5"/>
          <table:table-cell table:style-name="Default" office:value-type="float" office:value="14" calcext:value-type="float">
            <text:p>1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2" table:style-name="ce3" office:value-type="float" office:value="200" calcext:value-type="float">
            <text:p>20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94" calcext:value-type="float">
            <text:p>194</text:p>
          </table:table-cell>
          <table:table-cell table:number-columns-repeated="997"/>
        </table:table-row>
        <table:table-row table:style-name="ro1">
          <table:table-cell table:number-columns-repeated="16"/>
          <table:table-cell table:style-name="Default" office:value-type="float" office:value="15" calcext:value-type="float">
            <text:p>1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83" calcext:value-type="float">
            <text:p>183</text:p>
          </table:table-cell>
          <table:table-cell table:number-columns-repeated="2" table:style-name="ce3" office:value-type="float" office:value="193" calcext:value-type="float">
            <text:p>193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98" calcext:value-type="float">
            <text:p>9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997"/>
        </table:table-row>
        <table:table-row table:style-name="ro1">
          <table:table-cell table:number-columns-repeated="16"/>
          <table:table-cell table:style-name="Default" office:value-type="float" office:value="16" calcext:value-type="float">
            <text:p>1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997"/>
        </table:table-row>
        <table:table-row table:style-name="ro1">
          <table:table-cell table:number-columns-repeated="16"/>
          <table:table-cell table:style-name="Default" office:value-type="float" office:value="17" calcext:value-type="float">
            <text:p>17</text:p>
          </table:table-cell>
          <table:table-cell table:number-columns-repeated="2" table:style-name="ce3" office:value-type="float" office:value="102" calcext:value-type="float">
            <text:p>10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67" calcext:value-type="float">
            <text:p>167</text:p>
          </table:table-cell>
          <table:table-cell table:number-columns-repeated="2" table:style-name="ce3" office:value-type="float" office:value="119" calcext:value-type="float">
            <text:p>119</text:p>
          </table:table-cell>
          <table:table-cell table:style-name="ce3" office:value-type="float" office:value="201" calcext:value-type="float">
            <text:p>201</text:p>
          </table:table-cell>
          <table:table-cell table:number-columns-repeated="997"/>
        </table:table-row>
        <table:table-row table:style-name="ro1">
          <table:table-cell table:number-columns-repeated="16"/>
          <table:table-cell table:style-name="Default" office:value-type="float" office:value="18" calcext:value-type="float">
            <text:p>1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Default"/>
          <table:table-cell table:number-columns-repeated="12"/>
          <table:table-cell table:style-name="Default" office:value-type="float" office:value="19" calcext:value-type="float">
            <text:p>19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1"/>
          <table:table-cell table:style-name="Default" office:value-type="float" office:value="20" calcext:value-type="float">
            <text:p>2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2" table:style-name="ce3" office:value-type="float" office:value="59" calcext:value-type="float">
            <text:p>5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74" calcext:value-type="float">
            <text:p>174</text:p>
          </table:table-cell>
          <table:table-cell table:number-columns-repeated="99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"/>
          <table:table-cell table:style-name="Default" table:number-columns-repeated="3"/>
          <table:table-cell table:number-columns-repeated="1006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1">
          <table:table-cell table:style-name="Default" table:number-columns-repeated="14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office:value-type="float" office:value="191" calcext:value-type="float">
            <text:p>191</text:p>
          </table:table-cell>
          <table:table-cell office:value-type="float" office:value="58" calcext:value-type="float">
            <text:p>58</text:p>
          </table:table-cell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table:style-name="Default"/>
          <table:table-cell table:style-name="Default" office:value-type="string" calcext:value-type="string">
            <text:p>Entry 1</text:p>
          </table:table-cell>
          <table:table-cell table:style-name="Default" table:number-columns-repeated="2"/>
          <table:table-cell table:style-name="Default" office:value-type="string" calcext:value-type="string">
            <text:p>Attributes</text:p>
          </table:table-cell>
          <table:table-cell table:style-name="Default" table:number-columns-repeated="13"/>
          <table:table-cell table:number-columns-repeated="100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0.9338104" calcext:value-type="float">
            <text:p>0.9338</text:p>
          </table:table-cell>
          <table:table-cell table:style-name="ce5" office:value-type="float" office:value="0.7736415" calcext:value-type="float">
            <text:p>0.7736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table:number-columns-repeated="13"/>
          <table:table-cell table:number-columns-repeated="100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0.8779791" calcext:value-type="float">
            <text:p>0.8780</text:p>
          </table:table-cell>
          <table:table-cell table:style-name="ce5" office:value-type="float" office:value="0.7738423" calcext:value-type="float">
            <text:p>0.7738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float" office:value="72" calcext:value-type="float">
            <text:p>72</text:p>
          </table:table-cell>
          <table:table-cell table:style-name="Default" table:formula="of:=[.B62]-[.B61]" office:value-type="float" office:value="-0.0558313" calcext:value-type="float">
            <text:p>-0.0558313</text:p>
          </table:table-cell>
          <table:table-cell table:style-name="Default" table:formula="of:=[.C62]-[.C61]" office:value-type="float" office:value="0.000200800000000001" calcext:value-type="float">
            <text:p>0.0002008</text:p>
          </table:table-cell>
          <table:table-cell table:style-name="Default" table:number-columns-repeated="8"/>
          <table:table-cell table:style-name="Default" table:formula="of:=IF([.E62]=[.$P$59];[.F62];0)" office:value-type="float" office:value="-0.0558313" calcext:value-type="float">
            <text:p>-0.0558313</text:p>
          </table:table-cell>
          <table:table-cell table:style-name="Default" table:formula="of:=IF([.E62]=[.$Q$59];[.F62];0)" office:value-type="float" office:value="0" calcext:value-type="float">
            <text:p>0</text:p>
          </table:table-cell>
          <table:table-cell table:style-name="Default" table:formula="of:=IF([.E62]=[.$R$59];[.F62];0)" office:value-type="float" office:value="0" calcext:value-type="float">
            <text:p>0</text:p>
          </table:table-cell>
          <table:table-cell table:style-name="Default" table:formula="of:=IF([.E62]=[.$S$59];[.F62];0)" office:value-type="float" office:value="0" calcext:value-type="float">
            <text:p>0</text:p>
          </table:table-cell>
          <table:table-cell table:style-name="Default" table:formula="of:=IF([.E62]=[.$T$59];[.F62];0)" office:value-type="float" office:value="0" calcext:value-type="float">
            <text:p>0</text:p>
          </table:table-cell>
          <table:table-cell table:style-name="Default" table:formula="of:=IF([.E62]=[.$U$59];[.F62];0)" office:value-type="float" office:value="0" calcext:value-type="float">
            <text:p>0</text:p>
          </table:table-cell>
          <table:table-cell table:style-name="Default" table:formula="of:=IF([.E62]=[.$V$59];[.F62];0)" office:value-type="float" office:value="0" calcext:value-type="float">
            <text:p>0</text:p>
          </table:table-cell>
          <table:table-cell table:style-name="Default" table:formula="of:=IF([.L62]=[.$W$59];[.M62];0)" office:value-type="float" office:value="0" calcext:value-type="float">
            <text:p>0</text:p>
          </table:table-cell>
          <table:table-cell table:style-name="Default" table:formula="of:=IF([.E62]=[.$X$59];[.F62];0)" office:value-type="float" office:value="0" calcext:value-type="float">
            <text:p>0</text:p>
          </table:table-cell>
          <table:table-cell table:style-name="Default" table:formula="of:=IF([.N62]=[.$Y$59];[.O62];0)" office:value-type="float" office:value="0" calcext:value-type="float">
            <text:p>0</text:p>
          </table:table-cell>
          <table:table-cell table:style-name="Default" table:formula="of:=IF([.O62]=[.$Z$59];[.P62];0)" office:value-type="float" office:value="0" calcext:value-type="float">
            <text:p>0</text:p>
          </table:table-cell>
          <table:table-cell table:style-name="Default" table:formula="of:=IF([.P62]=[.$AA$59];[.Q62];0)" office:value-type="float" office:value="0" calcext:value-type="float">
            <text:p>0</text:p>
          </table:table-cell>
          <table:table-cell table:style-name="Default" table:formula="of:=IF([.Q62]=[.$AB$59];[.R62];0)" office:value-type="float" office:value="0" calcext:value-type="float">
            <text:p>0</text:p>
          </table:table-cell>
          <table:table-cell table:style-name="Default" table:formula="of:=IF([.R62]=[.$AC$59];[.S62];0)" office:value-type="float" office:value="0" calcext:value-type="float">
            <text:p>0</text:p>
          </table:table-cell>
          <table:table-cell table:style-name="Default" table:formula="of:=IF([.S62]=[.$AD$59];[.T62];0)" office:value-type="float" office:value="0" calcext:value-type="float">
            <text:p>0</text:p>
          </table:table-cell>
          <table:table-cell table:style-name="Default" table:formula="of:=IF([.T62]=[.$AE$59];[.U62];0)" office:value-type="float" office:value="0" calcext:value-type="float">
            <text:p>0</text:p>
          </table:table-cell>
          <table:table-cell table:style-name="Default" table:formula="of:=IF([.U62]=[.$AF$59];[.V62];0)" office:value-type="float" office:value="0" calcext:value-type="float">
            <text:p>0</text:p>
          </table:table-cell>
          <table:table-cell table:style-name="Default" table:formula="of:=IF([.V62]=[.$AG$59];[.W62];0)" office:value-type="float" office:value="0" calcext:value-type="float">
            <text:p>0</text:p>
          </table:table-cell>
          <table:table-cell table:style-name="Default" table:formula="of:=IF([.W62]=[.$AH$59];[.X62];0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5" office:value-type="float" office:value="0.9393107" calcext:value-type="float">
            <text:p>0.9393</text:p>
          </table:table-cell>
          <table:table-cell table:style-name="ce5" office:value-type="float" office:value="0.9294637" calcext:value-type="float">
            <text:p>0.9295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float" office:value="107" calcext:value-type="float">
            <text:p>107</text:p>
          </table:table-cell>
          <table:table-cell table:style-name="Default" table:formula="of:=[.B63]-[.B62]" office:value-type="float" office:value="0.0613315999999999" calcext:value-type="float">
            <text:p>0.0613316</text:p>
          </table:table-cell>
          <table:table-cell table:style-name="Default" table:formula="of:=[.C63]-[.C62]" office:value-type="float" office:value="0.1556214" calcext:value-type="float">
            <text:p>0.1556214</text:p>
          </table:table-cell>
          <table:table-cell table:style-name="Default" table:number-columns-repeated="8"/>
          <table:table-cell table:style-name="Default" table:formula="of:=IF([.E63]=[.$P$59];[.F63];0)" office:value-type="float" office:value="0" calcext:value-type="float">
            <text:p>0</text:p>
          </table:table-cell>
          <table:table-cell table:style-name="Default" table:formula="of:=IF([.E63]=[.$Q$59];[.F63];0)" office:value-type="float" office:value="0.0613315999999999" calcext:value-type="float">
            <text:p>0.0613316</text:p>
          </table:table-cell>
          <table:table-cell table:style-name="Default" table:formula="of:=IF([.G63]=[.$R$59];[.H63];0)" office:value-type="float" office:value="0" calcext:value-type="float">
            <text:p>0</text:p>
          </table:table-cell>
          <table:table-cell table:style-name="Default" table:formula="of:=IF([.H63]=[.$S$59];[.I63];0)" office:value-type="float" office:value="0" calcext:value-type="float">
            <text:p>0</text:p>
          </table:table-cell>
          <table:table-cell table:style-name="Default" table:formula="of:=IF([.I63]=[.$T$59];[.J63];0)" office:value-type="float" office:value="0" calcext:value-type="float">
            <text:p>0</text:p>
          </table:table-cell>
          <table:table-cell table:style-name="Default" table:formula="of:=IF([.J63]=[.$U$59];[.K63];0)" office:value-type="float" office:value="0" calcext:value-type="float">
            <text:p>0</text:p>
          </table:table-cell>
          <table:table-cell table:style-name="Default" table:formula="of:=IF([.K63]=[.$V$59];[.L63];0)" office:value-type="float" office:value="0" calcext:value-type="float">
            <text:p>0</text:p>
          </table:table-cell>
          <table:table-cell table:style-name="Default" table:formula="of:=IF([.L63]=[.$W$59];[.M63];0)" office:value-type="float" office:value="0" calcext:value-type="float">
            <text:p>0</text:p>
          </table:table-cell>
          <table:table-cell table:style-name="Default" table:formula="of:=IF([.M63]=[.$X$59];[.N63];0)" office:value-type="float" office:value="0" calcext:value-type="float">
            <text:p>0</text:p>
          </table:table-cell>
          <table:table-cell table:style-name="Default" table:formula="of:=IF([.N63]=[.$Y$59];[.O63];0)" office:value-type="float" office:value="0" calcext:value-type="float">
            <text:p>0</text:p>
          </table:table-cell>
          <table:table-cell table:style-name="Default" table:formula="of:=IF([.O63]=[.$Z$59];[.P63];0)" office:value-type="float" office:value="0" calcext:value-type="float">
            <text:p>0</text:p>
          </table:table-cell>
          <table:table-cell table:style-name="Default" table:formula="of:=IF([.P63]=[.$AA$59];[.Q63];0)" office:value-type="float" office:value="0" calcext:value-type="float">
            <text:p>0</text:p>
          </table:table-cell>
          <table:table-cell table:style-name="Default" table:formula="of:=IF([.Q63]=[.$AB$59];[.R63];0)" office:value-type="float" office:value="0" calcext:value-type="float">
            <text:p>0</text:p>
          </table:table-cell>
          <table:table-cell table:style-name="Default" table:formula="of:=IF([.R63]=[.$AC$59];[.S63];0)" office:value-type="float" office:value="0" calcext:value-type="float">
            <text:p>0</text:p>
          </table:table-cell>
          <table:table-cell table:style-name="Default" table:formula="of:=IF([.S63]=[.$AD$59];[.T63];0)" office:value-type="float" office:value="0" calcext:value-type="float">
            <text:p>0</text:p>
          </table:table-cell>
          <table:table-cell table:style-name="Default" table:formula="of:=IF([.T63]=[.$AE$59];[.U63];0)" office:value-type="float" office:value="0" calcext:value-type="float">
            <text:p>0</text:p>
          </table:table-cell>
          <table:table-cell table:style-name="Default" table:formula="of:=IF([.U63]=[.$AF$59];[.V63];0)" office:value-type="float" office:value="0" calcext:value-type="float">
            <text:p>0</text:p>
          </table:table-cell>
          <table:table-cell table:style-name="Default" table:formula="of:=IF([.V63]=[.$AG$59];[.W63];0)" office:value-type="float" office:value="0" calcext:value-type="float">
            <text:p>0</text:p>
          </table:table-cell>
          <table:table-cell table:style-name="Default" table:formula="of:=IF([.W63]=[.$AH$59];[.X63];0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5" office:value-type="float" office:value="0.9447219" calcext:value-type="float">
            <text:p>0.9447</text:p>
          </table:table-cell>
          <table:table-cell table:style-name="ce5" office:value-type="float" office:value="0.9401948" calcext:value-type="float">
            <text:p>0.9402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108" calcext:value-type="float">
            <text:p>108</text:p>
          </table:table-cell>
          <table:table-cell table:style-name="Default" table:formula="of:=[.B64]-[.B63]" office:value-type="float" office:value="0.00541120000000017" calcext:value-type="float">
            <text:p>0.0054112</text:p>
          </table:table-cell>
          <table:table-cell table:style-name="Default" table:formula="of:=[.C64]-[.C63]" office:value-type="float" office:value="0.0107310999999999" calcext:value-type="float">
            <text:p>0.0107311</text:p>
          </table:table-cell>
          <table:table-cell table:style-name="Default" table:number-columns-repeated="8"/>
          <table:table-cell table:style-name="Default" table:formula="of:=IF([.E64]=[.$P$59];[.F64];0)" office:value-type="float" office:value="0" calcext:value-type="float">
            <text:p>0</text:p>
          </table:table-cell>
          <table:table-cell table:style-name="Default" table:formula="of:=IF([.E64]=[.$Q$59];[.F64];0)" office:value-type="float" office:value="0" calcext:value-type="float">
            <text:p>0</text:p>
          </table:table-cell>
          <table:table-cell table:style-name="Default" table:formula="of:=IF([.G64]=[.$R$59];[.H64];0)" office:value-type="float" office:value="0" calcext:value-type="float">
            <text:p>0</text:p>
          </table:table-cell>
          <table:table-cell table:style-name="Default" table:formula="of:=IF([.H64]=[.$S$59];[.I64];0)" office:value-type="float" office:value="0" calcext:value-type="float">
            <text:p>0</text:p>
          </table:table-cell>
          <table:table-cell table:style-name="Default" table:formula="of:=IF([.I64]=[.$T$59];[.J64];0)" office:value-type="float" office:value="0" calcext:value-type="float">
            <text:p>0</text:p>
          </table:table-cell>
          <table:table-cell table:style-name="Default" table:formula="of:=IF([.J64]=[.$U$59];[.K64];0)" office:value-type="float" office:value="0" calcext:value-type="float">
            <text:p>0</text:p>
          </table:table-cell>
          <table:table-cell table:style-name="Default" table:formula="of:=IF([.K64]=[.$V$59];[.L64];0)" office:value-type="float" office:value="0" calcext:value-type="float">
            <text:p>0</text:p>
          </table:table-cell>
          <table:table-cell table:style-name="Default" table:formula="of:=IF([.L64]=[.$W$59];[.M64];0)" office:value-type="float" office:value="0" calcext:value-type="float">
            <text:p>0</text:p>
          </table:table-cell>
          <table:table-cell table:style-name="Default" table:formula="of:=IF([.M64]=[.$X$59];[.N64];0)" office:value-type="float" office:value="0" calcext:value-type="float">
            <text:p>0</text:p>
          </table:table-cell>
          <table:table-cell table:style-name="Default" table:formula="of:=IF([.N64]=[.$Y$59];[.O64];0)" office:value-type="float" office:value="0" calcext:value-type="float">
            <text:p>0</text:p>
          </table:table-cell>
          <table:table-cell table:style-name="Default" table:formula="of:=IF([.O64]=[.$Z$59];[.P64];0)" office:value-type="float" office:value="0" calcext:value-type="float">
            <text:p>0</text:p>
          </table:table-cell>
          <table:table-cell table:style-name="Default" table:formula="of:=IF([.P64]=[.$AA$59];[.Q64];0)" office:value-type="float" office:value="0" calcext:value-type="float">
            <text:p>0</text:p>
          </table:table-cell>
          <table:table-cell table:style-name="Default" table:formula="of:=IF([.Q64]=[.$AB$59];[.R64];0)" office:value-type="float" office:value="0" calcext:value-type="float">
            <text:p>0</text:p>
          </table:table-cell>
          <table:table-cell table:style-name="Default" table:formula="of:=IF([.R64]=[.$AC$59];[.S64];0)" office:value-type="float" office:value="0" calcext:value-type="float">
            <text:p>0</text:p>
          </table:table-cell>
          <table:table-cell table:style-name="Default" table:formula="of:=IF([.S64]=[.$AD$59];[.T64];0)" office:value-type="float" office:value="0" calcext:value-type="float">
            <text:p>0</text:p>
          </table:table-cell>
          <table:table-cell table:style-name="Default" table:formula="of:=IF([.T64]=[.$AE$59];[.U64];0)" office:value-type="float" office:value="0" calcext:value-type="float">
            <text:p>0</text:p>
          </table:table-cell>
          <table:table-cell table:style-name="Default" table:formula="of:=IF([.U64]=[.$AF$59];[.V64];0)" office:value-type="float" office:value="0" calcext:value-type="float">
            <text:p>0</text:p>
          </table:table-cell>
          <table:table-cell table:style-name="Default" table:formula="of:=IF([.V64]=[.$AG$59];[.W64];0)" office:value-type="float" office:value="0" calcext:value-type="float">
            <text:p>0</text:p>
          </table:table-cell>
          <table:table-cell table:style-name="Default" table:formula="of:=IF([.W64]=[.$AH$59];[.X64];0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5" office:value-type="float" office:value="0.9539191" calcext:value-type="float">
            <text:p>0.9539</text:p>
          </table:table-cell>
          <table:table-cell table:style-name="ce5" office:value-type="float" office:value="0.9429901" calcext:value-type="float">
            <text:p>0.9430</text:p>
          </table:table-cell>
          <table:table-cell table:style-name="Default" office:value-type="float" office:value="5" calcext:value-type="float">
            <text:p>5</text:p>
          </table:table-cell>
          <table:table-cell table:style-name="ce7" office:value-type="float" office:value="98" calcext:value-type="float">
            <text:p>98</text:p>
          </table:table-cell>
          <table:table-cell table:style-name="Default" table:formula="of:=[.B65]-[.B64]" office:value-type="float" office:value="0.00919720000000002" calcext:value-type="float">
            <text:p>0.0091972</text:p>
          </table:table-cell>
          <table:table-cell table:style-name="Default" table:formula="of:=[.C65]-[.C64]" office:value-type="float" office:value="0.00279530000000006" calcext:value-type="float">
            <text:p>0.0027953</text:p>
          </table:table-cell>
          <table:table-cell table:style-name="Default" table:number-columns-repeated="8"/>
          <table:table-cell table:style-name="Default" table:formula="of:=IF([.E65]=[.$P$59];[.F65];0)" office:value-type="float" office:value="0" calcext:value-type="float">
            <text:p>0</text:p>
          </table:table-cell>
          <table:table-cell table:style-name="Default" table:formula="of:=IF([.E65]=[.$Q$59];[.F65];0)" office:value-type="float" office:value="0" calcext:value-type="float">
            <text:p>0</text:p>
          </table:table-cell>
          <table:table-cell table:style-name="Default" table:formula="of:=IF([.G65]=[.$R$59];[.H65];0)" office:value-type="float" office:value="0" calcext:value-type="float">
            <text:p>0</text:p>
          </table:table-cell>
          <table:table-cell table:style-name="Default" table:formula="of:=IF([.H65]=[.$S$59];[.I65];0)" office:value-type="float" office:value="0" calcext:value-type="float">
            <text:p>0</text:p>
          </table:table-cell>
          <table:table-cell table:style-name="Default" table:formula="of:=IF([.I65]=[.$T$59];[.J65];0)" office:value-type="float" office:value="0" calcext:value-type="float">
            <text:p>0</text:p>
          </table:table-cell>
          <table:table-cell table:style-name="Default" table:formula="of:=IF([.J65]=[.$U$59];[.K65];0)" office:value-type="float" office:value="0" calcext:value-type="float">
            <text:p>0</text:p>
          </table:table-cell>
          <table:table-cell table:style-name="Default" table:formula="of:=IF([.K65]=[.$V$59];[.L65];0)" office:value-type="float" office:value="0" calcext:value-type="float">
            <text:p>0</text:p>
          </table:table-cell>
          <table:table-cell table:style-name="Default" table:formula="of:=IF([.L65]=[.$W$59];[.M65];0)" office:value-type="float" office:value="0" calcext:value-type="float">
            <text:p>0</text:p>
          </table:table-cell>
          <table:table-cell table:style-name="Default" table:formula="of:=IF([.M65]=[.$X$59];[.N65];0)" office:value-type="float" office:value="0" calcext:value-type="float">
            <text:p>0</text:p>
          </table:table-cell>
          <table:table-cell table:style-name="Default" table:formula="of:=IF([.N65]=[.$Y$59];[.O65];0)" office:value-type="float" office:value="0" calcext:value-type="float">
            <text:p>0</text:p>
          </table:table-cell>
          <table:table-cell table:style-name="Default" table:formula="of:=IF([.O65]=[.$Z$59];[.P65];0)" office:value-type="float" office:value="0" calcext:value-type="float">
            <text:p>0</text:p>
          </table:table-cell>
          <table:table-cell table:style-name="Default" table:formula="of:=IF([.P65]=[.$AA$59];[.Q65];0)" office:value-type="float" office:value="0" calcext:value-type="float">
            <text:p>0</text:p>
          </table:table-cell>
          <table:table-cell table:style-name="Default" table:formula="of:=IF([.Q65]=[.$AB$59];[.R65];0)" office:value-type="float" office:value="0" calcext:value-type="float">
            <text:p>0</text:p>
          </table:table-cell>
          <table:table-cell table:style-name="Default" table:formula="of:=IF([.R65]=[.$AC$59];[.S65];0)" office:value-type="float" office:value="0" calcext:value-type="float">
            <text:p>0</text:p>
          </table:table-cell>
          <table:table-cell table:style-name="Default" table:formula="of:=IF([.S65]=[.$AD$59];[.T65];0)" office:value-type="float" office:value="0" calcext:value-type="float">
            <text:p>0</text:p>
          </table:table-cell>
          <table:table-cell table:style-name="Default" table:formula="of:=IF([.T65]=[.$AE$59];[.U65];0)" office:value-type="float" office:value="0" calcext:value-type="float">
            <text:p>0</text:p>
          </table:table-cell>
          <table:table-cell table:style-name="Default" table:formula="of:=IF([.U65]=[.$AF$59];[.V65];0)" office:value-type="float" office:value="0" calcext:value-type="float">
            <text:p>0</text:p>
          </table:table-cell>
          <table:table-cell table:style-name="Default" table:formula="of:=IF([.V65]=[.$AG$59];[.W65];0)" office:value-type="float" office:value="0" calcext:value-type="float">
            <text:p>0</text:p>
          </table:table-cell>
          <table:table-cell table:style-name="Default" table:formula="of:=IF([.W65]=[.$AH$59];[.X65];0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5" office:value-type="float" office:value="0.9355044" calcext:value-type="float">
            <text:p>0.9355</text:p>
          </table:table-cell>
          <table:table-cell table:style-name="ce5" office:value-type="float" office:value="0.9418972" calcext:value-type="float">
            <text:p>0.9419</text:p>
          </table:table-cell>
          <table:table-cell table:style-name="Default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  <table:table-cell table:style-name="Default" table:formula="of:=[.B66]-[.B65]" office:value-type="float" office:value="-0.0184147000000001" calcext:value-type="float">
            <text:p>-0.0184147</text:p>
          </table:table-cell>
          <table:table-cell table:style-name="Default" table:formula="of:=[.C66]-[.C65]" office:value-type="float" office:value="-0.00109290000000006" calcext:value-type="float">
            <text:p>-0.0010929</text:p>
          </table:table-cell>
          <table:table-cell table:style-name="Default" table:number-columns-repeated="8"/>
          <table:table-cell table:style-name="Default" table:formula="of:=IF([.E66]=[.$P$59];[.F66];0)" office:value-type="float" office:value="0" calcext:value-type="float">
            <text:p>0</text:p>
          </table:table-cell>
          <table:table-cell table:style-name="Default" table:formula="of:=IF([.E66]=[.$Q$59];[.F66];0)" office:value-type="float" office:value="0" calcext:value-type="float">
            <text:p>0</text:p>
          </table:table-cell>
          <table:table-cell table:style-name="Default" table:formula="of:=IF([.G66]=[.$R$59];[.H66];0)" office:value-type="float" office:value="0" calcext:value-type="float">
            <text:p>0</text:p>
          </table:table-cell>
          <table:table-cell table:style-name="Default" table:formula="of:=IF([.H66]=[.$S$59];[.I66];0)" office:value-type="float" office:value="0" calcext:value-type="float">
            <text:p>0</text:p>
          </table:table-cell>
          <table:table-cell table:style-name="Default" table:formula="of:=IF([.I66]=[.$T$59];[.J66];0)" office:value-type="float" office:value="0" calcext:value-type="float">
            <text:p>0</text:p>
          </table:table-cell>
          <table:table-cell table:style-name="Default" table:formula="of:=IF([.J66]=[.$U$59];[.K66];0)" office:value-type="float" office:value="0" calcext:value-type="float">
            <text:p>0</text:p>
          </table:table-cell>
          <table:table-cell table:style-name="Default" table:formula="of:=IF([.K66]=[.$V$59];[.L66];0)" office:value-type="float" office:value="0" calcext:value-type="float">
            <text:p>0</text:p>
          </table:table-cell>
          <table:table-cell table:style-name="Default" table:formula="of:=IF([.L66]=[.$W$59];[.M66];0)" office:value-type="float" office:value="0" calcext:value-type="float">
            <text:p>0</text:p>
          </table:table-cell>
          <table:table-cell table:style-name="Default" table:formula="of:=IF([.M66]=[.$X$59];[.N66];0)" office:value-type="float" office:value="0" calcext:value-type="float">
            <text:p>0</text:p>
          </table:table-cell>
          <table:table-cell table:style-name="Default" table:formula="of:=IF([.N66]=[.$Y$59];[.O66];0)" office:value-type="float" office:value="0" calcext:value-type="float">
            <text:p>0</text:p>
          </table:table-cell>
          <table:table-cell table:style-name="Default" table:formula="of:=IF([.O66]=[.$Z$59];[.P66];0)" office:value-type="float" office:value="0" calcext:value-type="float">
            <text:p>0</text:p>
          </table:table-cell>
          <table:table-cell table:style-name="Default" table:formula="of:=IF([.P66]=[.$AA$59];[.Q66];0)" office:value-type="float" office:value="0" calcext:value-type="float">
            <text:p>0</text:p>
          </table:table-cell>
          <table:table-cell table:style-name="Default" table:formula="of:=IF([.Q66]=[.$AB$59];[.R66];0)" office:value-type="float" office:value="0" calcext:value-type="float">
            <text:p>0</text:p>
          </table:table-cell>
          <table:table-cell table:style-name="Default" table:formula="of:=IF([.R66]=[.$AC$59];[.S66];0)" office:value-type="float" office:value="0" calcext:value-type="float">
            <text:p>0</text:p>
          </table:table-cell>
          <table:table-cell table:style-name="Default" table:formula="of:=IF([.S66]=[.$AD$59];[.T66];0)" office:value-type="float" office:value="0" calcext:value-type="float">
            <text:p>0</text:p>
          </table:table-cell>
          <table:table-cell table:style-name="Default" table:formula="of:=IF([.T66]=[.$AE$59];[.U66];0)" office:value-type="float" office:value="0" calcext:value-type="float">
            <text:p>0</text:p>
          </table:table-cell>
          <table:table-cell table:style-name="Default" table:formula="of:=IF([.U66]=[.$AF$59];[.V66];0)" office:value-type="float" office:value="0" calcext:value-type="float">
            <text:p>0</text:p>
          </table:table-cell>
          <table:table-cell table:style-name="Default" table:formula="of:=IF([.V66]=[.$AG$59];[.W66];0)" office:value-type="float" office:value="0" calcext:value-type="float">
            <text:p>0</text:p>
          </table:table-cell>
          <table:table-cell table:style-name="Default" table:formula="of:=IF([.W66]=[.$AH$59];[.X66];0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5" office:value-type="float" office:value="0.9580247" calcext:value-type="float">
            <text:p>0.9580</text:p>
          </table:table-cell>
          <table:table-cell table:style-name="ce5" office:value-type="float" office:value="0.9438658" calcext:value-type="float">
            <text:p>0.9439</text:p>
          </table:table-cell>
          <table:table-cell table:style-name="Default" office:value-type="float" office:value="7" calcext:value-type="float">
            <text:p>7</text:p>
          </table:table-cell>
          <table:table-cell table:style-name="ce8" office:value-type="float" office:value="94" calcext:value-type="float">
            <text:p>94</text:p>
          </table:table-cell>
          <table:table-cell table:style-name="Default" table:formula="of:=[.B67]-[.B66]" office:value-type="float" office:value="0.0225203" calcext:value-type="float">
            <text:p>0.0225203</text:p>
          </table:table-cell>
          <table:table-cell table:style-name="Default" table:formula="of:=[.C67]-[.C66]" office:value-type="float" office:value="0.0019686000000001" calcext:value-type="float">
            <text:p>0.0019686</text:p>
          </table:table-cell>
          <table:table-cell table:style-name="Default" table:number-columns-repeated="8"/>
          <table:table-cell table:style-name="Default" table:formula="of:=IF([.E67]=[.$P$59];[.F67];0)" office:value-type="float" office:value="0" calcext:value-type="float">
            <text:p>0</text:p>
          </table:table-cell>
          <table:table-cell table:style-name="Default" table:formula="of:=IF([.E67]=[.$Q$59];[.F67];0)" office:value-type="float" office:value="0" calcext:value-type="float">
            <text:p>0</text:p>
          </table:table-cell>
          <table:table-cell table:style-name="Default" table:formula="of:=IF([.G67]=[.$R$59];[.H67];0)" office:value-type="float" office:value="0" calcext:value-type="float">
            <text:p>0</text:p>
          </table:table-cell>
          <table:table-cell table:style-name="Default" table:formula="of:=IF([.H67]=[.$S$59];[.I67];0)" office:value-type="float" office:value="0" calcext:value-type="float">
            <text:p>0</text:p>
          </table:table-cell>
          <table:table-cell table:style-name="Default" table:formula="of:=IF([.I67]=[.$T$59];[.J67];0)" office:value-type="float" office:value="0" calcext:value-type="float">
            <text:p>0</text:p>
          </table:table-cell>
          <table:table-cell table:style-name="Default" table:formula="of:=IF([.J67]=[.$U$59];[.K67];0)" office:value-type="float" office:value="0" calcext:value-type="float">
            <text:p>0</text:p>
          </table:table-cell>
          <table:table-cell table:style-name="Default" table:formula="of:=IF([.K67]=[.$V$59];[.L67];0)" office:value-type="float" office:value="0" calcext:value-type="float">
            <text:p>0</text:p>
          </table:table-cell>
          <table:table-cell table:style-name="Default" table:formula="of:=IF([.L67]=[.$W$59];[.M67];0)" office:value-type="float" office:value="0" calcext:value-type="float">
            <text:p>0</text:p>
          </table:table-cell>
          <table:table-cell table:style-name="Default" table:formula="of:=IF([.M67]=[.$X$59];[.N67];0)" office:value-type="float" office:value="0" calcext:value-type="float">
            <text:p>0</text:p>
          </table:table-cell>
          <table:table-cell table:style-name="Default" table:formula="of:=IF([.N67]=[.$Y$59];[.O67];0)" office:value-type="float" office:value="0" calcext:value-type="float">
            <text:p>0</text:p>
          </table:table-cell>
          <table:table-cell table:style-name="Default" table:formula="of:=IF([.O67]=[.$Z$59];[.P67];0)" office:value-type="float" office:value="0" calcext:value-type="float">
            <text:p>0</text:p>
          </table:table-cell>
          <table:table-cell table:style-name="Default" table:formula="of:=IF([.P67]=[.$AA$59];[.Q67];0)" office:value-type="float" office:value="0" calcext:value-type="float">
            <text:p>0</text:p>
          </table:table-cell>
          <table:table-cell table:style-name="Default" table:formula="of:=IF([.Q67]=[.$AB$59];[.R67];0)" office:value-type="float" office:value="0" calcext:value-type="float">
            <text:p>0</text:p>
          </table:table-cell>
          <table:table-cell table:style-name="Default" table:formula="of:=IF([.R67]=[.$AC$59];[.S67];0)" office:value-type="float" office:value="0" calcext:value-type="float">
            <text:p>0</text:p>
          </table:table-cell>
          <table:table-cell table:style-name="Default" table:formula="of:=IF([.S67]=[.$AD$59];[.T67];0)" office:value-type="float" office:value="0" calcext:value-type="float">
            <text:p>0</text:p>
          </table:table-cell>
          <table:table-cell table:style-name="Default" table:formula="of:=IF([.T67]=[.$AE$59];[.U67];0)" office:value-type="float" office:value="0" calcext:value-type="float">
            <text:p>0</text:p>
          </table:table-cell>
          <table:table-cell table:style-name="Default" table:formula="of:=IF([.U67]=[.$AF$59];[.V67];0)" office:value-type="float" office:value="0" calcext:value-type="float">
            <text:p>0</text:p>
          </table:table-cell>
          <table:table-cell table:style-name="Default" table:formula="of:=IF([.V67]=[.$AG$59];[.W67];0)" office:value-type="float" office:value="0" calcext:value-type="float">
            <text:p>0</text:p>
          </table:table-cell>
          <table:table-cell table:style-name="Default" table:formula="of:=IF([.W67]=[.$AH$59];[.X67];0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5" office:value-type="float" office:value="0.9550761" calcext:value-type="float">
            <text:p>0.9551</text:p>
          </table:table-cell>
          <table:table-cell table:style-name="ce5" office:value-type="float" office:value="0.944306" calcext:value-type="float">
            <text:p>0.9443</text:p>
          </table:table-cell>
          <table:table-cell table:style-name="Default" office:value-type="float" office:value="8" calcext:value-type="float">
            <text:p>8</text:p>
          </table:table-cell>
          <table:table-cell table:style-name="ce8" office:value-type="float" office:value="200" calcext:value-type="float">
            <text:p>200</text:p>
          </table:table-cell>
          <table:table-cell table:style-name="Default" table:formula="of:=[.B68]-[.B67]" office:value-type="float" office:value="-0.00294860000000019" calcext:value-type="float">
            <text:p>-0.0029486</text:p>
          </table:table-cell>
          <table:table-cell table:style-name="Default" table:formula="of:=[.C68]-[.C67]" office:value-type="float" office:value="0.000440199999999891" calcext:value-type="float">
            <text:p>0.0004402</text:p>
          </table:table-cell>
          <table:table-cell table:style-name="Default" table:number-columns-repeated="8"/>
          <table:table-cell table:style-name="Default" table:formula="of:=IF([.E68]=[.$P$59];[.F68];0)" office:value-type="float" office:value="0" calcext:value-type="float">
            <text:p>0</text:p>
          </table:table-cell>
          <table:table-cell table:style-name="Default" table:formula="of:=IF([.E68]=[.$Q$59];[.F68];0)" office:value-type="float" office:value="0" calcext:value-type="float">
            <text:p>0</text:p>
          </table:table-cell>
          <table:table-cell table:style-name="Default" table:formula="of:=IF([.G68]=[.$R$59];[.H68];0)" office:value-type="float" office:value="0" calcext:value-type="float">
            <text:p>0</text:p>
          </table:table-cell>
          <table:table-cell table:style-name="Default" table:formula="of:=IF([.H68]=[.$S$59];[.I68];0)" office:value-type="float" office:value="0" calcext:value-type="float">
            <text:p>0</text:p>
          </table:table-cell>
          <table:table-cell table:style-name="Default" table:formula="of:=IF([.I68]=[.$T$59];[.J68];0)" office:value-type="float" office:value="0" calcext:value-type="float">
            <text:p>0</text:p>
          </table:table-cell>
          <table:table-cell table:style-name="Default" table:formula="of:=IF([.J68]=[.$U$59];[.K68];0)" office:value-type="float" office:value="0" calcext:value-type="float">
            <text:p>0</text:p>
          </table:table-cell>
          <table:table-cell table:style-name="Default" table:formula="of:=IF([.K68]=[.$V$59];[.L68];0)" office:value-type="float" office:value="0" calcext:value-type="float">
            <text:p>0</text:p>
          </table:table-cell>
          <table:table-cell table:style-name="Default" table:formula="of:=IF([.L68]=[.$W$59];[.M68];0)" office:value-type="float" office:value="0" calcext:value-type="float">
            <text:p>0</text:p>
          </table:table-cell>
          <table:table-cell table:style-name="Default" table:formula="of:=IF([.M68]=[.$X$59];[.N68];0)" office:value-type="float" office:value="0" calcext:value-type="float">
            <text:p>0</text:p>
          </table:table-cell>
          <table:table-cell table:style-name="Default" table:formula="of:=IF([.N68]=[.$Y$59];[.O68];0)" office:value-type="float" office:value="0" calcext:value-type="float">
            <text:p>0</text:p>
          </table:table-cell>
          <table:table-cell table:style-name="Default" table:formula="of:=IF([.O68]=[.$Z$59];[.P68];0)" office:value-type="float" office:value="0" calcext:value-type="float">
            <text:p>0</text:p>
          </table:table-cell>
          <table:table-cell table:style-name="Default" table:formula="of:=IF([.P68]=[.$AA$59];[.Q68];0)" office:value-type="float" office:value="0" calcext:value-type="float">
            <text:p>0</text:p>
          </table:table-cell>
          <table:table-cell table:style-name="Default" table:formula="of:=IF([.Q68]=[.$AB$59];[.R68];0)" office:value-type="float" office:value="0" calcext:value-type="float">
            <text:p>0</text:p>
          </table:table-cell>
          <table:table-cell table:style-name="Default" table:formula="of:=IF([.R68]=[.$AC$59];[.S68];0)" office:value-type="float" office:value="0" calcext:value-type="float">
            <text:p>0</text:p>
          </table:table-cell>
          <table:table-cell table:style-name="Default" table:formula="of:=IF([.S68]=[.$AD$59];[.T68];0)" office:value-type="float" office:value="0" calcext:value-type="float">
            <text:p>0</text:p>
          </table:table-cell>
          <table:table-cell table:style-name="Default" table:formula="of:=IF([.T68]=[.$AE$59];[.U68];0)" office:value-type="float" office:value="0" calcext:value-type="float">
            <text:p>0</text:p>
          </table:table-cell>
          <table:table-cell table:style-name="Default" table:formula="of:=IF([.U68]=[.$AF$59];[.V68];0)" office:value-type="float" office:value="0" calcext:value-type="float">
            <text:p>0</text:p>
          </table:table-cell>
          <table:table-cell table:style-name="Default" table:formula="of:=IF([.V68]=[.$AG$59];[.W68];0)" office:value-type="float" office:value="0" calcext:value-type="float">
            <text:p>0</text:p>
          </table:table-cell>
          <table:table-cell table:style-name="Default" table:formula="of:=IF([.W68]=[.$AH$59];[.X68];0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ce5" office:value-type="float" office:value="0.9559757" calcext:value-type="float">
            <text:p>0.9560</text:p>
          </table:table-cell>
          <table:table-cell table:style-name="ce5" office:value-type="float" office:value="0.9451874" calcext:value-type="float">
            <text:p>0.9452</text:p>
          </table:table-cell>
          <table:table-cell table:style-name="Default" office:value-type="float" office:value="9" calcext:value-type="float">
            <text:p>9</text:p>
          </table:table-cell>
          <table:table-cell table:style-name="ce8" office:value-type="float" office:value="194" calcext:value-type="float">
            <text:p>194</text:p>
          </table:table-cell>
          <table:table-cell table:style-name="Default" table:formula="of:=[.B69]-[.B68]" office:value-type="float" office:value="0.000899600000000333" calcext:value-type="float">
            <text:p>0.0008996</text:p>
          </table:table-cell>
          <table:table-cell table:style-name="Default" table:formula="of:=[.C69]-[.C68]" office:value-type="float" office:value="0.000881400000000143" calcext:value-type="float">
            <text:p>0.0008814</text:p>
          </table:table-cell>
          <table:table-cell table:style-name="Default" table:number-columns-repeated="8"/>
          <table:table-cell table:style-name="Default" table:formula="of:=IF([.E69]=[.$P$59];[.F69];0)" office:value-type="float" office:value="0" calcext:value-type="float">
            <text:p>0</text:p>
          </table:table-cell>
          <table:table-cell table:style-name="Default" table:formula="of:=IF([.E69]=[.$Q$59];[.F69];0)" office:value-type="float" office:value="0" calcext:value-type="float">
            <text:p>0</text:p>
          </table:table-cell>
          <table:table-cell table:style-name="Default" table:formula="of:=IF([.G69]=[.$R$59];[.H69];0)" office:value-type="float" office:value="0" calcext:value-type="float">
            <text:p>0</text:p>
          </table:table-cell>
          <table:table-cell table:style-name="Default" table:formula="of:=IF([.H69]=[.$S$59];[.I69];0)" office:value-type="float" office:value="0" calcext:value-type="float">
            <text:p>0</text:p>
          </table:table-cell>
          <table:table-cell table:style-name="Default" table:formula="of:=IF([.I69]=[.$T$59];[.J69];0)" office:value-type="float" office:value="0" calcext:value-type="float">
            <text:p>0</text:p>
          </table:table-cell>
          <table:table-cell table:style-name="Default" table:formula="of:=IF([.J69]=[.$U$59];[.K69];0)" office:value-type="float" office:value="0" calcext:value-type="float">
            <text:p>0</text:p>
          </table:table-cell>
          <table:table-cell table:style-name="Default" table:formula="of:=IF([.K69]=[.$V$59];[.L69];0)" office:value-type="float" office:value="0" calcext:value-type="float">
            <text:p>0</text:p>
          </table:table-cell>
          <table:table-cell table:style-name="Default" table:formula="of:=IF([.L69]=[.$W$59];[.M69];0)" office:value-type="float" office:value="0" calcext:value-type="float">
            <text:p>0</text:p>
          </table:table-cell>
          <table:table-cell table:style-name="Default" table:formula="of:=IF([.M69]=[.$X$59];[.N69];0)" office:value-type="float" office:value="0" calcext:value-type="float">
            <text:p>0</text:p>
          </table:table-cell>
          <table:table-cell table:style-name="Default" table:formula="of:=IF([.N69]=[.$Y$59];[.O69];0)" office:value-type="float" office:value="0" calcext:value-type="float">
            <text:p>0</text:p>
          </table:table-cell>
          <table:table-cell table:style-name="Default" table:formula="of:=IF([.O69]=[.$Z$59];[.P69];0)" office:value-type="float" office:value="0" calcext:value-type="float">
            <text:p>0</text:p>
          </table:table-cell>
          <table:table-cell table:style-name="Default" table:formula="of:=IF([.P69]=[.$AA$59];[.Q69];0)" office:value-type="float" office:value="0" calcext:value-type="float">
            <text:p>0</text:p>
          </table:table-cell>
          <table:table-cell table:style-name="Default" table:formula="of:=IF([.Q69]=[.$AB$59];[.R69];0)" office:value-type="float" office:value="0" calcext:value-type="float">
            <text:p>0</text:p>
          </table:table-cell>
          <table:table-cell table:style-name="Default" table:formula="of:=IF([.R69]=[.$AC$59];[.S69];0)" office:value-type="float" office:value="0" calcext:value-type="float">
            <text:p>0</text:p>
          </table:table-cell>
          <table:table-cell table:style-name="Default" table:formula="of:=IF([.S69]=[.$AD$59];[.T69];0)" office:value-type="float" office:value="0" calcext:value-type="float">
            <text:p>0</text:p>
          </table:table-cell>
          <table:table-cell table:style-name="Default" table:formula="of:=IF([.T69]=[.$AE$59];[.U69];0)" office:value-type="float" office:value="0" calcext:value-type="float">
            <text:p>0</text:p>
          </table:table-cell>
          <table:table-cell table:style-name="Default" table:formula="of:=IF([.U69]=[.$AF$59];[.V69];0)" office:value-type="float" office:value="0" calcext:value-type="float">
            <text:p>0</text:p>
          </table:table-cell>
          <table:table-cell table:style-name="Default" table:formula="of:=IF([.V69]=[.$AG$59];[.W69];0)" office:value-type="float" office:value="0" calcext:value-type="float">
            <text:p>0</text:p>
          </table:table-cell>
          <table:table-cell table:style-name="Default" table:formula="of:=IF([.W69]=[.$AH$59];[.X69];0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5" office:value-type="float" office:value="0.9531179" calcext:value-type="float">
            <text:p>0.9531</text:p>
          </table:table-cell>
          <table:table-cell table:style-name="ce5" office:value-type="float" office:value="0.9447081" calcext:value-type="float">
            <text:p>0.9447</text:p>
          </table:table-cell>
          <table:table-cell table:style-name="Default" office:value-type="float" office:value="10" calcext:value-type="float">
            <text:p>10</text:p>
          </table:table-cell>
          <table:table-cell table:style-name="ce8" office:value-type="float" office:value="193" calcext:value-type="float">
            <text:p>193</text:p>
          </table:table-cell>
          <table:table-cell table:style-name="Default" table:formula="of:=[.B70]-[.B69]" office:value-type="float" office:value="-0.00285780000000013" calcext:value-type="float">
            <text:p>-0.0028578</text:p>
          </table:table-cell>
          <table:table-cell table:style-name="Default" table:formula="of:=[.C70]-[.C69]" office:value-type="float" office:value="-0.000479300000000071" calcext:value-type="float">
            <text:p>-0.0004793</text:p>
          </table:table-cell>
          <table:table-cell table:style-name="Default" table:number-columns-repeated="8"/>
          <table:table-cell table:style-name="Default" table:formula="of:=IF([.E70]=[.$P$59];[.F70];0)" office:value-type="float" office:value="0" calcext:value-type="float">
            <text:p>0</text:p>
          </table:table-cell>
          <table:table-cell table:style-name="Default" table:formula="of:=IF([.E70]=[.$Q$59];[.F70];0)" office:value-type="float" office:value="0" calcext:value-type="float">
            <text:p>0</text:p>
          </table:table-cell>
          <table:table-cell table:style-name="Default" table:formula="of:=IF([.G70]=[.$R$59];[.H70];0)" office:value-type="float" office:value="0" calcext:value-type="float">
            <text:p>0</text:p>
          </table:table-cell>
          <table:table-cell table:style-name="Default" table:formula="of:=IF([.H70]=[.$S$59];[.I70];0)" office:value-type="float" office:value="0" calcext:value-type="float">
            <text:p>0</text:p>
          </table:table-cell>
          <table:table-cell table:style-name="Default" table:formula="of:=IF([.I70]=[.$T$59];[.J70];0)" office:value-type="float" office:value="0" calcext:value-type="float">
            <text:p>0</text:p>
          </table:table-cell>
          <table:table-cell table:style-name="Default" table:formula="of:=IF([.J70]=[.$U$59];[.K70];0)" office:value-type="float" office:value="0" calcext:value-type="float">
            <text:p>0</text:p>
          </table:table-cell>
          <table:table-cell table:style-name="Default" table:formula="of:=IF([.K70]=[.$V$59];[.L70];0)" office:value-type="float" office:value="0" calcext:value-type="float">
            <text:p>0</text:p>
          </table:table-cell>
          <table:table-cell table:style-name="Default" table:formula="of:=IF([.L70]=[.$W$59];[.M70];0)" office:value-type="float" office:value="0" calcext:value-type="float">
            <text:p>0</text:p>
          </table:table-cell>
          <table:table-cell table:style-name="Default" table:formula="of:=IF([.M70]=[.$X$59];[.N70];0)" office:value-type="float" office:value="0" calcext:value-type="float">
            <text:p>0</text:p>
          </table:table-cell>
          <table:table-cell table:style-name="Default" table:formula="of:=IF([.N70]=[.$Y$59];[.O70];0)" office:value-type="float" office:value="0" calcext:value-type="float">
            <text:p>0</text:p>
          </table:table-cell>
          <table:table-cell table:style-name="Default" table:formula="of:=IF([.O70]=[.$Z$59];[.P70];0)" office:value-type="float" office:value="0" calcext:value-type="float">
            <text:p>0</text:p>
          </table:table-cell>
          <table:table-cell table:style-name="Default" table:formula="of:=IF([.P70]=[.$AA$59];[.Q70];0)" office:value-type="float" office:value="0" calcext:value-type="float">
            <text:p>0</text:p>
          </table:table-cell>
          <table:table-cell table:style-name="Default" table:formula="of:=IF([.Q70]=[.$AB$59];[.R70];0)" office:value-type="float" office:value="0" calcext:value-type="float">
            <text:p>0</text:p>
          </table:table-cell>
          <table:table-cell table:style-name="Default" table:formula="of:=IF([.R70]=[.$AC$59];[.S70];0)" office:value-type="float" office:value="0" calcext:value-type="float">
            <text:p>0</text:p>
          </table:table-cell>
          <table:table-cell table:style-name="Default" table:formula="of:=IF([.S70]=[.$AD$59];[.T70];0)" office:value-type="float" office:value="0" calcext:value-type="float">
            <text:p>0</text:p>
          </table:table-cell>
          <table:table-cell table:style-name="Default" table:formula="of:=IF([.T70]=[.$AE$59];[.U70];0)" office:value-type="float" office:value="0" calcext:value-type="float">
            <text:p>0</text:p>
          </table:table-cell>
          <table:table-cell table:style-name="Default" table:formula="of:=IF([.U70]=[.$AF$59];[.V70];0)" office:value-type="float" office:value="0" calcext:value-type="float">
            <text:p>0</text:p>
          </table:table-cell>
          <table:table-cell table:style-name="Default" table:formula="of:=IF([.V70]=[.$AG$59];[.W70];0)" office:value-type="float" office:value="0" calcext:value-type="float">
            <text:p>0</text:p>
          </table:table-cell>
          <table:table-cell table:style-name="Default" table:formula="of:=IF([.W70]=[.$AH$59];[.X70];0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ce5" office:value-type="float" office:value="0.9346901" calcext:value-type="float">
            <text:p>0.9347</text:p>
          </table:table-cell>
          <table:table-cell table:style-name="ce5" office:value-type="float" office:value="0.9438217" calcext:value-type="float">
            <text:p>0.9438</text:p>
          </table:table-cell>
          <table:table-cell table:style-name="Default" office:value-type="float" office:value="11" calcext:value-type="float">
            <text:p>11</text:p>
          </table:table-cell>
          <table:table-cell table:style-name="ce8" office:value-type="float" office:value="201" calcext:value-type="float">
            <text:p>201</text:p>
          </table:table-cell>
          <table:table-cell table:style-name="Default" table:formula="of:=[.B71]-[.B70]" office:value-type="float" office:value="-0.0184277999999999" calcext:value-type="float">
            <text:p>-0.0184278</text:p>
          </table:table-cell>
          <table:table-cell table:style-name="Default" table:formula="of:=[.C71]-[.C70]" office:value-type="float" office:value="-0.000886399999999954" calcext:value-type="float">
            <text:p>-0.0008864</text:p>
          </table:table-cell>
          <table:table-cell table:style-name="Default" table:number-columns-repeated="8"/>
          <table:table-cell table:style-name="Default" table:formula="of:=IF([.E71]=[.$P$59];[.F71];0)" office:value-type="float" office:value="0" calcext:value-type="float">
            <text:p>0</text:p>
          </table:table-cell>
          <table:table-cell table:style-name="Default" table:formula="of:=IF([.E71]=[.$Q$59];[.F71];0)" office:value-type="float" office:value="0" calcext:value-type="float">
            <text:p>0</text:p>
          </table:table-cell>
          <table:table-cell table:style-name="Default" table:formula="of:=IF([.G71]=[.$R$59];[.H71];0)" office:value-type="float" office:value="0" calcext:value-type="float">
            <text:p>0</text:p>
          </table:table-cell>
          <table:table-cell table:style-name="Default" table:formula="of:=IF([.H71]=[.$S$59];[.I71];0)" office:value-type="float" office:value="0" calcext:value-type="float">
            <text:p>0</text:p>
          </table:table-cell>
          <table:table-cell table:style-name="Default" table:formula="of:=IF([.I71]=[.$T$59];[.J71];0)" office:value-type="float" office:value="0" calcext:value-type="float">
            <text:p>0</text:p>
          </table:table-cell>
          <table:table-cell table:style-name="Default" table:formula="of:=IF([.J71]=[.$U$59];[.K71];0)" office:value-type="float" office:value="0" calcext:value-type="float">
            <text:p>0</text:p>
          </table:table-cell>
          <table:table-cell table:style-name="Default" table:formula="of:=IF([.K71]=[.$V$59];[.L71];0)" office:value-type="float" office:value="0" calcext:value-type="float">
            <text:p>0</text:p>
          </table:table-cell>
          <table:table-cell table:style-name="Default" table:formula="of:=IF([.L71]=[.$W$59];[.M71];0)" office:value-type="float" office:value="0" calcext:value-type="float">
            <text:p>0</text:p>
          </table:table-cell>
          <table:table-cell table:style-name="Default" table:formula="of:=IF([.M71]=[.$X$59];[.N71];0)" office:value-type="float" office:value="0" calcext:value-type="float">
            <text:p>0</text:p>
          </table:table-cell>
          <table:table-cell table:style-name="Default" table:formula="of:=IF([.N71]=[.$Y$59];[.O71];0)" office:value-type="float" office:value="0" calcext:value-type="float">
            <text:p>0</text:p>
          </table:table-cell>
          <table:table-cell table:style-name="Default" table:formula="of:=IF([.O71]=[.$Z$59];[.P71];0)" office:value-type="float" office:value="0" calcext:value-type="float">
            <text:p>0</text:p>
          </table:table-cell>
          <table:table-cell table:style-name="Default" table:formula="of:=IF([.P71]=[.$AA$59];[.Q71];0)" office:value-type="float" office:value="0" calcext:value-type="float">
            <text:p>0</text:p>
          </table:table-cell>
          <table:table-cell table:style-name="Default" table:formula="of:=IF([.Q71]=[.$AB$59];[.R71];0)" office:value-type="float" office:value="0" calcext:value-type="float">
            <text:p>0</text:p>
          </table:table-cell>
          <table:table-cell table:style-name="Default" table:formula="of:=IF([.R71]=[.$AC$59];[.S71];0)" office:value-type="float" office:value="0" calcext:value-type="float">
            <text:p>0</text:p>
          </table:table-cell>
          <table:table-cell table:style-name="Default" table:formula="of:=IF([.S71]=[.$AD$59];[.T71];0)" office:value-type="float" office:value="0" calcext:value-type="float">
            <text:p>0</text:p>
          </table:table-cell>
          <table:table-cell table:style-name="Default" table:formula="of:=IF([.T71]=[.$AE$59];[.U71];0)" office:value-type="float" office:value="0" calcext:value-type="float">
            <text:p>0</text:p>
          </table:table-cell>
          <table:table-cell table:style-name="Default" table:formula="of:=IF([.U71]=[.$AF$59];[.V71];0)" office:value-type="float" office:value="0" calcext:value-type="float">
            <text:p>0</text:p>
          </table:table-cell>
          <table:table-cell table:style-name="Default" table:formula="of:=IF([.V71]=[.$AG$59];[.W71];0)" office:value-type="float" office:value="0" calcext:value-type="float">
            <text:p>0</text:p>
          </table:table-cell>
          <table:table-cell table:style-name="Default" table:formula="of:=IF([.W71]=[.$AH$59];[.X71];0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ce5" office:value-type="float" office:value="0.9112162" calcext:value-type="float">
            <text:p>0.9112</text:p>
          </table:table-cell>
          <table:table-cell table:style-name="ce5" office:value-type="float" office:value="0.9446672" calcext:value-type="float">
            <text:p>0.9447</text:p>
          </table:table-cell>
          <table:table-cell table:style-name="Default" office:value-type="float" office:value="12" calcext:value-type="float">
            <text:p>12</text:p>
          </table:table-cell>
          <table:table-cell table:style-name="ce8" office:value-type="float" office:value="198" calcext:value-type="float">
            <text:p>198</text:p>
          </table:table-cell>
          <table:table-cell table:style-name="Default" table:formula="of:=[.B72]-[.B71]" office:value-type="float" office:value="-0.0234739000000003" calcext:value-type="float">
            <text:p>-0.0234739</text:p>
          </table:table-cell>
          <table:table-cell table:style-name="Default" table:formula="of:=[.C72]-[.C71]" office:value-type="float" office:value="0.000845500000000166" calcext:value-type="float">
            <text:p>0.0008455</text:p>
          </table:table-cell>
          <table:table-cell table:style-name="Default" table:number-columns-repeated="8"/>
          <table:table-cell table:style-name="Default" table:formula="of:=IF([.E72]=[.$P$59];[.F72];0)" office:value-type="float" office:value="0" calcext:value-type="float">
            <text:p>0</text:p>
          </table:table-cell>
          <table:table-cell table:style-name="Default" table:formula="of:=IF([.E72]=[.$Q$59];[.F72];0)" office:value-type="float" office:value="0" calcext:value-type="float">
            <text:p>0</text:p>
          </table:table-cell>
          <table:table-cell table:style-name="Default" table:formula="of:=IF([.G72]=[.$R$59];[.H72];0)" office:value-type="float" office:value="0" calcext:value-type="float">
            <text:p>0</text:p>
          </table:table-cell>
          <table:table-cell table:style-name="Default" table:formula="of:=IF([.H72]=[.$S$59];[.I72];0)" office:value-type="float" office:value="0" calcext:value-type="float">
            <text:p>0</text:p>
          </table:table-cell>
          <table:table-cell table:style-name="Default" table:formula="of:=IF([.I72]=[.$T$59];[.J72];0)" office:value-type="float" office:value="0" calcext:value-type="float">
            <text:p>0</text:p>
          </table:table-cell>
          <table:table-cell table:style-name="Default" table:formula="of:=IF([.J72]=[.$U$59];[.K72];0)" office:value-type="float" office:value="0" calcext:value-type="float">
            <text:p>0</text:p>
          </table:table-cell>
          <table:table-cell table:style-name="Default" table:formula="of:=IF([.K72]=[.$V$59];[.L72];0)" office:value-type="float" office:value="0" calcext:value-type="float">
            <text:p>0</text:p>
          </table:table-cell>
          <table:table-cell table:style-name="Default" table:formula="of:=IF([.L72]=[.$W$59];[.M72];0)" office:value-type="float" office:value="0" calcext:value-type="float">
            <text:p>0</text:p>
          </table:table-cell>
          <table:table-cell table:style-name="Default" table:formula="of:=IF([.M72]=[.$X$59];[.N72];0)" office:value-type="float" office:value="0" calcext:value-type="float">
            <text:p>0</text:p>
          </table:table-cell>
          <table:table-cell table:style-name="Default" table:formula="of:=IF([.N72]=[.$Y$59];[.O72];0)" office:value-type="float" office:value="0" calcext:value-type="float">
            <text:p>0</text:p>
          </table:table-cell>
          <table:table-cell table:style-name="Default" table:formula="of:=IF([.O72]=[.$Z$59];[.P72];0)" office:value-type="float" office:value="0" calcext:value-type="float">
            <text:p>0</text:p>
          </table:table-cell>
          <table:table-cell table:style-name="Default" table:formula="of:=IF([.P72]=[.$AA$59];[.Q72];0)" office:value-type="float" office:value="0" calcext:value-type="float">
            <text:p>0</text:p>
          </table:table-cell>
          <table:table-cell table:style-name="Default" table:formula="of:=IF([.Q72]=[.$AB$59];[.R72];0)" office:value-type="float" office:value="0" calcext:value-type="float">
            <text:p>0</text:p>
          </table:table-cell>
          <table:table-cell table:style-name="Default" table:formula="of:=IF([.R72]=[.$AC$59];[.S72];0)" office:value-type="float" office:value="0" calcext:value-type="float">
            <text:p>0</text:p>
          </table:table-cell>
          <table:table-cell table:style-name="Default" table:formula="of:=IF([.S72]=[.$AD$59];[.T72];0)" office:value-type="float" office:value="0" calcext:value-type="float">
            <text:p>0</text:p>
          </table:table-cell>
          <table:table-cell table:style-name="Default" table:formula="of:=IF([.T72]=[.$AE$59];[.U72];0)" office:value-type="float" office:value="0" calcext:value-type="float">
            <text:p>0</text:p>
          </table:table-cell>
          <table:table-cell table:style-name="Default" table:formula="of:=IF([.U72]=[.$AF$59];[.V72];0)" office:value-type="float" office:value="0" calcext:value-type="float">
            <text:p>0</text:p>
          </table:table-cell>
          <table:table-cell table:style-name="Default" table:formula="of:=IF([.V72]=[.$AG$59];[.W72];0)" office:value-type="float" office:value="0" calcext:value-type="float">
            <text:p>0</text:p>
          </table:table-cell>
          <table:table-cell table:style-name="Default" table:formula="of:=IF([.W72]=[.$AH$59];[.X72];0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ce5" office:value-type="float" office:value="0.9394362" calcext:value-type="float">
            <text:p>0.9394</text:p>
          </table:table-cell>
          <table:table-cell table:style-name="ce5" office:value-type="float" office:value="0.9441439" calcext:value-type="float">
            <text:p>0.9441</text:p>
          </table:table-cell>
          <table:table-cell table:style-name="Default" office:value-type="float" office:value="13" calcext:value-type="float">
            <text:p>13</text:p>
          </table:table-cell>
          <table:table-cell table:style-name="ce8" office:value-type="float" office:value="191" calcext:value-type="float">
            <text:p>191</text:p>
          </table:table-cell>
          <table:table-cell table:style-name="Default" table:formula="of:=[.B73]-[.B72]" office:value-type="float" office:value="0.0282200000000001" calcext:value-type="float">
            <text:p>0.02822</text:p>
          </table:table-cell>
          <table:table-cell table:style-name="Default" table:formula="of:=[.C73]-[.C72]" office:value-type="float" office:value="-0.000523300000000226" calcext:value-type="float">
            <text:p>-0.0005233</text:p>
          </table:table-cell>
          <table:table-cell table:style-name="Default" table:number-columns-repeated="8"/>
          <table:table-cell table:style-name="Default" table:formula="of:=IF([.E73]=[.$P$59];[.F73];0)" office:value-type="float" office:value="0" calcext:value-type="float">
            <text:p>0</text:p>
          </table:table-cell>
          <table:table-cell table:style-name="Default" table:formula="of:=IF([.E73]=[.$Q$59];[.F73];0)" office:value-type="float" office:value="0" calcext:value-type="float">
            <text:p>0</text:p>
          </table:table-cell>
          <table:table-cell table:style-name="Default" table:formula="of:=IF([.G73]=[.$R$59];[.H73];0)" office:value-type="float" office:value="0" calcext:value-type="float">
            <text:p>0</text:p>
          </table:table-cell>
          <table:table-cell table:style-name="Default" table:formula="of:=IF([.H73]=[.$S$59];[.I73];0)" office:value-type="float" office:value="0" calcext:value-type="float">
            <text:p>0</text:p>
          </table:table-cell>
          <table:table-cell table:style-name="Default" table:formula="of:=IF([.I73]=[.$T$59];[.J73];0)" office:value-type="float" office:value="0" calcext:value-type="float">
            <text:p>0</text:p>
          </table:table-cell>
          <table:table-cell table:style-name="Default" table:formula="of:=IF([.J73]=[.$U$59];[.K73];0)" office:value-type="float" office:value="0" calcext:value-type="float">
            <text:p>0</text:p>
          </table:table-cell>
          <table:table-cell table:style-name="Default" table:formula="of:=IF([.K73]=[.$V$59];[.L73];0)" office:value-type="float" office:value="0" calcext:value-type="float">
            <text:p>0</text:p>
          </table:table-cell>
          <table:table-cell table:style-name="Default" table:formula="of:=IF([.L73]=[.$W$59];[.M73];0)" office:value-type="float" office:value="0" calcext:value-type="float">
            <text:p>0</text:p>
          </table:table-cell>
          <table:table-cell table:style-name="Default" table:formula="of:=IF([.M73]=[.$X$59];[.N73];0)" office:value-type="float" office:value="0" calcext:value-type="float">
            <text:p>0</text:p>
          </table:table-cell>
          <table:table-cell table:style-name="Default" table:formula="of:=IF([.N73]=[.$Y$59];[.O73];0)" office:value-type="float" office:value="0" calcext:value-type="float">
            <text:p>0</text:p>
          </table:table-cell>
          <table:table-cell table:style-name="Default" table:formula="of:=IF([.O73]=[.$Z$59];[.P73];0)" office:value-type="float" office:value="0" calcext:value-type="float">
            <text:p>0</text:p>
          </table:table-cell>
          <table:table-cell table:style-name="Default" table:formula="of:=IF([.P73]=[.$AA$59];[.Q73];0)" office:value-type="float" office:value="0" calcext:value-type="float">
            <text:p>0</text:p>
          </table:table-cell>
          <table:table-cell table:style-name="Default" table:formula="of:=IF([.Q73]=[.$AB$59];[.R73];0)" office:value-type="float" office:value="0" calcext:value-type="float">
            <text:p>0</text:p>
          </table:table-cell>
          <table:table-cell table:style-name="Default" table:formula="of:=IF([.R73]=[.$AC$59];[.S73];0)" office:value-type="float" office:value="0" calcext:value-type="float">
            <text:p>0</text:p>
          </table:table-cell>
          <table:table-cell table:style-name="Default" table:formula="of:=IF([.S73]=[.$AD$59];[.T73];0)" office:value-type="float" office:value="0" calcext:value-type="float">
            <text:p>0</text:p>
          </table:table-cell>
          <table:table-cell table:style-name="Default" table:formula="of:=IF([.T73]=[.$AE$59];[.U73];0)" office:value-type="float" office:value="0" calcext:value-type="float">
            <text:p>0</text:p>
          </table:table-cell>
          <table:table-cell table:style-name="Default" table:formula="of:=IF([.U73]=[.$AF$59];[.V73];0)" office:value-type="float" office:value="0" calcext:value-type="float">
            <text:p>0</text:p>
          </table:table-cell>
          <table:table-cell table:style-name="Default" table:formula="of:=IF([.V73]=[.$AG$59];[.W73];0)" office:value-type="float" office:value="0" calcext:value-type="float">
            <text:p>0</text:p>
          </table:table-cell>
          <table:table-cell table:style-name="Default" table:formula="of:=IF([.W73]=[.$AH$59];[.X73];0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ce5" office:value-type="float" office:value="0.9366349" calcext:value-type="float">
            <text:p>0.9366</text:p>
          </table:table-cell>
          <table:table-cell table:style-name="ce5" office:value-type="float" office:value="0.9443101" calcext:value-type="float">
            <text:p>0.9443</text:p>
          </table:table-cell>
          <table:table-cell table:style-name="Default" office:value-type="float" office:value="14" calcext:value-type="float">
            <text:p>14</text:p>
          </table:table-cell>
          <table:table-cell table:style-name="ce8" office:value-type="float" office:value="58" calcext:value-type="float">
            <text:p>58</text:p>
          </table:table-cell>
          <table:table-cell table:style-name="Default" table:formula="of:=[.B74]-[.B73]" office:value-type="float" office:value="-0.00280130000000001" calcext:value-type="float">
            <text:p>-0.0028013</text:p>
          </table:table-cell>
          <table:table-cell table:style-name="Default" table:formula="of:=[.C74]-[.C73]" office:value-type="float" office:value="0.000166200000000338" calcext:value-type="float">
            <text:p>0.0001662</text:p>
          </table:table-cell>
          <table:table-cell table:style-name="Default" table:number-columns-repeated="8"/>
          <table:table-cell table:style-name="Default" table:formula="of:=IF([.E74]=[.$P$59];[.F74];0)" office:value-type="float" office:value="0" calcext:value-type="float">
            <text:p>0</text:p>
          </table:table-cell>
          <table:table-cell table:style-name="Default" table:formula="of:=IF([.E74]=[.$Q$59];[.F74];0)" office:value-type="float" office:value="0" calcext:value-type="float">
            <text:p>0</text:p>
          </table:table-cell>
          <table:table-cell table:style-name="Default" table:formula="of:=IF([.G74]=[.$R$59];[.H74];0)" office:value-type="float" office:value="0" calcext:value-type="float">
            <text:p>0</text:p>
          </table:table-cell>
          <table:table-cell table:style-name="Default" table:formula="of:=IF([.H74]=[.$S$59];[.I74];0)" office:value-type="float" office:value="0" calcext:value-type="float">
            <text:p>0</text:p>
          </table:table-cell>
          <table:table-cell table:style-name="Default" table:formula="of:=IF([.I74]=[.$T$59];[.J74];0)" office:value-type="float" office:value="0" calcext:value-type="float">
            <text:p>0</text:p>
          </table:table-cell>
          <table:table-cell table:style-name="Default" table:formula="of:=IF([.J74]=[.$U$59];[.K74];0)" office:value-type="float" office:value="0" calcext:value-type="float">
            <text:p>0</text:p>
          </table:table-cell>
          <table:table-cell table:style-name="Default" table:formula="of:=IF([.K74]=[.$V$59];[.L74];0)" office:value-type="float" office:value="0" calcext:value-type="float">
            <text:p>0</text:p>
          </table:table-cell>
          <table:table-cell table:style-name="Default" table:formula="of:=IF([.L74]=[.$W$59];[.M74];0)" office:value-type="float" office:value="0" calcext:value-type="float">
            <text:p>0</text:p>
          </table:table-cell>
          <table:table-cell table:style-name="Default" table:formula="of:=IF([.M74]=[.$X$59];[.N74];0)" office:value-type="float" office:value="0" calcext:value-type="float">
            <text:p>0</text:p>
          </table:table-cell>
          <table:table-cell table:style-name="Default" table:formula="of:=IF([.N74]=[.$Y$59];[.O74];0)" office:value-type="float" office:value="0" calcext:value-type="float">
            <text:p>0</text:p>
          </table:table-cell>
          <table:table-cell table:style-name="Default" table:formula="of:=IF([.O74]=[.$Z$59];[.P74];0)" office:value-type="float" office:value="0" calcext:value-type="float">
            <text:p>0</text:p>
          </table:table-cell>
          <table:table-cell table:style-name="Default" table:formula="of:=IF([.P74]=[.$AA$59];[.Q74];0)" office:value-type="float" office:value="0" calcext:value-type="float">
            <text:p>0</text:p>
          </table:table-cell>
          <table:table-cell table:style-name="Default" table:formula="of:=IF([.Q74]=[.$AB$59];[.R74];0)" office:value-type="float" office:value="0" calcext:value-type="float">
            <text:p>0</text:p>
          </table:table-cell>
          <table:table-cell table:style-name="Default" table:formula="of:=IF([.R74]=[.$AC$59];[.S74];0)" office:value-type="float" office:value="0" calcext:value-type="float">
            <text:p>0</text:p>
          </table:table-cell>
          <table:table-cell table:style-name="Default" table:formula="of:=IF([.S74]=[.$AD$59];[.T74];0)" office:value-type="float" office:value="0" calcext:value-type="float">
            <text:p>0</text:p>
          </table:table-cell>
          <table:table-cell table:style-name="Default" table:formula="of:=IF([.T74]=[.$AE$59];[.U74];0)" office:value-type="float" office:value="0" calcext:value-type="float">
            <text:p>0</text:p>
          </table:table-cell>
          <table:table-cell table:style-name="Default" table:formula="of:=IF([.U74]=[.$AF$59];[.V74];0)" office:value-type="float" office:value="0" calcext:value-type="float">
            <text:p>0</text:p>
          </table:table-cell>
          <table:table-cell table:style-name="Default" table:formula="of:=IF([.V74]=[.$AG$59];[.W74];0)" office:value-type="float" office:value="0" calcext:value-type="float">
            <text:p>0</text:p>
          </table:table-cell>
          <table:table-cell table:style-name="Default" table:formula="of:=IF([.W74]=[.$AH$59];[.X74];0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5" office:value-type="float" office:value="0.9461696" calcext:value-type="float">
            <text:p>0.9462</text:p>
          </table:table-cell>
          <table:table-cell table:style-name="ce5" office:value-type="float" office:value="0.9450654" calcext:value-type="float">
            <text:p>0.9451</text:p>
          </table:table-cell>
          <table:table-cell table:style-name="Default" office:value-type="float" office:value="15" calcext:value-type="float">
            <text:p>15</text:p>
          </table:table-cell>
          <table:table-cell table:style-name="ce8" office:value-type="float" office:value="149" calcext:value-type="float">
            <text:p>149</text:p>
          </table:table-cell>
          <table:table-cell table:style-name="Default" table:formula="of:=[.B75]-[.B74]" office:value-type="float" office:value="0.00953470000000001" calcext:value-type="float">
            <text:p>0.0095347</text:p>
          </table:table-cell>
          <table:table-cell table:style-name="Default" table:formula="of:=[.C75]-[.C74]" office:value-type="float" office:value="0.00075529999999957" calcext:value-type="float">
            <text:p>0.0007553</text:p>
          </table:table-cell>
          <table:table-cell table:style-name="Default" table:number-columns-repeated="8"/>
          <table:table-cell table:style-name="Default" table:formula="of:=IF([.E75]=[.$P$59];[.F75];0)" office:value-type="float" office:value="0" calcext:value-type="float">
            <text:p>0</text:p>
          </table:table-cell>
          <table:table-cell table:style-name="Default" table:formula="of:=IF([.E75]=[.$Q$59];[.F75];0)" office:value-type="float" office:value="0" calcext:value-type="float">
            <text:p>0</text:p>
          </table:table-cell>
          <table:table-cell table:style-name="Default" table:formula="of:=IF([.G75]=[.$R$59];[.H75];0)" office:value-type="float" office:value="0" calcext:value-type="float">
            <text:p>0</text:p>
          </table:table-cell>
          <table:table-cell table:style-name="Default" table:formula="of:=IF([.H75]=[.$S$59];[.I75];0)" office:value-type="float" office:value="0" calcext:value-type="float">
            <text:p>0</text:p>
          </table:table-cell>
          <table:table-cell table:style-name="Default" table:formula="of:=IF([.I75]=[.$T$59];[.J75];0)" office:value-type="float" office:value="0" calcext:value-type="float">
            <text:p>0</text:p>
          </table:table-cell>
          <table:table-cell table:style-name="Default" table:formula="of:=IF([.J75]=[.$U$59];[.K75];0)" office:value-type="float" office:value="0" calcext:value-type="float">
            <text:p>0</text:p>
          </table:table-cell>
          <table:table-cell table:style-name="Default" table:formula="of:=IF([.K75]=[.$V$59];[.L75];0)" office:value-type="float" office:value="0" calcext:value-type="float">
            <text:p>0</text:p>
          </table:table-cell>
          <table:table-cell table:style-name="Default" table:formula="of:=IF([.L75]=[.$W$59];[.M75];0)" office:value-type="float" office:value="0" calcext:value-type="float">
            <text:p>0</text:p>
          </table:table-cell>
          <table:table-cell table:style-name="Default" table:formula="of:=IF([.M75]=[.$X$59];[.N75];0)" office:value-type="float" office:value="0" calcext:value-type="float">
            <text:p>0</text:p>
          </table:table-cell>
          <table:table-cell table:style-name="Default" table:formula="of:=IF([.N75]=[.$Y$59];[.O75];0)" office:value-type="float" office:value="0" calcext:value-type="float">
            <text:p>0</text:p>
          </table:table-cell>
          <table:table-cell table:style-name="Default" table:formula="of:=IF([.O75]=[.$Z$59];[.P75];0)" office:value-type="float" office:value="0" calcext:value-type="float">
            <text:p>0</text:p>
          </table:table-cell>
          <table:table-cell table:style-name="Default" table:formula="of:=IF([.P75]=[.$AA$59];[.Q75];0)" office:value-type="float" office:value="0" calcext:value-type="float">
            <text:p>0</text:p>
          </table:table-cell>
          <table:table-cell table:style-name="Default" table:formula="of:=IF([.Q75]=[.$AB$59];[.R75];0)" office:value-type="float" office:value="0" calcext:value-type="float">
            <text:p>0</text:p>
          </table:table-cell>
          <table:table-cell table:style-name="Default" table:formula="of:=IF([.R75]=[.$AC$59];[.S75];0)" office:value-type="float" office:value="0" calcext:value-type="float">
            <text:p>0</text:p>
          </table:table-cell>
          <table:table-cell table:style-name="Default" table:formula="of:=IF([.S75]=[.$AD$59];[.T75];0)" office:value-type="float" office:value="0" calcext:value-type="float">
            <text:p>0</text:p>
          </table:table-cell>
          <table:table-cell table:style-name="Default" table:formula="of:=IF([.T75]=[.$AE$59];[.U75];0)" office:value-type="float" office:value="0" calcext:value-type="float">
            <text:p>0</text:p>
          </table:table-cell>
          <table:table-cell table:style-name="Default" table:formula="of:=IF([.U75]=[.$AF$59];[.V75];0)" office:value-type="float" office:value="0" calcext:value-type="float">
            <text:p>0</text:p>
          </table:table-cell>
          <table:table-cell table:style-name="Default" table:formula="of:=IF([.V75]=[.$AG$59];[.W75];0)" office:value-type="float" office:value="0" calcext:value-type="float">
            <text:p>0</text:p>
          </table:table-cell>
          <table:table-cell table:style-name="Default" table:formula="of:=IF([.W75]=[.$AH$59];[.X75];0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0.8163676" calcext:value-type="float">
            <text:p>0.8164</text:p>
          </table:table-cell>
          <table:table-cell table:style-name="ce5" office:value-type="float" office:value="0.9282472" calcext:value-type="float">
            <text:p>0.9282</text:p>
          </table:table-cell>
          <table:table-cell table:style-name="Default" office:value-type="float" office:value="16" calcext:value-type="float">
            <text:p>16</text:p>
          </table:table-cell>
          <table:table-cell table:style-name="ce9" office:value-type="float" office:value="100" calcext:value-type="float">
            <text:p>100</text:p>
          </table:table-cell>
          <table:table-cell table:style-name="Default" table:formula="of:=[.B76]-[.B75]" office:value-type="float" office:value="-0.129802" calcext:value-type="float">
            <text:p>-0.129802</text:p>
          </table:table-cell>
          <table:table-cell table:style-name="Default" table:formula="of:=[.C76]-[.C75]" office:value-type="float" office:value="-0.0168182" calcext:value-type="float">
            <text:p>-0.0168182</text:p>
          </table:table-cell>
          <table:table-cell table:style-name="Default" table:number-columns-repeated="8"/>
          <table:table-cell table:style-name="Default" table:formula="of:=IF([.E76]=[.$P$59];[.F76];0)" office:value-type="float" office:value="0" calcext:value-type="float">
            <text:p>0</text:p>
          </table:table-cell>
          <table:table-cell table:style-name="Default" table:formula="of:=IF([.E76]=[.$Q$59];[.F76];0)" office:value-type="float" office:value="0" calcext:value-type="float">
            <text:p>0</text:p>
          </table:table-cell>
          <table:table-cell table:style-name="Default" table:formula="of:=IF([.G76]=[.$R$59];[.H76];0)" office:value-type="float" office:value="0" calcext:value-type="float">
            <text:p>0</text:p>
          </table:table-cell>
          <table:table-cell table:style-name="Default" table:formula="of:=IF([.H76]=[.$S$59];[.I76];0)" office:value-type="float" office:value="0" calcext:value-type="float">
            <text:p>0</text:p>
          </table:table-cell>
          <table:table-cell table:style-name="Default" table:formula="of:=IF([.I76]=[.$T$59];[.J76];0)" office:value-type="float" office:value="0" calcext:value-type="float">
            <text:p>0</text:p>
          </table:table-cell>
          <table:table-cell table:style-name="Default" table:formula="of:=IF([.J76]=[.$U$59];[.K76];0)" office:value-type="float" office:value="0" calcext:value-type="float">
            <text:p>0</text:p>
          </table:table-cell>
          <table:table-cell table:style-name="Default" table:formula="of:=IF([.K76]=[.$V$59];[.L76];0)" office:value-type="float" office:value="0" calcext:value-type="float">
            <text:p>0</text:p>
          </table:table-cell>
          <table:table-cell table:style-name="Default" table:formula="of:=IF([.L76]=[.$W$59];[.M76];0)" office:value-type="float" office:value="0" calcext:value-type="float">
            <text:p>0</text:p>
          </table:table-cell>
          <table:table-cell table:style-name="Default" table:formula="of:=IF([.M76]=[.$X$59];[.N76];0)" office:value-type="float" office:value="0" calcext:value-type="float">
            <text:p>0</text:p>
          </table:table-cell>
          <table:table-cell table:style-name="Default" table:formula="of:=IF([.N76]=[.$Y$59];[.O76];0)" office:value-type="float" office:value="0" calcext:value-type="float">
            <text:p>0</text:p>
          </table:table-cell>
          <table:table-cell table:style-name="Default" table:formula="of:=IF([.O76]=[.$Z$59];[.P76];0)" office:value-type="float" office:value="0" calcext:value-type="float">
            <text:p>0</text:p>
          </table:table-cell>
          <table:table-cell table:style-name="Default" table:formula="of:=IF([.P76]=[.$AA$59];[.Q76];0)" office:value-type="float" office:value="0" calcext:value-type="float">
            <text:p>0</text:p>
          </table:table-cell>
          <table:table-cell table:style-name="Default" table:formula="of:=IF([.Q76]=[.$AB$59];[.R76];0)" office:value-type="float" office:value="0" calcext:value-type="float">
            <text:p>0</text:p>
          </table:table-cell>
          <table:table-cell table:style-name="Default" table:formula="of:=IF([.R76]=[.$AC$59];[.S76];0)" office:value-type="float" office:value="0" calcext:value-type="float">
            <text:p>0</text:p>
          </table:table-cell>
          <table:table-cell table:style-name="Default" table:formula="of:=IF([.S76]=[.$AD$59];[.T76];0)" office:value-type="float" office:value="0" calcext:value-type="float">
            <text:p>0</text:p>
          </table:table-cell>
          <table:table-cell table:style-name="Default" table:formula="of:=IF([.T76]=[.$AE$59];[.U76];0)" office:value-type="float" office:value="0" calcext:value-type="float">
            <text:p>0</text:p>
          </table:table-cell>
          <table:table-cell table:style-name="Default" table:formula="of:=IF([.U76]=[.$AF$59];[.V76];0)" office:value-type="float" office:value="0" calcext:value-type="float">
            <text:p>0</text:p>
          </table:table-cell>
          <table:table-cell table:style-name="Default" table:formula="of:=IF([.V76]=[.$AG$59];[.W76];0)" office:value-type="float" office:value="0" calcext:value-type="float">
            <text:p>0</text:p>
          </table:table-cell>
          <table:table-cell table:style-name="Default" table:formula="of:=IF([.W76]=[.$AH$59];[.X76];0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ce5" office:value-type="float" office:value="0.8693358" calcext:value-type="float">
            <text:p>0.8693</text:p>
          </table:table-cell>
          <table:table-cell table:style-name="ce5" office:value-type="float" office:value="0.938032" calcext:value-type="float">
            <text:p>0.9380</text:p>
          </table:table-cell>
          <table:table-cell table:style-name="Default" office:value-type="float" office:value="17" calcext:value-type="float">
            <text:p>17</text:p>
          </table:table-cell>
          <table:table-cell table:style-name="ce9" office:value-type="float" office:value="102" calcext:value-type="float">
            <text:p>102</text:p>
          </table:table-cell>
          <table:table-cell table:style-name="Default" table:formula="of:=[.B77]-[.B76]" office:value-type="float" office:value="0.0529681999999999" calcext:value-type="float">
            <text:p>0.0529682</text:p>
          </table:table-cell>
          <table:table-cell table:style-name="Default" table:formula="of:=[.C77]-[.C76]" office:value-type="float" office:value="0.00978480000000026" calcext:value-type="float">
            <text:p>0.0097848</text:p>
          </table:table-cell>
          <table:table-cell table:style-name="Default" table:number-columns-repeated="8"/>
          <table:table-cell table:style-name="Default" table:formula="of:=IF([.E77]=[.$P$59];[.F77];0)" office:value-type="float" office:value="0" calcext:value-type="float">
            <text:p>0</text:p>
          </table:table-cell>
          <table:table-cell table:style-name="Default" table:formula="of:=IF([.E77]=[.$Q$59];[.F77];0)" office:value-type="float" office:value="0" calcext:value-type="float">
            <text:p>0</text:p>
          </table:table-cell>
          <table:table-cell table:style-name="Default" table:formula="of:=IF([.G77]=[.$R$59];[.H77];0)" office:value-type="float" office:value="0" calcext:value-type="float">
            <text:p>0</text:p>
          </table:table-cell>
          <table:table-cell table:style-name="Default" table:formula="of:=IF([.H77]=[.$S$59];[.I77];0)" office:value-type="float" office:value="0" calcext:value-type="float">
            <text:p>0</text:p>
          </table:table-cell>
          <table:table-cell table:style-name="Default" table:formula="of:=IF([.I77]=[.$T$59];[.J77];0)" office:value-type="float" office:value="0" calcext:value-type="float">
            <text:p>0</text:p>
          </table:table-cell>
          <table:table-cell table:style-name="Default" table:formula="of:=IF([.J77]=[.$U$59];[.K77];0)" office:value-type="float" office:value="0" calcext:value-type="float">
            <text:p>0</text:p>
          </table:table-cell>
          <table:table-cell table:style-name="Default" table:formula="of:=IF([.K77]=[.$V$59];[.L77];0)" office:value-type="float" office:value="0" calcext:value-type="float">
            <text:p>0</text:p>
          </table:table-cell>
          <table:table-cell table:style-name="Default" table:formula="of:=IF([.L77]=[.$W$59];[.M77];0)" office:value-type="float" office:value="0" calcext:value-type="float">
            <text:p>0</text:p>
          </table:table-cell>
          <table:table-cell table:style-name="Default" table:formula="of:=IF([.M77]=[.$X$59];[.N77];0)" office:value-type="float" office:value="0" calcext:value-type="float">
            <text:p>0</text:p>
          </table:table-cell>
          <table:table-cell table:style-name="Default" table:formula="of:=IF([.N77]=[.$Y$59];[.O77];0)" office:value-type="float" office:value="0" calcext:value-type="float">
            <text:p>0</text:p>
          </table:table-cell>
          <table:table-cell table:style-name="Default" table:formula="of:=IF([.O77]=[.$Z$59];[.P77];0)" office:value-type="float" office:value="0" calcext:value-type="float">
            <text:p>0</text:p>
          </table:table-cell>
          <table:table-cell table:style-name="Default" table:formula="of:=IF([.P77]=[.$AA$59];[.Q77];0)" office:value-type="float" office:value="0" calcext:value-type="float">
            <text:p>0</text:p>
          </table:table-cell>
          <table:table-cell table:style-name="Default" table:formula="of:=IF([.Q77]=[.$AB$59];[.R77];0)" office:value-type="float" office:value="0" calcext:value-type="float">
            <text:p>0</text:p>
          </table:table-cell>
          <table:table-cell table:style-name="Default" table:formula="of:=IF([.R77]=[.$AC$59];[.S77];0)" office:value-type="float" office:value="0" calcext:value-type="float">
            <text:p>0</text:p>
          </table:table-cell>
          <table:table-cell table:style-name="Default" table:formula="of:=IF([.S77]=[.$AD$59];[.T77];0)" office:value-type="float" office:value="0" calcext:value-type="float">
            <text:p>0</text:p>
          </table:table-cell>
          <table:table-cell table:style-name="Default" table:formula="of:=IF([.T77]=[.$AE$59];[.U77];0)" office:value-type="float" office:value="0" calcext:value-type="float">
            <text:p>0</text:p>
          </table:table-cell>
          <table:table-cell table:style-name="Default" table:formula="of:=IF([.U77]=[.$AF$59];[.V77];0)" office:value-type="float" office:value="0" calcext:value-type="float">
            <text:p>0</text:p>
          </table:table-cell>
          <table:table-cell table:style-name="Default" table:formula="of:=IF([.V77]=[.$AG$59];[.W77];0)" office:value-type="float" office:value="0" calcext:value-type="float">
            <text:p>0</text:p>
          </table:table-cell>
          <table:table-cell table:style-name="Default" table:formula="of:=IF([.W77]=[.$AH$59];[.X77];0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ce5" office:value-type="float" office:value="0.8648315" calcext:value-type="float">
            <text:p>0.8648</text:p>
          </table:table-cell>
          <table:table-cell table:style-name="ce5" office:value-type="float" office:value="0.9463105" calcext:value-type="float">
            <text:p>0.9463</text:p>
          </table:table-cell>
          <table:table-cell table:style-name="Default" office:value-type="float" office:value="18" calcext:value-type="float">
            <text:p>18</text:p>
          </table:table-cell>
          <table:table-cell table:style-name="ce9" office:value-type="float" office:value="95" calcext:value-type="float">
            <text:p>95</text:p>
          </table:table-cell>
          <table:table-cell table:style-name="Default" table:formula="of:=[.B78]-[.B77]" office:value-type="float" office:value="-0.00450430000000002" calcext:value-type="float">
            <text:p>-0.0045043</text:p>
          </table:table-cell>
          <table:table-cell table:style-name="Default" table:formula="of:=[.C78]-[.C77]" office:value-type="float" office:value="0.00827849999999997" calcext:value-type="float">
            <text:p>0.0082785</text:p>
          </table:table-cell>
          <table:table-cell table:style-name="Default" table:number-columns-repeated="8"/>
          <table:table-cell table:style-name="Default" table:formula="of:=IF([.E78]=[.$P$59];[.F78];0)" office:value-type="float" office:value="0" calcext:value-type="float">
            <text:p>0</text:p>
          </table:table-cell>
          <table:table-cell table:style-name="Default" table:formula="of:=IF([.E78]=[.$Q$59];[.F78];0)" office:value-type="float" office:value="0" calcext:value-type="float">
            <text:p>0</text:p>
          </table:table-cell>
          <table:table-cell table:style-name="Default" table:formula="of:=IF([.G78]=[.$R$59];[.H78];0)" office:value-type="float" office:value="0" calcext:value-type="float">
            <text:p>0</text:p>
          </table:table-cell>
          <table:table-cell table:style-name="Default" table:formula="of:=IF([.H78]=[.$S$59];[.I78];0)" office:value-type="float" office:value="0" calcext:value-type="float">
            <text:p>0</text:p>
          </table:table-cell>
          <table:table-cell table:style-name="Default" table:formula="of:=IF([.I78]=[.$T$59];[.J78];0)" office:value-type="float" office:value="0" calcext:value-type="float">
            <text:p>0</text:p>
          </table:table-cell>
          <table:table-cell table:style-name="Default" table:formula="of:=IF([.J78]=[.$U$59];[.K78];0)" office:value-type="float" office:value="0" calcext:value-type="float">
            <text:p>0</text:p>
          </table:table-cell>
          <table:table-cell table:style-name="Default" table:formula="of:=IF([.K78]=[.$V$59];[.L78];0)" office:value-type="float" office:value="0" calcext:value-type="float">
            <text:p>0</text:p>
          </table:table-cell>
          <table:table-cell table:style-name="Default" table:formula="of:=IF([.L78]=[.$W$59];[.M78];0)" office:value-type="float" office:value="0" calcext:value-type="float">
            <text:p>0</text:p>
          </table:table-cell>
          <table:table-cell table:style-name="Default" table:formula="of:=IF([.M78]=[.$X$59];[.N78];0)" office:value-type="float" office:value="0" calcext:value-type="float">
            <text:p>0</text:p>
          </table:table-cell>
          <table:table-cell table:style-name="Default" table:formula="of:=IF([.N78]=[.$Y$59];[.O78];0)" office:value-type="float" office:value="0" calcext:value-type="float">
            <text:p>0</text:p>
          </table:table-cell>
          <table:table-cell table:style-name="Default" table:formula="of:=IF([.O78]=[.$Z$59];[.P78];0)" office:value-type="float" office:value="0" calcext:value-type="float">
            <text:p>0</text:p>
          </table:table-cell>
          <table:table-cell table:style-name="Default" table:formula="of:=IF([.P78]=[.$AA$59];[.Q78];0)" office:value-type="float" office:value="0" calcext:value-type="float">
            <text:p>0</text:p>
          </table:table-cell>
          <table:table-cell table:style-name="Default" table:formula="of:=IF([.Q78]=[.$AB$59];[.R78];0)" office:value-type="float" office:value="0" calcext:value-type="float">
            <text:p>0</text:p>
          </table:table-cell>
          <table:table-cell table:style-name="Default" table:formula="of:=IF([.R78]=[.$AC$59];[.S78];0)" office:value-type="float" office:value="0" calcext:value-type="float">
            <text:p>0</text:p>
          </table:table-cell>
          <table:table-cell table:style-name="Default" table:formula="of:=IF([.S78]=[.$AD$59];[.T78];0)" office:value-type="float" office:value="0" calcext:value-type="float">
            <text:p>0</text:p>
          </table:table-cell>
          <table:table-cell table:style-name="Default" table:formula="of:=IF([.T78]=[.$AE$59];[.U78];0)" office:value-type="float" office:value="0" calcext:value-type="float">
            <text:p>0</text:p>
          </table:table-cell>
          <table:table-cell table:style-name="Default" table:formula="of:=IF([.U78]=[.$AF$59];[.V78];0)" office:value-type="float" office:value="0" calcext:value-type="float">
            <text:p>0</text:p>
          </table:table-cell>
          <table:table-cell table:style-name="Default" table:formula="of:=IF([.V78]=[.$AG$59];[.W78];0)" office:value-type="float" office:value="0" calcext:value-type="float">
            <text:p>0</text:p>
          </table:table-cell>
          <table:table-cell table:style-name="Default" table:formula="of:=IF([.W78]=[.$AH$59];[.X78];0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ce5" office:value-type="float" office:value="0.8698649" calcext:value-type="float">
            <text:p>0.8699</text:p>
          </table:table-cell>
          <table:table-cell table:style-name="ce5" office:value-type="float" office:value="0.9491701" calcext:value-type="float">
            <text:p>0.9492</text:p>
          </table:table-cell>
          <table:table-cell table:style-name="Default" office:value-type="float" office:value="19" calcext:value-type="float">
            <text:p>19</text:p>
          </table:table-cell>
          <table:table-cell table:style-name="ce9" office:value-type="float" office:value="175" calcext:value-type="float">
            <text:p>175</text:p>
          </table:table-cell>
          <table:table-cell table:style-name="Default" table:formula="of:=[.B79]-[.B78]" office:value-type="float" office:value="0.00503339999999997" calcext:value-type="float">
            <text:p>0.0050334</text:p>
          </table:table-cell>
          <table:table-cell table:style-name="Default" table:formula="of:=[.C79]-[.C78]" office:value-type="float" office:value="0.00285959999999985" calcext:value-type="float">
            <text:p>0.0028596</text:p>
          </table:table-cell>
          <table:table-cell table:style-name="Default" table:number-columns-repeated="8"/>
          <table:table-cell table:style-name="Default" table:formula="of:=IF([.E79]=[.$P$59];[.F79];0)" office:value-type="float" office:value="0" calcext:value-type="float">
            <text:p>0</text:p>
          </table:table-cell>
          <table:table-cell table:style-name="Default" table:formula="of:=IF([.E79]=[.$Q$59];[.F79];0)" office:value-type="float" office:value="0" calcext:value-type="float">
            <text:p>0</text:p>
          </table:table-cell>
          <table:table-cell table:style-name="Default" table:formula="of:=IF([.G79]=[.$R$59];[.H79];0)" office:value-type="float" office:value="0" calcext:value-type="float">
            <text:p>0</text:p>
          </table:table-cell>
          <table:table-cell table:style-name="Default" table:formula="of:=IF([.H79]=[.$S$59];[.I79];0)" office:value-type="float" office:value="0" calcext:value-type="float">
            <text:p>0</text:p>
          </table:table-cell>
          <table:table-cell table:style-name="Default" table:formula="of:=IF([.I79]=[.$T$59];[.J79];0)" office:value-type="float" office:value="0" calcext:value-type="float">
            <text:p>0</text:p>
          </table:table-cell>
          <table:table-cell table:style-name="Default" table:formula="of:=IF([.J79]=[.$U$59];[.K79];0)" office:value-type="float" office:value="0" calcext:value-type="float">
            <text:p>0</text:p>
          </table:table-cell>
          <table:table-cell table:style-name="Default" table:formula="of:=IF([.K79]=[.$V$59];[.L79];0)" office:value-type="float" office:value="0" calcext:value-type="float">
            <text:p>0</text:p>
          </table:table-cell>
          <table:table-cell table:style-name="Default" table:formula="of:=IF([.L79]=[.$W$59];[.M79];0)" office:value-type="float" office:value="0" calcext:value-type="float">
            <text:p>0</text:p>
          </table:table-cell>
          <table:table-cell table:style-name="Default" table:formula="of:=IF([.M79]=[.$X$59];[.N79];0)" office:value-type="float" office:value="0" calcext:value-type="float">
            <text:p>0</text:p>
          </table:table-cell>
          <table:table-cell table:style-name="Default" table:formula="of:=IF([.N79]=[.$Y$59];[.O79];0)" office:value-type="float" office:value="0" calcext:value-type="float">
            <text:p>0</text:p>
          </table:table-cell>
          <table:table-cell table:style-name="Default" table:formula="of:=IF([.O79]=[.$Z$59];[.P79];0)" office:value-type="float" office:value="0" calcext:value-type="float">
            <text:p>0</text:p>
          </table:table-cell>
          <table:table-cell table:style-name="Default" table:formula="of:=IF([.P79]=[.$AA$59];[.Q79];0)" office:value-type="float" office:value="0" calcext:value-type="float">
            <text:p>0</text:p>
          </table:table-cell>
          <table:table-cell table:style-name="Default" table:formula="of:=IF([.Q79]=[.$AB$59];[.R79];0)" office:value-type="float" office:value="0" calcext:value-type="float">
            <text:p>0</text:p>
          </table:table-cell>
          <table:table-cell table:style-name="Default" table:formula="of:=IF([.R79]=[.$AC$59];[.S79];0)" office:value-type="float" office:value="0" calcext:value-type="float">
            <text:p>0</text:p>
          </table:table-cell>
          <table:table-cell table:style-name="Default" table:formula="of:=IF([.S79]=[.$AD$59];[.T79];0)" office:value-type="float" office:value="0" calcext:value-type="float">
            <text:p>0</text:p>
          </table:table-cell>
          <table:table-cell table:style-name="Default" table:formula="of:=IF([.T79]=[.$AE$59];[.U79];0)" office:value-type="float" office:value="0" calcext:value-type="float">
            <text:p>0</text:p>
          </table:table-cell>
          <table:table-cell table:style-name="Default" table:formula="of:=IF([.U79]=[.$AF$59];[.V79];0)" office:value-type="float" office:value="0" calcext:value-type="float">
            <text:p>0</text:p>
          </table:table-cell>
          <table:table-cell table:style-name="Default" table:formula="of:=IF([.V79]=[.$AG$59];[.W79];0)" office:value-type="float" office:value="0" calcext:value-type="float">
            <text:p>0</text:p>
          </table:table-cell>
          <table:table-cell table:style-name="Default" table:formula="of:=IF([.W79]=[.$AH$59];[.X79];0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ce5" office:value-type="float" office:value="0.8508352" calcext:value-type="float">
            <text:p>0.8508</text:p>
          </table:table-cell>
          <table:table-cell table:style-name="ce5" office:value-type="float" office:value="0.9472773" calcext:value-type="float">
            <text:p>0.9473</text:p>
          </table:table-cell>
          <table:table-cell table:style-name="Default" office:value-type="float" office:value="20" calcext:value-type="float">
            <text:p>20</text:p>
          </table:table-cell>
          <table:table-cell table:style-name="ce9" office:value-type="float" office:value="57" calcext:value-type="float">
            <text:p>57</text:p>
          </table:table-cell>
          <table:table-cell table:style-name="Default" table:formula="of:=[.B80]-[.B79]" office:value-type="float" office:value="-0.0190296999999999" calcext:value-type="float">
            <text:p>-0.0190297</text:p>
          </table:table-cell>
          <table:table-cell table:style-name="Default" table:formula="of:=[.C80]-[.C79]" office:value-type="float" office:value="-0.00189279999999992" calcext:value-type="float">
            <text:p>-0.0018928</text:p>
          </table:table-cell>
          <table:table-cell table:style-name="Default" table:number-columns-repeated="8"/>
          <table:table-cell table:style-name="Default" table:formula="of:=IF([.E80]=[.$P$59];[.F80];0)" office:value-type="float" office:value="0" calcext:value-type="float">
            <text:p>0</text:p>
          </table:table-cell>
          <table:table-cell table:style-name="Default" table:formula="of:=IF([.E80]=[.$Q$59];[.F80];0)" office:value-type="float" office:value="0" calcext:value-type="float">
            <text:p>0</text:p>
          </table:table-cell>
          <table:table-cell table:style-name="Default" table:formula="of:=IF([.G80]=[.$R$59];[.H80];0)" office:value-type="float" office:value="0" calcext:value-type="float">
            <text:p>0</text:p>
          </table:table-cell>
          <table:table-cell table:style-name="Default" table:formula="of:=IF([.H80]=[.$S$59];[.I80];0)" office:value-type="float" office:value="0" calcext:value-type="float">
            <text:p>0</text:p>
          </table:table-cell>
          <table:table-cell table:style-name="Default" table:formula="of:=IF([.I80]=[.$T$59];[.J80];0)" office:value-type="float" office:value="0" calcext:value-type="float">
            <text:p>0</text:p>
          </table:table-cell>
          <table:table-cell table:style-name="Default" table:formula="of:=IF([.J80]=[.$U$59];[.K80];0)" office:value-type="float" office:value="0" calcext:value-type="float">
            <text:p>0</text:p>
          </table:table-cell>
          <table:table-cell table:style-name="Default" table:formula="of:=IF([.K80]=[.$V$59];[.L80];0)" office:value-type="float" office:value="0" calcext:value-type="float">
            <text:p>0</text:p>
          </table:table-cell>
          <table:table-cell table:style-name="Default" table:formula="of:=IF([.L80]=[.$W$59];[.M80];0)" office:value-type="float" office:value="0" calcext:value-type="float">
            <text:p>0</text:p>
          </table:table-cell>
          <table:table-cell table:style-name="Default" table:formula="of:=IF([.M80]=[.$X$59];[.N80];0)" office:value-type="float" office:value="0" calcext:value-type="float">
            <text:p>0</text:p>
          </table:table-cell>
          <table:table-cell table:style-name="Default" table:formula="of:=IF([.N80]=[.$Y$59];[.O80];0)" office:value-type="float" office:value="0" calcext:value-type="float">
            <text:p>0</text:p>
          </table:table-cell>
          <table:table-cell table:style-name="Default" table:formula="of:=IF([.O80]=[.$Z$59];[.P80];0)" office:value-type="float" office:value="0" calcext:value-type="float">
            <text:p>0</text:p>
          </table:table-cell>
          <table:table-cell table:style-name="Default" table:formula="of:=IF([.P80]=[.$AA$59];[.Q80];0)" office:value-type="float" office:value="0" calcext:value-type="float">
            <text:p>0</text:p>
          </table:table-cell>
          <table:table-cell table:style-name="Default" table:formula="of:=IF([.Q80]=[.$AB$59];[.R80];0)" office:value-type="float" office:value="0" calcext:value-type="float">
            <text:p>0</text:p>
          </table:table-cell>
          <table:table-cell table:style-name="Default" table:formula="of:=IF([.R80]=[.$AC$59];[.S80];0)" office:value-type="float" office:value="0" calcext:value-type="float">
            <text:p>0</text:p>
          </table:table-cell>
          <table:table-cell table:style-name="Default" table:formula="of:=IF([.S80]=[.$AD$59];[.T80];0)" office:value-type="float" office:value="0" calcext:value-type="float">
            <text:p>0</text:p>
          </table:table-cell>
          <table:table-cell table:style-name="Default" table:formula="of:=IF([.T80]=[.$AE$59];[.U80];0)" office:value-type="float" office:value="0" calcext:value-type="float">
            <text:p>0</text:p>
          </table:table-cell>
          <table:table-cell table:style-name="Default" table:formula="of:=IF([.U80]=[.$AF$59];[.V80];0)" office:value-type="float" office:value="0" calcext:value-type="float">
            <text:p>0</text:p>
          </table:table-cell>
          <table:table-cell table:style-name="Default" table:formula="of:=IF([.V80]=[.$AG$59];[.W80];0)" office:value-type="float" office:value="0" calcext:value-type="float">
            <text:p>0</text:p>
          </table:table-cell>
          <table:table-cell table:style-name="Default" table:formula="of:=IF([.W80]=[.$AH$59];[.X80];0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Default" table:number-columns-repeated="15"/>
          <table:table-cell table:style-name="Default" table:formula="of:=IF([.E81]=[.$P$59];[.F81];0)" office:value-type="float" office:value="0" calcext:value-type="float">
            <text:p>0</text:p>
          </table:table-cell>
          <table:table-cell table:style-name="Default" table:formula="of:=IF([.E81]=[.$Q$59];[.F81];0)" office:value-type="float" office:value="0" calcext:value-type="float">
            <text:p>0</text:p>
          </table:table-cell>
          <table:table-cell table:style-name="Default" table:formula="of:=IF([.G81]=[.$R$59];[.H81];0)" office:value-type="float" office:value="0" calcext:value-type="float">
            <text:p>0</text:p>
          </table:table-cell>
          <table:table-cell table:style-name="Default" table:formula="of:=IF([.H81]=[.$S$59];[.I81];0)" office:value-type="float" office:value="0" calcext:value-type="float">
            <text:p>0</text:p>
          </table:table-cell>
          <table:table-cell table:style-name="Default" table:formula="of:=IF([.I81]=[.$T$59];[.J81];0)" office:value-type="float" office:value="0" calcext:value-type="float">
            <text:p>0</text:p>
          </table:table-cell>
          <table:table-cell table:style-name="Default" table:formula="of:=IF([.J81]=[.$U$59];[.K81];0)" office:value-type="float" office:value="0" calcext:value-type="float">
            <text:p>0</text:p>
          </table:table-cell>
          <table:table-cell table:style-name="Default" table:formula="of:=IF([.K81]=[.$V$59];[.L81];0)" office:value-type="float" office:value="0" calcext:value-type="float">
            <text:p>0</text:p>
          </table:table-cell>
          <table:table-cell table:style-name="Default" table:formula="of:=IF([.L81]=[.$W$59];[.M81];0)" office:value-type="float" office:value="0" calcext:value-type="float">
            <text:p>0</text:p>
          </table:table-cell>
          <table:table-cell table:style-name="Default" table:formula="of:=IF([.M81]=[.$X$59];[.N81];0)" office:value-type="float" office:value="0" calcext:value-type="float">
            <text:p>0</text:p>
          </table:table-cell>
          <table:table-cell table:style-name="Default" table:formula="of:=IF([.N81]=[.$Y$59];[.O81];0)" office:value-type="float" office:value="0" calcext:value-type="float">
            <text:p>0</text:p>
          </table:table-cell>
          <table:table-cell table:style-name="Default" table:formula="of:=IF([.O81]=[.$Z$59];[.P81];0)" office:value-type="float" office:value="0" calcext:value-type="float">
            <text:p>0</text:p>
          </table:table-cell>
          <table:table-cell table:style-name="Default" table:formula="of:=IF([.P81]=[.$AA$59];[.Q81];0)" office:value-type="float" office:value="0" calcext:value-type="float">
            <text:p>0</text:p>
          </table:table-cell>
          <table:table-cell table:style-name="Default" table:formula="of:=IF([.Q81]=[.$AB$59];[.R81];0)" office:value-type="float" office:value="0" calcext:value-type="float">
            <text:p>0</text:p>
          </table:table-cell>
          <table:table-cell table:style-name="Default" table:formula="of:=IF([.R81]=[.$AC$59];[.S81];0)" office:value-type="float" office:value="0" calcext:value-type="float">
            <text:p>0</text:p>
          </table:table-cell>
          <table:table-cell table:style-name="Default" table:formula="of:=IF([.S81]=[.$AD$59];[.T81];0)" office:value-type="float" office:value="0" calcext:value-type="float">
            <text:p>0</text:p>
          </table:table-cell>
          <table:table-cell table:style-name="Default" table:formula="of:=IF([.T81]=[.$AE$59];[.U81];0)" office:value-type="float" office:value="0" calcext:value-type="float">
            <text:p>0</text:p>
          </table:table-cell>
          <table:table-cell table:style-name="Default" table:formula="of:=IF([.U81]=[.$AF$59];[.V81];0)" office:value-type="float" office:value="0" calcext:value-type="float">
            <text:p>0</text:p>
          </table:table-cell>
          <table:table-cell table:style-name="Default" table:formula="of:=IF([.V81]=[.$AG$59];[.W81];0)" office:value-type="float" office:value="0" calcext:value-type="float">
            <text:p>0</text:p>
          </table:table-cell>
          <table:table-cell table:style-name="Default" table:formula="of:=IF([.W81]=[.$AH$59];[.X81];0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Default" table:number-columns-repeated="15"/>
          <table:table-cell table:style-name="Default" table:formula="of:=IF([.E82]=[.$P$59];[.F82];0)" office:value-type="float" office:value="0" calcext:value-type="float">
            <text:p>0</text:p>
          </table:table-cell>
          <table:table-cell table:style-name="Default" table:formula="of:=IF([.E82]=[.$Q$59];[.F82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table:number-columns-repeated="15"/>
          <table:table-cell table:style-name="Default" table:formula="of:=IF([.E83]=[.$P$59];[.F83];0)" office:value-type="float" office:value="0" calcext:value-type="float">
            <text:p>0</text:p>
          </table:table-cell>
          <table:table-cell table:style-name="Default" table:formula="of:=IF([.E83]=[.$Q$59];[.F83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string" calcext:value-type="string">
            <text:p>Entry 2</text:p>
          </table:table-cell>
          <table:table-cell table:style-name="Default" table:number-columns-repeated="2"/>
          <table:table-cell table:style-name="Default" office:value-type="string" calcext:value-type="string">
            <text:p>Attributes</text:p>
          </table:table-cell>
          <table:table-cell table:style-name="Default" table:number-columns-repeated="10"/>
          <table:table-cell table:style-name="Default" table:formula="of:=IF([.E84]=[.$P$59];[.F84];0)" office:value-type="float" office:value="0" calcext:value-type="float">
            <text:p>0</text:p>
          </table:table-cell>
          <table:table-cell table:style-name="Default" table:formula="of:=IF([.E84]=[.$Q$59];[.F84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0.9147289" calcext:value-type="float">
            <text:p>0.9147</text:p>
          </table:table-cell>
          <table:table-cell table:style-name="ce5" office:value-type="float" office:value="0.8288839" calcext:value-type="float">
            <text:p>0.8289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table:number-columns-repeated="10"/>
          <table:table-cell table:style-name="Default" table:formula="of:=IF([.E85]=[.$P$59];[.F85];0)" office:value-type="float" office:value="0" calcext:value-type="float">
            <text:p>0</text:p>
          </table:table-cell>
          <table:table-cell table:style-name="Default" table:formula="of:=IF([.E85]=[.$Q$59];[.F85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0.9242135" calcext:value-type="float">
            <text:p>0.9242</text:p>
          </table:table-cell>
          <table:table-cell table:style-name="ce5" office:value-type="float" office:value="0.8352692" calcext:value-type="float">
            <text:p>0.8353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float" office:value="107" calcext:value-type="float">
            <text:p>107</text:p>
          </table:table-cell>
          <table:table-cell table:style-name="Default" table:formula="of:=[.B86]-[.B85]" office:value-type="float" office:value="0.00948459999999984" calcext:value-type="float">
            <text:p>0.0094846</text:p>
          </table:table-cell>
          <table:table-cell table:style-name="Default" table:formula="of:=[.C86]-[.C85]" office:value-type="float" office:value="0.00638530000000004" calcext:value-type="float">
            <text:p>0.0063853</text:p>
          </table:table-cell>
          <table:table-cell table:style-name="Default" table:number-columns-repeated="8"/>
          <table:table-cell table:style-name="Default" table:formula="of:=IF([.E86]=[.$P$59];[.F86];0)" office:value-type="float" office:value="0" calcext:value-type="float">
            <text:p>0</text:p>
          </table:table-cell>
          <table:table-cell table:style-name="Default" table:formula="of:=IF([.E86]=[.$Q$59];[.F86];0)" office:value-type="float" office:value="0.00948459999999984" calcext:value-type="float">
            <text:p>0.0094846</text:p>
          </table:table-cell>
          <table:table-cell table:number-columns-repeated="100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5" office:value-type="float" office:value="0.9342678" calcext:value-type="float">
            <text:p>0.9343</text:p>
          </table:table-cell>
          <table:table-cell table:style-name="ce5" office:value-type="float" office:value="0.9079977" calcext:value-type="float">
            <text:p>0.9080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float" office:value="149" calcext:value-type="float">
            <text:p>149</text:p>
          </table:table-cell>
          <table:table-cell table:style-name="Default" table:formula="of:=[.B87]-[.B86]" office:value-type="float" office:value="0.0100543000000001" calcext:value-type="float">
            <text:p>0.0100543</text:p>
          </table:table-cell>
          <table:table-cell table:style-name="Default" table:formula="of:=[.C87]-[.C86]" office:value-type="float" office:value="0.0727285" calcext:value-type="float">
            <text:p>0.0727285</text:p>
          </table:table-cell>
          <table:table-cell table:style-name="Default" table:number-columns-repeated="8"/>
          <table:table-cell table:style-name="Default" table:formula="of:=IF([.E87]=[.$P$59];[.F87];0)" office:value-type="float" office:value="0" calcext:value-type="float">
            <text:p>0</text:p>
          </table:table-cell>
          <table:table-cell table:style-name="Default" table:formula="of:=IF([.E87]=[.$Q$59];[.F87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5" office:value-type="float" office:value="0.9464062" calcext:value-type="float">
            <text:p>0.9464</text:p>
          </table:table-cell>
          <table:table-cell table:style-name="ce5" office:value-type="float" office:value="0.9020482" calcext:value-type="float">
            <text:p>0.9020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72" calcext:value-type="float">
            <text:p>72</text:p>
          </table:table-cell>
          <table:table-cell table:style-name="Default" table:formula="of:=[.B88]-[.B87]" office:value-type="float" office:value="0.0121384" calcext:value-type="float">
            <text:p>0.0121384</text:p>
          </table:table-cell>
          <table:table-cell table:style-name="Default" table:formula="of:=[.C88]-[.C87]" office:value-type="float" office:value="-0.00594950000000016" calcext:value-type="float">
            <text:p>-0.0059495</text:p>
          </table:table-cell>
          <table:table-cell table:style-name="Default" table:number-columns-repeated="8"/>
          <table:table-cell table:style-name="Default" table:formula="of:=IF([.E88]=[.$P$59];[.F88];0)" office:value-type="float" office:value="0.0121384" calcext:value-type="float">
            <text:p>0.0121384</text:p>
          </table:table-cell>
          <table:table-cell table:style-name="Default" table:formula="of:=IF([.E88]=[.$Q$59];[.F88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5" office:value-type="float" office:value="0.9387103" calcext:value-type="float">
            <text:p>0.9387</text:p>
          </table:table-cell>
          <table:table-cell table:style-name="ce5" office:value-type="float" office:value="0.9265141" calcext:value-type="float">
            <text:p>0.9265</text:p>
          </table:table-cell>
          <table:table-cell table:style-name="Default" office:value-type="float" office:value="5" calcext:value-type="float">
            <text:p>5</text:p>
          </table:table-cell>
          <table:table-cell table:style-name="ce7" office:value-type="float" office:value="57" calcext:value-type="float">
            <text:p>57</text:p>
          </table:table-cell>
          <table:table-cell table:style-name="Default" table:formula="of:=[.B89]-[.B88]" office:value-type="float" office:value="-0.00769589999999998" calcext:value-type="float">
            <text:p>-0.0076959</text:p>
          </table:table-cell>
          <table:table-cell table:style-name="Default" table:formula="of:=[.C89]-[.C88]" office:value-type="float" office:value="0.0244659000000003" calcext:value-type="float">
            <text:p>0.0244659</text:p>
          </table:table-cell>
          <table:table-cell table:style-name="Default" table:number-columns-repeated="8"/>
          <table:table-cell table:style-name="Default" table:formula="of:=IF([.E89]=[.$P$59];[.F89];0)" office:value-type="float" office:value="0" calcext:value-type="float">
            <text:p>0</text:p>
          </table:table-cell>
          <table:table-cell table:style-name="Default" table:formula="of:=IF([.E89]=[.$Q$59];[.F89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5" office:value-type="float" office:value="0.9392179" calcext:value-type="float">
            <text:p>0.9392</text:p>
          </table:table-cell>
          <table:table-cell table:style-name="ce5" office:value-type="float" office:value="0.8378679" calcext:value-type="float">
            <text:p>0.8379</text:p>
          </table:table-cell>
          <table:table-cell table:style-name="Default" office:value-type="float" office:value="6" calcext:value-type="float">
            <text:p>6</text:p>
          </table:table-cell>
          <table:table-cell table:style-name="ce7" office:value-type="float" office:value="125" calcext:value-type="float">
            <text:p>125</text:p>
          </table:table-cell>
          <table:table-cell table:style-name="Default" table:formula="of:=[.B90]-[.B89]" office:value-type="float" office:value="0.00050759999999983" calcext:value-type="float">
            <text:p>0.0005076</text:p>
          </table:table-cell>
          <table:table-cell table:style-name="Default" table:formula="of:=[.C90]-[.C89]" office:value-type="float" office:value="-0.0886462" calcext:value-type="float">
            <text:p>-0.0886462</text:p>
          </table:table-cell>
          <table:table-cell table:style-name="Default" table:number-columns-repeated="8"/>
          <table:table-cell table:style-name="Default" table:formula="of:=IF([.E90]=[.$P$59];[.F90];0)" office:value-type="float" office:value="0" calcext:value-type="float">
            <text:p>0</text:p>
          </table:table-cell>
          <table:table-cell table:style-name="Default" table:formula="of:=IF([.E90]=[.$Q$59];[.F90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5" office:value-type="float" office:value="0.9363032" calcext:value-type="float">
            <text:p>0.9363</text:p>
          </table:table-cell>
          <table:table-cell table:style-name="ce5" office:value-type="float" office:value="0.9171725" calcext:value-type="float">
            <text:p>0.9172</text:p>
          </table:table-cell>
          <table:table-cell table:style-name="Default" office:value-type="float" office:value="7" calcext:value-type="float">
            <text:p>7</text:p>
          </table:table-cell>
          <table:table-cell table:style-name="ce7" office:value-type="float" office:value="137" calcext:value-type="float">
            <text:p>137</text:p>
          </table:table-cell>
          <table:table-cell table:style-name="Default" table:formula="of:=[.B91]-[.B90]" office:value-type="float" office:value="-0.00291469999999994" calcext:value-type="float">
            <text:p>-0.0029147</text:p>
          </table:table-cell>
          <table:table-cell table:style-name="Default" table:formula="of:=[.C91]-[.C90]" office:value-type="float" office:value="0.0793046000000001" calcext:value-type="float">
            <text:p>0.0793046</text:p>
          </table:table-cell>
          <table:table-cell table:style-name="Default" table:number-columns-repeated="8"/>
          <table:table-cell table:style-name="Default" table:formula="of:=IF([.E91]=[.$P$59];[.F91];0)" office:value-type="float" office:value="0" calcext:value-type="float">
            <text:p>0</text:p>
          </table:table-cell>
          <table:table-cell table:style-name="Default" table:formula="of:=IF([.E91]=[.$Q$59];[.F91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5" office:value-type="float" office:value="0.9426493" calcext:value-type="float">
            <text:p>0.9426</text:p>
          </table:table-cell>
          <table:table-cell table:style-name="ce5" office:value-type="float" office:value="0.9151597" calcext:value-type="float">
            <text:p>0.9152</text:p>
          </table:table-cell>
          <table:table-cell table:style-name="Default" office:value-type="float" office:value="8" calcext:value-type="float">
            <text:p>8</text:p>
          </table:table-cell>
          <table:table-cell table:style-name="ce7" office:value-type="float" office:value="71" calcext:value-type="float">
            <text:p>71</text:p>
          </table:table-cell>
          <table:table-cell table:style-name="Default" table:formula="of:=[.B92]-[.B91]" office:value-type="float" office:value="0.00634610000000002" calcext:value-type="float">
            <text:p>0.0063461</text:p>
          </table:table-cell>
          <table:table-cell table:style-name="Default" table:formula="of:=[.C92]-[.C91]" office:value-type="float" office:value="-0.00201280000000004" calcext:value-type="float">
            <text:p>-0.0020128</text:p>
          </table:table-cell>
          <table:table-cell table:style-name="Default" table:number-columns-repeated="8"/>
          <table:table-cell table:style-name="Default" table:formula="of:=IF([.E92]=[.$P$59];[.F92];0)" office:value-type="float" office:value="0" calcext:value-type="float">
            <text:p>0</text:p>
          </table:table-cell>
          <table:table-cell table:style-name="Default" table:formula="of:=IF([.E92]=[.$Q$59];[.F92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ce5" office:value-type="float" office:value="0.9405512" calcext:value-type="float">
            <text:p>0.9406</text:p>
          </table:table-cell>
          <table:table-cell table:style-name="ce5" office:value-type="float" office:value="0.9368562" calcext:value-type="float">
            <text:p>0.9369</text:p>
          </table:table-cell>
          <table:table-cell table:style-name="Default" office:value-type="float" office:value="9" calcext:value-type="float">
            <text:p>9</text:p>
          </table:table-cell>
          <table:table-cell table:style-name="ce7" office:value-type="float" office:value="108" calcext:value-type="float">
            <text:p>108</text:p>
          </table:table-cell>
          <table:table-cell table:style-name="Default" table:formula="of:=[.B93]-[.B92]" office:value-type="float" office:value="-0.00209809999999988" calcext:value-type="float">
            <text:p>-0.0020981</text:p>
          </table:table-cell>
          <table:table-cell table:style-name="Default" table:formula="of:=[.C93]-[.C92]" office:value-type="float" office:value="0.0216964999999999" calcext:value-type="float">
            <text:p>0.0216965</text:p>
          </table:table-cell>
          <table:table-cell table:style-name="Default" table:number-columns-repeated="8"/>
          <table:table-cell table:style-name="Default" table:formula="of:=IF([.E93]=[.$P$59];[.F93];0)" office:value-type="float" office:value="0" calcext:value-type="float">
            <text:p>0</text:p>
          </table:table-cell>
          <table:table-cell table:style-name="Default" table:formula="of:=IF([.E93]=[.$Q$59];[.F93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5" office:value-type="float" office:value="0.9448929" calcext:value-type="float">
            <text:p>0.9449</text:p>
          </table:table-cell>
          <table:table-cell table:style-name="ce5" office:value-type="float" office:value="0.9325832" calcext:value-type="float">
            <text:p>0.9326</text:p>
          </table:table-cell>
          <table:table-cell table:style-name="Default" office:value-type="float" office:value="10" calcext:value-type="float">
            <text:p>10</text:p>
          </table:table-cell>
          <table:table-cell table:style-name="ce7" office:value-type="float" office:value="201" calcext:value-type="float">
            <text:p>201</text:p>
          </table:table-cell>
          <table:table-cell table:style-name="Default" table:formula="of:=[.B94]-[.B93]" office:value-type="float" office:value="0.00434170000000012" calcext:value-type="float">
            <text:p>0.0043417</text:p>
          </table:table-cell>
          <table:table-cell table:style-name="Default" table:formula="of:=[.C94]-[.C93]" office:value-type="float" office:value="-0.00427299999999986" calcext:value-type="float">
            <text:p>-0.004273</text:p>
          </table:table-cell>
          <table:table-cell table:style-name="Default" table:number-columns-repeated="8"/>
          <table:table-cell table:style-name="Default" table:formula="of:=IF([.E94]=[.$P$59];[.F94];0)" office:value-type="float" office:value="0" calcext:value-type="float">
            <text:p>0</text:p>
          </table:table-cell>
          <table:table-cell table:style-name="Default" table:formula="of:=IF([.E94]=[.$Q$59];[.F94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ce5" office:value-type="float" office:value="0.9403931" calcext:value-type="float">
            <text:p>0.9404</text:p>
          </table:table-cell>
          <table:table-cell table:style-name="ce5" office:value-type="float" office:value="0.9457797" calcext:value-type="float">
            <text:p>0.9458</text:p>
          </table:table-cell>
          <table:table-cell table:style-name="Default" office:value-type="float" office:value="11" calcext:value-type="float">
            <text:p>11</text:p>
          </table:table-cell>
          <table:table-cell table:style-name="ce7" office:value-type="float" office:value="194" calcext:value-type="float">
            <text:p>194</text:p>
          </table:table-cell>
          <table:table-cell table:style-name="Default" table:formula="of:=[.B95]-[.B94]" office:value-type="float" office:value="-0.00449980000000017" calcext:value-type="float">
            <text:p>-0.0044998</text:p>
          </table:table-cell>
          <table:table-cell table:style-name="Default" table:formula="of:=[.C95]-[.C94]" office:value-type="float" office:value="0.0131964999999998" calcext:value-type="float">
            <text:p>0.0131965</text:p>
          </table:table-cell>
          <table:table-cell table:style-name="Default" table:number-columns-repeated="8"/>
          <table:table-cell table:style-name="Default" table:formula="of:=IF([.E95]=[.$P$59];[.F95];0)" office:value-type="float" office:value="0" calcext:value-type="float">
            <text:p>0</text:p>
          </table:table-cell>
          <table:table-cell table:style-name="Default" table:formula="of:=IF([.E95]=[.$Q$59];[.F95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ce5" office:value-type="float" office:value="0.9543783" calcext:value-type="float">
            <text:p>0.9544</text:p>
          </table:table-cell>
          <table:table-cell table:style-name="ce5" office:value-type="float" office:value="0.9649566" calcext:value-type="float">
            <text:p>0.9650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float" office:value="175" calcext:value-type="float">
            <text:p>175</text:p>
          </table:table-cell>
          <table:table-cell table:style-name="Default" table:formula="of:=[.B96]-[.B95]" office:value-type="float" office:value="0.0139851999999999" calcext:value-type="float">
            <text:p>0.0139852</text:p>
          </table:table-cell>
          <table:table-cell table:style-name="Default" table:formula="of:=[.C96]-[.C95]" office:value-type="float" office:value="0.0191769000000002" calcext:value-type="float">
            <text:p>0.0191769</text:p>
          </table:table-cell>
          <table:table-cell table:style-name="Default" table:number-columns-repeated="8"/>
          <table:table-cell table:style-name="Default" table:formula="of:=IF([.E96]=[.$P$59];[.F96];0)" office:value-type="float" office:value="0" calcext:value-type="float">
            <text:p>0</text:p>
          </table:table-cell>
          <table:table-cell table:style-name="Default" table:formula="of:=IF([.E96]=[.$Q$59];[.F96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ce5" office:value-type="float" office:value="0.9521891" calcext:value-type="float">
            <text:p>0.9522</text:p>
          </table:table-cell>
          <table:table-cell table:style-name="ce5" office:value-type="float" office:value="0.9666316" calcext:value-type="float">
            <text:p>0.9666</text:p>
          </table:table-cell>
          <table:table-cell table:style-name="Default" office:value-type="float" office:value="13" calcext:value-type="float">
            <text:p>13</text:p>
          </table:table-cell>
          <table:table-cell table:style-name="ce8" office:value-type="float" office:value="119" calcext:value-type="float">
            <text:p>119</text:p>
          </table:table-cell>
          <table:table-cell table:style-name="Default" table:formula="of:=[.B97]-[.B96]" office:value-type="float" office:value="-0.00218920000000011" calcext:value-type="float">
            <text:p>-0.0021892</text:p>
          </table:table-cell>
          <table:table-cell table:style-name="Default" table:formula="of:=[.C97]-[.C96]" office:value-type="float" office:value="0.00167499999999998" calcext:value-type="float">
            <text:p>0.001675</text:p>
          </table:table-cell>
          <table:table-cell table:style-name="Default" table:number-columns-repeated="8"/>
          <table:table-cell table:style-name="Default" table:formula="of:=IF([.E97]=[.$P$59];[.F97];0)" office:value-type="float" office:value="0" calcext:value-type="float">
            <text:p>0</text:p>
          </table:table-cell>
          <table:table-cell table:style-name="Default" table:formula="of:=IF([.E97]=[.$Q$59];[.F97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ce5" office:value-type="float" office:value="0.9417448" calcext:value-type="float">
            <text:p>0.9417</text:p>
          </table:table-cell>
          <table:table-cell table:style-name="ce5" office:value-type="float" office:value="0.9649566" calcext:value-type="float">
            <text:p>0.9650</text:p>
          </table:table-cell>
          <table:table-cell table:style-name="Default" office:value-type="float" office:value="14" calcext:value-type="float">
            <text:p>14</text:p>
          </table:table-cell>
          <table:table-cell table:style-name="ce8" office:value-type="float" office:value="174" calcext:value-type="float">
            <text:p>174</text:p>
          </table:table-cell>
          <table:table-cell table:style-name="Default" table:formula="of:=[.B98]-[.B97]" office:value-type="float" office:value="-0.0104443" calcext:value-type="float">
            <text:p>-0.0104443</text:p>
          </table:table-cell>
          <table:table-cell table:style-name="Default" table:formula="of:=[.C98]-[.C97]" office:value-type="float" office:value="-0.00167499999999998" calcext:value-type="float">
            <text:p>-0.001675</text:p>
          </table:table-cell>
          <table:table-cell table:style-name="Default" table:number-columns-repeated="8"/>
          <table:table-cell table:style-name="Default" table:formula="of:=IF([.E98]=[.$P$59];[.F98];0)" office:value-type="float" office:value="0" calcext:value-type="float">
            <text:p>0</text:p>
          </table:table-cell>
          <table:table-cell table:style-name="Default" table:formula="of:=IF([.E98]=[.$Q$59];[.F98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5" office:value-type="float" office:value="0.9573953" calcext:value-type="float">
            <text:p>0.9574</text:p>
          </table:table-cell>
          <table:table-cell table:style-name="ce5" office:value-type="float" office:value="0.9666316" calcext:value-type="float">
            <text:p>0.9666</text:p>
          </table:table-cell>
          <table:table-cell table:style-name="Default" office:value-type="float" office:value="15" calcext:value-type="float">
            <text:p>15</text:p>
          </table:table-cell>
          <table:table-cell table:style-name="ce8" office:value-type="float" office:value="98" calcext:value-type="float">
            <text:p>98</text:p>
          </table:table-cell>
          <table:table-cell table:style-name="Default" table:formula="of:=[.B99]-[.B98]" office:value-type="float" office:value="0.0156505000000001" calcext:value-type="float">
            <text:p>0.0156505</text:p>
          </table:table-cell>
          <table:table-cell table:style-name="Default" table:formula="of:=[.C99]-[.C98]" office:value-type="float" office:value="0.00167499999999998" calcext:value-type="float">
            <text:p>0.001675</text:p>
          </table:table-cell>
          <table:table-cell table:style-name="Default" table:number-columns-repeated="8"/>
          <table:table-cell table:style-name="Default" table:formula="of:=IF([.E99]=[.$P$59];[.F99];0)" office:value-type="float" office:value="0" calcext:value-type="float">
            <text:p>0</text:p>
          </table:table-cell>
          <table:table-cell table:style-name="Default" table:formula="of:=IF([.E99]=[.$Q$59];[.F99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0.9299429" calcext:value-type="float">
            <text:p>0.9299</text:p>
          </table:table-cell>
          <table:table-cell table:style-name="ce5" office:value-type="float" office:value="0.964262" calcext:value-type="float">
            <text:p>0.9643</text:p>
          </table:table-cell>
          <table:table-cell table:style-name="Default" office:value-type="float" office:value="16" calcext:value-type="float">
            <text:p>16</text:p>
          </table:table-cell>
          <table:table-cell table:style-name="ce8" office:value-type="float" office:value="145" calcext:value-type="float">
            <text:p>145</text:p>
          </table:table-cell>
          <table:table-cell table:style-name="Default" table:formula="of:=[.B100]-[.B99]" office:value-type="float" office:value="-0.0274523999999999" calcext:value-type="float">
            <text:p>-0.0274524</text:p>
          </table:table-cell>
          <table:table-cell table:style-name="Default" table:formula="of:=[.C100]-[.C99]" office:value-type="float" office:value="-0.00236959999999997" calcext:value-type="float">
            <text:p>-0.0023696</text:p>
          </table:table-cell>
          <table:table-cell table:style-name="Default" table:number-columns-repeated="8"/>
          <table:table-cell table:style-name="Default" table:formula="of:=IF([.E100]=[.$P$59];[.F100];0)" office:value-type="float" office:value="0" calcext:value-type="float">
            <text:p>0</text:p>
          </table:table-cell>
          <table:table-cell table:style-name="Default" table:formula="of:=IF([.E100]=[.$Q$59];[.F100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ce5" office:value-type="float" office:value="0.852567" calcext:value-type="float">
            <text:p>0.8526</text:p>
          </table:table-cell>
          <table:table-cell table:style-name="ce5" office:value-type="float" office:value="0.9643105" calcext:value-type="float">
            <text:p>0.9643</text:p>
          </table:table-cell>
          <table:table-cell table:style-name="Default" office:value-type="float" office:value="17" calcext:value-type="float">
            <text:p>17</text:p>
          </table:table-cell>
          <table:table-cell table:style-name="ce8" office:value-type="float" office:value="102" calcext:value-type="float">
            <text:p>102</text:p>
          </table:table-cell>
          <table:table-cell table:style-name="Default" table:formula="of:=[.B101]-[.B100]" office:value-type="float" office:value="-0.0773759000000001" calcext:value-type="float">
            <text:p>-0.0773759</text:p>
          </table:table-cell>
          <table:table-cell table:style-name="Default" table:formula="of:=[.C101]-[.C100]" office:value-type="float" office:value="0.0000485000000000069" calcext:value-type="float">
            <text:p>0.0000485</text:p>
          </table:table-cell>
          <table:table-cell table:style-name="Default" table:number-columns-repeated="8"/>
          <table:table-cell table:style-name="Default" table:formula="of:=IF([.E101]=[.$P$59];[.F101];0)" office:value-type="float" office:value="0" calcext:value-type="float">
            <text:p>0</text:p>
          </table:table-cell>
          <table:table-cell table:style-name="Default" table:formula="of:=IF([.E101]=[.$Q$59];[.F101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ce5" office:value-type="float" office:value="0.8602203" calcext:value-type="float">
            <text:p>0.8602</text:p>
          </table:table-cell>
          <table:table-cell table:style-name="ce5" office:value-type="float" office:value="0.9668572" calcext:value-type="float">
            <text:p>0.9669</text:p>
          </table:table-cell>
          <table:table-cell table:style-name="Default" office:value-type="float" office:value="18" calcext:value-type="float">
            <text:p>18</text:p>
          </table:table-cell>
          <table:table-cell table:style-name="ce8" office:value-type="float" office:value="200" calcext:value-type="float">
            <text:p>200</text:p>
          </table:table-cell>
          <table:table-cell table:style-name="Default" table:formula="of:=[.B102]-[.B101]" office:value-type="float" office:value="0.00765329999999997" calcext:value-type="float">
            <text:p>0.0076533</text:p>
          </table:table-cell>
          <table:table-cell table:style-name="Default" table:formula="of:=[.C102]-[.C101]" office:value-type="float" office:value="0.0025466999999999" calcext:value-type="float">
            <text:p>0.0025467</text:p>
          </table:table-cell>
          <table:table-cell table:number-columns-repeated="8"/>
          <table:table-cell table:style-name="Default" table:formula="of:=IF([.E102]=[.$P$59];[.F102];0)" office:value-type="float" office:value="0" calcext:value-type="float">
            <text:p>0</text:p>
          </table:table-cell>
          <table:table-cell table:style-name="Default" table:formula="of:=IF([.E102]=[.$Q$59];[.F102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ce5" office:value-type="float" office:value="0.8654731" calcext:value-type="float">
            <text:p>0.8655</text:p>
          </table:table-cell>
          <table:table-cell table:style-name="ce5" office:value-type="float" office:value="0.9666164" calcext:value-type="float">
            <text:p>0.9666</text:p>
          </table:table-cell>
          <table:table-cell table:style-name="Default" office:value-type="float" office:value="19" calcext:value-type="float">
            <text:p>19</text:p>
          </table:table-cell>
          <table:table-cell table:style-name="ce8" office:value-type="float" office:value="193" calcext:value-type="float">
            <text:p>193</text:p>
          </table:table-cell>
          <table:table-cell table:style-name="Default" table:formula="of:=[.B103]-[.B102]" office:value-type="float" office:value="0.00525280000000006" calcext:value-type="float">
            <text:p>0.0052528</text:p>
          </table:table-cell>
          <table:table-cell table:style-name="Default" table:formula="of:=[.C103]-[.C102]" office:value-type="float" office:value="-0.000240800000000152" calcext:value-type="float">
            <text:p>-0.0002408</text:p>
          </table:table-cell>
          <table:table-cell table:number-columns-repeated="8"/>
          <table:table-cell table:style-name="Default" table:formula="of:=IF([.E103]=[.$P$59];[.F103];0)" office:value-type="float" office:value="0" calcext:value-type="float">
            <text:p>0</text:p>
          </table:table-cell>
          <table:table-cell table:style-name="Default" table:formula="of:=IF([.E103]=[.$Q$59];[.F103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ce5" office:value-type="float" office:value="0.8425491" calcext:value-type="float">
            <text:p>0.8425</text:p>
          </table:table-cell>
          <table:table-cell table:style-name="ce5" office:value-type="float" office:value="0.9664961" calcext:value-type="float">
            <text:p>0.9665</text:p>
          </table:table-cell>
          <table:table-cell table:style-name="Default" office:value-type="float" office:value="20" calcext:value-type="float">
            <text:p>20</text:p>
          </table:table-cell>
          <table:table-cell table:style-name="ce8" office:value-type="float" office:value="96" calcext:value-type="float">
            <text:p>96</text:p>
          </table:table-cell>
          <table:table-cell table:style-name="Default" table:formula="of:=[.B104]-[.B103]" office:value-type="float" office:value="-0.0229239999999999" calcext:value-type="float">
            <text:p>-0.022924</text:p>
          </table:table-cell>
          <table:table-cell table:style-name="Default" table:formula="of:=[.C104]-[.C103]" office:value-type="float" office:value="-0.000120299999999962" calcext:value-type="float">
            <text:p>-0.0001203</text:p>
          </table:table-cell>
          <table:table-cell table:number-columns-repeated="8"/>
          <table:table-cell table:style-name="Default" table:formula="of:=IF([.E104]=[.$P$59];[.F104];0)" office:value-type="float" office:value="0" calcext:value-type="float">
            <text:p>0</text:p>
          </table:table-cell>
          <table:table-cell table:style-name="Default" table:formula="of:=IF([.E104]=[.$Q$59];[.F104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Default" table:formula="of:=IF([.E105]=[.$P$59];[.F105];0)" office:value-type="float" office:value="0" calcext:value-type="float">
            <text:p>0</text:p>
          </table:table-cell>
          <table:table-cell table:style-name="Default" table:formula="of:=IF([.E105]=[.$Q$59];[.F105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Default" table:formula="of:=IF([.E106]=[.$P$59];[.F106];0)" office:value-type="float" office:value="0" calcext:value-type="float">
            <text:p>0</text:p>
          </table:table-cell>
          <table:table-cell table:style-name="Default" table:formula="of:=IF([.E106]=[.$Q$59];[.F106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Default" table:formula="of:=IF([.E107]=[.$P$59];[.F107];0)" office:value-type="float" office:value="0" calcext:value-type="float">
            <text:p>0</text:p>
          </table:table-cell>
          <table:table-cell table:style-name="Default" table:formula="of:=IF([.E107]=[.$Q$59];[.F107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ntry 3</text:p>
          </table:table-cell>
          <table:table-cell table:number-columns-repeated="2"/>
          <table:table-cell office:value-type="string" calcext:value-type="string">
            <text:p>Attributes</text:p>
          </table:table-cell>
          <table:table-cell table:number-columns-repeated="10"/>
          <table:table-cell table:style-name="Default" table:formula="of:=IF([.E108]=[.$P$59];[.F108];0)" office:value-type="float" office:value="0" calcext:value-type="float">
            <text:p>0</text:p>
          </table:table-cell>
          <table:table-cell table:style-name="Default" table:formula="of:=IF([.E108]=[.$Q$59];[.F108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.9218105" calcext:value-type="float">
            <text:p>0.9218</text:p>
          </table:table-cell>
          <table:table-cell table:style-name="ce5" office:value-type="float" office:value="0.8121" calcext:value-type="float">
            <text:p>0.8121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/>
          <table:table-cell table:number-columns-repeated="9"/>
          <table:table-cell table:style-name="Default" table:formula="of:=IF([.E109]=[.$P$59];[.F109];0)" office:value-type="float" office:value="0" calcext:value-type="float">
            <text:p>0</text:p>
          </table:table-cell>
          <table:table-cell table:style-name="Default" table:formula="of:=IF([.E109]=[.$Q$59];[.F109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9091253" calcext:value-type="float">
            <text:p>0.9091</text:p>
          </table:table-cell>
          <table:table-cell table:style-name="ce5" office:value-type="float" office:value="0.863411" calcext:value-type="float">
            <text:p>0.8634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float" office:value="107" calcext:value-type="float">
            <text:p>107</text:p>
          </table:table-cell>
          <table:table-cell table:style-name="Default" table:formula="of:=[.B110]-[.B109]" office:value-type="float" office:value="-0.0126852000000001" calcext:value-type="float">
            <text:p>-0.0126852</text:p>
          </table:table-cell>
          <table:table-cell table:style-name="Default" table:formula="of:=[.C110]-[.C109]" office:value-type="float" office:value="0.0513109999999999" calcext:value-type="float">
            <text:p>0.051311</text:p>
          </table:table-cell>
          <table:table-cell table:number-columns-repeated="8"/>
          <table:table-cell table:style-name="Default" table:formula="of:=IF([.E110]=[.$P$59];[.F110];0)" office:value-type="float" office:value="0" calcext:value-type="float">
            <text:p>0</text:p>
          </table:table-cell>
          <table:table-cell table:style-name="Default" table:formula="of:=IF([.E110]=[.$Q$59];[.F110];0)" office:value-type="float" office:value="-0.0126852000000001" calcext:value-type="float">
            <text:p>-0.0126852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.9510986" calcext:value-type="float">
            <text:p>0.9511</text:p>
          </table:table-cell>
          <table:table-cell table:style-name="ce5" office:value-type="float" office:value="0.8954077" calcext:value-type="float">
            <text:p>0.8954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float" office:value="149" calcext:value-type="float">
            <text:p>149</text:p>
          </table:table-cell>
          <table:table-cell table:style-name="Default" table:formula="of:=[.B111]-[.B110]" office:value-type="float" office:value="0.0419732999999999" calcext:value-type="float">
            <text:p>0.0419733</text:p>
          </table:table-cell>
          <table:table-cell table:style-name="Default" table:formula="of:=[.C111]-[.C110]" office:value-type="float" office:value="0.0319967000000002" calcext:value-type="float">
            <text:p>0.0319967</text:p>
          </table:table-cell>
          <table:table-cell table:number-columns-repeated="8"/>
          <table:table-cell table:style-name="Default" table:formula="of:=IF([.E111]=[.$P$59];[.F111];0)" office:value-type="float" office:value="0" calcext:value-type="float">
            <text:p>0</text:p>
          </table:table-cell>
          <table:table-cell table:style-name="Default" table:formula="of:=IF([.E111]=[.$Q$59];[.F111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9561847" calcext:value-type="float">
            <text:p>0.9562</text:p>
          </table:table-cell>
          <table:table-cell table:style-name="ce5" office:value-type="float" office:value="0.896717" calcext:value-type="float">
            <text:p>0.8967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72" calcext:value-type="float">
            <text:p>72</text:p>
          </table:table-cell>
          <table:table-cell table:style-name="Default" table:formula="of:=[.B112]-[.B111]" office:value-type="float" office:value="0.00508610000000009" calcext:value-type="float">
            <text:p>0.0050861</text:p>
          </table:table-cell>
          <table:table-cell table:style-name="Default" table:formula="of:=[.C112]-[.C111]" office:value-type="float" office:value="0.00130929999999985" calcext:value-type="float">
            <text:p>0.0013093</text:p>
          </table:table-cell>
          <table:table-cell table:number-columns-repeated="8"/>
          <table:table-cell table:style-name="Default" table:formula="of:=IF([.E112]=[.$P$59];[.F112];0)" office:value-type="float" office:value="0.00508610000000009" calcext:value-type="float">
            <text:p>0.0050861</text:p>
          </table:table-cell>
          <table:table-cell table:style-name="Default" table:formula="of:=IF([.E112]=[.$Q$59];[.F112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9601393" calcext:value-type="float">
            <text:p>0.9601</text:p>
          </table:table-cell>
          <table:table-cell table:style-name="ce5" office:value-type="float" office:value="0.8967597" calcext:value-type="float">
            <text:p>0.8968</text:p>
          </table:table-cell>
          <table:table-cell table:style-name="Default" office:value-type="float" office:value="5" calcext:value-type="float">
            <text:p>5</text:p>
          </table:table-cell>
          <table:table-cell table:style-name="ce7" office:value-type="float" office:value="57" calcext:value-type="float">
            <text:p>57</text:p>
          </table:table-cell>
          <table:table-cell table:style-name="Default" table:formula="of:=[.B113]-[.B112]" office:value-type="float" office:value="0.00395460000000014" calcext:value-type="float">
            <text:p>0.0039546</text:p>
          </table:table-cell>
          <table:table-cell table:style-name="Default" table:formula="of:=[.C113]-[.C112]" office:value-type="float" office:value="0.0000426999999999511" calcext:value-type="float">
            <text:p>0.0000427</text:p>
          </table:table-cell>
          <table:table-cell table:number-columns-repeated="8"/>
          <table:table-cell table:style-name="Default" table:formula="of:=IF([.E113]=[.$P$59];[.F113];0)" office:value-type="float" office:value="0" calcext:value-type="float">
            <text:p>0</text:p>
          </table:table-cell>
          <table:table-cell table:style-name="Default" table:formula="of:=IF([.E113]=[.$Q$59];[.F113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0.9657889" calcext:value-type="float">
            <text:p>0.9658</text:p>
          </table:table-cell>
          <table:table-cell table:style-name="ce5" office:value-type="float" office:value="0.8969722" calcext:value-type="float">
            <text:p>0.8970</text:p>
          </table:table-cell>
          <table:table-cell table:style-name="Default" office:value-type="float" office:value="6" calcext:value-type="float">
            <text:p>6</text:p>
          </table:table-cell>
          <table:table-cell table:style-name="ce7" office:value-type="float" office:value="125" calcext:value-type="float">
            <text:p>125</text:p>
          </table:table-cell>
          <table:table-cell table:style-name="Default" table:formula="of:=[.B114]-[.B113]" office:value-type="float" office:value="0.00564959999999992" calcext:value-type="float">
            <text:p>0.0056496</text:p>
          </table:table-cell>
          <table:table-cell table:style-name="Default" table:formula="of:=[.C114]-[.C113]" office:value-type="float" office:value="0.000212500000000171" calcext:value-type="float">
            <text:p>0.0002125</text:p>
          </table:table-cell>
          <table:table-cell table:number-columns-repeated="8"/>
          <table:table-cell table:style-name="Default" table:formula="of:=IF([.E114]=[.$P$59];[.F114];0)" office:value-type="float" office:value="0" calcext:value-type="float">
            <text:p>0</text:p>
          </table:table-cell>
          <table:table-cell table:style-name="Default" table:formula="of:=IF([.E114]=[.$Q$59];[.F114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0.9614911" calcext:value-type="float">
            <text:p>0.9615</text:p>
          </table:table-cell>
          <table:table-cell table:style-name="ce5" office:value-type="float" office:value="0.9002814" calcext:value-type="float">
            <text:p>0.9003</text:p>
          </table:table-cell>
          <table:table-cell table:style-name="Default" office:value-type="float" office:value="7" calcext:value-type="float">
            <text:p>7</text:p>
          </table:table-cell>
          <table:table-cell table:style-name="ce7" office:value-type="float" office:value="137" calcext:value-type="float">
            <text:p>137</text:p>
          </table:table-cell>
          <table:table-cell table:style-name="Default" table:formula="of:=[.B115]-[.B114]" office:value-type="float" office:value="-0.00429780000000013" calcext:value-type="float">
            <text:p>-0.0042978</text:p>
          </table:table-cell>
          <table:table-cell table:style-name="Default" table:formula="of:=[.C115]-[.C114]" office:value-type="float" office:value="0.00330919999999979" calcext:value-type="float">
            <text:p>0.0033092</text:p>
          </table:table-cell>
          <table:table-cell table:number-columns-repeated="8"/>
          <table:table-cell table:style-name="Default" table:formula="of:=IF([.E115]=[.$P$59];[.F115];0)" office:value-type="float" office:value="0" calcext:value-type="float">
            <text:p>0</text:p>
          </table:table-cell>
          <table:table-cell table:style-name="Default" table:formula="of:=IF([.E115]=[.$Q$59];[.F115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0.9640577" calcext:value-type="float">
            <text:p>0.9641</text:p>
          </table:table-cell>
          <table:table-cell table:style-name="ce5" office:value-type="float" office:value="0.9033125" calcext:value-type="float">
            <text:p>0.9033</text:p>
          </table:table-cell>
          <table:table-cell table:style-name="Default" office:value-type="float" office:value="8" calcext:value-type="float">
            <text:p>8</text:p>
          </table:table-cell>
          <table:table-cell table:style-name="ce7" office:value-type="float" office:value="71" calcext:value-type="float">
            <text:p>71</text:p>
          </table:table-cell>
          <table:table-cell table:style-name="Default" table:formula="of:=[.B116]-[.B115]" office:value-type="float" office:value="0.00256659999999997" calcext:value-type="float">
            <text:p>0.0025666</text:p>
          </table:table-cell>
          <table:table-cell table:style-name="Default" table:formula="of:=[.C116]-[.C115]" office:value-type="float" office:value="0.00303110000000006" calcext:value-type="float">
            <text:p>0.0030311</text:p>
          </table:table-cell>
          <table:table-cell table:number-columns-repeated="8"/>
          <table:table-cell table:style-name="Default" table:formula="of:=IF([.E116]=[.$P$59];[.F116];0)" office:value-type="float" office:value="0" calcext:value-type="float">
            <text:p>0</text:p>
          </table:table-cell>
          <table:table-cell table:style-name="Default" table:formula="of:=IF([.E116]=[.$Q$59];[.F116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0.9704607" calcext:value-type="float">
            <text:p>0.9705</text:p>
          </table:table-cell>
          <table:table-cell table:style-name="ce5" office:value-type="float" office:value="0.9599156" calcext:value-type="float">
            <text:p>0.9599</text:p>
          </table:table-cell>
          <table:table-cell table:style-name="Default" office:value-type="float" office:value="9" calcext:value-type="float">
            <text:p>9</text:p>
          </table:table-cell>
          <table:table-cell table:style-name="ce7" office:value-type="float" office:value="108" calcext:value-type="float">
            <text:p>108</text:p>
          </table:table-cell>
          <table:table-cell table:style-name="Default" table:formula="of:=[.B117]-[.B116]" office:value-type="float" office:value="0.00640300000000005" calcext:value-type="float">
            <text:p>0.006403</text:p>
          </table:table-cell>
          <table:table-cell table:style-name="Default" table:formula="of:=[.C117]-[.C116]" office:value-type="float" office:value="0.0566030999999999" calcext:value-type="float">
            <text:p>0.0566031</text:p>
          </table:table-cell>
          <table:table-cell table:number-columns-repeated="8"/>
          <table:table-cell table:style-name="Default" table:formula="of:=IF([.E117]=[.$P$59];[.F117];0)" office:value-type="float" office:value="0" calcext:value-type="float">
            <text:p>0</text:p>
          </table:table-cell>
          <table:table-cell table:style-name="Default" table:formula="of:=IF([.E117]=[.$Q$59];[.F117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0.9650818" calcext:value-type="float">
            <text:p>0.9651</text:p>
          </table:table-cell>
          <table:table-cell table:style-name="ce5" office:value-type="float" office:value="0.9581404" calcext:value-type="float">
            <text:p>0.9581</text:p>
          </table:table-cell>
          <table:table-cell table:style-name="Default" office:value-type="float" office:value="10" calcext:value-type="float">
            <text:p>10</text:p>
          </table:table-cell>
          <table:table-cell table:style-name="ce8" office:value-type="float" office:value="201" calcext:value-type="float">
            <text:p>201</text:p>
          </table:table-cell>
          <table:table-cell table:style-name="Default" table:formula="of:=[.B118]-[.B117]" office:value-type="float" office:value="-0.00537889999999985" calcext:value-type="float">
            <text:p>-0.0053789</text:p>
          </table:table-cell>
          <table:table-cell table:style-name="Default" table:formula="of:=[.C118]-[.C117]" office:value-type="float" office:value="-0.00177519999999998" calcext:value-type="float">
            <text:p>-0.0017752</text:p>
          </table:table-cell>
          <table:table-cell table:number-columns-repeated="8"/>
          <table:table-cell table:style-name="Default" table:formula="of:=IF([.E118]=[.$P$59];[.F118];0)" office:value-type="float" office:value="0" calcext:value-type="float">
            <text:p>0</text:p>
          </table:table-cell>
          <table:table-cell table:style-name="Default" table:formula="of:=IF([.E118]=[.$Q$59];[.F118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0.9643075" calcext:value-type="float">
            <text:p>0.9643</text:p>
          </table:table-cell>
          <table:table-cell table:style-name="ce6" office:value-type="float" office:value="0.9612076" calcext:value-type="float">
            <text:p>0.9612</text:p>
          </table:table-cell>
          <table:table-cell table:style-name="Default" office:value-type="float" office:value="11" calcext:value-type="float">
            <text:p>11</text:p>
          </table:table-cell>
          <table:table-cell table:style-name="ce8" office:value-type="float" office:value="194" calcext:value-type="float">
            <text:p>194</text:p>
          </table:table-cell>
          <table:table-cell table:style-name="Default" table:formula="of:=[.B119]-[.B118]" office:value-type="float" office:value="-0.000774300000000117" calcext:value-type="float">
            <text:p>-0.0007743</text:p>
          </table:table-cell>
          <table:table-cell table:style-name="Default" table:formula="of:=[.C119]-[.C118]" office:value-type="float" office:value="0.00306719999999994" calcext:value-type="float">
            <text:p>0.0030672</text:p>
          </table:table-cell>
          <table:table-cell table:number-columns-repeated="8"/>
          <table:table-cell table:style-name="Default" table:formula="of:=IF([.E119]=[.$P$59];[.F119];0)" office:value-type="float" office:value="0" calcext:value-type="float">
            <text:p>0</text:p>
          </table:table-cell>
          <table:table-cell table:style-name="Default" table:formula="of:=IF([.E119]=[.$Q$59];[.F119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0.962273" calcext:value-type="float">
            <text:p>0.9623</text:p>
          </table:table-cell>
          <table:table-cell table:style-name="ce5" office:value-type="float" office:value="0.9585227" calcext:value-type="float">
            <text:p>0.9585</text:p>
          </table:table-cell>
          <table:table-cell table:style-name="Default" office:value-type="float" office:value="12" calcext:value-type="float">
            <text:p>12</text:p>
          </table:table-cell>
          <table:table-cell table:style-name="ce8" office:value-type="float" office:value="175" calcext:value-type="float">
            <text:p>175</text:p>
          </table:table-cell>
          <table:table-cell table:style-name="Default" table:formula="of:=[.B120]-[.B119]" office:value-type="float" office:value="-0.00203450000000005" calcext:value-type="float">
            <text:p>-0.0020345</text:p>
          </table:table-cell>
          <table:table-cell table:style-name="Default" table:formula="of:=[.C120]-[.C119]" office:value-type="float" office:value="-0.00268489999999988" calcext:value-type="float">
            <text:p>-0.0026849</text:p>
          </table:table-cell>
          <table:table-cell table:number-columns-repeated="8"/>
          <table:table-cell table:style-name="Default" table:formula="of:=IF([.E120]=[.$P$59];[.F120];0)" office:value-type="float" office:value="0" calcext:value-type="float">
            <text:p>0</text:p>
          </table:table-cell>
          <table:table-cell table:style-name="Default" table:formula="of:=IF([.E120]=[.$Q$59];[.F120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0.9620015" calcext:value-type="float">
            <text:p>0.9620</text:p>
          </table:table-cell>
          <table:table-cell table:style-name="ce5" office:value-type="float" office:value="0.9607725" calcext:value-type="float">
            <text:p>0.9608</text:p>
          </table:table-cell>
          <table:table-cell table:style-name="Default" office:value-type="float" office:value="13" calcext:value-type="float">
            <text:p>13</text:p>
          </table:table-cell>
          <table:table-cell table:style-name="ce8" office:value-type="float" office:value="119" calcext:value-type="float">
            <text:p>119</text:p>
          </table:table-cell>
          <table:table-cell table:style-name="Default" table:formula="of:=[.B121]-[.B120]" office:value-type="float" office:value="-0.000271499999999869" calcext:value-type="float">
            <text:p>-0.0002715</text:p>
          </table:table-cell>
          <table:table-cell table:style-name="Default" table:formula="of:=[.C121]-[.C120]" office:value-type="float" office:value="0.00224979999999986" calcext:value-type="float">
            <text:p>0.0022498</text:p>
          </table:table-cell>
          <table:table-cell table:number-columns-repeated="8"/>
          <table:table-cell table:style-name="Default" table:formula="of:=IF([.E121]=[.$P$59];[.F121];0)" office:value-type="float" office:value="0" calcext:value-type="float">
            <text:p>0</text:p>
          </table:table-cell>
          <table:table-cell table:style-name="Default" table:formula="of:=IF([.E121]=[.$Q$59];[.F121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0.8041862" calcext:value-type="float">
            <text:p>0.8042</text:p>
          </table:table-cell>
          <table:table-cell table:style-name="ce5" office:value-type="float" office:value="0.9387848" calcext:value-type="float">
            <text:p>0.9388</text:p>
          </table:table-cell>
          <table:table-cell table:style-name="Default" office:value-type="float" office:value="14" calcext:value-type="float">
            <text:p>14</text:p>
          </table:table-cell>
          <table:table-cell table:style-name="ce9" office:value-type="float" office:value="174" calcext:value-type="float">
            <text:p>174</text:p>
          </table:table-cell>
          <table:table-cell table:style-name="Default" table:formula="of:=[.B122]-[.B121]" office:value-type="float" office:value="-0.1578153" calcext:value-type="float">
            <text:p>-0.1578153</text:p>
          </table:table-cell>
          <table:table-cell table:style-name="Default" table:formula="of:=[.C122]-[.C121]" office:value-type="float" office:value="-0.0219876999999998" calcext:value-type="float">
            <text:p>-0.0219877</text:p>
          </table:table-cell>
          <table:table-cell table:number-columns-repeated="8"/>
          <table:table-cell table:style-name="Default" table:formula="of:=IF([.E122]=[.$P$59];[.F122];0)" office:value-type="float" office:value="0" calcext:value-type="float">
            <text:p>0</text:p>
          </table:table-cell>
          <table:table-cell table:style-name="Default" table:formula="of:=IF([.E122]=[.$Q$59];[.F122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0.7954921" calcext:value-type="float">
            <text:p>0.7955</text:p>
          </table:table-cell>
          <table:table-cell table:style-name="ce5" office:value-type="float" office:value="0.9360367" calcext:value-type="float">
            <text:p>0.9360</text:p>
          </table:table-cell>
          <table:table-cell table:style-name="Default" office:value-type="float" office:value="15" calcext:value-type="float">
            <text:p>15</text:p>
          </table:table-cell>
          <table:table-cell table:style-name="ce9" office:value-type="float" office:value="98" calcext:value-type="float">
            <text:p>98</text:p>
          </table:table-cell>
          <table:table-cell table:style-name="Default" table:formula="of:=[.B123]-[.B122]" office:value-type="float" office:value="-0.00869409999999993" calcext:value-type="float">
            <text:p>-0.0086941</text:p>
          </table:table-cell>
          <table:table-cell table:style-name="Default" table:formula="of:=[.C123]-[.C122]" office:value-type="float" office:value="-0.00274809999999992" calcext:value-type="float">
            <text:p>-0.0027481</text:p>
          </table:table-cell>
          <table:table-cell table:number-columns-repeated="8"/>
          <table:table-cell table:style-name="Default" table:formula="of:=IF([.E123]=[.$P$59];[.F123];0)" office:value-type="float" office:value="0" calcext:value-type="float">
            <text:p>0</text:p>
          </table:table-cell>
          <table:table-cell table:style-name="Default" table:formula="of:=IF([.E123]=[.$Q$59];[.F123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0.7975906" calcext:value-type="float">
            <text:p>0.7976</text:p>
          </table:table-cell>
          <table:table-cell table:style-name="ce5" office:value-type="float" office:value="0.9369928" calcext:value-type="float">
            <text:p>0.9370</text:p>
          </table:table-cell>
          <table:table-cell table:style-name="Default" office:value-type="float" office:value="16" calcext:value-type="float">
            <text:p>16</text:p>
          </table:table-cell>
          <table:table-cell table:style-name="ce9" office:value-type="float" office:value="145" calcext:value-type="float">
            <text:p>145</text:p>
          </table:table-cell>
          <table:table-cell table:style-name="Default" table:formula="of:=[.B124]-[.B123]" office:value-type="float" office:value="0.0020985" calcext:value-type="float">
            <text:p>0.0020985</text:p>
          </table:table-cell>
          <table:table-cell table:style-name="Default" table:formula="of:=[.C124]-[.C123]" office:value-type="float" office:value="0.000956099999999904" calcext:value-type="float">
            <text:p>0.0009561</text:p>
          </table:table-cell>
          <table:table-cell table:number-columns-repeated="8"/>
          <table:table-cell table:style-name="Default" table:formula="of:=IF([.E124]=[.$P$59];[.F124];0)" office:value-type="float" office:value="0" calcext:value-type="float">
            <text:p>0</text:p>
          </table:table-cell>
          <table:table-cell table:style-name="Default" table:formula="of:=IF([.E124]=[.$Q$59];[.F124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0.8377258" calcext:value-type="float">
            <text:p>0.8377</text:p>
          </table:table-cell>
          <table:table-cell table:style-name="ce5" office:value-type="float" office:value="0.940038" calcext:value-type="float">
            <text:p>0.9400</text:p>
          </table:table-cell>
          <table:table-cell table:style-name="Default" office:value-type="float" office:value="17" calcext:value-type="float">
            <text:p>17</text:p>
          </table:table-cell>
          <table:table-cell table:style-name="ce9" office:value-type="float" office:value="102" calcext:value-type="float">
            <text:p>102</text:p>
          </table:table-cell>
          <table:table-cell table:style-name="Default" table:formula="of:=[.B125]-[.B124]" office:value-type="float" office:value="0.0401352" calcext:value-type="float">
            <text:p>0.0401352</text:p>
          </table:table-cell>
          <table:table-cell table:style-name="Default" table:formula="of:=[.C125]-[.C124]" office:value-type="float" office:value="0.00304520000000008" calcext:value-type="float">
            <text:p>0.0030452</text:p>
          </table:table-cell>
          <table:table-cell table:number-columns-repeated="8"/>
          <table:table-cell table:style-name="Default" table:formula="of:=IF([.E125]=[.$P$59];[.F125];0)" office:value-type="float" office:value="0" calcext:value-type="float">
            <text:p>0</text:p>
          </table:table-cell>
          <table:table-cell table:style-name="Default" table:formula="of:=IF([.E125]=[.$Q$59];[.F125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0.8412863" calcext:value-type="float">
            <text:p>0.8413</text:p>
          </table:table-cell>
          <table:table-cell table:style-name="ce5" office:value-type="float" office:value="0.9396903" calcext:value-type="float">
            <text:p>0.9397</text:p>
          </table:table-cell>
          <table:table-cell table:style-name="Default" office:value-type="float" office:value="18" calcext:value-type="float">
            <text:p>18</text:p>
          </table:table-cell>
          <table:table-cell table:style-name="ce9" office:value-type="float" office:value="200" calcext:value-type="float">
            <text:p>200</text:p>
          </table:table-cell>
          <table:table-cell table:style-name="Default" table:formula="of:=[.B126]-[.B125]" office:value-type="float" office:value="0.00356049999999986" calcext:value-type="float">
            <text:p>0.0035605</text:p>
          </table:table-cell>
          <table:table-cell table:style-name="Default" table:formula="of:=[.C126]-[.C125]" office:value-type="float" office:value="-0.000347700000000062" calcext:value-type="float">
            <text:p>-0.0003477</text:p>
          </table:table-cell>
          <table:table-cell table:number-columns-repeated="8"/>
          <table:table-cell table:style-name="Default" table:formula="of:=IF([.E126]=[.$P$59];[.F126];0)" office:value-type="float" office:value="0" calcext:value-type="float">
            <text:p>0</text:p>
          </table:table-cell>
          <table:table-cell table:style-name="Default" table:formula="of:=IF([.E126]=[.$Q$59];[.F126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0.8445258" calcext:value-type="float">
            <text:p>0.8445</text:p>
          </table:table-cell>
          <table:table-cell table:style-name="ce5" office:value-type="float" office:value="0.937732" calcext:value-type="float">
            <text:p>0.9377</text:p>
          </table:table-cell>
          <table:table-cell table:style-name="Default" office:value-type="float" office:value="19" calcext:value-type="float">
            <text:p>19</text:p>
          </table:table-cell>
          <table:table-cell table:style-name="ce9" office:value-type="float" office:value="193" calcext:value-type="float">
            <text:p>193</text:p>
          </table:table-cell>
          <table:table-cell table:style-name="Default" table:formula="of:=[.B127]-[.B126]" office:value-type="float" office:value="0.00323950000000006" calcext:value-type="float">
            <text:p>0.0032395</text:p>
          </table:table-cell>
          <table:table-cell table:style-name="Default" table:formula="of:=[.C127]-[.C126]" office:value-type="float" office:value="-0.00195830000000008" calcext:value-type="float">
            <text:p>-0.0019583</text:p>
          </table:table-cell>
          <table:table-cell table:number-columns-repeated="8"/>
          <table:table-cell table:style-name="Default" table:formula="of:=IF([.E127]=[.$P$59];[.F127];0)" office:value-type="float" office:value="0" calcext:value-type="float">
            <text:p>0</text:p>
          </table:table-cell>
          <table:table-cell table:style-name="Default" table:formula="of:=IF([.E127]=[.$Q$59];[.F127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0.8407897" calcext:value-type="float">
            <text:p>0.8408</text:p>
          </table:table-cell>
          <table:table-cell table:style-name="ce5" office:value-type="float" office:value="0.9467339" calcext:value-type="float">
            <text:p>0.9467</text:p>
          </table:table-cell>
          <table:table-cell table:style-name="Default" office:value-type="float" office:value="20" calcext:value-type="float">
            <text:p>20</text:p>
          </table:table-cell>
          <table:table-cell table:style-name="ce9" office:value-type="float" office:value="96" calcext:value-type="float">
            <text:p>96</text:p>
          </table:table-cell>
          <table:table-cell table:style-name="Default" table:formula="of:=[.B128]-[.B127]" office:value-type="float" office:value="-0.00373609999999991" calcext:value-type="float">
            <text:p>-0.0037361</text:p>
          </table:table-cell>
          <table:table-cell table:style-name="Default" table:formula="of:=[.C128]-[.C127]" office:value-type="float" office:value="0.00900190000000001" calcext:value-type="float">
            <text:p>0.0090019</text:p>
          </table:table-cell>
          <table:table-cell table:number-columns-repeated="8"/>
          <table:table-cell table:style-name="Default" table:formula="of:=IF([.E128]=[.$P$59];[.F128];0)" office:value-type="float" office:value="0" calcext:value-type="float">
            <text:p>0</text:p>
          </table:table-cell>
          <table:table-cell table:style-name="Default" table:formula="of:=IF([.E128]=[.$Q$59];[.F128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Default" table:formula="of:=IF([.E129]=[.$P$59];[.F129];0)" office:value-type="float" office:value="0" calcext:value-type="float">
            <text:p>0</text:p>
          </table:table-cell>
          <table:table-cell table:style-name="Default" table:formula="of:=IF([.E129]=[.$Q$59];[.F129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Default" table:formula="of:=IF([.E130]=[.$P$59];[.F130];0)" office:value-type="float" office:value="0" calcext:value-type="float">
            <text:p>0</text:p>
          </table:table-cell>
          <table:table-cell table:style-name="Default" table:formula="of:=IF([.E130]=[.$Q$59];[.F130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ntry 4</text:p>
          </table:table-cell>
          <table:table-cell table:number-columns-repeated="2"/>
          <table:table-cell office:value-type="string" calcext:value-type="string">
            <text:p>Attributes</text:p>
          </table:table-cell>
          <table:table-cell table:number-columns-repeated="10"/>
          <table:table-cell table:style-name="Default" table:formula="of:=IF([.E131]=[.$P$59];[.F131];0)" office:value-type="float" office:value="0" calcext:value-type="float">
            <text:p>0</text:p>
          </table:table-cell>
          <table:table-cell table:style-name="Default" table:formula="of:=IF([.E131]=[.$Q$59];[.F131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.8739499" calcext:value-type="float">
            <text:p>0.8739</text:p>
          </table:table-cell>
          <table:table-cell table:style-name="ce5" office:value-type="float" office:value="0.8119686" calcext:value-type="float">
            <text:p>0.8120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"/>
          <table:table-cell table:style-name="Default" table:formula="of:=IF([.E132]=[.$P$59];[.F132];0)" office:value-type="float" office:value="0" calcext:value-type="float">
            <text:p>0</text:p>
          </table:table-cell>
          <table:table-cell table:style-name="Default" table:formula="of:=IF([.E132]=[.$Q$59];[.F132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9224741" calcext:value-type="float">
            <text:p>0.9225</text:p>
          </table:table-cell>
          <table:table-cell table:style-name="ce5" office:value-type="float" office:value="0.8805398" calcext:value-type="float">
            <text:p>0.8805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float" office:value="72" calcext:value-type="float">
            <text:p>72</text:p>
          </table:table-cell>
          <table:table-cell table:style-name="Default" table:formula="of:=[.B133]-[.B132]" office:value-type="float" office:value="0.0485241999999999" calcext:value-type="float">
            <text:p>0.0485242</text:p>
          </table:table-cell>
          <table:table-cell table:style-name="Default" table:formula="of:=[.C133]-[.C132]" office:value-type="float" office:value="0.0685712000000002" calcext:value-type="float">
            <text:p>0.0685712</text:p>
          </table:table-cell>
          <table:table-cell table:number-columns-repeated="8"/>
          <table:table-cell table:style-name="Default" table:formula="of:=IF([.E133]=[.$P$59];[.F133];0)" office:value-type="float" office:value="0.0485241999999999" calcext:value-type="float">
            <text:p>0.0485242</text:p>
          </table:table-cell>
          <table:table-cell table:style-name="Default" table:formula="of:=IF([.E133]=[.$Q$59];[.F133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.9446399" calcext:value-type="float">
            <text:p>0.9446</text:p>
          </table:table-cell>
          <table:table-cell table:style-name="ce5" office:value-type="float" office:value="0.8941897" calcext:value-type="float">
            <text:p>0.8942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float" office:value="149" calcext:value-type="float">
            <text:p>149</text:p>
          </table:table-cell>
          <table:table-cell table:style-name="Default" table:formula="of:=[.B134]-[.B133]" office:value-type="float" office:value="0.0221658" calcext:value-type="float">
            <text:p>0.0221658</text:p>
          </table:table-cell>
          <table:table-cell table:style-name="Default" table:formula="of:=[.C134]-[.C133]" office:value-type="float" office:value="0.0136498999999999" calcext:value-type="float">
            <text:p>0.0136499</text:p>
          </table:table-cell>
          <table:table-cell table:number-columns-repeated="8"/>
          <table:table-cell table:style-name="Default" table:formula="of:=IF([.E134]=[.$P$59];[.F134];0)" office:value-type="float" office:value="0" calcext:value-type="float">
            <text:p>0</text:p>
          </table:table-cell>
          <table:table-cell table:style-name="Default" table:formula="of:=IF([.E134]=[.$Q$59];[.F134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956145" calcext:value-type="float">
            <text:p>0.9561</text:p>
          </table:table-cell>
          <table:table-cell table:style-name="ce5" office:value-type="float" office:value="0.8954532" calcext:value-type="float">
            <text:p>0.8955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107" calcext:value-type="float">
            <text:p>107</text:p>
          </table:table-cell>
          <table:table-cell table:style-name="Default" table:formula="of:=[.B135]-[.B134]" office:value-type="float" office:value="0.0115051" calcext:value-type="float">
            <text:p>0.0115051</text:p>
          </table:table-cell>
          <table:table-cell table:style-name="Default" table:formula="of:=[.C135]-[.C134]" office:value-type="float" office:value="0.0012635000000002" calcext:value-type="float">
            <text:p>0.0012635</text:p>
          </table:table-cell>
          <table:table-cell table:number-columns-repeated="8"/>
          <table:table-cell table:style-name="Default" table:formula="of:=IF([.E135]=[.$P$59];[.F135];0)" office:value-type="float" office:value="0" calcext:value-type="float">
            <text:p>0</text:p>
          </table:table-cell>
          <table:table-cell table:style-name="Default" table:formula="of:=IF([.E135]=[.$Q$59];[.F135];0)" office:value-type="float" office:value="0.0115051" calcext:value-type="float">
            <text:p>0.0115051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9615782" calcext:value-type="float">
            <text:p>0.9616</text:p>
          </table:table-cell>
          <table:table-cell table:style-name="ce5" office:value-type="float" office:value="0.8978048" calcext:value-type="float">
            <text:p>0.8978</text:p>
          </table:table-cell>
          <table:table-cell table:style-name="Default" office:value-type="float" office:value="5" calcext:value-type="float">
            <text:p>5</text:p>
          </table:table-cell>
          <table:table-cell table:style-name="ce7" office:value-type="float" office:value="57" calcext:value-type="float">
            <text:p>57</text:p>
          </table:table-cell>
          <table:table-cell table:style-name="Default" table:formula="of:=[.B136]-[.B135]" office:value-type="float" office:value="0.00543319999999992" calcext:value-type="float">
            <text:p>0.0054332</text:p>
          </table:table-cell>
          <table:table-cell table:style-name="Default" table:formula="of:=[.C136]-[.C135]" office:value-type="float" office:value="0.0023515999999999" calcext:value-type="float">
            <text:p>0.0023516</text:p>
          </table:table-cell>
          <table:table-cell table:number-columns-repeated="8"/>
          <table:table-cell table:style-name="Default" table:formula="of:=IF([.E136]=[.$P$59];[.F136];0)" office:value-type="float" office:value="0" calcext:value-type="float">
            <text:p>0</text:p>
          </table:table-cell>
          <table:table-cell table:style-name="Default" table:formula="of:=IF([.E136]=[.$Q$59];[.F136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0.9635831" calcext:value-type="float">
            <text:p>0.9636</text:p>
          </table:table-cell>
          <table:table-cell table:style-name="ce5" office:value-type="float" office:value="0.8974078" calcext:value-type="float">
            <text:p>0.8974</text:p>
          </table:table-cell>
          <table:table-cell table:style-name="Default" office:value-type="float" office:value="6" calcext:value-type="float">
            <text:p>6</text:p>
          </table:table-cell>
          <table:table-cell table:style-name="ce7" office:value-type="float" office:value="108" calcext:value-type="float">
            <text:p>108</text:p>
          </table:table-cell>
          <table:table-cell table:style-name="Default" table:formula="of:=[.B137]-[.B136]" office:value-type="float" office:value="0.00200489999999998" calcext:value-type="float">
            <text:p>0.0020049</text:p>
          </table:table-cell>
          <table:table-cell table:style-name="Default" table:formula="of:=[.C137]-[.C136]" office:value-type="float" office:value="-0.00039699999999987" calcext:value-type="float">
            <text:p>-0.000397</text:p>
          </table:table-cell>
          <table:table-cell table:number-columns-repeated="8"/>
          <table:table-cell table:style-name="Default" table:formula="of:=IF([.E137]=[.$P$59];[.F137];0)" office:value-type="float" office:value="0" calcext:value-type="float">
            <text:p>0</text:p>
          </table:table-cell>
          <table:table-cell table:style-name="Default" table:formula="of:=IF([.E137]=[.$Q$59];[.F137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0.9654077" calcext:value-type="float">
            <text:p>0.9654</text:p>
          </table:table-cell>
          <table:table-cell table:style-name="ce5" office:value-type="float" office:value="0.8992815" calcext:value-type="float">
            <text:p>0.8993</text:p>
          </table:table-cell>
          <table:table-cell table:style-name="Default" office:value-type="float" office:value="7" calcext:value-type="float">
            <text:p>7</text:p>
          </table:table-cell>
          <table:table-cell table:style-name="ce7" office:value-type="float" office:value="201" calcext:value-type="float">
            <text:p>201</text:p>
          </table:table-cell>
          <table:table-cell table:style-name="Default" table:formula="of:=[.B138]-[.B137]" office:value-type="float" office:value="0.00182459999999995" calcext:value-type="float">
            <text:p>0.0018246</text:p>
          </table:table-cell>
          <table:table-cell table:style-name="Default" table:formula="of:=[.C138]-[.C137]" office:value-type="float" office:value="0.00187369999999976" calcext:value-type="float">
            <text:p>0.0018737</text:p>
          </table:table-cell>
          <table:table-cell table:number-columns-repeated="8"/>
          <table:table-cell table:style-name="Default" table:formula="of:=IF([.E138]=[.$P$59];[.F138];0)" office:value-type="float" office:value="0" calcext:value-type="float">
            <text:p>0</text:p>
          </table:table-cell>
          <table:table-cell table:style-name="Default" table:formula="of:=IF([.E138]=[.$Q$59];[.F138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0.9666685" calcext:value-type="float">
            <text:p>0.9667</text:p>
          </table:table-cell>
          <table:table-cell table:style-name="ce5" office:value-type="float" office:value="0.9065772" calcext:value-type="float">
            <text:p>0.9066</text:p>
          </table:table-cell>
          <table:table-cell table:style-name="Default" office:value-type="float" office:value="8" calcext:value-type="float">
            <text:p>8</text:p>
          </table:table-cell>
          <table:table-cell table:style-name="ce7" office:value-type="float" office:value="194" calcext:value-type="float">
            <text:p>194</text:p>
          </table:table-cell>
          <table:table-cell table:style-name="Default" table:formula="of:=[.B139]-[.B138]" office:value-type="float" office:value="0.00126080000000028" calcext:value-type="float">
            <text:p>0.0012608</text:p>
          </table:table-cell>
          <table:table-cell table:style-name="Default" table:formula="of:=[.C139]-[.C138]" office:value-type="float" office:value="0.00729570000000002" calcext:value-type="float">
            <text:p>0.0072957</text:p>
          </table:table-cell>
          <table:table-cell table:number-columns-repeated="8"/>
          <table:table-cell table:style-name="Default" table:formula="of:=IF([.E139]=[.$P$59];[.F139];0)" office:value-type="float" office:value="0" calcext:value-type="float">
            <text:p>0</text:p>
          </table:table-cell>
          <table:table-cell table:style-name="Default" table:formula="of:=IF([.E139]=[.$Q$59];[.F139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0.9656988" calcext:value-type="float">
            <text:p>0.9657</text:p>
          </table:table-cell>
          <table:table-cell table:style-name="ce5" office:value-type="float" office:value="0.9595183" calcext:value-type="float">
            <text:p>0.9595</text:p>
          </table:table-cell>
          <table:table-cell table:style-name="Default" office:value-type="float" office:value="9" calcext:value-type="float">
            <text:p>9</text:p>
          </table:table-cell>
          <table:table-cell table:style-name="ce7" office:value-type="float" office:value="98" calcext:value-type="float">
            <text:p>98</text:p>
          </table:table-cell>
          <table:table-cell table:style-name="Default" table:formula="of:=[.B140]-[.B139]" office:value-type="float" office:value="-0.000969700000000184" calcext:value-type="float">
            <text:p>-0.0009697</text:p>
          </table:table-cell>
          <table:table-cell table:style-name="Default" table:formula="of:=[.C140]-[.C139]" office:value-type="float" office:value="0.0529411" calcext:value-type="float">
            <text:p>0.0529411</text:p>
          </table:table-cell>
          <table:table-cell table:number-columns-repeated="8"/>
          <table:table-cell table:style-name="Default" table:formula="of:=IF([.E140]=[.$P$59];[.F140];0)" office:value-type="float" office:value="0" calcext:value-type="float">
            <text:p>0</text:p>
          </table:table-cell>
          <table:table-cell table:style-name="Default" table:formula="of:=IF([.E140]=[.$Q$59];[.F140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0.962813" calcext:value-type="float">
            <text:p>0.9628</text:p>
          </table:table-cell>
          <table:table-cell table:style-name="ce5" office:value-type="float" office:value="0.960252" calcext:value-type="float">
            <text:p>0.9603</text:p>
          </table:table-cell>
          <table:table-cell table:style-name="Default" office:value-type="float" office:value="10" calcext:value-type="float">
            <text:p>10</text:p>
          </table:table-cell>
          <table:table-cell table:style-name="ce8" office:value-type="float" office:value="71" calcext:value-type="float">
            <text:p>71</text:p>
          </table:table-cell>
          <table:table-cell table:style-name="Default" table:formula="of:=[.B141]-[.B140]" office:value-type="float" office:value="-0.00288579999999994" calcext:value-type="float">
            <text:p>-0.0028858</text:p>
          </table:table-cell>
          <table:table-cell table:style-name="Default" table:formula="of:=[.C141]-[.C140]" office:value-type="float" office:value="0.000733700000000392" calcext:value-type="float">
            <text:p>0.0007337</text:p>
          </table:table-cell>
          <table:table-cell table:number-columns-repeated="8"/>
          <table:table-cell table:style-name="Default" table:formula="of:=IF([.E141]=[.$P$59];[.F141];0)" office:value-type="float" office:value="0" calcext:value-type="float">
            <text:p>0</text:p>
          </table:table-cell>
          <table:table-cell table:style-name="Default" table:formula="of:=IF([.E141]=[.$Q$59];[.F141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0.9691248" calcext:value-type="float">
            <text:p>0.9691</text:p>
          </table:table-cell>
          <table:table-cell table:style-name="ce5" office:value-type="float" office:value="0.9583475" calcext:value-type="float">
            <text:p>0.9583</text:p>
          </table:table-cell>
          <table:table-cell table:style-name="Default" office:value-type="float" office:value="11" calcext:value-type="float">
            <text:p>11</text:p>
          </table:table-cell>
          <table:table-cell table:style-name="ce8" office:value-type="float" office:value="125" calcext:value-type="float">
            <text:p>125</text:p>
          </table:table-cell>
          <table:table-cell table:style-name="Default" table:formula="of:=[.B142]-[.B141]" office:value-type="float" office:value="0.00631179999999998" calcext:value-type="float">
            <text:p>0.0063118</text:p>
          </table:table-cell>
          <table:table-cell table:style-name="Default" table:formula="of:=[.C142]-[.C141]" office:value-type="float" office:value="-0.00190450000000042" calcext:value-type="float">
            <text:p>-0.0019045</text:p>
          </table:table-cell>
          <table:table-cell table:number-columns-repeated="8"/>
          <table:table-cell table:style-name="Default" table:formula="of:=IF([.E142]=[.$P$59];[.F142];0)" office:value-type="float" office:value="0" calcext:value-type="float">
            <text:p>0</text:p>
          </table:table-cell>
          <table:table-cell table:style-name="Default" table:formula="of:=IF([.E142]=[.$Q$59];[.F142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0.9665596" calcext:value-type="float">
            <text:p>0.9666</text:p>
          </table:table-cell>
          <table:table-cell table:style-name="ce6" office:value-type="float" office:value="0.9619505" calcext:value-type="float">
            <text:p>0.9620</text:p>
          </table:table-cell>
          <table:table-cell table:style-name="Default" office:value-type="float" office:value="12" calcext:value-type="float">
            <text:p>12</text:p>
          </table:table-cell>
          <table:table-cell table:style-name="ce8" office:value-type="float" office:value="94" calcext:value-type="float">
            <text:p>94</text:p>
          </table:table-cell>
          <table:table-cell table:style-name="Default" table:formula="of:=[.B143]-[.B142]" office:value-type="float" office:value="-0.00256520000000016" calcext:value-type="float">
            <text:p>-0.0025652</text:p>
          </table:table-cell>
          <table:table-cell table:style-name="Default" table:formula="of:=[.C143]-[.C142]" office:value-type="float" office:value="0.00360300000000002" calcext:value-type="float">
            <text:p>0.003603</text:p>
          </table:table-cell>
          <table:table-cell table:number-columns-repeated="8"/>
          <table:table-cell table:style-name="Default" table:formula="of:=IF([.E143]=[.$P$59];[.F143];0)" office:value-type="float" office:value="0" calcext:value-type="float">
            <text:p>0</text:p>
          </table:table-cell>
          <table:table-cell table:style-name="Default" table:formula="of:=IF([.E143]=[.$Q$59];[.F143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0.9668655" calcext:value-type="float">
            <text:p>0.9669</text:p>
          </table:table-cell>
          <table:table-cell table:style-name="ce5" office:value-type="float" office:value="0.9592499" calcext:value-type="float">
            <text:p>0.9592</text:p>
          </table:table-cell>
          <table:table-cell table:style-name="Default" office:value-type="float" office:value="13" calcext:value-type="float">
            <text:p>13</text:p>
          </table:table-cell>
          <table:table-cell table:style-name="ce8" office:value-type="float" office:value="95" calcext:value-type="float">
            <text:p>95</text:p>
          </table:table-cell>
          <table:table-cell table:style-name="Default" table:formula="of:=[.B144]-[.B143]" office:value-type="float" office:value="0.000305900000000081" calcext:value-type="float">
            <text:p>0.0003059</text:p>
          </table:table-cell>
          <table:table-cell table:style-name="Default" table:formula="of:=[.C144]-[.C143]" office:value-type="float" office:value="-0.00270059999999983" calcext:value-type="float">
            <text:p>-0.0027006</text:p>
          </table:table-cell>
          <table:table-cell table:number-columns-repeated="8"/>
          <table:table-cell table:style-name="Default" table:formula="of:=IF([.E144]=[.$P$59];[.F144];0)" office:value-type="float" office:value="0" calcext:value-type="float">
            <text:p>0</text:p>
          </table:table-cell>
          <table:table-cell table:style-name="Default" table:formula="of:=IF([.E144]=[.$Q$59];[.F144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0.7989179" calcext:value-type="float">
            <text:p>0.7989</text:p>
          </table:table-cell>
          <table:table-cell table:style-name="ce5" office:value-type="float" office:value="0.9381348" calcext:value-type="float">
            <text:p>0.9381</text:p>
          </table:table-cell>
          <table:table-cell table:style-name="Default" office:value-type="float" office:value="14" calcext:value-type="float">
            <text:p>14</text:p>
          </table:table-cell>
          <table:table-cell table:style-name="ce9" office:value-type="float" office:value="200" calcext:value-type="float">
            <text:p>200</text:p>
          </table:table-cell>
          <table:table-cell table:style-name="Default" table:formula="of:=[.B145]-[.B144]" office:value-type="float" office:value="-0.1679476" calcext:value-type="float">
            <text:p>-0.1679476</text:p>
          </table:table-cell>
          <table:table-cell table:style-name="Default" table:formula="of:=[.C145]-[.C144]" office:value-type="float" office:value="-0.0211151000000001" calcext:value-type="float">
            <text:p>-0.0211151</text:p>
          </table:table-cell>
          <table:table-cell office:value-type="float" office:value="0.99" calcext:value-type="float">
            <text:p>0.99</text:p>
          </table:table-cell>
          <table:table-cell table:number-columns-repeated="7"/>
          <table:table-cell table:style-name="Default" table:formula="of:=IF([.E145]=[.$P$59];[.F145];0)" office:value-type="float" office:value="0" calcext:value-type="float">
            <text:p>0</text:p>
          </table:table-cell>
          <table:table-cell table:style-name="Default" table:formula="of:=IF([.E145]=[.$Q$59];[.F145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0.7961116" calcext:value-type="float">
            <text:p>0.7961</text:p>
          </table:table-cell>
          <table:table-cell table:style-name="ce5" office:value-type="float" office:value="0.9356896" calcext:value-type="float">
            <text:p>0.9357</text:p>
          </table:table-cell>
          <table:table-cell table:style-name="Default" office:value-type="float" office:value="15" calcext:value-type="float">
            <text:p>15</text:p>
          </table:table-cell>
          <table:table-cell table:style-name="ce9" office:value-type="float" office:value="193" calcext:value-type="float">
            <text:p>193</text:p>
          </table:table-cell>
          <table:table-cell table:style-name="Default" table:formula="of:=[.B146]-[.B145]" office:value-type="float" office:value="-0.00280629999999993" calcext:value-type="float">
            <text:p>-0.0028063</text:p>
          </table:table-cell>
          <table:table-cell table:style-name="Default" table:formula="of:=[.C146]-[.C145]" office:value-type="float" office:value="-0.00244520000000004" calcext:value-type="float">
            <text:p>-0.0024452</text:p>
          </table:table-cell>
          <table:table-cell table:number-columns-repeated="8"/>
          <table:table-cell table:style-name="Default" table:formula="of:=IF([.E146]=[.$P$59];[.F146];0)" office:value-type="float" office:value="0" calcext:value-type="float">
            <text:p>0</text:p>
          </table:table-cell>
          <table:table-cell table:style-name="Default" table:formula="of:=IF([.E146]=[.$Q$59];[.F146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0.8013283" calcext:value-type="float">
            <text:p>0.8013</text:p>
          </table:table-cell>
          <table:table-cell table:style-name="ce5" office:value-type="float" office:value="0.9369925" calcext:value-type="float">
            <text:p>0.9370</text:p>
          </table:table-cell>
          <table:table-cell table:style-name="Default" office:value-type="float" office:value="16" calcext:value-type="float">
            <text:p>16</text:p>
          </table:table-cell>
          <table:table-cell table:style-name="ce9" office:value-type="float" office:value="175" calcext:value-type="float">
            <text:p>175</text:p>
          </table:table-cell>
          <table:table-cell table:style-name="Default" table:formula="of:=[.B147]-[.B146]" office:value-type="float" office:value="0.00521669999999996" calcext:value-type="float">
            <text:p>0.0052167</text:p>
          </table:table-cell>
          <table:table-cell table:style-name="Default" table:formula="of:=[.C147]-[.C146]" office:value-type="float" office:value="0.00130290000000011" calcext:value-type="float">
            <text:p>0.0013029</text:p>
          </table:table-cell>
          <table:table-cell table:number-columns-repeated="8"/>
          <table:table-cell table:style-name="Default" table:formula="of:=IF([.E147]=[.$P$59];[.F147];0)" office:value-type="float" office:value="0" calcext:value-type="float">
            <text:p>0</text:p>
          </table:table-cell>
          <table:table-cell table:style-name="Default" table:formula="of:=IF([.E147]=[.$Q$59];[.F147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0.8361147" calcext:value-type="float">
            <text:p>0.8361</text:p>
          </table:table-cell>
          <table:table-cell table:style-name="ce5" office:value-type="float" office:value="0.9369513" calcext:value-type="float">
            <text:p>0.9370</text:p>
          </table:table-cell>
          <table:table-cell table:style-name="Default" office:value-type="float" office:value="17" calcext:value-type="float">
            <text:p>17</text:p>
          </table:table-cell>
          <table:table-cell table:style-name="ce9" office:value-type="float" office:value="96" calcext:value-type="float">
            <text:p>96</text:p>
          </table:table-cell>
          <table:table-cell table:style-name="Default" table:formula="of:=[.B148]-[.B147]" office:value-type="float" office:value="0.0347863999999999" calcext:value-type="float">
            <text:p>0.0347864</text:p>
          </table:table-cell>
          <table:table-cell table:style-name="Default" table:formula="of:=[.C148]-[.C147]" office:value-type="float" office:value="-0.0000412000000001855" calcext:value-type="float">
            <text:p>-0.0000412</text:p>
          </table:table-cell>
          <table:table-cell table:number-columns-repeated="8"/>
          <table:table-cell table:style-name="Default" table:formula="of:=IF([.E148]=[.$P$59];[.F148];0)" office:value-type="float" office:value="0" calcext:value-type="float">
            <text:p>0</text:p>
          </table:table-cell>
          <table:table-cell table:style-name="Default" table:formula="of:=IF([.E148]=[.$Q$59];[.F148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0.8435972" calcext:value-type="float">
            <text:p>0.8436</text:p>
          </table:table-cell>
          <table:table-cell table:style-name="ce5" office:value-type="float" office:value="0.9426437" calcext:value-type="float">
            <text:p>0.9426</text:p>
          </table:table-cell>
          <table:table-cell table:style-name="Default" office:value-type="float" office:value="18" calcext:value-type="float">
            <text:p>18</text:p>
          </table:table-cell>
          <table:table-cell table:style-name="ce9" office:value-type="float" office:value="119" calcext:value-type="float">
            <text:p>119</text:p>
          </table:table-cell>
          <table:table-cell table:style-name="Default" table:formula="of:=[.B149]-[.B148]" office:value-type="float" office:value="0.00748250000000006" calcext:value-type="float">
            <text:p>0.0074825</text:p>
          </table:table-cell>
          <table:table-cell table:style-name="Default" table:formula="of:=[.C149]-[.C148]" office:value-type="float" office:value="0.00569240000000004" calcext:value-type="float">
            <text:p>0.0056924</text:p>
          </table:table-cell>
          <table:table-cell table:number-columns-repeated="8"/>
          <table:table-cell table:style-name="Default" table:formula="of:=IF([.E149]=[.$P$59];[.F149];0)" office:value-type="float" office:value="0" calcext:value-type="float">
            <text:p>0</text:p>
          </table:table-cell>
          <table:table-cell table:style-name="Default" table:formula="of:=IF([.E149]=[.$Q$59];[.F149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0.8308683" calcext:value-type="float">
            <text:p>0.8309</text:p>
          </table:table-cell>
          <table:table-cell table:style-name="ce5" office:value-type="float" office:value="0.9367724" calcext:value-type="float">
            <text:p>0.9368</text:p>
          </table:table-cell>
          <table:table-cell table:style-name="Default" office:value-type="float" office:value="19" calcext:value-type="float">
            <text:p>19</text:p>
          </table:table-cell>
          <table:table-cell table:style-name="ce9" office:value-type="float" office:value="198" calcext:value-type="float">
            <text:p>198</text:p>
          </table:table-cell>
          <table:table-cell table:style-name="Default" table:formula="of:=[.B150]-[.B149]" office:value-type="float" office:value="-0.0127288999999999" calcext:value-type="float">
            <text:p>-0.0127289</text:p>
          </table:table-cell>
          <table:table-cell table:style-name="Default" table:formula="of:=[.C150]-[.C149]" office:value-type="float" office:value="-0.00587129999999991" calcext:value-type="float">
            <text:p>-0.0058713</text:p>
          </table:table-cell>
          <table:table-cell table:number-columns-repeated="8"/>
          <table:table-cell table:style-name="Default" table:formula="of:=IF([.E150]=[.$P$59];[.F150];0)" office:value-type="float" office:value="0" calcext:value-type="float">
            <text:p>0</text:p>
          </table:table-cell>
          <table:table-cell table:style-name="Default" table:formula="of:=IF([.E150]=[.$Q$59];[.F150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0.8966987" calcext:value-type="float">
            <text:p>0.8967</text:p>
          </table:table-cell>
          <table:table-cell table:style-name="ce5" office:value-type="float" office:value="0.956059" calcext:value-type="float">
            <text:p>0.9561</text:p>
          </table:table-cell>
          <table:table-cell table:style-name="Default" office:value-type="float" office:value="20" calcext:value-type="float">
            <text:p>20</text:p>
          </table:table-cell>
          <table:table-cell table:style-name="ce9" office:value-type="float" office:value="100" calcext:value-type="float">
            <text:p>100</text:p>
          </table:table-cell>
          <table:table-cell table:style-name="Default" table:formula="of:=[.B151]-[.B150]" office:value-type="float" office:value="0.0658303999999997" calcext:value-type="float">
            <text:p>0.0658304</text:p>
          </table:table-cell>
          <table:table-cell table:style-name="Default" table:formula="of:=[.C151]-[.C150]" office:value-type="float" office:value="0.0192866000000002" calcext:value-type="float">
            <text:p>0.0192866</text:p>
          </table:table-cell>
          <table:table-cell table:number-columns-repeated="8"/>
          <table:table-cell table:style-name="Default" table:formula="of:=IF([.E151]=[.$P$59];[.F151];0)" office:value-type="float" office:value="0" calcext:value-type="float">
            <text:p>0</text:p>
          </table:table-cell>
          <table:table-cell table:style-name="Default" table:formula="of:=IF([.E151]=[.$Q$59];[.F151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Default" table:formula="of:=IF([.E152]=[.$P$59];[.F152];0)" office:value-type="float" office:value="0" calcext:value-type="float">
            <text:p>0</text:p>
          </table:table-cell>
          <table:table-cell table:style-name="Default" table:formula="of:=IF([.E152]=[.$Q$59];[.F152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Default" table:formula="of:=IF([.E153]=[.$P$59];[.F153];0)" office:value-type="float" office:value="0" calcext:value-type="float">
            <text:p>0</text:p>
          </table:table-cell>
          <table:table-cell table:style-name="Default" table:formula="of:=IF([.E153]=[.$Q$59];[.F153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ntry 5</text:p>
          </table:table-cell>
          <table:table-cell table:number-columns-repeated="2"/>
          <table:table-cell office:value-type="string" calcext:value-type="string">
            <text:p>Attributes</text:p>
          </table:table-cell>
          <table:table-cell table:number-columns-repeated="10"/>
          <table:table-cell table:style-name="Default" table:formula="of:=IF([.E154]=[.$P$59];[.F154];0)" office:value-type="float" office:value="0" calcext:value-type="float">
            <text:p>0</text:p>
          </table:table-cell>
          <table:table-cell table:style-name="Default" table:formula="of:=IF([.E154]=[.$Q$59];[.F154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.921616666666666" calcext:value-type="float">
            <text:p>0.9216</text:p>
          </table:table-cell>
          <table:table-cell table:style-name="ce5" office:value-type="float" office:value="0.8688446" calcext:value-type="float">
            <text:p>0.8688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"/>
          <table:table-cell table:style-name="Default" table:formula="of:=IF([.E155]=[.$P$59];[.F155];0)" office:value-type="float" office:value="0" calcext:value-type="float">
            <text:p>0</text:p>
          </table:table-cell>
          <table:table-cell table:style-name="Default" table:formula="of:=IF([.E155]=[.$Q$59];[.F155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9462577" calcext:value-type="float">
            <text:p>0.9463</text:p>
          </table:table-cell>
          <table:table-cell table:style-name="ce5" office:value-type="float" office:value="0.8689368" calcext:value-type="float">
            <text:p>0.8689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float" office:value="72" calcext:value-type="float">
            <text:p>72</text:p>
          </table:table-cell>
          <table:table-cell table:style-name="Default" table:formula="of:=[.B156]-[.B155]" office:value-type="float" office:value="0.0246410333333336" calcext:value-type="float">
            <text:p>0.0246410333</text:p>
          </table:table-cell>
          <table:table-cell table:style-name="Default" table:formula="of:=[.C156]-[.C155]" office:value-type="float" office:value="0.0000922000000000978" calcext:value-type="float">
            <text:p>0.0000922</text:p>
          </table:table-cell>
          <table:table-cell table:number-columns-repeated="8"/>
          <table:table-cell table:style-name="Default" table:formula="of:=IF([.E156]=[.$P$59];[.F156];0)" office:value-type="float" office:value="0.0246410333333336" calcext:value-type="float">
            <text:p>0.0246410333</text:p>
          </table:table-cell>
          <table:table-cell table:style-name="Default" table:formula="of:=IF([.E156]=[.$Q$59];[.F156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.9497649" calcext:value-type="float">
            <text:p>0.9498</text:p>
          </table:table-cell>
          <table:table-cell table:style-name="ce5" office:value-type="float" office:value="0.8701352" calcext:value-type="float">
            <text:p>0.8701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float" office:value="57" calcext:value-type="float">
            <text:p>57</text:p>
          </table:table-cell>
          <table:table-cell table:style-name="Default" table:formula="of:=[.B157]-[.B156]" office:value-type="float" office:value="0.00350719999999982" calcext:value-type="float">
            <text:p>0.0035072</text:p>
          </table:table-cell>
          <table:table-cell table:style-name="Default" table:formula="of:=[.C157]-[.C156]" office:value-type="float" office:value="0.00119840000000004" calcext:value-type="float">
            <text:p>0.0011984</text:p>
          </table:table-cell>
          <table:table-cell table:number-columns-repeated="8"/>
          <table:table-cell table:style-name="Default" table:formula="of:=IF([.E157]=[.$P$59];[.F157];0)" office:value-type="float" office:value="0" calcext:value-type="float">
            <text:p>0</text:p>
          </table:table-cell>
          <table:table-cell table:style-name="Default" table:formula="of:=IF([.E157]=[.$Q$59];[.F157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9496165" calcext:value-type="float">
            <text:p>0.9496</text:p>
          </table:table-cell>
          <table:table-cell table:style-name="ce5" office:value-type="float" office:value="0.8971244" calcext:value-type="float">
            <text:p>0.8971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107" calcext:value-type="float">
            <text:p>107</text:p>
          </table:table-cell>
          <table:table-cell table:style-name="Default" table:formula="of:=[.B158]-[.B157]" office:value-type="float" office:value="-0.000148399999999937" calcext:value-type="float">
            <text:p>-0.0001484</text:p>
          </table:table-cell>
          <table:table-cell table:style-name="Default" table:formula="of:=[.C158]-[.C157]" office:value-type="float" office:value="0.0269891999999998" calcext:value-type="float">
            <text:p>0.0269892</text:p>
          </table:table-cell>
          <table:table-cell table:number-columns-repeated="8"/>
          <table:table-cell table:style-name="Default" table:formula="of:=IF([.E158]=[.$P$59];[.F158];0)" office:value-type="float" office:value="0" calcext:value-type="float">
            <text:p>0</text:p>
          </table:table-cell>
          <table:table-cell table:style-name="Default" table:formula="of:=IF([.E158]=[.$Q$59];[.F158];0)" office:value-type="float" office:value="-0.000148399999999937" calcext:value-type="float">
            <text:p>-0.0001484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8703267" calcext:value-type="float">
            <text:p>0.8703</text:p>
          </table:table-cell>
          <table:table-cell table:style-name="ce5" office:value-type="float" office:value="0.8730001" calcext:value-type="float">
            <text:p>0.8730</text:p>
          </table:table-cell>
          <table:table-cell table:style-name="Default" office:value-type="float" office:value="5" calcext:value-type="float">
            <text:p>5</text:p>
          </table:table-cell>
          <table:table-cell table:style-name="ce7" office:value-type="float" office:value="100" calcext:value-type="float">
            <text:p>100</text:p>
          </table:table-cell>
          <table:table-cell table:style-name="Default" table:formula="of:=[.B159]-[.B158]" office:value-type="float" office:value="-0.0792898" calcext:value-type="float">
            <text:p>-0.0792898</text:p>
          </table:table-cell>
          <table:table-cell table:style-name="Default" table:formula="of:=[.C159]-[.C158]" office:value-type="float" office:value="-0.0241242999999999" calcext:value-type="float">
            <text:p>-0.0241243</text:p>
          </table:table-cell>
          <table:table-cell table:number-columns-repeated="8"/>
          <table:table-cell table:style-name="Default" table:formula="of:=IF([.E159]=[.$P$59];[.F159];0)" office:value-type="float" office:value="0" calcext:value-type="float">
            <text:p>0</text:p>
          </table:table-cell>
          <table:table-cell table:style-name="Default" table:formula="of:=IF([.E159]=[.$Q$59];[.F159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0.8687119" calcext:value-type="float">
            <text:p>0.8687</text:p>
          </table:table-cell>
          <table:table-cell table:style-name="ce5" office:value-type="float" office:value="0.8792509" calcext:value-type="float">
            <text:p>0.8793</text:p>
          </table:table-cell>
          <table:table-cell table:style-name="Default" office:value-type="float" office:value="6" calcext:value-type="float">
            <text:p>6</text:p>
          </table:table-cell>
          <table:table-cell table:style-name="ce7" office:value-type="float" office:value="125" calcext:value-type="float">
            <text:p>125</text:p>
          </table:table-cell>
          <table:table-cell table:style-name="Default" table:formula="of:=[.B160]-[.B159]" office:value-type="float" office:value="-0.00161480000000014" calcext:value-type="float">
            <text:p>-0.0016148</text:p>
          </table:table-cell>
          <table:table-cell table:style-name="Default" table:formula="of:=[.C160]-[.C159]" office:value-type="float" office:value="0.0062508" calcext:value-type="float">
            <text:p>0.0062508</text:p>
          </table:table-cell>
          <table:table-cell table:number-columns-repeated="8"/>
          <table:table-cell table:style-name="Default" table:formula="of:=IF([.E160]=[.$P$59];[.F160];0)" office:value-type="float" office:value="0" calcext:value-type="float">
            <text:p>0</text:p>
          </table:table-cell>
          <table:table-cell table:style-name="Default" table:formula="of:=IF([.E160]=[.$Q$59];[.F160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0.8676975" calcext:value-type="float">
            <text:p>0.8677</text:p>
          </table:table-cell>
          <table:table-cell table:style-name="ce5" office:value-type="float" office:value="0.8947299" calcext:value-type="float">
            <text:p>0.8947</text:p>
          </table:table-cell>
          <table:table-cell table:style-name="Default" office:value-type="float" office:value="7" calcext:value-type="float">
            <text:p>7</text:p>
          </table:table-cell>
          <table:table-cell table:style-name="ce7" office:value-type="float" office:value="71" calcext:value-type="float">
            <text:p>71</text:p>
          </table:table-cell>
          <table:table-cell table:style-name="Default" table:formula="of:=[.B161]-[.B160]" office:value-type="float" office:value="-0.00101439999999997" calcext:value-type="float">
            <text:p>-0.0010144</text:p>
          </table:table-cell>
          <table:table-cell table:style-name="Default" table:formula="of:=[.C161]-[.C160]" office:value-type="float" office:value="0.015479" calcext:value-type="float">
            <text:p>0.015479</text:p>
          </table:table-cell>
          <table:table-cell table:number-columns-repeated="8"/>
          <table:table-cell table:style-name="Default" table:formula="of:=IF([.E161]=[.$P$59];[.F161];0)" office:value-type="float" office:value="0" calcext:value-type="float">
            <text:p>0</text:p>
          </table:table-cell>
          <table:table-cell table:style-name="Default" table:formula="of:=IF([.E161]=[.$Q$59];[.F161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0.869539" calcext:value-type="float">
            <text:p>0.8695</text:p>
          </table:table-cell>
          <table:table-cell table:style-name="ce5" office:value-type="float" office:value="0.9037458" calcext:value-type="float">
            <text:p>0.9037</text:p>
          </table:table-cell>
          <table:table-cell table:style-name="Default" office:value-type="float" office:value="8" calcext:value-type="float">
            <text:p>8</text:p>
          </table:table-cell>
          <table:table-cell table:style-name="ce7" office:value-type="float" office:value="149" calcext:value-type="float">
            <text:p>149</text:p>
          </table:table-cell>
          <table:table-cell table:style-name="Default" table:formula="of:=[.B162]-[.B161]" office:value-type="float" office:value="0.00184150000000005" calcext:value-type="float">
            <text:p>0.0018415</text:p>
          </table:table-cell>
          <table:table-cell table:style-name="Default" table:formula="of:=[.C162]-[.C161]" office:value-type="float" office:value="0.00901590000000008" calcext:value-type="float">
            <text:p>0.0090159</text:p>
          </table:table-cell>
          <table:table-cell table:number-columns-repeated="8"/>
          <table:table-cell table:style-name="Default" table:formula="of:=IF([.E162]=[.$P$59];[.F162];0)" office:value-type="float" office:value="0" calcext:value-type="float">
            <text:p>0</text:p>
          </table:table-cell>
          <table:table-cell table:style-name="Default" table:formula="of:=IF([.E162]=[.$Q$59];[.F162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0.8670509" calcext:value-type="float">
            <text:p>0.8671</text:p>
          </table:table-cell>
          <table:table-cell table:style-name="ce5" office:value-type="float" office:value="0.9438287" calcext:value-type="float">
            <text:p>0.9438</text:p>
          </table:table-cell>
          <table:table-cell table:style-name="Default" office:value-type="float" office:value="9" calcext:value-type="float">
            <text:p>9</text:p>
          </table:table-cell>
          <table:table-cell table:style-name="ce7" office:value-type="float" office:value="98" calcext:value-type="float">
            <text:p>98</text:p>
          </table:table-cell>
          <table:table-cell table:style-name="Default" table:formula="of:=[.B163]-[.B162]" office:value-type="float" office:value="-0.00248809999999999" calcext:value-type="float">
            <text:p>-0.0024881</text:p>
          </table:table-cell>
          <table:table-cell table:style-name="Default" table:formula="of:=[.C163]-[.C162]" office:value-type="float" office:value="0.0400828999999998" calcext:value-type="float">
            <text:p>0.0400829</text:p>
          </table:table-cell>
          <table:table-cell table:number-columns-repeated="8"/>
          <table:table-cell table:style-name="Default" table:formula="of:=IF([.E163]=[.$P$59];[.F163];0)" office:value-type="float" office:value="0" calcext:value-type="float">
            <text:p>0</text:p>
          </table:table-cell>
          <table:table-cell table:style-name="Default" table:formula="of:=IF([.E163]=[.$Q$59];[.F163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0.8696335" calcext:value-type="float">
            <text:p>0.8696</text:p>
          </table:table-cell>
          <table:table-cell table:style-name="ce5" office:value-type="float" office:value="0.9471782" calcext:value-type="float">
            <text:p>0.9472</text:p>
          </table:table-cell>
          <table:table-cell table:style-name="Default" office:value-type="float" office:value="10" calcext:value-type="float">
            <text:p>10</text:p>
          </table:table-cell>
          <table:table-cell table:style-name="ce7" office:value-type="float" office:value="95" calcext:value-type="float">
            <text:p>95</text:p>
          </table:table-cell>
          <table:table-cell table:style-name="Default" table:formula="of:=[.B164]-[.B163]" office:value-type="float" office:value="0.00258259999999999" calcext:value-type="float">
            <text:p>0.0025826</text:p>
          </table:table-cell>
          <table:table-cell table:style-name="Default" table:formula="of:=[.C164]-[.C163]" office:value-type="float" office:value="0.00334950000000012" calcext:value-type="float">
            <text:p>0.0033495</text:p>
          </table:table-cell>
          <table:table-cell table:number-columns-repeated="8"/>
          <table:table-cell table:style-name="Default" table:formula="of:=IF([.E164]=[.$P$59];[.F164];0)" office:value-type="float" office:value="0" calcext:value-type="float">
            <text:p>0</text:p>
          </table:table-cell>
          <table:table-cell table:style-name="Default" table:formula="of:=IF([.E164]=[.$Q$59];[.F164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0.8684293" calcext:value-type="float">
            <text:p>0.8684</text:p>
          </table:table-cell>
          <table:table-cell table:style-name="ce5" office:value-type="float" office:value="0.9530393" calcext:value-type="float">
            <text:p>0.9530</text:p>
          </table:table-cell>
          <table:table-cell table:style-name="Default" office:value-type="float" office:value="11" calcext:value-type="float">
            <text:p>11</text:p>
          </table:table-cell>
          <table:table-cell table:style-name="ce7" office:value-type="float" office:value="108" calcext:value-type="float">
            <text:p>108</text:p>
          </table:table-cell>
          <table:table-cell table:style-name="Default" table:formula="of:=[.B165]-[.B164]" office:value-type="float" office:value="-0.0012042000000001" calcext:value-type="float">
            <text:p>-0.0012042</text:p>
          </table:table-cell>
          <table:table-cell table:style-name="Default" table:formula="of:=[.C165]-[.C164]" office:value-type="float" office:value="0.00586109999999984" calcext:value-type="float">
            <text:p>0.0058611</text:p>
          </table:table-cell>
          <table:table-cell table:number-columns-repeated="8"/>
          <table:table-cell table:style-name="Default" table:formula="of:=IF([.E165]=[.$P$59];[.F165];0)" office:value-type="float" office:value="0" calcext:value-type="float">
            <text:p>0</text:p>
          </table:table-cell>
          <table:table-cell table:style-name="Default" table:formula="of:=IF([.E165]=[.$Q$59];[.F165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0.8673354" calcext:value-type="float">
            <text:p>0.8673</text:p>
          </table:table-cell>
          <table:table-cell table:style-name="ce5" office:value-type="float" office:value="0.953349" calcext:value-type="float">
            <text:p>0.9533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float" office:value="137" calcext:value-type="float">
            <text:p>137</text:p>
          </table:table-cell>
          <table:table-cell table:style-name="Default" table:formula="of:=[.B166]-[.B165]" office:value-type="float" office:value="-0.00109389999999987" calcext:value-type="float">
            <text:p>-0.0010939</text:p>
          </table:table-cell>
          <table:table-cell table:style-name="Default" table:formula="of:=[.C166]-[.C165]" office:value-type="float" office:value="0.00030970000000019" calcext:value-type="float">
            <text:p>0.0003097</text:p>
          </table:table-cell>
          <table:table-cell table:number-columns-repeated="8"/>
          <table:table-cell table:style-name="Default" table:formula="of:=IF([.E166]=[.$P$59];[.F166];0)" office:value-type="float" office:value="0" calcext:value-type="float">
            <text:p>0</text:p>
          </table:table-cell>
          <table:table-cell table:style-name="Default" table:formula="of:=IF([.E166]=[.$Q$59];[.F166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0.868433" calcext:value-type="float">
            <text:p>0.8684</text:p>
          </table:table-cell>
          <table:table-cell table:style-name="ce5" office:value-type="float" office:value="0.9671545" calcext:value-type="float">
            <text:p>0.9672</text:p>
          </table:table-cell>
          <table:table-cell table:style-name="Default" office:value-type="float" office:value="13" calcext:value-type="float">
            <text:p>13</text:p>
          </table:table-cell>
          <table:table-cell table:style-name="ce7" office:value-type="float" office:value="94" calcext:value-type="float">
            <text:p>94</text:p>
          </table:table-cell>
          <table:table-cell table:style-name="Default" table:formula="of:=[.B167]-[.B166]" office:value-type="float" office:value="0.00109759999999992" calcext:value-type="float">
            <text:p>0.0010976</text:p>
          </table:table-cell>
          <table:table-cell table:style-name="Default" table:formula="of:=[.C167]-[.C166]" office:value-type="float" office:value="0.0138054999999998" calcext:value-type="float">
            <text:p>0.0138055</text:p>
          </table:table-cell>
          <table:table-cell table:number-columns-repeated="8"/>
          <table:table-cell table:style-name="Default" table:formula="of:=IF([.E167]=[.$P$59];[.F167];0)" office:value-type="float" office:value="0" calcext:value-type="float">
            <text:p>0</text:p>
          </table:table-cell>
          <table:table-cell table:style-name="Default" table:formula="of:=IF([.E167]=[.$Q$59];[.F167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0.87144" calcext:value-type="float">
            <text:p>0.8714</text:p>
          </table:table-cell>
          <table:table-cell table:style-name="ce5" office:value-type="float" office:value="0.9673819" calcext:value-type="float">
            <text:p>0.9674</text:p>
          </table:table-cell>
          <table:table-cell table:style-name="Default" office:value-type="float" office:value="14" calcext:value-type="float">
            <text:p>14</text:p>
          </table:table-cell>
          <table:table-cell table:style-name="ce8" office:value-type="float" office:value="200" calcext:value-type="float">
            <text:p>200</text:p>
          </table:table-cell>
          <table:table-cell table:style-name="Default" table:formula="of:=[.B168]-[.B167]" office:value-type="float" office:value="0.00300700000000009" calcext:value-type="float">
            <text:p>0.003007</text:p>
          </table:table-cell>
          <table:table-cell table:style-name="Default" table:formula="of:=[.C168]-[.C167]" office:value-type="float" office:value="0.000227400000000322" calcext:value-type="float">
            <text:p>0.0002274</text:p>
          </table:table-cell>
          <table:table-cell table:number-columns-repeated="8"/>
          <table:table-cell table:style-name="Default" table:formula="of:=IF([.E168]=[.$P$59];[.F168];0)" office:value-type="float" office:value="0" calcext:value-type="float">
            <text:p>0</text:p>
          </table:table-cell>
          <table:table-cell table:style-name="Default" table:formula="of:=IF([.E168]=[.$Q$59];[.F168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0.8699415" calcext:value-type="float">
            <text:p>0.8699</text:p>
          </table:table-cell>
          <table:table-cell table:style-name="ce5" office:value-type="float" office:value="0.9661007" calcext:value-type="float">
            <text:p>0.9661</text:p>
          </table:table-cell>
          <table:table-cell table:style-name="Default" office:value-type="float" office:value="15" calcext:value-type="float">
            <text:p>15</text:p>
          </table:table-cell>
          <table:table-cell table:style-name="ce8" office:value-type="float" office:value="193" calcext:value-type="float">
            <text:p>193</text:p>
          </table:table-cell>
          <table:table-cell table:style-name="Default" table:formula="of:=[.B169]-[.B168]" office:value-type="float" office:value="-0.00149849999999996" calcext:value-type="float">
            <text:p>-0.0014985</text:p>
          </table:table-cell>
          <table:table-cell table:style-name="Default" table:formula="of:=[.C169]-[.C168]" office:value-type="float" office:value="-0.0012812000000002" calcext:value-type="float">
            <text:p>-0.0012812</text:p>
          </table:table-cell>
          <table:table-cell table:number-columns-repeated="8"/>
          <table:table-cell table:style-name="Default" table:formula="of:=IF([.E169]=[.$P$59];[.F169];0)" office:value-type="float" office:value="0" calcext:value-type="float">
            <text:p>0</text:p>
          </table:table-cell>
          <table:table-cell table:style-name="Default" table:formula="of:=IF([.E169]=[.$Q$59];[.F169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0.8700478" calcext:value-type="float">
            <text:p>0.8700</text:p>
          </table:table-cell>
          <table:table-cell table:style-name="ce5" office:value-type="float" office:value="0.9681174" calcext:value-type="float">
            <text:p>0.9681</text:p>
          </table:table-cell>
          <table:table-cell table:style-name="Default" office:value-type="float" office:value="16" calcext:value-type="float">
            <text:p>16</text:p>
          </table:table-cell>
          <table:table-cell table:style-name="ce8" office:value-type="float" office:value="201" calcext:value-type="float">
            <text:p>201</text:p>
          </table:table-cell>
          <table:table-cell table:style-name="Default" table:formula="of:=[.B170]-[.B169]" office:value-type="float" office:value="0.000106300000000004" calcext:value-type="float">
            <text:p>0.0001063</text:p>
          </table:table-cell>
          <table:table-cell table:style-name="Default" table:formula="of:=[.C170]-[.C169]" office:value-type="float" office:value="0.00201670000000009" calcext:value-type="float">
            <text:p>0.0020167</text:p>
          </table:table-cell>
          <table:table-cell table:number-columns-repeated="8"/>
          <table:table-cell table:style-name="Default" table:formula="of:=IF([.E170]=[.$P$59];[.F170];0)" office:value-type="float" office:value="0" calcext:value-type="float">
            <text:p>0</text:p>
          </table:table-cell>
          <table:table-cell table:style-name="Default" table:formula="of:=IF([.E170]=[.$Q$59];[.F170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0.8654351" calcext:value-type="float">
            <text:p>0.8654</text:p>
          </table:table-cell>
          <table:table-cell table:style-name="ce5" office:value-type="float" office:value="0.9665221" calcext:value-type="float">
            <text:p>0.9665</text:p>
          </table:table-cell>
          <table:table-cell table:style-name="Default" office:value-type="float" office:value="17" calcext:value-type="float">
            <text:p>17</text:p>
          </table:table-cell>
          <table:table-cell table:style-name="ce8" office:value-type="float" office:value="119" calcext:value-type="float">
            <text:p>119</text:p>
          </table:table-cell>
          <table:table-cell table:style-name="Default" table:formula="of:=[.B171]-[.B170]" office:value-type="float" office:value="-0.00461270000000003" calcext:value-type="float">
            <text:p>-0.0046127</text:p>
          </table:table-cell>
          <table:table-cell table:style-name="Default" table:formula="of:=[.C171]-[.C170]" office:value-type="float" office:value="-0.00159529999999997" calcext:value-type="float">
            <text:p>-0.0015953</text:p>
          </table:table-cell>
          <table:table-cell table:number-columns-repeated="8"/>
          <table:table-cell table:style-name="Default" table:formula="of:=IF([.E171]=[.$P$59];[.F171];0)" office:value-type="float" office:value="0" calcext:value-type="float">
            <text:p>0</text:p>
          </table:table-cell>
          <table:table-cell table:style-name="Default" table:formula="of:=IF([.E171]=[.$Q$59];[.F171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0.8610072" calcext:value-type="float">
            <text:p>0.8610</text:p>
          </table:table-cell>
          <table:table-cell table:style-name="ce6" office:value-type="float" office:value="0.9675686" calcext:value-type="float">
            <text:p>0.9676</text:p>
          </table:table-cell>
          <table:table-cell table:style-name="Default" office:value-type="float" office:value="18" calcext:value-type="float">
            <text:p>18</text:p>
          </table:table-cell>
          <table:table-cell table:style-name="ce8" office:value-type="float" office:value="194" calcext:value-type="float">
            <text:p>194</text:p>
          </table:table-cell>
          <table:table-cell table:style-name="Default" table:formula="of:=[.B172]-[.B171]" office:value-type="float" office:value="-0.00442789999999993" calcext:value-type="float">
            <text:p>-0.0044279</text:p>
          </table:table-cell>
          <table:table-cell table:style-name="Default" table:formula="of:=[.C172]-[.C171]" office:value-type="float" office:value="0.00104649999999984" calcext:value-type="float">
            <text:p>0.0010465</text:p>
          </table:table-cell>
          <table:table-cell table:number-columns-repeated="8"/>
          <table:table-cell table:style-name="Default" table:formula="of:=IF([.E172]=[.$P$59];[.F172];0)" office:value-type="float" office:value="0" calcext:value-type="float">
            <text:p>0</text:p>
          </table:table-cell>
          <table:table-cell table:style-name="Default" table:formula="of:=IF([.E172]=[.$Q$59];[.F172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0.8812447" calcext:value-type="float">
            <text:p>0.8812</text:p>
          </table:table-cell>
          <table:table-cell table:style-name="ce5" office:value-type="float" office:value="0.9662924" calcext:value-type="float">
            <text:p>0.9663</text:p>
          </table:table-cell>
          <table:table-cell table:style-name="Default" office:value-type="float" office:value="19" calcext:value-type="float">
            <text:p>19</text:p>
          </table:table-cell>
          <table:table-cell table:style-name="ce8" office:value-type="float" office:value="106" calcext:value-type="float">
            <text:p>106</text:p>
          </table:table-cell>
          <table:table-cell table:style-name="Default" table:formula="of:=[.B173]-[.B172]" office:value-type="float" office:value="0.0202374999999998" calcext:value-type="float">
            <text:p>0.0202375</text:p>
          </table:table-cell>
          <table:table-cell table:style-name="Default" table:formula="of:=[.C173]-[.C172]" office:value-type="float" office:value="-0.00127619999999984" calcext:value-type="float">
            <text:p>-0.0012762</text:p>
          </table:table-cell>
          <table:table-cell table:number-columns-repeated="8"/>
          <table:table-cell table:style-name="Default" table:formula="of:=IF([.E173]=[.$P$59];[.F173];0)" office:value-type="float" office:value="0" calcext:value-type="float">
            <text:p>0</text:p>
          </table:table-cell>
          <table:table-cell table:style-name="Default" table:formula="of:=IF([.E173]=[.$Q$59];[.F173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0.8895469" calcext:value-type="float">
            <text:p>0.8895</text:p>
          </table:table-cell>
          <table:table-cell table:style-name="ce5" office:value-type="float" office:value="0.9657732" calcext:value-type="float">
            <text:p>0.9658</text:p>
          </table:table-cell>
          <table:table-cell table:style-name="Default" office:value-type="float" office:value="20" calcext:value-type="float">
            <text:p>20</text:p>
          </table:table-cell>
          <table:table-cell table:style-name="ce8" office:value-type="float" office:value="102" calcext:value-type="float">
            <text:p>102</text:p>
          </table:table-cell>
          <table:table-cell table:style-name="Default" table:formula="of:=[.B174]-[.B173]" office:value-type="float" office:value="0.00830219999999993" calcext:value-type="float">
            <text:p>0.0083022</text:p>
          </table:table-cell>
          <table:table-cell table:style-name="Default" table:formula="of:=[.C174]-[.C173]" office:value-type="float" office:value="-0.000519200000000164" calcext:value-type="float">
            <text:p>-0.0005192</text:p>
          </table:table-cell>
          <table:table-cell table:number-columns-repeated="8"/>
          <table:table-cell table:style-name="Default" table:formula="of:=IF([.E174]=[.$P$59];[.F174];0)" office:value-type="float" office:value="0" calcext:value-type="float">
            <text:p>0</text:p>
          </table:table-cell>
          <table:table-cell table:style-name="Default" table:formula="of:=IF([.E174]=[.$Q$59];[.F174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Default" table:formula="of:=IF([.E175]=[.$P$59];[.F175];0)" office:value-type="float" office:value="0" calcext:value-type="float">
            <text:p>0</text:p>
          </table:table-cell>
          <table:table-cell table:style-name="Default" table:formula="of:=IF([.E175]=[.$Q$59];[.F175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Default" table:formula="of:=IF([.E176]=[.$P$59];[.F176];0)" office:value-type="float" office:value="0" calcext:value-type="float">
            <text:p>0</text:p>
          </table:table-cell>
          <table:table-cell table:style-name="Default" table:formula="of:=IF([.E176]=[.$Q$59];[.F176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ntry 6 </text:p>
          </table:table-cell>
          <table:table-cell table:number-columns-repeated="2"/>
          <table:table-cell office:value-type="string" calcext:value-type="string">
            <text:p>Attributes</text:p>
          </table:table-cell>
          <table:table-cell table:number-columns-repeated="10"/>
          <table:table-cell table:style-name="Default" table:formula="of:=IF([.E177]=[.$P$59];[.F177];0)" office:value-type="float" office:value="0" calcext:value-type="float">
            <text:p>0</text:p>
          </table:table-cell>
          <table:table-cell table:style-name="Default" table:formula="of:=IF([.E177]=[.$Q$59];[.F177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.9475331" calcext:value-type="float">
            <text:p>0.9475</text:p>
          </table:table-cell>
          <table:table-cell table:style-name="ce5" office:value-type="float" office:value="0.88618" calcext:value-type="float">
            <text:p>0.8862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"/>
          <table:table-cell table:style-name="Default" table:formula="of:=IF([.E178]=[.$P$59];[.F178];0)" office:value-type="float" office:value="0" calcext:value-type="float">
            <text:p>0</text:p>
          </table:table-cell>
          <table:table-cell table:style-name="Default" table:formula="of:=IF([.E178]=[.$Q$59];[.F178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9553353" calcext:value-type="float">
            <text:p>0.9553</text:p>
          </table:table-cell>
          <table:table-cell table:style-name="ce5" office:value-type="float" office:value="0.9584218" calcext:value-type="float">
            <text:p>0.9584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float" office:value="95" calcext:value-type="float">
            <text:p>95</text:p>
          </table:table-cell>
          <table:table-cell table:style-name="Default" table:formula="of:=[.B179]-[.B178]" office:value-type="float" office:value="0.00780220000000009" calcext:value-type="float">
            <text:p>0.0078022</text:p>
          </table:table-cell>
          <table:table-cell table:style-name="Default" table:formula="of:=[.C179]-[.C178]" office:value-type="float" office:value="0.0722418000000001" calcext:value-type="float">
            <text:p>0.0722418</text:p>
          </table:table-cell>
          <table:table-cell table:number-columns-repeated="8"/>
          <table:table-cell table:style-name="Default" table:formula="of:=IF([.E179]=[.$P$59];[.F179];0)" office:value-type="float" office:value="0" calcext:value-type="float">
            <text:p>0</text:p>
          </table:table-cell>
          <table:table-cell table:style-name="Default" table:formula="of:=IF([.E179]=[.$Q$59];[.F179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.956616" calcext:value-type="float">
            <text:p>0.9566</text:p>
          </table:table-cell>
          <table:table-cell table:style-name="ce5" office:value-type="float" office:value="0.9595854" calcext:value-type="float">
            <text:p>0.9596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float" office:value="107" calcext:value-type="float">
            <text:p>107</text:p>
          </table:table-cell>
          <table:table-cell table:style-name="Default" table:formula="of:=[.B180]-[.B179]" office:value-type="float" office:value="0.0012806999999998" calcext:value-type="float">
            <text:p>0.0012807</text:p>
          </table:table-cell>
          <table:table-cell table:style-name="Default" table:formula="of:=[.C180]-[.C179]" office:value-type="float" office:value="0.00116359999999993" calcext:value-type="float">
            <text:p>0.0011636</text:p>
          </table:table-cell>
          <table:table-cell table:number-columns-repeated="8"/>
          <table:table-cell table:style-name="Default" table:formula="of:=IF([.E180]=[.$P$59];[.F180];0)" office:value-type="float" office:value="0" calcext:value-type="float">
            <text:p>0</text:p>
          </table:table-cell>
          <table:table-cell table:style-name="Default" table:formula="of:=IF([.E180]=[.$Q$59];[.F180];0)" office:value-type="float" office:value="0.0012806999999998" calcext:value-type="float">
            <text:p>0.0012807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9710131" calcext:value-type="float">
            <text:p>0.9710</text:p>
          </table:table-cell>
          <table:table-cell table:style-name="ce5" office:value-type="float" office:value="0.9601009" calcext:value-type="float">
            <text:p>0.9601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72" calcext:value-type="float">
            <text:p>72</text:p>
          </table:table-cell>
          <table:table-cell table:style-name="Default" table:formula="of:=[.B181]-[.B180]" office:value-type="float" office:value="0.0143971000000001" calcext:value-type="float">
            <text:p>0.0143971</text:p>
          </table:table-cell>
          <table:table-cell table:style-name="Default" table:formula="of:=[.C181]-[.C180]" office:value-type="float" office:value="0.000515500000000002" calcext:value-type="float">
            <text:p>0.0005155</text:p>
          </table:table-cell>
          <table:table-cell table:number-columns-repeated="8"/>
          <table:table-cell table:style-name="Default" table:formula="of:=IF([.E181]=[.$P$59];[.F181];0)" office:value-type="float" office:value="0.0143971000000001" calcext:value-type="float">
            <text:p>0.0143971</text:p>
          </table:table-cell>
          <table:table-cell table:style-name="Default" table:formula="of:=IF([.E181]=[.$Q$59];[.F181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9104097" calcext:value-type="float">
            <text:p>0.9104</text:p>
          </table:table-cell>
          <table:table-cell table:style-name="ce5" office:value-type="float" office:value="0.9629336" calcext:value-type="float">
            <text:p>0.9629</text:p>
          </table:table-cell>
          <table:table-cell table:style-name="Default" office:value-type="float" office:value="5" calcext:value-type="float">
            <text:p>5</text:p>
          </table:table-cell>
          <table:table-cell table:style-name="ce7" office:value-type="float" office:value="201" calcext:value-type="float">
            <text:p>201</text:p>
          </table:table-cell>
          <table:table-cell table:style-name="Default" table:formula="of:=[.B182]-[.B181]" office:value-type="float" office:value="-0.0606033999999999" calcext:value-type="float">
            <text:p>-0.0606034</text:p>
          </table:table-cell>
          <table:table-cell table:style-name="Default" table:formula="of:=[.C182]-[.C181]" office:value-type="float" office:value="0.00283269999999991" calcext:value-type="float">
            <text:p>0.0028327</text:p>
          </table:table-cell>
          <table:table-cell table:number-columns-repeated="8"/>
          <table:table-cell table:style-name="Default" table:formula="of:=IF([.E182]=[.$P$59];[.F182];0)" office:value-type="float" office:value="0" calcext:value-type="float">
            <text:p>0</text:p>
          </table:table-cell>
          <table:table-cell table:style-name="Default" table:formula="of:=IF([.E182]=[.$Q$59];[.F182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0.9084028" calcext:value-type="float">
            <text:p>0.9084</text:p>
          </table:table-cell>
          <table:table-cell table:style-name="ce5" office:value-type="float" office:value="0.9645291" calcext:value-type="float">
            <text:p>0.9645</text:p>
          </table:table-cell>
          <table:table-cell table:style-name="Default" office:value-type="float" office:value="6" calcext:value-type="float">
            <text:p>6</text:p>
          </table:table-cell>
          <table:table-cell table:style-name="ce8" office:value-type="float" office:value="194" calcext:value-type="float">
            <text:p>194</text:p>
          </table:table-cell>
          <table:table-cell table:style-name="Default" table:formula="of:=[.B183]-[.B182]" office:value-type="float" office:value="-0.00200690000000003" calcext:value-type="float">
            <text:p>-0.0020069</text:p>
          </table:table-cell>
          <table:table-cell table:style-name="Default" table:formula="of:=[.C183]-[.C182]" office:value-type="float" office:value="0.00159550000000019" calcext:value-type="float">
            <text:p>0.0015955</text:p>
          </table:table-cell>
          <table:table-cell table:number-columns-repeated="8"/>
          <table:table-cell table:style-name="Default" table:formula="of:=IF([.E183]=[.$P$59];[.F183];0)" office:value-type="float" office:value="0" calcext:value-type="float">
            <text:p>0</text:p>
          </table:table-cell>
          <table:table-cell table:style-name="Default" table:formula="of:=IF([.E183]=[.$Q$59];[.F183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0.9190708" calcext:value-type="float">
            <text:p>0.9191</text:p>
          </table:table-cell>
          <table:table-cell table:style-name="ce5" office:value-type="float" office:value="0.9639657" calcext:value-type="float">
            <text:p>0.9640</text:p>
          </table:table-cell>
          <table:table-cell table:style-name="Default" office:value-type="float" office:value="7" calcext:value-type="float">
            <text:p>7</text:p>
          </table:table-cell>
          <table:table-cell table:style-name="ce8" office:value-type="float" office:value="108" calcext:value-type="float">
            <text:p>108</text:p>
          </table:table-cell>
          <table:table-cell table:style-name="Default" table:formula="of:=[.B184]-[.B183]" office:value-type="float" office:value="0.0106679999999999" calcext:value-type="float">
            <text:p>0.010668</text:p>
          </table:table-cell>
          <table:table-cell table:style-name="Default" table:formula="of:=[.C184]-[.C183]" office:value-type="float" office:value="-0.000563400000000103" calcext:value-type="float">
            <text:p>-0.0005634</text:p>
          </table:table-cell>
          <table:table-cell table:number-columns-repeated="8"/>
          <table:table-cell table:style-name="Default" table:formula="of:=IF([.E184]=[.$P$59];[.F184];0)" office:value-type="float" office:value="0" calcext:value-type="float">
            <text:p>0</text:p>
          </table:table-cell>
          <table:table-cell table:style-name="Default" table:formula="of:=IF([.E184]=[.$Q$59];[.F184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0.8931792" calcext:value-type="float">
            <text:p>0.8932</text:p>
          </table:table-cell>
          <table:table-cell table:style-name="ce5" office:value-type="float" office:value="0.963667" calcext:value-type="float">
            <text:p>0.9637</text:p>
          </table:table-cell>
          <table:table-cell table:style-name="Default" office:value-type="float" office:value="8" calcext:value-type="float">
            <text:p>8</text:p>
          </table:table-cell>
          <table:table-cell table:style-name="ce8" office:value-type="float" office:value="100" calcext:value-type="float">
            <text:p>100</text:p>
          </table:table-cell>
          <table:table-cell table:style-name="Default" table:formula="of:=[.B185]-[.B184]" office:value-type="float" office:value="-0.0258915999999999" calcext:value-type="float">
            <text:p>-0.0258916</text:p>
          </table:table-cell>
          <table:table-cell table:style-name="Default" table:formula="of:=[.C185]-[.C184]" office:value-type="float" office:value="-0.000298699999999874" calcext:value-type="float">
            <text:p>-0.0002987</text:p>
          </table:table-cell>
          <table:table-cell table:number-columns-repeated="8"/>
          <table:table-cell table:style-name="Default" table:formula="of:=IF([.E185]=[.$P$59];[.F185];0)" office:value-type="float" office:value="0" calcext:value-type="float">
            <text:p>0</text:p>
          </table:table-cell>
          <table:table-cell table:style-name="Default" table:formula="of:=IF([.E185]=[.$Q$59];[.F185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0.88603" calcext:value-type="float">
            <text:p>0.8860</text:p>
          </table:table-cell>
          <table:table-cell table:style-name="ce5" office:value-type="float" office:value="0.9646958" calcext:value-type="float">
            <text:p>0.9647</text:p>
          </table:table-cell>
          <table:table-cell table:style-name="Default" office:value-type="float" office:value="9" calcext:value-type="float">
            <text:p>9</text:p>
          </table:table-cell>
          <table:table-cell table:style-name="ce8" office:value-type="float" office:value="200" calcext:value-type="float">
            <text:p>200</text:p>
          </table:table-cell>
          <table:table-cell table:style-name="Default" table:formula="of:=[.B186]-[.B185]" office:value-type="float" office:value="-0.00714919999999986" calcext:value-type="float">
            <text:p>-0.0071492</text:p>
          </table:table-cell>
          <table:table-cell table:style-name="Default" table:formula="of:=[.C186]-[.C185]" office:value-type="float" office:value="0.00102879999999994" calcext:value-type="float">
            <text:p>0.0010288</text:p>
          </table:table-cell>
          <table:table-cell table:number-columns-repeated="8"/>
          <table:table-cell table:style-name="Default" table:formula="of:=IF([.E186]=[.$P$59];[.F186];0)" office:value-type="float" office:value="0" calcext:value-type="float">
            <text:p>0</text:p>
          </table:table-cell>
          <table:table-cell table:style-name="Default" table:formula="of:=IF([.E186]=[.$Q$59];[.F186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0.8951818" calcext:value-type="float">
            <text:p>0.8952</text:p>
          </table:table-cell>
          <table:table-cell table:style-name="ce5" office:value-type="float" office:value="0.96438" calcext:value-type="float">
            <text:p>0.9644</text:p>
          </table:table-cell>
          <table:table-cell table:style-name="Default" office:value-type="float" office:value="10" calcext:value-type="float">
            <text:p>10</text:p>
          </table:table-cell>
          <table:table-cell table:style-name="ce8" office:value-type="float" office:value="98" calcext:value-type="float">
            <text:p>98</text:p>
          </table:table-cell>
          <table:table-cell table:style-name="Default" table:formula="of:=[.B187]-[.B186]" office:value-type="float" office:value="0.00915179999999982" calcext:value-type="float">
            <text:p>0.0091518</text:p>
          </table:table-cell>
          <table:table-cell table:style-name="Default" table:formula="of:=[.C187]-[.C186]" office:value-type="float" office:value="-0.000315800000000088" calcext:value-type="float">
            <text:p>-0.0003158</text:p>
          </table:table-cell>
          <table:table-cell table:number-columns-repeated="8"/>
          <table:table-cell table:style-name="Default" table:formula="of:=IF([.E187]=[.$P$59];[.F187];0)" office:value-type="float" office:value="0" calcext:value-type="float">
            <text:p>0</text:p>
          </table:table-cell>
          <table:table-cell table:style-name="Default" table:formula="of:=IF([.E187]=[.$Q$59];[.F187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0.8880858" calcext:value-type="float">
            <text:p>0.8881</text:p>
          </table:table-cell>
          <table:table-cell table:style-name="ce5" office:value-type="float" office:value="0.9653034" calcext:value-type="float">
            <text:p>0.9653</text:p>
          </table:table-cell>
          <table:table-cell table:style-name="Default" office:value-type="float" office:value="11" calcext:value-type="float">
            <text:p>11</text:p>
          </table:table-cell>
          <table:table-cell table:style-name="ce8" office:value-type="float" office:value="193" calcext:value-type="float">
            <text:p>193</text:p>
          </table:table-cell>
          <table:table-cell table:style-name="Default" table:formula="of:=[.B188]-[.B187]" office:value-type="float" office:value="-0.00709599999999988" calcext:value-type="float">
            <text:p>-0.007096</text:p>
          </table:table-cell>
          <table:table-cell table:style-name="Default" table:formula="of:=[.C188]-[.C187]" office:value-type="float" office:value="0.00092340000000013" calcext:value-type="float">
            <text:p>0.0009234</text:p>
          </table:table-cell>
          <table:table-cell table:number-columns-repeated="8"/>
          <table:table-cell table:style-name="Default" table:formula="of:=IF([.E188]=[.$P$59];[.F188];0)" office:value-type="float" office:value="0" calcext:value-type="float">
            <text:p>0</text:p>
          </table:table-cell>
          <table:table-cell table:style-name="Default" table:formula="of:=IF([.E188]=[.$Q$59];[.F188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0.8863953" calcext:value-type="float">
            <text:p>0.8864</text:p>
          </table:table-cell>
          <table:table-cell table:style-name="ce5" office:value-type="float" office:value="0.9661734" calcext:value-type="float">
            <text:p>0.9662</text:p>
          </table:table-cell>
          <table:table-cell table:style-name="Default" office:value-type="float" office:value="12" calcext:value-type="float">
            <text:p>12</text:p>
          </table:table-cell>
          <table:table-cell table:style-name="ce8" office:value-type="float" office:value="94" calcext:value-type="float">
            <text:p>94</text:p>
          </table:table-cell>
          <table:table-cell table:style-name="Default" table:formula="of:=[.B189]-[.B188]" office:value-type="float" office:value="-0.00169050000000015" calcext:value-type="float">
            <text:p>-0.0016905</text:p>
          </table:table-cell>
          <table:table-cell table:style-name="Default" table:formula="of:=[.C189]-[.C188]" office:value-type="float" office:value="0.000869999999999926" calcext:value-type="float">
            <text:p>0.00087</text:p>
          </table:table-cell>
          <table:table-cell table:number-columns-repeated="8"/>
          <table:table-cell table:style-name="Default" table:formula="of:=IF([.E189]=[.$P$59];[.F189];0)" office:value-type="float" office:value="0" calcext:value-type="float">
            <text:p>0</text:p>
          </table:table-cell>
          <table:table-cell table:style-name="Default" table:formula="of:=IF([.E189]=[.$Q$59];[.F189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0.8724795" calcext:value-type="float">
            <text:p>0.8725</text:p>
          </table:table-cell>
          <table:table-cell table:style-name="ce5" office:value-type="float" office:value="0.9665901" calcext:value-type="float">
            <text:p>0.9666</text:p>
          </table:table-cell>
          <table:table-cell table:style-name="Default" office:value-type="float" office:value="13" calcext:value-type="float">
            <text:p>13</text:p>
          </table:table-cell>
          <table:table-cell table:style-name="ce8" office:value-type="float" office:value="96" calcext:value-type="float">
            <text:p>96</text:p>
          </table:table-cell>
          <table:table-cell table:style-name="Default" table:formula="of:=[.B190]-[.B189]" office:value-type="float" office:value="-0.0139158" calcext:value-type="float">
            <text:p>-0.0139158</text:p>
          </table:table-cell>
          <table:table-cell table:style-name="Default" table:formula="of:=[.C190]-[.C189]" office:value-type="float" office:value="0.000416700000000048" calcext:value-type="float">
            <text:p>0.0004167</text:p>
          </table:table-cell>
          <table:table-cell table:number-columns-repeated="8"/>
          <table:table-cell table:style-name="Default" table:formula="of:=IF([.E190]=[.$P$59];[.F190];0)" office:value-type="float" office:value="0" calcext:value-type="float">
            <text:p>0</text:p>
          </table:table-cell>
          <table:table-cell table:style-name="Default" table:formula="of:=IF([.E190]=[.$Q$59];[.F190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0.8930852" calcext:value-type="float">
            <text:p>0.8931</text:p>
          </table:table-cell>
          <table:table-cell table:style-name="ce5" office:value-type="float" office:value="0.9659729" calcext:value-type="float">
            <text:p>0.9660</text:p>
          </table:table-cell>
          <table:table-cell table:style-name="Default" office:value-type="float" office:value="14" calcext:value-type="float">
            <text:p>14</text:p>
          </table:table-cell>
          <table:table-cell table:style-name="ce8" office:value-type="float" office:value="175" calcext:value-type="float">
            <text:p>175</text:p>
          </table:table-cell>
          <table:table-cell table:style-name="Default" table:formula="of:=[.B191]-[.B190]" office:value-type="float" office:value="0.0206057000000002" calcext:value-type="float">
            <text:p>0.0206057</text:p>
          </table:table-cell>
          <table:table-cell table:style-name="Default" table:formula="of:=[.C191]-[.C190]" office:value-type="float" office:value="-0.000617199999999984" calcext:value-type="float">
            <text:p>-0.0006172</text:p>
          </table:table-cell>
          <table:table-cell table:number-columns-repeated="8"/>
          <table:table-cell table:style-name="Default" table:formula="of:=IF([.E191]=[.$P$59];[.F191];0)" office:value-type="float" office:value="0" calcext:value-type="float">
            <text:p>0</text:p>
          </table:table-cell>
          <table:table-cell table:style-name="Default" table:formula="of:=IF([.E191]=[.$Q$59];[.F191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0.886076" calcext:value-type="float">
            <text:p>0.8861</text:p>
          </table:table-cell>
          <table:table-cell table:style-name="ce5" office:value-type="float" office:value="0.9656127" calcext:value-type="float">
            <text:p>0.9656</text:p>
          </table:table-cell>
          <table:table-cell table:style-name="Default" office:value-type="float" office:value="15" calcext:value-type="float">
            <text:p>15</text:p>
          </table:table-cell>
          <table:table-cell table:style-name="ce8" office:value-type="float" office:value="57" calcext:value-type="float">
            <text:p>57</text:p>
          </table:table-cell>
          <table:table-cell table:style-name="Default" table:formula="of:=[.B192]-[.B191]" office:value-type="float" office:value="-0.00700920000000016" calcext:value-type="float">
            <text:p>-0.0070092</text:p>
          </table:table-cell>
          <table:table-cell table:style-name="Default" table:formula="of:=[.C192]-[.C191]" office:value-type="float" office:value="-0.000360200000000033" calcext:value-type="float">
            <text:p>-0.0003602</text:p>
          </table:table-cell>
          <table:table-cell table:number-columns-repeated="8"/>
          <table:table-cell table:style-name="Default" table:formula="of:=IF([.E192]=[.$P$59];[.F192];0)" office:value-type="float" office:value="0" calcext:value-type="float">
            <text:p>0</text:p>
          </table:table-cell>
          <table:table-cell table:style-name="Default" table:formula="of:=IF([.E192]=[.$Q$59];[.F192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0.8885035" calcext:value-type="float">
            <text:p>0.8885</text:p>
          </table:table-cell>
          <table:table-cell table:style-name="ce5" office:value-type="float" office:value="0.9662283" calcext:value-type="float">
            <text:p>0.9662</text:p>
          </table:table-cell>
          <table:table-cell table:style-name="Default" office:value-type="float" office:value="16" calcext:value-type="float">
            <text:p>16</text:p>
          </table:table-cell>
          <table:table-cell table:style-name="ce8" office:value-type="float" office:value="191" calcext:value-type="float">
            <text:p>191</text:p>
          </table:table-cell>
          <table:table-cell table:style-name="Default" table:formula="of:=[.B193]-[.B192]" office:value-type="float" office:value="0.00242750000000003" calcext:value-type="float">
            <text:p>0.0024275</text:p>
          </table:table-cell>
          <table:table-cell table:style-name="Default" table:formula="of:=[.C193]-[.C192]" office:value-type="float" office:value="0.000615600000000049" calcext:value-type="float">
            <text:p>0.0006156</text:p>
          </table:table-cell>
          <table:table-cell table:number-columns-repeated="8"/>
          <table:table-cell table:style-name="Default" table:formula="of:=IF([.E193]=[.$P$59];[.F193];0)" office:value-type="float" office:value="0" calcext:value-type="float">
            <text:p>0</text:p>
          </table:table-cell>
          <table:table-cell table:style-name="Default" table:formula="of:=IF([.E193]=[.$Q$59];[.F193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0.8867022" calcext:value-type="float">
            <text:p>0.8867</text:p>
          </table:table-cell>
          <table:table-cell table:style-name="ce5" office:value-type="float" office:value="0.9671029" calcext:value-type="float">
            <text:p>0.9671</text:p>
          </table:table-cell>
          <table:table-cell table:style-name="Default" office:value-type="float" office:value="17" calcext:value-type="float">
            <text:p>17</text:p>
          </table:table-cell>
          <table:table-cell table:style-name="ce8" office:value-type="float" office:value="198" calcext:value-type="float">
            <text:p>198</text:p>
          </table:table-cell>
          <table:table-cell table:style-name="Default" table:formula="of:=[.B194]-[.B193]" office:value-type="float" office:value="-0.00180129999999989" calcext:value-type="float">
            <text:p>-0.0018013</text:p>
          </table:table-cell>
          <table:table-cell table:style-name="Default" table:formula="of:=[.C194]-[.C193]" office:value-type="float" office:value="0.000874599999999837" calcext:value-type="float">
            <text:p>0.0008746</text:p>
          </table:table-cell>
          <table:table-cell table:number-columns-repeated="8"/>
          <table:table-cell table:style-name="Default" table:formula="of:=IF([.E194]=[.$P$59];[.F194];0)" office:value-type="float" office:value="0" calcext:value-type="float">
            <text:p>0</text:p>
          </table:table-cell>
          <table:table-cell table:style-name="Default" table:formula="of:=IF([.E194]=[.$Q$59];[.F194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0.8868451" calcext:value-type="float">
            <text:p>0.8868</text:p>
          </table:table-cell>
          <table:table-cell table:style-name="ce5" office:value-type="float" office:value="0.9672607" calcext:value-type="float">
            <text:p>0.9673</text:p>
          </table:table-cell>
          <table:table-cell table:style-name="Default" office:value-type="float" office:value="18" calcext:value-type="float">
            <text:p>18</text:p>
          </table:table-cell>
          <table:table-cell table:style-name="ce8" office:value-type="float" office:value="71" calcext:value-type="float">
            <text:p>71</text:p>
          </table:table-cell>
          <table:table-cell table:style-name="Default" table:formula="of:=[.B195]-[.B194]" office:value-type="float" office:value="0.000142900000000057" calcext:value-type="float">
            <text:p>0.0001429</text:p>
          </table:table-cell>
          <table:table-cell table:style-name="Default" table:formula="of:=[.C195]-[.C194]" office:value-type="float" office:value="0.000157799999999875" calcext:value-type="float">
            <text:p>0.0001578</text:p>
          </table:table-cell>
          <table:table-cell table:number-columns-repeated="8"/>
          <table:table-cell table:style-name="Default" table:formula="of:=IF([.E195]=[.$P$59];[.F195];0)" office:value-type="float" office:value="0" calcext:value-type="float">
            <text:p>0</text:p>
          </table:table-cell>
          <table:table-cell table:style-name="Default" table:formula="of:=IF([.E195]=[.$Q$59];[.F195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0.8867458" calcext:value-type="float">
            <text:p>0.8867</text:p>
          </table:table-cell>
          <table:table-cell table:style-name="ce6" office:value-type="float" office:value="0.9678746" calcext:value-type="float">
            <text:p>0.9679</text:p>
          </table:table-cell>
          <table:table-cell table:style-name="Default" office:value-type="float" office:value="19" calcext:value-type="float">
            <text:p>19</text:p>
          </table:table-cell>
          <table:table-cell table:style-name="ce8" office:value-type="float" office:value="119" calcext:value-type="float">
            <text:p>119</text:p>
          </table:table-cell>
          <table:table-cell table:style-name="Default" table:formula="of:=[.B196]-[.B195]" office:value-type="float" office:value="-0.0000993000000001354" calcext:value-type="float">
            <text:p>-0.0000993</text:p>
          </table:table-cell>
          <table:table-cell table:style-name="Default" table:formula="of:=[.C196]-[.C195]" office:value-type="float" office:value="0.000613900000000056" calcext:value-type="float">
            <text:p>0.0006139</text:p>
          </table:table-cell>
          <table:table-cell table:number-columns-repeated="8"/>
          <table:table-cell table:style-name="Default" table:formula="of:=IF([.E196]=[.$P$59];[.F196];0)" office:value-type="float" office:value="0" calcext:value-type="float">
            <text:p>0</text:p>
          </table:table-cell>
          <table:table-cell table:style-name="Default" table:formula="of:=IF([.E196]=[.$Q$59];[.F196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0.9095805" calcext:value-type="float">
            <text:p>0.9096</text:p>
          </table:table-cell>
          <table:table-cell table:style-name="ce5" office:value-type="float" office:value="0.9645318" calcext:value-type="float">
            <text:p>0.9645</text:p>
          </table:table-cell>
          <table:table-cell table:style-name="Default" office:value-type="float" office:value="20" calcext:value-type="float">
            <text:p>20</text:p>
          </table:table-cell>
          <table:table-cell table:style-name="ce8" office:value-type="float" office:value="59" calcext:value-type="float">
            <text:p>59</text:p>
          </table:table-cell>
          <table:table-cell table:style-name="Default" table:formula="of:=[.B197]-[.B196]" office:value-type="float" office:value="0.0228347" calcext:value-type="float">
            <text:p>0.0228347</text:p>
          </table:table-cell>
          <table:table-cell table:style-name="Default" table:formula="of:=[.C197]-[.C196]" office:value-type="float" office:value="-0.00334279999999998" calcext:value-type="float">
            <text:p>-0.0033428</text:p>
          </table:table-cell>
          <table:table-cell table:number-columns-repeated="8"/>
          <table:table-cell table:style-name="Default" table:formula="of:=IF([.E197]=[.$P$59];[.F197];0)" office:value-type="float" office:value="0" calcext:value-type="float">
            <text:p>0</text:p>
          </table:table-cell>
          <table:table-cell table:style-name="Default" table:formula="of:=IF([.E197]=[.$Q$59];[.F197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Default" table:formula="of:=IF([.E198]=[.$P$59];[.F198];0)" office:value-type="float" office:value="0" calcext:value-type="float">
            <text:p>0</text:p>
          </table:table-cell>
          <table:table-cell table:style-name="Default" table:formula="of:=IF([.E198]=[.$Q$59];[.F198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table:number-columns-repeated="15"/>
          <table:table-cell table:style-name="Default" table:formula="of:=IF([.E199]=[.$P$59];[.F199];0)" office:value-type="float" office:value="0" calcext:value-type="float">
            <text:p>0</text:p>
          </table:table-cell>
          <table:table-cell table:style-name="Default" table:formula="of:=IF([.E199]=[.$Q$59];[.F199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ntry 7</text:p>
          </table:table-cell>
          <table:table-cell/>
          <table:table-cell table:style-name="Default"/>
          <table:table-cell table:style-name="Default" office:value-type="string" calcext:value-type="string">
            <text:p>Attributes</text:p>
          </table:table-cell>
          <table:table-cell table:style-name="Default" table:number-columns-repeated="10"/>
          <table:table-cell table:style-name="Default" table:formula="of:=IF([.E200]=[.$P$59];[.F200];0)" office:value-type="float" office:value="0" calcext:value-type="float">
            <text:p>0</text:p>
          </table:table-cell>
          <table:table-cell table:style-name="Default" table:formula="of:=IF([.E200]=[.$Q$59];[.F200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.967196" calcext:value-type="float">
            <text:p>0.9672</text:p>
          </table:table-cell>
          <table:table-cell table:style-name="ce5" office:value-type="float" office:value="0.9334722" calcext:value-type="float">
            <text:p>0.9335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table:number-columns-repeated="10"/>
          <table:table-cell table:style-name="Default" table:formula="of:=IF([.E201]=[.$P$59];[.F201];0)" office:value-type="float" office:value="0" calcext:value-type="float">
            <text:p>0</text:p>
          </table:table-cell>
          <table:table-cell table:style-name="Default" table:formula="of:=IF([.E201]=[.$Q$59];[.F201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9704339" calcext:value-type="float">
            <text:p>0.9704</text:p>
          </table:table-cell>
          <table:table-cell table:style-name="ce5" office:value-type="float" office:value="0.9334003" calcext:value-type="float">
            <text:p>0.9334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float" office:value="137" calcext:value-type="float">
            <text:p>137</text:p>
          </table:table-cell>
          <table:table-cell table:style-name="Default" table:formula="of:=[.B202]-[.B201]" office:value-type="float" office:value="0.00323790000000013" calcext:value-type="float">
            <text:p>0.0032379</text:p>
          </table:table-cell>
          <table:table-cell table:style-name="Default" table:formula="of:=[.C202]-[.C201]" office:value-type="float" office:value="-0.0000719000000000136" calcext:value-type="float">
            <text:p>-0.0000719</text:p>
          </table:table-cell>
          <table:table-cell table:style-name="Default" table:number-columns-repeated="8"/>
          <table:table-cell table:style-name="Default" table:formula="of:=IF([.E202]=[.$P$59];[.F202];0)" office:value-type="float" office:value="0" calcext:value-type="float">
            <text:p>0</text:p>
          </table:table-cell>
          <table:table-cell table:style-name="Default" table:formula="of:=IF([.E202]=[.$Q$59];[.F202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.9692018" calcext:value-type="float">
            <text:p>0.9692</text:p>
          </table:table-cell>
          <table:table-cell table:style-name="ce5" office:value-type="float" office:value="0.9334002" calcext:value-type="float">
            <text:p>0.9334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float" office:value="149" calcext:value-type="float">
            <text:p>149</text:p>
          </table:table-cell>
          <table:table-cell table:style-name="Default" table:formula="of:=[.B203]-[.B202]" office:value-type="float" office:value="-0.00123210000000007" calcext:value-type="float">
            <text:p>-0.0012321</text:p>
          </table:table-cell>
          <table:table-cell table:style-name="Default" table:formula="of:=[.C203]-[.C202]" office:value-type="float" office:value="-0.0000000999999999473644" calcext:value-type="float">
            <text:p>-0.0000001</text:p>
          </table:table-cell>
          <table:table-cell table:style-name="Default" table:number-columns-repeated="8"/>
          <table:table-cell table:style-name="Default" table:formula="of:=IF([.E203]=[.$P$59];[.F203];0)" office:value-type="float" office:value="0" calcext:value-type="float">
            <text:p>0</text:p>
          </table:table-cell>
          <table:table-cell table:style-name="Default" table:formula="of:=IF([.E203]=[.$Q$59];[.F203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9704403" calcext:value-type="float">
            <text:p>0.9704</text:p>
          </table:table-cell>
          <table:table-cell table:style-name="ce5" office:value-type="float" office:value="0.9375744" calcext:value-type="float">
            <text:p>0.9376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107" calcext:value-type="float">
            <text:p>107</text:p>
          </table:table-cell>
          <table:table-cell table:style-name="Default" table:formula="of:=[.B204]-[.B203]" office:value-type="float" office:value="0.00123850000000003" calcext:value-type="float">
            <text:p>0.0012385</text:p>
          </table:table-cell>
          <table:table-cell table:style-name="Default" table:formula="of:=[.C204]-[.C203]" office:value-type="float" office:value="0.00417419999999991" calcext:value-type="float">
            <text:p>0.0041742</text:p>
          </table:table-cell>
          <table:table-cell table:style-name="Default" table:number-columns-repeated="8"/>
          <table:table-cell table:style-name="Default" table:formula="of:=IF([.E204]=[.$P$59];[.F204];0)" office:value-type="float" office:value="0" calcext:value-type="float">
            <text:p>0</text:p>
          </table:table-cell>
          <table:table-cell table:style-name="Default" table:formula="of:=IF([.E204]=[.$Q$59];[.F204];0)" office:value-type="float" office:value="0.00123850000000003" calcext:value-type="float">
            <text:p>0.0012385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9775707" calcext:value-type="float">
            <text:p>0.9776</text:p>
          </table:table-cell>
          <table:table-cell table:style-name="ce5" office:value-type="float" office:value="0.9374317" calcext:value-type="float">
            <text:p>0.9374</text:p>
          </table:table-cell>
          <table:table-cell table:style-name="Default" office:value-type="float" office:value="5" calcext:value-type="float">
            <text:p>5</text:p>
          </table:table-cell>
          <table:table-cell table:style-name="ce7" office:value-type="float" office:value="125" calcext:value-type="float">
            <text:p>125</text:p>
          </table:table-cell>
          <table:table-cell table:style-name="Default" table:formula="of:=[.B205]-[.B204]" office:value-type="float" office:value="0.00713039999999998" calcext:value-type="float">
            <text:p>0.0071304</text:p>
          </table:table-cell>
          <table:table-cell table:style-name="Default" table:formula="of:=[.C205]-[.C204]" office:value-type="float" office:value="-0.00014269999999994" calcext:value-type="float">
            <text:p>-0.0001427</text:p>
          </table:table-cell>
          <table:table-cell table:style-name="Default" table:number-columns-repeated="8"/>
          <table:table-cell table:style-name="Default" table:formula="of:=IF([.E205]=[.$P$59];[.F205];0)" office:value-type="float" office:value="0" calcext:value-type="float">
            <text:p>0</text:p>
          </table:table-cell>
          <table:table-cell table:style-name="Default" table:formula="of:=IF([.E205]=[.$Q$59];[.F205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0.9783041" calcext:value-type="float">
            <text:p>0.9783</text:p>
          </table:table-cell>
          <table:table-cell table:style-name="ce5" office:value-type="float" office:value="0.9442831" calcext:value-type="float">
            <text:p>0.9443</text:p>
          </table:table-cell>
          <table:table-cell table:style-name="Default" office:value-type="float" office:value="6" calcext:value-type="float">
            <text:p>6</text:p>
          </table:table-cell>
          <table:table-cell table:style-name="ce7" office:value-type="float" office:value="71" calcext:value-type="float">
            <text:p>71</text:p>
          </table:table-cell>
          <table:table-cell table:style-name="Default" table:formula="of:=[.B206]-[.B205]" office:value-type="float" office:value="0.000733400000000217" calcext:value-type="float">
            <text:p>0.0007334</text:p>
          </table:table-cell>
          <table:table-cell table:style-name="Default" table:formula="of:=[.C206]-[.C205]" office:value-type="float" office:value="0.00685140000000006" calcext:value-type="float">
            <text:p>0.0068514</text:p>
          </table:table-cell>
          <table:table-cell table:style-name="Default" table:number-columns-repeated="8"/>
          <table:table-cell table:style-name="Default" table:formula="of:=IF([.E206]=[.$P$59];[.F206];0)" office:value-type="float" office:value="0" calcext:value-type="float">
            <text:p>0</text:p>
          </table:table-cell>
          <table:table-cell table:style-name="Default" table:formula="of:=IF([.E206]=[.$Q$59];[.F206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0.9785907" calcext:value-type="float">
            <text:p>0.9786</text:p>
          </table:table-cell>
          <table:table-cell table:style-name="ce5" office:value-type="float" office:value="0.9451548" calcext:value-type="float">
            <text:p>0.9452</text:p>
          </table:table-cell>
          <table:table-cell table:style-name="Default" office:value-type="float" office:value="7" calcext:value-type="float">
            <text:p>7</text:p>
          </table:table-cell>
          <table:table-cell table:style-name="ce7" office:value-type="float" office:value="57" calcext:value-type="float">
            <text:p>57</text:p>
          </table:table-cell>
          <table:table-cell table:style-name="Default" table:formula="of:=[.B207]-[.B206]" office:value-type="float" office:value="0.000286599999999915" calcext:value-type="float">
            <text:p>0.0002866</text:p>
          </table:table-cell>
          <table:table-cell table:style-name="Default" table:formula="of:=[.C207]-[.C206]" office:value-type="float" office:value="0.000871699999999809" calcext:value-type="float">
            <text:p>0.0008717</text:p>
          </table:table-cell>
          <table:table-cell table:style-name="Default" table:number-columns-repeated="8"/>
          <table:table-cell table:style-name="Default" table:formula="of:=IF([.E207]=[.$P$59];[.F207];0)" office:value-type="float" office:value="0" calcext:value-type="float">
            <text:p>0</text:p>
          </table:table-cell>
          <table:table-cell table:style-name="Default" table:formula="of:=IF([.E207]=[.$Q$59];[.F207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0.9772665" calcext:value-type="float">
            <text:p>0.9773</text:p>
          </table:table-cell>
          <table:table-cell table:style-name="ce5" office:value-type="float" office:value="0.9456577" calcext:value-type="float">
            <text:p>0.9457</text:p>
          </table:table-cell>
          <table:table-cell table:style-name="Default" office:value-type="float" office:value="8" calcext:value-type="float">
            <text:p>8</text:p>
          </table:table-cell>
          <table:table-cell table:style-name="ce7" office:value-type="float" office:value="145" calcext:value-type="float">
            <text:p>145</text:p>
          </table:table-cell>
          <table:table-cell table:style-name="Default" table:formula="of:=[.B208]-[.B207]" office:value-type="float" office:value="-0.0013242" calcext:value-type="float">
            <text:p>-0.0013242</text:p>
          </table:table-cell>
          <table:table-cell table:style-name="Default" table:formula="of:=[.C208]-[.C207]" office:value-type="float" office:value="0.000502900000000084" calcext:value-type="float">
            <text:p>0.0005029</text:p>
          </table:table-cell>
          <table:table-cell table:style-name="Default" table:number-columns-repeated="8"/>
          <table:table-cell table:style-name="Default" table:formula="of:=IF([.E208]=[.$P$59];[.F208];0)" office:value-type="float" office:value="0" calcext:value-type="float">
            <text:p>0</text:p>
          </table:table-cell>
          <table:table-cell table:style-name="Default" table:formula="of:=IF([.E208]=[.$Q$59];[.F208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0.9789303" calcext:value-type="float">
            <text:p>0.9789</text:p>
          </table:table-cell>
          <table:table-cell table:style-name="ce5" office:value-type="float" office:value="0.9698825" calcext:value-type="float">
            <text:p>0.9699</text:p>
          </table:table-cell>
          <table:table-cell table:style-name="Default" office:value-type="float" office:value="9" calcext:value-type="float">
            <text:p>9</text:p>
          </table:table-cell>
          <table:table-cell table:style-name="ce7" office:value-type="float" office:value="95" calcext:value-type="float">
            <text:p>95</text:p>
          </table:table-cell>
          <table:table-cell table:style-name="Default" table:formula="of:=[.B209]-[.B208]" office:value-type="float" office:value="0.00166379999999977" calcext:value-type="float">
            <text:p>0.0016638</text:p>
          </table:table-cell>
          <table:table-cell table:style-name="Default" table:formula="of:=[.C209]-[.C208]" office:value-type="float" office:value="0.0242248" calcext:value-type="float">
            <text:p>0.0242248</text:p>
          </table:table-cell>
          <table:table-cell table:style-name="Default" table:number-columns-repeated="8"/>
          <table:table-cell table:style-name="Default" table:formula="of:=IF([.E209]=[.$P$59];[.F209];0)" office:value-type="float" office:value="0" calcext:value-type="float">
            <text:p>0</text:p>
          </table:table-cell>
          <table:table-cell table:style-name="Default" table:formula="of:=IF([.E209]=[.$Q$59];[.F209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0.9793254" calcext:value-type="float">
            <text:p>0.9793</text:p>
          </table:table-cell>
          <table:table-cell table:style-name="ce5" office:value-type="float" office:value="0.9735845" calcext:value-type="float">
            <text:p>0.9736</text:p>
          </table:table-cell>
          <table:table-cell table:style-name="Default" office:value-type="float" office:value="10" calcext:value-type="float">
            <text:p>10</text:p>
          </table:table-cell>
          <table:table-cell table:style-name="ce7" office:value-type="float" office:value="175" calcext:value-type="float">
            <text:p>175</text:p>
          </table:table-cell>
          <table:table-cell table:style-name="Default" table:formula="of:=[.B210]-[.B209]" office:value-type="float" office:value="0.000395100000000093" calcext:value-type="float">
            <text:p>0.0003951</text:p>
          </table:table-cell>
          <table:table-cell table:style-name="Default" table:formula="of:=[.C210]-[.C209]" office:value-type="float" office:value="0.00370200000000009" calcext:value-type="float">
            <text:p>0.003702</text:p>
          </table:table-cell>
          <table:table-cell table:style-name="Default" table:number-columns-repeated="8"/>
          <table:table-cell table:style-name="Default" table:formula="of:=IF([.E210]=[.$P$59];[.F210];0)" office:value-type="float" office:value="0" calcext:value-type="float">
            <text:p>0</text:p>
          </table:table-cell>
          <table:table-cell table:style-name="Default" table:formula="of:=IF([.E210]=[.$Q$59];[.F210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0.9784794" calcext:value-type="float">
            <text:p>0.9785</text:p>
          </table:table-cell>
          <table:table-cell table:style-name="ce5" office:value-type="float" office:value="0.9733168" calcext:value-type="float">
            <text:p>0.9733</text:p>
          </table:table-cell>
          <table:table-cell table:style-name="Default" office:value-type="float" office:value="11" calcext:value-type="float">
            <text:p>11</text:p>
          </table:table-cell>
          <table:table-cell table:style-name="ce8" office:value-type="float" office:value="174" calcext:value-type="float">
            <text:p>174</text:p>
          </table:table-cell>
          <table:table-cell table:style-name="Default" table:formula="of:=[.B211]-[.B210]" office:value-type="float" office:value="-0.000845999999999902" calcext:value-type="float">
            <text:p>-0.000846</text:p>
          </table:table-cell>
          <table:table-cell table:style-name="Default" table:formula="of:=[.C211]-[.C210]" office:value-type="float" office:value="-0.000267699999999982" calcext:value-type="float">
            <text:p>-0.0002677</text:p>
          </table:table-cell>
          <table:table-cell table:style-name="Default" table:number-columns-repeated="8"/>
          <table:table-cell table:style-name="Default" table:formula="of:=IF([.E211]=[.$P$59];[.F211];0)" office:value-type="float" office:value="0" calcext:value-type="float">
            <text:p>0</text:p>
          </table:table-cell>
          <table:table-cell table:style-name="Default" table:formula="of:=IF([.E211]=[.$Q$59];[.F211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0.9777096" calcext:value-type="float">
            <text:p>0.9777</text:p>
          </table:table-cell>
          <table:table-cell table:style-name="ce5" office:value-type="float" office:value="0.9754814" calcext:value-type="float">
            <text:p>0.9755</text:p>
          </table:table-cell>
          <table:table-cell table:style-name="Default" office:value-type="float" office:value="12" calcext:value-type="float">
            <text:p>12</text:p>
          </table:table-cell>
          <table:table-cell table:style-name="ce8" office:value-type="float" office:value="108" calcext:value-type="float">
            <text:p>108</text:p>
          </table:table-cell>
          <table:table-cell table:style-name="Default" table:formula="of:=[.B212]-[.B211]" office:value-type="float" office:value="-0.000769799999999932" calcext:value-type="float">
            <text:p>-0.0007698</text:p>
          </table:table-cell>
          <table:table-cell table:style-name="Default" table:formula="of:=[.C212]-[.C211]" office:value-type="float" office:value="0.00216459999999985" calcext:value-type="float">
            <text:p>0.0021646</text:p>
          </table:table-cell>
          <table:table-cell table:style-name="Default" table:number-columns-repeated="8"/>
          <table:table-cell table:style-name="Default" table:formula="of:=IF([.E212]=[.$P$59];[.F212];0)" office:value-type="float" office:value="0" calcext:value-type="float">
            <text:p>0</text:p>
          </table:table-cell>
          <table:table-cell table:style-name="Default" table:formula="of:=IF([.E212]=[.$Q$59];[.F212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0.9805896" calcext:value-type="float">
            <text:p>0.9806</text:p>
          </table:table-cell>
          <table:table-cell table:style-name="ce5" office:value-type="float" office:value="0.9757475" calcext:value-type="float">
            <text:p>0.9757</text:p>
          </table:table-cell>
          <table:table-cell table:style-name="Default" office:value-type="float" office:value="13" calcext:value-type="float">
            <text:p>13</text:p>
          </table:table-cell>
          <table:table-cell table:style-name="ce8" office:value-type="float" office:value="72" calcext:value-type="float">
            <text:p>72</text:p>
          </table:table-cell>
          <table:table-cell table:style-name="Default" table:formula="of:=[.B213]-[.B212]" office:value-type="float" office:value="0.00287999999999999" calcext:value-type="float">
            <text:p>0.00288</text:p>
          </table:table-cell>
          <table:table-cell table:style-name="Default" table:formula="of:=[.C213]-[.C212]" office:value-type="float" office:value="0.000266100000000158" calcext:value-type="float">
            <text:p>0.0002661</text:p>
          </table:table-cell>
          <table:table-cell table:style-name="Default" table:number-columns-repeated="8"/>
          <table:table-cell table:style-name="Default" table:formula="of:=IF([.E213]=[.$P$59];[.F213];0)" office:value-type="float" office:value="0.00287999999999999" calcext:value-type="float">
            <text:p>0.00288</text:p>
          </table:table-cell>
          <table:table-cell table:style-name="Default" table:formula="of:=IF([.E213]=[.$Q$59];[.F213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0.9828616" calcext:value-type="float">
            <text:p>0.9829</text:p>
          </table:table-cell>
          <table:table-cell table:style-name="ce5" office:value-type="float" office:value="0.9754266" calcext:value-type="float">
            <text:p>0.9754</text:p>
          </table:table-cell>
          <table:table-cell table:style-name="Default" office:value-type="float" office:value="14" calcext:value-type="float">
            <text:p>14</text:p>
          </table:table-cell>
          <table:table-cell table:style-name="ce8" office:value-type="float" office:value="119" calcext:value-type="float">
            <text:p>119</text:p>
          </table:table-cell>
          <table:table-cell table:style-name="Default" table:formula="of:=[.B214]-[.B213]" office:value-type="float" office:value="0.00227199999999983" calcext:value-type="float">
            <text:p>0.002272</text:p>
          </table:table-cell>
          <table:table-cell table:style-name="Default" table:formula="of:=[.C214]-[.C213]" office:value-type="float" office:value="-0.00032090000000029" calcext:value-type="float">
            <text:p>-0.0003209</text:p>
          </table:table-cell>
          <table:table-cell table:style-name="Default" table:number-columns-repeated="8"/>
          <table:table-cell table:style-name="Default" table:formula="of:=IF([.E214]=[.$P$59];[.F214];0)" office:value-type="float" office:value="0" calcext:value-type="float">
            <text:p>0</text:p>
          </table:table-cell>
          <table:table-cell table:style-name="Default" table:formula="of:=IF([.E214]=[.$Q$59];[.F214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0.9791833" calcext:value-type="float">
            <text:p>0.9792</text:p>
          </table:table-cell>
          <table:table-cell table:style-name="ce5" office:value-type="float" office:value="0.9745694" calcext:value-type="float">
            <text:p>0.9746</text:p>
          </table:table-cell>
          <table:table-cell table:style-name="Default" office:value-type="float" office:value="15" calcext:value-type="float">
            <text:p>15</text:p>
          </table:table-cell>
          <table:table-cell table:style-name="ce8" office:value-type="float" office:value="98" calcext:value-type="float">
            <text:p>98</text:p>
          </table:table-cell>
          <table:table-cell table:style-name="Default" table:formula="of:=[.B215]-[.B214]" office:value-type="float" office:value="-0.00367830000000002" calcext:value-type="float">
            <text:p>-0.0036783</text:p>
          </table:table-cell>
          <table:table-cell table:style-name="Default" table:formula="of:=[.C215]-[.C214]" office:value-type="float" office:value="-0.00085719999999978" calcext:value-type="float">
            <text:p>-0.0008572</text:p>
          </table:table-cell>
          <table:table-cell table:style-name="Default" table:number-columns-repeated="8"/>
          <table:table-cell table:style-name="Default" table:formula="of:=IF([.E215]=[.$P$59];[.F215];0)" office:value-type="float" office:value="0" calcext:value-type="float">
            <text:p>0</text:p>
          </table:table-cell>
          <table:table-cell table:style-name="Default" table:formula="of:=IF([.E215]=[.$Q$59];[.F215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0.9827191" calcext:value-type="float">
            <text:p>0.9827</text:p>
          </table:table-cell>
          <table:table-cell table:style-name="ce5" office:value-type="float" office:value="0.9750002" calcext:value-type="float">
            <text:p>0.9750</text:p>
          </table:table-cell>
          <table:table-cell table:style-name="Default" office:value-type="float" office:value="16" calcext:value-type="float">
            <text:p>16</text:p>
          </table:table-cell>
          <table:table-cell table:style-name="ce8" office:value-type="float" office:value="168" calcext:value-type="float">
            <text:p>168</text:p>
          </table:table-cell>
          <table:table-cell table:style-name="Default" table:formula="of:=[.B216]-[.B215]" office:value-type="float" office:value="0.00353580000000009" calcext:value-type="float">
            <text:p>0.0035358</text:p>
          </table:table-cell>
          <table:table-cell table:style-name="Default" table:formula="of:=[.C216]-[.C215]" office:value-type="float" office:value="0.000430799999999953" calcext:value-type="float">
            <text:p>0.0004308</text:p>
          </table:table-cell>
          <table:table-cell table:style-name="Default" table:number-columns-repeated="8"/>
          <table:table-cell table:style-name="Default" table:formula="of:=IF([.E216]=[.$P$59];[.F216];0)" office:value-type="float" office:value="0" calcext:value-type="float">
            <text:p>0</text:p>
          </table:table-cell>
          <table:table-cell table:style-name="Default" table:formula="of:=IF([.E216]=[.$Q$59];[.F216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0.9835727" calcext:value-type="float">
            <text:p>0.9836</text:p>
          </table:table-cell>
          <table:table-cell table:style-name="ce5" office:value-type="float" office:value="0.9753048" calcext:value-type="float">
            <text:p>0.9753</text:p>
          </table:table-cell>
          <table:table-cell table:style-name="Default" office:value-type="float" office:value="17" calcext:value-type="float">
            <text:p>17</text:p>
          </table:table-cell>
          <table:table-cell table:style-name="ce8" office:value-type="float" office:value="167" calcext:value-type="float">
            <text:p>167</text:p>
          </table:table-cell>
          <table:table-cell table:style-name="Default" table:formula="of:=[.B217]-[.B216]" office:value-type="float" office:value="0.000853599999999899" calcext:value-type="float">
            <text:p>0.0008536</text:p>
          </table:table-cell>
          <table:table-cell table:style-name="Default" table:formula="of:=[.C217]-[.C216]" office:value-type="float" office:value="0.000304599999999988" calcext:value-type="float">
            <text:p>0.0003046</text:p>
          </table:table-cell>
          <table:table-cell table:style-name="Default" table:number-columns-repeated="8"/>
          <table:table-cell table:style-name="Default" table:formula="of:=IF([.E217]=[.$P$59];[.F217];0)" office:value-type="float" office:value="0" calcext:value-type="float">
            <text:p>0</text:p>
          </table:table-cell>
          <table:table-cell table:style-name="Default" table:formula="of:=IF([.E217]=[.$Q$59];[.F217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0.9830102" calcext:value-type="float">
            <text:p>0.9830</text:p>
          </table:table-cell>
          <table:table-cell table:style-name="ce5" office:value-type="float" office:value="0.9736066" calcext:value-type="float">
            <text:p>0.9736</text:p>
          </table:table-cell>
          <table:table-cell table:style-name="Default" office:value-type="float" office:value="18" calcext:value-type="float">
            <text:p>18</text:p>
          </table:table-cell>
          <table:table-cell table:style-name="ce8" office:value-type="float" office:value="183" calcext:value-type="float">
            <text:p>183</text:p>
          </table:table-cell>
          <table:table-cell table:style-name="Default" table:formula="of:=[.B218]-[.B217]" office:value-type="float" office:value="-0.000562500000000021" calcext:value-type="float">
            <text:p>-0.0005625</text:p>
          </table:table-cell>
          <table:table-cell table:style-name="Default" table:formula="of:=[.C218]-[.C217]" office:value-type="float" office:value="-0.00169820000000009" calcext:value-type="float">
            <text:p>-0.0016982</text:p>
          </table:table-cell>
          <table:table-cell table:style-name="Default" table:number-columns-repeated="8"/>
          <table:table-cell table:style-name="Default" table:formula="of:=IF([.E218]=[.$P$59];[.F218];0)" office:value-type="float" office:value="0" calcext:value-type="float">
            <text:p>0</text:p>
          </table:table-cell>
          <table:table-cell table:style-name="Default" table:formula="of:=IF([.E218]=[.$Q$59];[.F218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0.98177" calcext:value-type="float">
            <text:p>0.9818</text:p>
          </table:table-cell>
          <table:table-cell table:style-name="ce5" office:value-type="float" office:value="0.9724408" calcext:value-type="float">
            <text:p>0.9724</text:p>
          </table:table-cell>
          <table:table-cell table:style-name="Default" office:value-type="float" office:value="19" calcext:value-type="float">
            <text:p>19</text:p>
          </table:table-cell>
          <table:table-cell table:style-name="ce8" office:value-type="float" office:value="96" calcext:value-type="float">
            <text:p>96</text:p>
          </table:table-cell>
          <table:table-cell table:style-name="Default" table:formula="of:=[.B219]-[.B218]" office:value-type="float" office:value="-0.00124020000000002" calcext:value-type="float">
            <text:p>-0.0012402</text:p>
          </table:table-cell>
          <table:table-cell table:style-name="Default" table:formula="of:=[.C219]-[.C218]" office:value-type="float" office:value="-0.00116579999999999" calcext:value-type="float">
            <text:p>-0.0011658</text:p>
          </table:table-cell>
          <table:table-cell table:style-name="Default" table:number-columns-repeated="8"/>
          <table:table-cell table:style-name="Default" table:formula="of:=IF([.E219]=[.$P$59];[.F219];0)" office:value-type="float" office:value="0" calcext:value-type="float">
            <text:p>0</text:p>
          </table:table-cell>
          <table:table-cell table:style-name="Default" table:formula="of:=IF([.E219]=[.$Q$59];[.F219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0.9811444" calcext:value-type="float">
            <text:p>0.9811</text:p>
          </table:table-cell>
          <table:table-cell table:style-name="ce5" office:value-type="float" office:value="0.9716555" calcext:value-type="float">
            <text:p>0.9717</text:p>
          </table:table-cell>
          <table:table-cell table:style-name="Default" office:value-type="float" office:value="20" calcext:value-type="float">
            <text:p>20</text:p>
          </table:table-cell>
          <table:table-cell table:style-name="ce8" office:value-type="float" office:value="59" calcext:value-type="float">
            <text:p>59</text:p>
          </table:table-cell>
          <table:table-cell table:style-name="Default" table:formula="of:=[.B220]-[.B219]" office:value-type="float" office:value="-0.000625599999999671" calcext:value-type="float">
            <text:p>-0.0006256</text:p>
          </table:table-cell>
          <table:table-cell table:style-name="Default" table:formula="of:=[.C220]-[.C219]" office:value-type="float" office:value="-0.000785299999999878" calcext:value-type="float">
            <text:p>-0.0007853</text:p>
          </table:table-cell>
          <table:table-cell table:style-name="Default" table:number-columns-repeated="8"/>
          <table:table-cell table:style-name="Default" table:formula="of:=IF([.E220]=[.$P$59];[.F220];0)" office:value-type="float" office:value="0" calcext:value-type="float">
            <text:p>0</text:p>
          </table:table-cell>
          <table:table-cell table:style-name="Default" table:formula="of:=IF([.E220]=[.$Q$59];[.F220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table:number-columns-repeated="15"/>
          <table:table-cell table:style-name="Default" table:formula="of:=IF([.E221]=[.$P$59];[.F221];0)" office:value-type="float" office:value="0" calcext:value-type="float">
            <text:p>0</text:p>
          </table:table-cell>
          <table:table-cell table:style-name="Default" table:formula="of:=IF([.E221]=[.$Q$59];[.F221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Default" table:formula="of:=IF([.E222]=[.$P$59];[.F222];0)" office:value-type="float" office:value="0" calcext:value-type="float">
            <text:p>0</text:p>
          </table:table-cell>
          <table:table-cell table:style-name="Default" table:formula="of:=IF([.E222]=[.$Q$59];[.F222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ntry 8</text:p>
          </table:table-cell>
          <table:table-cell table:style-name="Default"/>
          <table:table-cell/>
          <table:table-cell office:value-type="string" calcext:value-type="string">
            <text:p>Attributes</text:p>
          </table:table-cell>
          <table:table-cell table:number-columns-repeated="10"/>
          <table:table-cell table:style-name="Default" table:formula="of:=IF([.E223]=[.$P$59];[.F223];0)" office:value-type="float" office:value="0" calcext:value-type="float">
            <text:p>0</text:p>
          </table:table-cell>
          <table:table-cell table:style-name="Default" table:formula="of:=IF([.E223]=[.$Q$59];[.F223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.9685569" calcext:value-type="float">
            <text:p>0.9686</text:p>
          </table:table-cell>
          <table:table-cell table:style-name="ce5" office:value-type="float" office:value="0.9355904" calcext:value-type="float">
            <text:p>0.9356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"/>
          <table:table-cell table:style-name="Default" table:formula="of:=IF([.E224]=[.$P$59];[.F224];0)" office:value-type="float" office:value="0" calcext:value-type="float">
            <text:p>0</text:p>
          </table:table-cell>
          <table:table-cell table:style-name="Default" table:formula="of:=IF([.E224]=[.$Q$59];[.F224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9673328" calcext:value-type="float">
            <text:p>0.9673</text:p>
          </table:table-cell>
          <table:table-cell table:style-name="ce5" office:value-type="float" office:value="0.935519" calcext:value-type="float">
            <text:p>0.9355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float" office:value="137" calcext:value-type="float">
            <text:p>137</text:p>
          </table:table-cell>
          <table:table-cell table:style-name="Default" table:formula="of:=[.B225]-[.B224]" office:value-type="float" office:value="-0.00122409999999995" calcext:value-type="float">
            <text:p>-0.0012241</text:p>
          </table:table-cell>
          <table:table-cell table:style-name="Default" table:formula="of:=[.C225]-[.C224]" office:value-type="float" office:value="-0.0000714000000000547" calcext:value-type="float">
            <text:p>-0.0000714</text:p>
          </table:table-cell>
          <table:table-cell table:number-columns-repeated="8"/>
          <table:table-cell table:style-name="Default" table:formula="of:=IF([.E225]=[.$P$59];[.F225];0)" office:value-type="float" office:value="0" calcext:value-type="float">
            <text:p>0</text:p>
          </table:table-cell>
          <table:table-cell table:style-name="Default" table:formula="of:=IF([.E225]=[.$Q$59];[.F225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.9749837" calcext:value-type="float">
            <text:p>0.9750</text:p>
          </table:table-cell>
          <table:table-cell table:style-name="ce5" office:value-type="float" office:value="0.9370515" calcext:value-type="float">
            <text:p>0.9371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float" office:value="107" calcext:value-type="float">
            <text:p>107</text:p>
          </table:table-cell>
          <table:table-cell table:style-name="Default" table:formula="of:=[.B226]-[.B225]" office:value-type="float" office:value="0.00765090000000013" calcext:value-type="float">
            <text:p>0.0076509</text:p>
          </table:table-cell>
          <table:table-cell table:style-name="Default" table:formula="of:=[.C226]-[.C225]" office:value-type="float" office:value="0.00153250000000027" calcext:value-type="float">
            <text:p>0.0015325</text:p>
          </table:table-cell>
          <table:table-cell table:number-columns-repeated="8"/>
          <table:table-cell table:style-name="Default" table:formula="of:=IF([.E226]=[.$P$59];[.F226];0)" office:value-type="float" office:value="0" calcext:value-type="float">
            <text:p>0</text:p>
          </table:table-cell>
          <table:table-cell table:style-name="Default" table:formula="of:=IF([.E226]=[.$Q$59];[.F226];0)" office:value-type="float" office:value="0.00765090000000013" calcext:value-type="float">
            <text:p>0.0076509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9774487" calcext:value-type="float">
            <text:p>0.9774</text:p>
          </table:table-cell>
          <table:table-cell table:style-name="ce5" office:value-type="float" office:value="0.9388478" calcext:value-type="float">
            <text:p>0.9388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125" calcext:value-type="float">
            <text:p>125</text:p>
          </table:table-cell>
          <table:table-cell table:style-name="Default" table:formula="of:=[.B227]-[.B226]" office:value-type="float" office:value="0.00246500000000016" calcext:value-type="float">
            <text:p>0.002465</text:p>
          </table:table-cell>
          <table:table-cell table:style-name="Default" table:formula="of:=[.C227]-[.C226]" office:value-type="float" office:value="0.00179629999999975" calcext:value-type="float">
            <text:p>0.0017963</text:p>
          </table:table-cell>
          <table:table-cell table:number-columns-repeated="7"/>
          <table:table-cell table:style-name="Default"/>
          <table:table-cell table:style-name="Default" table:formula="of:=IF([.E227]=[.$P$59];[.F227];0)" office:value-type="float" office:value="0" calcext:value-type="float">
            <text:p>0</text:p>
          </table:table-cell>
          <table:table-cell table:style-name="Default" table:formula="of:=IF([.E227]=[.$Q$59];[.F227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9773573" calcext:value-type="float">
            <text:p>0.9774</text:p>
          </table:table-cell>
          <table:table-cell table:style-name="ce5" office:value-type="float" office:value="0.9436903" calcext:value-type="float">
            <text:p>0.9437</text:p>
          </table:table-cell>
          <table:table-cell table:style-name="Default" office:value-type="float" office:value="5" calcext:value-type="float">
            <text:p>5</text:p>
          </table:table-cell>
          <table:table-cell table:style-name="ce7" office:value-type="float" office:value="71" calcext:value-type="float">
            <text:p>71</text:p>
          </table:table-cell>
          <table:table-cell table:style-name="Default" table:formula="of:=[.B228]-[.B227]" office:value-type="float" office:value="-0.0000914000000001858" calcext:value-type="float">
            <text:p>-0.0000914</text:p>
          </table:table-cell>
          <table:table-cell table:style-name="Default" table:formula="of:=[.C228]-[.C227]" office:value-type="float" office:value="0.00484249999999997" calcext:value-type="float">
            <text:p>0.0048425</text:p>
          </table:table-cell>
          <table:table-cell table:number-columns-repeated="7"/>
          <table:table-cell table:style-name="Default"/>
          <table:table-cell table:style-name="Default" table:formula="of:=IF([.E228]=[.$P$59];[.F228];0)" office:value-type="float" office:value="0" calcext:value-type="float">
            <text:p>0</text:p>
          </table:table-cell>
          <table:table-cell table:style-name="Default" table:formula="of:=IF([.E228]=[.$Q$59];[.F228];0)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0.9757569" calcext:value-type="float">
            <text:p>0.9758</text:p>
          </table:table-cell>
          <table:table-cell table:style-name="ce5" office:value-type="float" office:value="0.9447489" calcext:value-type="float">
            <text:p>0.9447</text:p>
          </table:table-cell>
          <table:table-cell table:style-name="Default" office:value-type="float" office:value="6" calcext:value-type="float">
            <text:p>6</text:p>
          </table:table-cell>
          <table:table-cell table:style-name="ce7" office:value-type="float" office:value="57" calcext:value-type="float">
            <text:p>57</text:p>
          </table:table-cell>
          <table:table-cell table:style-name="Default" table:formula="of:=[.B229]-[.B228]" office:value-type="float" office:value="-0.00160039999999984" calcext:value-type="float">
            <text:p>-0.0016004</text:p>
          </table:table-cell>
          <table:table-cell table:style-name="Default" table:formula="of:=[.C229]-[.C228]" office:value-type="float" office:value="0.00105860000000002" calcext:value-type="float">
            <text:p>0.0010586</text:p>
          </table:table-cell>
          <table:table-cell table:number-columns-repeated="7"/>
          <table:table-cell table:style-name="Default"/>
          <table:table-cell table:style-name="Default" table:formula="of:=IF([.E229]=[.$P$59];[.F229];0)" office:value-type="float" office:value="0" calcext:value-type="float">
            <text:p>0</text:p>
          </table:table-cell>
          <table:table-cell table:style-name="Default" table:formula="of:=IF([.E229]=[.$Q$59];[.F229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0.9768174" calcext:value-type="float">
            <text:p>0.9768</text:p>
          </table:table-cell>
          <table:table-cell table:style-name="ce5" office:value-type="float" office:value="0.9491976" calcext:value-type="float">
            <text:p>0.9492</text:p>
          </table:table-cell>
          <table:table-cell table:style-name="Default" office:value-type="float" office:value="7" calcext:value-type="float">
            <text:p>7</text:p>
          </table:table-cell>
          <table:table-cell table:style-name="ce7" office:value-type="float" office:value="149" calcext:value-type="float">
            <text:p>149</text:p>
          </table:table-cell>
          <table:table-cell table:style-name="Default" table:formula="of:=[.B230]-[.B229]" office:value-type="float" office:value="0.0010604999999998" calcext:value-type="float">
            <text:p>0.0010605</text:p>
          </table:table-cell>
          <table:table-cell table:style-name="Default" table:formula="of:=[.C230]-[.C229]" office:value-type="float" office:value="0.00444870000000019" calcext:value-type="float">
            <text:p>0.0044487</text:p>
          </table:table-cell>
          <table:table-cell table:number-columns-repeated="7"/>
          <table:table-cell table:style-name="Default"/>
          <table:table-cell table:style-name="Default" table:formula="of:=IF([.E230]=[.$P$59];[.F230];0)" office:value-type="float" office:value="0" calcext:value-type="float">
            <text:p>0</text:p>
          </table:table-cell>
          <table:table-cell table:style-name="Default" table:formula="of:=IF([.E230]=[.$Q$59];[.F230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0.9760954" calcext:value-type="float">
            <text:p>0.9761</text:p>
          </table:table-cell>
          <table:table-cell table:style-name="ce5" office:value-type="float" office:value="0.9481314" calcext:value-type="float">
            <text:p>0.9481</text:p>
          </table:table-cell>
          <table:table-cell table:style-name="Default" office:value-type="float" office:value="8" calcext:value-type="float">
            <text:p>8</text:p>
          </table:table-cell>
          <table:table-cell table:style-name="ce7" office:value-type="float" office:value="175" calcext:value-type="float">
            <text:p>175</text:p>
          </table:table-cell>
          <table:table-cell table:style-name="Default" table:formula="of:=[.B231]-[.B230]" office:value-type="float" office:value="-0.000721999999999889" calcext:value-type="float">
            <text:p>-0.000722</text:p>
          </table:table-cell>
          <table:table-cell table:style-name="Default" table:formula="of:=[.C231]-[.C230]" office:value-type="float" office:value="-0.00106620000000013" calcext:value-type="float">
            <text:p>-0.0010662</text:p>
          </table:table-cell>
          <table:table-cell table:number-columns-repeated="7"/>
          <table:table-cell table:style-name="Default"/>
          <table:table-cell table:style-name="Default" table:formula="of:=IF([.E231]=[.$P$59];[.F231];0)" office:value-type="float" office:value="0" calcext:value-type="float">
            <text:p>0</text:p>
          </table:table-cell>
          <table:table-cell table:style-name="Default" table:formula="of:=IF([.E231]=[.$Q$59];[.F231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0.9788128" calcext:value-type="float">
            <text:p>0.9788</text:p>
          </table:table-cell>
          <table:table-cell table:style-name="ce5" office:value-type="float" office:value="0.9484733" calcext:value-type="float">
            <text:p>0.9485</text:p>
          </table:table-cell>
          <table:table-cell table:style-name="Default" office:value-type="float" office:value="9" calcext:value-type="float">
            <text:p>9</text:p>
          </table:table-cell>
          <table:table-cell table:style-name="ce7" office:value-type="float" office:value="145" calcext:value-type="float">
            <text:p>145</text:p>
          </table:table-cell>
          <table:table-cell table:style-name="Default" table:formula="of:=[.B232]-[.B231]" office:value-type="float" office:value="0.00271740000000009" calcext:value-type="float">
            <text:p>0.0027174</text:p>
          </table:table-cell>
          <table:table-cell table:style-name="Default" table:formula="of:=[.C232]-[.C231]" office:value-type="float" office:value="0.000341900000000117" calcext:value-type="float">
            <text:p>0.0003419</text:p>
          </table:table-cell>
          <table:table-cell table:number-columns-repeated="7"/>
          <table:table-cell table:style-name="Default"/>
          <table:table-cell table:style-name="Default" table:formula="of:=IF([.E232]=[.$P$59];[.F232];0)" office:value-type="float" office:value="0" calcext:value-type="float">
            <text:p>0</text:p>
          </table:table-cell>
          <table:table-cell table:style-name="Default" table:formula="of:=IF([.E232]=[.$Q$59];[.F232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0.9783976" calcext:value-type="float">
            <text:p>0.9784</text:p>
          </table:table-cell>
          <table:table-cell table:style-name="ce5" office:value-type="float" office:value="0.9663263" calcext:value-type="float">
            <text:p>0.9663</text:p>
          </table:table-cell>
          <table:table-cell table:style-name="Default" office:value-type="float" office:value="10" calcext:value-type="float">
            <text:p>10</text:p>
          </table:table-cell>
          <table:table-cell table:style-name="ce7" office:value-type="float" office:value="95" calcext:value-type="float">
            <text:p>95</text:p>
          </table:table-cell>
          <table:table-cell table:style-name="Default" table:formula="of:=[.B233]-[.B232]" office:value-type="float" office:value="-0.000415200000000171" calcext:value-type="float">
            <text:p>-0.0004152</text:p>
          </table:table-cell>
          <table:table-cell table:style-name="Default" table:formula="of:=[.C233]-[.C232]" office:value-type="float" office:value="0.0178529999999998" calcext:value-type="float">
            <text:p>0.017853</text:p>
          </table:table-cell>
          <table:table-cell table:number-columns-repeated="7"/>
          <table:table-cell table:style-name="Default"/>
          <table:table-cell table:style-name="Default" table:formula="of:=IF([.E233]=[.$P$59];[.F233];0)" office:value-type="float" office:value="0" calcext:value-type="float">
            <text:p>0</text:p>
          </table:table-cell>
          <table:table-cell table:style-name="Default" table:formula="of:=IF([.E233]=[.$Q$59];[.F233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0.9774442" calcext:value-type="float">
            <text:p>0.9774</text:p>
          </table:table-cell>
          <table:table-cell table:style-name="ce5" office:value-type="float" office:value="0.9658951" calcext:value-type="float">
            <text:p>0.9659</text:p>
          </table:table-cell>
          <table:table-cell table:style-name="Default" office:value-type="float" office:value="11" calcext:value-type="float">
            <text:p>11</text:p>
          </table:table-cell>
          <table:table-cell table:style-name="ce8" office:value-type="float" office:value="174" calcext:value-type="float">
            <text:p>174</text:p>
          </table:table-cell>
          <table:table-cell table:style-name="Default" table:formula="of:=[.B234]-[.B233]" office:value-type="float" office:value="-0.000953399999999771" calcext:value-type="float">
            <text:p>-0.0009534</text:p>
          </table:table-cell>
          <table:table-cell table:style-name="Default" table:formula="of:=[.C234]-[.C233]" office:value-type="float" office:value="-0.000431200000000076" calcext:value-type="float">
            <text:p>-0.0004312</text:p>
          </table:table-cell>
          <table:table-cell table:number-columns-repeated="7"/>
          <table:table-cell table:style-name="Default"/>
          <table:table-cell table:style-name="Default" table:formula="of:=IF([.E234]=[.$P$59];[.F234];0)" office:value-type="float" office:value="0" calcext:value-type="float">
            <text:p>0</text:p>
          </table:table-cell>
          <table:table-cell table:style-name="Default" table:formula="of:=IF([.E234]=[.$Q$59];[.F234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0.9783285" calcext:value-type="float">
            <text:p>0.9783</text:p>
          </table:table-cell>
          <table:table-cell table:style-name="ce5" office:value-type="float" office:value="0.9694206" calcext:value-type="float">
            <text:p>0.9694</text:p>
          </table:table-cell>
          <table:table-cell table:style-name="Default" office:value-type="float" office:value="12" calcext:value-type="float">
            <text:p>12</text:p>
          </table:table-cell>
          <table:table-cell table:style-name="ce8" office:value-type="float" office:value="108" calcext:value-type="float">
            <text:p>108</text:p>
          </table:table-cell>
          <table:table-cell table:style-name="Default" table:formula="of:=[.B235]-[.B234]" office:value-type="float" office:value="0.00088430000000006" calcext:value-type="float">
            <text:p>0.0008843</text:p>
          </table:table-cell>
          <table:table-cell table:style-name="Default" table:formula="of:=[.C235]-[.C234]" office:value-type="float" office:value="0.00352550000000029" calcext:value-type="float">
            <text:p>0.0035255</text:p>
          </table:table-cell>
          <table:table-cell table:number-columns-repeated="7"/>
          <table:table-cell table:style-name="Default"/>
          <table:table-cell table:style-name="Default" table:formula="of:=IF([.E235]=[.$P$59];[.F235];0)" office:value-type="float" office:value="0" calcext:value-type="float">
            <text:p>0</text:p>
          </table:table-cell>
          <table:table-cell table:style-name="Default" table:formula="of:=IF([.E235]=[.$Q$59];[.F235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0.9744779" calcext:value-type="float">
            <text:p>0.9745</text:p>
          </table:table-cell>
          <table:table-cell table:style-name="ce5" office:value-type="float" office:value="0.9725885" calcext:value-type="float">
            <text:p>0.9726</text:p>
          </table:table-cell>
          <table:table-cell table:style-name="Default" office:value-type="float" office:value="13" calcext:value-type="float">
            <text:p>13</text:p>
          </table:table-cell>
          <table:table-cell table:style-name="ce8" office:value-type="float" office:value="194" calcext:value-type="float">
            <text:p>194</text:p>
          </table:table-cell>
          <table:table-cell table:style-name="Default" table:formula="of:=[.B236]-[.B235]" office:value-type="float" office:value="-0.00385060000000037" calcext:value-type="float">
            <text:p>-0.0038506</text:p>
          </table:table-cell>
          <table:table-cell table:style-name="Default" table:formula="of:=[.C236]-[.C235]" office:value-type="float" office:value="0.00316789999999978" calcext:value-type="float">
            <text:p>0.0031679</text:p>
          </table:table-cell>
          <table:table-cell table:number-columns-repeated="7"/>
          <table:table-cell table:style-name="Default"/>
          <table:table-cell table:style-name="Default" table:formula="of:=IF([.E236]=[.$P$59];[.F236];0)" office:value-type="float" office:value="0" calcext:value-type="float">
            <text:p>0</text:p>
          </table:table-cell>
          <table:table-cell table:style-name="Default" table:formula="of:=IF([.E236]=[.$Q$59];[.F236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0.975812" calcext:value-type="float">
            <text:p>0.9758</text:p>
          </table:table-cell>
          <table:table-cell table:style-name="ce5" office:value-type="float" office:value="0.9720309" calcext:value-type="float">
            <text:p>0.9720</text:p>
          </table:table-cell>
          <table:table-cell table:style-name="Default" office:value-type="float" office:value="14" calcext:value-type="float">
            <text:p>14</text:p>
          </table:table-cell>
          <table:table-cell table:style-name="ce8" office:value-type="float" office:value="72" calcext:value-type="float">
            <text:p>72</text:p>
          </table:table-cell>
          <table:table-cell table:style-name="Default" table:formula="of:=[.B237]-[.B236]" office:value-type="float" office:value="0.0013341" calcext:value-type="float">
            <text:p>0.0013341</text:p>
          </table:table-cell>
          <table:table-cell table:style-name="Default" table:formula="of:=[.C237]-[.C236]" office:value-type="float" office:value="-0.000557600000000047" calcext:value-type="float">
            <text:p>-0.0005576</text:p>
          </table:table-cell>
          <table:table-cell table:number-columns-repeated="7"/>
          <table:table-cell table:style-name="Default"/>
          <table:table-cell table:style-name="Default" table:formula="of:=IF([.E237]=[.$P$59];[.F237];0)" office:value-type="float" office:value="0.0013341" calcext:value-type="float">
            <text:p>0.0013341</text:p>
          </table:table-cell>
          <table:table-cell table:style-name="Default" table:formula="of:=IF([.E237]=[.$Q$59];[.F237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0.9751279" calcext:value-type="float">
            <text:p>0.9751</text:p>
          </table:table-cell>
          <table:table-cell table:style-name="ce5" office:value-type="float" office:value="0.9721388" calcext:value-type="float">
            <text:p>0.9721</text:p>
          </table:table-cell>
          <table:table-cell table:style-name="Default" office:value-type="float" office:value="15" calcext:value-type="float">
            <text:p>15</text:p>
          </table:table-cell>
          <table:table-cell table:style-name="ce8" office:value-type="float" office:value="98" calcext:value-type="float">
            <text:p>98</text:p>
          </table:table-cell>
          <table:table-cell table:style-name="Default" table:formula="of:=[.B238]-[.B237]" office:value-type="float" office:value="-0.000684099999999743" calcext:value-type="float">
            <text:p>-0.0006841</text:p>
          </table:table-cell>
          <table:table-cell table:style-name="Default" table:formula="of:=[.C238]-[.C237]" office:value-type="float" office:value="0.000107900000000161" calcext:value-type="float">
            <text:p>0.0001079</text:p>
          </table:table-cell>
          <table:table-cell table:number-columns-repeated="7"/>
          <table:table-cell table:style-name="Default"/>
          <table:table-cell table:style-name="Default" table:formula="of:=IF([.E238]=[.$P$59];[.F238];0)" office:value-type="float" office:value="0" calcext:value-type="float">
            <text:p>0</text:p>
          </table:table-cell>
          <table:table-cell table:style-name="Default" table:formula="of:=IF([.E238]=[.$Q$59];[.F238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0.9702291" calcext:value-type="float">
            <text:p>0.9702</text:p>
          </table:table-cell>
          <table:table-cell table:style-name="ce5" office:value-type="float" office:value="0.9730388" calcext:value-type="float">
            <text:p>0.9730</text:p>
          </table:table-cell>
          <table:table-cell table:style-name="Default" office:value-type="float" office:value="16" calcext:value-type="float">
            <text:p>16</text:p>
          </table:table-cell>
          <table:table-cell table:style-name="ce8" office:value-type="float" office:value="201" calcext:value-type="float">
            <text:p>201</text:p>
          </table:table-cell>
          <table:table-cell table:style-name="Default" table:formula="of:=[.B239]-[.B238]" office:value-type="float" office:value="-0.0048988000000002" calcext:value-type="float">
            <text:p>-0.0048988</text:p>
          </table:table-cell>
          <table:table-cell table:style-name="Default" table:formula="of:=[.C239]-[.C238]" office:value-type="float" office:value="0.000900000000000012" calcext:value-type="float">
            <text:p>0.0009</text:p>
          </table:table-cell>
          <table:table-cell table:number-columns-repeated="8"/>
          <table:table-cell table:style-name="Default" table:formula="of:=IF([.E239]=[.$P$59];[.F239];0)" office:value-type="float" office:value="0" calcext:value-type="float">
            <text:p>0</text:p>
          </table:table-cell>
          <table:table-cell table:style-name="Default" table:formula="of:=IF([.E239]=[.$Q$59];[.F239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0.9757195" calcext:value-type="float">
            <text:p>0.9757</text:p>
          </table:table-cell>
          <table:table-cell table:style-name="ce5" office:value-type="float" office:value="0.9734166" calcext:value-type="float">
            <text:p>0.9734</text:p>
          </table:table-cell>
          <table:table-cell table:style-name="Default" office:value-type="float" office:value="17" calcext:value-type="float">
            <text:p>17</text:p>
          </table:table-cell>
          <table:table-cell table:style-name="ce8" office:value-type="float" office:value="119" calcext:value-type="float">
            <text:p>119</text:p>
          </table:table-cell>
          <table:table-cell table:style-name="Default" table:formula="of:=[.B240]-[.B239]" office:value-type="float" office:value="0.00549040000000012" calcext:value-type="float">
            <text:p>0.0054904</text:p>
          </table:table-cell>
          <table:table-cell table:style-name="Default" table:formula="of:=[.C240]-[.C239]" office:value-type="float" office:value="0.000377799999999984" calcext:value-type="float">
            <text:p>0.0003778</text:p>
          </table:table-cell>
          <table:table-cell table:number-columns-repeated="8"/>
          <table:table-cell table:style-name="Default" table:formula="of:=IF([.E240]=[.$P$59];[.F240];0)" office:value-type="float" office:value="0" calcext:value-type="float">
            <text:p>0</text:p>
          </table:table-cell>
          <table:table-cell table:style-name="Default" table:formula="of:=IF([.E240]=[.$Q$59];[.F240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0.9760282" calcext:value-type="float">
            <text:p>0.9760</text:p>
          </table:table-cell>
          <table:table-cell table:style-name="ce5" office:value-type="float" office:value="0.9732557" calcext:value-type="float">
            <text:p>0.9733</text:p>
          </table:table-cell>
          <table:table-cell table:style-name="Default" office:value-type="float" office:value="18" calcext:value-type="float">
            <text:p>18</text:p>
          </table:table-cell>
          <table:table-cell table:style-name="ce8" office:value-type="float" office:value="168" calcext:value-type="float">
            <text:p>168</text:p>
          </table:table-cell>
          <table:table-cell table:style-name="Default" table:formula="of:=[.B241]-[.B240]" office:value-type="float" office:value="0.000308700000000051" calcext:value-type="float">
            <text:p>0.0003087</text:p>
          </table:table-cell>
          <table:table-cell table:style-name="Default" table:formula="of:=[.C241]-[.C240]" office:value-type="float" office:value="-0.000160900000000019" calcext:value-type="float">
            <text:p>-0.0001609</text:p>
          </table:table-cell>
          <table:table-cell table:number-columns-repeated="8"/>
          <table:table-cell table:style-name="Default" table:formula="of:=IF([.E241]=[.$P$59];[.F241];0)" office:value-type="float" office:value="0" calcext:value-type="float">
            <text:p>0</text:p>
          </table:table-cell>
          <table:table-cell table:style-name="Default" table:formula="of:=IF([.E241]=[.$Q$59];[.F241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0.9780423" calcext:value-type="float">
            <text:p>0.9780</text:p>
          </table:table-cell>
          <table:table-cell table:style-name="ce5" office:value-type="float" office:value="0.9731653" calcext:value-type="float">
            <text:p>0.9732</text:p>
          </table:table-cell>
          <table:table-cell table:style-name="Default" office:value-type="float" office:value="19" calcext:value-type="float">
            <text:p>19</text:p>
          </table:table-cell>
          <table:table-cell table:style-name="ce8" office:value-type="float" office:value="167" calcext:value-type="float">
            <text:p>167</text:p>
          </table:table-cell>
          <table:table-cell table:style-name="Default" table:formula="of:=[.B242]-[.B241]" office:value-type="float" office:value="0.00201410000000002" calcext:value-type="float">
            <text:p>0.0020141</text:p>
          </table:table-cell>
          <table:table-cell table:style-name="Default" table:formula="of:=[.C242]-[.C241]" office:value-type="float" office:value="-0.000090399999999935" calcext:value-type="float">
            <text:p>-0.0000904</text:p>
          </table:table-cell>
          <table:table-cell table:number-columns-repeated="8"/>
          <table:table-cell table:style-name="Default" table:formula="of:=IF([.E242]=[.$P$59];[.F242];0)" office:value-type="float" office:value="0" calcext:value-type="float">
            <text:p>0</text:p>
          </table:table-cell>
          <table:table-cell table:style-name="Default" table:formula="of:=IF([.E242]=[.$Q$59];[.F242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0.971884" calcext:value-type="float">
            <text:p>0.9719</text:p>
          </table:table-cell>
          <table:table-cell table:style-name="ce6" office:value-type="float" office:value="0.9737216" calcext:value-type="float">
            <text:p>0.9737</text:p>
          </table:table-cell>
          <table:table-cell table:style-name="Default" office:value-type="float" office:value="20" calcext:value-type="float">
            <text:p>20</text:p>
          </table:table-cell>
          <table:table-cell table:style-name="ce8" office:value-type="float" office:value="183" calcext:value-type="float">
            <text:p>183</text:p>
          </table:table-cell>
          <table:table-cell table:style-name="Default" table:formula="of:=[.B243]-[.B242]" office:value-type="float" office:value="-0.00615830000000017" calcext:value-type="float">
            <text:p>-0.0061583</text:p>
          </table:table-cell>
          <table:table-cell table:style-name="Default" table:formula="of:=[.C243]-[.C242]" office:value-type="float" office:value="0.000556299999999954" calcext:value-type="float">
            <text:p>0.0005563</text:p>
          </table:table-cell>
          <table:table-cell table:number-columns-repeated="8"/>
          <table:table-cell table:style-name="Default" table:formula="of:=IF([.E243]=[.$P$59];[.F243];0)" office:value-type="float" office:value="0" calcext:value-type="float">
            <text:p>0</text:p>
          </table:table-cell>
          <table:table-cell table:style-name="Default" table:formula="of:=IF([.E243]=[.$Q$59];[.F243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Default" table:formula="of:=IF([.E244]=[.$P$59];[.F244];0)" office:value-type="float" office:value="0" calcext:value-type="float">
            <text:p>0</text:p>
          </table:table-cell>
          <table:table-cell table:style-name="Default" table:formula="of:=IF([.E244]=[.$Q$59];[.F244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Default" table:formula="of:=IF([.E245]=[.$P$59];[.F245];0)" office:value-type="float" office:value="0" calcext:value-type="float">
            <text:p>0</text:p>
          </table:table-cell>
          <table:table-cell table:style-name="Default" table:formula="of:=IF([.E245]=[.$Q$59];[.F245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Default" table:formula="of:=IF([.E246]=[.$P$59];[.F246];0)" office:value-type="float" office:value="0" calcext:value-type="float">
            <text:p>0</text:p>
          </table:table-cell>
          <table:table-cell table:style-name="Default" table:formula="of:=IF([.E246]=[.$Q$59];[.F246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ntry 9</text:p>
          </table:table-cell>
          <table:table-cell table:style-name="Default"/>
          <table:table-cell/>
          <table:table-cell office:value-type="string" calcext:value-type="string">
            <text:p>Attributes</text:p>
          </table:table-cell>
          <table:table-cell table:number-columns-repeated="10"/>
          <table:table-cell table:style-name="Default" table:formula="of:=IF([.E247]=[.$P$59];[.F247];0)" office:value-type="float" office:value="0" calcext:value-type="float">
            <text:p>0</text:p>
          </table:table-cell>
          <table:table-cell table:style-name="Default" table:formula="of:=IF([.E247]=[.$Q$59];[.F247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.9550576" calcext:value-type="float">
            <text:p>0.9551</text:p>
          </table:table-cell>
          <table:table-cell table:style-name="ce5" office:value-type="float" office:value="0.9161828" calcext:value-type="float">
            <text:p>0.9162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/>
          <table:table-cell table:number-columns-repeated="9"/>
          <table:table-cell table:style-name="Default" table:formula="of:=IF([.E248]=[.$P$59];[.F248];0)" office:value-type="float" office:value="0" calcext:value-type="float">
            <text:p>0</text:p>
          </table:table-cell>
          <table:table-cell table:style-name="Default" table:formula="of:=IF([.E248]=[.$Q$59];[.F248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9558192" calcext:value-type="float">
            <text:p>0.9558</text:p>
          </table:table-cell>
          <table:table-cell table:style-name="ce5" office:value-type="float" office:value="0.9152617" calcext:value-type="float">
            <text:p>0.9153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float" office:value="107" calcext:value-type="float">
            <text:p>107</text:p>
          </table:table-cell>
          <table:table-cell table:style-name="Default" table:formula="of:=[.B249]-[.B248]" office:value-type="float" office:value="0.000761600000000029" calcext:value-type="float">
            <text:p>0.0007616</text:p>
          </table:table-cell>
          <table:table-cell table:style-name="Default" table:formula="of:=[.C249]-[.C248]" office:value-type="float" office:value="-0.000921100000000119" calcext:value-type="float">
            <text:p>-0.0009211</text:p>
          </table:table-cell>
          <table:table-cell table:number-columns-repeated="8"/>
          <table:table-cell table:style-name="Default" table:formula="of:=IF([.E249]=[.$P$59];[.F249];0)" office:value-type="float" office:value="0" calcext:value-type="float">
            <text:p>0</text:p>
          </table:table-cell>
          <table:table-cell table:style-name="Default" table:formula="of:=IF([.E249]=[.$Q$59];[.F249];0)" office:value-type="float" office:value="0.000761600000000029" calcext:value-type="float">
            <text:p>0.0007616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.9638388" calcext:value-type="float">
            <text:p>0.9638</text:p>
          </table:table-cell>
          <table:table-cell table:style-name="ce5" office:value-type="float" office:value="0.9276353" calcext:value-type="float">
            <text:p>0.9276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float" office:value="175" calcext:value-type="float">
            <text:p>175</text:p>
          </table:table-cell>
          <table:table-cell table:style-name="Default" table:formula="of:=[.B250]-[.B249]" office:value-type="float" office:value="0.00801960000000013" calcext:value-type="float">
            <text:p>0.0080196</text:p>
          </table:table-cell>
          <table:table-cell table:style-name="Default" table:formula="of:=[.C250]-[.C249]" office:value-type="float" office:value="0.0123736000000003" calcext:value-type="float">
            <text:p>0.0123736</text:p>
          </table:table-cell>
          <table:table-cell table:number-columns-repeated="8"/>
          <table:table-cell table:style-name="Default" table:formula="of:=IF([.E250]=[.$P$59];[.F250];0)" office:value-type="float" office:value="0" calcext:value-type="float">
            <text:p>0</text:p>
          </table:table-cell>
          <table:table-cell table:style-name="Default" table:formula="of:=IF([.E250]=[.$Q$59];[.F250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9626158" calcext:value-type="float">
            <text:p>0.9626</text:p>
          </table:table-cell>
          <table:table-cell table:style-name="ce5" office:value-type="float" office:value="0.9650308" calcext:value-type="float">
            <text:p>0.9650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95" calcext:value-type="float">
            <text:p>95</text:p>
          </table:table-cell>
          <table:table-cell table:style-name="Default" table:formula="of:=[.B251]-[.B250]" office:value-type="float" office:value="-0.00122300000000031" calcext:value-type="float">
            <text:p>-0.001223</text:p>
          </table:table-cell>
          <table:table-cell table:style-name="Default" table:formula="of:=[.C251]-[.C250]" office:value-type="float" office:value="0.0373954999999998" calcext:value-type="float">
            <text:p>0.0373955</text:p>
          </table:table-cell>
          <table:table-cell table:style-name="Default" table:number-columns-repeated="8"/>
          <table:table-cell table:style-name="Default" table:formula="of:=IF([.E251]=[.$P$59];[.F251];0)" office:value-type="float" office:value="0" calcext:value-type="float">
            <text:p>0</text:p>
          </table:table-cell>
          <table:table-cell table:style-name="Default" table:formula="of:=IF([.E251]=[.$Q$59];[.F251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9645305" calcext:value-type="float">
            <text:p>0.9645</text:p>
          </table:table-cell>
          <table:table-cell table:style-name="ce5" office:value-type="float" office:value="0.9656498" calcext:value-type="float">
            <text:p>0.9656</text:p>
          </table:table-cell>
          <table:table-cell table:style-name="Default" office:value-type="float" office:value="5" calcext:value-type="float">
            <text:p>5</text:p>
          </table:table-cell>
          <table:table-cell table:style-name="ce8" office:value-type="float" office:value="71" calcext:value-type="float">
            <text:p>71</text:p>
          </table:table-cell>
          <table:table-cell table:style-name="Default" table:formula="of:=[.B252]-[.B251]" office:value-type="float" office:value="0.00191470000000027" calcext:value-type="float">
            <text:p>0.0019147</text:p>
          </table:table-cell>
          <table:table-cell table:style-name="Default" table:formula="of:=[.C252]-[.C251]" office:value-type="float" office:value="0.000619000000000036" calcext:value-type="float">
            <text:p>0.000619</text:p>
          </table:table-cell>
          <table:table-cell table:style-name="Default" table:number-columns-repeated="8"/>
          <table:table-cell table:style-name="Default" table:formula="of:=IF([.E252]=[.$P$59];[.F252];0)" office:value-type="float" office:value="0" calcext:value-type="float">
            <text:p>0</text:p>
          </table:table-cell>
          <table:table-cell table:style-name="Default" table:formula="of:=IF([.E252]=[.$Q$59];[.F252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0.9602192" calcext:value-type="float">
            <text:p>0.9602</text:p>
          </table:table-cell>
          <table:table-cell table:style-name="ce5" office:value-type="float" office:value="0.9653631" calcext:value-type="float">
            <text:p>0.9654</text:p>
          </table:table-cell>
          <table:table-cell table:style-name="Default" office:value-type="float" office:value="6" calcext:value-type="float">
            <text:p>6</text:p>
          </table:table-cell>
          <table:table-cell table:style-name="ce8" office:value-type="float" office:value="57" calcext:value-type="float">
            <text:p>57</text:p>
          </table:table-cell>
          <table:table-cell table:style-name="Default" table:formula="of:=[.B253]-[.B252]" office:value-type="float" office:value="-0.00431130000000002" calcext:value-type="float">
            <text:p>-0.0043113</text:p>
          </table:table-cell>
          <table:table-cell table:style-name="Default" table:formula="of:=[.C253]-[.C252]" office:value-type="float" office:value="-0.000286700000000195" calcext:value-type="float">
            <text:p>-0.0002867</text:p>
          </table:table-cell>
          <table:table-cell table:style-name="Default" table:number-columns-repeated="8"/>
          <table:table-cell table:style-name="Default" table:formula="of:=IF([.E253]=[.$P$59];[.F253];0)" office:value-type="float" office:value="0" calcext:value-type="float">
            <text:p>0</text:p>
          </table:table-cell>
          <table:table-cell table:style-name="Default" table:formula="of:=IF([.E253]=[.$Q$59];[.F253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0.9626893" calcext:value-type="float">
            <text:p>0.9627</text:p>
          </table:table-cell>
          <table:table-cell table:style-name="ce5" office:value-type="float" office:value="0.9657096" calcext:value-type="float">
            <text:p>0.9657</text:p>
          </table:table-cell>
          <table:table-cell table:style-name="Default" office:value-type="float" office:value="7" calcext:value-type="float">
            <text:p>7</text:p>
          </table:table-cell>
          <table:table-cell table:style-name="ce8" office:value-type="float" office:value="125" calcext:value-type="float">
            <text:p>125</text:p>
          </table:table-cell>
          <table:table-cell table:style-name="Default" table:formula="of:=[.B254]-[.B253]" office:value-type="float" office:value="0.00247009999999981" calcext:value-type="float">
            <text:p>0.0024701</text:p>
          </table:table-cell>
          <table:table-cell table:style-name="Default" table:formula="of:=[.C254]-[.C253]" office:value-type="float" office:value="0.00034650000000036" calcext:value-type="float">
            <text:p>0.0003465</text:p>
          </table:table-cell>
          <table:table-cell table:style-name="Default" table:number-columns-repeated="8"/>
          <table:table-cell table:style-name="Default" table:formula="of:=IF([.E254]=[.$P$59];[.F254];0)" office:value-type="float" office:value="0" calcext:value-type="float">
            <text:p>0</text:p>
          </table:table-cell>
          <table:table-cell table:style-name="Default" table:formula="of:=IF([.E254]=[.$Q$59];[.F254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0.9698083" calcext:value-type="float">
            <text:p>0.9698</text:p>
          </table:table-cell>
          <table:table-cell table:style-name="ce5" office:value-type="float" office:value="0.9647295" calcext:value-type="float">
            <text:p>0.9647</text:p>
          </table:table-cell>
          <table:table-cell table:style-name="Default" office:value-type="float" office:value="8" calcext:value-type="float">
            <text:p>8</text:p>
          </table:table-cell>
          <table:table-cell table:style-name="ce8" office:value-type="float" office:value="59" calcext:value-type="float">
            <text:p>59</text:p>
          </table:table-cell>
          <table:table-cell table:style-name="Default" table:formula="of:=[.B255]-[.B254]" office:value-type="float" office:value="0.00711900000000021" calcext:value-type="float">
            <text:p>0.007119</text:p>
          </table:table-cell>
          <table:table-cell table:style-name="Default" table:formula="of:=[.C255]-[.C254]" office:value-type="float" office:value="-0.000980100000000039" calcext:value-type="float">
            <text:p>-0.0009801</text:p>
          </table:table-cell>
          <table:table-cell table:style-name="Default" table:number-columns-repeated="8"/>
          <table:table-cell table:style-name="Default" table:formula="of:=IF([.E255]=[.$P$59];[.F255];0)" office:value-type="float" office:value="0" calcext:value-type="float">
            <text:p>0</text:p>
          </table:table-cell>
          <table:table-cell table:style-name="Default" table:formula="of:=IF([.E255]=[.$Q$59];[.F255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0.9599768" calcext:value-type="float">
            <text:p>0.9600</text:p>
          </table:table-cell>
          <table:table-cell table:style-name="ce5" office:value-type="float" office:value="0.9650012" calcext:value-type="float">
            <text:p>0.9650</text:p>
          </table:table-cell>
          <table:table-cell table:style-name="Default" office:value-type="float" office:value="9" calcext:value-type="float">
            <text:p>9</text:p>
          </table:table-cell>
          <table:table-cell table:style-name="ce8" office:value-type="float" office:value="55" calcext:value-type="float">
            <text:p>55</text:p>
          </table:table-cell>
          <table:table-cell table:style-name="Default" table:formula="of:=[.B256]-[.B255]" office:value-type="float" office:value="-0.00983149999999999" calcext:value-type="float">
            <text:p>-0.0098315</text:p>
          </table:table-cell>
          <table:table-cell table:style-name="Default" table:formula="of:=[.C256]-[.C255]" office:value-type="float" office:value="0.000271699999999986" calcext:value-type="float">
            <text:p>0.0002717</text:p>
          </table:table-cell>
          <table:table-cell table:style-name="Default" table:number-columns-repeated="8"/>
          <table:table-cell table:style-name="Default" table:formula="of:=IF([.E256]=[.$P$59];[.F256];0)" office:value-type="float" office:value="0" calcext:value-type="float">
            <text:p>0</text:p>
          </table:table-cell>
          <table:table-cell table:style-name="Default" table:formula="of:=IF([.E256]=[.$Q$59];[.F256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0.9707428" calcext:value-type="float">
            <text:p>0.9707</text:p>
          </table:table-cell>
          <table:table-cell table:style-name="ce5" office:value-type="float" office:value="0.9653026" calcext:value-type="float">
            <text:p>0.9653</text:p>
          </table:table-cell>
          <table:table-cell table:style-name="Default" office:value-type="float" office:value="10" calcext:value-type="float">
            <text:p>10</text:p>
          </table:table-cell>
          <table:table-cell table:style-name="ce8" office:value-type="float" office:value="93" calcext:value-type="float">
            <text:p>93</text:p>
          </table:table-cell>
          <table:table-cell table:style-name="Default" table:formula="of:=[.B257]-[.B256]" office:value-type="float" office:value="0.0107659999999999" calcext:value-type="float">
            <text:p>0.010766</text:p>
          </table:table-cell>
          <table:table-cell table:style-name="Default" table:formula="of:=[.C257]-[.C256]" office:value-type="float" office:value="0.000301399999999896" calcext:value-type="float">
            <text:p>0.0003014</text:p>
          </table:table-cell>
          <table:table-cell table:style-name="Default" table:number-columns-repeated="8"/>
          <table:table-cell table:style-name="Default" table:formula="of:=IF([.E257]=[.$P$59];[.F257];0)" office:value-type="float" office:value="0" calcext:value-type="float">
            <text:p>0</text:p>
          </table:table-cell>
          <table:table-cell table:style-name="Default" table:formula="of:=IF([.E257]=[.$Q$59];[.F257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0.9687075" calcext:value-type="float">
            <text:p>0.9687</text:p>
          </table:table-cell>
          <table:table-cell table:style-name="ce5" office:value-type="float" office:value="0.9633151" calcext:value-type="float">
            <text:p>0.9633</text:p>
          </table:table-cell>
          <table:table-cell table:style-name="Default" office:value-type="float" office:value="11" calcext:value-type="float">
            <text:p>11</text:p>
          </table:table-cell>
          <table:table-cell table:style-name="ce8" office:value-type="float" office:value="97" calcext:value-type="float">
            <text:p>97</text:p>
          </table:table-cell>
          <table:table-cell table:style-name="Default" table:formula="of:=[.B258]-[.B257]" office:value-type="float" office:value="-0.00203529999999996" calcext:value-type="float">
            <text:p>-0.0020353</text:p>
          </table:table-cell>
          <table:table-cell table:style-name="Default" table:formula="of:=[.C258]-[.C257]" office:value-type="float" office:value="-0.0019874999999997" calcext:value-type="float">
            <text:p>-0.0019875</text:p>
          </table:table-cell>
          <table:table-cell table:style-name="Default" table:number-columns-repeated="8"/>
          <table:table-cell table:style-name="Default" table:formula="of:=IF([.E258]=[.$P$59];[.F258];0)" office:value-type="float" office:value="0" calcext:value-type="float">
            <text:p>0</text:p>
          </table:table-cell>
          <table:table-cell table:style-name="Default" table:formula="of:=IF([.E258]=[.$Q$59];[.F258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0.9704604" calcext:value-type="float">
            <text:p>0.9705</text:p>
          </table:table-cell>
          <table:table-cell table:style-name="ce5" office:value-type="float" office:value="0.9649566" calcext:value-type="float">
            <text:p>0.9650</text:p>
          </table:table-cell>
          <table:table-cell table:style-name="Default" office:value-type="float" office:value="12" calcext:value-type="float">
            <text:p>12</text:p>
          </table:table-cell>
          <table:table-cell table:style-name="ce8" office:value-type="float" office:value="108" calcext:value-type="float">
            <text:p>108</text:p>
          </table:table-cell>
          <table:table-cell table:style-name="Default" table:formula="of:=[.B259]-[.B258]" office:value-type="float" office:value="0.00175289999999995" calcext:value-type="float">
            <text:p>0.0017529</text:p>
          </table:table-cell>
          <table:table-cell table:style-name="Default" table:formula="of:=[.C259]-[.C258]" office:value-type="float" office:value="0.00164149999999985" calcext:value-type="float">
            <text:p>0.0016415</text:p>
          </table:table-cell>
          <table:table-cell table:number-columns-repeated="8"/>
          <table:table-cell table:style-name="Default" table:formula="of:=IF([.E259]=[.$P$59];[.F259];0)" office:value-type="float" office:value="0" calcext:value-type="float">
            <text:p>0</text:p>
          </table:table-cell>
          <table:table-cell table:style-name="Default" table:formula="of:=IF([.E259]=[.$Q$59];[.F259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0.9679777" calcext:value-type="float">
            <text:p>0.9680</text:p>
          </table:table-cell>
          <table:table-cell table:style-name="ce5" office:value-type="float" office:value="0.9666316" calcext:value-type="float">
            <text:p>0.9666</text:p>
          </table:table-cell>
          <table:table-cell table:style-name="Default" office:value-type="float" office:value="13" calcext:value-type="float">
            <text:p>13</text:p>
          </table:table-cell>
          <table:table-cell table:style-name="ce8" office:value-type="float" office:value="178" calcext:value-type="float">
            <text:p>178</text:p>
          </table:table-cell>
          <table:table-cell table:style-name="Default" table:formula="of:=[.B260]-[.B259]" office:value-type="float" office:value="-0.00248270000000006" calcext:value-type="float">
            <text:p>-0.0024827</text:p>
          </table:table-cell>
          <table:table-cell table:style-name="Default" table:formula="of:=[.C260]-[.C259]" office:value-type="float" office:value="0.00167499999999998" calcext:value-type="float">
            <text:p>0.001675</text:p>
          </table:table-cell>
          <table:table-cell table:number-columns-repeated="8"/>
          <table:table-cell table:style-name="Default" table:formula="of:=IF([.E260]=[.$P$59];[.F260];0)" office:value-type="float" office:value="0" calcext:value-type="float">
            <text:p>0</text:p>
          </table:table-cell>
          <table:table-cell table:style-name="Default" table:formula="of:=IF([.E260]=[.$Q$59];[.F260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0.9713008" calcext:value-type="float">
            <text:p>0.9713</text:p>
          </table:table-cell>
          <table:table-cell table:style-name="ce5" office:value-type="float" office:value="0.9666162" calcext:value-type="float">
            <text:p>0.9666</text:p>
          </table:table-cell>
          <table:table-cell table:style-name="Default" office:value-type="float" office:value="14" calcext:value-type="float">
            <text:p>14</text:p>
          </table:table-cell>
          <table:table-cell table:style-name="ce8" office:value-type="float" office:value="171" calcext:value-type="float">
            <text:p>171</text:p>
          </table:table-cell>
          <table:table-cell table:style-name="Default" table:formula="of:=[.B261]-[.B260]" office:value-type="float" office:value="0.00332310000000013" calcext:value-type="float">
            <text:p>0.0033231</text:p>
          </table:table-cell>
          <table:table-cell table:style-name="Default" table:formula="of:=[.C261]-[.C260]" office:value-type="float" office:value="-0.0000153999999999987" calcext:value-type="float">
            <text:p>-0.0000154</text:p>
          </table:table-cell>
          <table:table-cell table:style-name="Default" table:number-columns-repeated="8"/>
          <table:table-cell table:style-name="Default" table:formula="of:=IF([.E261]=[.$P$59];[.F261];0)" office:value-type="float" office:value="0" calcext:value-type="float">
            <text:p>0</text:p>
          </table:table-cell>
          <table:table-cell table:style-name="Default" table:formula="of:=IF([.E261]=[.$Q$59];[.F261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0.9661707" calcext:value-type="float">
            <text:p>0.9662</text:p>
          </table:table-cell>
          <table:table-cell table:style-name="ce5" office:value-type="float" office:value="0.9667065" calcext:value-type="float">
            <text:p>0.9667</text:p>
          </table:table-cell>
          <table:table-cell table:style-name="Default" office:value-type="float" office:value="15" calcext:value-type="float">
            <text:p>15</text:p>
          </table:table-cell>
          <table:table-cell table:style-name="ce8" office:value-type="float" office:value="72" calcext:value-type="float">
            <text:p>72</text:p>
          </table:table-cell>
          <table:table-cell table:style-name="Default" table:formula="of:=[.B262]-[.B261]" office:value-type="float" office:value="-0.00513009999999992" calcext:value-type="float">
            <text:p>-0.0051301</text:p>
          </table:table-cell>
          <table:table-cell table:style-name="Default" table:formula="of:=[.C262]-[.C261]" office:value-type="float" office:value="0.0000902999999996545" calcext:value-type="float">
            <text:p>0.0000903</text:p>
          </table:table-cell>
          <table:table-cell table:style-name="Default" table:number-columns-repeated="8"/>
          <table:table-cell table:style-name="Default" table:formula="of:=IF([.E262]=[.$P$59];[.F262];0)" office:value-type="float" office:value="-0.00513009999999992" calcext:value-type="float">
            <text:p>-0.0051301</text:p>
          </table:table-cell>
          <table:table-cell table:style-name="Default" table:formula="of:=IF([.E262]=[.$Q$59];[.F262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0.9602725" calcext:value-type="float">
            <text:p>0.9603</text:p>
          </table:table-cell>
          <table:table-cell table:style-name="ce5" office:value-type="float" office:value="0.9662545" calcext:value-type="float">
            <text:p>0.9663</text:p>
          </table:table-cell>
          <table:table-cell table:style-name="Default" office:value-type="float" office:value="16" calcext:value-type="float">
            <text:p>16</text:p>
          </table:table-cell>
          <table:table-cell table:style-name="ce8" office:value-type="float" office:value="194" calcext:value-type="float">
            <text:p>194</text:p>
          </table:table-cell>
          <table:table-cell table:style-name="Default" table:formula="of:=[.B263]-[.B262]" office:value-type="float" office:value="-0.00589820000000019" calcext:value-type="float">
            <text:p>-0.0058982</text:p>
          </table:table-cell>
          <table:table-cell table:style-name="Default" table:formula="of:=[.C263]-[.C262]" office:value-type="float" office:value="-0.000451999999999675" calcext:value-type="float">
            <text:p>-0.000452</text:p>
          </table:table-cell>
          <table:table-cell table:style-name="Default" table:number-columns-repeated="8"/>
          <table:table-cell table:style-name="Default" table:formula="of:=IF([.E263]=[.$P$59];[.F263];0)" office:value-type="float" office:value="0" calcext:value-type="float">
            <text:p>0</text:p>
          </table:table-cell>
          <table:table-cell table:style-name="Default" table:formula="of:=IF([.E263]=[.$Q$59];[.F263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0.9556259" calcext:value-type="float">
            <text:p>0.9556</text:p>
          </table:table-cell>
          <table:table-cell table:style-name="ce5" office:value-type="float" office:value="0.9668121" calcext:value-type="float">
            <text:p>0.9668</text:p>
          </table:table-cell>
          <table:table-cell table:style-name="Default" office:value-type="float" office:value="17" calcext:value-type="float">
            <text:p>17</text:p>
          </table:table-cell>
          <table:table-cell table:style-name="ce8" office:value-type="float" office:value="119" calcext:value-type="float">
            <text:p>119</text:p>
          </table:table-cell>
          <table:table-cell table:style-name="Default" table:formula="of:=[.B264]-[.B263]" office:value-type="float" office:value="-0.00464660000000006" calcext:value-type="float">
            <text:p>-0.0046466</text:p>
          </table:table-cell>
          <table:table-cell table:style-name="Default" table:formula="of:=[.C264]-[.C263]" office:value-type="float" office:value="0.000557599999999936" calcext:value-type="float">
            <text:p>0.0005576</text:p>
          </table:table-cell>
          <table:table-cell table:style-name="Default" table:number-columns-repeated="8"/>
          <table:table-cell table:style-name="Default" table:formula="of:=IF([.E264]=[.$P$59];[.F264];0)" office:value-type="float" office:value="0" calcext:value-type="float">
            <text:p>0</text:p>
          </table:table-cell>
          <table:table-cell table:style-name="Default" table:formula="of:=IF([.E264]=[.$Q$59];[.F264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0.9498068" calcext:value-type="float">
            <text:p>0.9498</text:p>
          </table:table-cell>
          <table:table-cell table:style-name="ce5" office:value-type="float" office:value="0.9664961" calcext:value-type="float">
            <text:p>0.9665</text:p>
          </table:table-cell>
          <table:table-cell table:style-name="Default" office:value-type="float" office:value="18" calcext:value-type="float">
            <text:p>18</text:p>
          </table:table-cell>
          <table:table-cell table:style-name="ce8" office:value-type="float" office:value="201" calcext:value-type="float">
            <text:p>201</text:p>
          </table:table-cell>
          <table:table-cell table:style-name="Default" table:formula="of:=[.B265]-[.B264]" office:value-type="float" office:value="-0.00581909999999997" calcext:value-type="float">
            <text:p>-0.0058191</text:p>
          </table:table-cell>
          <table:table-cell table:style-name="Default" table:formula="of:=[.C265]-[.C264]" office:value-type="float" office:value="-0.000316000000000094" calcext:value-type="float">
            <text:p>-0.000316</text:p>
          </table:table-cell>
          <table:table-cell table:style-name="Default" table:number-columns-repeated="8"/>
          <table:table-cell table:style-name="Default" table:formula="of:=IF([.E265]=[.$P$59];[.F265];0)" office:value-type="float" office:value="0" calcext:value-type="float">
            <text:p>0</text:p>
          </table:table-cell>
          <table:table-cell table:style-name="Default" table:formula="of:=IF([.E265]=[.$Q$59];[.F265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0.9494382" calcext:value-type="float">
            <text:p>0.9494</text:p>
          </table:table-cell>
          <table:table-cell table:style-name="ce5" office:value-type="float" office:value="0.966587" calcext:value-type="float">
            <text:p>0.9666</text:p>
          </table:table-cell>
          <table:table-cell table:style-name="Default" office:value-type="float" office:value="19" calcext:value-type="float">
            <text:p>19</text:p>
          </table:table-cell>
          <table:table-cell table:style-name="ce8" office:value-type="float" office:value="169" calcext:value-type="float">
            <text:p>169</text:p>
          </table:table-cell>
          <table:table-cell table:style-name="Default" table:formula="of:=[.B266]-[.B265]" office:value-type="float" office:value="-0.000368599999999941" calcext:value-type="float">
            <text:p>-0.0003686</text:p>
          </table:table-cell>
          <table:table-cell table:style-name="Default" table:formula="of:=[.C266]-[.C265]" office:value-type="float" office:value="0.0000909000000001159" calcext:value-type="float">
            <text:p>0.0000909</text:p>
          </table:table-cell>
          <table:table-cell table:number-columns-repeated="8"/>
          <table:table-cell table:style-name="Default" table:formula="of:=IF([.E266]=[.$P$59];[.F266];0)" office:value-type="float" office:value="0" calcext:value-type="float">
            <text:p>0</text:p>
          </table:table-cell>
          <table:table-cell table:style-name="Default" table:formula="of:=IF([.E266]=[.$Q$59];[.F266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0.9468417" calcext:value-type="float">
            <text:p>0.9468</text:p>
          </table:table-cell>
          <table:table-cell table:style-name="ce5" office:value-type="float" office:value="0.9285357" calcext:value-type="float">
            <text:p>0.9285</text:p>
          </table:table-cell>
          <table:table-cell table:style-name="Default" office:value-type="float" office:value="20" calcext:value-type="float">
            <text:p>20</text:p>
          </table:table-cell>
          <table:table-cell table:style-name="ce9" office:value-type="float" office:value="91" calcext:value-type="float">
            <text:p>91</text:p>
          </table:table-cell>
          <table:table-cell table:style-name="Default" table:formula="of:=[.B267]-[.B266]" office:value-type="float" office:value="-0.00259650000000011" calcext:value-type="float">
            <text:p>-0.0025965</text:p>
          </table:table-cell>
          <table:table-cell table:style-name="Default" table:formula="of:=[.C267]-[.C266]" office:value-type="float" office:value="-0.0380513" calcext:value-type="float">
            <text:p>-0.0380513</text:p>
          </table:table-cell>
          <table:table-cell table:number-columns-repeated="8"/>
          <table:table-cell table:style-name="Default" table:formula="of:=IF([.E267]=[.$P$59];[.F267];0)" office:value-type="float" office:value="0" calcext:value-type="float">
            <text:p>0</text:p>
          </table:table-cell>
          <table:table-cell table:style-name="Default" table:formula="of:=IF([.E267]=[.$Q$59];[.F267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Default" table:formula="of:=IF([.E268]=[.$P$59];[.F268];0)" office:value-type="float" office:value="0" calcext:value-type="float">
            <text:p>0</text:p>
          </table:table-cell>
          <table:table-cell table:style-name="Default" table:formula="of:=IF([.E268]=[.$Q$59];[.F268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Default" table:formula="of:=IF([.E269]=[.$P$59];[.F269];0)" office:value-type="float" office:value="0" calcext:value-type="float">
            <text:p>0</text:p>
          </table:table-cell>
          <table:table-cell table:style-name="Default" table:formula="of:=IF([.E269]=[.$Q$59];[.F269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ntry 10</text:p>
          </table:table-cell>
          <table:table-cell table:style-name="Default"/>
          <table:table-cell/>
          <table:table-cell office:value-type="string" calcext:value-type="string">
            <text:p>Attributes</text:p>
          </table:table-cell>
          <table:table-cell table:number-columns-repeated="10"/>
          <table:table-cell table:style-name="Default" table:formula="of:=IF([.E270]=[.$P$59];[.F270];0)" office:value-type="float" office:value="0" calcext:value-type="float">
            <text:p>0</text:p>
          </table:table-cell>
          <table:table-cell table:style-name="Default" table:formula="of:=IF([.E270]=[.$Q$59];[.F270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.9240691" calcext:value-type="float">
            <text:p>0.9241</text:p>
          </table:table-cell>
          <table:table-cell table:style-name="ce5" office:value-type="float" office:value="0.9570419" calcext:value-type="float">
            <text:p>0.9570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"/>
          <table:table-cell table:style-name="Default" table:formula="of:=IF([.E271]=[.$P$59];[.F271];0)" office:value-type="float" office:value="0" calcext:value-type="float">
            <text:p>0</text:p>
          </table:table-cell>
          <table:table-cell table:style-name="Default" table:formula="of:=IF([.E271]=[.$Q$59];[.F271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9413791" calcext:value-type="float">
            <text:p>0.9414</text:p>
          </table:table-cell>
          <table:table-cell table:style-name="ce5" office:value-type="float" office:value="0.9568112" calcext:value-type="float">
            <text:p>0.9568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float" office:value="175" calcext:value-type="float">
            <text:p>175</text:p>
          </table:table-cell>
          <table:table-cell table:style-name="Default" table:formula="of:=[.B272]-[.B271]" office:value-type="float" office:value="0.01731" calcext:value-type="float">
            <text:p>0.01731</text:p>
          </table:table-cell>
          <table:table-cell table:style-name="Default" table:formula="of:=[.C272]-[.C271]" office:value-type="float" office:value="-0.000230699999999917" calcext:value-type="float">
            <text:p>-0.0002307</text:p>
          </table:table-cell>
          <table:table-cell table:number-columns-repeated="8"/>
          <table:table-cell table:style-name="Default" table:formula="of:=IF([.E272]=[.$P$59];[.F272];0)" office:value-type="float" office:value="0" calcext:value-type="float">
            <text:p>0</text:p>
          </table:table-cell>
          <table:table-cell table:style-name="Default" table:formula="of:=IF([.E272]=[.$Q$59];[.F272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.9432632" calcext:value-type="float">
            <text:p>0.9433</text:p>
          </table:table-cell>
          <table:table-cell table:style-name="ce5" office:value-type="float" office:value="0.958869" calcext:value-type="float">
            <text:p>0.9589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float" office:value="71" calcext:value-type="float">
            <text:p>71</text:p>
          </table:table-cell>
          <table:table-cell table:style-name="Default" table:formula="of:=[.B273]-[.B272]" office:value-type="float" office:value="0.00188409999999994" calcext:value-type="float">
            <text:p>0.0018841</text:p>
          </table:table-cell>
          <table:table-cell table:style-name="Default" table:formula="of:=[.C273]-[.C272]" office:value-type="float" office:value="0.00205779999999978" calcext:value-type="float">
            <text:p>0.0020578</text:p>
          </table:table-cell>
          <table:table-cell table:number-columns-repeated="8"/>
          <table:table-cell table:style-name="Default" table:formula="of:=IF([.E273]=[.$P$59];[.F273];0)" office:value-type="float" office:value="0" calcext:value-type="float">
            <text:p>0</text:p>
          </table:table-cell>
          <table:table-cell table:style-name="Default" table:formula="of:=IF([.E273]=[.$Q$59];[.F273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9491507" calcext:value-type="float">
            <text:p>0.9492</text:p>
          </table:table-cell>
          <table:table-cell table:style-name="ce5" office:value-type="float" office:value="0.9564915" calcext:value-type="float">
            <text:p>0.9565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57" calcext:value-type="float">
            <text:p>57</text:p>
          </table:table-cell>
          <table:table-cell table:style-name="Default" table:formula="of:=[.B274]-[.B273]" office:value-type="float" office:value="0.00588749999999993" calcext:value-type="float">
            <text:p>0.0058875</text:p>
          </table:table-cell>
          <table:table-cell table:style-name="Default" table:formula="of:=[.C274]-[.C273]" office:value-type="float" office:value="-0.00237749999999981" calcext:value-type="float">
            <text:p>-0.0023775</text:p>
          </table:table-cell>
          <table:table-cell table:number-columns-repeated="8"/>
          <table:table-cell table:style-name="Default" table:formula="of:=IF([.E274]=[.$P$59];[.F274];0)" office:value-type="float" office:value="0" calcext:value-type="float">
            <text:p>0</text:p>
          </table:table-cell>
          <table:table-cell table:style-name="Default" table:formula="of:=IF([.E274]=[.$Q$59];[.F274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9436523" calcext:value-type="float">
            <text:p>0.9437</text:p>
          </table:table-cell>
          <table:table-cell table:style-name="ce5" office:value-type="float" office:value="0.9629714" calcext:value-type="float">
            <text:p>0.9630</text:p>
          </table:table-cell>
          <table:table-cell table:style-name="Default" office:value-type="float" office:value="5" calcext:value-type="float">
            <text:p>5</text:p>
          </table:table-cell>
          <table:table-cell table:style-name="ce7" office:value-type="float" office:value="125" calcext:value-type="float">
            <text:p>125</text:p>
          </table:table-cell>
          <table:table-cell table:style-name="Default" table:formula="of:=[.B275]-[.B274]" office:value-type="float" office:value="-0.00549840000000001" calcext:value-type="float">
            <text:p>-0.0054984</text:p>
          </table:table-cell>
          <table:table-cell table:style-name="Default" table:formula="of:=[.C275]-[.C274]" office:value-type="float" office:value="0.00647989999999987" calcext:value-type="float">
            <text:p>0.0064799</text:p>
          </table:table-cell>
          <table:table-cell table:number-columns-repeated="8"/>
          <table:table-cell table:style-name="Default" table:formula="of:=IF([.E275]=[.$P$59];[.F275];0)" office:value-type="float" office:value="0" calcext:value-type="float">
            <text:p>0</text:p>
          </table:table-cell>
          <table:table-cell table:style-name="Default" table:formula="of:=IF([.E275]=[.$Q$59];[.F275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0.9563364" calcext:value-type="float">
            <text:p>0.9563</text:p>
          </table:table-cell>
          <table:table-cell table:style-name="ce5" office:value-type="float" office:value="0.9621416" calcext:value-type="float">
            <text:p>0.9621</text:p>
          </table:table-cell>
          <table:table-cell table:style-name="Default" office:value-type="float" office:value="6" calcext:value-type="float">
            <text:p>6</text:p>
          </table:table-cell>
          <table:table-cell table:style-name="ce7" office:value-type="float" office:value="107" calcext:value-type="float">
            <text:p>107</text:p>
          </table:table-cell>
          <table:table-cell table:style-name="Default" table:formula="of:=[.B276]-[.B275]" office:value-type="float" office:value="0.0126841000000001" calcext:value-type="float">
            <text:p>0.0126841</text:p>
          </table:table-cell>
          <table:table-cell table:style-name="Default" table:formula="of:=[.C276]-[.C275]" office:value-type="float" office:value="-0.00082979999999977" calcext:value-type="float">
            <text:p>-0.0008298</text:p>
          </table:table-cell>
          <table:table-cell table:number-columns-repeated="8"/>
          <table:table-cell table:style-name="Default" table:formula="of:=IF([.E276]=[.$P$59];[.F276];0)" office:value-type="float" office:value="0" calcext:value-type="float">
            <text:p>0</text:p>
          </table:table-cell>
          <table:table-cell table:style-name="Default" table:formula="of:=IF([.E276]=[.$Q$59];[.F276];0)" office:value-type="float" office:value="0.0126841000000001" calcext:value-type="float">
            <text:p>0.0126841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0.9586544" calcext:value-type="float">
            <text:p>0.9587</text:p>
          </table:table-cell>
          <table:table-cell table:style-name="ce5" office:value-type="float" office:value="0.9127963" calcext:value-type="float">
            <text:p>0.9128</text:p>
          </table:table-cell>
          <table:table-cell table:style-name="Default" office:value-type="float" office:value="7" calcext:value-type="float">
            <text:p>7</text:p>
          </table:table-cell>
          <table:table-cell table:style-name="ce9" office:value-type="float" office:value="149" calcext:value-type="float">
            <text:p>149</text:p>
          </table:table-cell>
          <table:table-cell table:style-name="Default" table:formula="of:=[.B277]-[.B276]" office:value-type="float" office:value="0.00231800000000004" calcext:value-type="float">
            <text:p>0.002318</text:p>
          </table:table-cell>
          <table:table-cell table:style-name="Default" table:formula="of:=[.C277]-[.C276]" office:value-type="float" office:value="-0.0493453000000002" calcext:value-type="float">
            <text:p>-0.0493453</text:p>
          </table:table-cell>
          <table:table-cell table:number-columns-repeated="8"/>
          <table:table-cell table:style-name="Default" table:formula="of:=IF([.E277]=[.$P$59];[.F277];0)" office:value-type="float" office:value="0" calcext:value-type="float">
            <text:p>0</text:p>
          </table:table-cell>
          <table:table-cell table:style-name="Default" table:formula="of:=IF([.E277]=[.$Q$59];[.F277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0.9616658" calcext:value-type="float">
            <text:p>0.9617</text:p>
          </table:table-cell>
          <table:table-cell table:style-name="ce5" office:value-type="float" office:value="0.917175" calcext:value-type="float">
            <text:p>0.9172</text:p>
          </table:table-cell>
          <table:table-cell table:style-name="Default" office:value-type="float" office:value="8" calcext:value-type="float">
            <text:p>8</text:p>
          </table:table-cell>
          <table:table-cell table:style-name="ce9" office:value-type="float" office:value="72" calcext:value-type="float">
            <text:p>72</text:p>
          </table:table-cell>
          <table:table-cell table:style-name="Default" table:formula="of:=[.B278]-[.B277]" office:value-type="float" office:value="0.00301139999999989" calcext:value-type="float">
            <text:p>0.0030114</text:p>
          </table:table-cell>
          <table:table-cell table:style-name="Default" table:formula="of:=[.C278]-[.C277]" office:value-type="float" office:value="0.00437869999999985" calcext:value-type="float">
            <text:p>0.0043787</text:p>
          </table:table-cell>
          <table:table-cell table:number-columns-repeated="8"/>
          <table:table-cell table:style-name="Default" table:formula="of:=IF([.E278]=[.$P$59];[.F278];0)" office:value-type="float" office:value="0.00301139999999989" calcext:value-type="float">
            <text:p>0.0030114</text:p>
          </table:table-cell>
          <table:table-cell table:style-name="Default" table:formula="of:=IF([.E278]=[.$Q$59];[.F278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0.9526301" calcext:value-type="float">
            <text:p>0.9526</text:p>
          </table:table-cell>
          <table:table-cell table:style-name="ce5" office:value-type="float" office:value="0.916315" calcext:value-type="float">
            <text:p>0.9163</text:p>
          </table:table-cell>
          <table:table-cell table:style-name="Default" office:value-type="float" office:value="9" calcext:value-type="float">
            <text:p>9</text:p>
          </table:table-cell>
          <table:table-cell table:style-name="ce9" office:value-type="float" office:value="119" calcext:value-type="float">
            <text:p>119</text:p>
          </table:table-cell>
          <table:table-cell table:style-name="Default" table:formula="of:=[.B279]-[.B278]" office:value-type="float" office:value="-0.00903569999999987" calcext:value-type="float">
            <text:p>-0.0090357</text:p>
          </table:table-cell>
          <table:table-cell table:style-name="Default" table:formula="of:=[.C279]-[.C278]" office:value-type="float" office:value="-0.00085999999999975" calcext:value-type="float">
            <text:p>-0.00086</text:p>
          </table:table-cell>
          <table:table-cell table:number-columns-repeated="8"/>
          <table:table-cell table:style-name="Default" table:formula="of:=IF([.E279]=[.$P$59];[.F279];0)" office:value-type="float" office:value="0" calcext:value-type="float">
            <text:p>0</text:p>
          </table:table-cell>
          <table:table-cell table:style-name="Default" table:formula="of:=IF([.E279]=[.$Q$59];[.F279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0.9579487" calcext:value-type="float">
            <text:p>0.9579</text:p>
          </table:table-cell>
          <table:table-cell table:style-name="ce5" office:value-type="float" office:value="0.9207519" calcext:value-type="float">
            <text:p>0.9208</text:p>
          </table:table-cell>
          <table:table-cell table:style-name="Default" office:value-type="float" office:value="10" calcext:value-type="float">
            <text:p>10</text:p>
          </table:table-cell>
          <table:table-cell table:style-name="ce9" office:value-type="float" office:value="95" calcext:value-type="float">
            <text:p>95</text:p>
          </table:table-cell>
          <table:table-cell table:style-name="Default" table:formula="of:=[.B280]-[.B279]" office:value-type="float" office:value="0.00531859999999984" calcext:value-type="float">
            <text:p>0.0053186</text:p>
          </table:table-cell>
          <table:table-cell table:style-name="Default" table:formula="of:=[.C280]-[.C279]" office:value-type="float" office:value="0.00443689999999997" calcext:value-type="float">
            <text:p>0.0044369</text:p>
          </table:table-cell>
          <table:table-cell table:number-columns-repeated="8"/>
          <table:table-cell table:style-name="Default" table:formula="of:=IF([.E280]=[.$P$59];[.F280];0)" office:value-type="float" office:value="0" calcext:value-type="float">
            <text:p>0</text:p>
          </table:table-cell>
          <table:table-cell table:style-name="Default" table:formula="of:=IF([.E280]=[.$Q$59];[.F280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0.9559687" calcext:value-type="float">
            <text:p>0.9560</text:p>
          </table:table-cell>
          <table:table-cell table:style-name="ce5" office:value-type="float" office:value="0.8542386" calcext:value-type="float">
            <text:p>0.8542</text:p>
          </table:table-cell>
          <table:table-cell table:style-name="Default" office:value-type="float" office:value="11" calcext:value-type="float">
            <text:p>11</text:p>
          </table:table-cell>
          <table:table-cell table:style-name="ce9" office:value-type="float" office:value="183" calcext:value-type="float">
            <text:p>183</text:p>
          </table:table-cell>
          <table:table-cell table:style-name="Default" table:formula="of:=[.B281]-[.B280]" office:value-type="float" office:value="-0.00197999999999998" calcext:value-type="float">
            <text:p>-0.00198</text:p>
          </table:table-cell>
          <table:table-cell table:style-name="Default" table:formula="of:=[.C281]-[.C280]" office:value-type="float" office:value="-0.0665132999999999" calcext:value-type="float">
            <text:p>-0.0665133</text:p>
          </table:table-cell>
          <table:table-cell table:number-columns-repeated="8"/>
          <table:table-cell table:style-name="Default" table:formula="of:=IF([.E281]=[.$P$59];[.F281];0)" office:value-type="float" office:value="0" calcext:value-type="float">
            <text:p>0</text:p>
          </table:table-cell>
          <table:table-cell table:style-name="Default" table:formula="of:=IF([.E281]=[.$Q$59];[.F281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0.9640612" calcext:value-type="float">
            <text:p>0.9641</text:p>
          </table:table-cell>
          <table:table-cell table:style-name="ce5" office:value-type="float" office:value="0.9141493" calcext:value-type="float">
            <text:p>0.9141</text:p>
          </table:table-cell>
          <table:table-cell table:style-name="Default" office:value-type="float" office:value="12" calcext:value-type="float">
            <text:p>12</text:p>
          </table:table-cell>
          <table:table-cell table:style-name="ce9" office:value-type="float" office:value="108" calcext:value-type="float">
            <text:p>108</text:p>
          </table:table-cell>
          <table:table-cell table:style-name="Default" table:formula="of:=[.B282]-[.B281]" office:value-type="float" office:value="0.00809250000000006" calcext:value-type="float">
            <text:p>0.0080925</text:p>
          </table:table-cell>
          <table:table-cell table:style-name="Default" table:formula="of:=[.C282]-[.C281]" office:value-type="float" office:value="0.0599107" calcext:value-type="float">
            <text:p>0.0599107</text:p>
          </table:table-cell>
          <table:table-cell table:number-columns-repeated="8"/>
          <table:table-cell table:style-name="Default" table:formula="of:=IF([.E282]=[.$P$59];[.F282];0)" office:value-type="float" office:value="0" calcext:value-type="float">
            <text:p>0</text:p>
          </table:table-cell>
          <table:table-cell table:style-name="Default" table:formula="of:=IF([.E282]=[.$Q$59];[.F282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0.9660422" calcext:value-type="float">
            <text:p>0.9660</text:p>
          </table:table-cell>
          <table:table-cell table:style-name="ce5" office:value-type="float" office:value="0.8762392" calcext:value-type="float">
            <text:p>0.8762</text:p>
          </table:table-cell>
          <table:table-cell table:style-name="Default" office:value-type="float" office:value="13" calcext:value-type="float">
            <text:p>13</text:p>
          </table:table-cell>
          <table:table-cell table:style-name="ce9" office:value-type="float" office:value="182" calcext:value-type="float">
            <text:p>182</text:p>
          </table:table-cell>
          <table:table-cell table:style-name="Default" table:formula="of:=[.B283]-[.B282]" office:value-type="float" office:value="0.00198099999999979" calcext:value-type="float">
            <text:p>0.001981</text:p>
          </table:table-cell>
          <table:table-cell table:style-name="Default" table:formula="of:=[.C283]-[.C282]" office:value-type="float" office:value="-0.0379101000000002" calcext:value-type="float">
            <text:p>-0.0379101</text:p>
          </table:table-cell>
          <table:table-cell table:number-columns-repeated="8"/>
          <table:table-cell table:style-name="Default" table:formula="of:=IF([.E283]=[.$P$59];[.F283];0)" office:value-type="float" office:value="0" calcext:value-type="float">
            <text:p>0</text:p>
          </table:table-cell>
          <table:table-cell table:style-name="Default" table:formula="of:=IF([.E283]=[.$Q$59];[.F283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0.9434419" calcext:value-type="float">
            <text:p>0.9434</text:p>
          </table:table-cell>
          <table:table-cell table:style-name="ce5" office:value-type="float" office:value="0.8765614" calcext:value-type="float">
            <text:p>0.8766</text:p>
          </table:table-cell>
          <table:table-cell table:style-name="Default" office:value-type="float" office:value="14" calcext:value-type="float">
            <text:p>14</text:p>
          </table:table-cell>
          <table:table-cell table:style-name="ce9" office:value-type="float" office:value="194" calcext:value-type="float">
            <text:p>194</text:p>
          </table:table-cell>
          <table:table-cell table:style-name="Default" table:formula="of:=[.B284]-[.B283]" office:value-type="float" office:value="-0.0226002999999999" calcext:value-type="float">
            <text:p>-0.0226003</text:p>
          </table:table-cell>
          <table:table-cell table:style-name="Default" table:formula="of:=[.C284]-[.C283]" office:value-type="float" office:value="0.00032220000000005" calcext:value-type="float">
            <text:p>0.0003222</text:p>
          </table:table-cell>
          <table:table-cell table:number-columns-repeated="8"/>
          <table:table-cell table:style-name="Default" table:formula="of:=IF([.E284]=[.$P$59];[.F284];0)" office:value-type="float" office:value="0" calcext:value-type="float">
            <text:p>0</text:p>
          </table:table-cell>
          <table:table-cell table:style-name="Default" table:formula="of:=IF([.E284]=[.$Q$59];[.F284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0.951766" calcext:value-type="float">
            <text:p>0.9518</text:p>
          </table:table-cell>
          <table:table-cell table:style-name="ce5" office:value-type="float" office:value="0.8788653" calcext:value-type="float">
            <text:p>0.8789</text:p>
          </table:table-cell>
          <table:table-cell table:style-name="Default" office:value-type="float" office:value="15" calcext:value-type="float">
            <text:p>15</text:p>
          </table:table-cell>
          <table:table-cell table:style-name="ce9" office:value-type="float" office:value="96" calcext:value-type="float">
            <text:p>96</text:p>
          </table:table-cell>
          <table:table-cell table:style-name="Default" table:formula="of:=[.B285]-[.B284]" office:value-type="float" office:value="0.00832410000000006" calcext:value-type="float">
            <text:p>0.0083241</text:p>
          </table:table-cell>
          <table:table-cell table:style-name="Default" table:formula="of:=[.C285]-[.C284]" office:value-type="float" office:value="0.00230390000000003" calcext:value-type="float">
            <text:p>0.0023039</text:p>
          </table:table-cell>
          <table:table-cell table:number-columns-repeated="8"/>
          <table:table-cell table:style-name="Default" table:formula="of:=IF([.E285]=[.$P$59];[.F285];0)" office:value-type="float" office:value="0" calcext:value-type="float">
            <text:p>0</text:p>
          </table:table-cell>
          <table:table-cell table:style-name="Default" table:formula="of:=IF([.E285]=[.$Q$59];[.F285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0.9403127" calcext:value-type="float">
            <text:p>0.9403</text:p>
          </table:table-cell>
          <table:table-cell table:style-name="ce5" office:value-type="float" office:value="0.8759781" calcext:value-type="float">
            <text:p>0.8760</text:p>
          </table:table-cell>
          <table:table-cell table:style-name="Default" office:value-type="float" office:value="16" calcext:value-type="float">
            <text:p>16</text:p>
          </table:table-cell>
          <table:table-cell table:style-name="ce9" office:value-type="float" office:value="91" calcext:value-type="float">
            <text:p>91</text:p>
          </table:table-cell>
          <table:table-cell table:style-name="Default" table:formula="of:=[.B286]-[.B285]" office:value-type="float" office:value="-0.0114532999999999" calcext:value-type="float">
            <text:p>-0.0114533</text:p>
          </table:table-cell>
          <table:table-cell table:style-name="Default" table:formula="of:=[.C286]-[.C285]" office:value-type="float" office:value="-0.00288720000000009" calcext:value-type="float">
            <text:p>-0.0028872</text:p>
          </table:table-cell>
          <table:table-cell table:number-columns-repeated="8"/>
          <table:table-cell table:style-name="Default" table:formula="of:=IF([.E286]=[.$P$59];[.F286];0)" office:value-type="float" office:value="0" calcext:value-type="float">
            <text:p>0</text:p>
          </table:table-cell>
          <table:table-cell table:style-name="Default" table:formula="of:=IF([.E286]=[.$Q$59];[.F286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0.9370994" calcext:value-type="float">
            <text:p>0.9371</text:p>
          </table:table-cell>
          <table:table-cell table:style-name="ce5" office:value-type="float" office:value="0.9537568" calcext:value-type="float">
            <text:p>0.9538</text:p>
          </table:table-cell>
          <table:table-cell table:style-name="Default" office:value-type="float" office:value="17" calcext:value-type="float">
            <text:p>17</text:p>
          </table:table-cell>
          <table:table-cell table:style-name="ce9" office:value-type="float" office:value="201" calcext:value-type="float">
            <text:p>201</text:p>
          </table:table-cell>
          <table:table-cell table:style-name="Default" table:formula="of:=[.B287]-[.B286]" office:value-type="float" office:value="-0.00321330000000009" calcext:value-type="float">
            <text:p>-0.0032133</text:p>
          </table:table-cell>
          <table:table-cell table:style-name="Default" table:formula="of:=[.C287]-[.C286]" office:value-type="float" office:value="0.0777787000000002" calcext:value-type="float">
            <text:p>0.0777787</text:p>
          </table:table-cell>
          <table:table-cell table:number-columns-repeated="8"/>
          <table:table-cell table:style-name="Default" table:formula="of:=IF([.E287]=[.$P$59];[.F287];0)" office:value-type="float" office:value="0" calcext:value-type="float">
            <text:p>0</text:p>
          </table:table-cell>
          <table:table-cell table:style-name="Default" table:formula="of:=IF([.E287]=[.$Q$59];[.F287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0.9279014" calcext:value-type="float">
            <text:p>0.9279</text:p>
          </table:table-cell>
          <table:table-cell table:style-name="ce5" office:value-type="float" office:value="0.9569964" calcext:value-type="float">
            <text:p>0.9570</text:p>
          </table:table-cell>
          <table:table-cell table:style-name="Default" office:value-type="float" office:value="18" calcext:value-type="float">
            <text:p>18</text:p>
          </table:table-cell>
          <table:table-cell table:style-name="ce9" office:value-type="float" office:value="55" calcext:value-type="float">
            <text:p>55</text:p>
          </table:table-cell>
          <table:table-cell table:style-name="Default" table:formula="of:=[.B288]-[.B287]" office:value-type="float" office:value="-0.00919799999999993" calcext:value-type="float">
            <text:p>-0.009198</text:p>
          </table:table-cell>
          <table:table-cell table:style-name="Default" table:formula="of:=[.C288]-[.C287]" office:value-type="float" office:value="0.00323960000000001" calcext:value-type="float">
            <text:p>0.0032396</text:p>
          </table:table-cell>
          <table:table-cell table:number-columns-repeated="8"/>
          <table:table-cell table:style-name="Default" table:formula="of:=IF([.E288]=[.$P$59];[.F288];0)" office:value-type="float" office:value="0" calcext:value-type="float">
            <text:p>0</text:p>
          </table:table-cell>
          <table:table-cell table:style-name="Default" table:formula="of:=IF([.E288]=[.$Q$59];[.F288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0.9166419" calcext:value-type="float">
            <text:p>0.9166</text:p>
          </table:table-cell>
          <table:table-cell table:style-name="ce5" office:value-type="float" office:value="0.9546775" calcext:value-type="float">
            <text:p>0.9547</text:p>
          </table:table-cell>
          <table:table-cell table:style-name="Default" office:value-type="float" office:value="19" calcext:value-type="float">
            <text:p>19</text:p>
          </table:table-cell>
          <table:table-cell table:style-name="ce9" office:value-type="float" office:value="98" calcext:value-type="float">
            <text:p>98</text:p>
          </table:table-cell>
          <table:table-cell table:style-name="Default" table:formula="of:=[.B289]-[.B288]" office:value-type="float" office:value="-0.0112595000000001" calcext:value-type="float">
            <text:p>-0.0112595</text:p>
          </table:table-cell>
          <table:table-cell table:style-name="Default" table:formula="of:=[.C289]-[.C288]" office:value-type="float" office:value="-0.00231890000000001" calcext:value-type="float">
            <text:p>-0.0023189</text:p>
          </table:table-cell>
          <table:table-cell table:number-columns-repeated="8"/>
          <table:table-cell table:style-name="Default" table:formula="of:=IF([.E289]=[.$P$59];[.F289];0)" office:value-type="float" office:value="0" calcext:value-type="float">
            <text:p>0</text:p>
          </table:table-cell>
          <table:table-cell table:style-name="Default" table:formula="of:=IF([.E289]=[.$Q$59];[.F289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0.9290077" calcext:value-type="float">
            <text:p>0.9290</text:p>
          </table:table-cell>
          <table:table-cell table:style-name="ce5" office:value-type="float" office:value="0.9543105" calcext:value-type="float">
            <text:p>0.9543</text:p>
          </table:table-cell>
          <table:table-cell table:style-name="Default" office:value-type="float" office:value="20" calcext:value-type="float">
            <text:p>20</text:p>
          </table:table-cell>
          <table:table-cell table:style-name="ce9" office:value-type="float" office:value="174" calcext:value-type="float">
            <text:p>174</text:p>
          </table:table-cell>
          <table:table-cell table:style-name="Default" table:formula="of:=[.B290]-[.B289]" office:value-type="float" office:value="0.0123658" calcext:value-type="float">
            <text:p>0.0123658</text:p>
          </table:table-cell>
          <table:table-cell table:style-name="Default" table:formula="of:=[.C290]-[.C289]" office:value-type="float" office:value="-0.000367000000000228" calcext:value-type="float">
            <text:p>-0.000367</text:p>
          </table:table-cell>
          <table:table-cell table:number-columns-repeated="8"/>
          <table:table-cell table:style-name="Default" table:formula="of:=IF([.E290]=[.$P$59];[.F290];0)" office:value-type="float" office:value="0" calcext:value-type="float">
            <text:p>0</text:p>
          </table:table-cell>
          <table:table-cell table:style-name="Default" table:formula="of:=IF([.E290]=[.$Q$59];[.F290];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Default" table:formula="of:=IF([.E291]=[.$P$59];[.F291];0)" office:value-type="float" office:value="0" calcext:value-type="float">
            <text:p>0</text:p>
          </table:table-cell>
          <table:table-cell table:style-name="Default" table:formula="of:=IF([.E291]=[.$Q$59];[.F291];0)"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WW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IL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TP-CONTROL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TP-PASV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P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ATABAS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TP-DATA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ULTIMEDIA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RVIC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NTERACTIV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AMES</text:p>
          </table:table-cell>
          <table:table-cell table:number-columns-repeated="1021"/>
        </table:table-row>
        <table:table-row table:style-name="ro1" table:number-rows-repeated="10482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11:55:11.524182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3:45:57.990132692</meta:creation-date>
    <dc:date>2017-08-01T11:59:43.798812484</dc:date>
    <meta:editing-duration>PT5H35M30S</meta:editing-duration>
    <meta:editing-cycles>13</meta:editing-cycles>
    <meta:generator>LibreOffice/5.1.6.2$Linux_X86_64 LibreOffice_project/10m0$Build-2</meta:generator>
    <meta:document-statistic meta:table-count="5" meta:cell-count="7627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3">
      <style:chart-properties chart:display-label="true" chart:logarithmic="false" chart:minimum="0.7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95cm" xlink:href=".." xlink:type="simple" chart:class="chart:scatter" chart:style-name="ch1">
        <chart:title svg:x="7.202cm" svg:y="0.315cm" chart:style-name="ch2">
          <text:p>Entry 7</text:p>
        </chart:title>
        <chart:legend chart:legend-position="end" svg:x="12.989cm" svg:y="3.949cm" style:legend-expansion="high" chart:style-name="ch3"/>
        <chart:plot-area chart:style-name="ch4" table:cell-range-address="'Both Shortened'.A201:'Both Shortened'.C220" chart:data-source-has-labels="row" svg:x="0.32cm" svg:y="1.273cm" svg:width="12.349cm" svg:height="7.543cm">
          <chartooo:coordinate-region svg:x="1.603cm" svg:y="1.472cm" svg:width="10.879cm" svg:height="6.69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h Shortened'.B201:'Both Shortened'.B220" loext:label-string="raw" chart:class="chart:scatter">
            <chart:domain table:cell-range-address="'Both Shortened'.A201:'Both Shortened'.A220"/>
            <chart:data-point chart:repeated="20"/>
          </chart:series>
          <chart:series chart:style-name="ch9" chart:values-cell-range-address="'Both Shortened'.C201:'Both Shortened'.C220" loext:label-string="normalized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w</text:p>
              </table:table-cell>
              <table:table-cell office:value-type="string">
                <text:p>normaliz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oth Shortened'.A201:'Both Shortened'.A220</svg:desc>
                </draw:g>
              </table:table-cell>
              <table:table-cell office:value-type="float" office:value="0.967196">
                <text:p>0.967196</text:p>
                <draw:g>
                  <svg:desc>'Both Shortened'.B201:'Both Shortened'.B220</svg:desc>
                </draw:g>
              </table:table-cell>
              <table:table-cell office:value-type="float" office:value="0.9334722">
                <text:p>0.9334722</text:p>
                <draw:g>
                  <svg:desc>'Both Shortened'.C201:'Both Shortened'.C2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704339">
                <text:p>0.9704339</text:p>
              </table:table-cell>
              <table:table-cell office:value-type="float" office:value="0.9334003">
                <text:p>0.9334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692018">
                <text:p>0.9692018</text:p>
              </table:table-cell>
              <table:table-cell office:value-type="float" office:value="0.9334002">
                <text:p>0.9334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704403">
                <text:p>0.9704403</text:p>
              </table:table-cell>
              <table:table-cell office:value-type="float" office:value="0.9375744">
                <text:p>0.9375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775707">
                <text:p>0.9775707</text:p>
              </table:table-cell>
              <table:table-cell office:value-type="float" office:value="0.9374317">
                <text:p>0.9374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783041">
                <text:p>0.9783041</text:p>
              </table:table-cell>
              <table:table-cell office:value-type="float" office:value="0.9442831">
                <text:p>0.9442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785907">
                <text:p>0.9785907</text:p>
              </table:table-cell>
              <table:table-cell office:value-type="float" office:value="0.9451548">
                <text:p>0.9451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772665">
                <text:p>0.9772665</text:p>
              </table:table-cell>
              <table:table-cell office:value-type="float" office:value="0.9456577">
                <text:p>0.9456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789303">
                <text:p>0.9789303</text:p>
              </table:table-cell>
              <table:table-cell office:value-type="float" office:value="0.9698825">
                <text:p>0.9698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793254">
                <text:p>0.9793254</text:p>
              </table:table-cell>
              <table:table-cell office:value-type="float" office:value="0.9735845">
                <text:p>0.97358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784794">
                <text:p>0.9784794</text:p>
              </table:table-cell>
              <table:table-cell office:value-type="float" office:value="0.9733168">
                <text:p>0.97331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777096">
                <text:p>0.9777096</text:p>
              </table:table-cell>
              <table:table-cell office:value-type="float" office:value="0.9754814">
                <text:p>0.97548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805896">
                <text:p>0.9805896</text:p>
              </table:table-cell>
              <table:table-cell office:value-type="float" office:value="0.9757475">
                <text:p>0.9757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828616">
                <text:p>0.9828616</text:p>
              </table:table-cell>
              <table:table-cell office:value-type="float" office:value="0.9754266">
                <text:p>0.97542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791833">
                <text:p>0.9791833</text:p>
              </table:table-cell>
              <table:table-cell office:value-type="float" office:value="0.9745694">
                <text:p>0.97456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827191">
                <text:p>0.9827191</text:p>
              </table:table-cell>
              <table:table-cell office:value-type="float" office:value="0.9750002">
                <text:p>0.975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835727">
                <text:p>0.9835727</text:p>
              </table:table-cell>
              <table:table-cell office:value-type="float" office:value="0.9753048">
                <text:p>0.9753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830102">
                <text:p>0.9830102</text:p>
              </table:table-cell>
              <table:table-cell office:value-type="float" office:value="0.9736066">
                <text:p>0.97360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8177">
                <text:p>0.98177</text:p>
              </table:table-cell>
              <table:table-cell office:value-type="float" office:value="0.9724408">
                <text:p>0.9724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811444">
                <text:p>0.9811444</text:p>
              </table:table-cell>
              <table:table-cell office:value-type="float" office:value="0.9716555">
                <text:p>0.9716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3">
      <style:chart-properties chart:display-label="true" chart:logarithmic="false" chart:minimum="0.7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1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4cm" xlink:href=".." xlink:type="simple" chart:class="chart:scatter" chart:style-name="ch1">
        <chart:title svg:x="7.202cm" svg:y="0.315cm" chart:style-name="ch2">
          <text:p>Entry 1</text:p>
        </chart:title>
        <chart:legend chart:legend-position="end" svg:x="12.989cm" svg:y="3.949cm" style:legend-expansion="high" chart:style-name="ch3"/>
        <chart:plot-area chart:style-name="ch4" table:cell-range-address="'Both Shortened'.A61:'Both Shortened'.C80" chart:data-source-has-labels="row" svg:x="0.32cm" svg:y="1.273cm" svg:width="12.349cm" svg:height="7.542cm">
          <chartooo:coordinate-region svg:x="1.603cm" svg:y="1.473cm" svg:width="10.879cm" svg:height="6.69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h Shortened'.B61:'Both Shortened'.B80" loext:label-string="raw" chart:class="chart:scatter">
            <chart:domain table:cell-range-address="'Both Shortened'.A61:'Both Shortened'.A80"/>
            <chart:data-point chart:repeated="13"/>
            <chart:data-point chart:style-name="ch9"/>
            <chart:data-point chart:repeated="6"/>
          </chart:series>
          <chart:series chart:style-name="ch10" chart:values-cell-range-address="'Both Shortened'.C61:'Both Shortened'.C80" loext:label-string="normalized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w</text:p>
              </table:table-cell>
              <table:table-cell office:value-type="string">
                <text:p>normaliz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oth Shortened'.A61:'Both Shortened'.A80</svg:desc>
                </draw:g>
              </table:table-cell>
              <table:table-cell office:value-type="float" office:value="0.9338104">
                <text:p>0.9338104</text:p>
                <draw:g>
                  <svg:desc>'Both Shortened'.B61:'Both Shortened'.B80</svg:desc>
                </draw:g>
              </table:table-cell>
              <table:table-cell office:value-type="float" office:value="0.7736415">
                <text:p>0.7736415</text:p>
                <draw:g>
                  <svg:desc>'Both Shortened'.C61:'Both Shortened'.C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79791">
                <text:p>0.8779791</text:p>
              </table:table-cell>
              <table:table-cell office:value-type="float" office:value="0.7738423">
                <text:p>0.7738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393107">
                <text:p>0.9393107</text:p>
              </table:table-cell>
              <table:table-cell office:value-type="float" office:value="0.9294637">
                <text:p>0.9294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447219">
                <text:p>0.9447219</text:p>
              </table:table-cell>
              <table:table-cell office:value-type="float" office:value="0.9401948">
                <text:p>0.9401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539191">
                <text:p>0.9539191</text:p>
              </table:table-cell>
              <table:table-cell office:value-type="float" office:value="0.9429901">
                <text:p>0.9429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355044">
                <text:p>0.9355044</text:p>
              </table:table-cell>
              <table:table-cell office:value-type="float" office:value="0.9418972">
                <text:p>0.94189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580247">
                <text:p>0.9580247</text:p>
              </table:table-cell>
              <table:table-cell office:value-type="float" office:value="0.9438658">
                <text:p>0.94386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550761">
                <text:p>0.9550761</text:p>
              </table:table-cell>
              <table:table-cell office:value-type="float" office:value="0.944306">
                <text:p>0.944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559757">
                <text:p>0.9559757</text:p>
              </table:table-cell>
              <table:table-cell office:value-type="float" office:value="0.9451874">
                <text:p>0.94518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531179">
                <text:p>0.9531179</text:p>
              </table:table-cell>
              <table:table-cell office:value-type="float" office:value="0.9447081">
                <text:p>0.94470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346901">
                <text:p>0.9346901</text:p>
              </table:table-cell>
              <table:table-cell office:value-type="float" office:value="0.9438217">
                <text:p>0.9438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112162">
                <text:p>0.9112162</text:p>
              </table:table-cell>
              <table:table-cell office:value-type="float" office:value="0.9446672">
                <text:p>0.9446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394362">
                <text:p>0.9394362</text:p>
              </table:table-cell>
              <table:table-cell office:value-type="float" office:value="0.9441439">
                <text:p>0.9441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366349">
                <text:p>0.9366349</text:p>
              </table:table-cell>
              <table:table-cell office:value-type="float" office:value="0.9443101">
                <text:p>0.94431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461696">
                <text:p>0.9461696</text:p>
              </table:table-cell>
              <table:table-cell office:value-type="float" office:value="0.9450654">
                <text:p>0.9450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163676">
                <text:p>0.8163676</text:p>
              </table:table-cell>
              <table:table-cell office:value-type="float" office:value="0.9282472">
                <text:p>0.9282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693358">
                <text:p>0.8693358</text:p>
              </table:table-cell>
              <table:table-cell office:value-type="float" office:value="0.938032">
                <text:p>0.938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648315">
                <text:p>0.8648315</text:p>
              </table:table-cell>
              <table:table-cell office:value-type="float" office:value="0.9463105">
                <text:p>0.9463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698649">
                <text:p>0.8698649</text:p>
              </table:table-cell>
              <table:table-cell office:value-type="float" office:value="0.9491701">
                <text:p>0.9491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508352">
                <text:p>0.8508352</text:p>
              </table:table-cell>
              <table:table-cell office:value-type="float" office:value="0.9472773">
                <text:p>0.947277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ffffff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3">
      <style:chart-properties chart:display-label="true" chart:logarithmic="false" chart:minimum="0.7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1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4cm" xlink:href=".." xlink:type="simple" chart:class="chart:scatter" chart:style-name="ch1">
        <chart:title svg:x="7.202cm" svg:y="0.315cm" chart:style-name="ch2">
          <text:p>Entry 2</text:p>
        </chart:title>
        <chart:legend chart:legend-position="end" svg:x="12.989cm" svg:y="3.949cm" style:legend-expansion="high" chart:style-name="ch3"/>
        <chart:plot-area chart:style-name="ch4" table:cell-range-address="'Both Shortened'.A3:'Both Shortened'.A22 'Both Shortened'.C3:'Both Shortened'.C22 'Both Shortened'.C85:'Both Shortened'.C104" chart:data-source-has-labels="row" svg:x="0.32cm" svg:y="1.273cm" svg:width="12.349cm" svg:height="7.542cm">
          <chartooo:coordinate-region svg:x="1.603cm" svg:y="1.473cm" svg:width="10.879cm" svg:height="6.69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h Shortened'.C3:'Both Shortened'.C22" loext:label-string="raw" chart:class="chart:scatter">
            <chart:domain table:cell-range-address="'Both Shortened'.A3:'Both Shortened'.A22"/>
            <chart:data-point chart:repeated="14"/>
            <chart:data-point chart:style-name="ch9"/>
            <chart:data-point chart:repeated="5"/>
          </chart:series>
          <chart:series chart:style-name="ch10" chart:values-cell-range-address="'Both Shortened'.C85:'Both Shortened'.C104" loext:label-string="normalized" chart:class="chart:scatter">
            <chart:domain table:cell-range-address="'Both Shortened'.A85:'Both Shortened'.A104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w</text:p>
              </table:table-cell>
              <table:table-cell office:value-type="string">
                <text:p>Column A</text:p>
              </table:table-cell>
              <table:table-cell office:value-type="string">
                <text:p>normaliz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oth Shortened'.A3:'Both Shortened'.A22</svg:desc>
                </draw:g>
              </table:table-cell>
              <table:table-cell office:value-type="float" office:value="0.9147289">
                <text:p>0.9147289</text:p>
                <draw:g>
                  <svg:desc>'Both Shortened'.C3:'Both Shortened'.C22</svg:desc>
                </draw:g>
              </table:table-cell>
              <table:table-cell office:value-type="float" office:value="1">
                <text:p>1</text:p>
                <draw:g>
                  <svg:desc>'Both Shortened'.A85:'Both Shortened'.A104</svg:desc>
                </draw:g>
              </table:table-cell>
              <table:table-cell office:value-type="float" office:value="0.8288839">
                <text:p>0.8288839</text:p>
                <draw:g>
                  <svg:desc>'Both Shortened'.C85:'Both Shortened'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242135">
                <text:p>0.9242135</text:p>
              </table:table-cell>
              <table:table-cell office:value-type="float" office:value="2">
                <text:p>2</text:p>
              </table:table-cell>
              <table:table-cell office:value-type="float" office:value="0.8352692">
                <text:p>0.8352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342678">
                <text:p>0.9342678</text:p>
              </table:table-cell>
              <table:table-cell office:value-type="float" office:value="3">
                <text:p>3</text:p>
              </table:table-cell>
              <table:table-cell office:value-type="float" office:value="0.9079977">
                <text:p>0.9079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464062">
                <text:p>0.9464062</text:p>
              </table:table-cell>
              <table:table-cell office:value-type="float" office:value="4">
                <text:p>4</text:p>
              </table:table-cell>
              <table:table-cell office:value-type="float" office:value="0.9020482">
                <text:p>0.9020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387103">
                <text:p>0.9387103</text:p>
              </table:table-cell>
              <table:table-cell office:value-type="float" office:value="5">
                <text:p>5</text:p>
              </table:table-cell>
              <table:table-cell office:value-type="float" office:value="0.9265141">
                <text:p>0.9265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392179">
                <text:p>0.9392179</text:p>
              </table:table-cell>
              <table:table-cell office:value-type="float" office:value="6">
                <text:p>6</text:p>
              </table:table-cell>
              <table:table-cell office:value-type="float" office:value="0.8378679">
                <text:p>0.8378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363032">
                <text:p>0.9363032</text:p>
              </table:table-cell>
              <table:table-cell office:value-type="float" office:value="7">
                <text:p>7</text:p>
              </table:table-cell>
              <table:table-cell office:value-type="float" office:value="0.9171725">
                <text:p>0.9171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426493">
                <text:p>0.9426493</text:p>
              </table:table-cell>
              <table:table-cell office:value-type="float" office:value="8">
                <text:p>8</text:p>
              </table:table-cell>
              <table:table-cell office:value-type="float" office:value="0.9151597">
                <text:p>0.9151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405512">
                <text:p>0.9405512</text:p>
              </table:table-cell>
              <table:table-cell office:value-type="float" office:value="9">
                <text:p>9</text:p>
              </table:table-cell>
              <table:table-cell office:value-type="float" office:value="0.9368562">
                <text:p>0.93685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448929">
                <text:p>0.9448929</text:p>
              </table:table-cell>
              <table:table-cell office:value-type="float" office:value="10">
                <text:p>10</text:p>
              </table:table-cell>
              <table:table-cell office:value-type="float" office:value="0.9325832">
                <text:p>0.9325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403931">
                <text:p>0.9403931</text:p>
              </table:table-cell>
              <table:table-cell office:value-type="float" office:value="11">
                <text:p>11</text:p>
              </table:table-cell>
              <table:table-cell office:value-type="float" office:value="0.9457797">
                <text:p>0.94577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543783">
                <text:p>0.9543783</text:p>
              </table:table-cell>
              <table:table-cell office:value-type="float" office:value="12">
                <text:p>12</text:p>
              </table:table-cell>
              <table:table-cell office:value-type="float" office:value="0.9649566">
                <text:p>0.96495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521891">
                <text:p>0.9521891</text:p>
              </table:table-cell>
              <table:table-cell office:value-type="float" office:value="13">
                <text:p>13</text:p>
              </table:table-cell>
              <table:table-cell office:value-type="float" office:value="0.9666316">
                <text:p>0.9666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417448">
                <text:p>0.9417448</text:p>
              </table:table-cell>
              <table:table-cell office:value-type="float" office:value="14">
                <text:p>14</text:p>
              </table:table-cell>
              <table:table-cell office:value-type="float" office:value="0.9649566">
                <text:p>0.96495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573953">
                <text:p>0.9573953</text:p>
              </table:table-cell>
              <table:table-cell office:value-type="float" office:value="15">
                <text:p>15</text:p>
              </table:table-cell>
              <table:table-cell office:value-type="float" office:value="0.9666316">
                <text:p>0.9666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299429">
                <text:p>0.9299429</text:p>
              </table:table-cell>
              <table:table-cell office:value-type="float" office:value="16">
                <text:p>16</text:p>
              </table:table-cell>
              <table:table-cell office:value-type="float" office:value="0.964262">
                <text:p>0.9642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52567">
                <text:p>0.852567</text:p>
              </table:table-cell>
              <table:table-cell office:value-type="float" office:value="17">
                <text:p>17</text:p>
              </table:table-cell>
              <table:table-cell office:value-type="float" office:value="0.9643105">
                <text:p>0.9643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602203">
                <text:p>0.8602203</text:p>
              </table:table-cell>
              <table:table-cell office:value-type="float" office:value="18">
                <text:p>18</text:p>
              </table:table-cell>
              <table:table-cell office:value-type="float" office:value="0.9668572">
                <text:p>0.96685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654731">
                <text:p>0.8654731</text:p>
              </table:table-cell>
              <table:table-cell office:value-type="float" office:value="19">
                <text:p>19</text:p>
              </table:table-cell>
              <table:table-cell office:value-type="float" office:value="0.9666164">
                <text:p>0.96661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425491">
                <text:p>0.8425491</text:p>
              </table:table-cell>
              <table:table-cell office:value-type="float" office:value="20">
                <text:p>20</text:p>
              </table:table-cell>
              <table:table-cell office:value-type="float" office:value="0.9664961">
                <text:p>0.96649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3">
      <style:chart-properties chart:display-label="true" chart:logarithmic="false" chart:minimum="0.7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1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5cm" xlink:href=".." xlink:type="simple" chart:class="chart:scatter" chart:style-name="ch1">
        <chart:title svg:x="7.202cm" svg:y="0.315cm" chart:style-name="ch2">
          <text:p>Entry 9</text:p>
        </chart:title>
        <chart:legend chart:legend-position="end" svg:x="12.99cm" svg:y="3.949cm" style:legend-expansion="high" chart:style-name="ch3"/>
        <chart:plot-area chart:style-name="ch4" table:cell-range-address="'Both Shortened'.A248:'Both Shortened'.C267" chart:data-source-has-labels="row" svg:x="0.32cm" svg:y="1.273cm" svg:width="12.35cm" svg:height="7.543cm">
          <chartooo:coordinate-region svg:x="1.603cm" svg:y="1.472cm" svg:width="10.88cm" svg:height="6.69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h Shortened'.B248:'Both Shortened'.B267" loext:label-string="raw" chart:class="chart:scatter">
            <chart:domain table:cell-range-address="'Both Shortened'.A248:'Both Shortened'.A267"/>
            <chart:data-point chart:repeated="8"/>
            <chart:data-point chart:style-name="ch9"/>
            <chart:data-point chart:repeated="3"/>
            <chart:data-point chart:style-name="ch9"/>
            <chart:data-point chart:repeated="7"/>
          </chart:series>
          <chart:series chart:style-name="ch10" chart:values-cell-range-address="'Both Shortened'.C248:'Both Shortened'.C267" loext:label-string="normalized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w</text:p>
              </table:table-cell>
              <table:table-cell office:value-type="string">
                <text:p>normaliz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oth Shortened'.A248:'Both Shortened'.A267</svg:desc>
                </draw:g>
              </table:table-cell>
              <table:table-cell office:value-type="float" office:value="0.9550576">
                <text:p>0.9550576</text:p>
                <draw:g>
                  <svg:desc>'Both Shortened'.B248:'Both Shortened'.B267</svg:desc>
                </draw:g>
              </table:table-cell>
              <table:table-cell office:value-type="float" office:value="0.9161828">
                <text:p>0.9161828</text:p>
                <draw:g>
                  <svg:desc>'Both Shortened'.C248:'Both Shortened'.C2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558192">
                <text:p>0.9558192</text:p>
              </table:table-cell>
              <table:table-cell office:value-type="float" office:value="0.9152617">
                <text:p>0.9152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638388">
                <text:p>0.9638388</text:p>
              </table:table-cell>
              <table:table-cell office:value-type="float" office:value="0.9276353">
                <text:p>0.9276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626158">
                <text:p>0.9626158</text:p>
              </table:table-cell>
              <table:table-cell office:value-type="float" office:value="0.9650308">
                <text:p>0.9650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645305">
                <text:p>0.9645305</text:p>
              </table:table-cell>
              <table:table-cell office:value-type="float" office:value="0.9656498">
                <text:p>0.9656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02192">
                <text:p>0.9602192</text:p>
              </table:table-cell>
              <table:table-cell office:value-type="float" office:value="0.9653631">
                <text:p>0.9653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626893">
                <text:p>0.9626893</text:p>
              </table:table-cell>
              <table:table-cell office:value-type="float" office:value="0.9657096">
                <text:p>0.9657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698083">
                <text:p>0.9698083</text:p>
              </table:table-cell>
              <table:table-cell office:value-type="float" office:value="0.9647295">
                <text:p>0.9647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599768">
                <text:p>0.9599768</text:p>
              </table:table-cell>
              <table:table-cell office:value-type="float" office:value="0.9650012">
                <text:p>0.9650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707428">
                <text:p>0.9707428</text:p>
              </table:table-cell>
              <table:table-cell office:value-type="float" office:value="0.9653026">
                <text:p>0.96530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687075">
                <text:p>0.9687075</text:p>
              </table:table-cell>
              <table:table-cell office:value-type="float" office:value="0.9633151">
                <text:p>0.9633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704604">
                <text:p>0.9704604</text:p>
              </table:table-cell>
              <table:table-cell office:value-type="float" office:value="0.9649566">
                <text:p>0.96495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679777">
                <text:p>0.9679777</text:p>
              </table:table-cell>
              <table:table-cell office:value-type="float" office:value="0.9666316">
                <text:p>0.9666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713008">
                <text:p>0.9713008</text:p>
              </table:table-cell>
              <table:table-cell office:value-type="float" office:value="0.9666162">
                <text:p>0.96661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661707">
                <text:p>0.9661707</text:p>
              </table:table-cell>
              <table:table-cell office:value-type="float" office:value="0.9667065">
                <text:p>0.96670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602725">
                <text:p>0.9602725</text:p>
              </table:table-cell>
              <table:table-cell office:value-type="float" office:value="0.9662545">
                <text:p>0.9662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556259">
                <text:p>0.9556259</text:p>
              </table:table-cell>
              <table:table-cell office:value-type="float" office:value="0.9668121">
                <text:p>0.9668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498068">
                <text:p>0.9498068</text:p>
              </table:table-cell>
              <table:table-cell office:value-type="float" office:value="0.9664961">
                <text:p>0.96649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494382">
                <text:p>0.9494382</text:p>
              </table:table-cell>
              <table:table-cell office:value-type="float" office:value="0.966587">
                <text:p>0.9665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468417">
                <text:p>0.9468417</text:p>
              </table:table-cell>
              <table:table-cell office:value-type="float" office:value="0.9285357">
                <text:p>0.92853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3">
      <style:chart-properties chart:display-label="true" chart:logarithmic="false" chart:minimum="0.7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94cm" xlink:href=".." xlink:type="simple" chart:class="chart:scatter" chart:style-name="ch1">
        <chart:title svg:x="7.083cm" svg:y="0.315cm" chart:style-name="ch2">
          <text:p>Entry 10</text:p>
        </chart:title>
        <chart:legend chart:legend-position="end" svg:x="12.989cm" svg:y="3.949cm" style:legend-expansion="high" chart:style-name="ch3"/>
        <chart:plot-area chart:style-name="ch4" table:cell-range-address="'Both Shortened'.A271:'Both Shortened'.C290" chart:data-source-has-labels="row" svg:x="0.32cm" svg:y="1.273cm" svg:width="12.349cm" svg:height="7.542cm">
          <chartooo:coordinate-region svg:x="1.603cm" svg:y="1.473cm" svg:width="10.879cm" svg:height="6.69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h Shortened'.B271:'Both Shortened'.B290" loext:label-string="raw" chart:class="chart:scatter">
            <chart:domain table:cell-range-address="'Both Shortened'.A271:'Both Shortened'.A290"/>
            <chart:data-point chart:repeated="20"/>
          </chart:series>
          <chart:series chart:style-name="ch9" chart:values-cell-range-address="'Both Shortened'.C271:'Both Shortened'.C290" loext:label-string="normalized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w</text:p>
              </table:table-cell>
              <table:table-cell office:value-type="string">
                <text:p>normaliz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oth Shortened'.A271:'Both Shortened'.A290</svg:desc>
                </draw:g>
              </table:table-cell>
              <table:table-cell office:value-type="float" office:value="0.9240691">
                <text:p>0.9240691</text:p>
                <draw:g>
                  <svg:desc>'Both Shortened'.B271:'Both Shortened'.B290</svg:desc>
                </draw:g>
              </table:table-cell>
              <table:table-cell office:value-type="float" office:value="0.9570419">
                <text:p>0.9570419</text:p>
                <draw:g>
                  <svg:desc>'Both Shortened'.C271:'Both Shortened'.C2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413791">
                <text:p>0.9413791</text:p>
              </table:table-cell>
              <table:table-cell office:value-type="float" office:value="0.9568112">
                <text:p>0.9568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432632">
                <text:p>0.9432632</text:p>
              </table:table-cell>
              <table:table-cell office:value-type="float" office:value="0.958869">
                <text:p>0.958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491507">
                <text:p>0.9491507</text:p>
              </table:table-cell>
              <table:table-cell office:value-type="float" office:value="0.9564915">
                <text:p>0.9564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436523">
                <text:p>0.9436523</text:p>
              </table:table-cell>
              <table:table-cell office:value-type="float" office:value="0.9629714">
                <text:p>0.9629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563364">
                <text:p>0.9563364</text:p>
              </table:table-cell>
              <table:table-cell office:value-type="float" office:value="0.9621416">
                <text:p>0.9621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586544">
                <text:p>0.9586544</text:p>
              </table:table-cell>
              <table:table-cell office:value-type="float" office:value="0.9127963">
                <text:p>0.9127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616658">
                <text:p>0.9616658</text:p>
              </table:table-cell>
              <table:table-cell office:value-type="float" office:value="0.917175">
                <text:p>0.917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526301">
                <text:p>0.9526301</text:p>
              </table:table-cell>
              <table:table-cell office:value-type="float" office:value="0.916315">
                <text:p>0.9163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579487">
                <text:p>0.9579487</text:p>
              </table:table-cell>
              <table:table-cell office:value-type="float" office:value="0.9207519">
                <text:p>0.9207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559687">
                <text:p>0.9559687</text:p>
              </table:table-cell>
              <table:table-cell office:value-type="float" office:value="0.8542386">
                <text:p>0.85423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640612">
                <text:p>0.9640612</text:p>
              </table:table-cell>
              <table:table-cell office:value-type="float" office:value="0.9141493">
                <text:p>0.91414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660422">
                <text:p>0.9660422</text:p>
              </table:table-cell>
              <table:table-cell office:value-type="float" office:value="0.8762392">
                <text:p>0.8762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434419">
                <text:p>0.9434419</text:p>
              </table:table-cell>
              <table:table-cell office:value-type="float" office:value="0.8765614">
                <text:p>0.8765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51766">
                <text:p>0.951766</text:p>
              </table:table-cell>
              <table:table-cell office:value-type="float" office:value="0.8788653">
                <text:p>0.87886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403127">
                <text:p>0.9403127</text:p>
              </table:table-cell>
              <table:table-cell office:value-type="float" office:value="0.8759781">
                <text:p>0.87597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370994">
                <text:p>0.9370994</text:p>
              </table:table-cell>
              <table:table-cell office:value-type="float" office:value="0.9537568">
                <text:p>0.9537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279014">
                <text:p>0.9279014</text:p>
              </table:table-cell>
              <table:table-cell office:value-type="float" office:value="0.9569964">
                <text:p>0.9569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166419">
                <text:p>0.9166419</text:p>
              </table:table-cell>
              <table:table-cell office:value-type="float" office:value="0.9546775">
                <text:p>0.95467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290077">
                <text:p>0.9290077</text:p>
              </table:table-cell>
              <table:table-cell office:value-type="float" office:value="0.9543105">
                <text:p>0.95431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7.202cm" svg:y="0.316cm" chart:style-name="ch2">
          <text:p>Entry 3</text:p>
        </chart:title>
        <chart:legend chart:legend-position="end" svg:x="12.989cm" svg:y="3.952cm" style:legend-expansion="high" chart:style-name="ch3"/>
        <chart:plot-area chart:style-name="ch4" chart:data-source-has-labels="both" svg:x="0.32cm" svg:y="1.275cm" svg:width="12.349cm" svg:height="7.545cm">
          <chartooo:coordinate-region svg:x="1.232cm" svg:y="1.474cm" svg:width="11.25cm" svg:height="6.699cm"/>
          <chart:axis chart:dimension="x" chart:name="primary-x" chart:style-name="ch5" chartooo:axis-type="auto">
            <chart:categories table:cell-range-address="local-table.$A$2:.$A$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9" chart:values-cell-range-address="local-table.$D$2:.$D$21" chart:label-cell-address="local-table.$D$1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aw</text:p>
              </table:table-cell>
              <table:table-cell office:value-type="string">
                <text:p>normaliz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218105">
                <text:p>0.9218105</text:p>
              </table:table-cell>
              <table:table-cell office:value-type="float" office:value="0.8121">
                <text:p>0.81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091253">
                <text:p>0.9091253</text:p>
              </table:table-cell>
              <table:table-cell office:value-type="float" office:value="0.863411">
                <text:p>0.863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510986">
                <text:p>0.9510986</text:p>
              </table:table-cell>
              <table:table-cell office:value-type="float" office:value="0.8954077">
                <text:p>0.89540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561847">
                <text:p>0.9561847</text:p>
              </table:table-cell>
              <table:table-cell office:value-type="float" office:value="0.896717">
                <text:p>0.896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601393">
                <text:p>0.9601393</text:p>
              </table:table-cell>
              <table:table-cell office:value-type="float" office:value="0.8967597">
                <text:p>0.8967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57889">
                <text:p>0.9657889</text:p>
              </table:table-cell>
              <table:table-cell office:value-type="float" office:value="0.8969722">
                <text:p>0.8969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614911">
                <text:p>0.9614911</text:p>
              </table:table-cell>
              <table:table-cell office:value-type="float" office:value="0.9002814">
                <text:p>0.9002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640577">
                <text:p>0.9640577</text:p>
              </table:table-cell>
              <table:table-cell office:value-type="float" office:value="0.9033125">
                <text:p>0.903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704607">
                <text:p>0.9704607</text:p>
              </table:table-cell>
              <table:table-cell office:value-type="float" office:value="0.9599156">
                <text:p>0.95991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650818">
                <text:p>0.9650818</text:p>
              </table:table-cell>
              <table:table-cell office:value-type="float" office:value="0.9581404">
                <text:p>0.9581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643075">
                <text:p>0.9643075</text:p>
              </table:table-cell>
              <table:table-cell office:value-type="float" office:value="0.9612076">
                <text:p>0.9612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62273">
                <text:p>0.962273</text:p>
              </table:table-cell>
              <table:table-cell office:value-type="float" office:value="0.9585227">
                <text:p>0.9585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620015">
                <text:p>0.9620015</text:p>
              </table:table-cell>
              <table:table-cell office:value-type="float" office:value="0.9607725">
                <text:p>0.9607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041862">
                <text:p>0.8041862</text:p>
              </table:table-cell>
              <table:table-cell office:value-type="float" office:value="0.9387848">
                <text:p>0.93878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954921">
                <text:p>0.7954921</text:p>
              </table:table-cell>
              <table:table-cell office:value-type="float" office:value="0.9360367">
                <text:p>0.93603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975906">
                <text:p>0.7975906</text:p>
              </table:table-cell>
              <table:table-cell office:value-type="float" office:value="0.9369928">
                <text:p>0.9369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377258">
                <text:p>0.8377258</text:p>
              </table:table-cell>
              <table:table-cell office:value-type="float" office:value="0.940038">
                <text:p>0.940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412863">
                <text:p>0.8412863</text:p>
              </table:table-cell>
              <table:table-cell office:value-type="float" office:value="0.9396903">
                <text:p>0.9396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445258">
                <text:p>0.8445258</text:p>
              </table:table-cell>
              <table:table-cell office:value-type="float" office:value="0.937732">
                <text:p>0.9377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407897">
                <text:p>0.8407897</text:p>
              </table:table-cell>
              <table:table-cell office:value-type="float" office:value="0.9467339">
                <text:p>0.94673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95cm" xlink:href="." xlink:type="simple" chart:class="chart:scatter" chart:style-name="ch1">
        <chart:title svg:x="7.202cm" svg:y="0.315cm" chart:style-name="ch2">
          <text:p>Entry 4</text:p>
        </chart:title>
        <chart:legend chart:legend-position="end" svg:x="12.989cm" svg:y="3.949cm" style:legend-expansion="high" chart:style-name="ch3"/>
        <chart:plot-area chart:style-name="ch4" chart:data-source-has-labels="both" svg:x="0.32cm" svg:y="1.273cm" svg:width="12.349cm" svg:height="7.543cm">
          <chartooo:coordinate-region svg:x="1.232cm" svg:y="1.472cm" svg:width="11.25cm" svg:height="6.697cm"/>
          <chart:axis chart:dimension="x" chart:name="primary-x" chart:style-name="ch5" chartooo:axis-type="auto">
            <chart:categories table:cell-range-address="local-table.$A$2:.$A$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9" chart:values-cell-range-address="local-table.$D$2:.$D$21" chart:label-cell-address="local-table.$D$1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aw</text:p>
              </table:table-cell>
              <table:table-cell office:value-type="string">
                <text:p>normaliz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739499">
                <text:p>0.8739499</text:p>
              </table:table-cell>
              <table:table-cell office:value-type="float" office:value="0.8119686">
                <text:p>0.81196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224741">
                <text:p>0.9224741</text:p>
              </table:table-cell>
              <table:table-cell office:value-type="float" office:value="0.8805398">
                <text:p>0.8805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446399">
                <text:p>0.9446399</text:p>
              </table:table-cell>
              <table:table-cell office:value-type="float" office:value="0.8941897">
                <text:p>0.8941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56145">
                <text:p>0.956145</text:p>
              </table:table-cell>
              <table:table-cell office:value-type="float" office:value="0.8954532">
                <text:p>0.8954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615782">
                <text:p>0.9615782</text:p>
              </table:table-cell>
              <table:table-cell office:value-type="float" office:value="0.8978048">
                <text:p>0.8978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35831">
                <text:p>0.9635831</text:p>
              </table:table-cell>
              <table:table-cell office:value-type="float" office:value="0.8974078">
                <text:p>0.89740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654077">
                <text:p>0.9654077</text:p>
              </table:table-cell>
              <table:table-cell office:value-type="float" office:value="0.8992815">
                <text:p>0.8992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666685">
                <text:p>0.9666685</text:p>
              </table:table-cell>
              <table:table-cell office:value-type="float" office:value="0.9065772">
                <text:p>0.9065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656988">
                <text:p>0.9656988</text:p>
              </table:table-cell>
              <table:table-cell office:value-type="float" office:value="0.9595183">
                <text:p>0.9595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62813">
                <text:p>0.962813</text:p>
              </table:table-cell>
              <table:table-cell office:value-type="float" office:value="0.960252">
                <text:p>0.960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691248">
                <text:p>0.9691248</text:p>
              </table:table-cell>
              <table:table-cell office:value-type="float" office:value="0.9583475">
                <text:p>0.9583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665596">
                <text:p>0.9665596</text:p>
              </table:table-cell>
              <table:table-cell office:value-type="float" office:value="0.9619505">
                <text:p>0.96195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668655">
                <text:p>0.9668655</text:p>
              </table:table-cell>
              <table:table-cell office:value-type="float" office:value="0.9592499">
                <text:p>0.95924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989179">
                <text:p>0.7989179</text:p>
              </table:table-cell>
              <table:table-cell office:value-type="float" office:value="0.9381348">
                <text:p>0.9381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961116">
                <text:p>0.7961116</text:p>
              </table:table-cell>
              <table:table-cell office:value-type="float" office:value="0.9356896">
                <text:p>0.93568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013283">
                <text:p>0.8013283</text:p>
              </table:table-cell>
              <table:table-cell office:value-type="float" office:value="0.9369925">
                <text:p>0.9369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361147">
                <text:p>0.8361147</text:p>
              </table:table-cell>
              <table:table-cell office:value-type="float" office:value="0.9369513">
                <text:p>0.93695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435972">
                <text:p>0.8435972</text:p>
              </table:table-cell>
              <table:table-cell office:value-type="float" office:value="0.9426437">
                <text:p>0.9426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308683">
                <text:p>0.8308683</text:p>
              </table:table-cell>
              <table:table-cell office:value-type="float" office:value="0.9367724">
                <text:p>0.93677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966987">
                <text:p>0.8966987</text:p>
              </table:table-cell>
              <table:table-cell office:value-type="float" office:value="0.956059">
                <text:p>0.9560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95cm" xlink:href="." xlink:type="simple" chart:class="chart:scatter" chart:style-name="ch1">
        <chart:title svg:x="7.202cm" svg:y="0.315cm" chart:style-name="ch2">
          <text:p>Entry 5</text:p>
        </chart:title>
        <chart:legend chart:legend-position="end" svg:x="12.989cm" svg:y="3.949cm" style:legend-expansion="high" chart:style-name="ch3"/>
        <chart:plot-area chart:style-name="ch4" chart:data-source-has-labels="both" svg:x="0.32cm" svg:y="1.273cm" svg:width="12.349cm" svg:height="7.543cm">
          <chartooo:coordinate-region svg:x="1.232cm" svg:y="1.472cm" svg:width="11.25cm" svg:height="6.697cm"/>
          <chart:axis chart:dimension="x" chart:name="primary-x" chart:style-name="ch5" chartooo:axis-type="auto">
            <chart:categories table:cell-range-address="local-table.$A$2:.$A$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9" chart:values-cell-range-address="local-table.$D$2:.$D$21" chart:label-cell-address="local-table.$D$1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aw</text:p>
              </table:table-cell>
              <table:table-cell office:value-type="string">
                <text:p>normaliz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21616666666666">
                <text:p>0.921616666666666</text:p>
              </table:table-cell>
              <table:table-cell office:value-type="float" office:value="0.8688446">
                <text:p>0.86884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462577">
                <text:p>0.9462577</text:p>
              </table:table-cell>
              <table:table-cell office:value-type="float" office:value="0.8689368">
                <text:p>0.8689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497649">
                <text:p>0.9497649</text:p>
              </table:table-cell>
              <table:table-cell office:value-type="float" office:value="0.8701352">
                <text:p>0.8701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496165">
                <text:p>0.9496165</text:p>
              </table:table-cell>
              <table:table-cell office:value-type="float" office:value="0.8971244">
                <text:p>0.8971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703267">
                <text:p>0.8703267</text:p>
              </table:table-cell>
              <table:table-cell office:value-type="float" office:value="0.8730001">
                <text:p>0.873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687119">
                <text:p>0.8687119</text:p>
              </table:table-cell>
              <table:table-cell office:value-type="float" office:value="0.8792509">
                <text:p>0.8792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676975">
                <text:p>0.8676975</text:p>
              </table:table-cell>
              <table:table-cell office:value-type="float" office:value="0.8947299">
                <text:p>0.8947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9539">
                <text:p>0.869539</text:p>
              </table:table-cell>
              <table:table-cell office:value-type="float" office:value="0.9037458">
                <text:p>0.9037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70509">
                <text:p>0.8670509</text:p>
              </table:table-cell>
              <table:table-cell office:value-type="float" office:value="0.9438287">
                <text:p>0.94382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96335">
                <text:p>0.8696335</text:p>
              </table:table-cell>
              <table:table-cell office:value-type="float" office:value="0.9471782">
                <text:p>0.94717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84293">
                <text:p>0.8684293</text:p>
              </table:table-cell>
              <table:table-cell office:value-type="float" office:value="0.9530393">
                <text:p>0.95303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673354">
                <text:p>0.8673354</text:p>
              </table:table-cell>
              <table:table-cell office:value-type="float" office:value="0.953349">
                <text:p>0.9533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68433">
                <text:p>0.868433</text:p>
              </table:table-cell>
              <table:table-cell office:value-type="float" office:value="0.9671545">
                <text:p>0.96715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144">
                <text:p>0.87144</text:p>
              </table:table-cell>
              <table:table-cell office:value-type="float" office:value="0.9673819">
                <text:p>0.96738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699415">
                <text:p>0.8699415</text:p>
              </table:table-cell>
              <table:table-cell office:value-type="float" office:value="0.9661007">
                <text:p>0.96610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700478">
                <text:p>0.8700478</text:p>
              </table:table-cell>
              <table:table-cell office:value-type="float" office:value="0.9681174">
                <text:p>0.9681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654351">
                <text:p>0.8654351</text:p>
              </table:table-cell>
              <table:table-cell office:value-type="float" office:value="0.9665221">
                <text:p>0.9665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610072">
                <text:p>0.8610072</text:p>
              </table:table-cell>
              <table:table-cell office:value-type="float" office:value="0.9675686">
                <text:p>0.96756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812447">
                <text:p>0.8812447</text:p>
              </table:table-cell>
              <table:table-cell office:value-type="float" office:value="0.9662924">
                <text:p>0.9662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895469">
                <text:p>0.8895469</text:p>
              </table:table-cell>
              <table:table-cell office:value-type="float" office:value="0.9657732">
                <text:p>0.96577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94cm" xlink:href="." xlink:type="simple" chart:class="chart:scatter" chart:style-name="ch1">
        <chart:title svg:x="7.202cm" svg:y="0.315cm" chart:style-name="ch2">
          <text:p>Entry 6</text:p>
        </chart:title>
        <chart:legend chart:legend-position="end" svg:x="12.989cm" svg:y="3.949cm" style:legend-expansion="high" chart:style-name="ch3"/>
        <chart:plot-area chart:style-name="ch4" chart:data-source-has-labels="both" svg:x="0.32cm" svg:y="1.273cm" svg:width="12.349cm" svg:height="7.542cm">
          <chartooo:coordinate-region svg:x="1.232cm" svg:y="1.473cm" svg:width="11.25cm" svg:height="6.696cm"/>
          <chart:axis chart:dimension="x" chart:name="primary-x" chart:style-name="ch5" chartooo:axis-type="auto">
            <chart:categories table:cell-range-address="local-table.$A$2:.$A$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9" chart:values-cell-range-address="local-table.$D$2:.$D$21" chart:label-cell-address="local-table.$D$1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aw</text:p>
              </table:table-cell>
              <table:table-cell office:value-type="string">
                <text:p>normaliz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75331">
                <text:p>0.9475331</text:p>
              </table:table-cell>
              <table:table-cell office:value-type="float" office:value="0.88618">
                <text:p>0.886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553353">
                <text:p>0.9553353</text:p>
              </table:table-cell>
              <table:table-cell office:value-type="float" office:value="0.9584218">
                <text:p>0.9584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56616">
                <text:p>0.956616</text:p>
              </table:table-cell>
              <table:table-cell office:value-type="float" office:value="0.9595854">
                <text:p>0.9595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710131">
                <text:p>0.9710131</text:p>
              </table:table-cell>
              <table:table-cell office:value-type="float" office:value="0.9601009">
                <text:p>0.9601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104097">
                <text:p>0.9104097</text:p>
              </table:table-cell>
              <table:table-cell office:value-type="float" office:value="0.9629336">
                <text:p>0.9629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084028">
                <text:p>0.9084028</text:p>
              </table:table-cell>
              <table:table-cell office:value-type="float" office:value="0.9645291">
                <text:p>0.9645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190708">
                <text:p>0.9190708</text:p>
              </table:table-cell>
              <table:table-cell office:value-type="float" office:value="0.9639657">
                <text:p>0.96396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31792">
                <text:p>0.8931792</text:p>
              </table:table-cell>
              <table:table-cell office:value-type="float" office:value="0.963667">
                <text:p>0.963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8603">
                <text:p>0.88603</text:p>
              </table:table-cell>
              <table:table-cell office:value-type="float" office:value="0.9646958">
                <text:p>0.9646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951818">
                <text:p>0.8951818</text:p>
              </table:table-cell>
              <table:table-cell office:value-type="float" office:value="0.96438">
                <text:p>0.964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880858">
                <text:p>0.8880858</text:p>
              </table:table-cell>
              <table:table-cell office:value-type="float" office:value="0.9653034">
                <text:p>0.9653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863953">
                <text:p>0.8863953</text:p>
              </table:table-cell>
              <table:table-cell office:value-type="float" office:value="0.9661734">
                <text:p>0.9661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724795">
                <text:p>0.8724795</text:p>
              </table:table-cell>
              <table:table-cell office:value-type="float" office:value="0.9665901">
                <text:p>0.9665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930852">
                <text:p>0.8930852</text:p>
              </table:table-cell>
              <table:table-cell office:value-type="float" office:value="0.9659729">
                <text:p>0.96597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86076">
                <text:p>0.886076</text:p>
              </table:table-cell>
              <table:table-cell office:value-type="float" office:value="0.9656127">
                <text:p>0.9656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885035">
                <text:p>0.8885035</text:p>
              </table:table-cell>
              <table:table-cell office:value-type="float" office:value="0.9662283">
                <text:p>0.9662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867022">
                <text:p>0.8867022</text:p>
              </table:table-cell>
              <table:table-cell office:value-type="float" office:value="0.9671029">
                <text:p>0.9671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868451">
                <text:p>0.8868451</text:p>
              </table:table-cell>
              <table:table-cell office:value-type="float" office:value="0.9672607">
                <text:p>0.96726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867458">
                <text:p>0.8867458</text:p>
              </table:table-cell>
              <table:table-cell office:value-type="float" office:value="0.9678746">
                <text:p>0.96787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095805">
                <text:p>0.9095805</text:p>
              </table:table-cell>
              <table:table-cell office:value-type="float" office:value="0.9645318">
                <text:p>0.96453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94cm" xlink:href="." xlink:type="simple" chart:class="chart:scatter" chart:style-name="ch1">
        <chart:title svg:x="7.202cm" svg:y="0.315cm" chart:style-name="ch2">
          <text:p>Entry 8</text:p>
        </chart:title>
        <chart:legend chart:legend-position="end" svg:x="12.989cm" svg:y="3.949cm" style:legend-expansion="high" chart:style-name="ch3"/>
        <chart:plot-area chart:style-name="ch4" chart:data-source-has-labels="both" svg:x="0.32cm" svg:y="1.273cm" svg:width="12.349cm" svg:height="7.542cm">
          <chartooo:coordinate-region svg:x="1.232cm" svg:y="1.473cm" svg:width="11.25cm" svg:height="6.696cm"/>
          <chart:axis chart:dimension="x" chart:name="primary-x" chart:style-name="ch5" chartooo:axis-type="auto">
            <chart:categories table:cell-range-address="local-table.$A$2:.$A$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9" chart:values-cell-range-address="local-table.$D$2:.$D$21" chart:label-cell-address="local-table.$D$1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aw</text:p>
              </table:table-cell>
              <table:table-cell office:value-type="string">
                <text:p>normaliz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85569">
                <text:p>0.9685569</text:p>
              </table:table-cell>
              <table:table-cell office:value-type="float" office:value="0.9355904">
                <text:p>0.93559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673328">
                <text:p>0.9673328</text:p>
              </table:table-cell>
              <table:table-cell office:value-type="float" office:value="0.935519">
                <text:p>0.935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749837">
                <text:p>0.9749837</text:p>
              </table:table-cell>
              <table:table-cell office:value-type="float" office:value="0.9370515">
                <text:p>0.9370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774487">
                <text:p>0.9774487</text:p>
              </table:table-cell>
              <table:table-cell office:value-type="float" office:value="0.9388478">
                <text:p>0.9388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773573">
                <text:p>0.9773573</text:p>
              </table:table-cell>
              <table:table-cell office:value-type="float" office:value="0.9436903">
                <text:p>0.9436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757569">
                <text:p>0.9757569</text:p>
              </table:table-cell>
              <table:table-cell office:value-type="float" office:value="0.9447489">
                <text:p>0.9447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768174">
                <text:p>0.9768174</text:p>
              </table:table-cell>
              <table:table-cell office:value-type="float" office:value="0.9491976">
                <text:p>0.9491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760954">
                <text:p>0.9760954</text:p>
              </table:table-cell>
              <table:table-cell office:value-type="float" office:value="0.9481314">
                <text:p>0.9481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788128">
                <text:p>0.9788128</text:p>
              </table:table-cell>
              <table:table-cell office:value-type="float" office:value="0.9484733">
                <text:p>0.94847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783976">
                <text:p>0.9783976</text:p>
              </table:table-cell>
              <table:table-cell office:value-type="float" office:value="0.9663263">
                <text:p>0.96632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774442">
                <text:p>0.9774442</text:p>
              </table:table-cell>
              <table:table-cell office:value-type="float" office:value="0.9658951">
                <text:p>0.96589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783285">
                <text:p>0.9783285</text:p>
              </table:table-cell>
              <table:table-cell office:value-type="float" office:value="0.9694206">
                <text:p>0.96942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744779">
                <text:p>0.9744779</text:p>
              </table:table-cell>
              <table:table-cell office:value-type="float" office:value="0.9725885">
                <text:p>0.97258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75812">
                <text:p>0.975812</text:p>
              </table:table-cell>
              <table:table-cell office:value-type="float" office:value="0.9720309">
                <text:p>0.9720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751279">
                <text:p>0.9751279</text:p>
              </table:table-cell>
              <table:table-cell office:value-type="float" office:value="0.9721388">
                <text:p>0.9721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702291">
                <text:p>0.9702291</text:p>
              </table:table-cell>
              <table:table-cell office:value-type="float" office:value="0.9730388">
                <text:p>0.9730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757195">
                <text:p>0.9757195</text:p>
              </table:table-cell>
              <table:table-cell office:value-type="float" office:value="0.9734166">
                <text:p>0.97341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760282">
                <text:p>0.9760282</text:p>
              </table:table-cell>
              <table:table-cell office:value-type="float" office:value="0.9732557">
                <text:p>0.97325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780423">
                <text:p>0.9780423</text:p>
              </table:table-cell>
              <table:table-cell office:value-type="float" office:value="0.9731653">
                <text:p>0.97316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71884">
                <text:p>0.971884</text:p>
              </table:table-cell>
              <table:table-cell office:value-type="float" office:value="0.9737216">
                <text:p>0.97372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